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slon Antique" svg:font-family="'Caslon Antique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780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1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/>
    <style:style style:name="ce2" style:family="table-cell" style:parent-style-name="Default"/>
    <style:style style:name="ce3" style:family="table-cell" style:parent-style-name="Default"/>
    <style:style style:name="ce4" style:family="table-cell" style:parent-style-name="Default" style:data-style-name="N121">
      <style:text-properties style:font-name="Caslon Antique" fo:font-size="6pt" style:font-size-asian="6pt" style:font-size-complex="6pt"/>
    </style:style>
    <style:style style:name="ce5" style:family="table-cell" style:parent-style-name="Default">
      <style:text-properties style:font-name="Caslon Antique" fo:font-size="6pt" style:font-size-asian="6pt" style:font-size-complex="6pt"/>
    </style:style>
    <style:style style:name="ce6" style:family="table-cell" style:parent-style-name="Default">
      <style:text-properties style:font-name="Caslon Antique" fo:font-size="6pt" style:font-size-asian="6pt" style:font-size-complex="6pt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4" table:default-cell-style-name="Default"/>
        <table:table-column table:style-name="co3" table:number-columns-repeated="61" table:default-cell-style-name="Default"/>
        <table:table-row table:style-name="ro1">
          <table:table-cell table:number-columns-repeated="5"/>
          <table:table-cell office:value-type="float" office:value="-30" calcext:value-type="float">
            <text:p>-30</text:p>
          </table:table-cell>
          <table:table-cell office:value-type="float" office:value="-29" calcext:value-type="float">
            <text:p>-29</text:p>
          </table:table-cell>
          <table:table-cell office:value-type="float" office:value="-28" calcext:value-type="float">
            <text:p>-28</text:p>
          </table:table-cell>
          <table:table-cell office:value-type="float" office:value="-27" calcext:value-type="float">
            <text:p>-27</text:p>
          </table:table-cell>
          <table:table-cell office:value-type="float" office:value="-26" calcext:value-type="float">
            <text:p>-26</text:p>
          </table:table-cell>
          <table:table-cell office:value-type="float" office:value="-25" calcext:value-type="float">
            <text:p>-25</text:p>
          </table:table-cell>
          <table:table-cell office:value-type="float" office:value="-24" calcext:value-type="float">
            <text:p>-24</text:p>
          </table:table-cell>
          <table:table-cell office:value-type="float" office:value="-23" calcext:value-type="float">
            <text:p>-23</text:p>
          </table:table-cell>
          <table:table-cell office:value-type="float" office:value="-22" calcext:value-type="float">
            <text:p>-22</text:p>
          </table:table-cell>
          <table:table-cell office:value-type="float" office:value="-21" calcext:value-type="float">
            <text:p>-21</text:p>
          </table:table-cell>
          <table:table-cell office:value-type="float" office:value="-20" calcext:value-type="float">
            <text:p>-20</text:p>
          </table:table-cell>
          <table:table-cell office:value-type="float" office:value="-19" calcext:value-type="float">
            <text:p>-19</text:p>
          </table:table-cell>
          <table:table-cell office:value-type="float" office:value="-18" calcext:value-type="float">
            <text:p>-18</text:p>
          </table:table-cell>
          <table:table-cell office:value-type="float" office:value="-17" calcext:value-type="float">
            <text:p>-17</text:p>
          </table:table-cell>
          <table:table-cell office:value-type="float" office:value="-16" calcext:value-type="float">
            <text:p>-16</text:p>
          </table:table-cell>
          <table:table-cell office:value-type="float" office:value="-15" calcext:value-type="float">
            <text:p>-15</text:p>
          </table:table-cell>
          <table:table-cell office:value-type="float" office:value="-14" calcext:value-type="float">
            <text:p>-14</text:p>
          </table:table-cell>
          <table:table-cell office:value-type="float" office:value="-13" calcext:value-type="float">
            <text:p>-13</text:p>
          </table:table-cell>
          <table:table-cell office:value-type="float" office:value="-12" calcext:value-type="float">
            <text:p>-12</text:p>
          </table:table-cell>
          <table:table-cell office:value-type="float" office:value="-11" calcext:value-type="float">
            <text:p>-11</text:p>
          </table:table-cell>
          <table:table-cell office:value-type="float" office:value="-10" calcext:value-type="float">
            <text:p>-10</text:p>
          </table:table-cell>
          <table:table-cell office:value-type="float" office:value="-9" calcext:value-type="float">
            <text:p>-9</text:p>
          </table:table-cell>
          <table:table-cell office:value-type="float" office:value="-8" calcext:value-type="float">
            <text:p>-8</text:p>
          </table:table-cell>
          <table:table-cell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string" calcext:value-type="string">
            <text:p>UniHuman_20_flanklength_flankclashTrue.csv </text:p>
          </table:table-cell>
          <table:table-cell office:value-type="string" calcext:value-type="string">
            <text:p><text:s/>singlepass </text:p>
          </table:table-cell>
          <table:table-cell office:value-type="string" calcext:value-type="string">
            <text:p><text:s/>I </text:p>
          </table:table-cell>
          <table:table-cell office:value-type="float" office:value="6297" calcext:value-type="float">
            <text:p>6297</text:p>
          </table:table-cell>
          <table:table-cell/>
          <table:table-cell table:style-name="ce1" office:value-type="float" office:value="0.649042266898844" calcext:value-type="float">
            <text:p>0.6490422669</text:p>
          </table:table-cell>
          <table:table-cell table:style-name="ce1" office:value-type="float" office:value="0.696533164476809" calcext:value-type="float">
            <text:p>0.6965331645</text:p>
          </table:table-cell>
          <table:table-cell table:style-name="ce1" office:value-type="float" office:value="0.680702865284154" calcext:value-type="float">
            <text:p>0.6807028653</text:p>
          </table:table-cell>
          <table:table-cell table:style-name="ce1" office:value-type="float" office:value="0.490739274972297" calcext:value-type="float">
            <text:p>0.490739275</text:p>
          </table:table-cell>
          <table:table-cell table:style-name="ce1" office:value-type="float" office:value="0.664872566091499" calcext:value-type="float">
            <text:p>0.6648725661</text:p>
          </table:table-cell>
          <table:table-cell table:style-name="ce1" office:value-type="float" office:value="0.728193762862118" calcext:value-type="float">
            <text:p>0.7281937629</text:p>
          </table:table-cell>
          <table:table-cell table:style-name="ce1" office:value-type="float" office:value="0.538230172550261" calcext:value-type="float">
            <text:p>0.5382301726</text:p>
          </table:table-cell>
          <table:table-cell table:style-name="ce1" office:value-type="float" office:value="0.554060471742916" calcext:value-type="float">
            <text:p>0.5540604717</text:p>
          </table:table-cell>
          <table:table-cell table:style-name="ce1" office:value-type="float" office:value="0.617381668513535" calcext:value-type="float">
            <text:p>0.6173816685</text:p>
          </table:table-cell>
          <table:table-cell table:style-name="ce1" office:value-type="float" office:value="0.696533164476809" calcext:value-type="float">
            <text:p>0.6965331645</text:p>
          </table:table-cell>
          <table:table-cell table:style-name="ce1" office:value-type="float" office:value="0.649042266898844" calcext:value-type="float">
            <text:p>0.6490422669</text:p>
          </table:table-cell>
          <table:table-cell table:style-name="ce1" office:value-type="float" office:value="0.696533164476809" calcext:value-type="float">
            <text:p>0.6965331645</text:p>
          </table:table-cell>
          <table:table-cell table:style-name="ce1" office:value-type="float" office:value="0.664872566091499" calcext:value-type="float">
            <text:p>0.6648725661</text:p>
          </table:table-cell>
          <table:table-cell table:style-name="ce1" office:value-type="float" office:value="0.680702865284154" calcext:value-type="float">
            <text:p>0.6807028653</text:p>
          </table:table-cell>
          <table:table-cell table:number-columns-repeated="2" table:style-name="ce1" office:value-type="float" office:value="0.712363463669463" calcext:value-type="float">
            <text:p>0.7123634637</text:p>
          </table:table-cell>
          <table:table-cell table:style-name="ce1" office:value-type="float" office:value="0.696533164476809" calcext:value-type="float">
            <text:p>0.6965331645</text:p>
          </table:table-cell>
          <table:table-cell table:style-name="ce1" office:value-type="float" office:value="0.522399873357606" calcext:value-type="float">
            <text:p>0.5223998734</text:p>
          </table:table-cell>
          <table:table-cell table:style-name="ce1" office:value-type="float" office:value="0.696533164476809" calcext:value-type="float">
            <text:p>0.6965331645</text:p>
          </table:table-cell>
          <table:table-cell table:style-name="ce1" office:value-type="float" office:value="0.712363463669463" calcext:value-type="float">
            <text:p>0.7123634637</text:p>
          </table:table-cell>
          <table:table-cell table:style-name="ce1" office:value-type="float" office:value="3.45100522399873" calcext:value-type="float">
            <text:p>3.451005224</text:p>
          </table:table-cell>
          <table:table-cell table:style-name="ce1" office:value-type="float" office:value="3.11856894095298" calcext:value-type="float">
            <text:p>3.118568941</text:p>
          </table:table-cell>
          <table:table-cell table:style-name="ce1" office:value-type="float" office:value="3.03941744498971" calcext:value-type="float">
            <text:p>3.039417445</text:p>
          </table:table-cell>
          <table:table-cell table:style-name="ce1" office:value-type="float" office:value="3.1818901377236" calcext:value-type="float">
            <text:p>3.1818901377</text:p>
          </table:table-cell>
          <table:table-cell table:number-columns-repeated="2" table:style-name="ce1" office:value-type="float" office:value="3.19772043691626" calcext:value-type="float">
            <text:p>3.1977204369</text:p>
          </table:table-cell>
          <table:table-cell table:style-name="ce1" office:value-type="float" office:value="2.94443564983378" calcext:value-type="float">
            <text:p>2.9444356498</text:p>
          </table:table-cell>
          <table:table-cell table:style-name="ce1" office:value-type="float" office:value="3.15022953933829" calcext:value-type="float">
            <text:p>3.1502295393</text:p>
          </table:table-cell>
          <table:table-cell table:style-name="ce1" office:value-type="float" office:value="3.19772043691626" calcext:value-type="float">
            <text:p>3.1977204369</text:p>
          </table:table-cell>
          <table:table-cell table:style-name="ce1" office:value-type="float" office:value="2.96026594902644" calcext:value-type="float">
            <text:p>2.960265949</text:p>
          </table:table-cell>
          <table:table-cell table:style-name="ce1" office:value-type="float" office:value="3.29270223207219" calcext:value-type="float">
            <text:p>3.2927022321</text:p>
          </table:table-cell>
          <table:table-cell table:style-name="ce1" office:value-type="float" office:value="2.77030235871458" calcext:value-type="float">
            <text:p>2.7703023587</text:p>
          </table:table-cell>
          <table:table-cell table:style-name="ce1" office:value-type="float" office:value="2.48535697324679" calcext:value-type="float">
            <text:p>2.4853569732</text:p>
          </table:table-cell>
          <table:table-cell table:style-name="ce1" office:value-type="float" office:value="2.94443564983378" calcext:value-type="float">
            <text:p>2.9444356498</text:p>
          </table:table-cell>
          <table:table-cell table:style-name="ce1" office:value-type="float" office:value="3.3243628304575" calcext:value-type="float">
            <text:p>3.3243628305</text:p>
          </table:table-cell>
          <table:table-cell table:style-name="ce1" office:value-type="float" office:value="3.16605983853095" calcext:value-type="float">
            <text:p>3.1660598385</text:p>
          </table:table-cell>
          <table:table-cell table:style-name="ce1" office:value-type="float" office:value="3.46683552319139" calcext:value-type="float">
            <text:p>3.4668355232</text:p>
          </table:table-cell>
          <table:table-cell table:style-name="ce1" office:value-type="float" office:value="4.08421719170492" calcext:value-type="float">
            <text:p>4.0842171917</text:p>
          </table:table-cell>
          <table:table-cell table:style-name="ce1" office:value-type="float" office:value="4.0208959949343" calcext:value-type="float">
            <text:p>4.0208959949</text:p>
          </table:table-cell>
          <table:table-cell table:style-name="ce1" office:value-type="float" office:value="3.76761120785183" calcext:value-type="float">
            <text:p>3.7676112079</text:p>
          </table:table-cell>
          <table:table-cell table:style-name="ce1" office:value-type="float" office:value="4.10004749089758" calcext:value-type="float">
            <text:p>4.1000474909</text:p>
          </table:table-cell>
          <table:table-cell table:style-name="ce1" office:value-type="float" office:value="0.870666455596011" calcext:value-type="float">
            <text:p>0.8706664556</text:p>
          </table:table-cell>
          <table:table-cell table:style-name="ce1" office:value-type="float" office:value="1.25059363621972" calcext:value-type="float">
            <text:p>1.2505936362</text:p>
          </table:table-cell>
          <table:table-cell table:style-name="ce1" office:value-type="float" office:value="1.1556118410638" calcext:value-type="float">
            <text:p>1.1556118411</text:p>
          </table:table-cell>
          <table:table-cell table:style-name="ce1" office:value-type="float" office:value="0.775684660440082" calcext:value-type="float">
            <text:p>0.7756846604</text:p>
          </table:table-cell>
          <table:table-cell table:style-name="ce1" office:value-type="float" office:value="0.712363463669463" calcext:value-type="float">
            <text:p>0.7123634637</text:p>
          </table:table-cell>
          <table:table-cell table:style-name="ce1" office:value-type="float" office:value="0.759854361247428" calcext:value-type="float">
            <text:p>0.7598543612</text:p>
          </table:table-cell>
          <table:table-cell table:style-name="ce1" office:value-type="float" office:value="0.649042266898844" calcext:value-type="float">
            <text:p>0.6490422669</text:p>
          </table:table-cell>
          <table:table-cell table:style-name="ce1" office:value-type="float" office:value="0.90232705398132" calcext:value-type="float">
            <text:p>0.902327054</text:p>
          </table:table-cell>
          <table:table-cell table:style-name="ce1" office:value-type="float" office:value="0.823175558018047" calcext:value-type="float">
            <text:p>0.823175558</text:p>
          </table:table-cell>
          <table:table-cell table:style-name="ce1" office:value-type="float" office:value="0.918157353173975" calcext:value-type="float">
            <text:p>0.9181573532</text:p>
          </table:table-cell>
          <table:table-cell table:style-name="ce1" office:value-type="float" office:value="0.854836156403356" calcext:value-type="float">
            <text:p>0.8548361564</text:p>
          </table:table-cell>
          <table:table-cell table:style-name="ce1" office:value-type="float" office:value="1.04479974671521" calcext:value-type="float">
            <text:p>1.0447997467</text:p>
          </table:table-cell>
          <table:table-cell table:style-name="ce1" office:value-type="float" office:value="0.823175558018047" calcext:value-type="float">
            <text:p>0.823175558</text:p>
          </table:table-cell>
          <table:table-cell table:style-name="ce1" office:value-type="float" office:value="0.965648250751939" calcext:value-type="float">
            <text:p>0.9656482508</text:p>
          </table:table-cell>
          <table:table-cell table:style-name="ce1" office:value-type="float" office:value="0.918157353173975" calcext:value-type="float">
            <text:p>0.9181573532</text:p>
          </table:table-cell>
          <table:table-cell table:style-name="ce1" office:value-type="float" office:value="0.870666455596011" calcext:value-type="float">
            <text:p>0.8706664556</text:p>
          </table:table-cell>
          <table:table-cell table:style-name="ce1" office:value-type="float" office:value="0.807345258825392" calcext:value-type="float">
            <text:p>0.8073452588</text:p>
          </table:table-cell>
          <table:table-cell table:style-name="ce1" office:value-type="float" office:value="0.854836156403356" calcext:value-type="float">
            <text:p>0.8548361564</text:p>
          </table:table-cell>
          <table:table-cell table:style-name="ce1" office:value-type="float" office:value="0.965648250751939" calcext:value-type="float">
            <text:p>0.9656482508</text:p>
          </table:table-cell>
          <table:table-cell table:style-name="ce1" office:value-type="float" office:value="0.839005857210701" calcext:value-type="float">
            <text:p>0.8390058572</text:p>
          </table:table-cell>
        </table:table-row>
        <table:table-row table:style-name="ro1">
          <table:table-cell office:value-type="string" calcext:value-type="string">
            <text:p>UniHuman_20_flanklength_flankclashTrue.csv </text:p>
          </table:table-cell>
          <table:table-cell office:value-type="string" calcext:value-type="string">
            <text:p><text:s/>singlepass </text:p>
          </table:table-cell>
          <table:table-cell office:value-type="string" calcext:value-type="string">
            <text:p><text:s/>V </text:p>
          </table:table-cell>
          <table:table-cell office:value-type="float" office:value="8635" calcext:value-type="float">
            <text:p>8635</text:p>
          </table:table-cell>
          <table:table-cell/>
          <table:table-cell table:style-name="ce1" office:value-type="float" office:value="0.4835367257656" calcext:value-type="float">
            <text:p>0.4835367258</text:p>
          </table:table-cell>
          <table:table-cell table:style-name="ce1" office:value-type="float" office:value="0.713792309463504" calcext:value-type="float">
            <text:p>0.7137923095</text:p>
          </table:table-cell>
          <table:table-cell table:style-name="ce1" office:value-type="float" office:value="0.828920101312457" calcext:value-type="float">
            <text:p>0.8289201013</text:p>
          </table:table-cell>
          <table:table-cell table:style-name="ce1" office:value-type="float" office:value="0.817407322127562" calcext:value-type="float">
            <text:p>0.8174073221</text:p>
          </table:table-cell>
          <table:table-cell table:style-name="ce1" office:value-type="float" office:value="0.955560672346304" calcext:value-type="float">
            <text:p>0.9555606723</text:p>
          </table:table-cell>
          <table:table-cell table:style-name="ce1" office:value-type="float" office:value="0.7253050886484" calcext:value-type="float">
            <text:p>0.7253050886</text:p>
          </table:table-cell>
          <table:table-cell table:style-name="ce1" office:value-type="float" office:value="0.805894542942666" calcext:value-type="float">
            <text:p>0.8058945429</text:p>
          </table:table-cell>
          <table:table-cell table:style-name="ce1" office:value-type="float" office:value="0.656228413539028" calcext:value-type="float">
            <text:p>0.6562284135</text:p>
          </table:table-cell>
          <table:table-cell table:style-name="ce1" office:value-type="float" office:value="0.9670734515312" calcext:value-type="float">
            <text:p>0.9670734515</text:p>
          </table:table-cell>
          <table:table-cell table:style-name="ce1" office:value-type="float" office:value="0.851945659682247" calcext:value-type="float">
            <text:p>0.8519456597</text:p>
          </table:table-cell>
          <table:table-cell table:style-name="ce1" office:value-type="float" office:value="0.598664517614552" calcext:value-type="float">
            <text:p>0.5986645176</text:p>
          </table:table-cell>
          <table:table-cell table:style-name="ce1" office:value-type="float" office:value="0.379921713101543" calcext:value-type="float">
            <text:p>0.3799217131</text:p>
          </table:table-cell>
          <table:table-cell table:style-name="ce1" office:value-type="float" office:value="0.437485609026019" calcext:value-type="float">
            <text:p>0.437485609</text:p>
          </table:table-cell>
          <table:table-cell table:style-name="ce1" office:value-type="float" office:value="0.518075063320286" calcext:value-type="float">
            <text:p>0.5180750633</text:p>
          </table:table-cell>
          <table:table-cell table:style-name="ce1" office:value-type="float" office:value="0.4835367257656" calcext:value-type="float">
            <text:p>0.4835367258</text:p>
          </table:table-cell>
          <table:table-cell table:style-name="ce1" office:value-type="float" office:value="0.541100621690076" calcext:value-type="float">
            <text:p>0.5411006217</text:p>
          </table:table-cell>
          <table:table-cell table:style-name="ce1" office:value-type="float" office:value="0.679253971908819" calcext:value-type="float">
            <text:p>0.6792539719</text:p>
          </table:table-cell>
          <table:table-cell table:style-name="ce1" office:value-type="float" office:value="0.702279530278609" calcext:value-type="float">
            <text:p>0.7022795303</text:p>
          </table:table-cell>
          <table:table-cell table:style-name="ce1" office:value-type="float" office:value="0.944047893161409" calcext:value-type="float">
            <text:p>0.9440478932</text:p>
          </table:table-cell>
          <table:table-cell table:style-name="ce1" office:value-type="float" office:value="0.7253050886484" calcext:value-type="float">
            <text:p>0.7253050886</text:p>
          </table:table-cell>
          <table:table-cell table:style-name="ce1" office:value-type="float" office:value="2.62491365415611" calcext:value-type="float">
            <text:p>2.6249136542</text:p>
          </table:table-cell>
          <table:table-cell table:style-name="ce1" office:value-type="float" office:value="2.6479392125259" calcext:value-type="float">
            <text:p>2.6479392125</text:p>
          </table:table-cell>
          <table:table-cell table:style-name="ce1" office:value-type="float" office:value="2.68247755008059" calcext:value-type="float">
            <text:p>2.6824775501</text:p>
          </table:table-cell>
          <table:table-cell table:style-name="ce1" office:value-type="float" office:value="2.60188809578632" calcext:value-type="float">
            <text:p>2.6018880958</text:p>
          </table:table-cell>
          <table:table-cell table:style-name="ce1" office:value-type="float" office:value="2.62491365415611" calcext:value-type="float">
            <text:p>2.6249136542</text:p>
          </table:table-cell>
          <table:table-cell table:style-name="ce1" office:value-type="float" office:value="3.52291043057794" calcext:value-type="float">
            <text:p>3.5229104306</text:p>
          </table:table-cell>
          <table:table-cell table:style-name="ce1" office:value-type="float" office:value="3.36173152198941" calcext:value-type="float">
            <text:p>3.361731522</text:p>
          </table:table-cell>
          <table:table-cell table:style-name="ce1" office:value-type="float" office:value="2.78609256274465" calcext:value-type="float">
            <text:p>2.7860925627</text:p>
          </table:table-cell>
          <table:table-cell table:style-name="ce1" office:value-type="float" office:value="2.83214367948423" calcext:value-type="float">
            <text:p>2.8321436795</text:p>
          </table:table-cell>
          <table:table-cell table:style-name="ce1" office:value-type="float" office:value="2.94727147133318" calcext:value-type="float">
            <text:p>2.9472714713</text:p>
          </table:table-cell>
          <table:table-cell table:style-name="ce1" office:value-type="float" office:value="3.21206539258577" calcext:value-type="float">
            <text:p>3.2120653926</text:p>
          </table:table-cell>
          <table:table-cell table:style-name="ce1" office:value-type="float" office:value="3.02786092562745" calcext:value-type="float">
            <text:p>3.0278609256</text:p>
          </table:table-cell>
          <table:table-cell table:style-name="ce1" office:value-type="float" office:value="2.99332258807276" calcext:value-type="float">
            <text:p>2.9933225881</text:p>
          </table:table-cell>
          <table:table-cell table:style-name="ce1" office:value-type="float" office:value="3.16601427584619" calcext:value-type="float">
            <text:p>3.1660142758</text:p>
          </table:table-cell>
          <table:table-cell table:style-name="ce1" office:value-type="float" office:value="3.39626985954409" calcext:value-type="float">
            <text:p>3.3962698595</text:p>
          </table:table-cell>
          <table:table-cell table:style-name="ce1" office:value-type="float" office:value="3.23509095095556" calcext:value-type="float">
            <text:p>3.235090951</text:p>
          </table:table-cell>
          <table:table-cell table:style-name="ce1" office:value-type="float" office:value="3.44232097628367" calcext:value-type="float">
            <text:p>3.4423209763</text:p>
          </table:table-cell>
          <table:table-cell table:style-name="ce1" office:value-type="float" office:value="2.85516923785402" calcext:value-type="float">
            <text:p>2.8551692379</text:p>
          </table:table-cell>
          <table:table-cell table:style-name="ce1" office:value-type="float" office:value="2.6594519917108" calcext:value-type="float">
            <text:p>2.6594519917</text:p>
          </table:table-cell>
          <table:table-cell table:style-name="ce1" office:value-type="float" office:value="3.16601427584619" calcext:value-type="float">
            <text:p>3.1660142758</text:p>
          </table:table-cell>
          <table:table-cell table:style-name="ce1" office:value-type="float" office:value="3.39626985954409" calcext:value-type="float">
            <text:p>3.3962698595</text:p>
          </table:table-cell>
          <table:table-cell table:style-name="ce1" office:value-type="float" office:value="0.886483997236933" calcext:value-type="float">
            <text:p>0.8864839972</text:p>
          </table:table-cell>
          <table:table-cell table:style-name="ce1" office:value-type="float" office:value="1.48514851485149" calcext:value-type="float">
            <text:p>1.4851485149</text:p>
          </table:table-cell>
          <table:table-cell table:style-name="ce1" office:value-type="float" office:value="1.37002072300253" calcext:value-type="float">
            <text:p>1.370020723</text:p>
          </table:table-cell>
          <table:table-cell table:style-name="ce1" office:value-type="float" office:value="1.27791848952337" calcext:value-type="float">
            <text:p>1.2779184895</text:p>
          </table:table-cell>
          <table:table-cell table:style-name="ce1" office:value-type="float" office:value="1.00161178908589" calcext:value-type="float">
            <text:p>1.0016117891</text:p>
          </table:table-cell>
          <table:table-cell table:style-name="ce1" office:value-type="float" office:value="0.794381763757771" calcext:value-type="float">
            <text:p>0.7943817638</text:p>
          </table:table-cell>
          <table:table-cell table:style-name="ce1" office:value-type="float" office:value="0.851945659682247" calcext:value-type="float">
            <text:p>0.8519456597</text:p>
          </table:table-cell>
          <table:table-cell table:style-name="ce1" office:value-type="float" office:value="0.863458438867143" calcext:value-type="float">
            <text:p>0.8634584389</text:p>
          </table:table-cell>
          <table:table-cell table:style-name="ce1" office:value-type="float" office:value="1.08220124338015" calcext:value-type="float">
            <text:p>1.0822012434</text:p>
          </table:table-cell>
          <table:table-cell table:style-name="ce1" office:value-type="float" office:value="1.27791848952337" calcext:value-type="float">
            <text:p>1.2779184895</text:p>
          </table:table-cell>
          <table:table-cell table:style-name="ce1" office:value-type="float" office:value="1.22035459359889" calcext:value-type="float">
            <text:p>1.2203545936</text:p>
          </table:table-cell>
          <table:table-cell table:style-name="ce1" office:value-type="float" office:value="1.1973290352291" calcext:value-type="float">
            <text:p>1.1973290352</text:p>
          </table:table-cell>
          <table:table-cell table:style-name="ce1" office:value-type="float" office:value="1.17430347685931" calcext:value-type="float">
            <text:p>1.1743034769</text:p>
          </table:table-cell>
          <table:table-cell table:style-name="ce1" office:value-type="float" office:value="1.25489293115358" calcext:value-type="float">
            <text:p>1.2548929312</text:p>
          </table:table-cell>
          <table:table-cell table:style-name="ce1" office:value-type="float" office:value="1.26640571033848" calcext:value-type="float">
            <text:p>1.2664057103</text:p>
          </table:table-cell>
          <table:table-cell table:style-name="ce1" office:value-type="float" office:value="1.12825236011973" calcext:value-type="float">
            <text:p>1.1282523601</text:p>
          </table:table-cell>
          <table:table-cell table:style-name="ce1" office:value-type="float" office:value="1.07068846419526" calcext:value-type="float">
            <text:p>1.0706884642</text:p>
          </table:table-cell>
          <table:table-cell table:style-name="ce1" office:value-type="float" office:value="1.15127791848952" calcext:value-type="float">
            <text:p>1.1512779185</text:p>
          </table:table-cell>
          <table:table-cell table:style-name="ce1" office:value-type="float" office:value="0.99009900990099" calcext:value-type="float">
            <text:p>0.9900990099</text:p>
          </table:table-cell>
          <table:table-cell table:style-name="ce1" office:value-type="float" office:value="1.07068846419526" calcext:value-type="float">
            <text:p>1.0706884642</text:p>
          </table:table-cell>
        </table:table-row>
        <table:table-row table:style-name="ro1">
          <table:table-cell office:value-type="string" calcext:value-type="string">
            <text:p>UniHuman_20_flanklength_flankclashTrue.csv </text:p>
          </table:table-cell>
          <table:table-cell office:value-type="string" calcext:value-type="string">
            <text:p><text:s/>singlepass </text:p>
          </table:table-cell>
          <table:table-cell office:value-type="string" calcext:value-type="string">
            <text:p><text:s/>L </text:p>
          </table:table-cell>
          <table:table-cell office:value-type="float" office:value="14158" calcext:value-type="float">
            <text:p>14158</text:p>
          </table:table-cell>
          <table:table-cell/>
          <table:table-cell table:style-name="ce1" office:value-type="float" office:value="0.646839625957955" calcext:value-type="float">
            <text:p>0.646839626</text:p>
          </table:table-cell>
          <table:table-cell table:style-name="ce1" office:value-type="float" office:value="0.738240877452014" calcext:value-type="float">
            <text:p>0.7382408775</text:p>
          </table:table-cell>
          <table:table-cell table:style-name="ce1" office:value-type="float" office:value="0.646839625957955" calcext:value-type="float">
            <text:p>0.646839626</text:p>
          </table:table-cell>
          <table:table-cell table:style-name="ce1" office:value-type="float" office:value="0.745271742951557" calcext:value-type="float">
            <text:p>0.745271743</text:p>
          </table:table-cell>
          <table:table-cell table:style-name="ce1" office:value-type="float" office:value="0.759333473950643" calcext:value-type="float">
            <text:p>0.759333474</text:p>
          </table:table-cell>
          <table:table-cell table:style-name="ce1" office:value-type="float" office:value="0.7523026084511" calcext:value-type="float">
            <text:p>0.7523026085</text:p>
          </table:table-cell>
          <table:table-cell table:style-name="ce1" office:value-type="float" office:value="0.696055684454756" calcext:value-type="float">
            <text:p>0.6960556845</text:p>
          </table:table-cell>
          <table:table-cell table:style-name="ce1" office:value-type="float" office:value="0.766364339450186" calcext:value-type="float">
            <text:p>0.7663643395</text:p>
          </table:table-cell>
          <table:table-cell table:style-name="ce1" office:value-type="float" office:value="0.787456935948815" calcext:value-type="float">
            <text:p>0.7874569359</text:p>
          </table:table-cell>
          <table:table-cell table:style-name="ce1" office:value-type="float" office:value="0.864796456443788" calcext:value-type="float">
            <text:p>0.8647964564</text:p>
          </table:table-cell>
          <table:table-cell table:style-name="ce1" office:value-type="float" office:value="1.04759895943191" calcext:value-type="float">
            <text:p>1.0475989594</text:p>
          </table:table-cell>
          <table:table-cell table:style-name="ce1" office:value-type="float" office:value="0.836672994445616" calcext:value-type="float">
            <text:p>0.8366729944</text:p>
          </table:table-cell>
          <table:table-cell table:style-name="ce1" office:value-type="float" office:value="0.773395204949729" calcext:value-type="float">
            <text:p>0.7733952049</text:p>
          </table:table-cell>
          <table:table-cell table:style-name="ce1" office:value-type="float" office:value="0.618716163959783" calcext:value-type="float">
            <text:p>0.618716164</text:p>
          </table:table-cell>
          <table:table-cell table:style-name="ce1" office:value-type="float" office:value="0.625747029459326" calcext:value-type="float">
            <text:p>0.6257470295</text:p>
          </table:table-cell>
          <table:table-cell table:style-name="ce1" office:value-type="float" office:value="0.864796456443788" calcext:value-type="float">
            <text:p>0.8647964564</text:p>
          </table:table-cell>
          <table:table-cell table:style-name="ce1" office:value-type="float" office:value="0.921043380440132" calcext:value-type="float">
            <text:p>0.9210433804</text:p>
          </table:table-cell>
          <table:table-cell table:style-name="ce1" office:value-type="float" office:value="1.23743232791957" calcext:value-type="float">
            <text:p>1.2374323279</text:p>
          </table:table-cell>
          <table:table-cell table:style-name="ce1" office:value-type="float" office:value="1.30071011741545" calcext:value-type="float">
            <text:p>1.3007101174</text:p>
          </table:table-cell>
          <table:table-cell table:style-name="ce1" office:value-type="float" office:value="1.39914223440906" calcext:value-type="float">
            <text:p>1.3991422344</text:p>
          </table:table-cell>
          <table:table-cell table:style-name="ce1" office:value-type="float" office:value="2.44674119384096" calcext:value-type="float">
            <text:p>2.4467411938</text:p>
          </table:table-cell>
          <table:table-cell table:style-name="ce1" office:value-type="float" office:value="3.107642550798" calcext:value-type="float">
            <text:p>3.1076425508</text:p>
          </table:table-cell>
          <table:table-cell table:style-name="ce1" office:value-type="float" office:value="3.32559938128384" calcext:value-type="float">
            <text:p>3.3255993813</text:p>
          </table:table-cell>
          <table:table-cell table:style-name="ce1" office:value-type="float" office:value="3.10061168529846" calcext:value-type="float">
            <text:p>3.1006116853</text:p>
          </table:table-cell>
          <table:table-cell table:style-name="ce1" office:value-type="float" office:value="3.33966111228292" calcext:value-type="float">
            <text:p>3.3396611123</text:p>
          </table:table-cell>
          <table:table-cell table:style-name="ce1" office:value-type="float" office:value="3.43106236377698" calcext:value-type="float">
            <text:p>3.4310623638</text:p>
          </table:table-cell>
          <table:table-cell table:style-name="ce1" office:value-type="float" office:value="3.48730928777332" calcext:value-type="float">
            <text:p>3.4873092878</text:p>
          </table:table-cell>
          <table:table-cell table:style-name="ce1" office:value-type="float" office:value="3.88103775574773" calcext:value-type="float">
            <text:p>3.8810377557</text:p>
          </table:table-cell>
          <table:table-cell table:style-name="ce1" office:value-type="float" office:value="3.82479083175139" calcext:value-type="float">
            <text:p>3.8247908318</text:p>
          </table:table-cell>
          <table:table-cell table:style-name="ce1" office:value-type="float" office:value="3.97946987274133" calcext:value-type="float">
            <text:p>3.9794698727</text:p>
          </table:table-cell>
          <table:table-cell table:style-name="ce1" office:value-type="float" office:value="3.57871053926738" calcext:value-type="float">
            <text:p>3.5787105393</text:p>
          </table:table-cell>
          <table:table-cell table:style-name="ce1" office:value-type="float" office:value="3.11467341629755" calcext:value-type="float">
            <text:p>3.1146734163</text:p>
          </table:table-cell>
          <table:table-cell table:style-name="ce1" office:value-type="float" office:value="2.98108697180623" calcext:value-type="float">
            <text:p>2.9810869718</text:p>
          </table:table-cell>
          <table:table-cell table:style-name="ce1" office:value-type="float" office:value="2.63657456232862" calcext:value-type="float">
            <text:p>2.6365745623</text:p>
          </table:table-cell>
          <table:table-cell table:style-name="ce1" office:value-type="float" office:value="2.62954369682908" calcext:value-type="float">
            <text:p>2.6295436968</text:p>
          </table:table-cell>
          <table:table-cell table:style-name="ce1" office:value-type="float" office:value="2.17253743935878" calcext:value-type="float">
            <text:p>2.1725374394</text:p>
          </table:table-cell>
          <table:table-cell table:style-name="ce1" office:value-type="float" office:value="2.34127821134782" calcext:value-type="float">
            <text:p>2.3412782113</text:p>
          </table:table-cell>
          <table:table-cell table:style-name="ce1" office:value-type="float" office:value="2.1092596498629" calcext:value-type="float">
            <text:p>2.1092596499</text:p>
          </table:table-cell>
          <table:table-cell table:style-name="ce1" office:value-type="float" office:value="2.3061238838501" calcext:value-type="float">
            <text:p>2.3061238839</text:p>
          </table:table-cell>
          <table:table-cell table:style-name="ce1" office:value-type="float" office:value="2.52408071433593" calcext:value-type="float">
            <text:p>2.5240807143</text:p>
          </table:table-cell>
          <table:table-cell table:style-name="ce1" office:value-type="float" office:value="2.58032763833228" calcext:value-type="float">
            <text:p>2.5803276383</text:p>
          </table:table-cell>
          <table:table-cell table:style-name="ce1" office:value-type="float" office:value="1.02650636293328" calcext:value-type="float">
            <text:p>1.0265063629</text:p>
          </table:table-cell>
          <table:table-cell table:style-name="ce1" office:value-type="float" office:value="1.46945088940449" calcext:value-type="float">
            <text:p>1.4694508894</text:p>
          </table:table-cell>
          <table:table-cell table:style-name="ce1" office:value-type="float" office:value="1.08978415242916" calcext:value-type="float">
            <text:p>1.0897841524</text:p>
          </table:table-cell>
          <table:table-cell table:style-name="ce1" office:value-type="float" office:value="0.998382900935105" calcext:value-type="float">
            <text:p>0.9983829009</text:p>
          </table:table-cell>
          <table:table-cell table:style-name="ce1" office:value-type="float" office:value="1.21633973142094" calcext:value-type="float">
            <text:p>1.2163397314</text:p>
          </table:table-cell>
          <table:table-cell table:style-name="ce1" office:value-type="float" office:value="0.914012514940589" calcext:value-type="float">
            <text:p>0.9140125149</text:p>
          </table:table-cell>
          <table:table-cell table:style-name="ce1" office:value-type="float" office:value="0.857765590944245" calcext:value-type="float">
            <text:p>0.8577655909</text:p>
          </table:table-cell>
          <table:table-cell table:style-name="ce1" office:value-type="float" office:value="0.843703859945159" calcext:value-type="float">
            <text:p>0.8437038599</text:p>
          </table:table-cell>
          <table:table-cell table:number-columns-repeated="2" table:style-name="ce1" office:value-type="float" office:value="0.921043380440132" calcext:value-type="float">
            <text:p>0.9210433804</text:p>
          </table:table-cell>
          <table:table-cell table:style-name="ce1" office:value-type="float" office:value="0.928074245939675" calcext:value-type="float">
            <text:p>0.9280742459</text:p>
          </table:table-cell>
          <table:table-cell table:style-name="ce1" office:value-type="float" office:value="0.738240877452014" calcext:value-type="float">
            <text:p>0.7382408775</text:p>
          </table:table-cell>
          <table:table-cell table:style-name="ce1" office:value-type="float" office:value="0.935105111439218" calcext:value-type="float">
            <text:p>0.9351051114</text:p>
          </table:table-cell>
          <table:table-cell table:style-name="ce1" office:value-type="float" office:value="0.843703859945159" calcext:value-type="float">
            <text:p>0.8437038599</text:p>
          </table:table-cell>
          <table:table-cell table:style-name="ce1" office:value-type="float" office:value="1.09681501792871" calcext:value-type="float">
            <text:p>1.0968150179</text:p>
          </table:table-cell>
          <table:table-cell table:style-name="ce1" office:value-type="float" office:value="1.04759895943191" calcext:value-type="float">
            <text:p>1.0475989594</text:p>
          </table:table-cell>
          <table:table-cell table:style-name="ce1" office:value-type="float" office:value="0.998382900935105" calcext:value-type="float">
            <text:p>0.9983829009</text:p>
          </table:table-cell>
          <table:table-cell table:style-name="ce1" office:value-type="float" office:value="0.977290304436476" calcext:value-type="float">
            <text:p>0.9772903044</text:p>
          </table:table-cell>
          <table:table-cell table:style-name="ce1" office:value-type="float" office:value="0.885889052942417" calcext:value-type="float">
            <text:p>0.8858890529</text:p>
          </table:table-cell>
          <table:table-cell table:style-name="ce1" office:value-type="float" office:value="0.906981649441046" calcext:value-type="float">
            <text:p>0.9069816494</text:p>
          </table:table-cell>
        </table:table-row>
        <table:table-row table:style-name="ro1">
          <table:table-cell office:value-type="string" calcext:value-type="string">
            <text:p>UniHuman_20_flanklength_flankclashTrue.csv </text:p>
          </table:table-cell>
          <table:table-cell office:value-type="string" calcext:value-type="string">
            <text:p><text:s/>singlepass </text:p>
          </table:table-cell>
          <table:table-cell office:value-type="string" calcext:value-type="string">
            <text:p><text:s/>F </text:p>
          </table:table-cell>
          <table:table-cell office:value-type="float" office:value="4345" calcext:value-type="float">
            <text:p>4345</text:p>
          </table:table-cell>
          <table:table-cell/>
          <table:table-cell table:style-name="ce1" office:value-type="float" office:value="0.687757909215956" calcext:value-type="float">
            <text:p>0.6877579092</text:p>
          </table:table-cell>
          <table:table-cell table:style-name="ce1" office:value-type="float" office:value="0.756533700137552" calcext:value-type="float">
            <text:p>0.7565337001</text:p>
          </table:table-cell>
          <table:table-cell table:number-columns-repeated="2" table:style-name="ce1" office:value-type="float" office:value="0.779458963778083" calcext:value-type="float">
            <text:p>0.7794589638</text:p>
          </table:table-cell>
          <table:table-cell table:style-name="ce1" office:value-type="float" office:value="0.962861072902338" calcext:value-type="float">
            <text:p>0.9628610729</text:p>
          </table:table-cell>
          <table:table-cell table:style-name="ce1" office:value-type="float" office:value="0.73360843649702" calcext:value-type="float">
            <text:p>0.7336084365</text:p>
          </table:table-cell>
          <table:table-cell table:style-name="ce1" office:value-type="float" office:value="0.687757909215956" calcext:value-type="float">
            <text:p>0.6877579092</text:p>
          </table:table-cell>
          <table:table-cell table:style-name="ce1" office:value-type="float" office:value="0.756533700137552" calcext:value-type="float">
            <text:p>0.7565337001</text:p>
          </table:table-cell>
          <table:table-cell table:style-name="ce1" office:value-type="float" office:value="0.802384227418615" calcext:value-type="float">
            <text:p>0.8023842274</text:p>
          </table:table-cell>
          <table:table-cell table:style-name="ce1" office:value-type="float" office:value="0.73360843649702" calcext:value-type="float">
            <text:p>0.7336084365</text:p>
          </table:table-cell>
          <table:table-cell table:style-name="ce1" office:value-type="float" office:value="0.917010545621275" calcext:value-type="float">
            <text:p>0.9170105456</text:p>
          </table:table-cell>
          <table:table-cell table:style-name="ce1" office:value-type="float" office:value="0.802384227418615" calcext:value-type="float">
            <text:p>0.8023842274</text:p>
          </table:table-cell>
          <table:table-cell table:style-name="ce1" office:value-type="float" office:value="0.848234754699679" calcext:value-type="float">
            <text:p>0.8482347547</text:p>
          </table:table-cell>
          <table:table-cell table:style-name="ce1" office:value-type="float" office:value="1.0087116001834" calcext:value-type="float">
            <text:p>1.0087116002</text:p>
          </table:table-cell>
          <table:table-cell table:style-name="ce1" office:value-type="float" office:value="1.19211370930766" calcext:value-type="float">
            <text:p>1.1921137093</text:p>
          </table:table-cell>
          <table:table-cell table:style-name="ce1" office:value-type="float" office:value="1.30674002751032" calcext:value-type="float">
            <text:p>1.3067400275</text:p>
          </table:table-cell>
          <table:table-cell table:number-columns-repeated="2" table:style-name="ce1" office:value-type="float" office:value="1.32966529115085" calcext:value-type="float">
            <text:p>1.3296652912</text:p>
          </table:table-cell>
          <table:table-cell table:style-name="ce1" office:value-type="float" office:value="1.12333791838606" calcext:value-type="float">
            <text:p>1.1233379184</text:p>
          </table:table-cell>
          <table:table-cell table:style-name="ce1" office:value-type="float" office:value="0.756533700137552" calcext:value-type="float">
            <text:p>0.7565337001</text:p>
          </table:table-cell>
          <table:table-cell table:style-name="ce1" office:value-type="float" office:value="4.37872535534159" calcext:value-type="float">
            <text:p>4.3787253553</text:p>
          </table:table-cell>
          <table:table-cell table:style-name="ce1" office:value-type="float" office:value="3.82851902796882" calcext:value-type="float">
            <text:p>3.828519028</text:p>
          </table:table-cell>
          <table:table-cell table:style-name="ce1" office:value-type="float" office:value="3.50756533700138" calcext:value-type="float">
            <text:p>3.507565337</text:p>
          </table:table-cell>
          <table:table-cell table:style-name="ce1" office:value-type="float" office:value="3.20953690967446" calcext:value-type="float">
            <text:p>3.2095369097</text:p>
          </table:table-cell>
          <table:table-cell table:style-name="ce1" office:value-type="float" office:value="2.54470426409904" calcext:value-type="float">
            <text:p>2.5447042641</text:p>
          </table:table-cell>
          <table:table-cell table:style-name="ce1" office:value-type="float" office:value="2.04034846400734" calcext:value-type="float">
            <text:p>2.040348464</text:p>
          </table:table-cell>
          <table:table-cell table:style-name="ce1" office:value-type="float" office:value="3.00320953690967" calcext:value-type="float">
            <text:p>3.0032095369</text:p>
          </table:table-cell>
          <table:table-cell table:style-name="ce1" office:value-type="float" office:value="2.77395690050436" calcext:value-type="float">
            <text:p>2.7739569005</text:p>
          </table:table-cell>
          <table:table-cell table:style-name="ce1" office:value-type="float" office:value="2.93443374598808" calcext:value-type="float">
            <text:p>2.934433746</text:p>
          </table:table-cell>
          <table:table-cell table:style-name="ce1" office:value-type="float" office:value="3.37001375515818" calcext:value-type="float">
            <text:p>3.3700137552</text:p>
          </table:table-cell>
          <table:table-cell table:style-name="ce1" office:value-type="float" office:value="2.93443374598808" calcext:value-type="float">
            <text:p>2.934433746</text:p>
          </table:table-cell>
          <table:table-cell table:style-name="ce1" office:value-type="float" office:value="3.23246217331499" calcext:value-type="float">
            <text:p>3.2324621733</text:p>
          </table:table-cell>
          <table:table-cell table:style-name="ce1" office:value-type="float" office:value="2.91150848234755" calcext:value-type="float">
            <text:p>2.9115084823</text:p>
          </table:table-cell>
          <table:table-cell table:style-name="ce1" office:value-type="float" office:value="1.97157267308574" calcext:value-type="float">
            <text:p>1.9715726731</text:p>
          </table:table-cell>
          <table:table-cell table:style-name="ce1" office:value-type="float" office:value="2.47592847317744" calcext:value-type="float">
            <text:p>2.4759284732</text:p>
          </table:table-cell>
          <table:table-cell table:style-name="ce1" office:value-type="float" office:value="1.97157267308574" calcext:value-type="float">
            <text:p>1.9715726731</text:p>
          </table:table-cell>
          <table:table-cell table:style-name="ce1" office:value-type="float" office:value="2.13204951856946" calcext:value-type="float">
            <text:p>2.1320495186</text:p>
          </table:table-cell>
          <table:table-cell table:style-name="ce1" office:value-type="float" office:value="2.31545162769372" calcext:value-type="float">
            <text:p>2.3154516277</text:p>
          </table:table-cell>
          <table:table-cell table:style-name="ce1" office:value-type="float" office:value="2.5905547913801" calcext:value-type="float">
            <text:p>2.5905547914</text:p>
          </table:table-cell>
          <table:table-cell table:style-name="ce1" office:value-type="float" office:value="2.54470426409904" calcext:value-type="float">
            <text:p>2.5447042641</text:p>
          </table:table-cell>
          <table:table-cell table:style-name="ce1" office:value-type="float" office:value="2.49885373681797" calcext:value-type="float">
            <text:p>2.4988537368</text:p>
          </table:table-cell>
          <table:table-cell table:style-name="ce1" office:value-type="float" office:value="0.573131591013297" calcext:value-type="float">
            <text:p>0.573131591</text:p>
          </table:table-cell>
          <table:table-cell table:style-name="ce1" office:value-type="float" office:value="0.962861072902338" calcext:value-type="float">
            <text:p>0.9628610729</text:p>
          </table:table-cell>
          <table:table-cell table:style-name="ce1" office:value-type="float" office:value="1.5130674002751" calcext:value-type="float">
            <text:p>1.5130674003</text:p>
          </table:table-cell>
          <table:table-cell table:style-name="ce1" office:value-type="float" office:value="1.10041265474553" calcext:value-type="float">
            <text:p>1.1004126547</text:p>
          </table:table-cell>
          <table:table-cell table:style-name="ce1" office:value-type="float" office:value="1.35259055479138" calcext:value-type="float">
            <text:p>1.3525905548</text:p>
          </table:table-cell>
          <table:table-cell table:style-name="ce1" office:value-type="float" office:value="1.12333791838606" calcext:value-type="float">
            <text:p>1.1233379184</text:p>
          </table:table-cell>
          <table:table-cell table:style-name="ce1" office:value-type="float" office:value="1.23796423658872" calcext:value-type="float">
            <text:p>1.2379642366</text:p>
          </table:table-cell>
          <table:table-cell table:style-name="ce1" office:value-type="float" office:value="1.21503897294819" calcext:value-type="float">
            <text:p>1.2150389729</text:p>
          </table:table-cell>
          <table:table-cell table:style-name="ce1" office:value-type="float" office:value="1.12333791838606" calcext:value-type="float">
            <text:p>1.1233379184</text:p>
          </table:table-cell>
          <table:table-cell table:style-name="ce1" office:value-type="float" office:value="0.98578633654287" calcext:value-type="float">
            <text:p>0.9857863365</text:p>
          </table:table-cell>
          <table:table-cell table:style-name="ce1" office:value-type="float" office:value="1.14626318202659" calcext:value-type="float">
            <text:p>1.146263182</text:p>
          </table:table-cell>
          <table:table-cell table:style-name="ce1" office:value-type="float" office:value="0.962861072902338" calcext:value-type="float">
            <text:p>0.9628610729</text:p>
          </table:table-cell>
          <table:table-cell table:style-name="ce1" office:value-type="float" office:value="1.32966529115085" calcext:value-type="float">
            <text:p>1.3296652912</text:p>
          </table:table-cell>
          <table:table-cell table:style-name="ce1" office:value-type="float" office:value="1.10041265474553" calcext:value-type="float">
            <text:p>1.1004126547</text:p>
          </table:table-cell>
          <table:table-cell table:style-name="ce1" office:value-type="float" office:value="0.871160018340211" calcext:value-type="float">
            <text:p>0.8711600183</text:p>
          </table:table-cell>
          <table:table-cell table:style-name="ce1" office:value-type="float" office:value="1.14626318202659" calcext:value-type="float">
            <text:p>1.146263182</text:p>
          </table:table-cell>
          <table:table-cell table:style-name="ce1" office:value-type="float" office:value="1.42136634571298" calcext:value-type="float">
            <text:p>1.4213663457</text:p>
          </table:table-cell>
          <table:table-cell table:style-name="ce1" office:value-type="float" office:value="0.871160018340211" calcext:value-type="float">
            <text:p>0.8711600183</text:p>
          </table:table-cell>
          <table:table-cell table:style-name="ce1" office:value-type="float" office:value="1.03163686382393" calcext:value-type="float">
            <text:p>1.0316368638</text:p>
          </table:table-cell>
          <table:table-cell table:style-name="ce1" office:value-type="float" office:value="1.077487391105" calcext:value-type="float">
            <text:p>1.0774873911</text:p>
          </table:table-cell>
        </table:table-row>
        <table:table-row table:style-name="ro1">
          <table:table-cell office:value-type="string" calcext:value-type="string">
            <text:p>UniHuman_20_flanklength_flankclashTrue.csv </text:p>
          </table:table-cell>
          <table:table-cell office:value-type="string" calcext:value-type="string">
            <text:p><text:s/>singlepass </text:p>
          </table:table-cell>
          <table:table-cell office:value-type="string" calcext:value-type="string">
            <text:p><text:s/>C </text:p>
          </table:table-cell>
          <table:table-cell office:value-type="float" office:value="2713" calcext:value-type="float">
            <text:p>2713</text:p>
          </table:table-cell>
          <table:table-cell/>
          <table:table-cell table:style-name="ce1" office:value-type="float" office:value="0.878155872667398" calcext:value-type="float">
            <text:p>0.8781558727</text:p>
          </table:table-cell>
          <table:table-cell table:style-name="ce1" office:value-type="float" office:value="0.439077936333699" calcext:value-type="float">
            <text:p>0.4390779363</text:p>
          </table:table-cell>
          <table:table-cell table:style-name="ce1" office:value-type="float" office:value="0.695206732528357" calcext:value-type="float">
            <text:p>0.6952067325</text:p>
          </table:table-cell>
          <table:table-cell table:style-name="ce1" office:value-type="float" office:value="0.951335528723015" calcext:value-type="float">
            <text:p>0.9513355287</text:p>
          </table:table-cell>
          <table:table-cell table:style-name="ce1" office:value-type="float" office:value="1.06110501280644" calcext:value-type="float">
            <text:p>1.0611050128</text:p>
          </table:table-cell>
          <table:table-cell table:style-name="ce1" office:value-type="float" office:value="0.951335528723015" calcext:value-type="float">
            <text:p>0.9513355287</text:p>
          </table:table-cell>
          <table:table-cell table:style-name="ce1" office:value-type="float" office:value="1.86608122941822" calcext:value-type="float">
            <text:p>1.8660812294</text:p>
          </table:table-cell>
          <table:table-cell table:style-name="ce1" office:value-type="float" office:value="0.914745700695207" calcext:value-type="float">
            <text:p>0.9147457007</text:p>
          </table:table-cell>
          <table:table-cell table:style-name="ce1" office:value-type="float" office:value="1.20746432491767" calcext:value-type="float">
            <text:p>1.2074643249</text:p>
          </table:table-cell>
          <table:table-cell table:style-name="ce1" office:value-type="float" office:value="1.28064398097329" calcext:value-type="float">
            <text:p>1.280643981</text:p>
          </table:table-cell>
          <table:table-cell table:number-columns-repeated="2" table:style-name="ce1" office:value-type="float" office:value="1.13428466886206" calcext:value-type="float">
            <text:p>1.1342846689</text:p>
          </table:table-cell>
          <table:table-cell table:style-name="ce1" office:value-type="float" office:value="1.24405415294548" calcext:value-type="float">
            <text:p>1.2440541529</text:p>
          </table:table-cell>
          <table:table-cell table:style-name="ce1" office:value-type="float" office:value="2.12221002561288" calcext:value-type="float">
            <text:p>2.1222100256</text:p>
          </table:table-cell>
          <table:table-cell table:style-name="ce1" office:value-type="float" office:value="1.64654226125137" calcext:value-type="float">
            <text:p>1.6465422613</text:p>
          </table:table-cell>
          <table:table-cell table:style-name="ce1" office:value-type="float" office:value="3.40285400658617" calcext:value-type="float">
            <text:p>3.4028540066</text:p>
          </table:table-cell>
          <table:table-cell table:style-name="ce1" office:value-type="float" office:value="4.13465056714233" calcext:value-type="float">
            <text:p>4.1346505671</text:p>
          </table:table-cell>
          <table:table-cell table:style-name="ce1" office:value-type="float" office:value="4.39077936333699" calcext:value-type="float">
            <text:p>4.3907793633</text:p>
          </table:table-cell>
          <table:table-cell table:style-name="ce1" office:value-type="float" office:value="4.20783022319795" calcext:value-type="float">
            <text:p>4.2078302232</text:p>
          </table:table-cell>
          <table:table-cell table:style-name="ce1" office:value-type="float" office:value="4.57372850347603" calcext:value-type="float">
            <text:p>4.5737285035</text:p>
          </table:table-cell>
          <table:table-cell table:style-name="ce1" office:value-type="float" office:value="3.00036589828028" calcext:value-type="float">
            <text:p>3.0003658983</text:p>
          </table:table-cell>
          <table:table-cell table:style-name="ce1" office:value-type="float" office:value="2.89059641419685" calcext:value-type="float">
            <text:p>2.8905964142</text:p>
          </table:table-cell>
          <table:table-cell table:style-name="ce1" office:value-type="float" office:value="2.67105744603" calcext:value-type="float">
            <text:p>2.671057446</text:p>
          </table:table-cell>
          <table:table-cell table:style-name="ce1" office:value-type="float" office:value="1.86608122941822" calcext:value-type="float">
            <text:p>1.8660812294</text:p>
          </table:table-cell>
          <table:table-cell table:style-name="ce1" office:value-type="float" office:value="2.26856933772411" calcext:value-type="float">
            <text:p>2.2685693377</text:p>
          </table:table-cell>
          <table:table-cell table:style-name="ce1" office:value-type="float" office:value="2.2319795096963" calcext:value-type="float">
            <text:p>2.2319795097</text:p>
          </table:table-cell>
          <table:table-cell table:style-name="ce1" office:value-type="float" office:value="1.82949140139041" calcext:value-type="float">
            <text:p>1.8294914014</text:p>
          </table:table-cell>
          <table:table-cell table:style-name="ce1" office:value-type="float" office:value="1.86608122941822" calcext:value-type="float">
            <text:p>1.8660812294</text:p>
          </table:table-cell>
          <table:table-cell table:style-name="ce1" office:value-type="float" office:value="1.90267105744603" calcext:value-type="float">
            <text:p>1.9026710574</text:p>
          </table:table-cell>
          <table:table-cell table:style-name="ce1" office:value-type="float" office:value="2.26856933772411" calcext:value-type="float">
            <text:p>2.2685693377</text:p>
          </table:table-cell>
          <table:table-cell table:style-name="ce1" office:value-type="float" office:value="1.86608122941822" calcext:value-type="float">
            <text:p>1.8660812294</text:p>
          </table:table-cell>
          <table:table-cell table:style-name="ce1" office:value-type="float" office:value="2.45151847786315" calcext:value-type="float">
            <text:p>2.4515184779</text:p>
          </table:table-cell>
          <table:table-cell table:style-name="ce1" office:value-type="float" office:value="1.64654226125137" calcext:value-type="float">
            <text:p>1.6465422613</text:p>
          </table:table-cell>
          <table:table-cell table:style-name="ce1" office:value-type="float" office:value="2.92718624222466" calcext:value-type="float">
            <text:p>2.9271862422</text:p>
          </table:table-cell>
          <table:table-cell table:style-name="ce1" office:value-type="float" office:value="2.12221002561288" calcext:value-type="float">
            <text:p>2.1222100256</text:p>
          </table:table-cell>
          <table:table-cell table:style-name="ce1" office:value-type="float" office:value="1.50018294914014" calcext:value-type="float">
            <text:p>1.5001829491</text:p>
          </table:table-cell>
          <table:table-cell table:style-name="ce1" office:value-type="float" office:value="1.68313208927918" calcext:value-type="float">
            <text:p>1.6831320893</text:p>
          </table:table-cell>
          <table:table-cell table:style-name="ce1" office:value-type="float" office:value="0.731796560556165" calcext:value-type="float">
            <text:p>0.7317965606</text:p>
          </table:table-cell>
          <table:table-cell table:style-name="ce1" office:value-type="float" office:value="0.951335528723015" calcext:value-type="float">
            <text:p>0.9513355287</text:p>
          </table:table-cell>
          <table:table-cell table:style-name="ce1" office:value-type="float" office:value="0.548847420417124" calcext:value-type="float">
            <text:p>0.5488474204</text:p>
          </table:table-cell>
          <table:table-cell table:style-name="ce1" office:value-type="float" office:value="0.292718624222466" calcext:value-type="float">
            <text:p>0.2927186242</text:p>
          </table:table-cell>
          <table:table-cell table:style-name="ce1" office:value-type="float" office:value="0.84156604463959" calcext:value-type="float">
            <text:p>0.8415660446</text:p>
          </table:table-cell>
          <table:table-cell table:style-name="ce1" office:value-type="float" office:value="0.695206732528357" calcext:value-type="float">
            <text:p>0.6952067325</text:p>
          </table:table-cell>
          <table:table-cell table:style-name="ce1" office:value-type="float" office:value="0.585437248444932" calcext:value-type="float">
            <text:p>0.5854372484</text:p>
          </table:table-cell>
          <table:table-cell table:style-name="ce1" office:value-type="float" office:value="0.731796560556165" calcext:value-type="float">
            <text:p>0.7317965606</text:p>
          </table:table-cell>
          <table:table-cell table:style-name="ce1" office:value-type="float" office:value="0.695206732528357" calcext:value-type="float">
            <text:p>0.6952067325</text:p>
          </table:table-cell>
          <table:table-cell table:style-name="ce1" office:value-type="float" office:value="0.731796560556165" calcext:value-type="float">
            <text:p>0.7317965606</text:p>
          </table:table-cell>
          <table:table-cell table:style-name="ce1" office:value-type="float" office:value="1.02451518477863" calcext:value-type="float">
            <text:p>1.0245151848</text:p>
          </table:table-cell>
          <table:table-cell table:style-name="ce1" office:value-type="float" office:value="1.13428466886206" calcext:value-type="float">
            <text:p>1.1342846689</text:p>
          </table:table-cell>
          <table:table-cell table:style-name="ce1" office:value-type="float" office:value="1.24405415294548" calcext:value-type="float">
            <text:p>1.2440541529</text:p>
          </table:table-cell>
          <table:table-cell table:style-name="ce1" office:value-type="float" office:value="1.35382363702891" calcext:value-type="float">
            <text:p>1.353823637</text:p>
          </table:table-cell>
          <table:table-cell table:style-name="ce1" office:value-type="float" office:value="1.20746432491767" calcext:value-type="float">
            <text:p>1.2074643249</text:p>
          </table:table-cell>
          <table:table-cell table:style-name="ce1" office:value-type="float" office:value="1.17087449688986" calcext:value-type="float">
            <text:p>1.1708744969</text:p>
          </table:table-cell>
          <table:table-cell table:number-columns-repeated="3" table:style-name="ce1" office:value-type="float" office:value="1.3172338090011" calcext:value-type="float">
            <text:p>1.317233809</text:p>
          </table:table-cell>
          <table:table-cell table:style-name="ce1" office:value-type="float" office:value="1.57336260519576" calcext:value-type="float">
            <text:p>1.5733626052</text:p>
          </table:table-cell>
          <table:table-cell table:style-name="ce1" office:value-type="float" office:value="1.17087449688986" calcext:value-type="float">
            <text:p>1.1708744969</text:p>
          </table:table-cell>
          <table:table-cell table:style-name="ce1" office:value-type="float" office:value="1.24405415294548" calcext:value-type="float">
            <text:p>1.2440541529</text:p>
          </table:table-cell>
          <table:table-cell table:style-name="ce1" office:value-type="float" office:value="1.20746432491767" calcext:value-type="float">
            <text:p>1.2074643249</text:p>
          </table:table-cell>
          <table:table-cell table:style-name="ce1" office:value-type="float" office:value="0.951335528723015" calcext:value-type="float">
            <text:p>0.9513355287</text:p>
          </table:table-cell>
        </table:table-row>
        <table:table-row table:style-name="ro1">
          <table:table-cell office:value-type="string" calcext:value-type="string">
            <text:p>UniHuman_20_flanklength_flankclashTrue.csv </text:p>
          </table:table-cell>
          <table:table-cell office:value-type="string" calcext:value-type="string">
            <text:p><text:s/>singlepass </text:p>
          </table:table-cell>
          <table:table-cell office:value-type="string" calcext:value-type="string">
            <text:p><text:s/>M </text:p>
          </table:table-cell>
          <table:table-cell office:value-type="float" office:value="2143" calcext:value-type="float">
            <text:p>2143</text:p>
          </table:table-cell>
          <table:table-cell/>
          <table:table-cell table:style-name="ce1" office:value-type="float" office:value="1.75357637286571" calcext:value-type="float">
            <text:p>1.7535763729</text:p>
          </table:table-cell>
          <table:table-cell table:style-name="ce1" office:value-type="float" office:value="1.38440239963083" calcext:value-type="float">
            <text:p>1.3844023996</text:p>
          </table:table-cell>
          <table:table-cell table:style-name="ce1" office:value-type="float" office:value="1.47669589293955" calcext:value-type="float">
            <text:p>1.4766958929</text:p>
          </table:table-cell>
          <table:table-cell table:style-name="ce1" office:value-type="float" office:value="1.24596215966774" calcext:value-type="float">
            <text:p>1.2459621597</text:p>
          </table:table-cell>
          <table:table-cell table:style-name="ce1" office:value-type="float" office:value="0.830641439778496" calcext:value-type="float">
            <text:p>0.8306414398</text:p>
          </table:table-cell>
          <table:table-cell table:style-name="ce1" office:value-type="float" office:value="1.01522842639594" calcext:value-type="float">
            <text:p>1.0152284264</text:p>
          </table:table-cell>
          <table:table-cell table:style-name="ce1" office:value-type="float" office:value="1.79972311952007" calcext:value-type="float">
            <text:p>1.7997231195</text:p>
          </table:table-cell>
          <table:table-cell table:style-name="ce1" office:value-type="float" office:value="2.3534840793724" calcext:value-type="float">
            <text:p>2.3534840794</text:p>
          </table:table-cell>
          <table:table-cell table:style-name="ce1" office:value-type="float" office:value="1.75357637286571" calcext:value-type="float">
            <text:p>1.7535763729</text:p>
          </table:table-cell>
          <table:table-cell table:style-name="ce1" office:value-type="float" office:value="1.43054914628519" calcext:value-type="float">
            <text:p>1.4305491463</text:p>
          </table:table-cell>
          <table:table-cell table:style-name="ce1" office:value-type="float" office:value="1.66128287955699" calcext:value-type="float">
            <text:p>1.6612828796</text:p>
          </table:table-cell>
          <table:table-cell table:style-name="ce1" office:value-type="float" office:value="1.43054914628519" calcext:value-type="float">
            <text:p>1.4305491463</text:p>
          </table:table-cell>
          <table:table-cell table:style-name="ce1" office:value-type="float" office:value="1.52284263959391" calcext:value-type="float">
            <text:p>1.5228426396</text:p>
          </table:table-cell>
          <table:table-cell table:style-name="ce1" office:value-type="float" office:value="2.53807106598985" calcext:value-type="float">
            <text:p>2.538071066</text:p>
          </table:table-cell>
          <table:table-cell table:style-name="ce1" office:value-type="float" office:value="1.84586986617443" calcext:value-type="float">
            <text:p>1.8458698662</text:p>
          </table:table-cell>
          <table:table-cell table:style-name="ce1" office:value-type="float" office:value="2.44577757268113" calcext:value-type="float">
            <text:p>2.4457775727</text:p>
          </table:table-cell>
          <table:table-cell table:style-name="ce1" office:value-type="float" office:value="1.98431010613752" calcext:value-type="float">
            <text:p>1.9843101061</text:p>
          </table:table-cell>
          <table:table-cell table:style-name="ce1" office:value-type="float" office:value="2.03045685279188" calcext:value-type="float">
            <text:p>2.0304568528</text:p>
          </table:table-cell>
          <table:table-cell table:style-name="ce1" office:value-type="float" office:value="1.75357637286571" calcext:value-type="float">
            <text:p>1.7535763729</text:p>
          </table:table-cell>
          <table:table-cell table:style-name="ce1" office:value-type="float" office:value="1.24596215966774" calcext:value-type="float">
            <text:p>1.2459621597</text:p>
          </table:table-cell>
          <table:table-cell table:number-columns-repeated="2" table:style-name="ce1" office:value-type="float" office:value="2.3534840793724" calcext:value-type="float">
            <text:p>2.3534840794</text:p>
          </table:table-cell>
          <table:table-cell table:style-name="ce1" office:value-type="float" office:value="1.8920166128288" calcext:value-type="float">
            <text:p>1.8920166128</text:p>
          </table:table-cell>
          <table:table-cell table:style-name="ce1" office:value-type="float" office:value="1.61513613290263" calcext:value-type="float">
            <text:p>1.6151361329</text:p>
          </table:table-cell>
          <table:table-cell table:style-name="ce1" office:value-type="float" office:value="2.16889709275496" calcext:value-type="float">
            <text:p>2.1688970928</text:p>
          </table:table-cell>
          <table:table-cell table:style-name="ce1" office:value-type="float" office:value="1.79972311952007" calcext:value-type="float">
            <text:p>1.7997231195</text:p>
          </table:table-cell>
          <table:table-cell table:style-name="ce1" office:value-type="float" office:value="2.3534840793724" calcext:value-type="float">
            <text:p>2.3534840794</text:p>
          </table:table-cell>
          <table:table-cell table:style-name="ce1" office:value-type="float" office:value="1.56898938624827" calcext:value-type="float">
            <text:p>1.5689893862</text:p>
          </table:table-cell>
          <table:table-cell table:style-name="ce1" office:value-type="float" office:value="1.66128287955699" calcext:value-type="float">
            <text:p>1.6612828796</text:p>
          </table:table-cell>
          <table:table-cell table:style-name="ce1" office:value-type="float" office:value="2.07660359944624" calcext:value-type="float">
            <text:p>2.0766035994</text:p>
          </table:table-cell>
          <table:table-cell table:style-name="ce1" office:value-type="float" office:value="1.75357637286571" calcext:value-type="float">
            <text:p>1.7535763729</text:p>
          </table:table-cell>
          <table:table-cell table:style-name="ce1" office:value-type="float" office:value="1.52284263959391" calcext:value-type="float">
            <text:p>1.5228426396</text:p>
          </table:table-cell>
          <table:table-cell table:style-name="ce1" office:value-type="float" office:value="1.84586986617443" calcext:value-type="float">
            <text:p>1.8458698662</text:p>
          </table:table-cell>
          <table:table-cell table:style-name="ce1" office:value-type="float" office:value="1.75357637286571" calcext:value-type="float">
            <text:p>1.7535763729</text:p>
          </table:table-cell>
          <table:table-cell table:style-name="ce1" office:value-type="float" office:value="1.47669589293955" calcext:value-type="float">
            <text:p>1.4766958929</text:p>
          </table:table-cell>
          <table:table-cell table:style-name="ce1" office:value-type="float" office:value="1.84586986617443" calcext:value-type="float">
            <text:p>1.8458698662</text:p>
          </table:table-cell>
          <table:table-cell table:style-name="ce1" office:value-type="float" office:value="1.93816335948316" calcext:value-type="float">
            <text:p>1.9381633595</text:p>
          </table:table-cell>
          <table:table-cell table:style-name="ce1" office:value-type="float" office:value="1.70742962621135" calcext:value-type="float">
            <text:p>1.7074296262</text:p>
          </table:table-cell>
          <table:table-cell table:style-name="ce1" office:value-type="float" office:value="1.66128287955699" calcext:value-type="float">
            <text:p>1.6612828796</text:p>
          </table:table-cell>
          <table:table-cell table:style-name="ce1" office:value-type="float" office:value="2.44577757268113" calcext:value-type="float">
            <text:p>2.4457775727</text:p>
          </table:table-cell>
          <table:table-cell table:style-name="ce1" office:value-type="float" office:value="1.56898938624827" calcext:value-type="float">
            <text:p>1.5689893862</text:p>
          </table:table-cell>
          <table:table-cell table:style-name="ce1" office:value-type="float" office:value="1.66128287955699" calcext:value-type="float">
            <text:p>1.6612828796</text:p>
          </table:table-cell>
          <table:table-cell table:style-name="ce1" office:value-type="float" office:value="1.33825565297647" calcext:value-type="float">
            <text:p>1.338255653</text:p>
          </table:table-cell>
          <table:table-cell table:style-name="ce1" office:value-type="float" office:value="1.79972311952007" calcext:value-type="float">
            <text:p>1.7997231195</text:p>
          </table:table-cell>
          <table:table-cell table:style-name="ce1" office:value-type="float" office:value="1.52284263959391" calcext:value-type="float">
            <text:p>1.5228426396</text:p>
          </table:table-cell>
          <table:table-cell table:style-name="ce1" office:value-type="float" office:value="1.61513613290263" calcext:value-type="float">
            <text:p>1.6151361329</text:p>
          </table:table-cell>
          <table:table-cell table:style-name="ce1" office:value-type="float" office:value="0.969081679741578" calcext:value-type="float">
            <text:p>0.9690816797</text:p>
          </table:table-cell>
          <table:table-cell table:style-name="ce1" office:value-type="float" office:value="1.66128287955699" calcext:value-type="float">
            <text:p>1.6612828796</text:p>
          </table:table-cell>
          <table:table-cell table:style-name="ce1" office:value-type="float" office:value="0.969081679741578" calcext:value-type="float">
            <text:p>0.9690816797</text:p>
          </table:table-cell>
          <table:table-cell table:style-name="ce1" office:value-type="float" office:value="1.43054914628519" calcext:value-type="float">
            <text:p>1.4305491463</text:p>
          </table:table-cell>
          <table:table-cell table:style-name="ce1" office:value-type="float" office:value="1.66128287955699" calcext:value-type="float">
            <text:p>1.6612828796</text:p>
          </table:table-cell>
          <table:table-cell table:style-name="ce1" office:value-type="float" office:value="1.2921089063221" calcext:value-type="float">
            <text:p>1.2921089063</text:p>
          </table:table-cell>
          <table:table-cell table:style-name="ce1" office:value-type="float" office:value="0.969081679741578" calcext:value-type="float">
            <text:p>0.9690816797</text:p>
          </table:table-cell>
          <table:table-cell table:style-name="ce1" office:value-type="float" office:value="1.0613751730503" calcext:value-type="float">
            <text:p>1.0613751731</text:p>
          </table:table-cell>
          <table:table-cell table:style-name="ce1" office:value-type="float" office:value="1.47669589293955" calcext:value-type="float">
            <text:p>1.4766958929</text:p>
          </table:table-cell>
          <table:table-cell table:style-name="ce1" office:value-type="float" office:value="0.969081679741578" calcext:value-type="float">
            <text:p>0.9690816797</text:p>
          </table:table-cell>
          <table:table-cell table:style-name="ce1" office:value-type="float" office:value="1.2921089063221" calcext:value-type="float">
            <text:p>1.2921089063</text:p>
          </table:table-cell>
          <table:table-cell table:style-name="ce1" office:value-type="float" office:value="0.969081679741578" calcext:value-type="float">
            <text:p>0.9690816797</text:p>
          </table:table-cell>
          <table:table-cell table:style-name="ce1" office:value-type="float" office:value="1.24596215966774" calcext:value-type="float">
            <text:p>1.2459621597</text:p>
          </table:table-cell>
          <table:table-cell table:style-name="ce1" office:value-type="float" office:value="1.15366866635902" calcext:value-type="float">
            <text:p>1.1536686664</text:p>
          </table:table-cell>
          <table:table-cell table:style-name="ce1" office:value-type="float" office:value="0.969081679741578" calcext:value-type="float">
            <text:p>0.9690816797</text:p>
          </table:table-cell>
        </table:table-row>
        <table:table-row table:style-name="ro1">
          <table:table-cell office:value-type="string" calcext:value-type="string">
            <text:p>UniHuman_20_flanklength_flankclashTrue.csv </text:p>
          </table:table-cell>
          <table:table-cell office:value-type="string" calcext:value-type="string">
            <text:p><text:s/>singlepass </text:p>
          </table:table-cell>
          <table:table-cell office:value-type="string" calcext:value-type="string">
            <text:p><text:s/>A </text:p>
          </table:table-cell>
          <table:table-cell office:value-type="float" office:value="8178" calcext:value-type="float">
            <text:p>8178</text:p>
          </table:table-cell>
          <table:table-cell/>
          <table:table-cell table:style-name="ce1" office:value-type="float" office:value="1.04521147301896" calcext:value-type="float">
            <text:p>1.045211473</text:p>
          </table:table-cell>
          <table:table-cell table:style-name="ce1" office:value-type="float" office:value="1.21536217792902" calcext:value-type="float">
            <text:p>1.2153621779</text:p>
          </table:table-cell>
          <table:table-cell table:style-name="ce1" office:value-type="float" office:value="0.887214389888187" calcext:value-type="float">
            <text:p>0.8872143899</text:p>
          </table:table-cell>
          <table:table-cell table:style-name="ce1" office:value-type="float" office:value="1.30043753038405" calcext:value-type="float">
            <text:p>1.3004375304</text:p>
          </table:table-cell>
          <table:table-cell table:style-name="ce1" office:value-type="float" office:value="1.16674769081186" calcext:value-type="float">
            <text:p>1.1667476908</text:p>
          </table:table-cell>
          <table:table-cell table:style-name="ce1" office:value-type="float" office:value="1.20320855614973" calcext:value-type="float">
            <text:p>1.2032085561</text:p>
          </table:table-cell>
          <table:table-cell table:style-name="ce1" office:value-type="float" office:value="1.31259115216334" calcext:value-type="float">
            <text:p>1.3125911522</text:p>
          </table:table-cell>
          <table:table-cell table:style-name="ce1" office:value-type="float" office:value="1.20320855614973" calcext:value-type="float">
            <text:p>1.2032085561</text:p>
          </table:table-cell>
          <table:table-cell table:style-name="ce1" office:value-type="float" office:value="1.25182304326689" calcext:value-type="float">
            <text:p>1.2518230433</text:p>
          </table:table-cell>
          <table:table-cell table:style-name="ce1" office:value-type="float" office:value="1.20320855614973" calcext:value-type="float">
            <text:p>1.2032085561</text:p>
          </table:table-cell>
          <table:table-cell table:style-name="ce1" office:value-type="float" office:value="1.44628099173554" calcext:value-type="float">
            <text:p>1.4462809917</text:p>
          </table:table-cell>
          <table:table-cell table:style-name="ce1" office:value-type="float" office:value="1.47058823529412" calcext:value-type="float">
            <text:p>1.4705882353</text:p>
          </table:table-cell>
          <table:table-cell table:style-name="ce1" office:value-type="float" office:value="1.25182304326689" calcext:value-type="float">
            <text:p>1.2518230433</text:p>
          </table:table-cell>
          <table:table-cell table:style-name="ce1" office:value-type="float" office:value="1.17890131259115" calcext:value-type="float">
            <text:p>1.1789013126</text:p>
          </table:table-cell>
          <table:table-cell table:style-name="ce1" office:value-type="float" office:value="0.887214389888187" calcext:value-type="float">
            <text:p>0.8872143899</text:p>
          </table:table-cell>
          <table:table-cell table:style-name="ce1" office:value-type="float" office:value="0.814292659212445" calcext:value-type="float">
            <text:p>0.8142926592</text:p>
          </table:table-cell>
          <table:table-cell table:style-name="ce1" office:value-type="float" office:value="0.741370928536704" calcext:value-type="float">
            <text:p>0.7413709285</text:p>
          </table:table-cell>
          <table:table-cell table:style-name="ce1" office:value-type="float" office:value="0.753524550315994" calcext:value-type="float">
            <text:p>0.7535245503</text:p>
          </table:table-cell>
          <table:table-cell table:style-name="ce1" office:value-type="float" office:value="0.996596985901799" calcext:value-type="float">
            <text:p>0.9965969859</text:p>
          </table:table-cell>
          <table:table-cell table:style-name="ce1" office:value-type="float" office:value="1.14244044725328" calcext:value-type="float">
            <text:p>1.1424404473</text:p>
          </table:table-cell>
          <table:table-cell table:style-name="ce1" office:value-type="float" office:value="1.50704910063199" calcext:value-type="float">
            <text:p>1.5070491006</text:p>
          </table:table-cell>
          <table:table-cell table:style-name="ce1" office:value-type="float" office:value="1.67719980554205" calcext:value-type="float">
            <text:p>1.6771998055</text:p>
          </table:table-cell>
          <table:table-cell table:style-name="ce1" office:value-type="float" office:value="2.05396208070005" calcext:value-type="float">
            <text:p>2.0539620807</text:p>
          </table:table-cell>
          <table:table-cell table:style-name="ce1" office:value-type="float" office:value="2.6130286825474" calcext:value-type="float">
            <text:p>2.6130286825</text:p>
          </table:table-cell>
          <table:table-cell table:style-name="ce1" office:value-type="float" office:value="2.4914924647545" calcext:value-type="float">
            <text:p>2.4914924648</text:p>
          </table:table-cell>
          <table:table-cell table:style-name="ce1" office:value-type="float" office:value="2.26057365094798" calcext:value-type="float">
            <text:p>2.2605736509</text:p>
          </table:table-cell>
          <table:table-cell table:style-name="ce1" office:value-type="float" office:value="2.21195916383082" calcext:value-type="float">
            <text:p>2.2119591638</text:p>
          </table:table-cell>
          <table:table-cell table:style-name="ce1" office:value-type="float" office:value="2.47933884297521" calcext:value-type="float">
            <text:p>2.479338843</text:p>
          </table:table-cell>
          <table:table-cell table:style-name="ce1" office:value-type="float" office:value="1.94457948468644" calcext:value-type="float">
            <text:p>1.9445794847</text:p>
          </table:table-cell>
          <table:table-cell table:style-name="ce1" office:value-type="float" office:value="2.06611570247934" calcext:value-type="float">
            <text:p>2.0661157025</text:p>
          </table:table-cell>
          <table:table-cell table:style-name="ce1" office:value-type="float" office:value="2.22411278561011" calcext:value-type="float">
            <text:p>2.2241127856</text:p>
          </table:table-cell>
          <table:table-cell table:style-name="ce1" office:value-type="float" office:value="2.62518230432669" calcext:value-type="float">
            <text:p>2.6251823043</text:p>
          </table:table-cell>
          <table:table-cell table:style-name="ce1" office:value-type="float" office:value="2.64948954788527" calcext:value-type="float">
            <text:p>2.6494895479</text:p>
          </table:table-cell>
          <table:table-cell table:style-name="ce1" office:value-type="float" office:value="2.4914924647545" calcext:value-type="float">
            <text:p>2.4914924648</text:p>
          </table:table-cell>
          <table:table-cell table:style-name="ce1" office:value-type="float" office:value="2.63733592610598" calcext:value-type="float">
            <text:p>2.6373359261</text:p>
          </table:table-cell>
          <table:table-cell table:style-name="ce1" office:value-type="float" office:value="2.71025765678172" calcext:value-type="float">
            <text:p>2.7102576568</text:p>
          </table:table-cell>
          <table:table-cell table:style-name="ce1" office:value-type="float" office:value="2.55226057365095" calcext:value-type="float">
            <text:p>2.5522605737</text:p>
          </table:table-cell>
          <table:table-cell table:style-name="ce1" office:value-type="float" office:value="2.41857073407876" calcext:value-type="float">
            <text:p>2.4185707341</text:p>
          </table:table-cell>
          <table:table-cell table:style-name="ce1" office:value-type="float" office:value="2.36995624696159" calcext:value-type="float">
            <text:p>2.369956247</text:p>
          </table:table-cell>
          <table:table-cell table:style-name="ce1" office:value-type="float" office:value="2.06611570247934" calcext:value-type="float">
            <text:p>2.0661157025</text:p>
          </table:table-cell>
          <table:table-cell table:style-name="ce1" office:value-type="float" office:value="1.8716577540107" calcext:value-type="float">
            <text:p>1.871657754</text:p>
          </table:table-cell>
          <table:table-cell table:style-name="ce1" office:value-type="float" office:value="1.75012153621779" calcext:value-type="float">
            <text:p>1.7501215362</text:p>
          </table:table-cell>
          <table:table-cell table:style-name="ce1" office:value-type="float" office:value="1.42197374817696" calcext:value-type="float">
            <text:p>1.4219737482</text:p>
          </table:table-cell>
          <table:table-cell table:style-name="ce1" office:value-type="float" office:value="1.02090422946038" calcext:value-type="float">
            <text:p>1.0209042295</text:p>
          </table:table-cell>
          <table:table-cell table:style-name="ce1" office:value-type="float" office:value="1.39766650461838" calcext:value-type="float">
            <text:p>1.3976665046</text:p>
          </table:table-cell>
          <table:table-cell table:style-name="ce1" office:value-type="float" office:value="1.40982012639767" calcext:value-type="float">
            <text:p>1.4098201264</text:p>
          </table:table-cell>
          <table:table-cell table:number-columns-repeated="2" table:style-name="ce1" office:value-type="float" office:value="1.45843461351483" calcext:value-type="float">
            <text:p>1.4584346135</text:p>
          </table:table-cell>
          <table:table-cell table:style-name="ce1" office:value-type="float" office:value="1.50704910063199" calcext:value-type="float">
            <text:p>1.5070491006</text:p>
          </table:table-cell>
          <table:table-cell table:style-name="ce1" office:value-type="float" office:value="1.56781720952844" calcext:value-type="float">
            <text:p>1.5678172095</text:p>
          </table:table-cell>
          <table:table-cell table:number-columns-repeated="2" table:style-name="ce1" office:value-type="float" office:value="1.70150704910063" calcext:value-type="float">
            <text:p>1.7015070491</text:p>
          </table:table-cell>
          <table:table-cell table:style-name="ce1" office:value-type="float" office:value="1.84735051045211" calcext:value-type="float">
            <text:p>1.8473505105</text:p>
          </table:table-cell>
          <table:table-cell table:style-name="ce1" office:value-type="float" office:value="1.15459406903257" calcext:value-type="float">
            <text:p>1.154594069</text:p>
          </table:table-cell>
          <table:table-cell table:style-name="ce1" office:value-type="float" office:value="1.56781720952844" calcext:value-type="float">
            <text:p>1.5678172095</text:p>
          </table:table-cell>
          <table:table-cell table:style-name="ce1" office:value-type="float" office:value="1.53135634419057" calcext:value-type="float">
            <text:p>1.5313563442</text:p>
          </table:table-cell>
          <table:table-cell table:style-name="ce1" office:value-type="float" office:value="1.38551288283909" calcext:value-type="float">
            <text:p>1.3855128828</text:p>
          </table:table-cell>
          <table:table-cell table:style-name="ce1" office:value-type="float" office:value="1.60427807486631" calcext:value-type="float">
            <text:p>1.6042780749</text:p>
          </table:table-cell>
          <table:table-cell table:style-name="ce1" office:value-type="float" office:value="1.16674769081186" calcext:value-type="float">
            <text:p>1.1667476908</text:p>
          </table:table-cell>
          <table:table-cell table:style-name="ce1" office:value-type="float" office:value="0.923675255226057" calcext:value-type="float">
            <text:p>0.9236752552</text:p>
          </table:table-cell>
          <table:table-cell table:style-name="ce1" office:value-type="float" office:value="1.42197374817696" calcext:value-type="float">
            <text:p>1.4219737482</text:p>
          </table:table-cell>
        </table:table-row>
        <table:table-row table:style-name="ro1">
          <table:table-cell office:value-type="string" calcext:value-type="string">
            <text:p>UniHuman_20_flanklength_flankclashTrue.csv </text:p>
          </table:table-cell>
          <table:table-cell office:value-type="string" calcext:value-type="string">
            <text:p><text:s/>singlepass </text:p>
          </table:table-cell>
          <table:table-cell office:value-type="string" calcext:value-type="string">
            <text:p><text:s/>G </text:p>
          </table:table-cell>
          <table:table-cell office:value-type="float" office:value="6807" calcext:value-type="float">
            <text:p>6807</text:p>
          </table:table-cell>
          <table:table-cell/>
          <table:table-cell table:style-name="ce1" office:value-type="float" office:value="1.06197265056736" calcext:value-type="float">
            <text:p>1.0619726506</text:p>
          </table:table-cell>
          <table:table-cell table:style-name="ce1" office:value-type="float" office:value="1.29473377945883" calcext:value-type="float">
            <text:p>1.2947337795</text:p>
          </table:table-cell>
          <table:table-cell table:style-name="ce1" office:value-type="float" office:value="1.48385219668315" calcext:value-type="float">
            <text:p>1.4838521967</text:p>
          </table:table-cell>
          <table:table-cell table:style-name="ce1" office:value-type="float" office:value="1.52749490835031" calcext:value-type="float">
            <text:p>1.5274949084</text:p>
          </table:table-cell>
          <table:table-cell table:style-name="ce1" office:value-type="float" office:value="1.14925807390166" calcext:value-type="float">
            <text:p>1.1492580739</text:p>
          </table:table-cell>
          <table:table-cell table:style-name="ce1" office:value-type="float" office:value="1.32382892057026" calcext:value-type="float">
            <text:p>1.3238289206</text:p>
          </table:table-cell>
          <table:table-cell table:style-name="ce1" office:value-type="float" office:value="1.19290078556881" calcext:value-type="float">
            <text:p>1.1929007856</text:p>
          </table:table-cell>
          <table:table-cell table:style-name="ce1" office:value-type="float" office:value="1.22199592668024" calcext:value-type="float">
            <text:p>1.2219959267</text:p>
          </table:table-cell>
          <table:table-cell table:style-name="ce1" office:value-type="float" office:value="1.55659004946174" calcext:value-type="float">
            <text:p>1.5565900495</text:p>
          </table:table-cell>
          <table:table-cell table:style-name="ce1" office:value-type="float" office:value="1.54204247890602" calcext:value-type="float">
            <text:p>1.5420424789</text:p>
          </table:table-cell>
          <table:table-cell table:style-name="ce1" office:value-type="float" office:value="1.440209485016" calcext:value-type="float">
            <text:p>1.440209485</text:p>
          </table:table-cell>
          <table:table-cell table:style-name="ce1" office:value-type="float" office:value="1.52749490835031" calcext:value-type="float">
            <text:p>1.5274949084</text:p>
          </table:table-cell>
          <table:table-cell table:style-name="ce1" office:value-type="float" office:value="1.45475705557172" calcext:value-type="float">
            <text:p>1.4547570556</text:p>
          </table:table-cell>
          <table:table-cell table:style-name="ce1" office:value-type="float" office:value="1.440209485016" calcext:value-type="float">
            <text:p>1.440209485</text:p>
          </table:table-cell>
          <table:table-cell table:style-name="ce1" office:value-type="float" office:value="1.09106779167879" calcext:value-type="float">
            <text:p>1.0910677917</text:p>
          </table:table-cell>
          <table:table-cell table:style-name="ce1" office:value-type="float" office:value="1.19290078556881" calcext:value-type="float">
            <text:p>1.1929007856</text:p>
          </table:table-cell>
          <table:table-cell table:style-name="ce1" office:value-type="float" office:value="1.00378236834449" calcext:value-type="float">
            <text:p>1.0037823683</text:p>
          </table:table-cell>
          <table:table-cell table:style-name="ce1" office:value-type="float" office:value="0.916496945010183" calcext:value-type="float">
            <text:p>0.916496945</text:p>
          </table:table-cell>
          <table:table-cell table:style-name="ce1" office:value-type="float" office:value="0.771021239453011" calcext:value-type="float">
            <text:p>0.7710212395</text:p>
          </table:table-cell>
          <table:table-cell table:style-name="ce1" office:value-type="float" office:value="0.756473668897294" calcext:value-type="float">
            <text:p>0.7564736689</text:p>
          </table:table-cell>
          <table:table-cell table:style-name="ce1" office:value-type="float" office:value="0.814663951120163" calcext:value-type="float">
            <text:p>0.8146639511</text:p>
          </table:table-cell>
          <table:table-cell table:style-name="ce1" office:value-type="float" office:value="0.945592086121618" calcext:value-type="float">
            <text:p>0.9455920861</text:p>
          </table:table-cell>
          <table:table-cell table:style-name="ce1" office:value-type="float" office:value="1.17835321501309" calcext:value-type="float">
            <text:p>1.178353215</text:p>
          </table:table-cell>
          <table:table-cell table:style-name="ce1" office:value-type="float" office:value="1.90573174279895" calcext:value-type="float">
            <text:p>1.9057317428</text:p>
          </table:table-cell>
          <table:table-cell table:style-name="ce1" office:value-type="float" office:value="1.83299389002037" calcext:value-type="float">
            <text:p>1.83299389</text:p>
          </table:table-cell>
          <table:table-cell table:style-name="ce1" office:value-type="float" office:value="2.06575501891184" calcext:value-type="float">
            <text:p>2.0657550189</text:p>
          </table:table-cell>
          <table:table-cell table:style-name="ce1" office:value-type="float" office:value="1.92027931335467" calcext:value-type="float">
            <text:p>1.9202793134</text:p>
          </table:table-cell>
          <table:table-cell table:style-name="ce1" office:value-type="float" office:value="1.55659004946174" calcext:value-type="float">
            <text:p>1.5565900495</text:p>
          </table:table-cell>
          <table:table-cell table:style-name="ce1" office:value-type="float" office:value="1.76025603724178" calcext:value-type="float">
            <text:p>1.7602560372</text:p>
          </table:table-cell>
          <table:table-cell table:style-name="ce1" office:value-type="float" office:value="1.14925807390166" calcext:value-type="float">
            <text:p>1.1492580739</text:p>
          </table:table-cell>
          <table:table-cell table:style-name="ce1" office:value-type="float" office:value="1.51294733779459" calcext:value-type="float">
            <text:p>1.5129473378</text:p>
          </table:table-cell>
          <table:table-cell table:style-name="ce1" office:value-type="float" office:value="2.29851614780332" calcext:value-type="float">
            <text:p>2.2985161478</text:p>
          </table:table-cell>
          <table:table-cell table:style-name="ce1" office:value-type="float" office:value="2.25487343613617" calcext:value-type="float">
            <text:p>2.2548734361</text:p>
          </table:table-cell>
          <table:table-cell table:style-name="ce1" office:value-type="float" office:value="2.48763456502764" calcext:value-type="float">
            <text:p>2.487634565</text:p>
          </table:table-cell>
          <table:table-cell table:style-name="ce1" office:value-type="float" office:value="2.06575501891184" calcext:value-type="float">
            <text:p>2.0657550189</text:p>
          </table:table-cell>
          <table:table-cell table:style-name="ce1" office:value-type="float" office:value="2.880418970032" calcext:value-type="float">
            <text:p>2.88041897</text:p>
          </table:table-cell>
          <table:table-cell table:style-name="ce1" office:value-type="float" office:value="2.3712540005819" calcext:value-type="float">
            <text:p>2.3712540006</text:p>
          </table:table-cell>
          <table:table-cell table:style-name="ce1" office:value-type="float" office:value="2.80768111725342" calcext:value-type="float">
            <text:p>2.8076811173</text:p>
          </table:table-cell>
          <table:table-cell table:style-name="ce1" office:value-type="float" office:value="1.96392202502182" calcext:value-type="float">
            <text:p>1.963922025</text:p>
          </table:table-cell>
          <table:table-cell table:style-name="ce1" office:value-type="float" office:value="1.58568519057317" calcext:value-type="float">
            <text:p>1.5856851906</text:p>
          </table:table-cell>
          <table:table-cell table:style-name="ce1" office:value-type="float" office:value="1.73116089613035" calcext:value-type="float">
            <text:p>1.7311608961</text:p>
          </table:table-cell>
          <table:table-cell table:style-name="ce1" office:value-type="float" office:value="1.90573174279895" calcext:value-type="float">
            <text:p>1.9057317428</text:p>
          </table:table-cell>
          <table:table-cell table:style-name="ce1" office:value-type="float" office:value="1.48385219668315" calcext:value-type="float">
            <text:p>1.4838521967</text:p>
          </table:table-cell>
          <table:table-cell table:style-name="ce1" office:value-type="float" office:value="1.51294733779459" calcext:value-type="float">
            <text:p>1.5129473378</text:p>
          </table:table-cell>
          <table:table-cell table:style-name="ce1" office:value-type="float" office:value="1.73116089613035" calcext:value-type="float">
            <text:p>1.7311608961</text:p>
          </table:table-cell>
          <table:table-cell table:style-name="ce1" office:value-type="float" office:value="1.8620890311318" calcext:value-type="float">
            <text:p>1.8620890311</text:p>
          </table:table-cell>
          <table:table-cell table:style-name="ce1" office:value-type="float" office:value="2.24032586558045" calcext:value-type="float">
            <text:p>2.2403258656</text:p>
          </table:table-cell>
          <table:table-cell table:style-name="ce1" office:value-type="float" office:value="1.90573174279895" calcext:value-type="float">
            <text:p>1.9057317428</text:p>
          </table:table-cell>
          <table:table-cell table:style-name="ce1" office:value-type="float" office:value="2.00756473668897" calcext:value-type="float">
            <text:p>2.0075647367</text:p>
          </table:table-cell>
          <table:table-cell table:style-name="ce1" office:value-type="float" office:value="1.440209485016" calcext:value-type="float">
            <text:p>1.440209485</text:p>
          </table:table-cell>
          <table:table-cell table:style-name="ce1" office:value-type="float" office:value="1.76025603724178" calcext:value-type="float">
            <text:p>1.7602560372</text:p>
          </table:table-cell>
          <table:table-cell table:style-name="ce1" office:value-type="float" office:value="1.57113762001746" calcext:value-type="float">
            <text:p>1.57113762</text:p>
          </table:table-cell>
          <table:table-cell table:style-name="ce1" office:value-type="float" office:value="1.41111434390457" calcext:value-type="float">
            <text:p>1.4111143439</text:p>
          </table:table-cell>
          <table:table-cell table:style-name="ce1" office:value-type="float" office:value="2.09485016002328" calcext:value-type="float">
            <text:p>2.09485016</text:p>
          </table:table-cell>
          <table:table-cell table:style-name="ce1" office:value-type="float" office:value="1.73116089613035" calcext:value-type="float">
            <text:p>1.7311608961</text:p>
          </table:table-cell>
          <table:table-cell table:style-name="ce1" office:value-type="float" office:value="1.45475705557172" calcext:value-type="float">
            <text:p>1.4547570556</text:p>
          </table:table-cell>
          <table:table-cell table:style-name="ce1" office:value-type="float" office:value="1.81844631946465" calcext:value-type="float">
            <text:p>1.8184463195</text:p>
          </table:table-cell>
          <table:table-cell table:style-name="ce1" office:value-type="float" office:value="1.64387547279604" calcext:value-type="float">
            <text:p>1.6438754728</text:p>
          </table:table-cell>
          <table:table-cell table:style-name="ce1" office:value-type="float" office:value="1.81844631946465" calcext:value-type="float">
            <text:p>1.8184463195</text:p>
          </table:table-cell>
          <table:table-cell table:style-name="ce1" office:value-type="float" office:value="1.89118417224324" calcext:value-type="float">
            <text:p>1.8911841722</text:p>
          </table:table-cell>
          <table:table-cell table:style-name="ce1" office:value-type="float" office:value="1.70206575501891" calcext:value-type="float">
            <text:p>1.702065755</text:p>
          </table:table-cell>
        </table:table-row>
        <table:table-row table:style-name="ro1">
          <table:table-cell office:value-type="string" calcext:value-type="string">
            <text:p>UniHuman_20_flanklength_flankclashTrue.csv </text:p>
          </table:table-cell>
          <table:table-cell office:value-type="string" calcext:value-type="string">
            <text:p><text:s/>singlepass </text:p>
          </table:table-cell>
          <table:table-cell office:value-type="string" calcext:value-type="string">
            <text:p><text:s/>T </text:p>
          </table:table-cell>
          <table:table-cell office:value-type="float" office:value="4857" calcext:value-type="float">
            <text:p>4857</text:p>
          </table:table-cell>
          <table:table-cell/>
          <table:table-cell table:style-name="ce1" office:value-type="float" office:value="1.6530612244898" calcext:value-type="float">
            <text:p>1.6530612245</text:p>
          </table:table-cell>
          <table:table-cell table:style-name="ce1" office:value-type="float" office:value="1.12244897959184" calcext:value-type="float">
            <text:p>1.1224489796</text:p>
          </table:table-cell>
          <table:table-cell table:style-name="ce1" office:value-type="float" office:value="1.55102040816327" calcext:value-type="float">
            <text:p>1.5510204082</text:p>
          </table:table-cell>
          <table:table-cell table:style-name="ce1" office:value-type="float" office:value="1.42857142857143" calcext:value-type="float">
            <text:p>1.4285714286</text:p>
          </table:table-cell>
          <table:table-cell table:style-name="ce1" office:value-type="float" office:value="1.3469387755102" calcext:value-type="float">
            <text:p>1.3469387755</text:p>
          </table:table-cell>
          <table:table-cell table:style-name="ce1" office:value-type="float" office:value="1.91836734693878" calcext:value-type="float">
            <text:p>1.9183673469</text:p>
          </table:table-cell>
          <table:table-cell table:style-name="ce1" office:value-type="float" office:value="1.18367346938776" calcext:value-type="float">
            <text:p>1.1836734694</text:p>
          </table:table-cell>
          <table:table-cell table:style-name="ce1" office:value-type="float" office:value="1.6734693877551" calcext:value-type="float">
            <text:p>1.6734693878</text:p>
          </table:table-cell>
          <table:table-cell table:style-name="ce1" office:value-type="float" office:value="1.3265306122449" calcext:value-type="float">
            <text:p>1.3265306122</text:p>
          </table:table-cell>
          <table:table-cell table:style-name="ce1" office:value-type="float" office:value="1.57142857142857" calcext:value-type="float">
            <text:p>1.5714285714</text:p>
          </table:table-cell>
          <table:table-cell table:style-name="ce1" office:value-type="float" office:value="1.55102040816327" calcext:value-type="float">
            <text:p>1.5510204082</text:p>
          </table:table-cell>
          <table:table-cell table:style-name="ce1" office:value-type="float" office:value="1.06122448979592" calcext:value-type="float">
            <text:p>1.0612244898</text:p>
          </table:table-cell>
          <table:table-cell table:number-columns-repeated="2" table:style-name="ce1" office:value-type="float" office:value="1.04081632653061" calcext:value-type="float">
            <text:p>1.0408163265</text:p>
          </table:table-cell>
          <table:table-cell table:style-name="ce1" office:value-type="float" office:value="1.26530612244898" calcext:value-type="float">
            <text:p>1.2653061224</text:p>
          </table:table-cell>
          <table:table-cell table:number-columns-repeated="2" table:style-name="ce1" office:value-type="float" office:value="1.02040816326531" calcext:value-type="float">
            <text:p>1.0204081633</text:p>
          </table:table-cell>
          <table:table-cell table:style-name="ce1" office:value-type="float" office:value="1.16326530612245" calcext:value-type="float">
            <text:p>1.1632653061</text:p>
          </table:table-cell>
          <table:table-cell table:style-name="ce1" office:value-type="float" office:value="1.28571428571429" calcext:value-type="float">
            <text:p>1.2857142857</text:p>
          </table:table-cell>
          <table:table-cell table:style-name="ce1" office:value-type="float" office:value="1.87755102040816" calcext:value-type="float">
            <text:p>1.8775510204</text:p>
          </table:table-cell>
          <table:table-cell table:style-name="ce1" office:value-type="float" office:value="0.612244897959184" calcext:value-type="float">
            <text:p>0.612244898</text:p>
          </table:table-cell>
          <table:table-cell table:style-name="ce1" office:value-type="float" office:value="1.08163265306122" calcext:value-type="float">
            <text:p>1.0816326531</text:p>
          </table:table-cell>
          <table:table-cell table:style-name="ce1" office:value-type="float" office:value="1.18367346938776" calcext:value-type="float">
            <text:p>1.1836734694</text:p>
          </table:table-cell>
          <table:table-cell table:style-name="ce1" office:value-type="float" office:value="1.30612244897959" calcext:value-type="float">
            <text:p>1.306122449</text:p>
          </table:table-cell>
          <table:table-cell table:style-name="ce1" office:value-type="float" office:value="2.02040816326531" calcext:value-type="float">
            <text:p>2.0204081633</text:p>
          </table:table-cell>
          <table:table-cell table:style-name="ce1" office:value-type="float" office:value="1.3469387755102" calcext:value-type="float">
            <text:p>1.3469387755</text:p>
          </table:table-cell>
          <table:table-cell table:style-name="ce1" office:value-type="float" office:value="1.38775510204082" calcext:value-type="float">
            <text:p>1.387755102</text:p>
          </table:table-cell>
          <table:table-cell table:style-name="ce1" office:value-type="float" office:value="1.22448979591837" calcext:value-type="float">
            <text:p>1.2244897959</text:p>
          </table:table-cell>
          <table:table-cell table:style-name="ce1" office:value-type="float" office:value="1.53061224489796" calcext:value-type="float">
            <text:p>1.5306122449</text:p>
          </table:table-cell>
          <table:table-cell table:style-name="ce1" office:value-type="float" office:value="1.63265306122449" calcext:value-type="float">
            <text:p>1.6326530612</text:p>
          </table:table-cell>
          <table:table-cell table:style-name="ce1" office:value-type="float" office:value="1.28571428571429" calcext:value-type="float">
            <text:p>1.2857142857</text:p>
          </table:table-cell>
          <table:table-cell table:style-name="ce1" office:value-type="float" office:value="1.38775510204082" calcext:value-type="float">
            <text:p>1.387755102</text:p>
          </table:table-cell>
          <table:table-cell table:style-name="ce1" office:value-type="float" office:value="1.42857142857143" calcext:value-type="float">
            <text:p>1.4285714286</text:p>
          </table:table-cell>
          <table:table-cell table:style-name="ce1" office:value-type="float" office:value="1.61224489795918" calcext:value-type="float">
            <text:p>1.612244898</text:p>
          </table:table-cell>
          <table:table-cell table:style-name="ce1" office:value-type="float" office:value="1.63265306122449" calcext:value-type="float">
            <text:p>1.6326530612</text:p>
          </table:table-cell>
          <table:table-cell table:style-name="ce1" office:value-type="float" office:value="1.44897959183673" calcext:value-type="float">
            <text:p>1.4489795918</text:p>
          </table:table-cell>
          <table:table-cell table:style-name="ce1" office:value-type="float" office:value="1.53061224489796" calcext:value-type="float">
            <text:p>1.5306122449</text:p>
          </table:table-cell>
          <table:table-cell table:style-name="ce1" office:value-type="float" office:value="1.14285714285714" calcext:value-type="float">
            <text:p>1.1428571429</text:p>
          </table:table-cell>
          <table:table-cell table:style-name="ce1" office:value-type="float" office:value="1.48979591836735" calcext:value-type="float">
            <text:p>1.4897959184</text:p>
          </table:table-cell>
          <table:table-cell table:style-name="ce1" office:value-type="float" office:value="0.877551020408163" calcext:value-type="float">
            <text:p>0.8775510204</text:p>
          </table:table-cell>
          <table:table-cell table:style-name="ce1" office:value-type="float" office:value="0.816326530612245" calcext:value-type="float">
            <text:p>0.8163265306</text:p>
          </table:table-cell>
          <table:table-cell table:style-name="ce1" office:value-type="float" office:value="3.08163265306122" calcext:value-type="float">
            <text:p>3.0816326531</text:p>
          </table:table-cell>
          <table:table-cell table:style-name="ce1" office:value-type="float" office:value="2.3469387755102" calcext:value-type="float">
            <text:p>2.3469387755</text:p>
          </table:table-cell>
          <table:table-cell table:style-name="ce1" office:value-type="float" office:value="2.63265306122449" calcext:value-type="float">
            <text:p>2.6326530612</text:p>
          </table:table-cell>
          <table:table-cell table:style-name="ce1" office:value-type="float" office:value="2.6530612244898" calcext:value-type="float">
            <text:p>2.6530612245</text:p>
          </table:table-cell>
          <table:table-cell table:style-name="ce1" office:value-type="float" office:value="1.83673469387755" calcext:value-type="float">
            <text:p>1.8367346939</text:p>
          </table:table-cell>
          <table:table-cell table:style-name="ce1" office:value-type="float" office:value="2.10204081632653" calcext:value-type="float">
            <text:p>2.1020408163</text:p>
          </table:table-cell>
          <table:table-cell table:style-name="ce1" office:value-type="float" office:value="1.77551020408163" calcext:value-type="float">
            <text:p>1.7755102041</text:p>
          </table:table-cell>
          <table:table-cell table:style-name="ce1" office:value-type="float" office:value="1.81632653061225" calcext:value-type="float">
            <text:p>1.8163265306</text:p>
          </table:table-cell>
          <table:table-cell table:style-name="ce1" office:value-type="float" office:value="1.75510204081633" calcext:value-type="float">
            <text:p>1.7551020408</text:p>
          </table:table-cell>
          <table:table-cell table:style-name="ce1" office:value-type="float" office:value="1.51020408163265" calcext:value-type="float">
            <text:p>1.5102040816</text:p>
          </table:table-cell>
          <table:table-cell table:style-name="ce1" office:value-type="float" office:value="2.04081632653061" calcext:value-type="float">
            <text:p>2.0408163265</text:p>
          </table:table-cell>
          <table:table-cell table:number-columns-repeated="2" table:style-name="ce1" office:value-type="float" office:value="2.3469387755102" calcext:value-type="float">
            <text:p>2.3469387755</text:p>
          </table:table-cell>
          <table:table-cell table:style-name="ce1" office:value-type="float" office:value="2.36734693877551" calcext:value-type="float">
            <text:p>2.3673469388</text:p>
          </table:table-cell>
          <table:table-cell table:style-name="ce1" office:value-type="float" office:value="2.08163265306122" calcext:value-type="float">
            <text:p>2.0816326531</text:p>
          </table:table-cell>
          <table:table-cell table:style-name="ce1" office:value-type="float" office:value="2.38775510204082" calcext:value-type="float">
            <text:p>2.387755102</text:p>
          </table:table-cell>
          <table:table-cell table:style-name="ce1" office:value-type="float" office:value="1.97959183673469" calcext:value-type="float">
            <text:p>1.9795918367</text:p>
          </table:table-cell>
          <table:table-cell table:style-name="ce1" office:value-type="float" office:value="2.42857142857143" calcext:value-type="float">
            <text:p>2.4285714286</text:p>
          </table:table-cell>
          <table:table-cell table:style-name="ce1" office:value-type="float" office:value="2.16326530612245" calcext:value-type="float">
            <text:p>2.1632653061</text:p>
          </table:table-cell>
          <table:table-cell table:style-name="ce1" office:value-type="float" office:value="2.38775510204082" calcext:value-type="float">
            <text:p>2.387755102</text:p>
          </table:table-cell>
        </table:table-row>
        <table:table-row table:style-name="ro1">
          <table:table-cell office:value-type="string" calcext:value-type="string">
            <text:p>UniHuman_20_flanklength_flankclashTrue.csv </text:p>
          </table:table-cell>
          <table:table-cell office:value-type="string" calcext:value-type="string">
            <text:p><text:s/>singlepass </text:p>
          </table:table-cell>
          <table:table-cell office:value-type="string" calcext:value-type="string">
            <text:p><text:s/>S </text:p>
          </table:table-cell>
          <table:table-cell office:value-type="float" office:value="7182" calcext:value-type="float">
            <text:p>7182</text:p>
          </table:table-cell>
          <table:table-cell/>
          <table:table-cell table:style-name="ce1" office:value-type="float" office:value="1.73601543124828" calcext:value-type="float">
            <text:p>1.7360154312</text:p>
          </table:table-cell>
          <table:table-cell table:style-name="ce1" office:value-type="float" office:value="1.41912372554423" calcext:value-type="float">
            <text:p>1.4191237255</text:p>
          </table:table-cell>
          <table:table-cell table:style-name="ce1" office:value-type="float" office:value="1.54312482777625" calcext:value-type="float">
            <text:p>1.5431248278</text:p>
          </table:table-cell>
          <table:table-cell table:style-name="ce1" office:value-type="float" office:value="1.52934692752824" calcext:value-type="float">
            <text:p>1.5293469275</text:p>
          </table:table-cell>
          <table:table-cell table:style-name="ce1" office:value-type="float" office:value="1.41912372554423" calcext:value-type="float">
            <text:p>1.4191237255</text:p>
          </table:table-cell>
          <table:table-cell table:style-name="ce1" office:value-type="float" office:value="1.79112703224029" calcext:value-type="float">
            <text:p>1.7911270322</text:p>
          </table:table-cell>
          <table:table-cell table:style-name="ce1" office:value-type="float" office:value="1.59823642876826" calcext:value-type="float">
            <text:p>1.5982364288</text:p>
          </table:table-cell>
          <table:table-cell table:style-name="ce1" office:value-type="float" office:value="1.70845963075227" calcext:value-type="float">
            <text:p>1.7084596308</text:p>
          </table:table-cell>
          <table:table-cell table:style-name="ce1" office:value-type="float" office:value="1.59823642876826" calcext:value-type="float">
            <text:p>1.5982364288</text:p>
          </table:table-cell>
          <table:table-cell table:style-name="ce1" office:value-type="float" office:value="1.73601543124828" calcext:value-type="float">
            <text:p>1.7360154312</text:p>
          </table:table-cell>
          <table:table-cell table:style-name="ce1" office:value-type="float" office:value="1.81868283273629" calcext:value-type="float">
            <text:p>1.8186828327</text:p>
          </table:table-cell>
          <table:table-cell table:style-name="ce1" office:value-type="float" office:value="1.51556902728024" calcext:value-type="float">
            <text:p>1.5155690273</text:p>
          </table:table-cell>
          <table:table-cell table:style-name="ce1" office:value-type="float" office:value="1.92890603472031" calcext:value-type="float">
            <text:p>1.9289060347</text:p>
          </table:table-cell>
          <table:table-cell table:style-name="ce1" office:value-type="float" office:value="1.66712593000827" calcext:value-type="float">
            <text:p>1.66712593</text:p>
          </table:table-cell>
          <table:table-cell table:style-name="ce1" office:value-type="float" office:value="2.24579774042436" calcext:value-type="float">
            <text:p>2.2457977404</text:p>
          </table:table-cell>
          <table:table-cell table:style-name="ce1" office:value-type="float" office:value="1.28134472306421" calcext:value-type="float">
            <text:p>1.2813447231</text:p>
          </table:table-cell>
          <table:table-cell table:style-name="ce1" office:value-type="float" office:value="1.2675668228162" calcext:value-type="float">
            <text:p>1.2675668228</text:p>
          </table:table-cell>
          <table:table-cell table:style-name="ce1" office:value-type="float" office:value="1.18489942132819" calcext:value-type="float">
            <text:p>1.1848994213</text:p>
          </table:table-cell>
          <table:table-cell table:style-name="ce1" office:value-type="float" office:value="1.2400110223202" calcext:value-type="float">
            <text:p>1.2400110223</text:p>
          </table:table-cell>
          <table:table-cell table:style-name="ce1" office:value-type="float" office:value="1.52934692752824" calcext:value-type="float">
            <text:p>1.5293469275</text:p>
          </table:table-cell>
          <table:table-cell table:number-columns-repeated="2" table:style-name="ce1" office:value-type="float" office:value="0.606227610912097" calcext:value-type="float">
            <text:p>0.6062276109</text:p>
          </table:table-cell>
          <table:table-cell table:style-name="ce1" office:value-type="float" office:value="0.799118214384128" calcext:value-type="float">
            <text:p>0.7991182144</text:p>
          </table:table-cell>
          <table:table-cell table:style-name="ce1" office:value-type="float" office:value="0.923119316616148" calcext:value-type="float">
            <text:p>0.9231193166</text:p>
          </table:table-cell>
          <table:table-cell table:style-name="ce1" office:value-type="float" office:value="0.881785615872141" calcext:value-type="float">
            <text:p>0.8817856159</text:p>
          </table:table-cell>
          <table:table-cell table:style-name="ce1" office:value-type="float" office:value="0.81289611463213" calcext:value-type="float">
            <text:p>0.8128961146</text:p>
          </table:table-cell>
          <table:table-cell table:style-name="ce1" office:value-type="float" office:value="0.702672912648112" calcext:value-type="float">
            <text:p>0.7026729126</text:p>
          </table:table-cell>
          <table:table-cell table:number-columns-repeated="2" table:style-name="ce1" office:value-type="float" office:value="1.15734362083219" calcext:value-type="float">
            <text:p>1.1573436208</text:p>
          </table:table-cell>
          <table:table-cell table:style-name="ce1" office:value-type="float" office:value="0.840451915128134" calcext:value-type="float">
            <text:p>0.8404519151</text:p>
          </table:table-cell>
          <table:table-cell table:style-name="ce1" office:value-type="float" office:value="1.12978782033618" calcext:value-type="float">
            <text:p>1.1297878203</text:p>
          </table:table-cell>
          <table:table-cell table:style-name="ce1" office:value-type="float" office:value="1.07467621934417" calcext:value-type="float">
            <text:p>1.0746762193</text:p>
          </table:table-cell>
          <table:table-cell table:style-name="ce1" office:value-type="float" office:value="1.79112703224029" calcext:value-type="float">
            <text:p>1.7911270322</text:p>
          </table:table-cell>
          <table:table-cell table:style-name="ce1" office:value-type="float" office:value="1.43290162579223" calcext:value-type="float">
            <text:p>1.4329016258</text:p>
          </table:table-cell>
          <table:table-cell table:style-name="ce1" office:value-type="float" office:value="1.39156792504822" calcext:value-type="float">
            <text:p>1.391567925</text:p>
          </table:table-cell>
          <table:table-cell table:style-name="ce1" office:value-type="float" office:value="1.83246073298429" calcext:value-type="float">
            <text:p>1.832460733</text:p>
          </table:table-cell>
          <table:table-cell table:style-name="ce1" office:value-type="float" office:value="1.41912372554423" calcext:value-type="float">
            <text:p>1.4191237255</text:p>
          </table:table-cell>
          <table:table-cell table:style-name="ce1" office:value-type="float" office:value="1.15734362083219" calcext:value-type="float">
            <text:p>1.1573436208</text:p>
          </table:table-cell>
          <table:table-cell table:style-name="ce1" office:value-type="float" office:value="1.06089831909617" calcext:value-type="float">
            <text:p>1.0608983191</text:p>
          </table:table-cell>
          <table:table-cell table:number-columns-repeated="2" table:style-name="ce1" office:value-type="float" office:value="0.868007715624139" calcext:value-type="float">
            <text:p>0.8680077156</text:p>
          </table:table-cell>
          <table:table-cell table:style-name="ce1" office:value-type="float" office:value="2.32846514191237" calcext:value-type="float">
            <text:p>2.3284651419</text:p>
          </table:table-cell>
          <table:table-cell table:style-name="ce1" office:value-type="float" office:value="1.91512813447231" calcext:value-type="float">
            <text:p>1.9151281345</text:p>
          </table:table-cell>
          <table:table-cell table:style-name="ce1" office:value-type="float" office:value="2.23201984017636" calcext:value-type="float">
            <text:p>2.2320198402</text:p>
          </table:table-cell>
          <table:table-cell table:style-name="ce1" office:value-type="float" office:value="2.89335905208046" calcext:value-type="float">
            <text:p>2.8933590521</text:p>
          </table:table-cell>
          <table:table-cell table:style-name="ce1" office:value-type="float" office:value="2.39735464315238" calcext:value-type="float">
            <text:p>2.3973546432</text:p>
          </table:table-cell>
          <table:table-cell table:style-name="ce1" office:value-type="float" office:value="2.81069165059245" calcext:value-type="float">
            <text:p>2.8106916506</text:p>
          </table:table-cell>
          <table:table-cell table:style-name="ce1" office:value-type="float" office:value="2.10801873794434" calcext:value-type="float">
            <text:p>2.1080187379</text:p>
          </table:table-cell>
          <table:table-cell table:style-name="ce1" office:value-type="float" office:value="2.25957564067236" calcext:value-type="float">
            <text:p>2.2595756407</text:p>
          </table:table-cell>
          <table:table-cell table:style-name="ce1" office:value-type="float" office:value="2.06668503720033" calcext:value-type="float">
            <text:p>2.0666850372</text:p>
          </table:table-cell>
          <table:table-cell table:style-name="ce1" office:value-type="float" office:value="2.08046293744833" calcext:value-type="float">
            <text:p>2.0804629374</text:p>
          </table:table-cell>
          <table:table-cell table:style-name="ce1" office:value-type="float" office:value="2.12179663819234" calcext:value-type="float">
            <text:p>2.1217966382</text:p>
          </table:table-cell>
          <table:table-cell table:style-name="ce1" office:value-type="float" office:value="2.10801873794434" calcext:value-type="float">
            <text:p>2.1080187379</text:p>
          </table:table-cell>
          <table:table-cell table:style-name="ce1" office:value-type="float" office:value="2.05290713695233" calcext:value-type="float">
            <text:p>2.052907137</text:p>
          </table:table-cell>
          <table:table-cell table:style-name="ce1" office:value-type="float" office:value="1.73601543124828" calcext:value-type="float">
            <text:p>1.7360154312</text:p>
          </table:table-cell>
          <table:table-cell table:style-name="ce1" office:value-type="float" office:value="2.31468724166437" calcext:value-type="float">
            <text:p>2.3146872417</text:p>
          </table:table-cell>
          <table:table-cell table:style-name="ce1" office:value-type="float" office:value="2.09424083769633" calcext:value-type="float">
            <text:p>2.0942408377</text:p>
          </table:table-cell>
          <table:table-cell table:style-name="ce1" office:value-type="float" office:value="2.27335354092036" calcext:value-type="float">
            <text:p>2.2733535409</text:p>
          </table:table-cell>
          <table:table-cell table:style-name="ce1" office:value-type="float" office:value="2.42491044364839" calcext:value-type="float">
            <text:p>2.4249104436</text:p>
          </table:table-cell>
          <table:table-cell table:style-name="ce1" office:value-type="float" office:value="2.46624414439239" calcext:value-type="float">
            <text:p>2.4662441444</text:p>
          </table:table-cell>
          <table:table-cell table:style-name="ce1" office:value-type="float" office:value="1.99779553596032" calcext:value-type="float">
            <text:p>1.997795536</text:p>
          </table:table-cell>
        </table:table-row>
        <table:table-row table:style-name="ro1">
          <table:table-cell office:value-type="string" calcext:value-type="string">
            <text:p>UniHuman_20_flanklength_flankclashTrue.csv </text:p>
          </table:table-cell>
          <table:table-cell office:value-type="string" calcext:value-type="string">
            <text:p><text:s/>singlepass </text:p>
          </table:table-cell>
          <table:table-cell office:value-type="string" calcext:value-type="string">
            <text:p><text:s/>W </text:p>
          </table:table-cell>
          <table:table-cell office:value-type="float" office:value="1671" calcext:value-type="float">
            <text:p>1671</text:p>
          </table:table-cell>
          <table:table-cell/>
          <table:table-cell table:style-name="ce1" office:value-type="float" office:value="0.892857142857143" calcext:value-type="float">
            <text:p>0.8928571429</text:p>
          </table:table-cell>
          <table:table-cell table:style-name="ce1" office:value-type="float" office:value="0.714285714285714" calcext:value-type="float">
            <text:p>0.7142857143</text:p>
          </table:table-cell>
          <table:table-cell table:style-name="ce1" office:value-type="float" office:value="0.952380952380952" calcext:value-type="float">
            <text:p>0.9523809524</text:p>
          </table:table-cell>
          <table:table-cell table:style-name="ce1" office:value-type="float" office:value="0.416666666666667" calcext:value-type="float">
            <text:p>0.4166666667</text:p>
          </table:table-cell>
          <table:table-cell table:style-name="ce1" office:value-type="float" office:value="0.773809523809524" calcext:value-type="float">
            <text:p>0.7738095238</text:p>
          </table:table-cell>
          <table:table-cell table:style-name="ce1" office:value-type="float" office:value="0.654761904761905" calcext:value-type="float">
            <text:p>0.6547619048</text:p>
          </table:table-cell>
          <table:table-cell table:style-name="ce1" office:value-type="float" office:value="0.833333333333333" calcext:value-type="float">
            <text:p>0.8333333333</text:p>
          </table:table-cell>
          <table:table-cell table:style-name="ce1" office:value-type="float" office:value="1.19047619047619" calcext:value-type="float">
            <text:p>1.1904761905</text:p>
          </table:table-cell>
          <table:table-cell table:style-name="ce1" office:value-type="float" office:value="1.01190476190476" calcext:value-type="float">
            <text:p>1.0119047619</text:p>
          </table:table-cell>
          <table:table-cell table:style-name="ce1" office:value-type="float" office:value="0.833333333333333" calcext:value-type="float">
            <text:p>0.8333333333</text:p>
          </table:table-cell>
          <table:table-cell table:style-name="ce1" office:value-type="float" office:value="1.25" calcext:value-type="float">
            <text:p>1.25</text:p>
          </table:table-cell>
          <table:table-cell table:style-name="ce1" office:value-type="float" office:value="1.07142857142857" calcext:value-type="float">
            <text:p>1.0714285714</text:p>
          </table:table-cell>
          <table:table-cell table:number-columns-repeated="2" table:style-name="ce1" office:value-type="float" office:value="1.78571428571429" calcext:value-type="float">
            <text:p>1.7857142857</text:p>
          </table:table-cell>
          <table:table-cell table:style-name="ce1" office:value-type="float" office:value="3.63095238095238" calcext:value-type="float">
            <text:p>3.630952381</text:p>
          </table:table-cell>
          <table:table-cell table:style-name="ce1" office:value-type="float" office:value="2.67857142857143" calcext:value-type="float">
            <text:p>2.6785714286</text:p>
          </table:table-cell>
          <table:table-cell table:style-name="ce1" office:value-type="float" office:value="2.73809523809524" calcext:value-type="float">
            <text:p>2.7380952381</text:p>
          </table:table-cell>
          <table:table-cell table:style-name="ce1" office:value-type="float" office:value="3.0952380952381" calcext:value-type="float">
            <text:p>3.0952380952</text:p>
          </table:table-cell>
          <table:table-cell table:style-name="ce1" office:value-type="float" office:value="4.82142857142857" calcext:value-type="float">
            <text:p>4.8214285714</text:p>
          </table:table-cell>
          <table:table-cell table:style-name="ce1" office:value-type="float" office:value="4.94047619047619" calcext:value-type="float">
            <text:p>4.9404761905</text:p>
          </table:table-cell>
          <table:table-cell table:style-name="ce1" office:value-type="float" office:value="4.82142857142857" calcext:value-type="float">
            <text:p>4.8214285714</text:p>
          </table:table-cell>
          <table:table-cell table:style-name="ce1" office:value-type="float" office:value="2.73809523809524" calcext:value-type="float">
            <text:p>2.7380952381</text:p>
          </table:table-cell>
          <table:table-cell table:style-name="ce1" office:value-type="float" office:value="2.5" calcext:value-type="float">
            <text:p>2.5</text:p>
          </table:table-cell>
          <table:table-cell table:style-name="ce1" office:value-type="float" office:value="1.78571428571429" calcext:value-type="float">
            <text:p>1.7857142857</text:p>
          </table:table-cell>
          <table:table-cell table:number-columns-repeated="2" table:style-name="ce1" office:value-type="float" office:value="0.595238095238095" calcext:value-type="float">
            <text:p>0.5952380952</text:p>
          </table:table-cell>
          <table:table-cell table:style-name="ce1" office:value-type="float" office:value="0.654761904761905" calcext:value-type="float">
            <text:p>0.6547619048</text:p>
          </table:table-cell>
          <table:table-cell table:style-name="ce1" office:value-type="float" office:value="0.595238095238095" calcext:value-type="float">
            <text:p>0.5952380952</text:p>
          </table:table-cell>
          <table:table-cell table:style-name="ce1" office:value-type="float" office:value="0.833333333333333" calcext:value-type="float">
            <text:p>0.8333333333</text:p>
          </table:table-cell>
          <table:table-cell table:style-name="ce1" office:value-type="float" office:value="0.178571428571429" calcext:value-type="float">
            <text:p>0.1785714286</text:p>
          </table:table-cell>
          <table:table-cell table:style-name="ce1" office:value-type="float" office:value="0.952380952380952" calcext:value-type="float">
            <text:p>0.9523809524</text:p>
          </table:table-cell>
          <table:table-cell table:style-name="ce1" office:value-type="float" office:value="0.892857142857143" calcext:value-type="float">
            <text:p>0.8928571429</text:p>
          </table:table-cell>
          <table:table-cell table:style-name="ce1" office:value-type="float" office:value="0.952380952380952" calcext:value-type="float">
            <text:p>0.9523809524</text:p>
          </table:table-cell>
          <table:table-cell table:style-name="ce1" office:value-type="float" office:value="1.01190476190476" calcext:value-type="float">
            <text:p>1.0119047619</text:p>
          </table:table-cell>
          <table:table-cell table:style-name="ce1" office:value-type="float" office:value="0.535714285714286" calcext:value-type="float">
            <text:p>0.5357142857</text:p>
          </table:table-cell>
          <table:table-cell table:style-name="ce1" office:value-type="float" office:value="0.952380952380952" calcext:value-type="float">
            <text:p>0.9523809524</text:p>
          </table:table-cell>
          <table:table-cell table:style-name="ce1" office:value-type="float" office:value="1.19047619047619" calcext:value-type="float">
            <text:p>1.1904761905</text:p>
          </table:table-cell>
          <table:table-cell table:style-name="ce1" office:value-type="float" office:value="2.32142857142857" calcext:value-type="float">
            <text:p>2.3214285714</text:p>
          </table:table-cell>
          <table:table-cell table:style-name="ce1" office:value-type="float" office:value="2.97619047619048" calcext:value-type="float">
            <text:p>2.9761904762</text:p>
          </table:table-cell>
          <table:table-cell table:style-name="ce1" office:value-type="float" office:value="3.27380952380952" calcext:value-type="float">
            <text:p>3.2738095238</text:p>
          </table:table-cell>
          <table:table-cell table:style-name="ce1" office:value-type="float" office:value="4.58333333333333" calcext:value-type="float">
            <text:p>4.5833333333</text:p>
          </table:table-cell>
          <table:table-cell table:style-name="ce1" office:value-type="float" office:value="2.85714285714286" calcext:value-type="float">
            <text:p>2.8571428571</text:p>
          </table:table-cell>
          <table:table-cell table:style-name="ce1" office:value-type="float" office:value="2.67857142857143" calcext:value-type="float">
            <text:p>2.6785714286</text:p>
          </table:table-cell>
          <table:table-cell table:style-name="ce1" office:value-type="float" office:value="2.26190476190476" calcext:value-type="float">
            <text:p>2.2619047619</text:p>
          </table:table-cell>
          <table:table-cell table:number-columns-repeated="2" table:style-name="ce1" office:value-type="float" office:value="1.8452380952381" calcext:value-type="float">
            <text:p>1.8452380952</text:p>
          </table:table-cell>
          <table:table-cell table:style-name="ce1" office:value-type="float" office:value="0.892857142857143" calcext:value-type="float">
            <text:p>0.8928571429</text:p>
          </table:table-cell>
          <table:table-cell table:style-name="ce1" office:value-type="float" office:value="1.01190476190476" calcext:value-type="float">
            <text:p>1.0119047619</text:p>
          </table:table-cell>
          <table:table-cell table:style-name="ce1" office:value-type="float" office:value="0.773809523809524" calcext:value-type="float">
            <text:p>0.7738095238</text:p>
          </table:table-cell>
          <table:table-cell table:style-name="ce1" office:value-type="float" office:value="0.952380952380952" calcext:value-type="float">
            <text:p>0.9523809524</text:p>
          </table:table-cell>
          <table:table-cell table:style-name="ce1" office:value-type="float" office:value="1.07142857142857" calcext:value-type="float">
            <text:p>1.0714285714</text:p>
          </table:table-cell>
          <table:table-cell table:style-name="ce1" office:value-type="float" office:value="0.833333333333333" calcext:value-type="float">
            <text:p>0.8333333333</text:p>
          </table:table-cell>
          <table:table-cell table:style-name="ce1" office:value-type="float" office:value="1.25" calcext:value-type="float">
            <text:p>1.25</text:p>
          </table:table-cell>
          <table:table-cell table:style-name="ce1" office:value-type="float" office:value="1.42857142857143" calcext:value-type="float">
            <text:p>1.4285714286</text:p>
          </table:table-cell>
          <table:table-cell table:style-name="ce1" office:value-type="float" office:value="0.892857142857143" calcext:value-type="float">
            <text:p>0.8928571429</text:p>
          </table:table-cell>
          <table:table-cell table:style-name="ce1" office:value-type="float" office:value="1.48809523809524" calcext:value-type="float">
            <text:p>1.4880952381</text:p>
          </table:table-cell>
          <table:table-cell table:style-name="ce1" office:value-type="float" office:value="1.30952380952381" calcext:value-type="float">
            <text:p>1.3095238095</text:p>
          </table:table-cell>
          <table:table-cell table:style-name="ce1" office:value-type="float" office:value="1.13095238095238" calcext:value-type="float">
            <text:p>1.130952381</text:p>
          </table:table-cell>
          <table:table-cell table:style-name="ce1" office:value-type="float" office:value="1.36904761904762" calcext:value-type="float">
            <text:p>1.369047619</text:p>
          </table:table-cell>
          <table:table-cell table:style-name="ce1" office:value-type="float" office:value="1.07142857142857" calcext:value-type="float">
            <text:p>1.0714285714</text:p>
          </table:table-cell>
          <table:table-cell table:style-name="ce1" office:value-type="float" office:value="1.48809523809524" calcext:value-type="float">
            <text:p>1.4880952381</text:p>
          </table:table-cell>
        </table:table-row>
        <table:table-row table:style-name="ro1">
          <table:table-cell office:value-type="string" calcext:value-type="string">
            <text:p>UniHuman_20_flanklength_flankclashTrue.csv </text:p>
          </table:table-cell>
          <table:table-cell office:value-type="string" calcext:value-type="string">
            <text:p><text:s/>singlepass </text:p>
          </table:table-cell>
          <table:table-cell office:value-type="string" calcext:value-type="string">
            <text:p><text:s/>Y </text:p>
          </table:table-cell>
          <table:table-cell office:value-type="float" office:value="2561" calcext:value-type="float">
            <text:p>2561</text:p>
          </table:table-cell>
          <table:table-cell/>
          <table:table-cell table:style-name="ce1" office:value-type="float" office:value="1.35764158262219" calcext:value-type="float">
            <text:p>1.3576415826</text:p>
          </table:table-cell>
          <table:table-cell table:style-name="ce1" office:value-type="float" office:value="1.62916989914663" calcext:value-type="float">
            <text:p>1.6291698991</text:p>
          </table:table-cell>
          <table:table-cell table:style-name="ce1" office:value-type="float" office:value="1.20248254460822" calcext:value-type="float">
            <text:p>1.2024825446</text:p>
          </table:table-cell>
          <table:table-cell table:style-name="ce1" office:value-type="float" office:value="1.39643134212568" calcext:value-type="float">
            <text:p>1.3964313421</text:p>
          </table:table-cell>
          <table:table-cell table:style-name="ce1" office:value-type="float" office:value="1.3188518231187" calcext:value-type="float">
            <text:p>1.3188518231</text:p>
          </table:table-cell>
          <table:table-cell table:style-name="ce1" office:value-type="float" office:value="1.12490302560124" calcext:value-type="float">
            <text:p>1.1249030256</text:p>
          </table:table-cell>
          <table:table-cell table:style-name="ce1" office:value-type="float" office:value="1.39643134212568" calcext:value-type="float">
            <text:p>1.3964313421</text:p>
          </table:table-cell>
          <table:table-cell table:style-name="ce1" office:value-type="float" office:value="1.90069821567106" calcext:value-type="float">
            <text:p>1.9006982157</text:p>
          </table:table-cell>
          <table:table-cell table:style-name="ce1" office:value-type="float" office:value="1.93948797517455" calcext:value-type="float">
            <text:p>1.9394879752</text:p>
          </table:table-cell>
          <table:table-cell table:style-name="ce1" office:value-type="float" office:value="2.09464701318852" calcext:value-type="float">
            <text:p>2.0946470132</text:p>
          </table:table-cell>
          <table:table-cell table:style-name="ce1" office:value-type="float" office:value="1.47401086113266" calcext:value-type="float">
            <text:p>1.4740108611</text:p>
          </table:table-cell>
          <table:table-cell table:style-name="ce1" office:value-type="float" office:value="2.36617532971296" calcext:value-type="float">
            <text:p>2.3661753297</text:p>
          </table:table-cell>
          <table:table-cell table:style-name="ce1" office:value-type="float" office:value="1.55159038013964" calcext:value-type="float">
            <text:p>1.5515903801</text:p>
          </table:table-cell>
          <table:table-cell table:number-columns-repeated="2" table:style-name="ce1" office:value-type="float" office:value="1.39643134212568" calcext:value-type="float">
            <text:p>1.3964313421</text:p>
          </table:table-cell>
          <table:table-cell table:style-name="ce1" office:value-type="float" office:value="1.66795965865012" calcext:value-type="float">
            <text:p>1.6679596587</text:p>
          </table:table-cell>
          <table:table-cell table:style-name="ce1" office:value-type="float" office:value="1.90069821567106" calcext:value-type="float">
            <text:p>1.9006982157</text:p>
          </table:table-cell>
          <table:table-cell table:style-name="ce1" office:value-type="float" office:value="3.25833979829325" calcext:value-type="float">
            <text:p>3.2583397983</text:p>
          </table:table-cell>
          <table:table-cell table:style-name="ce1" office:value-type="float" office:value="3.21955003878976" calcext:value-type="float">
            <text:p>3.2195500388</text:p>
          </table:table-cell>
          <table:table-cell table:style-name="ce1" office:value-type="float" office:value="5.04266873545384" calcext:value-type="float">
            <text:p>5.0426687355</text:p>
          </table:table-cell>
          <table:table-cell table:style-name="ce1" office:value-type="float" office:value="3.95655546935609" calcext:value-type="float">
            <text:p>3.9565554694</text:p>
          </table:table-cell>
          <table:table-cell table:style-name="ce1" office:value-type="float" office:value="3.18076027928627" calcext:value-type="float">
            <text:p>3.1807602793</text:p>
          </table:table-cell>
          <table:table-cell table:style-name="ce1" office:value-type="float" office:value="2.48254460822343" calcext:value-type="float">
            <text:p>2.4825446082</text:p>
          </table:table-cell>
          <table:table-cell table:style-name="ce1" office:value-type="float" office:value="1.82311869666408" calcext:value-type="float">
            <text:p>1.8231186967</text:p>
          </table:table-cell>
          <table:table-cell table:style-name="ce1" office:value-type="float" office:value="0.698215671062839" calcext:value-type="float">
            <text:p>0.6982156711</text:p>
          </table:table-cell>
          <table:table-cell table:number-columns-repeated="2" table:style-name="ce1" office:value-type="float" office:value="0.659425911559348" calcext:value-type="float">
            <text:p>0.6594259116</text:p>
          </table:table-cell>
          <table:table-cell table:style-name="ce1" office:value-type="float" office:value="0.504266873545384" calcext:value-type="float">
            <text:p>0.5042668735</text:p>
          </table:table-cell>
          <table:table-cell table:style-name="ce1" office:value-type="float" office:value="0.310318076027929" calcext:value-type="float">
            <text:p>0.310318076</text:p>
          </table:table-cell>
          <table:table-cell table:style-name="ce1" office:value-type="float" office:value="0.232738557020946" calcext:value-type="float">
            <text:p>0.232738557</text:p>
          </table:table-cell>
          <table:table-cell table:style-name="ce1" office:value-type="float" office:value="0.387897595034911" calcext:value-type="float">
            <text:p>0.387897595</text:p>
          </table:table-cell>
          <table:table-cell table:number-columns-repeated="2" table:style-name="ce1" office:value-type="float" office:value="0.34910783553142" calcext:value-type="float">
            <text:p>0.3491078355</text:p>
          </table:table-cell>
          <table:table-cell table:style-name="ce1" office:value-type="float" office:value="0.775795190069822" calcext:value-type="float">
            <text:p>0.7757951901</text:p>
          </table:table-cell>
          <table:table-cell table:style-name="ce1" office:value-type="float" office:value="0.737005430566331" calcext:value-type="float">
            <text:p>0.7370054306</text:p>
          </table:table-cell>
          <table:table-cell table:style-name="ce1" office:value-type="float" office:value="1.3188518231187" calcext:value-type="float">
            <text:p>1.3188518231</text:p>
          </table:table-cell>
          <table:table-cell table:style-name="ce1" office:value-type="float" office:value="1.24127230411171" calcext:value-type="float">
            <text:p>1.2412723041</text:p>
          </table:table-cell>
          <table:table-cell table:style-name="ce1" office:value-type="float" office:value="2.48254460822343" calcext:value-type="float">
            <text:p>2.4825446082</text:p>
          </table:table-cell>
          <table:table-cell table:style-name="ce1" office:value-type="float" office:value="2.24980605120248" calcext:value-type="float">
            <text:p>2.2498060512</text:p>
          </table:table-cell>
          <table:table-cell table:style-name="ce1" office:value-type="float" office:value="2.98681148176881" calcext:value-type="float">
            <text:p>2.9868114818</text:p>
          </table:table-cell>
          <table:table-cell table:style-name="ce1" office:value-type="float" office:value="1.93948797517455" calcext:value-type="float">
            <text:p>1.9394879752</text:p>
          </table:table-cell>
          <table:table-cell table:style-name="ce1" office:value-type="float" office:value="2.67649340574088" calcext:value-type="float">
            <text:p>2.6764934057</text:p>
          </table:table-cell>
          <table:table-cell table:style-name="ce1" office:value-type="float" office:value="2.52133436772692" calcext:value-type="float">
            <text:p>2.5213343677</text:p>
          </table:table-cell>
          <table:table-cell table:style-name="ce1" office:value-type="float" office:value="2.71528316524438" calcext:value-type="float">
            <text:p>2.7152831652</text:p>
          </table:table-cell>
          <table:table-cell table:style-name="ce1" office:value-type="float" office:value="1.35764158262219" calcext:value-type="float">
            <text:p>1.3576415826</text:p>
          </table:table-cell>
          <table:table-cell table:style-name="ce1" office:value-type="float" office:value="1.70674941815361" calcext:value-type="float">
            <text:p>1.7067494182</text:p>
          </table:table-cell>
          <table:table-cell table:style-name="ce1" office:value-type="float" office:value="1.59038013964313" calcext:value-type="float">
            <text:p>1.5903801396</text:p>
          </table:table-cell>
          <table:table-cell table:style-name="ce1" office:value-type="float" office:value="1.08611326609775" calcext:value-type="float">
            <text:p>1.0861132661</text:p>
          </table:table-cell>
          <table:table-cell table:style-name="ce1" office:value-type="float" office:value="1.43522110162917" calcext:value-type="float">
            <text:p>1.4352211016</text:p>
          </table:table-cell>
          <table:table-cell table:style-name="ce1" office:value-type="float" office:value="1.28006206361521" calcext:value-type="float">
            <text:p>1.2800620636</text:p>
          </table:table-cell>
          <table:table-cell table:style-name="ce1" office:value-type="float" office:value="1.51280062063615" calcext:value-type="float">
            <text:p>1.5128006206</text:p>
          </table:table-cell>
          <table:table-cell table:number-columns-repeated="2" table:style-name="ce1" office:value-type="float" office:value="1.35764158262219" calcext:value-type="float">
            <text:p>1.3576415826</text:p>
          </table:table-cell>
          <table:table-cell table:style-name="ce1" office:value-type="float" office:value="1.12490302560124" calcext:value-type="float">
            <text:p>1.1249030256</text:p>
          </table:table-cell>
          <table:table-cell table:style-name="ce1" office:value-type="float" office:value="1.24127230411171" calcext:value-type="float">
            <text:p>1.2412723041</text:p>
          </table:table-cell>
          <table:table-cell table:style-name="ce1" office:value-type="float" office:value="1.3188518231187" calcext:value-type="float">
            <text:p>1.3188518231</text:p>
          </table:table-cell>
          <table:table-cell table:style-name="ce1" office:value-type="float" office:value="1.51280062063615" calcext:value-type="float">
            <text:p>1.5128006206</text:p>
          </table:table-cell>
          <table:table-cell table:style-name="ce1" office:value-type="float" office:value="1.43522110162917" calcext:value-type="float">
            <text:p>1.4352211016</text:p>
          </table:table-cell>
          <table:table-cell table:style-name="ce1" office:value-type="float" office:value="1.16369278510473" calcext:value-type="float">
            <text:p>1.1636927851</text:p>
          </table:table-cell>
          <table:table-cell table:style-name="ce1" office:value-type="float" office:value="1.47401086113266" calcext:value-type="float">
            <text:p>1.4740108611</text:p>
          </table:table-cell>
          <table:table-cell table:style-name="ce1" office:value-type="float" office:value="1.51280062063615" calcext:value-type="float">
            <text:p>1.5128006206</text:p>
          </table:table-cell>
        </table:table-row>
        <table:table-row table:style-name="ro1">
          <table:table-cell office:value-type="string" calcext:value-type="string">
            <text:p>UniHuman_20_flanklength_flankclashTrue.csv </text:p>
          </table:table-cell>
          <table:table-cell office:value-type="string" calcext:value-type="string">
            <text:p><text:s/>singlepass </text:p>
          </table:table-cell>
          <table:table-cell office:value-type="string" calcext:value-type="string">
            <text:p><text:s/>P </text:p>
          </table:table-cell>
          <table:table-cell office:value-type="float" office:value="5191" calcext:value-type="float">
            <text:p>5191</text:p>
          </table:table-cell>
          <table:table-cell/>
          <table:table-cell table:style-name="ce1" office:value-type="float" office:value="2.01943227281387" calcext:value-type="float">
            <text:p>2.0194322728</text:p>
          </table:table-cell>
          <table:table-cell table:style-name="ce1" office:value-type="float" office:value="2.15279100781101" calcext:value-type="float">
            <text:p>2.1527910078</text:p>
          </table:table-cell>
          <table:table-cell table:style-name="ce1" office:value-type="float" office:value="2.0384835206706" calcext:value-type="float">
            <text:p>2.0384835207</text:p>
          </table:table-cell>
          <table:table-cell table:style-name="ce1" office:value-type="float" office:value="2.36235473423509" calcext:value-type="float">
            <text:p>2.3623547342</text:p>
          </table:table-cell>
          <table:table-cell table:style-name="ce1" office:value-type="float" office:value="2.72432844351305" calcext:value-type="float">
            <text:p>2.7243284435</text:p>
          </table:table-cell>
          <table:table-cell table:style-name="ce1" office:value-type="float" office:value="2.07658601638407" calcext:value-type="float">
            <text:p>2.0765860164</text:p>
          </table:table-cell>
          <table:table-cell table:style-name="ce1" office:value-type="float" office:value="2.36235473423509" calcext:value-type="float">
            <text:p>2.3623547342</text:p>
          </table:table-cell>
          <table:table-cell table:style-name="ce1" office:value-type="float" office:value="1.94322728138693" calcext:value-type="float">
            <text:p>1.9432272814</text:p>
          </table:table-cell>
          <table:table-cell table:style-name="ce1" office:value-type="float" office:value="2.05753476852734" calcext:value-type="float">
            <text:p>2.0575347685</text:p>
          </table:table-cell>
          <table:table-cell table:style-name="ce1" office:value-type="float" office:value="2.22899599923795" calcext:value-type="float">
            <text:p>2.2289959992</text:p>
          </table:table-cell>
          <table:table-cell table:style-name="ce1" office:value-type="float" office:value="1.4859973328253" calcext:value-type="float">
            <text:p>1.4859973328</text:p>
          </table:table-cell>
          <table:table-cell table:style-name="ce1" office:value-type="float" office:value="1.96227852924367" calcext:value-type="float">
            <text:p>1.9622785292</text:p>
          </table:table-cell>
          <table:table-cell table:style-name="ce1" office:value-type="float" office:value="1.75271480281958" calcext:value-type="float">
            <text:p>1.7527148028</text:p>
          </table:table-cell>
          <table:table-cell table:style-name="ce1" office:value-type="float" office:value="1.25738235854448" calcext:value-type="float">
            <text:p>1.2573823585</text:p>
          </table:table-cell>
          <table:table-cell table:style-name="ce1" office:value-type="float" office:value="1.4288435892551" calcext:value-type="float">
            <text:p>1.4288435893</text:p>
          </table:table-cell>
          <table:table-cell table:style-name="ce1" office:value-type="float" office:value="0.914459897123261" calcext:value-type="float">
            <text:p>0.9144598971</text:p>
          </table:table-cell>
          <table:table-cell table:style-name="ce1" office:value-type="float" office:value="0.952562392836731" calcext:value-type="float">
            <text:p>0.9525623928</text:p>
          </table:table-cell>
          <table:table-cell table:style-name="ce1" office:value-type="float" office:value="0.723947418555915" calcext:value-type="float">
            <text:p>0.7239474186</text:p>
          </table:table-cell>
          <table:table-cell table:style-name="ce1" office:value-type="float" office:value="0.895408649266527" calcext:value-type="float">
            <text:p>0.8954086493</text:p>
          </table:table-cell>
          <table:table-cell table:style-name="ce1" office:value-type="float" office:value="0.628691179272242" calcext:value-type="float">
            <text:p>0.6286911793</text:p>
          </table:table-cell>
          <table:table-cell table:style-name="ce1" office:value-type="float" office:value="0.361973709277958" calcext:value-type="float">
            <text:p>0.3619737093</text:p>
          </table:table-cell>
          <table:table-cell table:style-name="ce1" office:value-type="float" office:value="0.381024957134692" calcext:value-type="float">
            <text:p>0.3810249571</text:p>
          </table:table-cell>
          <table:table-cell table:style-name="ce1" office:value-type="float" office:value="0.323871213564488" calcext:value-type="float">
            <text:p>0.3238712136</text:p>
          </table:table-cell>
          <table:table-cell table:style-name="ce1" office:value-type="float" office:value="0.266717469994285" calcext:value-type="float">
            <text:p>0.26671747</text:p>
          </table:table-cell>
          <table:table-cell table:style-name="ce1" office:value-type="float" office:value="0.342922461421223" calcext:value-type="float">
            <text:p>0.3429224614</text:p>
          </table:table-cell>
          <table:table-cell table:style-name="ce1" office:value-type="float" office:value="0.266717469994285" calcext:value-type="float">
            <text:p>0.26671747</text:p>
          </table:table-cell>
          <table:table-cell table:style-name="ce1" office:value-type="float" office:value="0.419127452848162" calcext:value-type="float">
            <text:p>0.4191274528</text:p>
          </table:table-cell>
          <table:table-cell table:style-name="ce1" office:value-type="float" office:value="0.209563726424081" calcext:value-type="float">
            <text:p>0.2095637264</text:p>
          </table:table-cell>
          <table:table-cell table:style-name="ce1" office:value-type="float" office:value="0.228614974280815" calcext:value-type="float">
            <text:p>0.2286149743</text:p>
          </table:table-cell>
          <table:table-cell table:style-name="ce1" office:value-type="float" office:value="0.419127452848162" calcext:value-type="float">
            <text:p>0.4191274528</text:p>
          </table:table-cell>
          <table:table-cell table:style-name="ce1" office:value-type="float" office:value="0.361973709277958" calcext:value-type="float">
            <text:p>0.3619737093</text:p>
          </table:table-cell>
          <table:table-cell table:style-name="ce1" office:value-type="float" office:value="0.419127452848162" calcext:value-type="float">
            <text:p>0.4191274528</text:p>
          </table:table-cell>
          <table:table-cell table:style-name="ce1" office:value-type="float" office:value="0.533434939988569" calcext:value-type="float">
            <text:p>0.53343494</text:p>
          </table:table-cell>
          <table:table-cell table:style-name="ce1" office:value-type="float" office:value="0.647742427128977" calcext:value-type="float">
            <text:p>0.6477424271</text:p>
          </table:table-cell>
          <table:table-cell table:style-name="ce1" office:value-type="float" office:value="0.723947418555915" calcext:value-type="float">
            <text:p>0.7239474186</text:p>
          </table:table-cell>
          <table:table-cell table:style-name="ce1" office:value-type="float" office:value="0.666793674985712" calcext:value-type="float">
            <text:p>0.666793675</text:p>
          </table:table-cell>
          <table:table-cell table:style-name="ce1" office:value-type="float" office:value="0.514383692131835" calcext:value-type="float">
            <text:p>0.5143836921</text:p>
          </table:table-cell>
          <table:table-cell table:style-name="ce1" office:value-type="float" office:value="1.02876738426367" calcext:value-type="float">
            <text:p>1.0287673843</text:p>
          </table:table-cell>
          <table:table-cell table:style-name="ce1" office:value-type="float" office:value="0.914459897123261" calcext:value-type="float">
            <text:p>0.9144598971</text:p>
          </table:table-cell>
          <table:table-cell table:style-name="ce1" office:value-type="float" office:value="0.819203657839588" calcext:value-type="float">
            <text:p>0.8192036578</text:p>
          </table:table-cell>
          <table:table-cell table:style-name="ce1" office:value-type="float" office:value="0.590588683558773" calcext:value-type="float">
            <text:p>0.5905886836</text:p>
          </table:table-cell>
          <table:table-cell table:style-name="ce1" office:value-type="float" office:value="2.40045722994856" calcext:value-type="float">
            <text:p>2.4004572299</text:p>
          </table:table-cell>
          <table:table-cell table:style-name="ce1" office:value-type="float" office:value="2.05753476852734" calcext:value-type="float">
            <text:p>2.0575347685</text:p>
          </table:table-cell>
          <table:table-cell table:style-name="ce1" office:value-type="float" office:value="2.4195084778053" calcext:value-type="float">
            <text:p>2.4195084778</text:p>
          </table:table-cell>
          <table:table-cell table:style-name="ce1" office:value-type="float" office:value="2.4766622213755" calcext:value-type="float">
            <text:p>2.4766622214</text:p>
          </table:table-cell>
          <table:table-cell table:style-name="ce1" office:value-type="float" office:value="2.61002095637264" calcext:value-type="float">
            <text:p>2.6100209564</text:p>
          </table:table-cell>
          <table:table-cell table:style-name="ce1" office:value-type="float" office:value="2.76243093922652" calcext:value-type="float">
            <text:p>2.7624309392</text:p>
          </table:table-cell>
          <table:table-cell table:style-name="ce1" office:value-type="float" office:value="3.06725090493427" calcext:value-type="float">
            <text:p>3.0672509049</text:p>
          </table:table-cell>
          <table:table-cell table:style-name="ce1" office:value-type="float" office:value="3.33396837492856" calcext:value-type="float">
            <text:p>3.3339683749</text:p>
          </table:table-cell>
          <table:table-cell table:style-name="ce1" office:value-type="float" office:value="3.4673271099257" calcext:value-type="float">
            <text:p>3.4673271099</text:p>
          </table:table-cell>
          <table:table-cell table:style-name="ce1" office:value-type="float" office:value="2.99104591350734" calcext:value-type="float">
            <text:p>2.9910459135</text:p>
          </table:table-cell>
          <table:table-cell table:style-name="ce1" office:value-type="float" office:value="3.04819965707754" calcext:value-type="float">
            <text:p>3.0481996571</text:p>
          </table:table-cell>
          <table:table-cell table:style-name="ce1" office:value-type="float" office:value="2.62907220422938" calcext:value-type="float">
            <text:p>2.6290722042</text:p>
          </table:table-cell>
          <table:table-cell table:style-name="ce1" office:value-type="float" office:value="3.01009716136407" calcext:value-type="float">
            <text:p>3.0100971614</text:p>
          </table:table-cell>
          <table:table-cell table:style-name="ce1" office:value-type="float" office:value="2.80053343493999" calcext:value-type="float">
            <text:p>2.8005334349</text:p>
          </table:table-cell>
          <table:table-cell table:style-name="ce1" office:value-type="float" office:value="2.68622594779958" calcext:value-type="float">
            <text:p>2.6862259478</text:p>
          </table:table-cell>
          <table:table-cell table:style-name="ce1" office:value-type="float" office:value="2.36235473423509" calcext:value-type="float">
            <text:p>2.3623547342</text:p>
          </table:table-cell>
          <table:table-cell table:style-name="ce1" office:value-type="float" office:value="2.51476471708897" calcext:value-type="float">
            <text:p>2.5147647171</text:p>
          </table:table-cell>
          <table:table-cell table:style-name="ce1" office:value-type="float" office:value="2.26709849495142" calcext:value-type="float">
            <text:p>2.267098495</text:p>
          </table:table-cell>
          <table:table-cell table:style-name="ce1" office:value-type="float" office:value="2.9719946656506" calcext:value-type="float">
            <text:p>2.9719946657</text:p>
          </table:table-cell>
          <table:table-cell table:style-name="ce1" office:value-type="float" office:value="2.61002095637264" calcext:value-type="float">
            <text:p>2.6100209564</text:p>
          </table:table-cell>
        </table:table-row>
        <table:table-row table:style-name="ro1">
          <table:table-cell office:value-type="string" calcext:value-type="string">
            <text:p>UniHuman_20_flanklength_flankclashTrue.csv </text:p>
          </table:table-cell>
          <table:table-cell office:value-type="string" calcext:value-type="string">
            <text:p><text:s/>singlepass </text:p>
          </table:table-cell>
          <table:table-cell office:value-type="string" calcext:value-type="string">
            <text:p><text:s/>H </text:p>
          </table:table-cell>
          <table:table-cell office:value-type="float" office:value="1882" calcext:value-type="float">
            <text:p>1882</text:p>
          </table:table-cell>
          <table:table-cell/>
          <table:table-cell table:style-name="ce1" office:value-type="float" office:value="2.10084033613445" calcext:value-type="float">
            <text:p>2.1008403361</text:p>
          </table:table-cell>
          <table:table-cell table:style-name="ce1" office:value-type="float" office:value="2.15336134453781" calcext:value-type="float">
            <text:p>2.1533613445</text:p>
          </table:table-cell>
          <table:table-cell table:style-name="ce1" office:value-type="float" office:value="1.99579831932773" calcext:value-type="float">
            <text:p>1.9957983193</text:p>
          </table:table-cell>
          <table:table-cell table:style-name="ce1" office:value-type="float" office:value="1.73319327731092" calcext:value-type="float">
            <text:p>1.7331932773</text:p>
          </table:table-cell>
          <table:table-cell table:style-name="ce1" office:value-type="float" office:value="1.78571428571429" calcext:value-type="float">
            <text:p>1.7857142857</text:p>
          </table:table-cell>
          <table:table-cell table:style-name="ce1" office:value-type="float" office:value="1.6281512605042" calcext:value-type="float">
            <text:p>1.6281512605</text:p>
          </table:table-cell>
          <table:table-cell table:style-name="ce1" office:value-type="float" office:value="1.99579831932773" calcext:value-type="float">
            <text:p>1.9957983193</text:p>
          </table:table-cell>
          <table:table-cell table:style-name="ce1" office:value-type="float" office:value="1.94327731092437" calcext:value-type="float">
            <text:p>1.9432773109</text:p>
          </table:table-cell>
          <table:table-cell table:style-name="ce1" office:value-type="float" office:value="2.36344537815126" calcext:value-type="float">
            <text:p>2.3634453782</text:p>
          </table:table-cell>
          <table:table-cell table:number-columns-repeated="2" table:style-name="ce1" office:value-type="float" office:value="2.15336134453781" calcext:value-type="float">
            <text:p>2.1533613445</text:p>
          </table:table-cell>
          <table:table-cell table:style-name="ce1" office:value-type="float" office:value="1.94327731092437" calcext:value-type="float">
            <text:p>1.9432773109</text:p>
          </table:table-cell>
          <table:table-cell table:style-name="ce1" office:value-type="float" office:value="2.57352941176471" calcext:value-type="float">
            <text:p>2.5735294118</text:p>
          </table:table-cell>
          <table:table-cell table:style-name="ce1" office:value-type="float" office:value="3.30882352941176" calcext:value-type="float">
            <text:p>3.3088235294</text:p>
          </table:table-cell>
          <table:table-cell table:style-name="ce1" office:value-type="float" office:value="1.94327731092437" calcext:value-type="float">
            <text:p>1.9432773109</text:p>
          </table:table-cell>
          <table:table-cell table:style-name="ce1" office:value-type="float" office:value="2.9936974789916" calcext:value-type="float">
            <text:p>2.993697479</text:p>
          </table:table-cell>
          <table:table-cell table:style-name="ce1" office:value-type="float" office:value="3.09873949579832" calcext:value-type="float">
            <text:p>3.0987394958</text:p>
          </table:table-cell>
          <table:table-cell table:style-name="ce1" office:value-type="float" office:value="2.52100840336134" calcext:value-type="float">
            <text:p>2.5210084034</text:p>
          </table:table-cell>
          <table:table-cell table:style-name="ce1" office:value-type="float" office:value="2.73109243697479" calcext:value-type="float">
            <text:p>2.731092437</text:p>
          </table:table-cell>
          <table:table-cell table:style-name="ce1" office:value-type="float" office:value="2.83613445378151" calcext:value-type="float">
            <text:p>2.8361344538</text:p>
          </table:table-cell>
          <table:table-cell table:style-name="ce1" office:value-type="float" office:value="0.892857142857143" calcext:value-type="float">
            <text:p>0.8928571429</text:p>
          </table:table-cell>
          <table:table-cell table:style-name="ce1" office:value-type="float" office:value="0.630252100840336" calcext:value-type="float">
            <text:p>0.6302521008</text:p>
          </table:table-cell>
          <table:table-cell table:style-name="ce1" office:value-type="float" office:value="0.525210084033613" calcext:value-type="float">
            <text:p>0.525210084</text:p>
          </table:table-cell>
          <table:table-cell table:style-name="ce1" office:value-type="float" office:value="0.367647058823529" calcext:value-type="float">
            <text:p>0.3676470588</text:p>
          </table:table-cell>
          <table:table-cell table:number-columns-repeated="2" table:style-name="ce1" office:value-type="float" office:value="0.105042016806723" calcext:value-type="float">
            <text:p>0.1050420168</text:p>
          </table:table-cell>
          <table:table-cell table:number-columns-repeated="2" table:style-name="ce1" office:value-type="float" office:value="0.0525210084033614" calcext:value-type="float">
            <text:p>0.0525210084</text:p>
          </table:table-cell>
          <table:table-cell table:number-columns-repeated="3" table:style-name="ce1" office:value-type="float" office:value="0.157563025210084" calcext:value-type="float">
            <text:p>0.1575630252</text:p>
          </table:table-cell>
          <table:table-cell table:style-name="ce1" office:value-type="float" office:value="0.0525210084033614" calcext:value-type="float">
            <text:p>0.0525210084</text:p>
          </table:table-cell>
          <table:table-cell table:style-name="ce1" office:value-type="float" office:value="0.210084033613445" calcext:value-type="float">
            <text:p>0.2100840336</text:p>
          </table:table-cell>
          <table:table-cell table:style-name="ce1" office:value-type="float" office:value="0.157563025210084" calcext:value-type="float">
            <text:p>0.1575630252</text:p>
          </table:table-cell>
          <table:table-cell table:style-name="ce1" office:value-type="float" office:value="0.105042016806723" calcext:value-type="float">
            <text:p>0.1050420168</text:p>
          </table:table-cell>
          <table:table-cell table:style-name="ce1" office:value-type="float" office:value="0.367647058823529" calcext:value-type="float">
            <text:p>0.3676470588</text:p>
          </table:table-cell>
          <table:table-cell table:style-name="ce1" office:value-type="float" office:value="0.420168067226891" calcext:value-type="float">
            <text:p>0.4201680672</text:p>
          </table:table-cell>
          <table:table-cell table:style-name="ce1" office:value-type="float" office:value="0.525210084033613" calcext:value-type="float">
            <text:p>0.525210084</text:p>
          </table:table-cell>
          <table:table-cell table:style-name="ce1" office:value-type="float" office:value="0.945378151260504" calcext:value-type="float">
            <text:p>0.9453781513</text:p>
          </table:table-cell>
          <table:table-cell table:style-name="ce1" office:value-type="float" office:value="0.840336134453782" calcext:value-type="float">
            <text:p>0.8403361345</text:p>
          </table:table-cell>
          <table:table-cell table:style-name="ce1" office:value-type="float" office:value="0.682773109243697" calcext:value-type="float">
            <text:p>0.6827731092</text:p>
          </table:table-cell>
          <table:table-cell table:style-name="ce1" office:value-type="float" office:value="2.78361344537815" calcext:value-type="float">
            <text:p>2.7836134454</text:p>
          </table:table-cell>
          <table:table-cell table:style-name="ce1" office:value-type="float" office:value="2.73109243697479" calcext:value-type="float">
            <text:p>2.731092437</text:p>
          </table:table-cell>
          <table:table-cell table:style-name="ce1" office:value-type="float" office:value="3.04621848739496" calcext:value-type="float">
            <text:p>3.0462184874</text:p>
          </table:table-cell>
          <table:table-cell table:style-name="ce1" office:value-type="float" office:value="2.04831932773109" calcext:value-type="float">
            <text:p>2.0483193277</text:p>
          </table:table-cell>
          <table:table-cell table:style-name="ce1" office:value-type="float" office:value="2.36344537815126" calcext:value-type="float">
            <text:p>2.3634453782</text:p>
          </table:table-cell>
          <table:table-cell table:style-name="ce1" office:value-type="float" office:value="2.25840336134454" calcext:value-type="float">
            <text:p>2.2584033613</text:p>
          </table:table-cell>
          <table:table-cell table:style-name="ce1" office:value-type="float" office:value="2.41596638655462" calcext:value-type="float">
            <text:p>2.4159663866</text:p>
          </table:table-cell>
          <table:table-cell table:style-name="ce1" office:value-type="float" office:value="1.78571428571429" calcext:value-type="float">
            <text:p>1.7857142857</text:p>
          </table:table-cell>
          <table:table-cell table:style-name="ce1" office:value-type="float" office:value="2.10084033613445" calcext:value-type="float">
            <text:p>2.1008403361</text:p>
          </table:table-cell>
          <table:table-cell table:style-name="ce1" office:value-type="float" office:value="2.04831932773109" calcext:value-type="float">
            <text:p>2.0483193277</text:p>
          </table:table-cell>
          <table:table-cell table:style-name="ce1" office:value-type="float" office:value="1.94327731092437" calcext:value-type="float">
            <text:p>1.9432773109</text:p>
          </table:table-cell>
          <table:table-cell table:style-name="ce1" office:value-type="float" office:value="2.3109243697479" calcext:value-type="float">
            <text:p>2.3109243697</text:p>
          </table:table-cell>
          <table:table-cell table:number-columns-repeated="2" table:style-name="ce1" office:value-type="float" office:value="2.10084033613445" calcext:value-type="float">
            <text:p>2.1008403361</text:p>
          </table:table-cell>
          <table:table-cell table:style-name="ce1" office:value-type="float" office:value="2.41596638655462" calcext:value-type="float">
            <text:p>2.4159663866</text:p>
          </table:table-cell>
          <table:table-cell table:style-name="ce1" office:value-type="float" office:value="2.36344537815126" calcext:value-type="float">
            <text:p>2.3634453782</text:p>
          </table:table-cell>
          <table:table-cell table:style-name="ce1" office:value-type="float" office:value="2.41596638655462" calcext:value-type="float">
            <text:p>2.4159663866</text:p>
          </table:table-cell>
          <table:table-cell table:style-name="ce1" office:value-type="float" office:value="2.3109243697479" calcext:value-type="float">
            <text:p>2.3109243697</text:p>
          </table:table-cell>
          <table:table-cell table:style-name="ce1" office:value-type="float" office:value="1.99579831932773" calcext:value-type="float">
            <text:p>1.9957983193</text:p>
          </table:table-cell>
          <table:table-cell table:style-name="ce1" office:value-type="float" office:value="1.83823529411765" calcext:value-type="float">
            <text:p>1.8382352941</text:p>
          </table:table-cell>
        </table:table-row>
        <table:table-row table:style-name="ro1">
          <table:table-cell office:value-type="string" calcext:value-type="string">
            <text:p>UniHuman_20_flanklength_flankclashTrue.csv </text:p>
          </table:table-cell>
          <table:table-cell office:value-type="string" calcext:value-type="string">
            <text:p><text:s/>singlepass </text:p>
          </table:table-cell>
          <table:table-cell office:value-type="string" calcext:value-type="string">
            <text:p><text:s/>E </text:p>
          </table:table-cell>
          <table:table-cell office:value-type="float" office:value="3771" calcext:value-type="float">
            <text:p>3771</text:p>
          </table:table-cell>
          <table:table-cell/>
          <table:table-cell table:style-name="ce1" office:value-type="float" office:value="3.16257187663356" calcext:value-type="float">
            <text:p>3.1625718766</text:p>
          </table:table-cell>
          <table:table-cell table:style-name="ce1" office:value-type="float" office:value="3.45007841087297" calcext:value-type="float">
            <text:p>3.4500784109</text:p>
          </table:table-cell>
          <table:table-cell table:style-name="ce1" office:value-type="float" office:value="3.08416100365917" calcext:value-type="float">
            <text:p>3.0841610037</text:p>
          </table:table-cell>
          <table:table-cell table:style-name="ce1" office:value-type="float" office:value="3.03188708834292" calcext:value-type="float">
            <text:p>3.0318870883</text:p>
          </table:table-cell>
          <table:table-cell table:style-name="ce1" office:value-type="float" office:value="2.69210663878725" calcext:value-type="float">
            <text:p>2.6921066388</text:p>
          </table:table-cell>
          <table:table-cell table:style-name="ce1" office:value-type="float" office:value="3.13643491897543" calcext:value-type="float">
            <text:p>3.136434919</text:p>
          </table:table-cell>
          <table:table-cell table:style-name="ce1" office:value-type="float" office:value="3.03188708834292" calcext:value-type="float">
            <text:p>3.0318870883</text:p>
          </table:table-cell>
          <table:table-cell table:style-name="ce1" office:value-type="float" office:value="2.66596968112912" calcext:value-type="float">
            <text:p>2.6659696811</text:p>
          </table:table-cell>
          <table:table-cell table:style-name="ce1" office:value-type="float" office:value="2.58755880815473" calcext:value-type="float">
            <text:p>2.5875588082</text:p>
          </table:table-cell>
          <table:table-cell table:style-name="ce1" office:value-type="float" office:value="2.16936748562467" calcext:value-type="float">
            <text:p>2.1693674856</text:p>
          </table:table-cell>
          <table:table-cell table:style-name="ce1" office:value-type="float" office:value="1.51594354417146" calcext:value-type="float">
            <text:p>1.5159435442</text:p>
          </table:table-cell>
          <table:table-cell table:style-name="ce1" office:value-type="float" office:value="1.77731312075274" calcext:value-type="float">
            <text:p>1.7773131208</text:p>
          </table:table-cell>
          <table:table-cell table:style-name="ce1" office:value-type="float" office:value="1.67276529012023" calcext:value-type="float">
            <text:p>1.6727652901</text:p>
          </table:table-cell>
          <table:table-cell table:style-name="ce1" office:value-type="float" office:value="1.62049137480397" calcext:value-type="float">
            <text:p>1.6204913748</text:p>
          </table:table-cell>
          <table:table-cell table:style-name="ce1" office:value-type="float" office:value="1.41139571353894" calcext:value-type="float">
            <text:p>1.4113957135</text:p>
          </table:table-cell>
          <table:table-cell table:style-name="ce1" office:value-type="float" office:value="0.862519602718244" calcext:value-type="float">
            <text:p>0.8625196027</text:p>
          </table:table-cell>
          <table:table-cell table:style-name="ce1" office:value-type="float" office:value="0.444328280188186" calcext:value-type="float">
            <text:p>0.4443282802</text:p>
          </table:table-cell>
          <table:table-cell table:style-name="ce1" office:value-type="float" office:value="0.810245687401986" calcext:value-type="float">
            <text:p>0.8102456874</text:p>
          </table:table-cell>
          <table:table-cell table:style-name="ce1" office:value-type="float" office:value="0.575013068478829" calcext:value-type="float">
            <text:p>0.5750130685</text:p>
          </table:table-cell>
          <table:table-cell table:style-name="ce1" office:value-type="float" office:value="0.522739153162572" calcext:value-type="float">
            <text:p>0.5227391532</text:p>
          </table:table-cell>
          <table:table-cell table:style-name="ce1" office:value-type="float" office:value="0.209095661265029" calcext:value-type="float">
            <text:p>0.2090956613</text:p>
          </table:table-cell>
          <table:table-cell table:style-name="ce1" office:value-type="float" office:value="0.1829587036069" calcext:value-type="float">
            <text:p>0.1829587036</text:p>
          </table:table-cell>
          <table:table-cell table:number-columns-repeated="2" table:style-name="ce1" office:value-type="float" office:value="0.0784108729743858" calcext:value-type="float">
            <text:p>0.078410873</text:p>
          </table:table-cell>
          <table:table-cell table:style-name="ce1" office:value-type="float" office:value="0.156821745948772" calcext:value-type="float">
            <text:p>0.1568217459</text:p>
          </table:table-cell>
          <table:table-cell table:style-name="ce1" office:value-type="float" office:value="0.0522739153162572" calcext:value-type="float">
            <text:p>0.0522739153</text:p>
          </table:table-cell>
          <table:table-cell table:style-name="ce1" office:value-type="float" office:value="0.0261369576581286" calcext:value-type="float">
            <text:p>0.0261369577</text:p>
          </table:table-cell>
          <table:table-cell table:style-name="ce1" office:value-type="float" office:value="0.0784108729743858" calcext:value-type="float">
            <text:p>0.078410873</text:p>
          </table:table-cell>
          <table:table-cell table:style-name="ce1" office:value-type="float" office:value="0.0261369576581286" calcext:value-type="float">
            <text:p>0.026136957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261369576581286" calcext:value-type="float">
            <text:p>0.0261369577</text:p>
          </table:table-cell>
          <table:table-cell table:number-columns-repeated="2" table:style-name="ce1" office:value-type="float" office:value="0.0784108729743858" calcext:value-type="float">
            <text:p>0.078410873</text:p>
          </table:table-cell>
          <table:table-cell table:style-name="ce1" office:value-type="float" office:value="0.104547830632514" calcext:value-type="float">
            <text:p>0.104547830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1829587036069" calcext:value-type="float">
            <text:p>0.1829587036</text:p>
          </table:table-cell>
          <table:table-cell table:style-name="ce1" office:value-type="float" office:value="0.104547830632514" calcext:value-type="float">
            <text:p>0.1045478306</text:p>
          </table:table-cell>
          <table:table-cell table:number-columns-repeated="2" table:style-name="ce1" office:value-type="float" office:value="0.130684788290643" calcext:value-type="float">
            <text:p>0.1306847883</text:p>
          </table:table-cell>
          <table:table-cell table:style-name="ce1" office:value-type="float" office:value="0.392054364871929" calcext:value-type="float">
            <text:p>0.3920543649</text:p>
          </table:table-cell>
          <table:table-cell table:style-name="ce1" office:value-type="float" office:value="0.287506534239414" calcext:value-type="float">
            <text:p>0.2875065342</text:p>
          </table:table-cell>
          <table:table-cell table:style-name="ce1" office:value-type="float" office:value="1.62049137480397" calcext:value-type="float">
            <text:p>1.6204913748</text:p>
          </table:table-cell>
          <table:table-cell table:style-name="ce1" office:value-type="float" office:value="2.3784631468897" calcext:value-type="float">
            <text:p>2.3784631469</text:p>
          </table:table-cell>
          <table:table-cell table:style-name="ce1" office:value-type="float" office:value="1.80345007841087" calcext:value-type="float">
            <text:p>1.8034500784</text:p>
          </table:table-cell>
          <table:table-cell table:style-name="ce1" office:value-type="float" office:value="1.98640878201777" calcext:value-type="float">
            <text:p>1.986408782</text:p>
          </table:table-cell>
          <table:table-cell table:style-name="ce1" office:value-type="float" office:value="3.37166753789859" calcext:value-type="float">
            <text:p>3.3716675379</text:p>
          </table:table-cell>
          <table:table-cell table:style-name="ce1" office:value-type="float" office:value="3.13643491897543" calcext:value-type="float">
            <text:p>3.136434919</text:p>
          </table:table-cell>
          <table:table-cell table:style-name="ce1" office:value-type="float" office:value="2.9273392577104" calcext:value-type="float">
            <text:p>2.9273392577</text:p>
          </table:table-cell>
          <table:table-cell table:style-name="ce1" office:value-type="float" office:value="3.8421327757449" calcext:value-type="float">
            <text:p>3.8421327757</text:p>
          </table:table-cell>
          <table:table-cell table:style-name="ce1" office:value-type="float" office:value="2.97961317302666" calcext:value-type="float">
            <text:p>2.979613173</text:p>
          </table:table-cell>
          <table:table-cell table:number-columns-repeated="2" table:style-name="ce1" office:value-type="float" office:value="3.2932566649242" calcext:value-type="float">
            <text:p>3.2932566649</text:p>
          </table:table-cell>
          <table:table-cell table:style-name="ce1" office:value-type="float" office:value="3.05802404600105" calcext:value-type="float">
            <text:p>3.058024046</text:p>
          </table:table-cell>
          <table:table-cell table:style-name="ce1" office:value-type="float" office:value="3.13643491897543" calcext:value-type="float">
            <text:p>3.136434919</text:p>
          </table:table-cell>
          <table:table-cell table:style-name="ce1" office:value-type="float" office:value="3.39780449555672" calcext:value-type="float">
            <text:p>3.3978044956</text:p>
          </table:table-cell>
          <table:table-cell table:style-name="ce1" office:value-type="float" office:value="2.66596968112912" calcext:value-type="float">
            <text:p>2.6659696811</text:p>
          </table:table-cell>
          <table:table-cell table:style-name="ce1" office:value-type="float" office:value="2.77051751176163" calcext:value-type="float">
            <text:p>2.7705175118</text:p>
          </table:table-cell>
          <table:table-cell table:style-name="ce1" office:value-type="float" office:value="2.58755880815473" calcext:value-type="float">
            <text:p>2.5875588082</text:p>
          </table:table-cell>
          <table:table-cell table:style-name="ce1" office:value-type="float" office:value="2.61369576581286" calcext:value-type="float">
            <text:p>2.6136957658</text:p>
          </table:table-cell>
          <table:table-cell table:style-name="ce1" office:value-type="float" office:value="2.66596968112912" calcext:value-type="float">
            <text:p>2.6659696811</text:p>
          </table:table-cell>
          <table:table-cell table:style-name="ce1" office:value-type="float" office:value="2.40460010454783" calcext:value-type="float">
            <text:p>2.4046001045</text:p>
          </table:table-cell>
        </table:table-row>
        <table:table-row table:style-name="ro1">
          <table:table-cell office:value-type="string" calcext:value-type="string">
            <text:p>UniHuman_20_flanklength_flankclashTrue.csv </text:p>
          </table:table-cell>
          <table:table-cell office:value-type="string" calcext:value-type="string">
            <text:p><text:s/>singlepass </text:p>
          </table:table-cell>
          <table:table-cell office:value-type="string" calcext:value-type="string">
            <text:p><text:s/>Q </text:p>
          </table:table-cell>
          <table:table-cell office:value-type="float" office:value="3348" calcext:value-type="float">
            <text:p>3348</text:p>
          </table:table-cell>
          <table:table-cell/>
          <table:table-cell table:style-name="ce1" office:value-type="float" office:value="1.59527326440177" calcext:value-type="float">
            <text:p>1.5952732644</text:p>
          </table:table-cell>
          <table:table-cell table:style-name="ce1" office:value-type="float" office:value="2.7178729689808" calcext:value-type="float">
            <text:p>2.717872969</text:p>
          </table:table-cell>
          <table:table-cell table:style-name="ce1" office:value-type="float" office:value="1.97932053175776" calcext:value-type="float">
            <text:p>1.9793205318</text:p>
          </table:table-cell>
          <table:table-cell table:style-name="ce1" office:value-type="float" office:value="2.36336779911374" calcext:value-type="float">
            <text:p>2.3633677991</text:p>
          </table:table-cell>
          <table:table-cell table:number-columns-repeated="2" table:style-name="ce1" office:value-type="float" office:value="2.54062038404727" calcext:value-type="float">
            <text:p>2.540620384</text:p>
          </table:table-cell>
          <table:table-cell table:style-name="ce1" office:value-type="float" office:value="2.12703101920236" calcext:value-type="float">
            <text:p>2.1270310192</text:p>
          </table:table-cell>
          <table:table-cell table:style-name="ce1" office:value-type="float" office:value="2.57016248153619" calcext:value-type="float">
            <text:p>2.5701624815</text:p>
          </table:table-cell>
          <table:table-cell table:number-columns-repeated="2" table:style-name="ce1" office:value-type="float" office:value="2.68833087149188" calcext:value-type="float">
            <text:p>2.6883308715</text:p>
          </table:table-cell>
          <table:table-cell table:style-name="ce1" office:value-type="float" office:value="2.27474150664697" calcext:value-type="float">
            <text:p>2.2747415066</text:p>
          </table:table-cell>
          <table:table-cell table:style-name="ce1" office:value-type="float" office:value="2.36336779911374" calcext:value-type="float">
            <text:p>2.3633677991</text:p>
          </table:table-cell>
          <table:table-cell table:style-name="ce1" office:value-type="float" office:value="3.10192023633678" calcext:value-type="float">
            <text:p>3.1019202363</text:p>
          </table:table-cell>
          <table:table-cell table:style-name="ce1" office:value-type="float" office:value="2.24519940915805" calcext:value-type="float">
            <text:p>2.2451994092</text:p>
          </table:table-cell>
          <table:table-cell table:style-name="ce1" office:value-type="float" office:value="2.39290989660266" calcext:value-type="float">
            <text:p>2.3929098966</text:p>
          </table:table-cell>
          <table:table-cell table:style-name="ce1" office:value-type="float" office:value="2.98375184638109" calcext:value-type="float">
            <text:p>2.9837518464</text:p>
          </table:table-cell>
          <table:table-cell table:style-name="ce1" office:value-type="float" office:value="2.83604135893648" calcext:value-type="float">
            <text:p>2.8360413589</text:p>
          </table:table-cell>
          <table:table-cell table:style-name="ce1" office:value-type="float" office:value="2.57016248153619" calcext:value-type="float">
            <text:p>2.5701624815</text:p>
          </table:table-cell>
          <table:table-cell table:style-name="ce1" office:value-type="float" office:value="1.27031019202363" calcext:value-type="float">
            <text:p>1.270310192</text:p>
          </table:table-cell>
          <table:table-cell table:style-name="ce1" office:value-type="float" office:value="1.65435745937962" calcext:value-type="float">
            <text:p>1.6543574594</text:p>
          </table:table-cell>
          <table:table-cell table:style-name="ce1" office:value-type="float" office:value="0.384047267355982" calcext:value-type="float">
            <text:p>0.3840472674</text:p>
          </table:table-cell>
          <table:table-cell table:style-name="ce1" office:value-type="float" office:value="0.472673559822747" calcext:value-type="float">
            <text:p>0.4726735598</text:p>
          </table:table-cell>
          <table:table-cell table:style-name="ce1" office:value-type="float" office:value="0.354505169867061" calcext:value-type="float">
            <text:p>0.3545051699</text:p>
          </table:table-cell>
          <table:table-cell table:style-name="ce1" office:value-type="float" office:value="0.118168389955687" calcext:value-type="float">
            <text:p>0.11816839</text:p>
          </table:table-cell>
          <table:table-cell table:number-columns-repeated="2" table:style-name="ce1" office:value-type="float" office:value="0.236336779911374" calcext:value-type="float">
            <text:p>0.2363367799</text:p>
          </table:table-cell>
          <table:table-cell table:style-name="ce1" office:value-type="float" office:value="0.0886262924667651" calcext:value-type="float">
            <text:p>0.0886262925</text:p>
          </table:table-cell>
          <table:table-cell table:style-name="ce1" office:value-type="float" office:value="0.0590841949778434" calcext:value-type="float">
            <text:p>0.059084195</text:p>
          </table:table-cell>
          <table:table-cell table:style-name="ce1" office:value-type="float" office:value="0.17725258493353" calcext:value-type="float">
            <text:p>0.1772525849</text:p>
          </table:table-cell>
          <table:table-cell table:style-name="ce1" office:value-type="float" office:value="0.0886262924667651" calcext:value-type="float">
            <text:p>0.0886262925</text:p>
          </table:table-cell>
          <table:table-cell table:style-name="ce1" office:value-type="float" office:value="0.206794682422452" calcext:value-type="float">
            <text:p>0.2067946824</text:p>
          </table:table-cell>
          <table:table-cell table:style-name="ce1" office:value-type="float" office:value="0.236336779911374" calcext:value-type="float">
            <text:p>0.2363367799</text:p>
          </table:table-cell>
          <table:table-cell table:style-name="ce1" office:value-type="float" office:value="0.118168389955687" calcext:value-type="float">
            <text:p>0.11816839</text:p>
          </table:table-cell>
          <table:table-cell table:number-columns-repeated="2" table:style-name="ce1" office:value-type="float" office:value="0.0886262924667651" calcext:value-type="float">
            <text:p>0.0886262925</text:p>
          </table:table-cell>
          <table:table-cell table:style-name="ce1" office:value-type="float" office:value="0.206794682422452" calcext:value-type="float">
            <text:p>0.2067946824</text:p>
          </table:table-cell>
          <table:table-cell table:number-columns-repeated="2" table:style-name="ce1" office:value-type="float" office:value="0.354505169867061" calcext:value-type="float">
            <text:p>0.3545051699</text:p>
          </table:table-cell>
          <table:table-cell table:style-name="ce1" office:value-type="float" office:value="0.561299852289513" calcext:value-type="float">
            <text:p>0.5612998523</text:p>
          </table:table-cell>
          <table:table-cell table:style-name="ce1" office:value-type="float" office:value="0.620384047267356" calcext:value-type="float">
            <text:p>0.6203840473</text:p>
          </table:table-cell>
          <table:table-cell table:style-name="ce1" office:value-type="float" office:value="0.531757754800591" calcext:value-type="float">
            <text:p>0.5317577548</text:p>
          </table:table-cell>
          <table:table-cell table:style-name="ce1" office:value-type="float" office:value="2.15657311669128" calcext:value-type="float">
            <text:p>2.1565731167</text:p>
          </table:table-cell>
          <table:table-cell table:style-name="ce1" office:value-type="float" office:value="2.21565731166913" calcext:value-type="float">
            <text:p>2.2156573117</text:p>
          </table:table-cell>
          <table:table-cell table:style-name="ce1" office:value-type="float" office:value="2.27474150664697" calcext:value-type="float">
            <text:p>2.2747415066</text:p>
          </table:table-cell>
          <table:table-cell table:style-name="ce1" office:value-type="float" office:value="2.51107828655835" calcext:value-type="float">
            <text:p>2.5110782866</text:p>
          </table:table-cell>
          <table:table-cell table:style-name="ce1" office:value-type="float" office:value="1.53618906942393" calcext:value-type="float">
            <text:p>1.5361890694</text:p>
          </table:table-cell>
          <table:table-cell table:style-name="ce1" office:value-type="float" office:value="1.80206794682422" calcext:value-type="float">
            <text:p>1.8020679468</text:p>
          </table:table-cell>
          <table:table-cell table:style-name="ce1" office:value-type="float" office:value="3.24963072378139" calcext:value-type="float">
            <text:p>3.2496307238</text:p>
          </table:table-cell>
          <table:table-cell table:style-name="ce1" office:value-type="float" office:value="2.77695716395864" calcext:value-type="float">
            <text:p>2.776957164</text:p>
          </table:table-cell>
          <table:table-cell table:style-name="ce1" office:value-type="float" office:value="2.83604135893648" calcext:value-type="float">
            <text:p>2.8360413589</text:p>
          </table:table-cell>
          <table:table-cell table:style-name="ce1" office:value-type="float" office:value="2.36336779911374" calcext:value-type="float">
            <text:p>2.3633677991</text:p>
          </table:table-cell>
          <table:table-cell table:style-name="ce1" office:value-type="float" office:value="2.54062038404727" calcext:value-type="float">
            <text:p>2.540620384</text:p>
          </table:table-cell>
          <table:table-cell table:style-name="ce1" office:value-type="float" office:value="2.21565731166913" calcext:value-type="float">
            <text:p>2.2156573117</text:p>
          </table:table-cell>
          <table:table-cell table:number-columns-repeated="2" table:style-name="ce1" office:value-type="float" office:value="2.27474150664697" calcext:value-type="float">
            <text:p>2.2747415066</text:p>
          </table:table-cell>
          <table:table-cell table:style-name="ce1" office:value-type="float" office:value="1.92023633677991" calcext:value-type="float">
            <text:p>1.9202363368</text:p>
          </table:table-cell>
          <table:table-cell table:style-name="ce1" office:value-type="float" office:value="2.36336779911374" calcext:value-type="float">
            <text:p>2.3633677991</text:p>
          </table:table-cell>
          <table:table-cell table:style-name="ce1" office:value-type="float" office:value="1.94977843426883" calcext:value-type="float">
            <text:p>1.9497784343</text:p>
          </table:table-cell>
          <table:table-cell table:style-name="ce1" office:value-type="float" office:value="2.54062038404727" calcext:value-type="float">
            <text:p>2.540620384</text:p>
          </table:table-cell>
          <table:table-cell table:style-name="ce1" office:value-type="float" office:value="2.06794682422452" calcext:value-type="float">
            <text:p>2.0679468242</text:p>
          </table:table-cell>
          <table:table-cell table:style-name="ce1" office:value-type="float" office:value="1.94977843426883" calcext:value-type="float">
            <text:p>1.9497784343</text:p>
          </table:table-cell>
        </table:table-row>
        <table:table-row table:style-name="ro1">
          <table:table-cell office:value-type="string" calcext:value-type="string">
            <text:p>UniHuman_20_flanklength_flankclashTrue.csv </text:p>
          </table:table-cell>
          <table:table-cell office:value-type="string" calcext:value-type="string">
            <text:p><text:s/>singlepass </text:p>
          </table:table-cell>
          <table:table-cell office:value-type="string" calcext:value-type="string">
            <text:p><text:s/>D </text:p>
          </table:table-cell>
          <table:table-cell office:value-type="float" office:value="2589" calcext:value-type="float">
            <text:p>2589</text:p>
          </table:table-cell>
          <table:table-cell/>
          <table:table-cell table:style-name="ce1" office:value-type="float" office:value="2.63258298359405" calcext:value-type="float">
            <text:p>2.6325829836</text:p>
          </table:table-cell>
          <table:table-cell table:style-name="ce1" office:value-type="float" office:value="2.02212895841282" calcext:value-type="float">
            <text:p>2.0221289584</text:p>
          </table:table-cell>
          <table:table-cell table:style-name="ce1" office:value-type="float" office:value="2.78519648988936" calcext:value-type="float">
            <text:p>2.7851964899</text:p>
          </table:table-cell>
          <table:table-cell table:style-name="ce1" office:value-type="float" office:value="2.86150324303701" calcext:value-type="float">
            <text:p>2.861503243</text:p>
          </table:table-cell>
          <table:table-cell table:number-columns-repeated="2" table:style-name="ce1" office:value-type="float" office:value="2.7088897367417" calcext:value-type="float">
            <text:p>2.7088897367</text:p>
          </table:table-cell>
          <table:table-cell table:style-name="ce1" office:value-type="float" office:value="2.93780999618466" calcext:value-type="float">
            <text:p>2.9378099962</text:p>
          </table:table-cell>
          <table:table-cell table:style-name="ce1" office:value-type="float" office:value="2.59442960702022" calcext:value-type="float">
            <text:p>2.594429607</text:p>
          </table:table-cell>
          <table:table-cell table:style-name="ce1" office:value-type="float" office:value="2.1365890881343" calcext:value-type="float">
            <text:p>2.1365890881</text:p>
          </table:table-cell>
          <table:table-cell table:style-name="ce1" office:value-type="float" office:value="1.64059519267455" calcext:value-type="float">
            <text:p>1.6405951927</text:p>
          </table:table-cell>
          <table:table-cell table:style-name="ce1" office:value-type="float" office:value="2.1365890881343" calcext:value-type="float">
            <text:p>2.1365890881</text:p>
          </table:table-cell>
          <table:table-cell table:style-name="ce1" office:value-type="float" office:value="2.02212895841282" calcext:value-type="float">
            <text:p>2.0221289584</text:p>
          </table:table-cell>
          <table:table-cell table:style-name="ce1" office:value-type="float" office:value="1.44982830980542" calcext:value-type="float">
            <text:p>1.4498283098</text:p>
          </table:table-cell>
          <table:table-cell table:style-name="ce1" office:value-type="float" office:value="1.83136207554369" calcext:value-type="float">
            <text:p>1.8313620755</text:p>
          </table:table-cell>
          <table:table-cell table:style-name="ce1" office:value-type="float" office:value="1.10644792064098" calcext:value-type="float">
            <text:p>1.1064479206</text:p>
          </table:table-cell>
          <table:table-cell table:style-name="ce1" office:value-type="float" office:value="0.763067531476536" calcext:value-type="float">
            <text:p>0.7630675315</text:p>
          </table:table-cell>
          <table:table-cell table:style-name="ce1" office:value-type="float" office:value="1.25906142693628" calcext:value-type="float">
            <text:p>1.2590614269</text:p>
          </table:table-cell>
          <table:table-cell table:style-name="ce1" office:value-type="float" office:value="0.801220908050362" calcext:value-type="float">
            <text:p>0.8012209081</text:p>
          </table:table-cell>
          <table:table-cell table:style-name="ce1" office:value-type="float" office:value="0.686760778328882" calcext:value-type="float">
            <text:p>0.6867607783</text:p>
          </table:table-cell>
          <table:table-cell table:style-name="ce1" office:value-type="float" office:value="0.419687142312095" calcext:value-type="float">
            <text:p>0.4196871423</text:p>
          </table:table-cell>
          <table:table-cell table:style-name="ce1" office:value-type="float" office:value="0.0763067531476536" calcext:value-type="float">
            <text:p>0.0763067531</text:p>
          </table:table-cell>
          <table:table-cell table:style-name="ce1" office:value-type="float" office:value="0.152613506295307" calcext:value-type="float">
            <text:p>0.1526135063</text:p>
          </table:table-cell>
          <table:table-cell table:style-name="ce1" office:value-type="float" office:value="0.0381533765738268" calcext:value-type="float">
            <text:p>0.0381533766</text:p>
          </table:table-cell>
          <table:table-cell table:style-name="ce1" office:value-type="float" office:value="0.11446012972148" calcext:value-type="float">
            <text:p>0.1144601297</text:p>
          </table:table-cell>
          <table:table-cell table:number-columns-repeated="4" table:style-name="ce1" office:value-type="float" office:value="0.0381533765738268" calcext:value-type="float">
            <text:p>0.0381533766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0.0381533765738268" calcext:value-type="float">
            <text:p>0.0381533766</text:p>
          </table:table-cell>
          <table:table-cell table:style-name="ce1" office:value-type="float" office:value="0.0763067531476536" calcext:value-type="float">
            <text:p>0.0763067531</text:p>
          </table:table-cell>
          <table:table-cell table:style-name="ce1" office:value-type="float" office:value="0.152613506295307" calcext:value-type="float">
            <text:p>0.1526135063</text:p>
          </table:table-cell>
          <table:table-cell table:style-name="ce1" office:value-type="float" office:value="0.228920259442961" calcext:value-type="float">
            <text:p>0.2289202594</text:p>
          </table:table-cell>
          <table:table-cell table:style-name="ce1" office:value-type="float" office:value="0.343380389164441" calcext:value-type="float">
            <text:p>0.343380389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228920259442961" calcext:value-type="float">
            <text:p>0.2289202594</text:p>
          </table:table-cell>
          <table:table-cell table:style-name="ce1" office:value-type="float" office:value="0.190766882869134" calcext:value-type="float">
            <text:p>0.1907668829</text:p>
          </table:table-cell>
          <table:table-cell table:number-columns-repeated="2" table:style-name="ce1" office:value-type="float" office:value="0.305227012590614" calcext:value-type="float">
            <text:p>0.3052270126</text:p>
          </table:table-cell>
          <table:table-cell table:style-name="ce1" office:value-type="float" office:value="1.94582220526517" calcext:value-type="float">
            <text:p>1.9458222053</text:p>
          </table:table-cell>
          <table:table-cell table:style-name="ce1" office:value-type="float" office:value="1.79320869896986" calcext:value-type="float">
            <text:p>1.793208699</text:p>
          </table:table-cell>
          <table:table-cell table:number-columns-repeated="2" table:style-name="ce1" office:value-type="float" office:value="3.31934376192293" calcext:value-type="float">
            <text:p>3.3193437619</text:p>
          </table:table-cell>
          <table:table-cell table:style-name="ce1" office:value-type="float" office:value="3.96795116367799" calcext:value-type="float">
            <text:p>3.9679511637</text:p>
          </table:table-cell>
          <table:table-cell table:style-name="ce1" office:value-type="float" office:value="3.77718428080885" calcext:value-type="float">
            <text:p>3.7771842808</text:p>
          </table:table-cell>
          <table:table-cell table:style-name="ce1" office:value-type="float" office:value="4.12056466997329" calcext:value-type="float">
            <text:p>4.12056467</text:p>
          </table:table-cell>
          <table:table-cell table:style-name="ce1" office:value-type="float" office:value="2.93780999618466" calcext:value-type="float">
            <text:p>2.9378099962</text:p>
          </table:table-cell>
          <table:table-cell table:style-name="ce1" office:value-type="float" office:value="3.35749713849676" calcext:value-type="float">
            <text:p>3.3574971385</text:p>
          </table:table-cell>
          <table:table-cell table:style-name="ce1" office:value-type="float" office:value="2.7088897367417" calcext:value-type="float">
            <text:p>2.7088897367</text:p>
          </table:table-cell>
          <table:table-cell table:style-name="ce1" office:value-type="float" office:value="2.36550934757726" calcext:value-type="float">
            <text:p>2.3655093476</text:p>
          </table:table-cell>
          <table:table-cell table:style-name="ce1" office:value-type="float" office:value="3.16673025562762" calcext:value-type="float">
            <text:p>3.1667302556</text:p>
          </table:table-cell>
          <table:table-cell table:style-name="ce1" office:value-type="float" office:value="2.44181610072491" calcext:value-type="float">
            <text:p>2.4418161007</text:p>
          </table:table-cell>
          <table:table-cell table:style-name="ce1" office:value-type="float" office:value="2.78519648988936" calcext:value-type="float">
            <text:p>2.7851964899</text:p>
          </table:table-cell>
          <table:table-cell table:style-name="ce1" office:value-type="float" office:value="3.16673025562762" calcext:value-type="float">
            <text:p>3.1667302556</text:p>
          </table:table-cell>
          <table:table-cell table:style-name="ce1" office:value-type="float" office:value="2.55627623044639" calcext:value-type="float">
            <text:p>2.5562762304</text:p>
          </table:table-cell>
          <table:table-cell table:style-name="ce1" office:value-type="float" office:value="2.47996947729874" calcext:value-type="float">
            <text:p>2.4799694773</text:p>
          </table:table-cell>
          <table:table-cell table:number-columns-repeated="2" table:style-name="ce1" office:value-type="float" office:value="3.09042350247997" calcext:value-type="float">
            <text:p>3.0904235025</text:p>
          </table:table-cell>
          <table:table-cell table:style-name="ce1" office:value-type="float" office:value="2.47996947729874" calcext:value-type="float">
            <text:p>2.4799694773</text:p>
          </table:table-cell>
        </table:table-row>
        <table:table-row table:style-name="ro1">
          <table:table-cell office:value-type="string" calcext:value-type="string">
            <text:p>UniHuman_20_flanklength_flankclashTrue.csv </text:p>
          </table:table-cell>
          <table:table-cell office:value-type="string" calcext:value-type="string">
            <text:p><text:s/>singlepass </text:p>
          </table:table-cell>
          <table:table-cell office:value-type="string" calcext:value-type="string">
            <text:p><text:s/>N </text:p>
          </table:table-cell>
          <table:table-cell office:value-type="float" office:value="2194" calcext:value-type="float">
            <text:p>2194</text:p>
          </table:table-cell>
          <table:table-cell/>
          <table:table-cell table:style-name="ce1" office:value-type="float" office:value="2.27780259044216" calcext:value-type="float">
            <text:p>2.2778025904</text:p>
          </table:table-cell>
          <table:table-cell table:style-name="ce1" office:value-type="float" office:value="2.45645377400625" calcext:value-type="float">
            <text:p>2.456453774</text:p>
          </table:table-cell>
          <table:table-cell table:style-name="ce1" office:value-type="float" office:value="2.9477445288075" calcext:value-type="float">
            <text:p>2.9477445288</text:p>
          </table:table-cell>
          <table:table-cell table:style-name="ce1" office:value-type="float" office:value="1.92050022331398" calcext:value-type="float">
            <text:p>1.9205002233</text:p>
          </table:table-cell>
          <table:table-cell table:style-name="ce1" office:value-type="float" office:value="2.81375614113443" calcext:value-type="float">
            <text:p>2.8137561411</text:p>
          </table:table-cell>
          <table:table-cell table:style-name="ce1" office:value-type="float" office:value="1.965163019205" calcext:value-type="float">
            <text:p>1.9651630192</text:p>
          </table:table-cell>
          <table:table-cell table:style-name="ce1" office:value-type="float" office:value="2.32246538633318" calcext:value-type="float">
            <text:p>2.3224653863</text:p>
          </table:table-cell>
          <table:table-cell table:style-name="ce1" office:value-type="float" office:value="2.23313979455114" calcext:value-type="float">
            <text:p>2.2331397946</text:p>
          </table:table-cell>
          <table:table-cell table:style-name="ce1" office:value-type="float" office:value="1.65252344796784" calcext:value-type="float">
            <text:p>1.652523448</text:p>
          </table:table-cell>
          <table:table-cell table:style-name="ce1" office:value-type="float" office:value="1.47387226440375" calcext:value-type="float">
            <text:p>1.4738722644</text:p>
          </table:table-cell>
          <table:table-cell table:style-name="ce1" office:value-type="float" office:value="1.78651183564091" calcext:value-type="float">
            <text:p>1.7865118356</text:p>
          </table:table-cell>
          <table:table-cell table:style-name="ce1" office:value-type="float" office:value="2.00982581509602" calcext:value-type="float">
            <text:p>2.0098258151</text:p>
          </table:table-cell>
          <table:table-cell table:style-name="ce1" office:value-type="float" office:value="2.45645377400625" calcext:value-type="float">
            <text:p>2.456453774</text:p>
          </table:table-cell>
          <table:table-cell table:style-name="ce1" office:value-type="float" office:value="1.965163019205" calcext:value-type="float">
            <text:p>1.9651630192</text:p>
          </table:table-cell>
          <table:table-cell table:style-name="ce1" office:value-type="float" office:value="2.36712818222421" calcext:value-type="float">
            <text:p>2.3671281822</text:p>
          </table:table-cell>
          <table:table-cell table:style-name="ce1" office:value-type="float" office:value="2.00982581509602" calcext:value-type="float">
            <text:p>2.0098258151</text:p>
          </table:table-cell>
          <table:table-cell table:style-name="ce1" office:value-type="float" office:value="2.09915140687807" calcext:value-type="float">
            <text:p>2.0991514069</text:p>
          </table:table-cell>
          <table:table-cell table:style-name="ce1" office:value-type="float" office:value="2.14381420276909" calcext:value-type="float">
            <text:p>2.1438142028</text:p>
          </table:table-cell>
          <table:table-cell table:style-name="ce1" office:value-type="float" office:value="1.83117463153193" calcext:value-type="float">
            <text:p>1.8311746315</text:p>
          </table:table-cell>
          <table:table-cell table:style-name="ce1" office:value-type="float" office:value="1.74184903974989" calcext:value-type="float">
            <text:p>1.7418490397</text:p>
          </table:table-cell>
          <table:table-cell table:style-name="ce1" office:value-type="float" office:value="0.401965163019205" calcext:value-type="float">
            <text:p>0.401965163</text:p>
          </table:table-cell>
          <table:table-cell table:style-name="ce1" office:value-type="float" office:value="0.357302367128182" calcext:value-type="float">
            <text:p>0.3573023671</text:p>
          </table:table-cell>
          <table:table-cell table:style-name="ce1" office:value-type="float" office:value="0.223313979455114" calcext:value-type="float">
            <text:p>0.2233139795</text:p>
          </table:table-cell>
          <table:table-cell table:style-name="ce1" office:value-type="float" office:value="0.357302367128182" calcext:value-type="float">
            <text:p>0.3573023671</text:p>
          </table:table-cell>
          <table:table-cell table:style-name="ce1" office:value-type="float" office:value="0.0446627958910228" calcext:value-type="float">
            <text:p>0.0446627959</text:p>
          </table:table-cell>
          <table:table-cell table:style-name="ce1" office:value-type="float" office:value="0.178651183564091" calcext:value-type="float">
            <text:p>0.1786511836</text:p>
          </table:table-cell>
          <table:table-cell table:style-name="ce1" office:value-type="float" office:value="0.267976775346137" calcext:value-type="float">
            <text:p>0.2679767753</text:p>
          </table:table-cell>
          <table:table-cell table:style-name="ce1" office:value-type="float" office:value="0.178651183564091" calcext:value-type="float">
            <text:p>0.1786511836</text:p>
          </table:table-cell>
          <table:table-cell table:style-name="ce1" office:value-type="float" office:value="0.446627958910228" calcext:value-type="float">
            <text:p>0.4466279589</text:p>
          </table:table-cell>
          <table:table-cell table:style-name="ce1" office:value-type="float" office:value="0.267976775346137" calcext:value-type="float">
            <text:p>0.2679767753</text:p>
          </table:table-cell>
          <table:table-cell table:style-name="ce1" office:value-type="float" office:value="0.0893255917820456" calcext:value-type="float">
            <text:p>0.0893255918</text:p>
          </table:table-cell>
          <table:table-cell table:style-name="ce1" office:value-type="float" office:value="0.0446627958910228" calcext:value-type="float">
            <text:p>0.0446627959</text:p>
          </table:table-cell>
          <table:table-cell table:style-name="ce1" office:value-type="float" office:value="0.267976775346137" calcext:value-type="float">
            <text:p>0.2679767753</text:p>
          </table:table-cell>
          <table:table-cell table:style-name="ce1" office:value-type="float" office:value="0.580616346583296" calcext:value-type="float">
            <text:p>0.5806163466</text:p>
          </table:table-cell>
          <table:table-cell table:style-name="ce1" office:value-type="float" office:value="0.178651183564091" calcext:value-type="float">
            <text:p>0.1786511836</text:p>
          </table:table-cell>
          <table:table-cell table:style-name="ce1" office:value-type="float" office:value="0.133988387673068" calcext:value-type="float">
            <text:p>0.1339883877</text:p>
          </table:table-cell>
          <table:table-cell table:style-name="ce1" office:value-type="float" office:value="0.446627958910228" calcext:value-type="float">
            <text:p>0.4466279589</text:p>
          </table:table-cell>
          <table:table-cell table:style-name="ce1" office:value-type="float" office:value="0.223313979455114" calcext:value-type="float">
            <text:p>0.2233139795</text:p>
          </table:table-cell>
          <table:table-cell table:style-name="ce1" office:value-type="float" office:value="0.357302367128182" calcext:value-type="float">
            <text:p>0.3573023671</text:p>
          </table:table-cell>
          <table:table-cell table:style-name="ce1" office:value-type="float" office:value="0.580616346583296" calcext:value-type="float">
            <text:p>0.5806163466</text:p>
          </table:table-cell>
          <table:table-cell table:style-name="ce1" office:value-type="float" office:value="0.625279142474319" calcext:value-type="float">
            <text:p>0.6252791425</text:p>
          </table:table-cell>
          <table:table-cell table:style-name="ce1" office:value-type="float" office:value="2.85841893702546" calcext:value-type="float">
            <text:p>2.858418937</text:p>
          </table:table-cell>
          <table:table-cell table:style-name="ce1" office:value-type="float" office:value="2.59044216167932" calcext:value-type="float">
            <text:p>2.5904421617</text:p>
          </table:table-cell>
          <table:table-cell table:style-name="ce1" office:value-type="float" office:value="2.99240732469853" calcext:value-type="float">
            <text:p>2.9924073247</text:p>
          </table:table-cell>
          <table:table-cell table:style-name="ce1" office:value-type="float" office:value="2.67976775346137" calcext:value-type="float">
            <text:p>2.6797677535</text:p>
          </table:table-cell>
          <table:table-cell table:style-name="ce1" office:value-type="float" office:value="2.63510495757034" calcext:value-type="float">
            <text:p>2.6351049576</text:p>
          </table:table-cell>
          <table:table-cell table:style-name="ce1" office:value-type="float" office:value="2.5457793657883" calcext:value-type="float">
            <text:p>2.5457793658</text:p>
          </table:table-cell>
          <table:table-cell table:style-name="ce1" office:value-type="float" office:value="2.41179097811523" calcext:value-type="float">
            <text:p>2.4117909781</text:p>
          </table:table-cell>
          <table:table-cell table:style-name="ce1" office:value-type="float" office:value="2.14381420276909" calcext:value-type="float">
            <text:p>2.1438142028</text:p>
          </table:table-cell>
          <table:table-cell table:style-name="ce1" office:value-type="float" office:value="1.965163019205" calcext:value-type="float">
            <text:p>1.9651630192</text:p>
          </table:table-cell>
          <table:table-cell table:style-name="ce1" office:value-type="float" office:value="2.27780259044216" calcext:value-type="float">
            <text:p>2.2778025904</text:p>
          </table:table-cell>
          <table:table-cell table:style-name="ce1" office:value-type="float" office:value="2.41179097811523" calcext:value-type="float">
            <text:p>2.4117909781</text:p>
          </table:table-cell>
          <table:table-cell table:number-columns-repeated="2" table:style-name="ce1" office:value-type="float" office:value="2.18847699866012" calcext:value-type="float">
            <text:p>2.1884769987</text:p>
          </table:table-cell>
          <table:table-cell table:style-name="ce1" office:value-type="float" office:value="2.36712818222421" calcext:value-type="float">
            <text:p>2.3671281822</text:p>
          </table:table-cell>
          <table:table-cell table:style-name="ce1" office:value-type="float" office:value="2.41179097811523" calcext:value-type="float">
            <text:p>2.4117909781</text:p>
          </table:table-cell>
          <table:table-cell table:style-name="ce1" office:value-type="float" office:value="2.36712818222421" calcext:value-type="float">
            <text:p>2.3671281822</text:p>
          </table:table-cell>
          <table:table-cell table:style-name="ce1" office:value-type="float" office:value="1.965163019205" calcext:value-type="float">
            <text:p>1.9651630192</text:p>
          </table:table-cell>
          <table:table-cell table:style-name="ce1" office:value-type="float" office:value="2.9477445288075" calcext:value-type="float">
            <text:p>2.9477445288</text:p>
          </table:table-cell>
          <table:table-cell table:style-name="ce1" office:value-type="float" office:value="2.23313979455114" calcext:value-type="float">
            <text:p>2.2331397946</text:p>
          </table:table-cell>
          <table:table-cell table:style-name="ce1" office:value-type="float" office:value="3.08173291648057" calcext:value-type="float">
            <text:p>3.0817329165</text:p>
          </table:table-cell>
        </table:table-row>
        <table:table-row table:style-name="ro1">
          <table:table-cell office:value-type="string" calcext:value-type="string">
            <text:p>UniHuman_20_flanklength_flankclashTrue.csv </text:p>
          </table:table-cell>
          <table:table-cell office:value-type="string" calcext:value-type="string">
            <text:p><text:s/>singlepass </text:p>
          </table:table-cell>
          <table:table-cell office:value-type="string" calcext:value-type="string">
            <text:p><text:s/>K </text:p>
          </table:table-cell>
          <table:table-cell office:value-type="float" office:value="4636" calcext:value-type="float">
            <text:p>4636</text:p>
          </table:table-cell>
          <table:table-cell/>
          <table:table-cell table:number-columns-repeated="2" table:style-name="ce1" office:value-type="float" office:value="1.60599571734475" calcext:value-type="float">
            <text:p>1.6059957173</text:p>
          </table:table-cell>
          <table:table-cell table:style-name="ce1" office:value-type="float" office:value="2.11991434689507" calcext:value-type="float">
            <text:p>2.1199143469</text:p>
          </table:table-cell>
          <table:table-cell table:style-name="ce1" office:value-type="float" office:value="2.09850107066381" calcext:value-type="float">
            <text:p>2.0985010707</text:p>
          </table:table-cell>
          <table:table-cell table:style-name="ce1" office:value-type="float" office:value="2.05567451820128" calcext:value-type="float">
            <text:p>2.0556745182</text:p>
          </table:table-cell>
          <table:table-cell table:style-name="ce1" office:value-type="float" office:value="2.29122055674518" calcext:value-type="float">
            <text:p>2.2912205567</text:p>
          </table:table-cell>
          <table:table-cell table:style-name="ce1" office:value-type="float" office:value="2.14132762312634" calcext:value-type="float">
            <text:p>2.1413276231</text:p>
          </table:table-cell>
          <table:table-cell table:style-name="ce1" office:value-type="float" office:value="2.29122055674518" calcext:value-type="float">
            <text:p>2.2912205567</text:p>
          </table:table-cell>
          <table:table-cell table:style-name="ce1" office:value-type="float" office:value="2.76231263383298" calcext:value-type="float">
            <text:p>2.7623126338</text:p>
          </table:table-cell>
          <table:table-cell table:style-name="ce1" office:value-type="float" office:value="2.67665952890792" calcext:value-type="float">
            <text:p>2.6766595289</text:p>
          </table:table-cell>
          <table:table-cell table:style-name="ce1" office:value-type="float" office:value="3.72591006423983" calcext:value-type="float">
            <text:p>3.7259100642</text:p>
          </table:table-cell>
          <table:table-cell table:style-name="ce1" office:value-type="float" office:value="3.87580299785867" calcext:value-type="float">
            <text:p>3.8758029979</text:p>
          </table:table-cell>
          <table:table-cell table:style-name="ce1" office:value-type="float" office:value="4.73233404710921" calcext:value-type="float">
            <text:p>4.7323340471</text:p>
          </table:table-cell>
          <table:table-cell table:style-name="ce1" office:value-type="float" office:value="4.90364025695931" calcext:value-type="float">
            <text:p>4.903640257</text:p>
          </table:table-cell>
          <table:table-cell table:style-name="ce1" office:value-type="float" office:value="5.01070663811563" calcext:value-type="float">
            <text:p>5.0107066381</text:p>
          </table:table-cell>
          <table:table-cell table:style-name="ce1" office:value-type="float" office:value="4.45396145610278" calcext:value-type="float">
            <text:p>4.4539614561</text:p>
          </table:table-cell>
          <table:table-cell table:style-name="ce1" office:value-type="float" office:value="4.28265524625268" calcext:value-type="float">
            <text:p>4.2826552463</text:p>
          </table:table-cell>
          <table:table-cell table:number-columns-repeated="2" table:style-name="ce1" office:value-type="float" office:value="4.38972162740899" calcext:value-type="float">
            <text:p>4.3897216274</text:p>
          </table:table-cell>
          <table:table-cell table:style-name="ce1" office:value-type="float" office:value="3.51177730192719" calcext:value-type="float">
            <text:p>3.5117773019</text:p>
          </table:table-cell>
          <table:table-cell table:style-name="ce1" office:value-type="float" office:value="0.599571734475375" calcext:value-type="float">
            <text:p>0.5995717345</text:p>
          </table:table-cell>
          <table:table-cell table:style-name="ce1" office:value-type="float" office:value="0.642398286937901" calcext:value-type="float">
            <text:p>0.6423982869</text:p>
          </table:table-cell>
          <table:table-cell table:style-name="ce1" office:value-type="float" office:value="0.149892933618844" calcext:value-type="float">
            <text:p>0.1498929336</text:p>
          </table:table-cell>
          <table:table-cell table:style-name="ce1" office:value-type="float" office:value="0.256959314775161" calcext:value-type="float">
            <text:p>0.2569593148</text:p>
          </table:table-cell>
          <table:table-cell table:style-name="ce1" office:value-type="float" office:value="0.321199143468951" calcext:value-type="float">
            <text:p>0.3211991435</text:p>
          </table:table-cell>
          <table:table-cell table:style-name="ce1" office:value-type="float" office:value="0.12847965738758" calcext:value-type="float">
            <text:p>0.1284796574</text:p>
          </table:table-cell>
          <table:table-cell table:style-name="ce1" office:value-type="float" office:value="0.0642398286937901" calcext:value-type="float">
            <text:p>0.0642398287</text:p>
          </table:table-cell>
          <table:table-cell table:style-name="ce1" office:value-type="float" office:value="0.0856531049250535" calcext:value-type="float">
            <text:p>0.0856531049</text:p>
          </table:table-cell>
          <table:table-cell table:style-name="ce1" office:value-type="float" office:value="0.0642398286937901" calcext:value-type="float">
            <text:p>0.0642398287</text:p>
          </table:table-cell>
          <table:table-cell table:style-name="ce1" office:value-type="float" office:value="0.107066381156317" calcext:value-type="float">
            <text:p>0.1070663812</text:p>
          </table:table-cell>
          <table:table-cell table:number-columns-repeated="2" table:style-name="ce1" office:value-type="float" office:value="0.0428265524625268" calcext:value-type="float">
            <text:p>0.0428265525</text:p>
          </table:table-cell>
          <table:table-cell table:style-name="ce1" office:value-type="float" office:value="0.12847965738758" calcext:value-type="float">
            <text:p>0.1284796574</text:p>
          </table:table-cell>
          <table:table-cell table:style-name="ce1" office:value-type="float" office:value="0.0214132762312634" calcext:value-type="float">
            <text:p>0.0214132762</text:p>
          </table:table-cell>
          <table:table-cell table:number-columns-repeated="2" table:style-name="ce1" office:value-type="float" office:value="0.0856531049250535" calcext:value-type="float">
            <text:p>0.0856531049</text:p>
          </table:table-cell>
          <table:table-cell table:style-name="ce1" office:value-type="float" office:value="0.107066381156317" calcext:value-type="float">
            <text:p>0.1070663812</text:p>
          </table:table-cell>
          <table:table-cell table:style-name="ce1" office:value-type="float" office:value="0.149892933618844" calcext:value-type="float">
            <text:p>0.1498929336</text:p>
          </table:table-cell>
          <table:table-cell table:style-name="ce1" office:value-type="float" office:value="0.214132762312634" calcext:value-type="float">
            <text:p>0.2141327623</text:p>
          </table:table-cell>
          <table:table-cell table:style-name="ce1" office:value-type="float" office:value="0.19271948608137" calcext:value-type="float">
            <text:p>0.1927194861</text:p>
          </table:table-cell>
          <table:table-cell table:style-name="ce1" office:value-type="float" office:value="0.278372591006424" calcext:value-type="float">
            <text:p>0.278372591</text:p>
          </table:table-cell>
          <table:table-cell table:style-name="ce1" office:value-type="float" office:value="2.03426124197002" calcext:value-type="float">
            <text:p>2.034261242</text:p>
          </table:table-cell>
          <table:table-cell table:style-name="ce1" office:value-type="float" office:value="1.64882226980728" calcext:value-type="float">
            <text:p>1.6488222698</text:p>
          </table:table-cell>
          <table:table-cell table:style-name="ce1" office:value-type="float" office:value="1.22055674518201" calcext:value-type="float">
            <text:p>1.2205567452</text:p>
          </table:table-cell>
          <table:table-cell table:style-name="ce1" office:value-type="float" office:value="1.67023554603854" calcext:value-type="float">
            <text:p>1.670235546</text:p>
          </table:table-cell>
          <table:table-cell table:style-name="ce1" office:value-type="float" office:value="1.39186295503212" calcext:value-type="float">
            <text:p>1.391862955</text:p>
          </table:table-cell>
          <table:table-cell table:style-name="ce1" office:value-type="float" office:value="1.88436830835118" calcext:value-type="float">
            <text:p>1.8843683084</text:p>
          </table:table-cell>
          <table:table-cell table:style-name="ce1" office:value-type="float" office:value="1.58458244111349" calcext:value-type="float">
            <text:p>1.5845824411</text:p>
          </table:table-cell>
          <table:table-cell table:style-name="ce1" office:value-type="float" office:value="1.43468950749465" calcext:value-type="float">
            <text:p>1.4346895075</text:p>
          </table:table-cell>
          <table:table-cell table:style-name="ce1" office:value-type="float" office:value="1.7558886509636" calcext:value-type="float">
            <text:p>1.755888651</text:p>
          </table:table-cell>
          <table:table-cell table:style-name="ce1" office:value-type="float" office:value="1.26338329764454" calcext:value-type="float">
            <text:p>1.2633832976</text:p>
          </table:table-cell>
          <table:table-cell table:style-name="ce1" office:value-type="float" office:value="1.43468950749465" calcext:value-type="float">
            <text:p>1.4346895075</text:p>
          </table:table-cell>
          <table:table-cell table:style-name="ce1" office:value-type="float" office:value="1.9271948608137" calcext:value-type="float">
            <text:p>1.9271948608</text:p>
          </table:table-cell>
          <table:table-cell table:style-name="ce1" office:value-type="float" office:value="1.41327623126338" calcext:value-type="float">
            <text:p>1.4132762313</text:p>
          </table:table-cell>
          <table:table-cell table:style-name="ce1" office:value-type="float" office:value="1.1134903640257" calcext:value-type="float">
            <text:p>1.113490364</text:p>
          </table:table-cell>
          <table:table-cell table:style-name="ce1" office:value-type="float" office:value="1.43468950749465" calcext:value-type="float">
            <text:p>1.4346895075</text:p>
          </table:table-cell>
          <table:table-cell table:style-name="ce1" office:value-type="float" office:value="1.41327623126338" calcext:value-type="float">
            <text:p>1.4132762313</text:p>
          </table:table-cell>
          <table:table-cell table:style-name="ce1" office:value-type="float" office:value="1.79871520342612" calcext:value-type="float">
            <text:p>1.7987152034</text:p>
          </table:table-cell>
          <table:table-cell table:style-name="ce1" office:value-type="float" office:value="1.30620985010707" calcext:value-type="float">
            <text:p>1.3062098501</text:p>
          </table:table-cell>
          <table:table-cell table:style-name="ce1" office:value-type="float" office:value="1.49892933618844" calcext:value-type="float">
            <text:p>1.4989293362</text:p>
          </table:table-cell>
          <table:table-cell table:style-name="ce1" office:value-type="float" office:value="1.34903640256959" calcext:value-type="float">
            <text:p>1.3490364026</text:p>
          </table:table-cell>
        </table:table-row>
        <table:table-row table:style-name="ro1">
          <table:table-cell office:value-type="string" calcext:value-type="string">
            <text:p>UniHuman_20_flanklength_flankclashTrue.csv </text:p>
          </table:table-cell>
          <table:table-cell office:value-type="string" calcext:value-type="string">
            <text:p><text:s/>singlepass </text:p>
          </table:table-cell>
          <table:table-cell office:value-type="string" calcext:value-type="string">
            <text:p><text:s/>R </text:p>
          </table:table-cell>
          <table:table-cell office:value-type="float" office:value="5896" calcext:value-type="float">
            <text:p>5896</text:p>
          </table:table-cell>
          <table:table-cell/>
          <table:table-cell table:style-name="ce1" office:value-type="float" office:value="1.44878706199461" calcext:value-type="float">
            <text:p>1.448787062</text:p>
          </table:table-cell>
          <table:table-cell table:style-name="ce1" office:value-type="float" office:value="1.49932614555256" calcext:value-type="float">
            <text:p>1.4993261456</text:p>
          </table:table-cell>
          <table:table-cell table:style-name="ce1" office:value-type="float" office:value="1.88679245283019" calcext:value-type="float">
            <text:p>1.8867924528</text:p>
          </table:table-cell>
          <table:table-cell table:style-name="ce1" office:value-type="float" office:value="1.68463611859838" calcext:value-type="float">
            <text:p>1.6846361186</text:p>
          </table:table-cell>
          <table:table-cell table:style-name="ce1" office:value-type="float" office:value="1.8699460916442" calcext:value-type="float">
            <text:p>1.8699460916</text:p>
          </table:table-cell>
          <table:table-cell table:style-name="ce1" office:value-type="float" office:value="1.83625336927224" calcext:value-type="float">
            <text:p>1.8362533693</text:p>
          </table:table-cell>
          <table:table-cell table:style-name="ce1" office:value-type="float" office:value="2.25741239892183" calcext:value-type="float">
            <text:p>2.2574123989</text:p>
          </table:table-cell>
          <table:table-cell table:style-name="ce1" office:value-type="float" office:value="2.62803234501348" calcext:value-type="float">
            <text:p>2.628032345</text:p>
          </table:table-cell>
          <table:table-cell table:style-name="ce1" office:value-type="float" office:value="2.2911051212938" calcext:value-type="float">
            <text:p>2.2911051213</text:p>
          </table:table-cell>
          <table:table-cell table:style-name="ce1" office:value-type="float" office:value="2.77964959568733" calcext:value-type="float">
            <text:p>2.7796495957</text:p>
          </table:table-cell>
          <table:table-cell table:style-name="ce1" office:value-type="float" office:value="2.93126684636119" calcext:value-type="float">
            <text:p>2.9312668464</text:p>
          </table:table-cell>
          <table:table-cell table:style-name="ce1" office:value-type="float" office:value="3.75673854447439" calcext:value-type="float">
            <text:p>3.7567385445</text:p>
          </table:table-cell>
          <table:table-cell table:style-name="ce1" office:value-type="float" office:value="3.20080862533693" calcext:value-type="float">
            <text:p>3.2008086253</text:p>
          </table:table-cell>
          <table:table-cell table:style-name="ce1" office:value-type="float" office:value="4.24528301886793" calcext:value-type="float">
            <text:p>4.2452830189</text:p>
          </table:table-cell>
          <table:table-cell table:style-name="ce1" office:value-type="float" office:value="4.73382749326146" calcext:value-type="float">
            <text:p>4.7338274933</text:p>
          </table:table-cell>
          <table:table-cell table:style-name="ce1" office:value-type="float" office:value="5.91307277628032" calcext:value-type="float">
            <text:p>5.9130727763</text:p>
          </table:table-cell>
          <table:table-cell table:style-name="ce1" office:value-type="float" office:value="6.1489218328841" calcext:value-type="float">
            <text:p>6.1489218329</text:p>
          </table:table-cell>
          <table:table-cell table:style-name="ce1" office:value-type="float" office:value="5.25606469002695" calcext:value-type="float">
            <text:p>5.25606469</text:p>
          </table:table-cell>
          <table:table-cell table:style-name="ce1" office:value-type="float" office:value="5.1044474393531" calcext:value-type="float">
            <text:p>5.1044474394</text:p>
          </table:table-cell>
          <table:table-cell table:style-name="ce1" office:value-type="float" office:value="4.56536388140162" calcext:value-type="float">
            <text:p>4.5653638814</text:p>
          </table:table-cell>
          <table:table-cell table:style-name="ce1" office:value-type="float" office:value="0.892857142857143" calcext:value-type="float">
            <text:p>0.8928571429</text:p>
          </table:table-cell>
          <table:table-cell table:style-name="ce1" office:value-type="float" office:value="0.235849056603774" calcext:value-type="float">
            <text:p>0.2358490566</text:p>
          </table:table-cell>
          <table:table-cell table:style-name="ce1" office:value-type="float" office:value="0.21900269541779" calcext:value-type="float">
            <text:p>0.2190026954</text:p>
          </table:table-cell>
          <table:table-cell table:style-name="ce1" office:value-type="float" office:value="0.101078167115903" calcext:value-type="float">
            <text:p>0.1010781671</text:p>
          </table:table-cell>
          <table:table-cell table:style-name="ce1" office:value-type="float" office:value="0.117924528301887" calcext:value-type="float">
            <text:p>0.1179245283</text:p>
          </table:table-cell>
          <table:table-cell table:style-name="ce1" office:value-type="float" office:value="0.0505390835579515" calcext:value-type="float">
            <text:p>0.0505390836</text:p>
          </table:table-cell>
          <table:table-cell table:style-name="ce1" office:value-type="float" office:value="0.0168463611859838" calcext:value-type="float">
            <text:p>0.0168463612</text:p>
          </table:table-cell>
          <table:table-cell table:style-name="ce1" office:value-type="float" office:value="0.0336927223719677" calcext:value-type="float">
            <text:p>0.033692722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673854447439353" calcext:value-type="float">
            <text:p>0.0673854447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0.0168463611859838" calcext:value-type="float">
            <text:p>0.0168463612</text:p>
          </table:table-cell>
          <table:table-cell table:style-name="ce1" office:value-type="float" office:value="0.117924528301887" calcext:value-type="float">
            <text:p>0.1179245283</text:p>
          </table:table-cell>
          <table:table-cell table:style-name="ce1" office:value-type="float" office:value="0.0505390835579515" calcext:value-type="float">
            <text:p>0.0505390836</text:p>
          </table:table-cell>
          <table:table-cell table:style-name="ce1" office:value-type="float" office:value="0.0168463611859838" calcext:value-type="float">
            <text:p>0.0168463612</text:p>
          </table:table-cell>
          <table:table-cell table:style-name="ce1" office:value-type="float" office:value="0.0673854447439353" calcext:value-type="float">
            <text:p>0.0673854447</text:p>
          </table:table-cell>
          <table:table-cell table:style-name="ce1" office:value-type="float" office:value="0.117924528301887" calcext:value-type="float">
            <text:p>0.1179245283</text:p>
          </table:table-cell>
          <table:table-cell table:style-name="ce1" office:value-type="float" office:value="0.269541778975741" calcext:value-type="float">
            <text:p>0.269541779</text:p>
          </table:table-cell>
          <table:table-cell table:style-name="ce1" office:value-type="float" office:value="0.202156334231806" calcext:value-type="float">
            <text:p>0.2021563342</text:p>
          </table:table-cell>
          <table:table-cell table:style-name="ce1" office:value-type="float" office:value="0.370619946091644" calcext:value-type="float">
            <text:p>0.3706199461</text:p>
          </table:table-cell>
          <table:table-cell table:style-name="ce1" office:value-type="float" office:value="1.80256064690027" calcext:value-type="float">
            <text:p>1.8025606469</text:p>
          </table:table-cell>
          <table:table-cell table:style-name="ce1" office:value-type="float" office:value="1.73517520215633" calcext:value-type="float">
            <text:p>1.7351752022</text:p>
          </table:table-cell>
          <table:table-cell table:style-name="ce1" office:value-type="float" office:value="1.61725067385445" calcext:value-type="float">
            <text:p>1.6172506739</text:p>
          </table:table-cell>
          <table:table-cell table:style-name="ce1" office:value-type="float" office:value="1.49932614555256" calcext:value-type="float">
            <text:p>1.4993261456</text:p>
          </table:table-cell>
          <table:table-cell table:style-name="ce1" office:value-type="float" office:value="1.44878706199461" calcext:value-type="float">
            <text:p>1.448787062</text:p>
          </table:table-cell>
          <table:table-cell table:style-name="ce1" office:value-type="float" office:value="1.33086253369272" calcext:value-type="float">
            <text:p>1.3308625337</text:p>
          </table:table-cell>
          <table:table-cell table:style-name="ce1" office:value-type="float" office:value="1.71832884097035" calcext:value-type="float">
            <text:p>1.718328841</text:p>
          </table:table-cell>
          <table:table-cell table:style-name="ce1" office:value-type="float" office:value="1.36455525606469" calcext:value-type="float">
            <text:p>1.3645552561</text:p>
          </table:table-cell>
          <table:table-cell table:style-name="ce1" office:value-type="float" office:value="1.49932614555256" calcext:value-type="float">
            <text:p>1.4993261456</text:p>
          </table:table-cell>
          <table:table-cell table:style-name="ce1" office:value-type="float" office:value="1.5667115902965" calcext:value-type="float">
            <text:p>1.5667115903</text:p>
          </table:table-cell>
          <table:table-cell table:style-name="ce1" office:value-type="float" office:value="1.43194070080863" calcext:value-type="float">
            <text:p>1.4319407008</text:p>
          </table:table-cell>
          <table:table-cell table:style-name="ce1" office:value-type="float" office:value="1.48247978436658" calcext:value-type="float">
            <text:p>1.4824797844</text:p>
          </table:table-cell>
          <table:table-cell table:style-name="ce1" office:value-type="float" office:value="1.49932614555256" calcext:value-type="float">
            <text:p>1.4993261456</text:p>
          </table:table-cell>
          <table:table-cell table:style-name="ce1" office:value-type="float" office:value="1.73517520215633" calcext:value-type="float">
            <text:p>1.7351752022</text:p>
          </table:table-cell>
          <table:table-cell table:style-name="ce1" office:value-type="float" office:value="1.41509433962264" calcext:value-type="float">
            <text:p>1.4150943396</text:p>
          </table:table-cell>
          <table:table-cell table:style-name="ce1" office:value-type="float" office:value="1.31401617250674" calcext:value-type="float">
            <text:p>1.3140161725</text:p>
          </table:table-cell>
          <table:table-cell table:style-name="ce1" office:value-type="float" office:value="1.81940700808625" calcext:value-type="float">
            <text:p>1.8194070081</text:p>
          </table:table-cell>
          <table:table-cell table:style-name="ce1" office:value-type="float" office:value="1.49932614555256" calcext:value-type="float">
            <text:p>1.4993261456</text:p>
          </table:table-cell>
          <table:table-cell table:style-name="ce1" office:value-type="float" office:value="1.34770889487871" calcext:value-type="float">
            <text:p>1.3477088949</text:p>
          </table:table-cell>
          <table:table-cell table:style-name="ce1" office:value-type="float" office:value="1.17924528301887" calcext:value-type="float">
            <text:p>1.179245283</text:p>
          </table:table-cell>
        </table:table-row>
        <table:table-row table:style-name="ro1">
          <table:table-cell office:value-type="string" calcext:value-type="string">
            <text:p>UniHuman_20_flanklength_flankclashTrue.csv </text:p>
          </table:table-cell>
          <table:table-cell office:value-type="string" calcext:value-type="string">
            <text:p><text:s/>singlepass </text:p>
          </table:table-cell>
          <table:table-cell office:value-type="string" calcext:value-type="string">
            <text:p><text:s/>D &amp; E</text:p>
          </table:table-cell>
          <table:table-cell office:value-type="float" office:value="6360" calcext:value-type="float">
            <text:p>6360</text:p>
          </table:table-cell>
          <table:table-cell/>
          <table:table-cell office:value-type="float" office:value="5.79515486022761" calcext:value-type="float">
            <text:p>5.7951548602</text:p>
          </table:table-cell>
          <table:table-cell office:value-type="float" office:value="5.47220736928579" calcext:value-type="float">
            <text:p>5.4722073693</text:p>
          </table:table-cell>
          <table:table-cell office:value-type="float" office:value="5.86935749354853" calcext:value-type="float">
            <text:p>5.8693574935</text:p>
          </table:table-cell>
          <table:table-cell office:value-type="float" office:value="5.89339033137993" calcext:value-type="float">
            <text:p>5.8933903314</text:p>
          </table:table-cell>
          <table:table-cell office:value-type="float" office:value="5.40099637552895" calcext:value-type="float">
            <text:p>5.4009963755</text:p>
          </table:table-cell>
          <table:table-cell office:value-type="float" office:value="5.84532465571713" calcext:value-type="float">
            <text:p>5.8453246557</text:p>
          </table:table-cell>
          <table:table-cell office:value-type="float" office:value="5.96969708452758" calcext:value-type="float">
            <text:p>5.9696970845</text:p>
          </table:table-cell>
          <table:table-cell office:value-type="float" office:value="5.26039928814934" calcext:value-type="float">
            <text:p>5.2603992881</text:p>
          </table:table-cell>
          <table:table-cell office:value-type="float" office:value="4.72414789628903" calcext:value-type="float">
            <text:p>4.7241478963</text:p>
          </table:table-cell>
          <table:table-cell office:value-type="float" office:value="3.80996267829923" calcext:value-type="float">
            <text:p>3.8099626783</text:p>
          </table:table-cell>
          <table:table-cell office:value-type="float" office:value="3.65253263230576" calcext:value-type="float">
            <text:p>3.6525326323</text:p>
          </table:table-cell>
          <table:table-cell office:value-type="float" office:value="3.79944207916556" calcext:value-type="float">
            <text:p>3.7994420792</text:p>
          </table:table-cell>
          <table:table-cell office:value-type="float" office:value="3.12259359992565" calcext:value-type="float">
            <text:p>3.1225935999</text:p>
          </table:table-cell>
          <table:table-cell office:value-type="float" office:value="3.45185345034766" calcext:value-type="float">
            <text:p>3.4518534503</text:p>
          </table:table-cell>
          <table:table-cell office:value-type="float" office:value="2.51784363417992" calcext:value-type="float">
            <text:p>2.5178436342</text:p>
          </table:table-cell>
          <table:table-cell office:value-type="float" office:value="1.62558713419478" calcext:value-type="float">
            <text:p>1.6255871342</text:p>
          </table:table-cell>
          <table:table-cell office:value-type="float" office:value="1.70338970712447" calcext:value-type="float">
            <text:p>1.7033897071</text:p>
          </table:table-cell>
          <table:table-cell office:value-type="float" office:value="1.61146659545235" calcext:value-type="float">
            <text:p>1.6114665955</text:p>
          </table:table-cell>
          <table:table-cell office:value-type="float" office:value="1.26177384680771" calcext:value-type="float">
            <text:p>1.2617738468</text:p>
          </table:table-cell>
          <table:table-cell office:value-type="float" office:value="0.942426295474666" calcext:value-type="float">
            <text:p>0.9424262955</text:p>
          </table:table-cell>
          <table:table-cell office:value-type="float" office:value="0.285402414412682" calcext:value-type="float">
            <text:p>0.2854024144</text:p>
          </table:table-cell>
          <table:table-cell office:value-type="float" office:value="0.335572209902207" calcext:value-type="float">
            <text:p>0.3355722099</text:p>
          </table:table-cell>
          <table:table-cell office:value-type="float" office:value="0.116564249548213" calcext:value-type="float">
            <text:p>0.1165642495</text:p>
          </table:table-cell>
          <table:table-cell office:value-type="float" office:value="0.192871002695866" calcext:value-type="float">
            <text:p>0.1928710027</text:p>
          </table:table-cell>
          <table:table-cell office:value-type="float" office:value="0.194975122522598" calcext:value-type="float">
            <text:p>0.1949751225</text:p>
          </table:table-cell>
          <table:table-cell office:value-type="float" office:value="0.090427291890084" calcext:value-type="float">
            <text:p>0.0904272919</text:p>
          </table:table-cell>
          <table:table-cell office:value-type="float" office:value="0.0642903342319554" calcext:value-type="float">
            <text:p>0.0642903342</text:p>
          </table:table-cell>
          <table:table-cell office:value-type="float" office:value="0.116564249548213" calcext:value-type="float">
            <text:p>0.1165642495</text:p>
          </table:table-cell>
          <table:table-cell office:value-type="float" office:value="0.0261369576581286" calcext:value-type="float">
            <text:p>0.0261369577</text:p>
          </table:table-cell>
          <table:table-cell office:value-type="float" office:value="0" calcext:value-type="float">
            <text:p>0</text:p>
          </table:table-cell>
          <table:table-cell office:value-type="float" office:value="0.0261369576581286" calcext:value-type="float">
            <text:p>0.0261369577</text:p>
          </table:table-cell>
          <table:table-cell office:value-type="float" office:value="0.116564249548213" calcext:value-type="float">
            <text:p>0.1165642495</text:p>
          </table:table-cell>
          <table:table-cell office:value-type="float" office:value="0.154717626122039" calcext:value-type="float">
            <text:p>0.1547176261</text:p>
          </table:table-cell>
          <table:table-cell office:value-type="float" office:value="0.257161336927821" calcext:value-type="float">
            <text:p>0.2571613369</text:p>
          </table:table-cell>
          <table:table-cell office:value-type="float" office:value="0.228920259442961" calcext:value-type="float">
            <text:p>0.2289202594</text:p>
          </table:table-cell>
          <table:table-cell office:value-type="float" office:value="0.526339092771341" calcext:value-type="float">
            <text:p>0.5263390928</text:p>
          </table:table-cell>
          <table:table-cell office:value-type="float" office:value="0.104547830632514" calcext:value-type="float">
            <text:p>0.1045478306</text:p>
          </table:table-cell>
          <table:table-cell office:value-type="float" office:value="0.359605047733604" calcext:value-type="float">
            <text:p>0.3596050477</text:p>
          </table:table-cell>
          <table:table-cell office:value-type="float" office:value="0.321451671159777" calcext:value-type="float">
            <text:p>0.3214516712</text:p>
          </table:table-cell>
          <table:table-cell office:value-type="float" office:value="0.697281377462543" calcext:value-type="float">
            <text:p>0.6972813775</text:p>
          </table:table-cell>
          <table:table-cell office:value-type="float" office:value="0.592733546830029" calcext:value-type="float">
            <text:p>0.5927335468</text:p>
          </table:table-cell>
          <table:table-cell office:value-type="float" office:value="3.56631358006914" calcext:value-type="float">
            <text:p>3.5663135801</text:p>
          </table:table-cell>
          <table:table-cell office:value-type="float" office:value="4.17167184585956" calcext:value-type="float">
            <text:p>4.1716718459</text:p>
          </table:table-cell>
          <table:table-cell office:value-type="float" office:value="5.1227938403338" calcext:value-type="float">
            <text:p>5.1227938403</text:p>
          </table:table-cell>
          <table:table-cell office:value-type="float" office:value="5.3057525439407" calcext:value-type="float">
            <text:p>5.3057525439</text:p>
          </table:table-cell>
          <table:table-cell office:value-type="float" office:value="7.33961870157657" calcext:value-type="float">
            <text:p>7.3396187016</text:p>
          </table:table-cell>
          <table:table-cell office:value-type="float" office:value="6.91361919978428" calcext:value-type="float">
            <text:p>6.9136191998</text:p>
          </table:table-cell>
          <table:table-cell office:value-type="float" office:value="7.0479039276837" calcext:value-type="float">
            <text:p>7.0479039277</text:p>
          </table:table-cell>
          <table:table-cell office:value-type="float" office:value="6.77994277192957" calcext:value-type="float">
            <text:p>6.7799427719</text:p>
          </table:table-cell>
          <table:table-cell office:value-type="float" office:value="6.33711031152342" calcext:value-type="float">
            <text:p>6.3371103115</text:p>
          </table:table-cell>
          <table:table-cell office:value-type="float" office:value="6.0021464016659" calcext:value-type="float">
            <text:p>6.0021464017</text:p>
          </table:table-cell>
          <table:table-cell office:value-type="float" office:value="5.65876601250146" calcext:value-type="float">
            <text:p>5.6587660125</text:p>
          </table:table-cell>
          <table:table-cell office:value-type="float" office:value="6.22475430162867" calcext:value-type="float">
            <text:p>6.2247543016</text:p>
          </table:table-cell>
          <table:table-cell office:value-type="float" office:value="5.57825101970035" calcext:value-type="float">
            <text:p>5.5782510197</text:p>
          </table:table-cell>
          <table:table-cell office:value-type="float" office:value="6.18300098544607" calcext:value-type="float">
            <text:p>6.1830009854</text:p>
          </table:table-cell>
          <table:table-cell office:value-type="float" office:value="5.83269993675674" calcext:value-type="float">
            <text:p>5.8326999368</text:p>
          </table:table-cell>
          <table:table-cell office:value-type="float" office:value="5.32679374220803" calcext:value-type="float">
            <text:p>5.3267937422</text:p>
          </table:table-cell>
          <table:table-cell office:value-type="float" office:value="5.06752828545347" calcext:value-type="float">
            <text:p>5.0675282855</text:p>
          </table:table-cell>
          <table:table-cell office:value-type="float" office:value="5.70411926829283" calcext:value-type="float">
            <text:p>5.7041192683</text:p>
          </table:table-cell>
          <table:table-cell office:value-type="float" office:value="5.75639318360909" calcext:value-type="float">
            <text:p>5.7563931836</text:p>
          </table:table-cell>
          <table:table-cell office:value-type="float" office:value="4.88456958184657" calcext:value-type="float">
            <text:p>4.8845695818</text:p>
          </table:table-cell>
        </table:table-row>
        <table:table-row table:style-name="ro1">
          <table:table-cell office:value-type="string" calcext:value-type="string">
            <text:p>UniHuman_20_flanklength_flankclashTrue.csv </text:p>
          </table:table-cell>
          <table:table-cell office:value-type="string" calcext:value-type="string">
            <text:p><text:s/>singlepass </text:p>
          </table:table-cell>
          <table:table-cell office:value-type="string" calcext:value-type="string">
            <text:p><text:s/>R &amp; K</text:p>
          </table:table-cell>
          <table:table-cell office:value-type="float" office:value="198.598094161" calcext:value-type="float">
            <text:p>198.598094161</text:p>
          </table:table-cell>
          <table:table-cell/>
          <table:table-cell office:value-type="float" office:value="3.05478277933936" calcext:value-type="float">
            <text:p>3.0547827793</text:p>
          </table:table-cell>
          <table:table-cell office:value-type="float" office:value="3.10532186289731" calcext:value-type="float">
            <text:p>3.1053218629</text:p>
          </table:table-cell>
          <table:table-cell office:value-type="float" office:value="4.00670679972526" calcext:value-type="float">
            <text:p>4.0067067997</text:p>
          </table:table-cell>
          <table:table-cell office:value-type="float" office:value="3.78313718926219" calcext:value-type="float">
            <text:p>3.7831371893</text:p>
          </table:table-cell>
          <table:table-cell office:value-type="float" office:value="3.92562060984549" calcext:value-type="float">
            <text:p>3.9256206098</text:p>
          </table:table-cell>
          <table:table-cell office:value-type="float" office:value="4.12747392601742" calcext:value-type="float">
            <text:p>4.127473926</text:p>
          </table:table-cell>
          <table:table-cell office:value-type="float" office:value="4.39874002204817" calcext:value-type="float">
            <text:p>4.398740022</text:p>
          </table:table-cell>
          <table:table-cell office:value-type="float" office:value="4.91925290175866" calcext:value-type="float">
            <text:p>4.9192529018</text:p>
          </table:table-cell>
          <table:table-cell office:value-type="float" office:value="5.05341775512678" calcext:value-type="float">
            <text:p>5.0534177551</text:p>
          </table:table-cell>
          <table:table-cell office:value-type="float" office:value="5.45630912459525" calcext:value-type="float">
            <text:p>5.4563091246</text:p>
          </table:table-cell>
          <table:table-cell office:value-type="float" office:value="6.65717691060102" calcext:value-type="float">
            <text:p>6.6571769106</text:p>
          </table:table-cell>
          <table:table-cell office:value-type="float" office:value="7.63254154233307" calcext:value-type="float">
            <text:p>7.6325415423</text:p>
          </table:table-cell>
          <table:table-cell office:value-type="float" office:value="7.93314267244613" calcext:value-type="float">
            <text:p>7.9331426724</text:p>
          </table:table-cell>
          <table:table-cell office:value-type="float" office:value="9.14892327582724" calcext:value-type="float">
            <text:p>9.1489232758</text:p>
          </table:table-cell>
          <table:table-cell office:value-type="float" office:value="9.74453413137709" calcext:value-type="float">
            <text:p>9.7445341314</text:p>
          </table:table-cell>
          <table:table-cell office:value-type="float" office:value="10.3670342323831" calcext:value-type="float">
            <text:p>10.3670342324</text:p>
          </table:table-cell>
          <table:table-cell office:value-type="float" office:value="10.4315770791368" calcext:value-type="float">
            <text:p>10.4315770791</text:p>
          </table:table-cell>
          <table:table-cell office:value-type="float" office:value="9.64578631743595" calcext:value-type="float">
            <text:p>9.6457863174</text:p>
          </table:table-cell>
          <table:table-cell office:value-type="float" office:value="9.49416906676209" calcext:value-type="float">
            <text:p>9.4941690668</text:p>
          </table:table-cell>
          <table:table-cell office:value-type="float" office:value="8.07714118332881" calcext:value-type="float">
            <text:p>8.0771411833</text:p>
          </table:table-cell>
          <table:table-cell office:value-type="float" office:value="1.49242887733252" calcext:value-type="float">
            <text:p>1.4924288773</text:p>
          </table:table-cell>
          <table:table-cell office:value-type="float" office:value="0.878247343541675" calcext:value-type="float">
            <text:p>0.8782473435</text:p>
          </table:table-cell>
          <table:table-cell office:value-type="float" office:value="0.368895629036633" calcext:value-type="float">
            <text:p>0.368895629</text:p>
          </table:table-cell>
          <table:table-cell office:value-type="float" office:value="0.358037481891064" calcext:value-type="float">
            <text:p>0.3580374819</text:p>
          </table:table-cell>
          <table:table-cell office:value-type="float" office:value="0.439123671770838" calcext:value-type="float">
            <text:p>0.4391236718</text:p>
          </table:table-cell>
          <table:table-cell office:value-type="float" office:value="0.179018740945532" calcext:value-type="float">
            <text:p>0.1790187409</text:p>
          </table:table-cell>
          <table:table-cell office:value-type="float" office:value="0.081086189879774" calcext:value-type="float">
            <text:p>0.0810861899</text:p>
          </table:table-cell>
          <table:table-cell office:value-type="float" office:value="0.119345827297021" calcext:value-type="float">
            <text:p>0.1193458273</text:p>
          </table:table-cell>
          <table:table-cell office:value-type="float" office:value="0.0642398286937901" calcext:value-type="float">
            <text:p>0.0642398287</text:p>
          </table:table-cell>
          <table:table-cell office:value-type="float" office:value="0.174451825900252" calcext:value-type="float">
            <text:p>0.1744518259</text:p>
          </table:table-cell>
          <table:table-cell office:value-type="float" office:value="0.0428265524625268" calcext:value-type="float">
            <text:p>0.0428265525</text:p>
          </table:table-cell>
          <table:table-cell office:value-type="float" office:value="0.0596729136485106" calcext:value-type="float">
            <text:p>0.0596729136</text:p>
          </table:table-cell>
          <table:table-cell office:value-type="float" office:value="0.145326018573564" calcext:value-type="float">
            <text:p>0.1453260186</text:p>
          </table:table-cell>
          <table:table-cell office:value-type="float" office:value="0.13933780453315" calcext:value-type="float">
            <text:p>0.1393378045</text:p>
          </table:table-cell>
          <table:table-cell office:value-type="float" office:value="0.136192188483005" calcext:value-type="float">
            <text:p>0.1361921885</text:p>
          </table:table-cell>
          <table:table-cell office:value-type="float" office:value="0.102499466111037" calcext:value-type="float">
            <text:p>0.1024994661</text:p>
          </table:table-cell>
          <table:table-cell office:value-type="float" office:value="0.174451825900252" calcext:value-type="float">
            <text:p>0.1744518259</text:p>
          </table:table-cell>
          <table:table-cell office:value-type="float" office:value="0.267817461920731" calcext:value-type="float">
            <text:p>0.2678174619</text:p>
          </table:table-cell>
          <table:table-cell office:value-type="float" office:value="0.483674541288375" calcext:value-type="float">
            <text:p>0.4836745413</text:p>
          </table:table-cell>
          <table:table-cell office:value-type="float" office:value="0.394875820313176" calcext:value-type="float">
            <text:p>0.3948758203</text:p>
          </table:table-cell>
          <table:table-cell office:value-type="float" office:value="0.648992537098068" calcext:value-type="float">
            <text:p>0.6489925371</text:p>
          </table:table-cell>
          <table:table-cell office:value-type="float" office:value="3.83682188887029" calcext:value-type="float">
            <text:p>3.8368218889</text:p>
          </table:table-cell>
          <table:table-cell office:value-type="float" office:value="3.38399747196362" calcext:value-type="float">
            <text:p>3.383997472</text:p>
          </table:table-cell>
          <table:table-cell office:value-type="float" office:value="2.83780741903646" calcext:value-type="float">
            <text:p>2.837807419</text:p>
          </table:table-cell>
          <table:table-cell office:value-type="float" office:value="3.1695616915911" calcext:value-type="float">
            <text:p>3.1695616916</text:p>
          </table:table-cell>
          <table:table-cell office:value-type="float" office:value="2.84065001702673" calcext:value-type="float">
            <text:p>2.840650017</text:p>
          </table:table-cell>
          <table:table-cell office:value-type="float" office:value="3.2152308420439" calcext:value-type="float">
            <text:p>3.215230842</text:p>
          </table:table-cell>
          <table:table-cell office:value-type="float" office:value="3.30291128208384" calcext:value-type="float">
            <text:p>3.3029112821</text:p>
          </table:table-cell>
          <table:table-cell office:value-type="float" office:value="2.79924476355934" calcext:value-type="float">
            <text:p>2.7992447636</text:p>
          </table:table-cell>
          <table:table-cell office:value-type="float" office:value="3.25521479651616" calcext:value-type="float">
            <text:p>3.2552147965</text:p>
          </table:table-cell>
          <table:table-cell office:value-type="float" office:value="2.83009488794104" calcext:value-type="float">
            <text:p>2.8300948879</text:p>
          </table:table-cell>
          <table:table-cell office:value-type="float" office:value="2.86663020830327" calcext:value-type="float">
            <text:p>2.8666302083</text:p>
          </table:table-cell>
          <table:table-cell office:value-type="float" office:value="3.40967464518028" calcext:value-type="float">
            <text:p>3.4096746452</text:p>
          </table:table-cell>
          <table:table-cell office:value-type="float" office:value="2.91260237681594" calcext:value-type="float">
            <text:p>2.9126023768</text:p>
          </table:table-cell>
          <table:table-cell office:value-type="float" office:value="2.84866556618203" calcext:value-type="float">
            <text:p>2.8486655662</text:p>
          </table:table-cell>
          <table:table-cell office:value-type="float" office:value="2.84978384711729" calcext:value-type="float">
            <text:p>2.8497838471</text:p>
          </table:table-cell>
          <table:table-cell office:value-type="float" office:value="2.72729240377012" calcext:value-type="float">
            <text:p>2.7272924038</text:p>
          </table:table-cell>
          <table:table-cell office:value-type="float" office:value="3.61812221151238" calcext:value-type="float">
            <text:p>3.6181222115</text:p>
          </table:table-cell>
          <table:table-cell office:value-type="float" office:value="2.80553599565963" calcext:value-type="float">
            <text:p>2.8055359957</text:p>
          </table:table-cell>
          <table:table-cell office:value-type="float" office:value="2.84663823106714" calcext:value-type="float">
            <text:p>2.8466382311</text:p>
          </table:table-cell>
          <table:table-cell office:value-type="float" office:value="2.52828168558846" calcext:value-type="float">
            <text:p>2.5282816856</text:p>
          </table:table-cell>
        </table:table-row>
        <table:table-row table:style-name="ro1" table:number-rows-repeated="3">
          <table:table-cell table:number-columns-repeated="66"/>
        </table:table-row>
        <table:table-row table:style-name="ro1">
          <table:table-cell table:number-columns-repeated="5"/>
          <table:table-cell office:value-type="float" office:value="-30" calcext:value-type="float">
            <text:p>-30</text:p>
          </table:table-cell>
          <table:table-cell office:value-type="float" office:value="-29" calcext:value-type="float">
            <text:p>-29</text:p>
          </table:table-cell>
          <table:table-cell office:value-type="float" office:value="-28" calcext:value-type="float">
            <text:p>-28</text:p>
          </table:table-cell>
          <table:table-cell office:value-type="float" office:value="-27" calcext:value-type="float">
            <text:p>-27</text:p>
          </table:table-cell>
          <table:table-cell office:value-type="float" office:value="-26" calcext:value-type="float">
            <text:p>-26</text:p>
          </table:table-cell>
          <table:table-cell office:value-type="float" office:value="-25" calcext:value-type="float">
            <text:p>-25</text:p>
          </table:table-cell>
          <table:table-cell office:value-type="float" office:value="-24" calcext:value-type="float">
            <text:p>-24</text:p>
          </table:table-cell>
          <table:table-cell office:value-type="float" office:value="-23" calcext:value-type="float">
            <text:p>-23</text:p>
          </table:table-cell>
          <table:table-cell office:value-type="float" office:value="-22" calcext:value-type="float">
            <text:p>-22</text:p>
          </table:table-cell>
          <table:table-cell office:value-type="float" office:value="-21" calcext:value-type="float">
            <text:p>-21</text:p>
          </table:table-cell>
          <table:table-cell office:value-type="float" office:value="-20" calcext:value-type="float">
            <text:p>-20</text:p>
          </table:table-cell>
          <table:table-cell office:value-type="float" office:value="-19" calcext:value-type="float">
            <text:p>-19</text:p>
          </table:table-cell>
          <table:table-cell office:value-type="float" office:value="-18" calcext:value-type="float">
            <text:p>-18</text:p>
          </table:table-cell>
          <table:table-cell office:value-type="float" office:value="-17" calcext:value-type="float">
            <text:p>-17</text:p>
          </table:table-cell>
          <table:table-cell office:value-type="float" office:value="-16" calcext:value-type="float">
            <text:p>-16</text:p>
          </table:table-cell>
          <table:table-cell office:value-type="float" office:value="-15" calcext:value-type="float">
            <text:p>-15</text:p>
          </table:table-cell>
          <table:table-cell office:value-type="float" office:value="-14" calcext:value-type="float">
            <text:p>-14</text:p>
          </table:table-cell>
          <table:table-cell office:value-type="float" office:value="-13" calcext:value-type="float">
            <text:p>-13</text:p>
          </table:table-cell>
          <table:table-cell office:value-type="float" office:value="-12" calcext:value-type="float">
            <text:p>-12</text:p>
          </table:table-cell>
          <table:table-cell office:value-type="float" office:value="-11" calcext:value-type="float">
            <text:p>-11</text:p>
          </table:table-cell>
          <table:table-cell office:value-type="float" office:value="-10" calcext:value-type="float">
            <text:p>-10</text:p>
          </table:table-cell>
          <table:table-cell office:value-type="float" office:value="-9" calcext:value-type="float">
            <text:p>-9</text:p>
          </table:table-cell>
          <table:table-cell office:value-type="float" office:value="-8" calcext:value-type="float">
            <text:p>-8</text:p>
          </table:table-cell>
          <table:table-cell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string" calcext:value-type="string">
            <text:p>UniHuman_20_flanklength_flankclashTrue.csv </text:p>
          </table:table-cell>
          <table:table-cell office:value-type="string" calcext:value-type="string">
            <text:p><text:s/>multipass </text:p>
          </table:table-cell>
          <table:table-cell office:value-type="string" calcext:value-type="string">
            <text:p><text:s/>I </text:p>
          </table:table-cell>
          <table:table-cell office:value-type="float" office:value="41195" calcext:value-type="float">
            <text:p>41195</text:p>
          </table:table-cell>
          <table:table-cell/>
          <table:table-cell table:number-columns-repeated="2" table:style-name="ce2" office:value-type="float" office:value="0.27383317985751" calcext:value-type="float">
            <text:p>0.2738331799</text:p>
          </table:table-cell>
          <table:table-cell table:style-name="ce2" office:value-type="float" office:value="0.380458488828576" calcext:value-type="float">
            <text:p>0.3804584888</text:p>
          </table:table-cell>
          <table:table-cell table:style-name="ce2" office:value-type="float" office:value="0.438617748267339" calcext:value-type="float">
            <text:p>0.4386177483</text:p>
          </table:table-cell>
          <table:table-cell table:style-name="ce2" office:value-type="float" office:value="0.407114816071342" calcext:value-type="float">
            <text:p>0.4071148161</text:p>
          </table:table-cell>
          <table:table-cell table:style-name="ce2" office:value-type="float" office:value="0.441041050743954" calcext:value-type="float">
            <text:p>0.4410410507</text:p>
          </table:table-cell>
          <table:table-cell table:style-name="ce2" office:value-type="float" office:value="0.474967285416566" calcext:value-type="float">
            <text:p>0.4749672854</text:p>
          </table:table-cell>
          <table:table-cell table:style-name="ce2" office:value-type="float" office:value="0.533126544855329" calcext:value-type="float">
            <text:p>0.5331265449</text:p>
          </table:table-cell>
          <table:table-cell table:style-name="ce2" office:value-type="float" office:value="0.598555711723937" calcext:value-type="float">
            <text:p>0.5985557117</text:p>
          </table:table-cell>
          <table:table-cell table:style-name="ce2" office:value-type="float" office:value="0.656714971162701" calcext:value-type="float">
            <text:p>0.6567149712</text:p>
          </table:table-cell>
          <table:table-cell table:style-name="ce2" office:value-type="float" office:value="0.903891823777444" calcext:value-type="float">
            <text:p>0.9038918238</text:p>
          </table:table-cell>
          <table:table-cell table:style-name="ce2" office:value-type="float" office:value="0.814229632142684" calcext:value-type="float">
            <text:p>0.8142296321</text:p>
          </table:table-cell>
          <table:table-cell table:style-name="ce2" office:value-type="float" office:value="1.02263364513159" calcext:value-type="float">
            <text:p>1.0226336451</text:p>
          </table:table-cell>
          <table:table-cell table:style-name="ce2" office:value-type="float" office:value="1.18257160858818" calcext:value-type="float">
            <text:p>1.1825716086</text:p>
          </table:table-cell>
          <table:table-cell table:style-name="ce2" office:value-type="float" office:value="1.67207870886444" calcext:value-type="float">
            <text:p>1.6720787089</text:p>
          </table:table-cell>
          <table:table-cell table:style-name="ce2" office:value-type="float" office:value="1.77870401783551" calcext:value-type="float">
            <text:p>1.7787040178</text:p>
          </table:table-cell>
          <table:table-cell table:style-name="ce2" office:value-type="float" office:value="1.9216788639558" calcext:value-type="float">
            <text:p>1.921678864</text:p>
          </table:table-cell>
          <table:table-cell table:style-name="ce2" office:value-type="float" office:value="2.00407114816071" calcext:value-type="float">
            <text:p>2.0040711482</text:p>
          </table:table-cell>
          <table:table-cell table:style-name="ce2" office:value-type="float" office:value="1.27223380022294" calcext:value-type="float">
            <text:p>1.2722338002</text:p>
          </table:table-cell>
          <table:table-cell table:style-name="ce2" office:value-type="float" office:value="1.08563950952358" calcext:value-type="float">
            <text:p>1.0856395095</text:p>
          </table:table-cell>
          <table:table-cell table:style-name="ce2" office:value-type="float" office:value="3.61072069015655" calcext:value-type="float">
            <text:p>3.6107206902</text:p>
          </table:table-cell>
          <table:table-cell table:style-name="ce2" office:value-type="float" office:value="3.08971065768429" calcext:value-type="float">
            <text:p>3.0897106577</text:p>
          </table:table-cell>
          <table:table-cell table:style-name="ce2" office:value-type="float" office:value="3.0751708428246" calcext:value-type="float">
            <text:p>3.0751708428</text:p>
          </table:table-cell>
          <table:table-cell table:style-name="ce2" office:value-type="float" office:value="3.66645664711869" calcext:value-type="float">
            <text:p>3.6664566471</text:p>
          </table:table-cell>
          <table:table-cell table:style-name="ce2" office:value-type="float" office:value="3.41443318955072" calcext:value-type="float">
            <text:p>3.4144331896</text:p>
          </table:table-cell>
          <table:table-cell table:style-name="ce2" office:value-type="float" office:value="2.65351621189357" calcext:value-type="float">
            <text:p>2.6535162119</text:p>
          </table:table-cell>
          <table:table-cell table:style-name="ce2" office:value-type="float" office:value="2.52023457567974" calcext:value-type="float">
            <text:p>2.5202345757</text:p>
          </table:table-cell>
          <table:table-cell table:style-name="ce2" office:value-type="float" office:value="2.61958997722096" calcext:value-type="float">
            <text:p>2.6195899772</text:p>
          </table:table-cell>
          <table:table-cell table:style-name="ce2" office:value-type="float" office:value="2.95158241651723" calcext:value-type="float">
            <text:p>2.9515824165</text:p>
          </table:table-cell>
          <table:table-cell table:style-name="ce2" office:value-type="float" office:value="2.73348519362187" calcext:value-type="float">
            <text:p>2.7334851936</text:p>
          </table:table-cell>
          <table:table-cell table:style-name="ce2" office:value-type="float" office:value="2.98793195366646" calcext:value-type="float">
            <text:p>2.9879319537</text:p>
          </table:table-cell>
          <table:table-cell table:style-name="ce2" office:value-type="float" office:value="2.95885232394708" calcext:value-type="float">
            <text:p>2.9588523239</text:p>
          </table:table-cell>
          <table:table-cell table:style-name="ce2" office:value-type="float" office:value="3.1066737750206" calcext:value-type="float">
            <text:p>3.106673775</text:p>
          </table:table-cell>
          <table:table-cell table:style-name="ce2" office:value-type="float" office:value="2.90069306450831" calcext:value-type="float">
            <text:p>2.9006930645</text:p>
          </table:table-cell>
          <table:table-cell table:style-name="ce2" office:value-type="float" office:value="2.78437454563079" calcext:value-type="float">
            <text:p>2.7843745456</text:p>
          </table:table-cell>
          <table:table-cell table:style-name="ce2" office:value-type="float" office:value="2.76256482334125" calcext:value-type="float">
            <text:p>2.7625648233</text:p>
          </table:table-cell>
          <table:table-cell table:style-name="ce2" office:value-type="float" office:value="3.0582077254883" calcext:value-type="float">
            <text:p>3.0582077255</text:p>
          </table:table-cell>
          <table:table-cell table:style-name="ce2" office:value-type="float" office:value="2.98308534871323" calcext:value-type="float">
            <text:p>2.9830853487</text:p>
          </table:table-cell>
          <table:table-cell table:style-name="ce2" office:value-type="float" office:value="3.01701158338584" calcext:value-type="float">
            <text:p>3.0170115834</text:p>
          </table:table-cell>
          <table:table-cell table:style-name="ce2" office:value-type="float" office:value="3.07032423787137" calcext:value-type="float">
            <text:p>3.0703242379</text:p>
          </table:table-cell>
          <table:table-cell table:style-name="ce2" office:value-type="float" office:value="3.67614985702515" calcext:value-type="float">
            <text:p>3.676149857</text:p>
          </table:table-cell>
          <table:table-cell table:style-name="ce2" office:value-type="float" office:value="1.16318518877526" calcext:value-type="float">
            <text:p>1.1631851888</text:p>
          </table:table-cell>
          <table:table-cell table:style-name="ce2" office:value-type="float" office:value="1.52668056026753" calcext:value-type="float">
            <text:p>1.5266805603</text:p>
          </table:table-cell>
          <table:table-cell table:style-name="ce2" office:value-type="float" office:value="1.66965540638783" calcext:value-type="float">
            <text:p>1.6696554064</text:p>
          </table:table-cell>
          <table:table-cell table:style-name="ce2" office:value-type="float" office:value="1.33523966461494" calcext:value-type="float">
            <text:p>1.3352396646</text:p>
          </table:table-cell>
          <table:table-cell table:style-name="ce2" office:value-type="float" office:value="1.07836960209373" calcext:value-type="float">
            <text:p>1.0783696021</text:p>
          </table:table-cell>
          <table:table-cell table:style-name="ce2" office:value-type="float" office:value="1.13410555905588" calcext:value-type="float">
            <text:p>1.1341055591</text:p>
          </table:table-cell>
          <table:table-cell table:style-name="ce2" office:value-type="float" office:value="1.03475015751466" calcext:value-type="float">
            <text:p>1.0347501575</text:p>
          </table:table-cell>
          <table:table-cell table:style-name="ce2" office:value-type="float" office:value="1.32312315223186" calcext:value-type="float">
            <text:p>1.3231231522</text:p>
          </table:table-cell>
          <table:table-cell table:style-name="ce2" office:value-type="float" office:value="1.16803179372849" calcext:value-type="float">
            <text:p>1.1680317937</text:p>
          </table:table-cell>
          <table:table-cell table:style-name="ce2" office:value-type="float" office:value="0.729414045461154" calcext:value-type="float">
            <text:p>0.7294140455</text:p>
          </table:table-cell>
          <table:table-cell table:style-name="ce2" office:value-type="float" office:value="0.724567440507924" calcext:value-type="float">
            <text:p>0.7245674405</text:p>
          </table:table-cell>
          <table:table-cell table:style-name="ce2" office:value-type="float" office:value="0.654291668686085" calcext:value-type="float">
            <text:p>0.6542916687</text:p>
          </table:table-cell>
          <table:table-cell table:style-name="ce2" office:value-type="float" office:value="0.913585033683904" calcext:value-type="float">
            <text:p>0.9135850337</text:p>
          </table:table-cell>
          <table:table-cell table:style-name="ce2" office:value-type="float" office:value="0.891775311394368" calcext:value-type="float">
            <text:p>0.8917753114</text:p>
          </table:table-cell>
          <table:table-cell table:style-name="ce2" office:value-type="float" office:value="0.792419909853148" calcext:value-type="float">
            <text:p>0.7924199099</text:p>
          </table:table-cell>
          <table:table-cell table:style-name="ce2" office:value-type="float" office:value="0.489507100276257" calcext:value-type="float">
            <text:p>0.4895071003</text:p>
          </table:table-cell>
          <table:table-cell table:style-name="ce2" office:value-type="float" office:value="0.586439199340862" calcext:value-type="float">
            <text:p>0.5864391993</text:p>
          </table:table-cell>
          <table:table-cell table:style-name="ce2" office:value-type="float" office:value="0.339262346726118" calcext:value-type="float">
            <text:p>0.3392623467</text:p>
          </table:table-cell>
          <table:table-cell table:style-name="ce2" office:value-type="float" office:value="0.261716667474434" calcext:value-type="float">
            <text:p>0.2617166675</text:p>
          </table:table-cell>
          <table:table-cell table:style-name="ce2" office:value-type="float" office:value="0.235060340231668" calcext:value-type="float">
            <text:p>0.2350603402</text:p>
          </table:table-cell>
        </table:table-row>
        <table:table-row table:style-name="ro2">
          <table:table-cell office:value-type="string" calcext:value-type="string">
            <text:p>UniHuman_20_flanklength_flankclashTrue.csv </text:p>
          </table:table-cell>
          <table:table-cell office:value-type="string" calcext:value-type="string">
            <text:p><text:s/>multipass </text:p>
          </table:table-cell>
          <table:table-cell office:value-type="string" calcext:value-type="string">
            <text:p><text:s/>V </text:p>
          </table:table-cell>
          <table:table-cell office:value-type="float" office:value="45878" calcext:value-type="float">
            <text:p>45878</text:p>
          </table:table-cell>
          <table:table-cell/>
          <table:table-cell table:style-name="ce2" office:value-type="float" office:value="0.265575340676564" calcext:value-type="float">
            <text:p>0.2655753407</text:p>
          </table:table-cell>
          <table:table-cell table:style-name="ce2" office:value-type="float" office:value="0.361356611084505" calcext:value-type="float">
            <text:p>0.3613566111</text:p>
          </table:table-cell>
          <table:table-cell table:style-name="ce2" office:value-type="float" office:value="0.450607340328269" calcext:value-type="float">
            <text:p>0.4506073403</text:p>
          </table:table-cell>
          <table:table-cell table:style-name="ce2" office:value-type="float" office:value="0.511559057860595" calcext:value-type="float">
            <text:p>0.5115590579</text:p>
          </table:table-cell>
          <table:table-cell table:style-name="ce2" office:value-type="float" office:value="0.40707039923375" calcext:value-type="float">
            <text:p>0.4070703992</text:p>
          </table:table-cell>
          <table:table-cell table:style-name="ce2" office:value-type="float" office:value="0.415777787452654" calcext:value-type="float">
            <text:p>0.4157777875</text:p>
          </table:table-cell>
          <table:table-cell table:style-name="ce2" office:value-type="float" office:value="0.513735904915321" calcext:value-type="float">
            <text:p>0.5137359049</text:p>
          </table:table-cell>
          <table:table-cell table:style-name="ce2" office:value-type="float" office:value="0.611694022377988" calcext:value-type="float">
            <text:p>0.6116940224</text:p>
          </table:table-cell>
          <table:table-cell table:style-name="ce2" office:value-type="float" office:value="0.703121598676477" calcext:value-type="float">
            <text:p>0.7031215987</text:p>
          </table:table-cell>
          <table:table-cell table:style-name="ce2" office:value-type="float" office:value="0.661761504636684" calcext:value-type="float">
            <text:p>0.6617615046</text:p>
          </table:table-cell>
          <table:table-cell table:style-name="ce2" office:value-type="float" office:value="0.683529975183944" calcext:value-type="float">
            <text:p>0.6835299752</text:p>
          </table:table-cell>
          <table:table-cell table:style-name="ce2" office:value-type="float" office:value="0.753189080935173" calcext:value-type="float">
            <text:p>0.7531890809</text:p>
          </table:table-cell>
          <table:table-cell table:style-name="ce2" office:value-type="float" office:value="0.955635857024686" calcext:value-type="float">
            <text:p>0.955635857</text:p>
          </table:table-cell>
          <table:table-cell table:style-name="ce2" office:value-type="float" office:value="1.37141364447734" calcext:value-type="float">
            <text:p>1.3714136445</text:p>
          </table:table-cell>
          <table:table-cell table:style-name="ce2" office:value-type="float" office:value="1.36488310331316" calcext:value-type="float">
            <text:p>1.3648831033</text:p>
          </table:table-cell>
          <table:table-cell table:style-name="ce2" office:value-type="float" office:value="1.47807915015891" calcext:value-type="float">
            <text:p>1.4780791502</text:p>
          </table:table-cell>
          <table:table-cell table:style-name="ce2" office:value-type="float" office:value="1.86555792590013" calcext:value-type="float">
            <text:p>1.8655579259</text:p>
          </table:table-cell>
          <table:table-cell table:style-name="ce2" office:value-type="float" office:value="1.69794070268623" calcext:value-type="float">
            <text:p>1.6979407027</text:p>
          </table:table-cell>
          <table:table-cell table:style-name="ce2" office:value-type="float" office:value="1.33658409160172" calcext:value-type="float">
            <text:p>1.3365840916</text:p>
          </table:table-cell>
          <table:table-cell table:style-name="ce2" office:value-type="float" office:value="1.18638164482563" calcext:value-type="float">
            <text:p>1.1863816448</text:p>
          </table:table-cell>
          <table:table-cell table:style-name="ce2" office:value-type="float" office:value="3.16078192346206" calcext:value-type="float">
            <text:p>3.1607819235</text:p>
          </table:table-cell>
          <table:table-cell table:style-name="ce2" office:value-type="float" office:value="2.76894945361139" calcext:value-type="float">
            <text:p>2.7689494536</text:p>
          </table:table-cell>
          <table:table-cell table:style-name="ce2" office:value-type="float" office:value="2.69711350080543" calcext:value-type="float">
            <text:p>2.6971135008</text:p>
          </table:table-cell>
          <table:table-cell table:style-name="ce2" office:value-type="float" office:value="2.96921938264618" calcext:value-type="float">
            <text:p>2.9692193826</text:p>
          </table:table-cell>
          <table:table-cell table:style-name="ce2" office:value-type="float" office:value="2.97574992381035" calcext:value-type="float">
            <text:p>2.9757499238</text:p>
          </table:table-cell>
          <table:table-cell table:style-name="ce2" office:value-type="float" office:value="2.8538464887457" calcext:value-type="float">
            <text:p>2.8538464887</text:p>
          </table:table-cell>
          <table:table-cell table:style-name="ce2" office:value-type="float" office:value="2.7275893595716" calcext:value-type="float">
            <text:p>2.7275893596</text:p>
          </table:table-cell>
          <table:table-cell table:style-name="ce2" office:value-type="float" office:value="2.75588837128303" calcext:value-type="float">
            <text:p>2.7558883713</text:p>
          </table:table-cell>
          <table:table-cell table:style-name="ce2" office:value-type="float" office:value="2.81466324176063" calcext:value-type="float">
            <text:p>2.8146632418</text:p>
          </table:table-cell>
          <table:table-cell table:style-name="ce2" office:value-type="float" office:value="3.45247942879533" calcext:value-type="float">
            <text:p>3.4524794288</text:p>
          </table:table-cell>
          <table:table-cell table:style-name="ce2" office:value-type="float" office:value="3.47207105228787" calcext:value-type="float">
            <text:p>3.4720710523</text:p>
          </table:table-cell>
          <table:table-cell table:style-name="ce2" office:value-type="float" office:value="3.06717750010884" calcext:value-type="float">
            <text:p>3.0671775001</text:p>
          </table:table-cell>
          <table:table-cell table:style-name="ce2" office:value-type="float" office:value="3.21737994688493" calcext:value-type="float">
            <text:p>3.2173799469</text:p>
          </table:table-cell>
          <table:table-cell table:style-name="ce2" office:value-type="float" office:value="2.95833514737255" calcext:value-type="float">
            <text:p>2.9583351474</text:p>
          </table:table-cell>
          <table:table-cell table:style-name="ce2" office:value-type="float" office:value="2.83425486525317" calcext:value-type="float">
            <text:p>2.8342548653</text:p>
          </table:table-cell>
          <table:table-cell table:style-name="ce2" office:value-type="float" office:value="2.97792677086508" calcext:value-type="float">
            <text:p>2.9779267709</text:p>
          </table:table-cell>
          <table:table-cell table:style-name="ce2" office:value-type="float" office:value="2.93656667682529" calcext:value-type="float">
            <text:p>2.9365666768</text:p>
          </table:table-cell>
          <table:table-cell table:style-name="ce2" office:value-type="float" office:value="2.94962775915364" calcext:value-type="float">
            <text:p>2.9496277592</text:p>
          </table:table-cell>
          <table:table-cell table:style-name="ce2" office:value-type="float" office:value="2.8451391005268" calcext:value-type="float">
            <text:p>2.8451391005</text:p>
          </table:table-cell>
          <table:table-cell table:style-name="ce2" office:value-type="float" office:value="3.4328878053028" calcext:value-type="float">
            <text:p>3.4328878053</text:p>
          </table:table-cell>
          <table:table-cell table:style-name="ce2" office:value-type="float" office:value="3.35887500544212" calcext:value-type="float">
            <text:p>3.3588750054</text:p>
          </table:table-cell>
          <table:table-cell table:style-name="ce2" office:value-type="float" office:value="1.55644564412904" calcext:value-type="float">
            <text:p>1.5564456441</text:p>
          </table:table-cell>
          <table:table-cell table:style-name="ce2" office:value-type="float" office:value="1.76542296138273" calcext:value-type="float">
            <text:p>1.7654229614</text:p>
          </table:table-cell>
          <table:table-cell table:style-name="ce2" office:value-type="float" office:value="1.75671557316383" calcext:value-type="float">
            <text:p>1.7567155732</text:p>
          </table:table-cell>
          <table:table-cell table:style-name="ce2" office:value-type="float" office:value="1.49114023248727" calcext:value-type="float">
            <text:p>1.4911402325</text:p>
          </table:table-cell>
          <table:table-cell table:style-name="ce2" office:value-type="float" office:value="1.39971265618878" calcext:value-type="float">
            <text:p>1.3997126562</text:p>
          </table:table-cell>
          <table:table-cell table:style-name="ce2" office:value-type="float" office:value="1.13413731551221" calcext:value-type="float">
            <text:p>1.1341373155</text:p>
          </table:table-cell>
          <table:table-cell table:style-name="ce2" office:value-type="float" office:value="1.05577082154208" calcext:value-type="float">
            <text:p>1.0557708215</text:p>
          </table:table-cell>
          <table:table-cell table:style-name="ce2" office:value-type="float" office:value="1.07100875092516" calcext:value-type="float">
            <text:p>1.0710087509</text:p>
          </table:table-cell>
          <table:table-cell table:style-name="ce2" office:value-type="float" office:value="0.8729156689451" calcext:value-type="float">
            <text:p>0.8729156689</text:p>
          </table:table-cell>
          <table:table-cell table:style-name="ce2" office:value-type="float" office:value="0.764073316208803" calcext:value-type="float">
            <text:p>0.7640733162</text:p>
          </table:table-cell>
          <table:table-cell table:style-name="ce2" office:value-type="float" office:value="0.801079716139144" calcext:value-type="float">
            <text:p>0.8010797161</text:p>
          </table:table-cell>
          <table:table-cell table:style-name="ce2" office:value-type="float" office:value="0.68570682223867" calcext:value-type="float">
            <text:p>0.6857068222</text:p>
          </table:table-cell>
          <table:table-cell table:style-name="ce2" office:value-type="float" office:value="0.88379990421873" calcext:value-type="float">
            <text:p>0.8837999042</text:p>
          </table:table-cell>
          <table:table-cell table:style-name="ce2" office:value-type="float" office:value="0.870738821890374" calcext:value-type="float">
            <text:p>0.8707388219</text:p>
          </table:table-cell>
          <table:table-cell table:style-name="ce2" office:value-type="float" office:value="0.620401410596891" calcext:value-type="float">
            <text:p>0.6204014106</text:p>
          </table:table-cell>
          <table:table-cell table:style-name="ce2" office:value-type="float" office:value="0.500674822586965" calcext:value-type="float">
            <text:p>0.5006748226</text:p>
          </table:table-cell>
          <table:table-cell table:style-name="ce2" office:value-type="float" office:value="0.703121598676477" calcext:value-type="float">
            <text:p>0.7031215987</text:p>
          </table:table-cell>
          <table:table-cell table:style-name="ce2" office:value-type="float" office:value="0.400539858069572" calcext:value-type="float">
            <text:p>0.4005398581</text:p>
          </table:table-cell>
          <table:table-cell table:style-name="ce2" office:value-type="float" office:value="0.424485175671557" calcext:value-type="float">
            <text:p>0.4244851757</text:p>
          </table:table-cell>
          <table:table-cell table:style-name="ce2" office:value-type="float" office:value="0.289520658278549" calcext:value-type="float">
            <text:p>0.2895206583</text:p>
          </table:table-cell>
        </table:table-row>
        <table:table-row table:style-name="ro2">
          <table:table-cell office:value-type="string" calcext:value-type="string">
            <text:p>UniHuman_20_flanklength_flankclashTrue.csv </text:p>
          </table:table-cell>
          <table:table-cell office:value-type="string" calcext:value-type="string">
            <text:p><text:s/>multipass </text:p>
          </table:table-cell>
          <table:table-cell office:value-type="string" calcext:value-type="string">
            <text:p><text:s/>L </text:p>
          </table:table-cell>
          <table:table-cell office:value-type="float" office:value="76886" calcext:value-type="float">
            <text:p>76886</text:p>
          </table:table-cell>
          <table:table-cell/>
          <table:table-cell table:style-name="ce2" office:value-type="float" office:value="0.29344551781448" calcext:value-type="float">
            <text:p>0.2934455178</text:p>
          </table:table-cell>
          <table:table-cell table:style-name="ce2" office:value-type="float" office:value="0.39212631141581" calcext:value-type="float">
            <text:p>0.3921263114</text:p>
          </table:table-cell>
          <table:table-cell table:style-name="ce2" office:value-type="float" office:value="0.447958865690246" calcext:value-type="float">
            <text:p>0.4479588657</text:p>
          </table:table-cell>
          <table:table-cell table:style-name="ce2" office:value-type="float" office:value="0.428482393268931" calcext:value-type="float">
            <text:p>0.4284823933</text:p>
          </table:table-cell>
          <table:table-cell table:style-name="ce2" office:value-type="float" office:value="0.493403968006648" calcext:value-type="float">
            <text:p>0.493403968</text:p>
          </table:table-cell>
          <table:table-cell table:style-name="ce2" office:value-type="float" office:value="0.555728679754856" calcext:value-type="float">
            <text:p>0.5557286798</text:p>
          </table:table-cell>
          <table:table-cell table:style-name="ce2" office:value-type="float" office:value="0.553131816765348" calcext:value-type="float">
            <text:p>0.5531318168</text:p>
          </table:table-cell>
          <table:table-cell table:style-name="ce2" office:value-type="float" office:value="0.66479692531422" calcext:value-type="float">
            <text:p>0.6647969253</text:p>
          </table:table-cell>
          <table:table-cell table:style-name="ce2" office:value-type="float" office:value="0.811519684221461" calcext:value-type="float">
            <text:p>0.8115196842</text:p>
          </table:table-cell>
          <table:table-cell table:style-name="ce2" office:value-type="float" office:value="0.854367923548354" calcext:value-type="float">
            <text:p>0.8543679235</text:p>
          </table:table-cell>
          <table:table-cell table:style-name="ce2" office:value-type="float" office:value="0.923184792770333" calcext:value-type="float">
            <text:p>0.9231847928</text:p>
          </table:table-cell>
          <table:table-cell table:style-name="ce2" office:value-type="float" office:value="1.05172951075101" calcext:value-type="float">
            <text:p>1.0517295108</text:p>
          </table:table-cell>
          <table:table-cell table:style-name="ce2" office:value-type="float" office:value="1.17897579723694" calcext:value-type="float">
            <text:p>1.1789757972</text:p>
          </table:table-cell>
          <table:table-cell table:style-name="ce2" office:value-type="float" office:value="1.02446244936117" calcext:value-type="float">
            <text:p>1.0244624494</text:p>
          </table:table-cell>
          <table:table-cell table:style-name="ce2" office:value-type="float" office:value="1.03484990131921" calcext:value-type="float">
            <text:p>1.0348499013</text:p>
          </table:table-cell>
          <table:table-cell table:style-name="ce2" office:value-type="float" office:value="1.24130050898515" calcext:value-type="float">
            <text:p>1.241300509</text:p>
          </table:table-cell>
          <table:table-cell table:style-name="ce2" office:value-type="float" office:value="1.60875662200062" calcext:value-type="float">
            <text:p>1.608756622</text:p>
          </table:table-cell>
          <table:table-cell table:style-name="ce2" office:value-type="float" office:value="1.61914407395866" calcext:value-type="float">
            <text:p>1.619144074</text:p>
          </table:table-cell>
          <table:table-cell table:style-name="ce2" office:value-type="float" office:value="1.43736366469305" calcext:value-type="float">
            <text:p>1.4373636647</text:p>
          </table:table-cell>
          <table:table-cell table:style-name="ce2" office:value-type="float" office:value="1.17637893424743" calcext:value-type="float">
            <text:p>1.1763789342</text:p>
          </table:table-cell>
          <table:table-cell table:style-name="ce2" office:value-type="float" office:value="3.36553443440324" calcext:value-type="float">
            <text:p>3.3655344344</text:p>
          </table:table-cell>
          <table:table-cell table:style-name="ce2" office:value-type="float" office:value="2.91757556871299" calcext:value-type="float">
            <text:p>2.9175755687</text:p>
          </table:table-cell>
          <table:table-cell table:style-name="ce2" office:value-type="float" office:value="2.61244416744573" calcext:value-type="float">
            <text:p>2.6124441674</text:p>
          </table:table-cell>
          <table:table-cell table:style-name="ce2" office:value-type="float" office:value="2.92147086319726" calcext:value-type="float">
            <text:p>2.9214708632</text:p>
          </table:table-cell>
          <table:table-cell table:style-name="ce2" office:value-type="float" office:value="3.35774384543472" calcext:value-type="float">
            <text:p>3.3577438454</text:p>
          </table:table-cell>
          <table:table-cell table:style-name="ce2" office:value-type="float" office:value="3.61223641840656" calcext:value-type="float">
            <text:p>3.6122364184</text:p>
          </table:table-cell>
          <table:table-cell table:style-name="ce2" office:value-type="float" office:value="3.23439285343305" calcext:value-type="float">
            <text:p>3.2343928534</text:p>
          </table:table-cell>
          <table:table-cell table:style-name="ce2" office:value-type="float" office:value="3.53562896021606" calcext:value-type="float">
            <text:p>3.5356289602</text:p>
          </table:table-cell>
          <table:table-cell table:style-name="ce2" office:value-type="float" office:value="3.35125168796094" calcext:value-type="float">
            <text:p>3.351251688</text:p>
          </table:table-cell>
          <table:table-cell table:style-name="ce2" office:value-type="float" office:value="2.83187909005921" calcext:value-type="float">
            <text:p>2.8318790901</text:p>
          </table:table-cell>
          <table:table-cell table:style-name="ce2" office:value-type="float" office:value="2.82408850109068" calcext:value-type="float">
            <text:p>2.8240885011</text:p>
          </table:table-cell>
          <table:table-cell table:style-name="ce2" office:value-type="float" office:value="3.02404695128285" calcext:value-type="float">
            <text:p>3.0240469513</text:p>
          </table:table-cell>
          <table:table-cell table:style-name="ce2" office:value-type="float" office:value="2.90459125376545" calcext:value-type="float">
            <text:p>2.9045912538</text:p>
          </table:table-cell>
          <table:table-cell table:style-name="ce2" office:value-type="float" office:value="2.87602576088086" calcext:value-type="float">
            <text:p>2.8760257609</text:p>
          </table:table-cell>
          <table:table-cell table:style-name="ce2" office:value-type="float" office:value="2.82408850109068" calcext:value-type="float">
            <text:p>2.8240885011</text:p>
          </table:table-cell>
          <table:table-cell table:style-name="ce2" office:value-type="float" office:value="2.80980575464838" calcext:value-type="float">
            <text:p>2.8098057546</text:p>
          </table:table-cell>
          <table:table-cell table:style-name="ce2" office:value-type="float" office:value="2.81889477511167" calcext:value-type="float">
            <text:p>2.8188947751</text:p>
          </table:table-cell>
          <table:table-cell table:style-name="ce2" office:value-type="float" office:value="2.81629791212216" calcext:value-type="float">
            <text:p>2.8162979121</text:p>
          </table:table-cell>
          <table:table-cell table:style-name="ce2" office:value-type="float" office:value="2.61633946192999" calcext:value-type="float">
            <text:p>2.6163394619</text:p>
          </table:table-cell>
          <table:table-cell table:style-name="ce2" office:value-type="float" office:value="2.82019320660642" calcext:value-type="float">
            <text:p>2.8201932066</text:p>
          </table:table-cell>
          <table:table-cell table:style-name="ce2" office:value-type="float" office:value="2.61374259894048" calcext:value-type="float">
            <text:p>2.6137425989</text:p>
          </table:table-cell>
          <table:table-cell table:style-name="ce2" office:value-type="float" office:value="1.49449465046224" calcext:value-type="float">
            <text:p>1.4944946505</text:p>
          </table:table-cell>
          <table:table-cell table:style-name="ce2" office:value-type="float" office:value="1.6918562376649" calcext:value-type="float">
            <text:p>1.6918562377</text:p>
          </table:table-cell>
          <table:table-cell table:style-name="ce2" office:value-type="float" office:value="1.6775734912226" calcext:value-type="float">
            <text:p>1.6775734912</text:p>
          </table:table-cell>
          <table:table-cell table:style-name="ce2" office:value-type="float" office:value="1.59966760153734" calcext:value-type="float">
            <text:p>1.5996676015</text:p>
          </table:table-cell>
          <table:table-cell table:style-name="ce2" office:value-type="float" office:value="1.29193933728057" calcext:value-type="float">
            <text:p>1.2919393373</text:p>
          </table:table-cell>
          <table:table-cell table:style-name="ce2" office:value-type="float" office:value="1.28674561130155" calcext:value-type="float">
            <text:p>1.2867456113</text:p>
          </table:table-cell>
          <table:table-cell table:style-name="ce2" office:value-type="float" office:value="1.33868287109172" calcext:value-type="float">
            <text:p>1.3386828711</text:p>
          </table:table-cell>
          <table:table-cell table:style-name="ce2" office:value-type="float" office:value="0.936169107717877" calcext:value-type="float">
            <text:p>0.9361691077</text:p>
          </table:table-cell>
          <table:table-cell table:style-name="ce2" office:value-type="float" office:value="0.86215851251688" calcext:value-type="float">
            <text:p>0.8621585125</text:p>
          </table:table-cell>
          <table:table-cell table:style-name="ce2" office:value-type="float" office:value="0.893320868390984" calcext:value-type="float">
            <text:p>0.8933208684</text:p>
          </table:table-cell>
          <table:table-cell table:style-name="ce2" office:value-type="float" office:value="1.26077698140646" calcext:value-type="float">
            <text:p>1.2607769814</text:p>
          </table:table-cell>
          <table:table-cell table:style-name="ce2" office:value-type="float" office:value="0.950451854160174" calcext:value-type="float">
            <text:p>0.9504518542</text:p>
          </table:table-cell>
          <table:table-cell table:style-name="ce2" office:value-type="float" office:value="0.964734600602472" calcext:value-type="float">
            <text:p>0.9647346006</text:p>
          </table:table-cell>
          <table:table-cell table:style-name="ce2" office:value-type="float" office:value="0.786849485821128" calcext:value-type="float">
            <text:p>0.7868494858</text:p>
          </table:table-cell>
          <table:table-cell table:style-name="ce2" office:value-type="float" office:value="0.540147501817804" calcext:value-type="float">
            <text:p>0.5401475018</text:p>
          </table:table-cell>
          <table:table-cell table:style-name="ce2" office:value-type="float" office:value="0.458346317648281" calcext:value-type="float">
            <text:p>0.4583463176</text:p>
          </table:table-cell>
          <table:table-cell table:style-name="ce2" office:value-type="float" office:value="0.473927495585333" calcext:value-type="float">
            <text:p>0.4739274956</text:p>
          </table:table-cell>
          <table:table-cell table:style-name="ce2" office:value-type="float" office:value="0.346681209099408" calcext:value-type="float">
            <text:p>0.3466812091</text:p>
          </table:table-cell>
          <table:table-cell table:style-name="ce2" office:value-type="float" office:value="0.270073750908902" calcext:value-type="float">
            <text:p>0.2700737509</text:p>
          </table:table-cell>
          <table:table-cell table:style-name="ce2" office:value-type="float" office:value="0.227225511582009" calcext:value-type="float">
            <text:p>0.2272255116</text:p>
          </table:table-cell>
        </table:table-row>
        <table:table-row table:style-name="ro2">
          <table:table-cell office:value-type="string" calcext:value-type="string">
            <text:p>UniHuman_20_flanklength_flankclashTrue.csv </text:p>
          </table:table-cell>
          <table:table-cell office:value-type="string" calcext:value-type="string">
            <text:p><text:s/>multipass </text:p>
          </table:table-cell>
          <table:table-cell office:value-type="string" calcext:value-type="string">
            <text:p><text:s/>F </text:p>
          </table:table-cell>
          <table:table-cell office:value-type="float" office:value="38943" calcext:value-type="float">
            <text:p>38943</text:p>
          </table:table-cell>
          <table:table-cell/>
          <table:table-cell table:style-name="ce2" office:value-type="float" office:value="0.281986208310903" calcext:value-type="float">
            <text:p>0.2819862083</text:p>
          </table:table-cell>
          <table:table-cell table:style-name="ce2" office:value-type="float" office:value="0.371709092773462" calcext:value-type="float">
            <text:p>0.3717090928</text:p>
          </table:table-cell>
          <table:table-cell table:style-name="ce2" office:value-type="float" office:value="0.405034735573842" calcext:value-type="float">
            <text:p>0.4050347356</text:p>
          </table:table-cell>
          <table:table-cell table:style-name="ce2" office:value-type="float" office:value="0.451177933297444" calcext:value-type="float">
            <text:p>0.4511779333</text:p>
          </table:table-cell>
          <table:table-cell table:style-name="ce2" office:value-type="float" office:value="0.35376451588095" calcext:value-type="float">
            <text:p>0.3537645159</text:p>
          </table:table-cell>
          <table:table-cell table:style-name="ce2" office:value-type="float" office:value="0.369145581788818" calcext:value-type="float">
            <text:p>0.3691455818</text:p>
          </table:table-cell>
          <table:table-cell table:style-name="ce2" office:value-type="float" office:value="0.440923889358866" calcext:value-type="float">
            <text:p>0.4409238894</text:p>
          </table:table-cell>
          <table:table-cell table:style-name="ce2" office:value-type="float" office:value="0.592171037452895" calcext:value-type="float">
            <text:p>0.5921710375</text:p>
          </table:table-cell>
          <table:table-cell table:style-name="ce2" office:value-type="float" office:value="0.576789971545028" calcext:value-type="float">
            <text:p>0.5767899715</text:p>
          </table:table-cell>
          <table:table-cell table:style-name="ce2" office:value-type="float" office:value="0.520392729882848" calcext:value-type="float">
            <text:p>0.5203927299</text:p>
          </table:table-cell>
          <table:table-cell table:style-name="ce2" office:value-type="float" office:value="0.592171037452895" calcext:value-type="float">
            <text:p>0.5921710375</text:p>
          </table:table-cell>
          <table:table-cell table:style-name="ce2" office:value-type="float" office:value="0.817760004101618" calcext:value-type="float">
            <text:p>0.8177600041</text:p>
          </table:table-cell>
          <table:table-cell table:style-name="ce2" office:value-type="float" office:value="0.894665333640955" calcext:value-type="float">
            <text:p>0.8946653336</text:p>
          </table:table-cell>
          <table:table-cell table:style-name="ce2" office:value-type="float" office:value="0.979261196134225" calcext:value-type="float">
            <text:p>0.9792611961</text:p>
          </table:table-cell>
          <table:table-cell table:style-name="ce2" office:value-type="float" office:value="1.00233279499603" calcext:value-type="float">
            <text:p>1.002332795</text:p>
          </table:table-cell>
          <table:table-cell table:style-name="ce2" office:value-type="float" office:value="1.24586633853726" calcext:value-type="float">
            <text:p>1.2458663385</text:p>
          </table:table-cell>
          <table:table-cell table:style-name="ce2" office:value-type="float" office:value="1.25868389346048" calcext:value-type="float">
            <text:p>1.2586838935</text:p>
          </table:table-cell>
          <table:table-cell table:style-name="ce2" office:value-type="float" office:value="1.54579712374068" calcext:value-type="float">
            <text:p>1.5457971237</text:p>
          </table:table-cell>
          <table:table-cell table:style-name="ce2" office:value-type="float" office:value="1.22023122869082" calcext:value-type="float">
            <text:p>1.2202312287</text:p>
          </table:table-cell>
          <table:table-cell table:style-name="ce2" office:value-type="float" office:value="0.77418031736266" calcext:value-type="float">
            <text:p>0.7741803174</text:p>
          </table:table-cell>
          <table:table-cell table:style-name="ce2" office:value-type="float" office:value="3.3992155656387" calcext:value-type="float">
            <text:p>3.3992155656</text:p>
          </table:table-cell>
          <table:table-cell table:style-name="ce2" office:value-type="float" office:value="2.47378810018201" calcext:value-type="float">
            <text:p>2.4737881002</text:p>
          </table:table-cell>
          <table:table-cell table:style-name="ce2" office:value-type="float" office:value="2.60196364941424" calcext:value-type="float">
            <text:p>2.6019636494</text:p>
          </table:table-cell>
          <table:table-cell table:style-name="ce2" office:value-type="float" office:value="2.6916865338768" calcext:value-type="float">
            <text:p>2.6916865339</text:p>
          </table:table-cell>
          <table:table-cell table:style-name="ce2" office:value-type="float" office:value="2.64810684713784" calcext:value-type="float">
            <text:p>2.6481068471</text:p>
          </table:table-cell>
          <table:table-cell table:style-name="ce2" office:value-type="float" office:value="2.46609756722808" calcext:value-type="float">
            <text:p>2.4660975672</text:p>
          </table:table-cell>
          <table:table-cell table:style-name="ce2" office:value-type="float" office:value="2.7378297316004" calcext:value-type="float">
            <text:p>2.7378297316</text:p>
          </table:table-cell>
          <table:table-cell table:style-name="ce2" office:value-type="float" office:value="3.50944653797842" calcext:value-type="float">
            <text:p>3.509446538</text:p>
          </table:table-cell>
          <table:table-cell table:style-name="ce2" office:value-type="float" office:value="2.67886897895357" calcext:value-type="float">
            <text:p>2.678868979</text:p>
          </table:table-cell>
          <table:table-cell table:style-name="ce2" office:value-type="float" office:value="2.44815299033556" calcext:value-type="float">
            <text:p>2.4481529903</text:p>
          </table:table-cell>
          <table:table-cell table:style-name="ce2" office:value-type="float" office:value="2.66605142403035" calcext:value-type="float">
            <text:p>2.666051424</text:p>
          </table:table-cell>
          <table:table-cell table:style-name="ce2" office:value-type="float" office:value="2.82498910507832" calcext:value-type="float">
            <text:p>2.8249891051</text:p>
          </table:table-cell>
          <table:table-cell table:style-name="ce2" office:value-type="float" office:value="2.73270270963111" calcext:value-type="float">
            <text:p>2.7327027096</text:p>
          </table:table-cell>
          <table:table-cell table:style-name="ce2" office:value-type="float" office:value="3.82219487810505" calcext:value-type="float">
            <text:p>3.8221948781</text:p>
          </table:table-cell>
          <table:table-cell table:style-name="ce2" office:value-type="float" office:value="3.39408854366941" calcext:value-type="float">
            <text:p>3.3940885437</text:p>
          </table:table-cell>
          <table:table-cell table:style-name="ce2" office:value-type="float" office:value="3.55558973570202" calcext:value-type="float">
            <text:p>3.5555897357</text:p>
          </table:table-cell>
          <table:table-cell table:style-name="ce2" office:value-type="float" office:value="3.37870747776154" calcext:value-type="float">
            <text:p>3.3787074778</text:p>
          </table:table-cell>
          <table:table-cell table:style-name="ce2" office:value-type="float" office:value="3.43766823040837" calcext:value-type="float">
            <text:p>3.4376682304</text:p>
          </table:table-cell>
          <table:table-cell table:style-name="ce2" office:value-type="float" office:value="4.24517419057141" calcext:value-type="float">
            <text:p>4.2451741906</text:p>
          </table:table-cell>
          <table:table-cell table:style-name="ce2" office:value-type="float" office:value="3.635058576226" calcext:value-type="float">
            <text:p>3.6350585762</text:p>
          </table:table-cell>
          <table:table-cell table:style-name="ce2" office:value-type="float" office:value="3.49406547207055" calcext:value-type="float">
            <text:p>3.4940654721</text:p>
          </table:table-cell>
          <table:table-cell table:style-name="ce2" office:value-type="float" office:value="1.02027737188854" calcext:value-type="float">
            <text:p>1.0202773719</text:p>
          </table:table-cell>
          <table:table-cell table:style-name="ce2" office:value-type="float" office:value="1.54323361275603" calcext:value-type="float">
            <text:p>1.5432336128</text:p>
          </table:table-cell>
          <table:table-cell table:style-name="ce2" office:value-type="float" office:value="1.5124714809403" calcext:value-type="float">
            <text:p>1.5124714809</text:p>
          </table:table-cell>
          <table:table-cell table:style-name="ce2" office:value-type="float" office:value="1.49709041503243" calcext:value-type="float">
            <text:p>1.497090415</text:p>
          </table:table-cell>
          <table:table-cell table:style-name="ce2" office:value-type="float" office:value="1.49965392601707" calcext:value-type="float">
            <text:p>1.499653926</text:p>
          </table:table-cell>
          <table:table-cell table:style-name="ce2" office:value-type="float" office:value="1.45863775026276" calcext:value-type="float">
            <text:p>1.4586377503</text:p>
          </table:table-cell>
          <table:table-cell table:style-name="ce2" office:value-type="float" office:value="1.32020815709195" calcext:value-type="float">
            <text:p>1.3202081571</text:p>
          </table:table-cell>
          <table:table-cell table:style-name="ce2" office:value-type="float" office:value="1.48939988207849" calcext:value-type="float">
            <text:p>1.4893998821</text:p>
          </table:table-cell>
          <table:table-cell table:style-name="ce2" office:value-type="float" office:value="1.3227716680766" calcext:value-type="float">
            <text:p>1.3227716681</text:p>
          </table:table-cell>
          <table:table-cell table:style-name="ce2" office:value-type="float" office:value="0.994642262042093" calcext:value-type="float">
            <text:p>0.994642262</text:p>
          </table:table-cell>
          <table:table-cell table:style-name="ce2" office:value-type="float" office:value="0.730600630623702" calcext:value-type="float">
            <text:p>0.7306006306</text:p>
          </table:table-cell>
          <table:table-cell table:style-name="ce2" office:value-type="float" office:value="0.704965520777257" calcext:value-type="float">
            <text:p>0.7049655208</text:p>
          </table:table-cell>
          <table:table-cell table:style-name="ce2" office:value-type="float" office:value="0.715219564715835" calcext:value-type="float">
            <text:p>0.7152195647</text:p>
          </table:table-cell>
          <table:table-cell table:style-name="ce2" office:value-type="float" office:value="0.948499064318491" calcext:value-type="float">
            <text:p>0.9484990643</text:p>
          </table:table-cell>
          <table:table-cell table:style-name="ce2" office:value-type="float" office:value="0.551154861698582" calcext:value-type="float">
            <text:p>0.5511548617</text:p>
          </table:table-cell>
          <table:table-cell table:style-name="ce2" office:value-type="float" office:value="0.725473608654413" calcext:value-type="float">
            <text:p>0.7254736087</text:p>
          </table:table-cell>
          <table:table-cell table:style-name="ce2" office:value-type="float" office:value="0.697274987823323" calcext:value-type="float">
            <text:p>0.6972749878</text:p>
          </table:table-cell>
          <table:table-cell table:style-name="ce2" office:value-type="float" office:value="0.648568279115076" calcext:value-type="float">
            <text:p>0.6485682791</text:p>
          </table:table-cell>
          <table:table-cell table:style-name="ce2" office:value-type="float" office:value="0.412725268527776" calcext:value-type="float">
            <text:p>0.4127252685</text:p>
          </table:table-cell>
          <table:table-cell table:style-name="ce2" office:value-type="float" office:value="0.502448152990336" calcext:value-type="float">
            <text:p>0.502448153</text:p>
          </table:table-cell>
        </table:table-row>
        <table:table-row table:style-name="ro2">
          <table:table-cell office:value-type="string" calcext:value-type="string">
            <text:p>UniHuman_20_flanklength_flankclashTrue.csv </text:p>
          </table:table-cell>
          <table:table-cell office:value-type="string" calcext:value-type="string">
            <text:p><text:s/>multipass </text:p>
          </table:table-cell>
          <table:table-cell office:value-type="string" calcext:value-type="string">
            <text:p><text:s/>C </text:p>
          </table:table-cell>
          <table:table-cell office:value-type="float" office:value="15249" calcext:value-type="float">
            <text:p>15249</text:p>
          </table:table-cell>
          <table:table-cell/>
          <table:table-cell table:style-name="ce2" office:value-type="float" office:value="0.37918410041841" calcext:value-type="float">
            <text:p>0.3791841004</text:p>
          </table:table-cell>
          <table:table-cell table:style-name="ce2" office:value-type="float" office:value="0.549163179916318" calcext:value-type="float">
            <text:p>0.5491631799</text:p>
          </table:table-cell>
          <table:table-cell table:style-name="ce2" office:value-type="float" office:value="0.699529288702929" calcext:value-type="float">
            <text:p>0.6995292887</text:p>
          </table:table-cell>
          <table:table-cell table:style-name="ce2" office:value-type="float" office:value="0.732217573221757" calcext:value-type="float">
            <text:p>0.7322175732</text:p>
          </table:table-cell>
          <table:table-cell table:style-name="ce2" office:value-type="float" office:value="0.791056485355648" calcext:value-type="float">
            <text:p>0.7910564854</text:p>
          </table:table-cell>
          <table:table-cell table:style-name="ce2" office:value-type="float" office:value="0.797594142259414" calcext:value-type="float">
            <text:p>0.7975941423</text:p>
          </table:table-cell>
          <table:table-cell table:style-name="ce2" office:value-type="float" office:value="0.817207112970711" calcext:value-type="float">
            <text:p>0.817207113</text:p>
          </table:table-cell>
          <table:table-cell table:style-name="ce2" office:value-type="float" office:value="0.745292887029289" calcext:value-type="float">
            <text:p>0.745292887</text:p>
          </table:table-cell>
          <table:table-cell table:style-name="ce2" office:value-type="float" office:value="0.732217573221757" calcext:value-type="float">
            <text:p>0.7322175732</text:p>
          </table:table-cell>
          <table:table-cell table:style-name="ce2" office:value-type="float" office:value="0.6668410041841" calcext:value-type="float">
            <text:p>0.6668410042</text:p>
          </table:table-cell>
          <table:table-cell table:style-name="ce2" office:value-type="float" office:value="0.588389121338912" calcext:value-type="float">
            <text:p>0.5883891213</text:p>
          </table:table-cell>
          <table:table-cell table:style-name="ce2" office:value-type="float" office:value="0.84989539748954" calcext:value-type="float">
            <text:p>0.8498953975</text:p>
          </table:table-cell>
          <table:table-cell table:style-name="ce2" office:value-type="float" office:value="1.1048640167364" calcext:value-type="float">
            <text:p>1.1048640167</text:p>
          </table:table-cell>
          <table:table-cell table:style-name="ce2" office:value-type="float" office:value="2.16396443514644" calcext:value-type="float">
            <text:p>2.1639644351</text:p>
          </table:table-cell>
          <table:table-cell table:style-name="ce2" office:value-type="float" office:value="1.75862970711297" calcext:value-type="float">
            <text:p>1.7586297071</text:p>
          </table:table-cell>
          <table:table-cell table:style-name="ce2" office:value-type="float" office:value="1.35983263598326" calcext:value-type="float">
            <text:p>1.359832636</text:p>
          </table:table-cell>
          <table:table-cell table:style-name="ce2" office:value-type="float" office:value="1.56903765690377" calcext:value-type="float">
            <text:p>1.5690376569</text:p>
          </table:table-cell>
          <table:table-cell table:style-name="ce2" office:value-type="float" office:value="1.73901673640167" calcext:value-type="float">
            <text:p>1.7390167364</text:p>
          </table:table-cell>
          <table:table-cell table:style-name="ce2" office:value-type="float" office:value="1.73247907949791" calcext:value-type="float">
            <text:p>1.7324790795</text:p>
          </table:table-cell>
          <table:table-cell table:style-name="ce2" office:value-type="float" office:value="1.84361924686192" calcext:value-type="float">
            <text:p>1.8436192469</text:p>
          </table:table-cell>
          <table:table-cell table:style-name="ce2" office:value-type="float" office:value="1.28138075313808" calcext:value-type="float">
            <text:p>1.2813807531</text:p>
          </table:table-cell>
          <table:table-cell table:style-name="ce2" office:value-type="float" office:value="2.60852510460251" calcext:value-type="float">
            <text:p>2.6085251046</text:p>
          </table:table-cell>
          <table:table-cell table:style-name="ce2" office:value-type="float" office:value="2.79157949790795" calcext:value-type="float">
            <text:p>2.7915794979</text:p>
          </table:table-cell>
          <table:table-cell table:style-name="ce2" office:value-type="float" office:value="4.26255230125523" calcext:value-type="float">
            <text:p>4.2625523013</text:p>
          </table:table-cell>
          <table:table-cell table:style-name="ce2" office:value-type="float" office:value="2.10512552301255" calcext:value-type="float">
            <text:p>2.105125523</text:p>
          </table:table-cell>
          <table:table-cell table:style-name="ce2" office:value-type="float" office:value="2.26856694560669" calcext:value-type="float">
            <text:p>2.2685669456</text:p>
          </table:table-cell>
          <table:table-cell table:style-name="ce2" office:value-type="float" office:value="2.52353556485356" calcext:value-type="float">
            <text:p>2.5235355649</text:p>
          </table:table-cell>
          <table:table-cell table:style-name="ce2" office:value-type="float" office:value="2.2489539748954" calcext:value-type="float">
            <text:p>2.2489539749</text:p>
          </table:table-cell>
          <table:table-cell table:style-name="ce2" office:value-type="float" office:value="3.04001046025105" calcext:value-type="float">
            <text:p>3.0400104603</text:p>
          </table:table-cell>
          <table:table-cell table:style-name="ce2" office:value-type="float" office:value="2.83080543933054" calcext:value-type="float">
            <text:p>2.8308054393</text:p>
          </table:table-cell>
          <table:table-cell table:style-name="ce2" office:value-type="float" office:value="2.58237447698745" calcext:value-type="float">
            <text:p>2.582374477</text:p>
          </table:table-cell>
          <table:table-cell table:style-name="ce2" office:value-type="float" office:value="2.69351464435146" calcext:value-type="float">
            <text:p>2.6935146444</text:p>
          </table:table-cell>
          <table:table-cell table:style-name="ce2" office:value-type="float" office:value="2.34701882845188" calcext:value-type="float">
            <text:p>2.3470188285</text:p>
          </table:table-cell>
          <table:table-cell table:style-name="ce2" office:value-type="float" office:value="2.32740585774059" calcext:value-type="float">
            <text:p>2.3274058577</text:p>
          </table:table-cell>
          <table:table-cell table:style-name="ce2" office:value-type="float" office:value="2.96155857740586" calcext:value-type="float">
            <text:p>2.9615585774</text:p>
          </table:table-cell>
          <table:table-cell table:style-name="ce2" office:value-type="float" office:value="2.2097280334728" calcext:value-type="float">
            <text:p>2.2097280335</text:p>
          </table:table-cell>
          <table:table-cell table:style-name="ce2" office:value-type="float" office:value="2.0201359832636" calcext:value-type="float">
            <text:p>2.0201359833</text:p>
          </table:table-cell>
          <table:table-cell table:style-name="ce2" office:value-type="float" office:value="2.53007322175732" calcext:value-type="float">
            <text:p>2.5300732218</text:p>
          </table:table-cell>
          <table:table-cell table:style-name="ce2" office:value-type="float" office:value="1.35983263598326" calcext:value-type="float">
            <text:p>1.359832636</text:p>
          </table:table-cell>
          <table:table-cell table:style-name="ce2" office:value-type="float" office:value="1.15716527196653" calcext:value-type="float">
            <text:p>1.157165272</text:p>
          </table:table-cell>
          <table:table-cell table:style-name="ce2" office:value-type="float" office:value="0.954497907949791" calcext:value-type="float">
            <text:p>0.9544979079</text:p>
          </table:table-cell>
          <table:table-cell table:style-name="ce2" office:value-type="float" office:value="1.40559623430962" calcext:value-type="float">
            <text:p>1.4055962343</text:p>
          </table:table-cell>
          <table:table-cell table:style-name="ce2" office:value-type="float" office:value="1.51019874476987" calcext:value-type="float">
            <text:p>1.5101987448</text:p>
          </table:table-cell>
          <table:table-cell table:style-name="ce2" office:value-type="float" office:value="3.3145920502092" calcext:value-type="float">
            <text:p>3.3145920502</text:p>
          </table:table-cell>
          <table:table-cell table:style-name="ce2" office:value-type="float" office:value="2.0201359832636" calcext:value-type="float">
            <text:p>2.0201359833</text:p>
          </table:table-cell>
          <table:table-cell table:style-name="ce2" office:value-type="float" office:value="0.961035564853556" calcext:value-type="float">
            <text:p>0.9610355649</text:p>
          </table:table-cell>
          <table:table-cell table:style-name="ce2" office:value-type="float" office:value="1.11793933054393" calcext:value-type="float">
            <text:p>1.1179393305</text:p>
          </table:table-cell>
          <table:table-cell table:style-name="ce2" office:value-type="float" office:value="1.13755230125523" calcext:value-type="float">
            <text:p>1.1375523013</text:p>
          </table:table-cell>
          <table:table-cell table:style-name="ce2" office:value-type="float" office:value="1.90899581589958" calcext:value-type="float">
            <text:p>1.9089958159</text:p>
          </table:table-cell>
          <table:table-cell table:style-name="ce2" office:value-type="float" office:value="3.64801255230126" calcext:value-type="float">
            <text:p>3.6480125523</text:p>
          </table:table-cell>
          <table:table-cell table:style-name="ce2" office:value-type="float" office:value="1.90245815899582" calcext:value-type="float">
            <text:p>1.902458159</text:p>
          </table:table-cell>
          <table:table-cell table:style-name="ce2" office:value-type="float" office:value="1.19639121338912" calcext:value-type="float">
            <text:p>1.1963912134</text:p>
          </table:table-cell>
          <table:table-cell table:style-name="ce2" office:value-type="float" office:value="1.28791841004184" calcext:value-type="float">
            <text:p>1.28791841</text:p>
          </table:table-cell>
          <table:table-cell table:style-name="ce2" office:value-type="float" office:value="0.961035564853556" calcext:value-type="float">
            <text:p>0.9610355649</text:p>
          </table:table-cell>
          <table:table-cell table:style-name="ce2" office:value-type="float" office:value="0.902196652719665" calcext:value-type="float">
            <text:p>0.9021966527</text:p>
          </table:table-cell>
          <table:table-cell table:style-name="ce2" office:value-type="float" office:value="0.869508368200837" calcext:value-type="float">
            <text:p>0.8695083682</text:p>
          </table:table-cell>
          <table:table-cell table:style-name="ce2" office:value-type="float" office:value="0.954497907949791" calcext:value-type="float">
            <text:p>0.9544979079</text:p>
          </table:table-cell>
          <table:table-cell table:style-name="ce2" office:value-type="float" office:value="0.692991631799163" calcext:value-type="float">
            <text:p>0.6929916318</text:p>
          </table:table-cell>
          <table:table-cell table:style-name="ce2" office:value-type="float" office:value="1.28138075313808" calcext:value-type="float">
            <text:p>1.2813807531</text:p>
          </table:table-cell>
          <table:table-cell table:style-name="ce2" office:value-type="float" office:value="1.28791841004184" calcext:value-type="float">
            <text:p>1.28791841</text:p>
          </table:table-cell>
          <table:table-cell table:style-name="ce2" office:value-type="float" office:value="0.608002092050209" calcext:value-type="float">
            <text:p>0.6080020921</text:p>
          </table:table-cell>
        </table:table-row>
        <table:table-row table:style-name="ro2">
          <table:table-cell office:value-type="string" calcext:value-type="string">
            <text:p>UniHuman_20_flanklength_flankclashTrue.csv </text:p>
          </table:table-cell>
          <table:table-cell office:value-type="string" calcext:value-type="string">
            <text:p><text:s/>multipass </text:p>
          </table:table-cell>
          <table:table-cell office:value-type="string" calcext:value-type="string">
            <text:p><text:s/>M </text:p>
          </table:table-cell>
          <table:table-cell office:value-type="float" office:value="16500" calcext:value-type="float">
            <text:p>16500</text:p>
          </table:table-cell>
          <table:table-cell/>
          <table:table-cell table:style-name="ce2" office:value-type="float" office:value="0.380756678351263" calcext:value-type="float">
            <text:p>0.3807566784</text:p>
          </table:table-cell>
          <table:table-cell table:style-name="ce2" office:value-type="float" office:value="0.513719327934244" calcext:value-type="float">
            <text:p>0.5137193279</text:p>
          </table:table-cell>
          <table:table-cell table:style-name="ce2" office:value-type="float" office:value="0.404931705548169" calcext:value-type="float">
            <text:p>0.4049317055</text:p>
          </table:table-cell>
          <table:table-cell table:style-name="ce2" office:value-type="float" office:value="0.483500543938112" calcext:value-type="float">
            <text:p>0.4835005439</text:p>
          </table:table-cell>
          <table:table-cell table:style-name="ce2" office:value-type="float" office:value="0.598331923123413" calcext:value-type="float">
            <text:p>0.5983319231</text:p>
          </table:table-cell>
          <table:table-cell table:style-name="ce2" office:value-type="float" office:value="0.556025625528829" calcext:value-type="float">
            <text:p>0.5560256255</text:p>
          </table:table-cell>
          <table:table-cell table:style-name="ce2" office:value-type="float" office:value="0.628550707119546" calcext:value-type="float">
            <text:p>0.6285507071</text:p>
          </table:table-cell>
          <table:table-cell table:style-name="ce2" office:value-type="float" office:value="0.767557113501753" calcext:value-type="float">
            <text:p>0.7675571135</text:p>
          </table:table-cell>
          <table:table-cell table:style-name="ce2" office:value-type="float" office:value="0.894476006285507" calcext:value-type="float">
            <text:p>0.8944760063</text:p>
          </table:table-cell>
          <table:table-cell table:style-name="ce2" office:value-type="float" office:value="0.767557113501753" calcext:value-type="float">
            <text:p>0.7675571135</text:p>
          </table:table-cell>
          <table:table-cell table:style-name="ce2" office:value-type="float" office:value="1.29336395503445" calcext:value-type="float">
            <text:p>1.293363955</text:p>
          </table:table-cell>
          <table:table-cell table:style-name="ce2" office:value-type="float" office:value="1.1664450622507" calcext:value-type="float">
            <text:p>1.1664450623</text:p>
          </table:table-cell>
          <table:table-cell table:style-name="ce2" office:value-type="float" office:value="1.28732019823522" calcext:value-type="float">
            <text:p>1.2873201982</text:p>
          </table:table-cell>
          <table:table-cell table:style-name="ce2" office:value-type="float" office:value="1.13622627825456" calcext:value-type="float">
            <text:p>1.1362262783</text:p>
          </table:table-cell>
          <table:table-cell table:style-name="ce2" office:value-type="float" office:value="1.32962649582981" calcext:value-type="float">
            <text:p>1.3296264958</text:p>
          </table:table-cell>
          <table:table-cell table:style-name="ce2" office:value-type="float" office:value="1.49885168620815" calcext:value-type="float">
            <text:p>1.4988516862</text:p>
          </table:table-cell>
          <table:table-cell table:style-name="ce2" office:value-type="float" office:value="2.56255288287199" calcext:value-type="float">
            <text:p>2.5625528829</text:p>
          </table:table-cell>
          <table:table-cell table:style-name="ce2" office:value-type="float" office:value="2.3812401788952" calcext:value-type="float">
            <text:p>2.3812401789</text:p>
          </table:table-cell>
          <table:table-cell table:style-name="ce2" office:value-type="float" office:value="1.66203311978726" calcext:value-type="float">
            <text:p>1.6620331198</text:p>
          </table:table-cell>
          <table:table-cell table:style-name="ce2" office:value-type="float" office:value="1.58346428139732" calcext:value-type="float">
            <text:p>1.5834642814</text:p>
          </table:table-cell>
          <table:table-cell table:style-name="ce2" office:value-type="float" office:value="2.39332769249365" calcext:value-type="float">
            <text:p>2.3933276925</text:p>
          </table:table-cell>
          <table:table-cell table:style-name="ce2" office:value-type="float" office:value="2.94935331802248" calcext:value-type="float">
            <text:p>2.949353318</text:p>
          </table:table-cell>
          <table:table-cell table:style-name="ce2" office:value-type="float" office:value="3.62021032273661" calcext:value-type="float">
            <text:p>3.6202103227</text:p>
          </table:table-cell>
          <table:table-cell table:style-name="ce2" office:value-type="float" office:value="2.95539707482171" calcext:value-type="float">
            <text:p>2.9553970748</text:p>
          </table:table-cell>
          <table:table-cell table:style-name="ce2" office:value-type="float" office:value="3.63229783633507" calcext:value-type="float">
            <text:p>3.6322978363</text:p>
          </table:table-cell>
          <table:table-cell table:style-name="ce2" office:value-type="float" office:value="2.45980901728514" calcext:value-type="float">
            <text:p>2.4598090173</text:p>
          </table:table-cell>
          <table:table-cell table:style-name="ce2" office:value-type="float" office:value="2.24223377251299" calcext:value-type="float">
            <text:p>2.2422337725</text:p>
          </table:table-cell>
          <table:table-cell table:style-name="ce2" office:value-type="float" office:value="2.54442161247431" calcext:value-type="float">
            <text:p>2.5444216125</text:p>
          </table:table-cell>
          <table:table-cell table:style-name="ce2" office:value-type="float" office:value="2.61694669406503" calcext:value-type="float">
            <text:p>2.6169466941</text:p>
          </table:table-cell>
          <table:table-cell table:style-name="ce2" office:value-type="float" office:value="2.82847818203795" calcext:value-type="float">
            <text:p>2.828478182</text:p>
          </table:table-cell>
          <table:table-cell table:style-name="ce2" office:value-type="float" office:value="2.74990934364801" calcext:value-type="float">
            <text:p>2.7499093436</text:p>
          </table:table-cell>
          <table:table-cell table:style-name="ce2" office:value-type="float" office:value="2.41145896289133" calcext:value-type="float">
            <text:p>2.4114589629</text:p>
          </table:table-cell>
          <table:table-cell table:style-name="ce2" office:value-type="float" office:value="2.95539707482171" calcext:value-type="float">
            <text:p>2.9553970748</text:p>
          </table:table-cell>
          <table:table-cell table:style-name="ce2" office:value-type="float" office:value="2.24827752931222" calcext:value-type="float">
            <text:p>2.2482775293</text:p>
          </table:table-cell>
          <table:table-cell table:style-name="ce2" office:value-type="float" office:value="2.54442161247431" calcext:value-type="float">
            <text:p>2.5444216125</text:p>
          </table:table-cell>
          <table:table-cell table:style-name="ce2" office:value-type="float" office:value="2.07300858213465" calcext:value-type="float">
            <text:p>2.0730085821</text:p>
          </table:table-cell>
          <table:table-cell table:style-name="ce2" office:value-type="float" office:value="2.65320923486039" calcext:value-type="float">
            <text:p>2.6532092349</text:p>
          </table:table-cell>
          <table:table-cell table:style-name="ce2" office:value-type="float" office:value="2.41750271969056" calcext:value-type="float">
            <text:p>2.4175027197</text:p>
          </table:table-cell>
          <table:table-cell table:style-name="ce2" office:value-type="float" office:value="2.60485918046658" calcext:value-type="float">
            <text:p>2.6048591805</text:p>
          </table:table-cell>
          <table:table-cell table:style-name="ce2" office:value-type="float" office:value="3.13066602199927" calcext:value-type="float">
            <text:p>3.130666022</text:p>
          </table:table-cell>
          <table:table-cell table:style-name="ce2" office:value-type="float" office:value="3.20319110358999" calcext:value-type="float">
            <text:p>3.2031911036</text:p>
          </table:table-cell>
          <table:table-cell table:style-name="ce2" office:value-type="float" office:value="1.78290825577179" calcext:value-type="float">
            <text:p>1.7829082558</text:p>
          </table:table-cell>
          <table:table-cell table:style-name="ce2" office:value-type="float" office:value="1.95213344615013" calcext:value-type="float">
            <text:p>1.9521334462</text:p>
          </table:table-cell>
          <table:table-cell table:style-name="ce2" office:value-type="float" office:value="2.78617188444337" calcext:value-type="float">
            <text:p>2.7861718844</text:p>
          </table:table-cell>
          <table:table-cell table:style-name="ce2" office:value-type="float" office:value="1.78290825577179" calcext:value-type="float">
            <text:p>1.7829082558</text:p>
          </table:table-cell>
          <table:table-cell table:style-name="ce2" office:value-type="float" office:value="1.3054514686329" calcext:value-type="float">
            <text:p>1.3054514686</text:p>
          </table:table-cell>
          <table:table-cell table:style-name="ce2" office:value-type="float" office:value="1.76477698537411" calcext:value-type="float">
            <text:p>1.7647769854</text:p>
          </table:table-cell>
          <table:table-cell table:style-name="ce2" office:value-type="float" office:value="1.13622627825456" calcext:value-type="float">
            <text:p>1.1362262783</text:p>
          </table:table-cell>
          <table:table-cell table:style-name="ce2" office:value-type="float" office:value="1.00326362867158" calcext:value-type="float">
            <text:p>1.0032636287</text:p>
          </table:table-cell>
          <table:table-cell table:style-name="ce2" office:value-type="float" office:value="0.924694790281639" calcext:value-type="float">
            <text:p>0.9246947903</text:p>
          </table:table-cell>
          <table:table-cell table:style-name="ce2" office:value-type="float" office:value="0.701075788710262" calcext:value-type="float">
            <text:p>0.7010757887</text:p>
          </table:table-cell>
          <table:table-cell table:style-name="ce2" office:value-type="float" office:value="0.719207059107941" calcext:value-type="float">
            <text:p>0.7192070591</text:p>
          </table:table-cell>
          <table:table-cell table:style-name="ce2" office:value-type="float" office:value="0.616463193521093" calcext:value-type="float">
            <text:p>0.6164631935</text:p>
          </table:table-cell>
          <table:table-cell table:style-name="ce2" office:value-type="float" office:value="0.664813247914904" calcext:value-type="float">
            <text:p>0.6648132479</text:p>
          </table:table-cell>
          <table:table-cell table:style-name="ce2" office:value-type="float" office:value="0.610419436721866" calcext:value-type="float">
            <text:p>0.6104194367</text:p>
          </table:table-cell>
          <table:table-cell table:style-name="ce2" office:value-type="float" office:value="0.60437567992264" calcext:value-type="float">
            <text:p>0.6043756799</text:p>
          </table:table-cell>
          <table:table-cell table:style-name="ce2" office:value-type="float" office:value="0.471413030339659" calcext:value-type="float">
            <text:p>0.4714130303</text:p>
          </table:table-cell>
          <table:table-cell table:style-name="ce2" office:value-type="float" office:value="0.53789435513115" calcext:value-type="float">
            <text:p>0.5378943551</text:p>
          </table:table-cell>
          <table:table-cell table:style-name="ce2" office:value-type="float" office:value="0.441194246343527" calcext:value-type="float">
            <text:p>0.4411942463</text:p>
          </table:table-cell>
          <table:table-cell table:style-name="ce2" office:value-type="float" office:value="0.380756678351263" calcext:value-type="float">
            <text:p>0.3807566784</text:p>
          </table:table-cell>
          <table:table-cell table:style-name="ce2" office:value-type="float" office:value="0.404931705548169" calcext:value-type="float">
            <text:p>0.4049317055</text:p>
          </table:table-cell>
        </table:table-row>
        <table:table-row table:style-name="ro2">
          <table:table-cell office:value-type="string" calcext:value-type="string">
            <text:p>UniHuman_20_flanklength_flankclashTrue.csv </text:p>
          </table:table-cell>
          <table:table-cell office:value-type="string" calcext:value-type="string">
            <text:p><text:s/>multipass </text:p>
          </table:table-cell>
          <table:table-cell office:value-type="string" calcext:value-type="string">
            <text:p><text:s/>A </text:p>
          </table:table-cell>
          <table:table-cell office:value-type="float" office:value="41085" calcext:value-type="float">
            <text:p>41085</text:p>
          </table:table-cell>
          <table:table-cell/>
          <table:table-cell table:style-name="ce2" office:value-type="float" office:value="0.465940252869658" calcext:value-type="float">
            <text:p>0.4659402529</text:p>
          </table:table-cell>
          <table:table-cell table:style-name="ce2" office:value-type="float" office:value="0.56301113888417" calcext:value-type="float">
            <text:p>0.5630111389</text:p>
          </table:table-cell>
          <table:table-cell table:style-name="ce2" office:value-type="float" office:value="0.572718227485621" calcext:value-type="float">
            <text:p>0.5727182275</text:p>
          </table:table-cell>
          <table:table-cell table:style-name="ce2" office:value-type="float" office:value="0.674642657800859" calcext:value-type="float">
            <text:p>0.6746426578</text:p>
          </table:table-cell>
          <table:table-cell table:style-name="ce2" office:value-type="float" office:value="0.611546581891426" calcext:value-type="float">
            <text:p>0.6115465819</text:p>
          </table:table-cell>
          <table:table-cell table:style-name="ce2" office:value-type="float" office:value="0.691630062853399" calcext:value-type="float">
            <text:p>0.6916300629</text:p>
          </table:table-cell>
          <table:table-cell table:style-name="ce2" office:value-type="float" office:value="0.759579683063557" calcext:value-type="float">
            <text:p>0.7595796831</text:p>
          </table:table-cell>
          <table:table-cell table:style-name="ce2" office:value-type="float" office:value="0.774140315965734" calcext:value-type="float">
            <text:p>0.774140316</text:p>
          </table:table-cell>
          <table:table-cell table:style-name="ce2" office:value-type="float" office:value="0.914893100686776" calcext:value-type="float">
            <text:p>0.9148931007</text:p>
          </table:table-cell>
          <table:table-cell table:style-name="ce2" office:value-type="float" office:value="0.800834809619725" calcext:value-type="float">
            <text:p>0.8008348096</text:p>
          </table:table-cell>
          <table:table-cell table:style-name="ce2" office:value-type="float" office:value="0.910039556386051" calcext:value-type="float">
            <text:p>0.9100395564</text:p>
          </table:table-cell>
          <table:table-cell table:style-name="ce2" office:value-type="float" office:value="1.07991360691145" calcext:value-type="float">
            <text:p>1.0799136069</text:p>
          </table:table-cell>
          <table:table-cell table:style-name="ce2" office:value-type="float" office:value="1.53371999902929" calcext:value-type="float">
            <text:p>1.533719999</text:p>
          </table:table-cell>
          <table:table-cell table:style-name="ce2" office:value-type="float" office:value="1.9705389860946" calcext:value-type="float">
            <text:p>1.9705389861</text:p>
          </table:table-cell>
          <table:table-cell table:style-name="ce2" office:value-type="float" office:value="1.66476569514888" calcext:value-type="float">
            <text:p>1.6647656951</text:p>
          </table:table-cell>
          <table:table-cell table:style-name="ce2" office:value-type="float" office:value="2.27388550488995" calcext:value-type="float">
            <text:p>2.2738855049</text:p>
          </table:table-cell>
          <table:table-cell table:style-name="ce2" office:value-type="float" office:value="1.86861455577936" calcext:value-type="float">
            <text:p>1.8686145558</text:p>
          </table:table-cell>
          <table:table-cell table:style-name="ce2" office:value-type="float" office:value="1.62836411289344" calcext:value-type="float">
            <text:p>1.6283641129</text:p>
          </table:table-cell>
          <table:table-cell table:style-name="ce2" office:value-type="float" office:value="1.62593734074308" calcext:value-type="float">
            <text:p>1.6259373407</text:p>
          </table:table-cell>
          <table:table-cell table:style-name="ce2" office:value-type="float" office:value="2.4728808212197" calcext:value-type="float">
            <text:p>2.4728808212</text:p>
          </table:table-cell>
          <table:table-cell table:style-name="ce2" office:value-type="float" office:value="2.07003664425947" calcext:value-type="float">
            <text:p>2.0700366443</text:p>
          </table:table-cell>
          <table:table-cell table:style-name="ce2" office:value-type="float" office:value="2.66702259324872" calcext:value-type="float">
            <text:p>2.6670225932</text:p>
          </table:table-cell>
          <table:table-cell table:style-name="ce2" office:value-type="float" office:value="2.69371708690271" calcext:value-type="float">
            <text:p>2.6937170869</text:p>
          </table:table-cell>
          <table:table-cell table:style-name="ce2" office:value-type="float" office:value="2.36367607445337" calcext:value-type="float">
            <text:p>2.3636760745</text:p>
          </table:table-cell>
          <table:table-cell table:style-name="ce2" office:value-type="float" office:value="2.67430290969981" calcext:value-type="float">
            <text:p>2.6743029097</text:p>
          </table:table-cell>
          <table:table-cell table:style-name="ce2" office:value-type="float" office:value="2.48016113767078" calcext:value-type="float">
            <text:p>2.4801611377</text:p>
          </table:table-cell>
          <table:table-cell table:style-name="ce2" office:value-type="float" office:value="2.56509816293348" calcext:value-type="float">
            <text:p>2.5650981629</text:p>
          </table:table-cell>
          <table:table-cell table:style-name="ce2" office:value-type="float" office:value="2.4461863275657" calcext:value-type="float">
            <text:p>2.4461863276</text:p>
          </table:table-cell>
          <table:table-cell table:number-columns-repeated="2" table:style-name="ce2" office:value-type="float" office:value="2.7009974033538" calcext:value-type="float">
            <text:p>2.7009974034</text:p>
          </table:table-cell>
          <table:table-cell table:style-name="ce2" office:value-type="float" office:value="2.75195961851142" calcext:value-type="float">
            <text:p>2.7519596185</text:p>
          </table:table-cell>
          <table:table-cell table:style-name="ce2" office:value-type="float" office:value="2.79564151721795" calcext:value-type="float">
            <text:p>2.7956415172</text:p>
          </table:table-cell>
          <table:table-cell table:style-name="ce2" office:value-type="float" office:value="2.68886354260199" calcext:value-type="float">
            <text:p>2.6888635426</text:p>
          </table:table-cell>
          <table:table-cell table:style-name="ce2" office:value-type="float" office:value="2.69371708690271" calcext:value-type="float">
            <text:p>2.6937170869</text:p>
          </table:table-cell>
          <table:table-cell table:style-name="ce2" office:value-type="float" office:value="2.59907297303856" calcext:value-type="float">
            <text:p>2.599072973</text:p>
          </table:table-cell>
          <table:table-cell table:style-name="ce2" office:value-type="float" office:value="2.34426189725047" calcext:value-type="float">
            <text:p>2.3442618973</text:p>
          </table:table-cell>
          <table:table-cell table:style-name="ce2" office:value-type="float" office:value="2.53840366927949" calcext:value-type="float">
            <text:p>2.5384036693</text:p>
          </table:table-cell>
          <table:table-cell table:style-name="ce2" office:value-type="float" office:value="2.85145727667629" calcext:value-type="float">
            <text:p>2.8514572767</text:p>
          </table:table-cell>
          <table:table-cell table:style-name="ce2" office:value-type="float" office:value="2.63304778314364" calcext:value-type="float">
            <text:p>2.6330477831</text:p>
          </table:table-cell>
          <table:table-cell table:style-name="ce2" office:value-type="float" office:value="2.40978474531026" calcext:value-type="float">
            <text:p>2.4097847453</text:p>
          </table:table-cell>
          <table:table-cell table:style-name="ce2" office:value-type="float" office:value="2.23020360618342" calcext:value-type="float">
            <text:p>2.2302036062</text:p>
          </table:table-cell>
          <table:table-cell table:style-name="ce2" office:value-type="float" office:value="2.15982721382289" calcext:value-type="float">
            <text:p>2.1598272138</text:p>
          </table:table-cell>
          <table:table-cell table:style-name="ce2" office:value-type="float" office:value="1.93899094813988" calcext:value-type="float">
            <text:p>1.9389909481</text:p>
          </table:table-cell>
          <table:table-cell table:style-name="ce2" office:value-type="float" office:value="1.87589487223045" calcext:value-type="float">
            <text:p>1.8758948722</text:p>
          </table:table-cell>
          <table:table-cell table:style-name="ce2" office:value-type="float" office:value="1.70844759385541" calcext:value-type="float">
            <text:p>1.7084475939</text:p>
          </table:table-cell>
          <table:table-cell table:style-name="ce2" office:value-type="float" office:value="1.6768995559007" calcext:value-type="float">
            <text:p>1.6768995559</text:p>
          </table:table-cell>
          <table:table-cell table:style-name="ce2" office:value-type="float" office:value="1.55313417623219" calcext:value-type="float">
            <text:p>1.5531341762</text:p>
          </table:table-cell>
          <table:table-cell table:style-name="ce2" office:value-type="float" office:value="1.23037348023394" calcext:value-type="float">
            <text:p>1.2303734802</text:p>
          </table:table-cell>
          <table:table-cell table:style-name="ce2" office:value-type="float" office:value="1.33229791054918" calcext:value-type="float">
            <text:p>1.3322979105</text:p>
          </table:table-cell>
          <table:table-cell table:style-name="ce2" office:value-type="float" office:value="1.12116873346761" calcext:value-type="float">
            <text:p>1.1211687335</text:p>
          </table:table-cell>
          <table:table-cell table:style-name="ce2" office:value-type="float" office:value="1.22309316378285" calcext:value-type="float">
            <text:p>1.2230931638</text:p>
          </table:table-cell>
          <table:table-cell table:style-name="ce2" office:value-type="float" office:value="0.890625379183148" calcext:value-type="float">
            <text:p>0.8906253792</text:p>
          </table:table-cell>
          <table:table-cell table:style-name="ce2" office:value-type="float" office:value="0.800834809619725" calcext:value-type="float">
            <text:p>0.8008348096</text:p>
          </table:table-cell>
          <table:table-cell table:style-name="ce2" office:value-type="float" office:value="0.650374936297231" calcext:value-type="float">
            <text:p>0.6503749363</text:p>
          </table:table-cell>
          <table:table-cell table:style-name="ce2" office:value-type="float" office:value="0.550877278132356" calcext:value-type="float">
            <text:p>0.5508772781</text:p>
          </table:table-cell>
          <table:table-cell table:style-name="ce2" office:value-type="float" office:value="0.723178100808115" calcext:value-type="float">
            <text:p>0.7231781008</text:p>
          </table:table-cell>
          <table:table-cell table:style-name="ce2" office:value-type="float" office:value="0.643094619846143" calcext:value-type="float">
            <text:p>0.6430946198</text:p>
          </table:table-cell>
          <table:table-cell table:style-name="ce2" office:value-type="float" office:value="0.592132404688524" calcext:value-type="float">
            <text:p>0.5921324047</text:p>
          </table:table-cell>
          <table:table-cell table:style-name="ce2" office:value-type="float" office:value="0.482927657922198" calcext:value-type="float">
            <text:p>0.4829276579</text:p>
          </table:table-cell>
          <table:table-cell table:style-name="ce2" office:value-type="float" office:value="0.356735506103332" calcext:value-type="float">
            <text:p>0.3567355061</text:p>
          </table:table-cell>
          <table:table-cell table:style-name="ce2" office:value-type="float" office:value="0.436818987065304" calcext:value-type="float">
            <text:p>0.4368189871</text:p>
          </table:table-cell>
        </table:table-row>
        <table:table-row table:style-name="ro2">
          <table:table-cell office:value-type="string" calcext:value-type="string">
            <text:p>UniHuman_20_flanklength_flankclashTrue.csv </text:p>
          </table:table-cell>
          <table:table-cell office:value-type="string" calcext:value-type="string">
            <text:p><text:s/>multipass </text:p>
          </table:table-cell>
          <table:table-cell office:value-type="string" calcext:value-type="string">
            <text:p><text:s/>G </text:p>
          </table:table-cell>
          <table:table-cell office:value-type="float" office:value="32103" calcext:value-type="float">
            <text:p>32103</text:p>
          </table:table-cell>
          <table:table-cell/>
          <table:table-cell table:style-name="ce2" office:value-type="float" office:value="0.490607048594939" calcext:value-type="float">
            <text:p>0.4906070486</text:p>
          </table:table-cell>
          <table:table-cell table:style-name="ce2" office:value-type="float" office:value="0.552709206644931" calcext:value-type="float">
            <text:p>0.5527092066</text:p>
          </table:table-cell>
          <table:table-cell table:style-name="ce2" office:value-type="float" office:value="0.726595249184909" calcext:value-type="float">
            <text:p>0.7265952492</text:p>
          </table:table-cell>
          <table:table-cell table:style-name="ce2" office:value-type="float" office:value="0.670703306939916" calcext:value-type="float">
            <text:p>0.6707033069</text:p>
          </table:table-cell>
          <table:table-cell table:style-name="ce2" office:value-type="float" office:value="0.760751436112405" calcext:value-type="float">
            <text:p>0.7607514361</text:p>
          </table:table-cell>
          <table:table-cell table:style-name="ce2" office:value-type="float" office:value="0.735910572892408" calcext:value-type="float">
            <text:p>0.7359105729</text:p>
          </table:table-cell>
          <table:table-cell table:style-name="ce2" office:value-type="float" office:value="0.825958702064897" calcext:value-type="float">
            <text:p>0.8259587021</text:p>
          </table:table-cell>
          <table:table-cell table:style-name="ce2" office:value-type="float" office:value="0.813538270454898" calcext:value-type="float">
            <text:p>0.8135382705</text:p>
          </table:table-cell>
          <table:table-cell table:style-name="ce2" office:value-type="float" office:value="0.850799565284894" calcext:value-type="float">
            <text:p>0.8507995653</text:p>
          </table:table-cell>
          <table:table-cell table:style-name="ce2" office:value-type="float" office:value="0.838379133674895" calcext:value-type="float">
            <text:p>0.8383791337</text:p>
          </table:table-cell>
          <table:table-cell table:style-name="ce2" office:value-type="float" office:value="1.10541841328986" calcext:value-type="float">
            <text:p>1.1054184133</text:p>
          </table:table-cell>
          <table:table-cell table:style-name="ce2" office:value-type="float" office:value="1.13957460021736" calcext:value-type="float">
            <text:p>1.1395746002</text:p>
          </table:table-cell>
          <table:table-cell table:style-name="ce2" office:value-type="float" office:value="1.08989287377736" calcext:value-type="float">
            <text:p>1.0898928738</text:p>
          </table:table-cell>
          <table:table-cell table:style-name="ce2" office:value-type="float" office:value="1.45008539046732" calcext:value-type="float">
            <text:p>1.4500853905</text:p>
          </table:table-cell>
          <table:table-cell table:style-name="ce2" office:value-type="float" office:value="1.40040366402733" calcext:value-type="float">
            <text:p>1.400403664</text:p>
          </table:table-cell>
          <table:table-cell table:style-name="ce2" office:value-type="float" office:value="1.98105884179475" calcext:value-type="float">
            <text:p>1.9810588418</text:p>
          </table:table-cell>
          <table:table-cell table:style-name="ce2" office:value-type="float" office:value="1.44387517466232" calcext:value-type="float">
            <text:p>1.4438751747</text:p>
          </table:table-cell>
          <table:table-cell table:style-name="ce2" office:value-type="float" office:value="1.42524452724732" calcext:value-type="float">
            <text:p>1.4252445272</text:p>
          </table:table-cell>
          <table:table-cell table:style-name="ce2" office:value-type="float" office:value="1.6270765409098" calcext:value-type="float">
            <text:p>1.6270765409</text:p>
          </table:table-cell>
          <table:table-cell table:style-name="ce2" office:value-type="float" office:value="1.6239714330073" calcext:value-type="float">
            <text:p>1.623971433</text:p>
          </table:table-cell>
          <table:table-cell table:style-name="ce2" office:value-type="float" office:value="1.40971898773482" calcext:value-type="float">
            <text:p>1.4097189877</text:p>
          </table:table-cell>
          <table:table-cell table:style-name="ce2" office:value-type="float" office:value="2.22946747399472" calcext:value-type="float">
            <text:p>2.229467474</text:p>
          </table:table-cell>
          <table:table-cell table:style-name="ce2" office:value-type="float" office:value="2.25430833721472" calcext:value-type="float">
            <text:p>2.2543083372</text:p>
          </table:table-cell>
          <table:table-cell table:style-name="ce2" office:value-type="float" office:value="2.10836826579724" calcext:value-type="float">
            <text:p>2.1083682658</text:p>
          </table:table-cell>
          <table:table-cell table:style-name="ce2" office:value-type="float" office:value="2.30709517155721" calcext:value-type="float">
            <text:p>2.3070951716</text:p>
          </table:table-cell>
          <table:table-cell table:style-name="ce2" office:value-type="float" office:value="3.03990063654712" calcext:value-type="float">
            <text:p>3.0399006365</text:p>
          </table:table-cell>
          <table:table-cell table:style-name="ce2" office:value-type="float" office:value="2.21394193448222" calcext:value-type="float">
            <text:p>2.2139419345</text:p>
          </table:table-cell>
          <table:table-cell table:style-name="ce2" office:value-type="float" office:value="2.91880142834964" calcext:value-type="float">
            <text:p>2.9188014283</text:p>
          </table:table-cell>
          <table:table-cell table:style-name="ce2" office:value-type="float" office:value="2.46545567458469" calcext:value-type="float">
            <text:p>2.4654556746</text:p>
          </table:table-cell>
          <table:table-cell table:style-name="ce2" office:value-type="float" office:value="2.4188790560472" calcext:value-type="float">
            <text:p>2.418879056</text:p>
          </table:table-cell>
          <table:table-cell table:style-name="ce2" office:value-type="float" office:value="2.4033535165347" calcext:value-type="float">
            <text:p>2.4033535165</text:p>
          </table:table-cell>
          <table:table-cell table:style-name="ce2" office:value-type="float" office:value="2.69833876727216" calcext:value-type="float">
            <text:p>2.6983387673</text:p>
          </table:table-cell>
          <table:table-cell table:style-name="ce2" office:value-type="float" office:value="3.42182890855457" calcext:value-type="float">
            <text:p>3.4218289086</text:p>
          </table:table-cell>
          <table:table-cell table:style-name="ce2" office:value-type="float" office:value="3.14547430523211" calcext:value-type="float">
            <text:p>3.1454743052</text:p>
          </table:table-cell>
          <table:table-cell table:style-name="ce2" office:value-type="float" office:value="2.77286135693215" calcext:value-type="float">
            <text:p>2.7728613569</text:p>
          </table:table-cell>
          <table:table-cell table:style-name="ce2" office:value-type="float" office:value="3.02437509703462" calcext:value-type="float">
            <text:p>3.024375097</text:p>
          </table:table-cell>
          <table:table-cell table:style-name="ce2" office:value-type="float" office:value="1.99658438130725" calcext:value-type="float">
            <text:p>1.9965843813</text:p>
          </table:table-cell>
          <table:table-cell table:style-name="ce2" office:value-type="float" office:value="2.44993013507219" calcext:value-type="float">
            <text:p>2.4499301351</text:p>
          </table:table-cell>
          <table:table-cell table:style-name="ce2" office:value-type="float" office:value="2.28225430833721" calcext:value-type="float">
            <text:p>2.2822543083</text:p>
          </table:table-cell>
          <table:table-cell table:style-name="ce2" office:value-type="float" office:value="1.99347927340475" calcext:value-type="float">
            <text:p>1.9934792734</text:p>
          </table:table-cell>
          <table:table-cell table:style-name="ce2" office:value-type="float" office:value="1.86927495730477" calcext:value-type="float">
            <text:p>1.8692749573</text:p>
          </table:table-cell>
          <table:table-cell table:style-name="ce2" office:value-type="float" office:value="1.97484862598975" calcext:value-type="float">
            <text:p>1.974848626</text:p>
          </table:table-cell>
          <table:table-cell table:style-name="ce2" office:value-type="float" office:value="2.16115510013973" calcext:value-type="float">
            <text:p>2.1611551001</text:p>
          </table:table-cell>
          <table:table-cell table:style-name="ce2" office:value-type="float" office:value="1.73886042539978" calcext:value-type="float">
            <text:p>1.7388604254</text:p>
          </table:table-cell>
          <table:table-cell table:style-name="ce2" office:value-type="float" office:value="2.01832013662475" calcext:value-type="float">
            <text:p>2.0183201366</text:p>
          </table:table-cell>
          <table:table-cell table:style-name="ce2" office:value-type="float" office:value="2.10215804999224" calcext:value-type="float">
            <text:p>2.10215805</text:p>
          </table:table-cell>
          <table:table-cell table:style-name="ce2" office:value-type="float" office:value="1.76991150442478" calcext:value-type="float">
            <text:p>1.7699115044</text:p>
          </table:table-cell>
          <table:table-cell table:style-name="ce2" office:value-type="float" office:value="2.05247632355224" calcext:value-type="float">
            <text:p>2.0524763236</text:p>
          </table:table-cell>
          <table:table-cell table:style-name="ce2" office:value-type="float" office:value="1.49355690110231" calcext:value-type="float">
            <text:p>1.4935569011</text:p>
          </table:table-cell>
          <table:table-cell table:style-name="ce2" office:value-type="float" office:value="1.35072193758733" calcext:value-type="float">
            <text:p>1.3507219376</text:p>
          </table:table-cell>
          <table:table-cell table:style-name="ce2" office:value-type="float" office:value="2.12699891321223" calcext:value-type="float">
            <text:p>2.1269989132</text:p>
          </table:table-cell>
          <table:table-cell table:style-name="ce2" office:value-type="float" office:value="1.20788697407235" calcext:value-type="float">
            <text:p>1.2078869741</text:p>
          </table:table-cell>
          <table:table-cell table:style-name="ce2" office:value-type="float" office:value="1.35072193758733" calcext:value-type="float">
            <text:p>1.3507219376</text:p>
          </table:table-cell>
          <table:table-cell table:style-name="ce2" office:value-type="float" office:value="0.88185064430989" calcext:value-type="float">
            <text:p>0.8818506443</text:p>
          </table:table-cell>
          <table:table-cell table:style-name="ce2" office:value-type="float" office:value="0.732805464989908" calcext:value-type="float">
            <text:p>0.732805465</text:p>
          </table:table-cell>
          <table:table-cell table:style-name="ce2" office:value-type="float" office:value="0.760751436112405" calcext:value-type="float">
            <text:p>0.7607514361</text:p>
          </table:table-cell>
          <table:table-cell table:style-name="ce2" office:value-type="float" office:value="0.72349014128241" calcext:value-type="float">
            <text:p>0.7234901413</text:p>
          </table:table-cell>
          <table:table-cell table:style-name="ce2" office:value-type="float" office:value="0.611706256792423" calcext:value-type="float">
            <text:p>0.6117062568</text:p>
          </table:table-cell>
          <table:table-cell table:style-name="ce2" office:value-type="float" office:value="0.652072659524918" calcext:value-type="float">
            <text:p>0.6520726595</text:p>
          </table:table-cell>
          <table:table-cell table:style-name="ce2" office:value-type="float" office:value="0.540288775034932" calcext:value-type="float">
            <text:p>0.540288775</text:p>
          </table:table-cell>
          <table:table-cell table:style-name="ce2" office:value-type="float" office:value="0.456450861667443" calcext:value-type="float">
            <text:p>0.4564508617</text:p>
          </table:table-cell>
        </table:table-row>
        <table:table-row table:style-name="ro2">
          <table:table-cell office:value-type="string" calcext:value-type="string">
            <text:p>UniHuman_20_flanklength_flankclashTrue.csv </text:p>
          </table:table-cell>
          <table:table-cell office:value-type="string" calcext:value-type="string">
            <text:p><text:s/>multipass </text:p>
          </table:table-cell>
          <table:table-cell office:value-type="string" calcext:value-type="string">
            <text:p><text:s/>T </text:p>
          </table:table-cell>
          <table:table-cell office:value-type="float" office:value="30429" calcext:value-type="float">
            <text:p>30429</text:p>
          </table:table-cell>
          <table:table-cell/>
          <table:table-cell table:style-name="ce2" office:value-type="float" office:value="0.490372356075713" calcext:value-type="float">
            <text:p>0.4903723561</text:p>
          </table:table-cell>
          <table:table-cell table:style-name="ce2" office:value-type="float" office:value="0.526332995521266" calcext:value-type="float">
            <text:p>0.5263329955</text:p>
          </table:table-cell>
          <table:table-cell table:style-name="ce2" office:value-type="float" office:value="0.60479257249338" calcext:value-type="float">
            <text:p>0.6047925725</text:p>
          </table:table-cell>
          <table:table-cell table:style-name="ce2" office:value-type="float" office:value="0.637484062898428" calcext:value-type="float">
            <text:p>0.6374840629</text:p>
          </table:table-cell>
          <table:table-cell table:style-name="ce2" office:value-type="float" office:value="0.670175553303475" calcext:value-type="float">
            <text:p>0.6701755533</text:p>
          </table:table-cell>
          <table:table-cell table:style-name="ce2" office:value-type="float" office:value="0.568831933047828" calcext:value-type="float">
            <text:p>0.568831933</text:p>
          </table:table-cell>
          <table:table-cell table:style-name="ce2" office:value-type="float" office:value="0.611330870574389" calcext:value-type="float">
            <text:p>0.6113308706</text:p>
          </table:table-cell>
          <table:table-cell table:style-name="ce2" office:value-type="float" office:value="0.683252149465494" calcext:value-type="float">
            <text:p>0.6832521495</text:p>
          </table:table-cell>
          <table:table-cell table:style-name="ce2" office:value-type="float" office:value="0.797672365883161" calcext:value-type="float">
            <text:p>0.7976723659</text:p>
          </table:table-cell>
          <table:table-cell table:style-name="ce2" office:value-type="float" office:value="0.81074896204518" calcext:value-type="float">
            <text:p>0.810748962</text:p>
          </table:table-cell>
          <table:table-cell table:style-name="ce2" office:value-type="float" office:value="0.948053221746379" calcext:value-type="float">
            <text:p>0.9480532217</text:p>
          </table:table-cell>
          <table:table-cell table:style-name="ce2" office:value-type="float" office:value="1.05593514008304" calcext:value-type="float">
            <text:p>1.0559351401</text:p>
          </table:table-cell>
          <table:table-cell table:style-name="ce2" office:value-type="float" office:value="1.25208408251332" calcext:value-type="float">
            <text:p>1.2520840825</text:p>
          </table:table-cell>
          <table:table-cell table:style-name="ce2" office:value-type="float" office:value="1.76534048187257" calcext:value-type="float">
            <text:p>1.7653404819</text:p>
          </table:table-cell>
          <table:table-cell table:style-name="ce2" office:value-type="float" office:value="2.10860113112557" calcext:value-type="float">
            <text:p>2.1086011311</text:p>
          </table:table-cell>
          <table:table-cell table:style-name="ce2" office:value-type="float" office:value="1.84706920788519" calcext:value-type="float">
            <text:p>1.8470692079</text:p>
          </table:table-cell>
          <table:table-cell table:style-name="ce2" office:value-type="float" office:value="1.9941809147079" calcext:value-type="float">
            <text:p>1.9941809147</text:p>
          </table:table-cell>
          <table:table-cell table:style-name="ce2" office:value-type="float" office:value="2.27859688123182" calcext:value-type="float">
            <text:p>2.2785968812</text:p>
          </table:table-cell>
          <table:table-cell table:style-name="ce2" office:value-type="float" office:value="2.42897773709503" calcext:value-type="float">
            <text:p>2.4289777371</text:p>
          </table:table-cell>
          <table:table-cell table:style-name="ce2" office:value-type="float" office:value="2.91281179508974" calcext:value-type="float">
            <text:p>2.9128117951</text:p>
          </table:table-cell>
          <table:table-cell table:style-name="ce2" office:value-type="float" office:value="1.36650429893099" calcext:value-type="float">
            <text:p>1.3665042989</text:p>
          </table:table-cell>
          <table:table-cell table:style-name="ce2" office:value-type="float" office:value="1.50053940959168" calcext:value-type="float">
            <text:p>1.5005394096</text:p>
          </table:table-cell>
          <table:table-cell table:style-name="ce2" office:value-type="float" office:value="3.3704926607604" calcext:value-type="float">
            <text:p>3.3704926608</text:p>
          </table:table-cell>
          <table:table-cell table:style-name="ce2" office:value-type="float" office:value="1.51688515479421" calcext:value-type="float">
            <text:p>1.5168851548</text:p>
          </table:table-cell>
          <table:table-cell table:style-name="ce2" office:value-type="float" office:value="2.15763836673314" calcext:value-type="float">
            <text:p>2.1576383667</text:p>
          </table:table-cell>
          <table:table-cell table:style-name="ce2" office:value-type="float" office:value="1.7882245251561" calcext:value-type="float">
            <text:p>1.7882245252</text:p>
          </table:table-cell>
          <table:table-cell table:style-name="ce2" office:value-type="float" office:value="2.08898623688254" calcext:value-type="float">
            <text:p>2.0889862369</text:p>
          </table:table-cell>
          <table:table-cell table:style-name="ce2" office:value-type="float" office:value="1.69015005394096" calcext:value-type="float">
            <text:p>1.6901500539</text:p>
          </table:table-cell>
          <table:table-cell table:style-name="ce2" office:value-type="float" office:value="2.8180064729151" calcext:value-type="float">
            <text:p>2.8180064729</text:p>
          </table:table-cell>
          <table:table-cell table:style-name="ce2" office:value-type="float" office:value="2.01052665991043" calcext:value-type="float">
            <text:p>2.0105266599</text:p>
          </table:table-cell>
          <table:table-cell table:style-name="ce2" office:value-type="float" office:value="2.6774330641734" calcext:value-type="float">
            <text:p>2.6774330642</text:p>
          </table:table-cell>
          <table:table-cell table:style-name="ce2" office:value-type="float" office:value="2.73300859786198" calcext:value-type="float">
            <text:p>2.7330085979</text:p>
          </table:table-cell>
          <table:table-cell table:style-name="ce2" office:value-type="float" office:value="1.9909117656674" calcext:value-type="float">
            <text:p>1.9909117657</text:p>
          </table:table-cell>
          <table:table-cell table:style-name="ce2" office:value-type="float" office:value="2.51397561214816" calcext:value-type="float">
            <text:p>2.5139756121</text:p>
          </table:table-cell>
          <table:table-cell table:style-name="ce2" office:value-type="float" office:value="2.42243943901402" calcext:value-type="float">
            <text:p>2.422439439</text:p>
          </table:table-cell>
          <table:table-cell table:style-name="ce2" office:value-type="float" office:value="2.11187028016607" calcext:value-type="float">
            <text:p>2.1118702802</text:p>
          </table:table-cell>
          <table:table-cell table:style-name="ce2" office:value-type="float" office:value="2.36686390532544" calcext:value-type="float">
            <text:p>2.3668639053</text:p>
          </table:table-cell>
          <table:table-cell table:style-name="ce2" office:value-type="float" office:value="2.14783091961162" calcext:value-type="float">
            <text:p>2.1478309196</text:p>
          </table:table-cell>
          <table:table-cell table:style-name="ce2" office:value-type="float" office:value="1.7882245251561" calcext:value-type="float">
            <text:p>1.7882245252</text:p>
          </table:table-cell>
          <table:table-cell table:style-name="ce2" office:value-type="float" office:value="2.02033410703194" calcext:value-type="float">
            <text:p>2.020334107</text:p>
          </table:table-cell>
          <table:table-cell table:style-name="ce2" office:value-type="float" office:value="2.07917878976103" calcext:value-type="float">
            <text:p>2.0791787898</text:p>
          </table:table-cell>
          <table:table-cell table:style-name="ce2" office:value-type="float" office:value="3.00434796822387" calcext:value-type="float">
            <text:p>3.0043479682</text:p>
          </table:table-cell>
          <table:table-cell table:style-name="ce2" office:value-type="float" office:value="2.6807022132139" calcext:value-type="float">
            <text:p>2.6807022132</text:p>
          </table:table-cell>
          <table:table-cell table:style-name="ce2" office:value-type="float" office:value="2.20994475138122" calcext:value-type="float">
            <text:p>2.2099447514</text:p>
          </table:table-cell>
          <table:table-cell table:style-name="ce2" office:value-type="float" office:value="2.01379580895093" calcext:value-type="float">
            <text:p>2.013795809</text:p>
          </table:table-cell>
          <table:table-cell table:style-name="ce2" office:value-type="float" office:value="2.23609794370525" calcext:value-type="float">
            <text:p>2.2360979437</text:p>
          </table:table-cell>
          <table:table-cell table:style-name="ce2" office:value-type="float" office:value="2.41590114093302" calcext:value-type="float">
            <text:p>2.4159011409</text:p>
          </table:table-cell>
          <table:table-cell table:style-name="ce2" office:value-type="float" office:value="1.46130962110563" calcext:value-type="float">
            <text:p>1.4613096211</text:p>
          </table:table-cell>
          <table:table-cell table:style-name="ce2" office:value-type="float" office:value="1.52342345287522" calcext:value-type="float">
            <text:p>1.5234234529</text:p>
          </table:table-cell>
          <table:table-cell table:style-name="ce2" office:value-type="float" office:value="1.45150217398411" calcext:value-type="float">
            <text:p>1.451502174</text:p>
          </table:table-cell>
          <table:table-cell table:style-name="ce2" office:value-type="float" office:value="1.48092451534865" calcext:value-type="float">
            <text:p>1.4809245153</text:p>
          </table:table-cell>
          <table:table-cell table:style-name="ce2" office:value-type="float" office:value="1.17362450554121" calcext:value-type="float">
            <text:p>1.1736245055</text:p>
          </table:table-cell>
          <table:table-cell table:style-name="ce2" office:value-type="float" office:value="1.06901173624506" calcext:value-type="float">
            <text:p>1.0690117362</text:p>
          </table:table-cell>
          <table:table-cell table:style-name="ce2" office:value-type="float" office:value="0.918630880381837" calcext:value-type="float">
            <text:p>0.9186308804</text:p>
          </table:table-cell>
          <table:table-cell table:style-name="ce2" office:value-type="float" office:value="0.791134067802151" calcext:value-type="float">
            <text:p>0.7911340678</text:p>
          </table:table-cell>
          <table:table-cell table:style-name="ce2" office:value-type="float" office:value="0.755173428356599" calcext:value-type="float">
            <text:p>0.7551734284</text:p>
          </table:table-cell>
          <table:table-cell table:style-name="ce2" office:value-type="float" office:value="0.987283010232436" calcext:value-type="float">
            <text:p>0.9872830102</text:p>
          </table:table-cell>
          <table:table-cell table:style-name="ce2" office:value-type="float" office:value="0.712674490830037" calcext:value-type="float">
            <text:p>0.7126744908</text:p>
          </table:table-cell>
          <table:table-cell table:style-name="ce2" office:value-type="float" office:value="0.876131942855275" calcext:value-type="float">
            <text:p>0.8761319429</text:p>
          </table:table-cell>
          <table:table-cell table:style-name="ce2" office:value-type="float" office:value="0.977475563110922" calcext:value-type="float">
            <text:p>0.9774755631</text:p>
          </table:table-cell>
          <table:table-cell table:style-name="ce2" office:value-type="float" office:value="0.585177678250351" calcext:value-type="float">
            <text:p>0.5851776783</text:p>
          </table:table-cell>
        </table:table-row>
        <table:table-row table:style-name="ro2">
          <table:table-cell office:value-type="string" calcext:value-type="string">
            <text:p>UniHuman_20_flanklength_flankclashTrue.csv </text:p>
          </table:table-cell>
          <table:table-cell office:value-type="string" calcext:value-type="string">
            <text:p><text:s/>multipass </text:p>
          </table:table-cell>
          <table:table-cell office:value-type="string" calcext:value-type="string">
            <text:p><text:s/>S </text:p>
          </table:table-cell>
          <table:table-cell office:value-type="float" office:value="39084" calcext:value-type="float">
            <text:p>39084</text:p>
          </table:table-cell>
          <table:table-cell/>
          <table:table-cell table:style-name="ce2" office:value-type="float" office:value="0.628658691779079" calcext:value-type="float">
            <text:p>0.6286586918</text:p>
          </table:table-cell>
          <table:table-cell table:style-name="ce2" office:value-type="float" office:value="0.73555612115042" calcext:value-type="float">
            <text:p>0.7355561212</text:p>
          </table:table-cell>
          <table:table-cell table:style-name="ce2" office:value-type="float" office:value="0.806821074064647" calcext:value-type="float">
            <text:p>0.8068210741</text:p>
          </table:table-cell>
          <table:table-cell table:style-name="ce2" office:value-type="float" office:value="0.684652583354543" calcext:value-type="float">
            <text:p>0.6846525834</text:p>
          </table:table-cell>
          <table:table-cell table:style-name="ce2" office:value-type="float" office:value="0.722830236701451" calcext:value-type="float">
            <text:p>0.7228302367</text:p>
          </table:table-cell>
          <table:table-cell table:style-name="ce2" office:value-type="float" office:value="0.806821074064647" calcext:value-type="float">
            <text:p>0.8068210741</text:p>
          </table:table-cell>
          <table:table-cell table:style-name="ce2" office:value-type="float" office:value="0.865360142529906" calcext:value-type="float">
            <text:p>0.8653601425</text:p>
          </table:table-cell>
          <table:table-cell table:style-name="ce2" office:value-type="float" office:value="0.913718503435989" calcext:value-type="float">
            <text:p>0.9137185034</text:p>
          </table:table-cell>
          <table:table-cell table:style-name="ce2" office:value-type="float" office:value="0.814456604734029" calcext:value-type="float">
            <text:p>0.8144566047</text:p>
          </table:table-cell>
          <table:table-cell table:style-name="ce2" office:value-type="float" office:value="0.865360142529906" calcext:value-type="float">
            <text:p>0.8653601425</text:p>
          </table:table-cell>
          <table:table-cell table:style-name="ce2" office:value-type="float" office:value="1.09188088572156" calcext:value-type="float">
            <text:p>1.0918808857</text:p>
          </table:table-cell>
          <table:table-cell table:style-name="ce2" office:value-type="float" office:value="1.20132349198269" calcext:value-type="float">
            <text:p>1.201323492</text:p>
          </table:table-cell>
          <table:table-cell table:style-name="ce2" office:value-type="float" office:value="2.11758717230848" calcext:value-type="float">
            <text:p>2.1175871723</text:p>
          </table:table-cell>
          <table:table-cell table:style-name="ce2" office:value-type="float" office:value="1.73326546194961" calcext:value-type="float">
            <text:p>1.7332654619</text:p>
          </table:table-cell>
          <table:table-cell table:style-name="ce2" office:value-type="float" office:value="1.88597607533724" calcext:value-type="float">
            <text:p>1.8859760753</text:p>
          </table:table-cell>
          <table:table-cell table:style-name="ce2" office:value-type="float" office:value="1.96742173581064" calcext:value-type="float">
            <text:p>1.9674217358</text:p>
          </table:table-cell>
          <table:table-cell table:style-name="ce2" office:value-type="float" office:value="1.70017816238229" calcext:value-type="float">
            <text:p>1.7001781624</text:p>
          </table:table-cell>
          <table:table-cell table:style-name="ce2" office:value-type="float" office:value="2.03359633494528" calcext:value-type="float">
            <text:p>2.0335963349</text:p>
          </table:table-cell>
          <table:table-cell table:style-name="ce2" office:value-type="float" office:value="2.26775260880631" calcext:value-type="float">
            <text:p>2.2677526088</text:p>
          </table:table-cell>
          <table:table-cell table:style-name="ce2" office:value-type="float" office:value="2.64189361160601" calcext:value-type="float">
            <text:p>2.6418936116</text:p>
          </table:table-cell>
          <table:table-cell table:style-name="ce2" office:value-type="float" office:value="1.25477220666836" calcext:value-type="float">
            <text:p>1.2547722067</text:p>
          </table:table-cell>
          <table:table-cell table:style-name="ce2" office:value-type="float" office:value="3.13820310511581" calcext:value-type="float">
            <text:p>3.1382031051</text:p>
          </table:table-cell>
          <table:table-cell table:style-name="ce2" office:value-type="float" office:value="1.5703741410028" calcext:value-type="float">
            <text:p>1.570374141</text:p>
          </table:table-cell>
          <table:table-cell table:style-name="ce2" office:value-type="float" office:value="1.49910918808857" calcext:value-type="float">
            <text:p>1.4991091881</text:p>
          </table:table-cell>
          <table:table-cell table:style-name="ce2" office:value-type="float" office:value="1.79180453041486" calcext:value-type="float">
            <text:p>1.7918045304</text:p>
          </table:table-cell>
          <table:table-cell table:style-name="ce2" office:value-type="float" office:value="2.3975566301858" calcext:value-type="float">
            <text:p>2.3975566302</text:p>
          </table:table-cell>
          <table:table-cell table:style-name="ce2" office:value-type="float" office:value="1.95978620514126" calcext:value-type="float">
            <text:p>1.9597862051</text:p>
          </table:table-cell>
          <table:table-cell table:style-name="ce2" office:value-type="float" office:value="1.84016289132095" calcext:value-type="float">
            <text:p>1.8401628913</text:p>
          </table:table-cell>
          <table:table-cell table:style-name="ce2" office:value-type="float" office:value="2.4790022906592" calcext:value-type="float">
            <text:p>2.4790022907</text:p>
          </table:table-cell>
          <table:table-cell table:style-name="ce2" office:value-type="float" office:value="2.8098752863324" calcext:value-type="float">
            <text:p>2.8098752863</text:p>
          </table:table-cell>
          <table:table-cell table:style-name="ce2" office:value-type="float" office:value="2.11758717230848" calcext:value-type="float">
            <text:p>2.1175871723</text:p>
          </table:table-cell>
          <table:table-cell table:style-name="ce2" office:value-type="float" office:value="2.32629167727157" calcext:value-type="float">
            <text:p>2.3262916773</text:p>
          </table:table-cell>
          <table:table-cell table:style-name="ce2" office:value-type="float" office:value="2.41791804530415" calcext:value-type="float">
            <text:p>2.4179180453</text:p>
          </table:table-cell>
          <table:table-cell table:number-columns-repeated="2" table:style-name="ce2" office:value-type="float" office:value="2.05904810384322" calcext:value-type="float">
            <text:p>2.0590481038</text:p>
          </table:table-cell>
          <table:table-cell table:style-name="ce2" office:value-type="float" office:value="2.07940951896157" calcext:value-type="float">
            <text:p>2.079409519</text:p>
          </table:table-cell>
          <table:table-cell table:style-name="ce2" office:value-type="float" office:value="2.18121659455332" calcext:value-type="float">
            <text:p>2.1812165946</text:p>
          </table:table-cell>
          <table:table-cell table:style-name="ce2" office:value-type="float" office:value="2.4790022906592" calcext:value-type="float">
            <text:p>2.4790022907</text:p>
          </table:table-cell>
          <table:table-cell table:style-name="ce2" office:value-type="float" office:value="2.12776787986765" calcext:value-type="float">
            <text:p>2.1277678799</text:p>
          </table:table-cell>
          <table:table-cell table:style-name="ce2" office:value-type="float" office:value="1.64927462458641" calcext:value-type="float">
            <text:p>1.6492746246</text:p>
          </table:table-cell>
          <table:table-cell table:style-name="ce2" office:value-type="float" office:value="1.45075082718249" calcext:value-type="float">
            <text:p>1.4507508272</text:p>
          </table:table-cell>
          <table:table-cell table:style-name="ce2" office:value-type="float" office:value="2.63934843471621" calcext:value-type="float">
            <text:p>2.6393484347</text:p>
          </table:table-cell>
          <table:table-cell table:style-name="ce2" office:value-type="float" office:value="2.03105115805548" calcext:value-type="float">
            <text:p>2.0310511581</text:p>
          </table:table-cell>
          <table:table-cell table:style-name="ce2" office:value-type="float" office:value="1.89615678289641" calcext:value-type="float">
            <text:p>1.8961567829</text:p>
          </table:table-cell>
          <table:table-cell table:style-name="ce2" office:value-type="float" office:value="2.10231611096971" calcext:value-type="float">
            <text:p>2.102316111</text:p>
          </table:table-cell>
          <table:table-cell table:style-name="ce2" office:value-type="float" office:value="2.46882158310003" calcext:value-type="float">
            <text:p>2.4688215831</text:p>
          </table:table-cell>
          <table:table-cell table:style-name="ce2" office:value-type="float" office:value="2.1888521252227" calcext:value-type="float">
            <text:p>2.1888521252</text:p>
          </table:table-cell>
          <table:table-cell table:style-name="ce2" office:value-type="float" office:value="2.21684907101044" calcext:value-type="float">
            <text:p>2.216849071</text:p>
          </table:table-cell>
          <table:table-cell table:style-name="ce2" office:value-type="float" office:value="1.96487655892085" calcext:value-type="float">
            <text:p>1.9648765589</text:p>
          </table:table-cell>
          <table:table-cell table:style-name="ce2" office:value-type="float" office:value="1.68745227793332" calcext:value-type="float">
            <text:p>1.6874522779</text:p>
          </table:table-cell>
          <table:table-cell table:style-name="ce2" office:value-type="float" office:value="1.56782896411301" calcext:value-type="float">
            <text:p>1.5678289641</text:p>
          </table:table-cell>
          <table:table-cell table:style-name="ce2" office:value-type="float" office:value="1.34385339781115" calcext:value-type="float">
            <text:p>1.3438533978</text:p>
          </table:table-cell>
          <table:table-cell table:style-name="ce2" office:value-type="float" office:value="1.09188088572156" calcext:value-type="float">
            <text:p>1.0918808857</text:p>
          </table:table-cell>
          <table:table-cell table:style-name="ce2" office:value-type="float" office:value="0.794095189615678" calcext:value-type="float">
            <text:p>0.7940951896</text:p>
          </table:table-cell>
          <table:table-cell table:style-name="ce2" office:value-type="float" office:value="0.781369305166709" calcext:value-type="float">
            <text:p>0.7813693052</text:p>
          </table:table-cell>
          <table:table-cell table:style-name="ce2" office:value-type="float" office:value="0.83481801985238" calcext:value-type="float">
            <text:p>0.8348180199</text:p>
          </table:table-cell>
          <table:table-cell table:style-name="ce2" office:value-type="float" office:value="0.811911427844235" calcext:value-type="float">
            <text:p>0.8119114278</text:p>
          </table:table-cell>
          <table:table-cell table:style-name="ce2" office:value-type="float" office:value="0.796640366505472" calcext:value-type="float">
            <text:p>0.7966403665</text:p>
          </table:table-cell>
          <table:table-cell table:style-name="ce2" office:value-type="float" office:value="0.783914482056503" calcext:value-type="float">
            <text:p>0.7839144821</text:p>
          </table:table-cell>
          <table:table-cell table:style-name="ce2" office:value-type="float" office:value="0.705013998472894" calcext:value-type="float">
            <text:p>0.7050139985</text:p>
          </table:table-cell>
          <table:table-cell table:style-name="ce2" office:value-type="float" office:value="0.595571392211759" calcext:value-type="float">
            <text:p>0.5955713922</text:p>
          </table:table-cell>
        </table:table-row>
        <table:table-row table:style-name="ro2">
          <table:table-cell office:value-type="string" calcext:value-type="string">
            <text:p>UniHuman_20_flanklength_flankclashTrue.csv </text:p>
          </table:table-cell>
          <table:table-cell office:value-type="string" calcext:value-type="string">
            <text:p><text:s/>multipass </text:p>
          </table:table-cell>
          <table:table-cell office:value-type="string" calcext:value-type="string">
            <text:p><text:s/>W </text:p>
          </table:table-cell>
          <table:table-cell office:value-type="float" office:value="9972" calcext:value-type="float">
            <text:p>9972</text:p>
          </table:table-cell>
          <table:table-cell/>
          <table:table-cell table:style-name="ce2" office:value-type="float" office:value="0.40016006402561" calcext:value-type="float">
            <text:p>0.400160064</text:p>
          </table:table-cell>
          <table:table-cell table:style-name="ce2" office:value-type="float" office:value="0.41016406562625" calcext:value-type="float">
            <text:p>0.4101640656</text:p>
          </table:table-cell>
          <table:table-cell table:style-name="ce2" office:value-type="float" office:value="0.470188075230092" calcext:value-type="float">
            <text:p>0.4701880752</text:p>
          </table:table-cell>
          <table:table-cell table:style-name="ce2" office:value-type="float" office:value="0.450180072028812" calcext:value-type="float">
            <text:p>0.450180072</text:p>
          </table:table-cell>
          <table:table-cell table:style-name="ce2" office:value-type="float" office:value="0.750300120048019" calcext:value-type="float">
            <text:p>0.75030012</text:p>
          </table:table-cell>
          <table:table-cell table:style-name="ce2" office:value-type="float" office:value="0.78031212484994" calcext:value-type="float">
            <text:p>0.7803121248</text:p>
          </table:table-cell>
          <table:table-cell table:style-name="ce2" office:value-type="float" office:value="0.710284113645458" calcext:value-type="float">
            <text:p>0.7102841136</text:p>
          </table:table-cell>
          <table:table-cell table:style-name="ce2" office:value-type="float" office:value="0.940376150460184" calcext:value-type="float">
            <text:p>0.9403761505</text:p>
          </table:table-cell>
          <table:table-cell table:style-name="ce2" office:value-type="float" office:value="0.930372148859544" calcext:value-type="float">
            <text:p>0.9303721489</text:p>
          </table:table-cell>
          <table:table-cell table:style-name="ce2" office:value-type="float" office:value="1.18047218887555" calcext:value-type="float">
            <text:p>1.1804721889</text:p>
          </table:table-cell>
          <table:table-cell table:style-name="ce2" office:value-type="float" office:value="1.16046418567427" calcext:value-type="float">
            <text:p>1.1604641857</text:p>
          </table:table-cell>
          <table:table-cell table:style-name="ce2" office:value-type="float" office:value="1.41056422569028" calcext:value-type="float">
            <text:p>1.4105642257</text:p>
          </table:table-cell>
          <table:table-cell table:style-name="ce2" office:value-type="float" office:value="1.36054421768707" calcext:value-type="float">
            <text:p>1.3605442177</text:p>
          </table:table-cell>
          <table:table-cell table:style-name="ce2" office:value-type="float" office:value="1.4905962384954" calcext:value-type="float">
            <text:p>1.4905962385</text:p>
          </table:table-cell>
          <table:table-cell table:style-name="ce2" office:value-type="float" office:value="1.62064825930372" calcext:value-type="float">
            <text:p>1.6206482593</text:p>
          </table:table-cell>
          <table:table-cell table:style-name="ce2" office:value-type="float" office:value="1.50060024009604" calcext:value-type="float">
            <text:p>1.5006002401</text:p>
          </table:table-cell>
          <table:table-cell table:style-name="ce2" office:value-type="float" office:value="2.08083233293317" calcext:value-type="float">
            <text:p>2.0808323329</text:p>
          </table:table-cell>
          <table:table-cell table:style-name="ce2" office:value-type="float" office:value="2.05082032813125" calcext:value-type="float">
            <text:p>2.0508203281</text:p>
          </table:table-cell>
          <table:table-cell table:style-name="ce2" office:value-type="float" office:value="1.93077230892357" calcext:value-type="float">
            <text:p>1.9307723089</text:p>
          </table:table-cell>
          <table:table-cell table:style-name="ce2" office:value-type="float" office:value="1.90076030412165" calcext:value-type="float">
            <text:p>1.9007603041</text:p>
          </table:table-cell>
          <table:table-cell table:style-name="ce2" office:value-type="float" office:value="2.80112044817927" calcext:value-type="float">
            <text:p>2.8011204482</text:p>
          </table:table-cell>
          <table:table-cell table:style-name="ce2" office:value-type="float" office:value="2.99119647859144" calcext:value-type="float">
            <text:p>2.9911964786</text:p>
          </table:table-cell>
          <table:table-cell table:style-name="ce2" office:value-type="float" office:value="2.5110044017607" calcext:value-type="float">
            <text:p>2.5110044018</text:p>
          </table:table-cell>
          <table:table-cell table:style-name="ce2" office:value-type="float" office:value="2.17086834733894" calcext:value-type="float">
            <text:p>2.1708683473</text:p>
          </table:table-cell>
          <table:table-cell table:style-name="ce2" office:value-type="float" office:value="2.24089635854342" calcext:value-type="float">
            <text:p>2.2408963585</text:p>
          </table:table-cell>
          <table:table-cell table:style-name="ce2" office:value-type="float" office:value="1.640656262505" calcext:value-type="float">
            <text:p>1.6406562625</text:p>
          </table:table-cell>
          <table:table-cell table:style-name="ce2" office:value-type="float" office:value="1.97078831532613" calcext:value-type="float">
            <text:p>1.9707883153</text:p>
          </table:table-cell>
          <table:table-cell table:style-name="ce2" office:value-type="float" office:value="2.06082432973189" calcext:value-type="float">
            <text:p>2.0608243297</text:p>
          </table:table-cell>
          <table:table-cell table:style-name="ce2" office:value-type="float" office:value="2.09083633453381" calcext:value-type="float">
            <text:p>2.0908363345</text:p>
          </table:table-cell>
          <table:table-cell table:style-name="ce2" office:value-type="float" office:value="2.52100840336134" calcext:value-type="float">
            <text:p>2.5210084034</text:p>
          </table:table-cell>
          <table:table-cell table:style-name="ce2" office:value-type="float" office:value="2.74109643857543" calcext:value-type="float">
            <text:p>2.7410964386</text:p>
          </table:table-cell>
          <table:table-cell table:style-name="ce2" office:value-type="float" office:value="2.02080832332933" calcext:value-type="float">
            <text:p>2.0208083233</text:p>
          </table:table-cell>
          <table:table-cell table:style-name="ce2" office:value-type="float" office:value="2.01080432172869" calcext:value-type="float">
            <text:p>2.0108043217</text:p>
          </table:table-cell>
          <table:table-cell table:style-name="ce2" office:value-type="float" office:value="1.65066026410564" calcext:value-type="float">
            <text:p>1.6506602641</text:p>
          </table:table-cell>
          <table:table-cell table:style-name="ce2" office:value-type="float" office:value="1.6906762705082" calcext:value-type="float">
            <text:p>1.6906762705</text:p>
          </table:table-cell>
          <table:table-cell table:style-name="ce2" office:value-type="float" office:value="1.84073629451781" calcext:value-type="float">
            <text:p>1.8407362945</text:p>
          </table:table-cell>
          <table:table-cell table:style-name="ce2" office:value-type="float" office:value="1.76070428171269" calcext:value-type="float">
            <text:p>1.7607042817</text:p>
          </table:table-cell>
          <table:table-cell table:style-name="ce2" office:value-type="float" office:value="2.93117246898759" calcext:value-type="float">
            <text:p>2.931172469</text:p>
          </table:table-cell>
          <table:table-cell table:style-name="ce2" office:value-type="float" office:value="2.5110044017607" calcext:value-type="float">
            <text:p>2.5110044018</text:p>
          </table:table-cell>
          <table:table-cell table:style-name="ce2" office:value-type="float" office:value="3.53141256502601" calcext:value-type="float">
            <text:p>3.531412565</text:p>
          </table:table-cell>
          <table:table-cell table:style-name="ce2" office:value-type="float" office:value="3.78151260504202" calcext:value-type="float">
            <text:p>3.781512605</text:p>
          </table:table-cell>
          <table:table-cell table:style-name="ce2" office:value-type="float" office:value="2.64105642256903" calcext:value-type="float">
            <text:p>2.6410564226</text:p>
          </table:table-cell>
          <table:table-cell table:style-name="ce2" office:value-type="float" office:value="2.54101640656263" calcext:value-type="float">
            <text:p>2.5410164066</text:p>
          </table:table-cell>
          <table:table-cell table:style-name="ce2" office:value-type="float" office:value="2.4609843937575" calcext:value-type="float">
            <text:p>2.4609843938</text:p>
          </table:table-cell>
          <table:table-cell table:style-name="ce2" office:value-type="float" office:value="2.13085234093637" calcext:value-type="float">
            <text:p>2.1308523409</text:p>
          </table:table-cell>
          <table:table-cell table:style-name="ce2" office:value-type="float" office:value="1.92076830732293" calcext:value-type="float">
            <text:p>1.9207683073</text:p>
          </table:table-cell>
          <table:table-cell table:style-name="ce2" office:value-type="float" office:value="1.77070828331333" calcext:value-type="float">
            <text:p>1.7707082833</text:p>
          </table:table-cell>
          <table:table-cell table:style-name="ce2" office:value-type="float" office:value="2.02080832332933" calcext:value-type="float">
            <text:p>2.0208083233</text:p>
          </table:table-cell>
          <table:table-cell table:style-name="ce2" office:value-type="float" office:value="1.93077230892357" calcext:value-type="float">
            <text:p>1.9307723089</text:p>
          </table:table-cell>
          <table:table-cell table:style-name="ce2" office:value-type="float" office:value="1.43057222889156" calcext:value-type="float">
            <text:p>1.4305722289</text:p>
          </table:table-cell>
          <table:table-cell table:style-name="ce2" office:value-type="float" office:value="1.24049619847939" calcext:value-type="float">
            <text:p>1.2404961985</text:p>
          </table:table-cell>
          <table:table-cell table:style-name="ce2" office:value-type="float" office:value="1.46058423369348" calcext:value-type="float">
            <text:p>1.4605842337</text:p>
          </table:table-cell>
          <table:table-cell table:style-name="ce2" office:value-type="float" office:value="0.690276110444178" calcext:value-type="float">
            <text:p>0.6902761104</text:p>
          </table:table-cell>
          <table:table-cell table:style-name="ce2" office:value-type="float" office:value="0.79031612645058" calcext:value-type="float">
            <text:p>0.7903161265</text:p>
          </table:table-cell>
          <table:table-cell table:style-name="ce2" office:value-type="float" office:value="0.670268107242897" calcext:value-type="float">
            <text:p>0.6702681072</text:p>
          </table:table-cell>
          <table:table-cell table:style-name="ce2" office:value-type="float" office:value="0.690276110444178" calcext:value-type="float">
            <text:p>0.6902761104</text:p>
          </table:table-cell>
          <table:table-cell table:style-name="ce2" office:value-type="float" office:value="0.460184073629452" calcext:value-type="float">
            <text:p>0.4601840736</text:p>
          </table:table-cell>
          <table:table-cell table:style-name="ce2" office:value-type="float" office:value="0.530212084833934" calcext:value-type="float">
            <text:p>0.5302120848</text:p>
          </table:table-cell>
          <table:table-cell table:style-name="ce2" office:value-type="float" office:value="0.540216086434574" calcext:value-type="float">
            <text:p>0.5402160864</text:p>
          </table:table-cell>
          <table:table-cell table:style-name="ce2" office:value-type="float" office:value="0.500200080032013" calcext:value-type="float">
            <text:p>0.50020008</text:p>
          </table:table-cell>
          <table:table-cell table:style-name="ce2" office:value-type="float" office:value="0.340136054421769" calcext:value-type="float">
            <text:p>0.3401360544</text:p>
          </table:table-cell>
        </table:table-row>
        <table:table-row table:style-name="ro2">
          <table:table-cell office:value-type="string" calcext:value-type="string">
            <text:p>UniHuman_20_flanklength_flankclashTrue.csv </text:p>
          </table:table-cell>
          <table:table-cell office:value-type="string" calcext:value-type="string">
            <text:p><text:s/>multipass </text:p>
          </table:table-cell>
          <table:table-cell office:value-type="string" calcext:value-type="string">
            <text:p><text:s/>Y </text:p>
          </table:table-cell>
          <table:table-cell office:value-type="float" office:value="21549" calcext:value-type="float">
            <text:p>21549</text:p>
          </table:table-cell>
          <table:table-cell/>
          <table:table-cell table:style-name="ce2" office:value-type="float" office:value="0.365588412235642" calcext:value-type="float">
            <text:p>0.3655884122</text:p>
          </table:table-cell>
          <table:table-cell table:style-name="ce2" office:value-type="float" office:value="0.319311398028599" calcext:value-type="float">
            <text:p>0.319311398</text:p>
          </table:table-cell>
          <table:table-cell table:style-name="ce2" office:value-type="float" office:value="0.485908649173955" calcext:value-type="float">
            <text:p>0.4859086492</text:p>
          </table:table-cell>
          <table:table-cell table:style-name="ce2" office:value-type="float" office:value="0.499791753436068" calcext:value-type="float">
            <text:p>0.4997917534</text:p>
          </table:table-cell>
          <table:table-cell table:style-name="ce2" office:value-type="float" office:value="0.559951871905225" calcext:value-type="float">
            <text:p>0.5599518719</text:p>
          </table:table-cell>
          <table:table-cell table:style-name="ce2" office:value-type="float" office:value="0.41649312786339" calcext:value-type="float">
            <text:p>0.4164931279</text:p>
          </table:table-cell>
          <table:table-cell table:style-name="ce2" office:value-type="float" office:value="0.52293026053959" calcext:value-type="float">
            <text:p>0.5229302605</text:p>
          </table:table-cell>
          <table:table-cell table:style-name="ce2" office:value-type="float" office:value="0.620111990374381" calcext:value-type="float">
            <text:p>0.6201119904</text:p>
          </table:table-cell>
          <table:table-cell table:style-name="ce2" office:value-type="float" office:value="0.66176130316072" calcext:value-type="float">
            <text:p>0.6617613032</text:p>
          </table:table-cell>
          <table:table-cell table:style-name="ce2" office:value-type="float" office:value="0.782081540099033" calcext:value-type="float">
            <text:p>0.7820815401</text:p>
          </table:table-cell>
          <table:table-cell table:style-name="ce2" office:value-type="float" office:value="0.80059234578185" calcext:value-type="float">
            <text:p>0.8005923458</text:p>
          </table:table-cell>
          <table:table-cell table:style-name="ce2" office:value-type="float" office:value="0.93942338840298" calcext:value-type="float">
            <text:p>0.9394233884</text:p>
          </table:table-cell>
          <table:table-cell table:style-name="ce2" office:value-type="float" office:value="1.99916701374427" calcext:value-type="float">
            <text:p>1.9991670137</text:p>
          </table:table-cell>
          <table:table-cell table:style-name="ce2" office:value-type="float" office:value="1.67060021287427" calcext:value-type="float">
            <text:p>1.6706002129</text:p>
          </table:table-cell>
          <table:table-cell table:style-name="ce2" office:value-type="float" office:value="1.23559627932806" calcext:value-type="float">
            <text:p>1.2355962793</text:p>
          </table:table-cell>
          <table:table-cell table:style-name="ce2" office:value-type="float" office:value="1.64746170577074" calcext:value-type="float">
            <text:p>1.6474617058</text:p>
          </table:table-cell>
          <table:table-cell table:style-name="ce2" office:value-type="float" office:value="2.03618862510991" calcext:value-type="float">
            <text:p>2.0361886251</text:p>
          </table:table-cell>
          <table:table-cell table:style-name="ce2" office:value-type="float" office:value="3.18385857744458" calcext:value-type="float">
            <text:p>3.1838585774</text:p>
          </table:table-cell>
          <table:table-cell table:style-name="ce2" office:value-type="float" office:value="2.72571613679485" calcext:value-type="float">
            <text:p>2.7257161368</text:p>
          </table:table-cell>
          <table:table-cell table:style-name="ce2" office:value-type="float" office:value="2.85529177657458" calcext:value-type="float">
            <text:p>2.8552917766</text:p>
          </table:table-cell>
          <table:table-cell table:style-name="ce2" office:value-type="float" office:value="3.36896663427276" calcext:value-type="float">
            <text:p>3.3689666343</text:p>
          </table:table-cell>
          <table:table-cell table:style-name="ce2" office:value-type="float" office:value="2.52672497570457" calcext:value-type="float">
            <text:p>2.5267249757</text:p>
          </table:table-cell>
          <table:table-cell table:style-name="ce2" office:value-type="float" office:value="3.99370632606784" calcext:value-type="float">
            <text:p>3.9937063261</text:p>
          </table:table-cell>
          <table:table-cell table:style-name="ce2" office:value-type="float" office:value="2.79975935952612" calcext:value-type="float">
            <text:p>2.7997593595</text:p>
          </table:table-cell>
          <table:table-cell table:style-name="ce2" office:value-type="float" office:value="1.75389883844694" calcext:value-type="float">
            <text:p>1.7538988384</text:p>
          </table:table-cell>
          <table:table-cell table:style-name="ce2" office:value-type="float" office:value="2.28145680040724" calcext:value-type="float">
            <text:p>2.2814568004</text:p>
          </table:table-cell>
          <table:table-cell table:style-name="ce2" office:value-type="float" office:value="1.36517191910778" calcext:value-type="float">
            <text:p>1.3651719191</text:p>
          </table:table-cell>
          <table:table-cell table:style-name="ce2" office:value-type="float" office:value="1.44847054468046" calcext:value-type="float">
            <text:p>1.4484705447</text:p>
          </table:table-cell>
          <table:table-cell table:style-name="ce2" office:value-type="float" office:value="1.22171317506594" calcext:value-type="float">
            <text:p>1.2217131751</text:p>
          </table:table-cell>
          <table:table-cell table:style-name="ce2" office:value-type="float" office:value="1.596556990143" calcext:value-type="float">
            <text:p>1.5965569901</text:p>
          </table:table-cell>
          <table:table-cell table:style-name="ce2" office:value-type="float" office:value="1.33277800916285" calcext:value-type="float">
            <text:p>1.3327780092</text:p>
          </table:table-cell>
          <table:table-cell table:style-name="ce2" office:value-type="float" office:value="2.60539589985654" calcext:value-type="float">
            <text:p>2.6053958999</text:p>
          </table:table-cell>
          <table:table-cell table:style-name="ce2" office:value-type="float" office:value="1.45772594752187" calcext:value-type="float">
            <text:p>1.4577259475</text:p>
          </table:table-cell>
          <table:table-cell table:style-name="ce2" office:value-type="float" office:value="1.92975149243371" calcext:value-type="float">
            <text:p>1.9297514924</text:p>
          </table:table-cell>
          <table:table-cell table:style-name="ce2" office:value-type="float" office:value="3.79934286639826" calcext:value-type="float">
            <text:p>3.7993428664</text:p>
          </table:table-cell>
          <table:table-cell table:style-name="ce2" office:value-type="float" office:value="2.84140867231246" calcext:value-type="float">
            <text:p>2.8414086723</text:p>
          </table:table-cell>
          <table:table-cell table:style-name="ce2" office:value-type="float" office:value="1.98991161090286" calcext:value-type="float">
            <text:p>1.9899116109</text:p>
          </table:table-cell>
          <table:table-cell table:style-name="ce2" office:value-type="float" office:value="1.72613262992272" calcext:value-type="float">
            <text:p>1.7261326299</text:p>
          </table:table-cell>
          <table:table-cell table:style-name="ce2" office:value-type="float" office:value="2.85066407515387" calcext:value-type="float">
            <text:p>2.8506640752</text:p>
          </table:table-cell>
          <table:table-cell table:style-name="ce2" office:value-type="float" office:value="3.11444305613402" calcext:value-type="float">
            <text:p>3.1144430561</text:p>
          </table:table-cell>
          <table:table-cell table:style-name="ce2" office:value-type="float" office:value="2.41103244018696" calcext:value-type="float">
            <text:p>2.4110324402</text:p>
          </table:table-cell>
          <table:table-cell table:style-name="ce2" office:value-type="float" office:value="4.08626035448193" calcext:value-type="float">
            <text:p>4.0862603545</text:p>
          </table:table-cell>
          <table:table-cell table:style-name="ce2" office:value-type="float" office:value="2.35550002313851" calcext:value-type="float">
            <text:p>2.3555000231</text:p>
          </table:table-cell>
          <table:table-cell table:style-name="ce2" office:value-type="float" office:value="2.36938312740062" calcext:value-type="float">
            <text:p>2.3693831274</text:p>
          </table:table-cell>
          <table:table-cell table:style-name="ce2" office:value-type="float" office:value="2.29996760609006" calcext:value-type="float">
            <text:p>2.2999676061</text:p>
          </table:table-cell>
          <table:table-cell table:style-name="ce2" office:value-type="float" office:value="1.98991161090286" calcext:value-type="float">
            <text:p>1.9899116109</text:p>
          </table:table-cell>
          <table:table-cell table:style-name="ce2" office:value-type="float" office:value="1.99916701374427" calcext:value-type="float">
            <text:p>1.9991670137</text:p>
          </table:table-cell>
          <table:table-cell table:style-name="ce2" office:value-type="float" office:value="1.78166504697117" calcext:value-type="float">
            <text:p>1.781665047</text:p>
          </table:table-cell>
          <table:table-cell table:style-name="ce2" office:value-type="float" office:value="1.41607663473553" calcext:value-type="float">
            <text:p>1.4160766347</text:p>
          </table:table-cell>
          <table:table-cell table:style-name="ce2" office:value-type="float" office:value="1.2818732935351" calcext:value-type="float">
            <text:p>1.2818732935</text:p>
          </table:table-cell>
          <table:table-cell table:style-name="ce2" office:value-type="float" office:value="0.888518672775233" calcext:value-type="float">
            <text:p>0.8885186728</text:p>
          </table:table-cell>
          <table:table-cell table:style-name="ce2" office:value-type="float" office:value="0.902401777037345" calcext:value-type="float">
            <text:p>0.902401777</text:p>
          </table:table-cell>
          <table:table-cell table:style-name="ce2" office:value-type="float" office:value="0.777453838678329" calcext:value-type="float">
            <text:p>0.7774538387</text:p>
          </table:table-cell>
          <table:table-cell table:style-name="ce2" office:value-type="float" office:value="0.69415521310565" calcext:value-type="float">
            <text:p>0.6941552131</text:p>
          </table:table-cell>
          <table:table-cell table:style-name="ce2" office:value-type="float" office:value="0.638622796057198" calcext:value-type="float">
            <text:p>0.6386227961</text:p>
          </table:table-cell>
          <table:table-cell table:style-name="ce2" office:value-type="float" office:value="0.652505900319311" calcext:value-type="float">
            <text:p>0.6525059003</text:p>
          </table:table-cell>
          <table:table-cell table:style-name="ce2" office:value-type="float" office:value="0.583090379008746" calcext:value-type="float">
            <text:p>0.583090379</text:p>
          </table:table-cell>
          <table:table-cell table:style-name="ce2" office:value-type="float" office:value="0.601601184691564" calcext:value-type="float">
            <text:p>0.6016011847</text:p>
          </table:table-cell>
          <table:table-cell table:style-name="ce2" office:value-type="float" office:value="0.735804525891989" calcext:value-type="float">
            <text:p>0.7358045259</text:p>
          </table:table-cell>
          <table:table-cell table:style-name="ce2" office:value-type="float" office:value="0.453514739229025" calcext:value-type="float">
            <text:p>0.4535147392</text:p>
          </table:table-cell>
          <table:table-cell table:style-name="ce2" office:value-type="float" office:value="0.472025544911842" calcext:value-type="float">
            <text:p>0.4720255449</text:p>
          </table:table-cell>
        </table:table-row>
        <table:table-row table:style-name="ro2">
          <table:table-cell office:value-type="string" calcext:value-type="string">
            <text:p>UniHuman_20_flanklength_flankclashTrue.csv </text:p>
          </table:table-cell>
          <table:table-cell office:value-type="string" calcext:value-type="string">
            <text:p><text:s/>multipass </text:p>
          </table:table-cell>
          <table:table-cell office:value-type="string" calcext:value-type="string">
            <text:p><text:s/>P </text:p>
          </table:table-cell>
          <table:table-cell office:value-type="float" office:value="21875" calcext:value-type="float">
            <text:p>21875</text:p>
          </table:table-cell>
          <table:table-cell/>
          <table:table-cell table:style-name="ce2" office:value-type="float" office:value="0.778546712802768" calcext:value-type="float">
            <text:p>0.7785467128</text:p>
          </table:table-cell>
          <table:table-cell table:style-name="ce2" office:value-type="float" office:value="0.892369331633582" calcext:value-type="float">
            <text:p>0.8923693316</text:p>
          </table:table-cell>
          <table:table-cell table:style-name="ce2" office:value-type="float" office:value="0.883263522127117" calcext:value-type="float">
            <text:p>0.8832635221</text:p>
          </table:table-cell>
          <table:table-cell table:style-name="ce2" office:value-type="float" office:value="0.701147331997815" calcext:value-type="float">
            <text:p>0.701147332</text:p>
          </table:table-cell>
          <table:table-cell table:style-name="ce2" office:value-type="float" office:value="0.951557093425606" calcext:value-type="float">
            <text:p>0.9515570934</text:p>
          </table:table-cell>
          <table:table-cell table:style-name="ce2" office:value-type="float" office:value="0.883263522127117" calcext:value-type="float">
            <text:p>0.8832635221</text:p>
          </table:table-cell>
          <table:table-cell table:style-name="ce2" office:value-type="float" office:value="1.07448552176288" calcext:value-type="float">
            <text:p>1.0744855218</text:p>
          </table:table-cell>
          <table:table-cell table:style-name="ce2" office:value-type="float" office:value="1.04716809324349" calcext:value-type="float">
            <text:p>1.0471680932</text:p>
          </table:table-cell>
          <table:table-cell table:style-name="ce2" office:value-type="float" office:value="1.18375523584047" calcext:value-type="float">
            <text:p>1.1837552358</text:p>
          </table:table-cell>
          <table:table-cell table:style-name="ce2" office:value-type="float" office:value="1.3977417592424" calcext:value-type="float">
            <text:p>1.3977417592</text:p>
          </table:table-cell>
          <table:table-cell table:style-name="ce2" office:value-type="float" office:value="1.41140047350209" calcext:value-type="float">
            <text:p>1.4114004735</text:p>
          </table:table-cell>
          <table:table-cell table:style-name="ce2" office:value-type="float" office:value="2.98215261336733" calcext:value-type="float">
            <text:p>2.9821526134</text:p>
          </table:table-cell>
          <table:table-cell table:style-name="ce2" office:value-type="float" office:value="1.78473866326716" calcext:value-type="float">
            <text:p>1.7847386633</text:p>
          </table:table-cell>
          <table:table-cell table:style-name="ce2" office:value-type="float" office:value="1.53888180659261" calcext:value-type="float">
            <text:p>1.5388818066</text:p>
          </table:table-cell>
          <table:table-cell table:style-name="ce2" office:value-type="float" office:value="1.76652704425423" calcext:value-type="float">
            <text:p>1.7665270443</text:p>
          </table:table-cell>
          <table:table-cell table:style-name="ce2" office:value-type="float" office:value="2.05791294846112" calcext:value-type="float">
            <text:p>2.0579129485</text:p>
          </table:table-cell>
          <table:table-cell table:style-name="ce2" office:value-type="float" office:value="1.5935166636314" calcext:value-type="float">
            <text:p>1.5935166636</text:p>
          </table:table-cell>
          <table:table-cell table:style-name="ce2" office:value-type="float" office:value="1.92132580586414" calcext:value-type="float">
            <text:p>1.9213258059</text:p>
          </table:table-cell>
          <table:table-cell table:style-name="ce2" office:value-type="float" office:value="2.00327809142233" calcext:value-type="float">
            <text:p>2.0032780914</text:p>
          </table:table-cell>
          <table:table-cell table:style-name="ce2" office:value-type="float" office:value="1.69823347295575" calcext:value-type="float">
            <text:p>1.698233473</text:p>
          </table:table-cell>
          <table:table-cell table:style-name="ce2" office:value-type="float" office:value="1.67091604443635" calcext:value-type="float">
            <text:p>1.6709160444</text:p>
          </table:table-cell>
          <table:table-cell table:style-name="ce2" office:value-type="float" office:value="1.17009652158077" calcext:value-type="float">
            <text:p>1.1700965216</text:p>
          </table:table-cell>
          <table:table-cell table:style-name="ce2" office:value-type="float" office:value="0.878710617373885" calcext:value-type="float">
            <text:p>0.8787106174</text:p>
          </table:table-cell>
          <table:table-cell table:style-name="ce2" office:value-type="float" office:value="2.02604261518849" calcext:value-type="float">
            <text:p>2.0260426152</text:p>
          </table:table-cell>
          <table:table-cell table:style-name="ce2" office:value-type="float" office:value="0.974321617191768" calcext:value-type="float">
            <text:p>0.9743216172</text:p>
          </table:table-cell>
          <table:table-cell table:style-name="ce2" office:value-type="float" office:value="2.11254780549991" calcext:value-type="float">
            <text:p>2.1125478055</text:p>
          </table:table-cell>
          <table:table-cell table:style-name="ce2" office:value-type="float" office:value="2.02604261518849" calcext:value-type="float">
            <text:p>2.0260426152</text:p>
          </table:table-cell>
          <table:table-cell table:style-name="ce2" office:value-type="float" office:value="1.33855399745037" calcext:value-type="float">
            <text:p>1.3385539975</text:p>
          </table:table-cell>
          <table:table-cell table:style-name="ce2" office:value-type="float" office:value="1.70733928246221" calcext:value-type="float">
            <text:p>1.7073392825</text:p>
          </table:table-cell>
          <table:table-cell table:style-name="ce2" office:value-type="float" office:value="2.19905299581133" calcext:value-type="float">
            <text:p>2.1990529958</text:p>
          </table:table-cell>
          <table:table-cell table:style-name="ce2" office:value-type="float" office:value="2.10799490074668" calcext:value-type="float">
            <text:p>2.1079949007</text:p>
          </table:table-cell>
          <table:table-cell table:style-name="ce2" office:value-type="float" office:value="0.987980331451466" calcext:value-type="float">
            <text:p>0.9879803315</text:p>
          </table:table-cell>
          <table:table-cell table:style-name="ce2" office:value-type="float" office:value="1.32034237843744" calcext:value-type="float">
            <text:p>1.3203423784</text:p>
          </table:table-cell>
          <table:table-cell table:style-name="ce2" office:value-type="float" office:value="1.55709342560554" calcext:value-type="float">
            <text:p>1.5570934256</text:p>
          </table:table-cell>
          <table:table-cell table:style-name="ce2" office:value-type="float" office:value="1.43416499726826" calcext:value-type="float">
            <text:p>1.4341649973</text:p>
          </table:table-cell>
          <table:table-cell table:style-name="ce2" office:value-type="float" office:value="1.27936623565835" calcext:value-type="float">
            <text:p>1.2793662357</text:p>
          </table:table-cell>
          <table:table-cell table:style-name="ce2" office:value-type="float" office:value="2.37206337643416" calcext:value-type="float">
            <text:p>2.3720633764</text:p>
          </table:table-cell>
          <table:table-cell table:style-name="ce2" office:value-type="float" office:value="1.93498452012384" calcext:value-type="float">
            <text:p>1.9349845201</text:p>
          </table:table-cell>
          <table:table-cell table:style-name="ce2" office:value-type="float" office:value="2.06701875796758" calcext:value-type="float">
            <text:p>2.067018758</text:p>
          </table:table-cell>
          <table:table-cell table:style-name="ce2" office:value-type="float" office:value="1.53432890183937" calcext:value-type="float">
            <text:p>1.5343289018</text:p>
          </table:table-cell>
          <table:table-cell table:style-name="ce2" office:value-type="float" office:value="1.42961209251502" calcext:value-type="float">
            <text:p>1.4296120925</text:p>
          </table:table-cell>
          <table:table-cell table:style-name="ce2" office:value-type="float" office:value="2.85011837552358" calcext:value-type="float">
            <text:p>2.8501183755</text:p>
          </table:table-cell>
          <table:table-cell table:style-name="ce2" office:value-type="float" office:value="2.18994718630486" calcext:value-type="float">
            <text:p>2.1899471863</text:p>
          </table:table-cell>
          <table:table-cell table:style-name="ce2" office:value-type="float" office:value="2.07612456747405" calcext:value-type="float">
            <text:p>2.0761245675</text:p>
          </table:table-cell>
          <table:table-cell table:style-name="ce2" office:value-type="float" office:value="4.58932799125842" calcext:value-type="float">
            <text:p>4.5893279913</text:p>
          </table:table-cell>
          <table:table-cell table:style-name="ce2" office:value-type="float" office:value="3.14150427973047" calcext:value-type="float">
            <text:p>3.1415042797</text:p>
          </table:table-cell>
          <table:table-cell table:style-name="ce2" office:value-type="float" office:value="2.50409761427791" calcext:value-type="float">
            <text:p>2.5040976143</text:p>
          </table:table-cell>
          <table:table-cell table:style-name="ce2" office:value-type="float" office:value="2.59970861409579" calcext:value-type="float">
            <text:p>2.5997086141</text:p>
          </table:table-cell>
          <table:table-cell table:style-name="ce2" office:value-type="float" office:value="2.52686213804407" calcext:value-type="float">
            <text:p>2.526862138</text:p>
          </table:table-cell>
          <table:table-cell table:style-name="ce2" office:value-type="float" office:value="1.75286832999454" calcext:value-type="float">
            <text:p>1.75286833</text:p>
          </table:table-cell>
          <table:table-cell table:style-name="ce2" office:value-type="float" office:value="1.58896375887816" calcext:value-type="float">
            <text:p>1.5889637589</text:p>
          </table:table-cell>
          <table:table-cell table:style-name="ce2" office:value-type="float" office:value="1.54798761609907" calcext:value-type="float">
            <text:p>1.5479876161</text:p>
          </table:table-cell>
          <table:table-cell table:style-name="ce2" office:value-type="float" office:value="1.45237661628119" calcext:value-type="float">
            <text:p>1.4523766163</text:p>
          </table:table-cell>
          <table:table-cell table:style-name="ce2" office:value-type="float" office:value="1.01985066472409" calcext:value-type="float">
            <text:p>1.0198506647</text:p>
          </table:table-cell>
          <table:table-cell table:style-name="ce2" office:value-type="float" office:value="1.24749590238572" calcext:value-type="float">
            <text:p>1.2474959024</text:p>
          </table:table-cell>
          <table:table-cell table:style-name="ce2" office:value-type="float" office:value="1.5935166636314" calcext:value-type="float">
            <text:p>1.5935166636</text:p>
          </table:table-cell>
          <table:table-cell table:style-name="ce2" office:value-type="float" office:value="1.42505918776179" calcext:value-type="float">
            <text:p>1.4250591878</text:p>
          </table:table-cell>
          <table:table-cell table:style-name="ce2" office:value-type="float" office:value="0.874157712620652" calcext:value-type="float">
            <text:p>0.8741577126</text:p>
          </table:table-cell>
          <table:table-cell table:style-name="ce2" office:value-type="float" office:value="0.682935712984884" calcext:value-type="float">
            <text:p>0.682935713</text:p>
          </table:table-cell>
          <table:table-cell table:style-name="ce2" office:value-type="float" office:value="0.673829903478419" calcext:value-type="float">
            <text:p>0.6738299035</text:p>
          </table:table-cell>
          <table:table-cell table:style-name="ce2" office:value-type="float" office:value="0.578218903660535" calcext:value-type="float">
            <text:p>0.5782189037</text:p>
          </table:table-cell>
        </table:table-row>
        <table:table-row table:style-name="ro2">
          <table:table-cell office:value-type="string" calcext:value-type="string">
            <text:p>UniHuman_20_flanklength_flankclashTrue.csv </text:p>
          </table:table-cell>
          <table:table-cell office:value-type="string" calcext:value-type="string">
            <text:p><text:s/>multipass </text:p>
          </table:table-cell>
          <table:table-cell office:value-type="string" calcext:value-type="string">
            <text:p><text:s/>H </text:p>
          </table:table-cell>
          <table:table-cell office:value-type="float" office:value="11107" calcext:value-type="float">
            <text:p>11107</text:p>
          </table:table-cell>
          <table:table-cell/>
          <table:table-cell table:style-name="ce2" office:value-type="float" office:value="0.878608570916263" calcext:value-type="float">
            <text:p>0.8786085709</text:p>
          </table:table-cell>
          <table:table-cell table:style-name="ce2" office:value-type="float" office:value="0.806885422270038" calcext:value-type="float">
            <text:p>0.8068854223</text:p>
          </table:table-cell>
          <table:table-cell table:style-name="ce2" office:value-type="float" office:value="0.74412766720459" calcext:value-type="float">
            <text:p>0.7441276672</text:p>
          </table:table-cell>
          <table:table-cell table:number-columns-repeated="2" table:style-name="ce2" office:value-type="float" office:value="0.815850815850816" calcext:value-type="float">
            <text:p>0.8158508159</text:p>
          </table:table-cell>
          <table:table-cell table:style-name="ce2" office:value-type="float" office:value="1.00412408104716" calcext:value-type="float">
            <text:p>1.004124081</text:p>
          </table:table-cell>
          <table:table-cell table:style-name="ce2" office:value-type="float" office:value="0.815850815850816" calcext:value-type="float">
            <text:p>0.8158508159</text:p>
          </table:table-cell>
          <table:table-cell table:style-name="ce2" office:value-type="float" office:value="0.932400932400932" calcext:value-type="float">
            <text:p>0.9324009324</text:p>
          </table:table-cell>
          <table:table-cell table:style-name="ce2" office:value-type="float" office:value="1.1117088040165" calcext:value-type="float">
            <text:p>1.111708804</text:p>
          </table:table-cell>
          <table:table-cell table:style-name="ce2" office:value-type="float" office:value="1.33584364353595" calcext:value-type="float">
            <text:p>1.3358436435</text:p>
          </table:table-cell>
          <table:table-cell table:style-name="ce2" office:value-type="float" office:value="1.58687466379774" calcext:value-type="float">
            <text:p>1.5868746638</text:p>
          </table:table-cell>
          <table:table-cell table:style-name="ce2" office:value-type="float" office:value="2.59996413842568" calcext:value-type="float">
            <text:p>2.5999641384</text:p>
          </table:table-cell>
          <table:table-cell table:style-name="ce2" office:value-type="float" office:value="3.51443428366505" calcext:value-type="float">
            <text:p>3.5144342837</text:p>
          </table:table-cell>
          <table:table-cell table:style-name="ce2" office:value-type="float" office:value="2.30410615026" calcext:value-type="float">
            <text:p>2.3041061503</text:p>
          </table:table-cell>
          <table:table-cell table:style-name="ce2" office:value-type="float" office:value="2.28617536309844" calcext:value-type="float">
            <text:p>2.2861753631</text:p>
          </table:table-cell>
          <table:table-cell table:style-name="ce2" office:value-type="float" office:value="2.31307154384077" calcext:value-type="float">
            <text:p>2.3130715438</text:p>
          </table:table-cell>
          <table:table-cell table:style-name="ce2" office:value-type="float" office:value="2.6716872870719" calcext:value-type="float">
            <text:p>2.6716872871</text:p>
          </table:table-cell>
          <table:table-cell table:style-name="ce2" office:value-type="float" office:value="2.89582212659136" calcext:value-type="float">
            <text:p>2.8958221266</text:p>
          </table:table-cell>
          <table:table-cell table:style-name="ce2" office:value-type="float" office:value="4.24063116370809" calcext:value-type="float">
            <text:p>4.2406311637</text:p>
          </table:table-cell>
          <table:table-cell table:style-name="ce2" office:value-type="float" office:value="3.43374574143805" calcext:value-type="float">
            <text:p>3.4337457414</text:p>
          </table:table-cell>
          <table:table-cell table:style-name="ce2" office:value-type="float" office:value="1.06688183611261" calcext:value-type="float">
            <text:p>1.0668818361</text:p>
          </table:table-cell>
          <table:table-cell table:style-name="ce2" office:value-type="float" office:value="2.27720996951766" calcext:value-type="float">
            <text:p>2.2772099695</text:p>
          </table:table-cell>
          <table:table-cell table:style-name="ce2" office:value-type="float" office:value="1.45239376008607" calcext:value-type="float">
            <text:p>1.4523937601</text:p>
          </table:table-cell>
          <table:table-cell table:style-name="ce2" office:value-type="float" office:value="1.17446655908194" calcext:value-type="float">
            <text:p>1.1744665591</text:p>
          </table:table-cell>
          <table:table-cell table:style-name="ce2" office:value-type="float" office:value="1.00412408104716" calcext:value-type="float">
            <text:p>1.004124081</text:p>
          </table:table-cell>
          <table:table-cell table:style-name="ce2" office:value-type="float" office:value="0.914470145239376" calcext:value-type="float">
            <text:p>0.9144701452</text:p>
          </table:table-cell>
          <table:table-cell table:style-name="ce2" office:value-type="float" office:value="3.82822305899229" calcext:value-type="float">
            <text:p>3.828223059</text:p>
          </table:table-cell>
          <table:table-cell table:style-name="ce2" office:value-type="float" office:value="0.887573964497041" calcext:value-type="float">
            <text:p>0.8875739645</text:p>
          </table:table-cell>
          <table:table-cell table:style-name="ce2" office:value-type="float" office:value="0.493096646942801" calcext:value-type="float">
            <text:p>0.4930966469</text:p>
          </table:table-cell>
          <table:table-cell table:style-name="ce2" office:value-type="float" office:value="0.528958221265914" calcext:value-type="float">
            <text:p>0.5289582213</text:p>
          </table:table-cell>
          <table:table-cell table:style-name="ce2" office:value-type="float" office:value="1.03102026178949" calcext:value-type="float">
            <text:p>1.0310202618</text:p>
          </table:table-cell>
          <table:table-cell table:style-name="ce2" office:value-type="float" office:value="0.824816209431594" calcext:value-type="float">
            <text:p>0.8248162094</text:p>
          </table:table-cell>
          <table:table-cell table:style-name="ce2" office:value-type="float" office:value="0.64550833781603" calcext:value-type="float">
            <text:p>0.6455083378</text:p>
          </table:table-cell>
          <table:table-cell table:style-name="ce2" office:value-type="float" office:value="0.860677783754707" calcext:value-type="float">
            <text:p>0.8606777838</text:p>
          </table:table-cell>
          <table:table-cell table:style-name="ce2" office:value-type="float" office:value="1.12067419759727" calcext:value-type="float">
            <text:p>1.1206741976</text:p>
          </table:table-cell>
          <table:table-cell table:style-name="ce2" office:value-type="float" office:value="1.95445580060965" calcext:value-type="float">
            <text:p>1.9544558006</text:p>
          </table:table-cell>
          <table:table-cell table:style-name="ce2" office:value-type="float" office:value="1.99928276851354" calcext:value-type="float">
            <text:p>1.9992827685</text:p>
          </table:table-cell>
          <table:table-cell table:style-name="ce2" office:value-type="float" office:value="0.753093060785369" calcext:value-type="float">
            <text:p>0.7530930608</text:p>
          </table:table-cell>
          <table:table-cell table:style-name="ce2" office:value-type="float" office:value="1.2730858884705" calcext:value-type="float">
            <text:p>1.2730858885</text:p>
          </table:table-cell>
          <table:table-cell table:style-name="ce2" office:value-type="float" office:value="1.55997848305541" calcext:value-type="float">
            <text:p>1.5599784831</text:p>
          </table:table-cell>
          <table:table-cell table:style-name="ce2" office:value-type="float" office:value="1.34480903711673" calcext:value-type="float">
            <text:p>1.3448090371</text:p>
          </table:table-cell>
          <table:table-cell table:style-name="ce2" office:value-type="float" office:value="3.30823023130715" calcext:value-type="float">
            <text:p>3.3082302313</text:p>
          </table:table-cell>
          <table:table-cell table:style-name="ce2" office:value-type="float" office:value="2.71651425497579" calcext:value-type="float">
            <text:p>2.716514255</text:p>
          </table:table-cell>
          <table:table-cell table:style-name="ce2" office:value-type="float" office:value="2.42065626681011" calcext:value-type="float">
            <text:p>2.4206562668</text:p>
          </table:table-cell>
          <table:table-cell table:style-name="ce2" office:value-type="float" office:value="3.01237224314147" calcext:value-type="float">
            <text:p>3.0123722431</text:p>
          </table:table-cell>
          <table:table-cell table:style-name="ce2" office:value-type="float" office:value="3.10202617894926" calcext:value-type="float">
            <text:p>3.1020261789</text:p>
          </table:table-cell>
          <table:table-cell table:style-name="ce2" office:value-type="float" office:value="2.63582571274879" calcext:value-type="float">
            <text:p>2.6358257127</text:p>
          </table:table-cell>
          <table:table-cell table:style-name="ce2" office:value-type="float" office:value="1.95445580060965" calcext:value-type="float">
            <text:p>1.9544558006</text:p>
          </table:table-cell>
          <table:table-cell table:style-name="ce2" office:value-type="float" office:value="1.79307871615564" calcext:value-type="float">
            <text:p>1.7930787162</text:p>
          </table:table-cell>
          <table:table-cell table:style-name="ce2" office:value-type="float" office:value="1.67652859960552" calcext:value-type="float">
            <text:p>1.6765285996</text:p>
          </table:table-cell>
          <table:table-cell table:style-name="ce2" office:value-type="float" office:value="1.2730858884705" calcext:value-type="float">
            <text:p>1.2730858885</text:p>
          </table:table-cell>
          <table:table-cell table:style-name="ce2" office:value-type="float" office:value="1.1923973462435" calcext:value-type="float">
            <text:p>1.1923973462</text:p>
          </table:table-cell>
          <table:table-cell table:style-name="ce2" office:value-type="float" office:value="1.55101308947463" calcext:value-type="float">
            <text:p>1.5510130895</text:p>
          </table:table-cell>
          <table:table-cell table:style-name="ce2" office:value-type="float" office:value="1.12067419759727" calcext:value-type="float">
            <text:p>1.1206741976</text:p>
          </table:table-cell>
          <table:table-cell table:style-name="ce2" office:value-type="float" office:value="0.735162273623812" calcext:value-type="float">
            <text:p>0.7351622736</text:p>
          </table:table-cell>
          <table:table-cell table:style-name="ce2" office:value-type="float" office:value="0.905504751658598" calcext:value-type="float">
            <text:p>0.9055047517</text:p>
          </table:table-cell>
          <table:table-cell table:style-name="ce2" office:value-type="float" office:value="2.68065268065268" calcext:value-type="float">
            <text:p>2.6806526807</text:p>
          </table:table-cell>
          <table:table-cell table:style-name="ce2" office:value-type="float" office:value="1.41653218576295" calcext:value-type="float">
            <text:p>1.4165321858</text:p>
          </table:table-cell>
          <table:table-cell table:style-name="ce2" office:value-type="float" office:value="0.74412766720459" calcext:value-type="float">
            <text:p>0.7441276672</text:p>
          </table:table-cell>
          <table:table-cell table:style-name="ce2" office:value-type="float" office:value="0.44826967903891" calcext:value-type="float">
            <text:p>0.448269679</text:p>
          </table:table-cell>
          <table:table-cell table:style-name="ce2" office:value-type="float" office:value="0.788954635108481" calcext:value-type="float">
            <text:p>0.7889546351</text:p>
          </table:table-cell>
        </table:table-row>
        <table:table-row table:style-name="ro2">
          <table:table-cell office:value-type="string" calcext:value-type="string">
            <text:p>UniHuman_20_flanklength_flankclashTrue.csv </text:p>
          </table:table-cell>
          <table:table-cell office:value-type="string" calcext:value-type="string">
            <text:p><text:s/>multipass </text:p>
          </table:table-cell>
          <table:table-cell office:value-type="string" calcext:value-type="string">
            <text:p><text:s/>E </text:p>
          </table:table-cell>
          <table:table-cell office:value-type="float" office:value="15986" calcext:value-type="float">
            <text:p>15986</text:p>
          </table:table-cell>
          <table:table-cell/>
          <table:table-cell table:style-name="ce2" office:value-type="float" office:value="1.31047761008633" calcext:value-type="float">
            <text:p>1.3104776101</text:p>
          </table:table-cell>
          <table:table-cell table:style-name="ce2" office:value-type="float" office:value="1.34774237624992" calcext:value-type="float">
            <text:p>1.3477423762</text:p>
          </table:table-cell>
          <table:table-cell table:style-name="ce2" office:value-type="float" office:value="1.39742873113471" calcext:value-type="float">
            <text:p>1.3974287311</text:p>
          </table:table-cell>
          <table:table-cell table:style-name="ce2" office:value-type="float" office:value="1.58996335631327" calcext:value-type="float">
            <text:p>1.5899633563</text:p>
          </table:table-cell>
          <table:table-cell table:style-name="ce2" office:value-type="float" office:value="1.31047761008633" calcext:value-type="float">
            <text:p>1.3104776101</text:p>
          </table:table-cell>
          <table:table-cell table:style-name="ce2" office:value-type="float" office:value="1.51543382398609" calcext:value-type="float">
            <text:p>1.515433824</text:p>
          </table:table-cell>
          <table:table-cell table:style-name="ce2" office:value-type="float" office:value="1.62101732811627" calcext:value-type="float">
            <text:p>1.6210173281</text:p>
          </table:table-cell>
          <table:table-cell table:style-name="ce2" office:value-type="float" office:value="1.55890938451028" calcext:value-type="float">
            <text:p>1.5589093845</text:p>
          </table:table-cell>
          <table:table-cell table:style-name="ce2" office:value-type="float" office:value="1.79491957021303" calcext:value-type="float">
            <text:p>1.7949195702</text:p>
          </table:table-cell>
          <table:table-cell table:style-name="ce2" office:value-type="float" office:value="1.66449288864046" calcext:value-type="float">
            <text:p>1.6644928886</text:p>
          </table:table-cell>
          <table:table-cell table:style-name="ce2" office:value-type="float" office:value="2.17998882057015" calcext:value-type="float">
            <text:p>2.1799888206</text:p>
          </table:table-cell>
          <table:table-cell table:style-name="ce2" office:value-type="float" office:value="1.98745419539159" calcext:value-type="float">
            <text:p>1.9874541954</text:p>
          </table:table-cell>
          <table:table-cell table:style-name="ce2" office:value-type="float" office:value="2.11788087696416" calcext:value-type="float">
            <text:p>2.117880877</text:p>
          </table:table-cell>
          <table:table-cell table:style-name="ce2" office:value-type="float" office:value="2.70169554686044" calcext:value-type="float">
            <text:p>2.7016955469</text:p>
          </table:table-cell>
          <table:table-cell table:style-name="ce2" office:value-type="float" office:value="2.9128625551208" calcext:value-type="float">
            <text:p>2.9128625551</text:p>
          </table:table-cell>
          <table:table-cell table:style-name="ce2" office:value-type="float" office:value="2.14272405440656" calcext:value-type="float">
            <text:p>2.1427240544</text:p>
          </table:table-cell>
          <table:table-cell table:style-name="ce2" office:value-type="float" office:value="2.55884727656667" calcext:value-type="float">
            <text:p>2.5588472766</text:p>
          </table:table-cell>
          <table:table-cell table:style-name="ce2" office:value-type="float" office:value="2.45947456679709" calcext:value-type="float">
            <text:p>2.4594745668</text:p>
          </table:table-cell>
          <table:table-cell table:style-name="ce2" office:value-type="float" office:value="2.19862120365195" calcext:value-type="float">
            <text:p>2.1986212037</text:p>
          </table:table-cell>
          <table:table-cell table:style-name="ce2" office:value-type="float" office:value="2.49052853860009" calcext:value-type="float">
            <text:p>2.4905285386</text:p>
          </table:table-cell>
          <table:table-cell table:style-name="ce2" office:value-type="float" office:value="0.751506117632445" calcext:value-type="float">
            <text:p>0.7515061176</text:p>
          </table:table-cell>
          <table:table-cell table:style-name="ce2" office:value-type="float" office:value="0.813614061238432" calcext:value-type="float">
            <text:p>0.8136140612</text:p>
          </table:table-cell>
          <table:table-cell table:style-name="ce2" office:value-type="float" office:value="0.751506117632445" calcext:value-type="float">
            <text:p>0.7515061176</text:p>
          </table:table-cell>
          <table:table-cell table:style-name="ce2" office:value-type="float" office:value="0.695608968387057" calcext:value-type="float">
            <text:p>0.6956089684</text:p>
          </table:table-cell>
          <table:table-cell table:style-name="ce2" office:value-type="float" office:value="0.521706726290293" calcext:value-type="float">
            <text:p>0.5217067263</text:p>
          </table:table-cell>
          <table:table-cell table:style-name="ce2" office:value-type="float" office:value="0.558971492453885" calcext:value-type="float">
            <text:p>0.5589714925</text:p>
          </table:table-cell>
          <table:table-cell table:style-name="ce2" office:value-type="float" office:value="0.689398174026458" calcext:value-type="float">
            <text:p>0.689398174</text:p>
          </table:table-cell>
          <table:table-cell table:style-name="ce2" office:value-type="float" office:value="0.788770883796037" calcext:value-type="float">
            <text:p>0.7887708838</text:p>
          </table:table-cell>
          <table:table-cell table:style-name="ce2" office:value-type="float" office:value="0.546549903732687" calcext:value-type="float">
            <text:p>0.5465499037</text:p>
          </table:table-cell>
          <table:table-cell table:style-name="ce2" office:value-type="float" office:value="1.67691447736165" calcext:value-type="float">
            <text:p>1.6769144774</text:p>
          </table:table-cell>
          <table:table-cell table:style-name="ce2" office:value-type="float" office:value="1.14899695671076" calcext:value-type="float">
            <text:p>1.1489969567</text:p>
          </table:table-cell>
          <table:table-cell table:style-name="ce2" office:value-type="float" office:value="0.478231165766101" calcext:value-type="float">
            <text:p>0.4782311658</text:p>
          </table:table-cell>
          <table:table-cell table:style-name="ce2" office:value-type="float" office:value="0.614868641699273" calcext:value-type="float">
            <text:p>0.6148686417</text:p>
          </table:table-cell>
          <table:table-cell table:style-name="ce2" office:value-type="float" office:value="0.459598782684305" calcext:value-type="float">
            <text:p>0.4595987827</text:p>
          </table:table-cell>
          <table:table-cell table:style-name="ce2" office:value-type="float" office:value="0.527917520650891" calcext:value-type="float">
            <text:p>0.5279175207</text:p>
          </table:table-cell>
          <table:table-cell table:style-name="ce2" office:value-type="float" office:value="0.881932799205018" calcext:value-type="float">
            <text:p>0.8819327992</text:p>
          </table:table-cell>
          <table:table-cell table:style-name="ce2" office:value-type="float" office:value="0.807403266877834" calcext:value-type="float">
            <text:p>0.8074032669</text:p>
          </table:table-cell>
          <table:table-cell table:style-name="ce2" office:value-type="float" office:value="0.782560089435439" calcext:value-type="float">
            <text:p>0.7825600894</text:p>
          </table:table-cell>
          <table:table-cell table:style-name="ce2" office:value-type="float" office:value="0.732873734550649" calcext:value-type="float">
            <text:p>0.7328737346</text:p>
          </table:table-cell>
          <table:table-cell table:style-name="ce2" office:value-type="float" office:value="0.819824855599031" calcext:value-type="float">
            <text:p>0.8198248556</text:p>
          </table:table-cell>
          <table:table-cell table:style-name="ce2" office:value-type="float" office:value="0.937829948450407" calcext:value-type="float">
            <text:p>0.9378299485</text:p>
          </table:table-cell>
          <table:table-cell table:style-name="ce2" office:value-type="float" office:value="2.78243587354823" calcext:value-type="float">
            <text:p>2.7824358735</text:p>
          </table:table-cell>
          <table:table-cell table:style-name="ce2" office:value-type="float" office:value="3.70163343891684" calcext:value-type="float">
            <text:p>3.7016334389</text:p>
          </table:table-cell>
          <table:table-cell table:style-name="ce2" office:value-type="float" office:value="2.88180858331781" calcext:value-type="float">
            <text:p>2.8818085833</text:p>
          </table:table-cell>
          <table:table-cell table:style-name="ce2" office:value-type="float" office:value="3.51530960809888" calcext:value-type="float">
            <text:p>3.5153096081</text:p>
          </table:table-cell>
          <table:table-cell table:style-name="ce2" office:value-type="float" office:value="2.9190733494814" calcext:value-type="float">
            <text:p>2.9190733495</text:p>
          </table:table-cell>
          <table:table-cell table:style-name="ce2" office:value-type="float" office:value="3.52773119682007" calcext:value-type="float">
            <text:p>3.5277311968</text:p>
          </table:table-cell>
          <table:table-cell table:style-name="ce2" office:value-type="float" office:value="2.81348984535122" calcext:value-type="float">
            <text:p>2.8134898454</text:p>
          </table:table-cell>
          <table:table-cell table:style-name="ce2" office:value-type="float" office:value="2.4408421837153" calcext:value-type="float">
            <text:p>2.4408421837</text:p>
          </table:table-cell>
          <table:table-cell table:style-name="ce2" office:value-type="float" office:value="2.62716601453326" calcext:value-type="float">
            <text:p>2.6271660145</text:p>
          </table:table-cell>
          <table:table-cell table:style-name="ce2" office:value-type="float" office:value="2.22346438109434" calcext:value-type="float">
            <text:p>2.2234643811</text:p>
          </table:table-cell>
          <table:table-cell table:style-name="ce2" office:value-type="float" office:value="1.87565989690081" calcext:value-type="float">
            <text:p>1.8756598969</text:p>
          </table:table-cell>
          <table:table-cell table:style-name="ce2" office:value-type="float" office:value="1.84460592509782" calcext:value-type="float">
            <text:p>1.8446059251</text:p>
          </table:table-cell>
          <table:table-cell table:style-name="ce2" office:value-type="float" office:value="1.57754176759208" calcext:value-type="float">
            <text:p>1.5775417676</text:p>
          </table:table-cell>
          <table:table-cell table:style-name="ce2" office:value-type="float" office:value="1.73902242096764" calcext:value-type="float">
            <text:p>1.739022421</text:p>
          </table:table-cell>
          <table:table-cell table:style-name="ce2" office:value-type="float" office:value="1.88187069126141" calcext:value-type="float">
            <text:p>1.8818706913</text:p>
          </table:table-cell>
          <table:table-cell table:style-name="ce2" office:value-type="float" office:value="1.10552139618657" calcext:value-type="float">
            <text:p>1.1055213962</text:p>
          </table:table-cell>
          <table:table-cell table:style-name="ce2" office:value-type="float" office:value="1.67070368300106" calcext:value-type="float">
            <text:p>1.670703683</text:p>
          </table:table-cell>
          <table:table-cell table:style-name="ce2" office:value-type="float" office:value="1.63343891683746" calcext:value-type="float">
            <text:p>1.6334389168</text:p>
          </table:table-cell>
          <table:table-cell table:style-name="ce2" office:value-type="float" office:value="0.757716911993044" calcext:value-type="float">
            <text:p>0.757716912</text:p>
          </table:table-cell>
          <table:table-cell table:style-name="ce2" office:value-type="float" office:value="0.919197565368611" calcext:value-type="float">
            <text:p>0.9191975654</text:p>
          </table:table-cell>
        </table:table-row>
        <table:table-row table:style-name="ro2">
          <table:table-cell office:value-type="string" calcext:value-type="string">
            <text:p>UniHuman_20_flanklength_flankclashTrue.csv </text:p>
          </table:table-cell>
          <table:table-cell office:value-type="string" calcext:value-type="string">
            <text:p><text:s/>multipass </text:p>
          </table:table-cell>
          <table:table-cell office:value-type="string" calcext:value-type="string">
            <text:p><text:s/>Q </text:p>
          </table:table-cell>
          <table:table-cell office:value-type="float" office:value="14315" calcext:value-type="float">
            <text:p>14315</text:p>
          </table:table-cell>
          <table:table-cell/>
          <table:table-cell table:style-name="ce2" office:value-type="float" office:value="1.02564102564103" calcext:value-type="float">
            <text:p>1.0256410256</text:p>
          </table:table-cell>
          <table:table-cell table:style-name="ce2" office:value-type="float" office:value="1.15731115731116" calcext:value-type="float">
            <text:p>1.1573111573</text:p>
          </table:table-cell>
          <table:table-cell table:style-name="ce2" office:value-type="float" office:value="1.1988911988912" calcext:value-type="float">
            <text:p>1.1988911989</text:p>
          </table:table-cell>
          <table:table-cell table:style-name="ce2" office:value-type="float" office:value="1.22661122661123" calcext:value-type="float">
            <text:p>1.2266112266</text:p>
          </table:table-cell>
          <table:table-cell table:style-name="ce2" office:value-type="float" office:value="1.37214137214137" calcext:value-type="float">
            <text:p>1.3721413721</text:p>
          </table:table-cell>
          <table:table-cell table:style-name="ce2" office:value-type="float" office:value="1.41372141372141" calcext:value-type="float">
            <text:p>1.4137214137</text:p>
          </table:table-cell>
          <table:table-cell table:style-name="ce2" office:value-type="float" office:value="1.46916146916147" calcext:value-type="float">
            <text:p>1.4691614692</text:p>
          </table:table-cell>
          <table:table-cell table:style-name="ce2" office:value-type="float" office:value="1.44837144837145" calcext:value-type="float">
            <text:p>1.4483714484</text:p>
          </table:table-cell>
          <table:table-cell table:style-name="ce2" office:value-type="float" office:value="1.31670131670132" calcext:value-type="float">
            <text:p>1.3167013167</text:p>
          </table:table-cell>
          <table:table-cell table:style-name="ce2" office:value-type="float" office:value="1.78794178794179" calcext:value-type="float">
            <text:p>1.7879417879</text:p>
          </table:table-cell>
          <table:table-cell table:style-name="ce2" office:value-type="float" office:value="2.2037422037422" calcext:value-type="float">
            <text:p>2.2037422037</text:p>
          </table:table-cell>
          <table:table-cell table:style-name="ce2" office:value-type="float" office:value="2.37006237006237" calcext:value-type="float">
            <text:p>2.3700623701</text:p>
          </table:table-cell>
          <table:table-cell table:style-name="ce2" office:value-type="float" office:value="2.34234234234234" calcext:value-type="float">
            <text:p>2.3423423423</text:p>
          </table:table-cell>
          <table:table-cell table:style-name="ce2" office:value-type="float" office:value="2.72349272349272" calcext:value-type="float">
            <text:p>2.7234927235</text:p>
          </table:table-cell>
          <table:table-cell table:style-name="ce2" office:value-type="float" office:value="2.37699237699238" calcext:value-type="float">
            <text:p>2.376992377</text:p>
          </table:table-cell>
          <table:table-cell table:style-name="ce2" office:value-type="float" office:value="2.96604296604297" calcext:value-type="float">
            <text:p>2.966042966</text:p>
          </table:table-cell>
          <table:table-cell table:style-name="ce2" office:value-type="float" office:value="2.95911295911296" calcext:value-type="float">
            <text:p>2.9591129591</text:p>
          </table:table-cell>
          <table:table-cell table:style-name="ce2" office:value-type="float" office:value="2.57103257103257" calcext:value-type="float">
            <text:p>2.571032571</text:p>
          </table:table-cell>
          <table:table-cell table:style-name="ce2" office:value-type="float" office:value="2.80665280665281" calcext:value-type="float">
            <text:p>2.8066528067</text:p>
          </table:table-cell>
          <table:table-cell table:style-name="ce2" office:value-type="float" office:value="3.18780318780319" calcext:value-type="float">
            <text:p>3.1878031878</text:p>
          </table:table-cell>
          <table:table-cell table:style-name="ce2" office:value-type="float" office:value="0.665280665280665" calcext:value-type="float">
            <text:p>0.6652806653</text:p>
          </table:table-cell>
          <table:table-cell table:style-name="ce2" office:value-type="float" office:value="0.824670824670825" calcext:value-type="float">
            <text:p>0.8246708247</text:p>
          </table:table-cell>
          <table:table-cell table:style-name="ce2" office:value-type="float" office:value="0.990990990990991" calcext:value-type="float">
            <text:p>0.990990991</text:p>
          </table:table-cell>
          <table:table-cell table:style-name="ce2" office:value-type="float" office:value="1.1988911988912" calcext:value-type="float">
            <text:p>1.1988911989</text:p>
          </table:table-cell>
          <table:table-cell table:style-name="ce2" office:value-type="float" office:value="0.776160776160776" calcext:value-type="float">
            <text:p>0.7761607762</text:p>
          </table:table-cell>
          <table:table-cell table:style-name="ce2" office:value-type="float" office:value="0.713790713790714" calcext:value-type="float">
            <text:p>0.7137907138</text:p>
          </table:table-cell>
          <table:table-cell table:style-name="ce2" office:value-type="float" office:value="0.88011088011088" calcext:value-type="float">
            <text:p>0.8801108801</text:p>
          </table:table-cell>
          <table:table-cell table:style-name="ce2" office:value-type="float" office:value="0.97020097020097" calcext:value-type="float">
            <text:p>0.9702009702</text:p>
          </table:table-cell>
          <table:table-cell table:style-name="ce2" office:value-type="float" office:value="0.561330561330561" calcext:value-type="float">
            <text:p>0.5613305613</text:p>
          </table:table-cell>
          <table:table-cell table:style-name="ce2" office:value-type="float" office:value="0.686070686070686" calcext:value-type="float">
            <text:p>0.6860706861</text:p>
          </table:table-cell>
          <table:table-cell table:style-name="ce2" office:value-type="float" office:value="0.796950796950797" calcext:value-type="float">
            <text:p>0.796950797</text:p>
          </table:table-cell>
          <table:table-cell table:style-name="ce2" office:value-type="float" office:value="0.727650727650728" calcext:value-type="float">
            <text:p>0.7276507277</text:p>
          </table:table-cell>
          <table:table-cell table:style-name="ce2" office:value-type="float" office:value="0.6999306999307" calcext:value-type="float">
            <text:p>0.6999306999</text:p>
          </table:table-cell>
          <table:table-cell table:style-name="ce2" office:value-type="float" office:value="0.741510741510741" calcext:value-type="float">
            <text:p>0.7415107415</text:p>
          </table:table-cell>
          <table:table-cell table:style-name="ce2" office:value-type="float" office:value="0.817740817740818" calcext:value-type="float">
            <text:p>0.8177408177</text:p>
          </table:table-cell>
          <table:table-cell table:style-name="ce2" office:value-type="float" office:value="0.852390852390852" calcext:value-type="float">
            <text:p>0.8523908524</text:p>
          </table:table-cell>
          <table:table-cell table:style-name="ce2" office:value-type="float" office:value="1.17810117810118" calcext:value-type="float">
            <text:p>1.1781011781</text:p>
          </table:table-cell>
          <table:table-cell table:style-name="ce2" office:value-type="float" office:value="1.07415107415107" calcext:value-type="float">
            <text:p>1.0741510742</text:p>
          </table:table-cell>
          <table:table-cell table:style-name="ce2" office:value-type="float" office:value="1.54539154539155" calcext:value-type="float">
            <text:p>1.5453915454</text:p>
          </table:table-cell>
          <table:table-cell table:style-name="ce2" office:value-type="float" office:value="1.17117117117117" calcext:value-type="float">
            <text:p>1.1711711712</text:p>
          </table:table-cell>
          <table:table-cell table:style-name="ce2" office:value-type="float" office:value="2.91060291060291" calcext:value-type="float">
            <text:p>2.9106029106</text:p>
          </table:table-cell>
          <table:table-cell table:style-name="ce2" office:value-type="float" office:value="4.11642411642412" calcext:value-type="float">
            <text:p>4.1164241164</text:p>
          </table:table-cell>
          <table:table-cell table:style-name="ce2" office:value-type="float" office:value="3.94317394317394" calcext:value-type="float">
            <text:p>3.9431739432</text:p>
          </table:table-cell>
          <table:table-cell table:style-name="ce2" office:value-type="float" office:value="2.97990297990298" calcext:value-type="float">
            <text:p>2.9799029799</text:p>
          </table:table-cell>
          <table:table-cell table:style-name="ce2" office:value-type="float" office:value="3.14622314622315" calcext:value-type="float">
            <text:p>3.1462231462</text:p>
          </table:table-cell>
          <table:table-cell table:style-name="ce2" office:value-type="float" office:value="3.15315315315315" calcext:value-type="float">
            <text:p>3.1531531532</text:p>
          </table:table-cell>
          <table:table-cell table:style-name="ce2" office:value-type="float" office:value="2.75121275121275" calcext:value-type="float">
            <text:p>2.7512127512</text:p>
          </table:table-cell>
          <table:table-cell table:style-name="ce2" office:value-type="float" office:value="2.25225225225225" calcext:value-type="float">
            <text:p>2.2522522523</text:p>
          </table:table-cell>
          <table:table-cell table:style-name="ce2" office:value-type="float" office:value="2.23146223146223" calcext:value-type="float">
            <text:p>2.2314622315</text:p>
          </table:table-cell>
          <table:table-cell table:style-name="ce2" office:value-type="float" office:value="1.86417186417186" calcext:value-type="float">
            <text:p>1.8641718642</text:p>
          </table:table-cell>
          <table:table-cell table:style-name="ce2" office:value-type="float" office:value="1.81566181566182" calcext:value-type="float">
            <text:p>1.8156618157</text:p>
          </table:table-cell>
          <table:table-cell table:style-name="ce2" office:value-type="float" office:value="1.77408177408177" calcext:value-type="float">
            <text:p>1.7740817741</text:p>
          </table:table-cell>
          <table:table-cell table:style-name="ce2" office:value-type="float" office:value="1.17810117810118" calcext:value-type="float">
            <text:p>1.1781011781</text:p>
          </table:table-cell>
          <table:table-cell table:style-name="ce2" office:value-type="float" office:value="1.13652113652114" calcext:value-type="float">
            <text:p>1.1365211365</text:p>
          </table:table-cell>
          <table:table-cell table:style-name="ce2" office:value-type="float" office:value="1.1018711018711" calcext:value-type="float">
            <text:p>1.1018711019</text:p>
          </table:table-cell>
          <table:table-cell table:style-name="ce2" office:value-type="float" office:value="1.12266112266112" calcext:value-type="float">
            <text:p>1.1226611227</text:p>
          </table:table-cell>
          <table:table-cell table:style-name="ce2" office:value-type="float" office:value="0.852390852390852" calcext:value-type="float">
            <text:p>0.8523908524</text:p>
          </table:table-cell>
          <table:table-cell table:style-name="ce2" office:value-type="float" office:value="0.783090783090783" calcext:value-type="float">
            <text:p>0.7830907831</text:p>
          </table:table-cell>
          <table:table-cell table:style-name="ce2" office:value-type="float" office:value="0.852390852390852" calcext:value-type="float">
            <text:p>0.8523908524</text:p>
          </table:table-cell>
          <table:table-cell table:style-name="ce2" office:value-type="float" office:value="0.672210672210672" calcext:value-type="float">
            <text:p>0.6722106722</text:p>
          </table:table-cell>
          <table:table-cell table:style-name="ce2" office:value-type="float" office:value="0.769230769230769" calcext:value-type="float">
            <text:p>0.7692307692</text:p>
          </table:table-cell>
        </table:table-row>
        <table:table-row table:style-name="ro2">
          <table:table-cell office:value-type="string" calcext:value-type="string">
            <text:p>UniHuman_20_flanklength_flankclashTrue.csv </text:p>
          </table:table-cell>
          <table:table-cell office:value-type="string" calcext:value-type="string">
            <text:p><text:s/>multipass </text:p>
          </table:table-cell>
          <table:table-cell office:value-type="string" calcext:value-type="string">
            <text:p><text:s/>D </text:p>
          </table:table-cell>
          <table:table-cell office:value-type="float" office:value="13892" calcext:value-type="float">
            <text:p>13892</text:p>
          </table:table-cell>
          <table:table-cell/>
          <table:table-cell table:style-name="ce2" office:value-type="float" office:value="1.04427437236249" calcext:value-type="float">
            <text:p>1.0442743724</text:p>
          </table:table-cell>
          <table:table-cell table:style-name="ce2" office:value-type="float" office:value="0.979901294614119" calcext:value-type="float">
            <text:p>0.9799012946</text:p>
          </table:table-cell>
          <table:table-cell table:style-name="ce2" office:value-type="float" office:value="0.951291037837065" calcext:value-type="float">
            <text:p>0.9512910378</text:p>
          </table:table-cell>
          <table:table-cell table:style-name="ce2" office:value-type="float" office:value="1.00851155139117" calcext:value-type="float">
            <text:p>1.0085115514</text:p>
          </table:table-cell>
          <table:table-cell table:style-name="ce2" office:value-type="float" office:value="0.929833345254274" calcext:value-type="float">
            <text:p>0.9298333453</text:p>
          </table:table-cell>
          <table:table-cell table:style-name="ce2" office:value-type="float" office:value="1.17302052785924" calcext:value-type="float">
            <text:p>1.1730205279</text:p>
          </table:table-cell>
          <table:table-cell table:style-name="ce2" office:value-type="float" office:value="1.05142693655676" calcext:value-type="float">
            <text:p>1.0514269366</text:p>
          </table:table-cell>
          <table:table-cell table:style-name="ce2" office:value-type="float" office:value="1.26600386238467" calcext:value-type="float">
            <text:p>1.2660038624</text:p>
          </table:table-cell>
          <table:table-cell table:style-name="ce2" office:value-type="float" office:value="1.52349617337816" calcext:value-type="float">
            <text:p>1.5234961734</text:p>
          </table:table-cell>
          <table:table-cell table:style-name="ce2" office:value-type="float" office:value="1.55210643015521" calcext:value-type="float">
            <text:p>1.5521064302</text:p>
          </table:table-cell>
          <table:table-cell table:style-name="ce2" office:value-type="float" office:value="1.43051283885273" calcext:value-type="float">
            <text:p>1.4305128389</text:p>
          </table:table-cell>
          <table:table-cell table:style-name="ce2" office:value-type="float" office:value="1.26600386238467" calcext:value-type="float">
            <text:p>1.2660038624</text:p>
          </table:table-cell>
          <table:table-cell table:style-name="ce2" office:value-type="float" office:value="1.43051283885273" calcext:value-type="float">
            <text:p>1.4305128389</text:p>
          </table:table-cell>
          <table:table-cell table:style-name="ce2" office:value-type="float" office:value="1.81675130534297" calcext:value-type="float">
            <text:p>1.8167513053</text:p>
          </table:table-cell>
          <table:table-cell table:style-name="ce2" office:value-type="float" office:value="1.93119233245118" calcext:value-type="float">
            <text:p>1.9311923325</text:p>
          </table:table-cell>
          <table:table-cell table:style-name="ce2" office:value-type="float" office:value="1.82390386953723" calcext:value-type="float">
            <text:p>1.8239038695</text:p>
          </table:table-cell>
          <table:table-cell table:style-name="ce2" office:value-type="float" office:value="2.68221157284887" calcext:value-type="float">
            <text:p>2.6822115728</text:p>
          </table:table-cell>
          <table:table-cell table:style-name="ce2" office:value-type="float" office:value="3.41177312066376" calcext:value-type="float">
            <text:p>3.4117731207</text:p>
          </table:table-cell>
          <table:table-cell table:style-name="ce2" office:value-type="float" office:value="2.61068593090623" calcext:value-type="float">
            <text:p>2.6106859309</text:p>
          </table:table-cell>
          <table:table-cell table:style-name="ce2" office:value-type="float" office:value="4.76360775337959" calcext:value-type="float">
            <text:p>4.7636077534</text:p>
          </table:table-cell>
          <table:table-cell table:style-name="ce2" office:value-type="float" office:value="1.47342822401831" calcext:value-type="float">
            <text:p>1.473428224</text:p>
          </table:table-cell>
          <table:table-cell table:style-name="ce2" office:value-type="float" office:value="0.400543594878764" calcext:value-type="float">
            <text:p>0.4005435949</text:p>
          </table:table-cell>
          <table:table-cell table:style-name="ce2" office:value-type="float" office:value="0.600815392318146" calcext:value-type="float">
            <text:p>0.6008153923</text:p>
          </table:table-cell>
          <table:table-cell table:style-name="ce2" office:value-type="float" office:value="0.3933910306845" calcext:value-type="float">
            <text:p>0.3933910307</text:p>
          </table:table-cell>
          <table:table-cell table:style-name="ce2" office:value-type="float" office:value="0.615120520706673" calcext:value-type="float">
            <text:p>0.6151205207</text:p>
          </table:table-cell>
          <table:table-cell table:style-name="ce2" office:value-type="float" office:value="0.729561547814892" calcext:value-type="float">
            <text:p>0.7295615478</text:p>
          </table:table-cell>
          <table:table-cell table:style-name="ce2" office:value-type="float" office:value="1.05857950075102" calcext:value-type="float">
            <text:p>1.0585795008</text:p>
          </table:table-cell>
          <table:table-cell table:style-name="ce2" office:value-type="float" office:value="1.0228166797797" calcext:value-type="float">
            <text:p>1.0228166798</text:p>
          </table:table-cell>
          <table:table-cell table:style-name="ce2" office:value-type="float" office:value="1.01566411558544" calcext:value-type="float">
            <text:p>1.0156641156</text:p>
          </table:table-cell>
          <table:table-cell table:style-name="ce2" office:value-type="float" office:value="0.979901294614119" calcext:value-type="float">
            <text:p>0.9799012946</text:p>
          </table:table-cell>
          <table:table-cell table:style-name="ce2" office:value-type="float" office:value="0.801087189757528" calcext:value-type="float">
            <text:p>0.8010871898</text:p>
          </table:table-cell>
          <table:table-cell table:style-name="ce2" office:value-type="float" office:value="0.672341034260783" calcext:value-type="float">
            <text:p>0.6723410343</text:p>
          </table:table-cell>
          <table:table-cell table:style-name="ce2" office:value-type="float" office:value="1.50919104498963" calcext:value-type="float">
            <text:p>1.509191045</text:p>
          </table:table-cell>
          <table:table-cell table:style-name="ce2" office:value-type="float" office:value="0.572205135541092" calcext:value-type="float">
            <text:p>0.5722051355</text:p>
          </table:table-cell>
          <table:table-cell table:style-name="ce2" office:value-type="float" office:value="0.45061154423861" calcext:value-type="float">
            <text:p>0.4506115442</text:p>
          </table:table-cell>
          <table:table-cell table:style-name="ce2" office:value-type="float" office:value="1.92403976825692" calcext:value-type="float">
            <text:p>1.9240397683</text:p>
          </table:table-cell>
          <table:table-cell table:style-name="ce2" office:value-type="float" office:value="0.965596166225592" calcext:value-type="float">
            <text:p>0.9655961662</text:p>
          </table:table-cell>
          <table:table-cell table:style-name="ce2" office:value-type="float" office:value="0.557900007152564" calcext:value-type="float">
            <text:p>0.5579000072</text:p>
          </table:table-cell>
          <table:table-cell table:style-name="ce2" office:value-type="float" office:value="0.700951291037837" calcext:value-type="float">
            <text:p>0.700951291</text:p>
          </table:table-cell>
          <table:table-cell table:style-name="ce2" office:value-type="float" office:value="1.02996924397396" calcext:value-type="float">
            <text:p>1.029969244</text:p>
          </table:table-cell>
          <table:table-cell table:style-name="ce2" office:value-type="float" office:value="0.715256419426364" calcext:value-type="float">
            <text:p>0.7152564194</text:p>
          </table:table-cell>
          <table:table-cell table:style-name="ce2" office:value-type="float" office:value="3.68357056004578" calcext:value-type="float">
            <text:p>3.68357056</text:p>
          </table:table-cell>
          <table:table-cell table:style-name="ce2" office:value-type="float" office:value="3.62635004649167" calcext:value-type="float">
            <text:p>3.6263500465</text:p>
          </table:table-cell>
          <table:table-cell table:style-name="ce2" office:value-type="float" office:value="3.05414491095058" calcext:value-type="float">
            <text:p>3.054144911</text:p>
          </table:table-cell>
          <table:table-cell table:style-name="ce2" office:value-type="float" office:value="2.94685644803662" calcext:value-type="float">
            <text:p>2.946856448</text:p>
          </table:table-cell>
          <table:table-cell table:style-name="ce2" office:value-type="float" office:value="3.21865388741864" calcext:value-type="float">
            <text:p>3.2186538874</text:p>
          </table:table-cell>
          <table:table-cell table:style-name="ce2" office:value-type="float" office:value="4.15563979686718" calcext:value-type="float">
            <text:p>4.1556397969</text:p>
          </table:table-cell>
          <table:table-cell table:style-name="ce2" office:value-type="float" office:value="3.92675774265074" calcext:value-type="float">
            <text:p>3.9267577427</text:p>
          </table:table-cell>
          <table:table-cell table:style-name="ce2" office:value-type="float" office:value="2.23160002861026" calcext:value-type="float">
            <text:p>2.2316000286</text:p>
          </table:table-cell>
          <table:table-cell table:style-name="ce2" office:value-type="float" office:value="2.62499105929476" calcext:value-type="float">
            <text:p>2.6249910593</text:p>
          </table:table-cell>
          <table:table-cell table:style-name="ce2" office:value-type="float" office:value="2.2029897718332" calcext:value-type="float">
            <text:p>2.2029897718</text:p>
          </table:table-cell>
          <table:table-cell table:style-name="ce2" office:value-type="float" office:value="2.03848079536514" calcext:value-type="float">
            <text:p>2.0384807954</text:p>
          </table:table-cell>
          <table:table-cell table:style-name="ce2" office:value-type="float" office:value="1.86681925470281" calcext:value-type="float">
            <text:p>1.8668192547</text:p>
          </table:table-cell>
          <table:table-cell table:style-name="ce2" office:value-type="float" office:value="1.43766540304699" calcext:value-type="float">
            <text:p>1.437665403</text:p>
          </table:table-cell>
          <table:table-cell table:style-name="ce2" office:value-type="float" office:value="1.53780130176668" calcext:value-type="float">
            <text:p>1.5378013018</text:p>
          </table:table-cell>
          <table:table-cell table:style-name="ce2" office:value-type="float" office:value="1.26600386238467" calcext:value-type="float">
            <text:p>1.2660038624</text:p>
          </table:table-cell>
          <table:table-cell table:style-name="ce2" office:value-type="float" office:value="1.58071668693227" calcext:value-type="float">
            <text:p>1.5807166869</text:p>
          </table:table-cell>
          <table:table-cell table:style-name="ce2" office:value-type="float" office:value="1.55925899434947" calcext:value-type="float">
            <text:p>1.5592589943</text:p>
          </table:table-cell>
          <table:table-cell table:style-name="ce2" office:value-type="float" office:value="1.79529361276017" calcext:value-type="float">
            <text:p>1.7952936128</text:p>
          </table:table-cell>
          <table:table-cell table:style-name="ce2" office:value-type="float" office:value="0.815392318146055" calcext:value-type="float">
            <text:p>0.8153923181</text:p>
          </table:table-cell>
          <table:table-cell table:style-name="ce2" office:value-type="float" office:value="0.958443602031328" calcext:value-type="float">
            <text:p>0.958443602</text:p>
          </table:table-cell>
        </table:table-row>
        <table:table-row table:style-name="ro2">
          <table:table-cell office:value-type="string" calcext:value-type="string">
            <text:p>UniHuman_20_flanklength_flankclashTrue.csv </text:p>
          </table:table-cell>
          <table:table-cell office:value-type="string" calcext:value-type="string">
            <text:p><text:s/>multipass </text:p>
          </table:table-cell>
          <table:table-cell office:value-type="string" calcext:value-type="string">
            <text:p><text:s/>N </text:p>
          </table:table-cell>
          <table:table-cell office:value-type="float" office:value="16592" calcext:value-type="float">
            <text:p>16592</text:p>
          </table:table-cell>
          <table:table-cell/>
          <table:table-cell table:style-name="ce2" office:value-type="float" office:value="0.50305425799497" calcext:value-type="float">
            <text:p>0.503054258</text:p>
          </table:table-cell>
          <table:table-cell table:style-name="ce2" office:value-type="float" office:value="0.784525092825488" calcext:value-type="float">
            <text:p>0.7845250928</text:p>
          </table:table-cell>
          <table:table-cell table:style-name="ce2" office:value-type="float" office:value="0.832435022158342" calcext:value-type="float">
            <text:p>0.8324350222</text:p>
          </table:table-cell>
          <table:table-cell table:style-name="ce2" office:value-type="float" office:value="0.634806563660319" calcext:value-type="float">
            <text:p>0.6348065637</text:p>
          </table:table-cell>
          <table:table-cell table:style-name="ce2" office:value-type="float" office:value="0.844412504491556" calcext:value-type="float">
            <text:p>0.8444125045</text:p>
          </table:table-cell>
          <table:table-cell table:style-name="ce2" office:value-type="float" office:value="0.784525092825488" calcext:value-type="float">
            <text:p>0.7845250928</text:p>
          </table:table-cell>
          <table:table-cell table:style-name="ce2" office:value-type="float" office:value="0.808480057491915" calcext:value-type="float">
            <text:p>0.8084800575</text:p>
          </table:table-cell>
          <table:table-cell table:style-name="ce2" office:value-type="float" office:value="0.916277398490837" calcext:value-type="float">
            <text:p>0.9162773985</text:p>
          </table:table-cell>
          <table:table-cell table:style-name="ce2" office:value-type="float" office:value="0.730626422326027" calcext:value-type="float">
            <text:p>0.7306264223</text:p>
          </table:table-cell>
          <table:table-cell table:style-name="ce2" office:value-type="float" office:value="1.00011977482333" calcext:value-type="float">
            <text:p>1.0001197748</text:p>
          </table:table-cell>
          <table:table-cell table:style-name="ce2" office:value-type="float" office:value="1.29955683315367" calcext:value-type="float">
            <text:p>1.2995568332</text:p>
          </table:table-cell>
          <table:table-cell table:style-name="ce2" office:value-type="float" office:value="1.53910647981794" calcext:value-type="float">
            <text:p>1.5391064798</text:p>
          </table:table-cell>
          <table:table-cell table:style-name="ce2" office:value-type="float" office:value="1.79063360881543" calcext:value-type="float">
            <text:p>1.7906336088</text:p>
          </table:table-cell>
          <table:table-cell table:style-name="ce2" office:value-type="float" office:value="1.73673493831597" calcext:value-type="float">
            <text:p>1.7367349383</text:p>
          </table:table-cell>
          <table:table-cell table:style-name="ce2" office:value-type="float" office:value="1.86249850281471" calcext:value-type="float">
            <text:p>1.8624985028</text:p>
          </table:table-cell>
          <table:table-cell table:style-name="ce2" office:value-type="float" office:value="1.91040843214756" calcext:value-type="float">
            <text:p>1.9104084321</text:p>
          </table:table-cell>
          <table:table-cell table:style-name="ce2" office:value-type="float" office:value="2.22781171397772" calcext:value-type="float">
            <text:p>2.227811714</text:p>
          </table:table-cell>
          <table:table-cell table:style-name="ce2" office:value-type="float" office:value="2.53323751347467" calcext:value-type="float">
            <text:p>2.5332375135</text:p>
          </table:table-cell>
          <table:table-cell table:style-name="ce2" office:value-type="float" office:value="3.92861420529405" calcext:value-type="float">
            <text:p>3.9286142053</text:p>
          </table:table-cell>
          <table:table-cell table:style-name="ce2" office:value-type="float" office:value="3.60522218229728" calcext:value-type="float">
            <text:p>3.6052221823</text:p>
          </table:table-cell>
          <table:table-cell table:style-name="ce2" office:value-type="float" office:value="1.05401844532279" calcext:value-type="float">
            <text:p>1.0540184453</text:p>
          </table:table-cell>
          <table:table-cell table:style-name="ce2" office:value-type="float" office:value="1.30554557432028" calcext:value-type="float">
            <text:p>1.3055455743</text:p>
          </table:table-cell>
          <table:table-cell table:style-name="ce2" office:value-type="float" office:value="1.28757935082046" calcext:value-type="float">
            <text:p>1.2875793508</text:p>
          </table:table-cell>
          <table:table-cell table:style-name="ce2" office:value-type="float" office:value="1.63492633848365" calcext:value-type="float">
            <text:p>1.6349263385</text:p>
          </table:table-cell>
          <table:table-cell table:style-name="ce2" office:value-type="float" office:value="2.69493352497305" calcext:value-type="float">
            <text:p>2.694933525</text:p>
          </table:table-cell>
          <table:table-cell table:style-name="ce2" office:value-type="float" office:value="1.73074619714936" calcext:value-type="float">
            <text:p>1.7307461971</text:p>
          </table:table-cell>
          <table:table-cell table:style-name="ce2" office:value-type="float" office:value="3.77889567612888" calcext:value-type="float">
            <text:p>3.7788956761</text:p>
          </table:table-cell>
          <table:table-cell table:style-name="ce2" office:value-type="float" office:value="3.11414540663553" calcext:value-type="float">
            <text:p>3.1141454066</text:p>
          </table:table-cell>
          <table:table-cell table:style-name="ce2" office:value-type="float" office:value="1.43130913881902" calcext:value-type="float">
            <text:p>1.4313091388</text:p>
          </table:table-cell>
          <table:table-cell table:style-name="ce2" office:value-type="float" office:value="1.233680680321" calcext:value-type="float">
            <text:p>1.2336806803</text:p>
          </table:table-cell>
          <table:table-cell table:style-name="ce2" office:value-type="float" office:value="1.48520780931848" calcext:value-type="float">
            <text:p>1.4852078093</text:p>
          </table:table-cell>
          <table:table-cell table:style-name="ce2" office:value-type="float" office:value="1.29955683315367" calcext:value-type="float">
            <text:p>1.2995568332</text:p>
          </table:table-cell>
          <table:table-cell table:style-name="ce2" office:value-type="float" office:value="1.46724158581866" calcext:value-type="float">
            <text:p>1.4672415858</text:p>
          </table:table-cell>
          <table:table-cell table:style-name="ce2" office:value-type="float" office:value="1.5031740328183" calcext:value-type="float">
            <text:p>1.5031740328</text:p>
          </table:table-cell>
          <table:table-cell table:number-columns-repeated="2" table:style-name="ce2" office:value-type="float" office:value="1.26961312732064" calcext:value-type="float">
            <text:p>1.2696131273</text:p>
          </table:table-cell>
          <table:table-cell table:style-name="ce2" office:value-type="float" office:value="1.71277997364954" calcext:value-type="float">
            <text:p>1.7127799736</text:p>
          </table:table-cell>
          <table:table-cell table:style-name="ce2" office:value-type="float" office:value="1.04802970415619" calcext:value-type="float">
            <text:p>1.0480297042</text:p>
          </table:table-cell>
          <table:table-cell table:style-name="ce2" office:value-type="float" office:value="1.15582704515511" calcext:value-type="float">
            <text:p>1.1558270452</text:p>
          </table:table-cell>
          <table:table-cell table:style-name="ce2" office:value-type="float" office:value="1.13786082165529" calcext:value-type="float">
            <text:p>1.1378608217</text:p>
          </table:table-cell>
          <table:table-cell table:style-name="ce2" office:value-type="float" office:value="0.934243621990658" calcext:value-type="float">
            <text:p>0.934243622</text:p>
          </table:table-cell>
          <table:table-cell table:style-name="ce2" office:value-type="float" office:value="2.80871960713858" calcext:value-type="float">
            <text:p>2.8087196071</text:p>
          </table:table-cell>
          <table:table-cell table:style-name="ce2" office:value-type="float" office:value="2.90453946580429" calcext:value-type="float">
            <text:p>2.9045394658</text:p>
          </table:table-cell>
          <table:table-cell table:style-name="ce2" office:value-type="float" office:value="2.92250568930411" calcext:value-type="float">
            <text:p>2.9225056893</text:p>
          </table:table-cell>
          <table:table-cell table:style-name="ce2" office:value-type="float" office:value="2.04216073781291" calcext:value-type="float">
            <text:p>2.0421607378</text:p>
          </table:table-cell>
          <table:table-cell table:style-name="ce2" office:value-type="float" office:value="2.49730506647503" calcext:value-type="float">
            <text:p>2.4973050665</text:p>
          </table:table-cell>
          <table:table-cell table:style-name="ce2" office:value-type="float" office:value="2.47933884297521" calcext:value-type="float">
            <text:p>2.479338843</text:p>
          </table:table-cell>
          <table:table-cell table:style-name="ce2" office:value-type="float" office:value="2.25775541981076" calcext:value-type="float">
            <text:p>2.2577554198</text:p>
          </table:table-cell>
          <table:table-cell table:style-name="ce2" office:value-type="float" office:value="1.91639717331417" calcext:value-type="float">
            <text:p>1.9163971733</text:p>
          </table:table-cell>
          <table:table-cell table:style-name="ce2" office:value-type="float" office:value="1.85052102048149" calcext:value-type="float">
            <text:p>1.8505210205</text:p>
          </table:table-cell>
          <table:table-cell table:style-name="ce2" office:value-type="float" office:value="1.43130913881902" calcext:value-type="float">
            <text:p>1.4313091388</text:p>
          </table:table-cell>
          <table:table-cell table:style-name="ce2" office:value-type="float" office:value="1.61097137381722" calcext:value-type="float">
            <text:p>1.6109713738</text:p>
          </table:table-cell>
          <table:table-cell table:style-name="ce2" office:value-type="float" office:value="1.99425080848006" calcext:value-type="float">
            <text:p>1.9942508085</text:p>
          </table:table-cell>
          <table:table-cell table:style-name="ce2" office:value-type="float" office:value="1.42532039765241" calcext:value-type="float">
            <text:p>1.4253203977</text:p>
          </table:table-cell>
          <table:table-cell table:style-name="ce2" office:value-type="float" office:value="1.18577075098814" calcext:value-type="float">
            <text:p>1.185770751</text:p>
          </table:table-cell>
          <table:table-cell table:style-name="ce2" office:value-type="float" office:value="1.5930051503174" calcext:value-type="float">
            <text:p>1.5930051503</text:p>
          </table:table-cell>
          <table:table-cell table:style-name="ce2" office:value-type="float" office:value="1.24565816265421" calcext:value-type="float">
            <text:p>1.2456581627</text:p>
          </table:table-cell>
          <table:table-cell table:style-name="ce2" office:value-type="float" office:value="0.946221104323871" calcext:value-type="float">
            <text:p>0.9462211043</text:p>
          </table:table-cell>
          <table:table-cell table:style-name="ce2" office:value-type="float" office:value="0.862378727991376" calcext:value-type="float">
            <text:p>0.862378728</text:p>
          </table:table-cell>
          <table:table-cell table:style-name="ce2" office:value-type="float" office:value="0.664750269493352" calcext:value-type="float">
            <text:p>0.6647502695</text:p>
          </table:table-cell>
          <table:table-cell table:style-name="ce2" office:value-type="float" office:value="0.904299916157624" calcext:value-type="float">
            <text:p>0.9042999162</text:p>
          </table:table-cell>
        </table:table-row>
        <table:table-row table:style-name="ro2">
          <table:table-cell office:value-type="string" calcext:value-type="string">
            <text:p>UniHuman_20_flanklength_flankclashTrue.csv </text:p>
          </table:table-cell>
          <table:table-cell office:value-type="string" calcext:value-type="string">
            <text:p><text:s/>multipass </text:p>
          </table:table-cell>
          <table:table-cell office:value-type="string" calcext:value-type="string">
            <text:p><text:s/>K </text:p>
          </table:table-cell>
          <table:table-cell office:value-type="float" office:value="18400" calcext:value-type="float">
            <text:p>18400</text:p>
          </table:table-cell>
          <table:table-cell/>
          <table:table-cell table:style-name="ce2" office:value-type="float" office:value="1.04938605506572" calcext:value-type="float">
            <text:p>1.0493860551</text:p>
          </table:table-cell>
          <table:table-cell table:style-name="ce2" office:value-type="float" office:value="1.2873911397198" calcext:value-type="float">
            <text:p>1.2873911397</text:p>
          </table:table-cell>
          <table:table-cell table:style-name="ce2" office:value-type="float" office:value="1.10888732622924" calcext:value-type="float">
            <text:p>1.1088873262</text:p>
          </table:table-cell>
          <table:table-cell table:style-name="ce2" office:value-type="float" office:value="1.40639368204684" calcext:value-type="float">
            <text:p>1.406393682</text:p>
          </table:table-cell>
          <table:table-cell table:style-name="ce2" office:value-type="float" office:value="1.70930924433386" calcext:value-type="float">
            <text:p>1.7093092443</text:p>
          </table:table-cell>
          <table:table-cell table:style-name="ce2" office:value-type="float" office:value="1.92567750311029" calcext:value-type="float">
            <text:p>1.9256775031</text:p>
          </table:table-cell>
          <table:table-cell table:style-name="ce2" office:value-type="float" office:value="1.87158543841618" calcext:value-type="float">
            <text:p>1.8715854384</text:p>
          </table:table-cell>
          <table:table-cell table:style-name="ce2" office:value-type="float" office:value="1.72012765727268" calcext:value-type="float">
            <text:p>1.7201276573</text:p>
          </table:table-cell>
          <table:table-cell table:style-name="ce2" office:value-type="float" office:value="1.86076702547736" calcext:value-type="float">
            <text:p>1.8607670255</text:p>
          </table:table-cell>
          <table:table-cell table:style-name="ce2" office:value-type="float" office:value="2.71001244117488" calcext:value-type="float">
            <text:p>2.7100124412</text:p>
          </table:table-cell>
          <table:table-cell table:style-name="ce2" office:value-type="float" office:value="3.33207118515714" calcext:value-type="float">
            <text:p>3.3320711852</text:p>
          </table:table-cell>
          <table:table-cell table:style-name="ce2" office:value-type="float" office:value="3.68366960566885" calcext:value-type="float">
            <text:p>3.6836696057</text:p>
          </table:table-cell>
          <table:table-cell table:style-name="ce2" office:value-type="float" office:value="3.09406610050306" calcext:value-type="float">
            <text:p>3.0940661005</text:p>
          </table:table-cell>
          <table:table-cell table:style-name="ce2" office:value-type="float" office:value="3.38075404338184" calcext:value-type="float">
            <text:p>3.3807540434</text:p>
          </table:table-cell>
          <table:table-cell table:style-name="ce2" office:value-type="float" office:value="4.27327311083464" calcext:value-type="float">
            <text:p>4.2732731108</text:p>
          </table:table-cell>
          <table:table-cell table:style-name="ce2" office:value-type="float" office:value="4.15967977497701" calcext:value-type="float">
            <text:p>4.159679775</text:p>
          </table:table-cell>
          <table:table-cell table:style-name="ce2" office:value-type="float" office:value="4.00281278736409" calcext:value-type="float">
            <text:p>4.0028127874</text:p>
          </table:table-cell>
          <table:table-cell table:style-name="ce2" office:value-type="float" office:value="4.68978200897928" calcext:value-type="float">
            <text:p>4.689782009</text:p>
          </table:table-cell>
          <table:table-cell table:style-name="ce2" office:value-type="float" office:value="6.07994807161789" calcext:value-type="float">
            <text:p>6.0799480716</text:p>
          </table:table-cell>
          <table:table-cell table:style-name="ce2" office:value-type="float" office:value="4.50586898901931" calcext:value-type="float">
            <text:p>4.505868989</text:p>
          </table:table-cell>
          <table:table-cell table:style-name="ce2" office:value-type="float" office:value="1.04397684859631" calcext:value-type="float">
            <text:p>1.0439768486</text:p>
          </table:table-cell>
          <table:table-cell table:number-columns-repeated="2" table:style-name="ce2" office:value-type="float" office:value="0.789744144533997" calcext:value-type="float">
            <text:p>0.7897441445</text:p>
          </table:table-cell>
          <table:table-cell table:style-name="ce2" office:value-type="float" office:value="0.843836209228106" calcext:value-type="float">
            <text:p>0.8438362092</text:p>
          </table:table-cell>
          <table:table-cell table:style-name="ce2" office:value-type="float" office:value="0.465191756369341" calcext:value-type="float">
            <text:p>0.4651917564</text:p>
          </table:table-cell>
          <table:table-cell table:style-name="ce2" office:value-type="float" office:value="0.535511440471683" calcext:value-type="float">
            <text:p>0.5355114405</text:p>
          </table:table-cell>
          <table:table-cell table:style-name="ce2" office:value-type="float" office:value="0.57878509222697" calcext:value-type="float">
            <text:p>0.5787850922</text:p>
          </table:table-cell>
          <table:table-cell table:style-name="ce2" office:value-type="float" office:value="0.308324768756423" calcext:value-type="float">
            <text:p>0.3083247688</text:p>
          </table:table-cell>
          <table:table-cell table:style-name="ce2" office:value-type="float" office:value="0.167685400551739" calcext:value-type="float">
            <text:p>0.1676854006</text:p>
          </table:table-cell>
          <table:table-cell table:style-name="ce2" office:value-type="float" office:value="0.248823497592903" calcext:value-type="float">
            <text:p>0.2488234976</text:p>
          </table:table-cell>
          <table:table-cell table:style-name="ce2" office:value-type="float" office:value="0.167685400551739" calcext:value-type="float">
            <text:p>0.1676854006</text:p>
          </table:table-cell>
          <table:table-cell table:style-name="ce2" office:value-type="float" office:value="0.221777465245848" calcext:value-type="float">
            <text:p>0.2217774652</text:p>
          </table:table-cell>
          <table:table-cell table:style-name="ce2" office:value-type="float" office:value="0.243414291123492" calcext:value-type="float">
            <text:p>0.2434142911</text:p>
          </table:table-cell>
          <table:table-cell table:style-name="ce2" office:value-type="float" office:value="0.248823497592903" calcext:value-type="float">
            <text:p>0.2488234976</text:p>
          </table:table-cell>
          <table:table-cell table:style-name="ce2" office:value-type="float" office:value="0.200140639368205" calcext:value-type="float">
            <text:p>0.2001406394</text:p>
          </table:table-cell>
          <table:table-cell table:style-name="ce2" office:value-type="float" office:value="0.389462865797587" calcext:value-type="float">
            <text:p>0.3894628658</text:p>
          </table:table-cell>
          <table:table-cell table:style-name="ce2" office:value-type="float" office:value="0.324552388164656" calcext:value-type="float">
            <text:p>0.3245523882</text:p>
          </table:table-cell>
          <table:table-cell table:style-name="ce2" office:value-type="float" office:value="0.416508898144642" calcext:value-type="float">
            <text:p>0.4165088981</text:p>
          </table:table-cell>
          <table:table-cell table:style-name="ce2" office:value-type="float" office:value="0.497646995185806" calcext:value-type="float">
            <text:p>0.4976469952</text:p>
          </table:table-cell>
          <table:table-cell table:style-name="ce2" office:value-type="float" office:value="0.432736517552875" calcext:value-type="float">
            <text:p>0.4327365176</text:p>
          </table:table-cell>
          <table:table-cell table:style-name="ce2" office:value-type="float" office:value="1.01693081624926" calcext:value-type="float">
            <text:p>1.0169308162</text:p>
          </table:table-cell>
          <table:table-cell table:style-name="ce2" office:value-type="float" office:value="3.25093308811597" calcext:value-type="float">
            <text:p>3.2509330881</text:p>
          </table:table-cell>
          <table:table-cell table:style-name="ce2" office:value-type="float" office:value="3.26716070752421" calcext:value-type="float">
            <text:p>3.2671607075</text:p>
          </table:table-cell>
          <table:table-cell table:style-name="ce2" office:value-type="float" office:value="2.87228863525721" calcext:value-type="float">
            <text:p>2.8722886353</text:p>
          </table:table-cell>
          <table:table-cell table:style-name="ce2" office:value-type="float" office:value="2.06631687131498" calcext:value-type="float">
            <text:p>2.0663168713</text:p>
          </table:table-cell>
          <table:table-cell table:style-name="ce2" office:value-type="float" office:value="2.91015308054308" calcext:value-type="float">
            <text:p>2.9101530805</text:p>
          </table:table-cell>
          <table:table-cell table:style-name="ce2" office:value-type="float" office:value="1.90944988370206" calcext:value-type="float">
            <text:p>1.9094498837</text:p>
          </table:table-cell>
          <table:table-cell table:style-name="ce2" office:value-type="float" office:value="1.72553686374209" calcext:value-type="float">
            <text:p>1.7255368637</text:p>
          </table:table-cell>
          <table:table-cell table:style-name="ce2" office:value-type="float" office:value="1.61735273435387" calcext:value-type="float">
            <text:p>1.6173527344</text:p>
          </table:table-cell>
          <table:table-cell table:style-name="ce2" office:value-type="float" office:value="1.39557526910802" calcext:value-type="float">
            <text:p>1.3955752691</text:p>
          </table:table-cell>
          <table:table-cell table:style-name="ce2" office:value-type="float" office:value="1.67144479904798" calcext:value-type="float">
            <text:p>1.671444799</text:p>
          </table:table-cell>
          <table:table-cell table:style-name="ce2" office:value-type="float" office:value="1.66603559257857" calcext:value-type="float">
            <text:p>1.6660355926</text:p>
          </table:table-cell>
          <table:table-cell table:style-name="ce2" office:value-type="float" office:value="1.67144479904798" calcext:value-type="float">
            <text:p>1.671444799</text:p>
          </table:table-cell>
          <table:table-cell table:style-name="ce2" office:value-type="float" office:value="1.03315843565749" calcext:value-type="float">
            <text:p>1.0331584357</text:p>
          </table:table-cell>
          <table:table-cell table:style-name="ce2" office:value-type="float" office:value="0.92497430626927" calcext:value-type="float">
            <text:p>0.9249743063</text:p>
          </table:table-cell>
          <table:table-cell table:style-name="ce2" office:value-type="float" office:value="0.724833666901066" calcext:value-type="float">
            <text:p>0.7248336669</text:p>
          </table:table-cell>
          <table:table-cell table:style-name="ce2" office:value-type="float" office:value="0.638286363390491" calcext:value-type="float">
            <text:p>0.6382863634</text:p>
          </table:table-cell>
          <table:table-cell table:style-name="ce2" office:value-type="float" office:value="0.75187969924812" calcext:value-type="float">
            <text:p>0.7518796992</text:p>
          </table:table-cell>
          <table:table-cell table:style-name="ce2" office:value-type="float" office:value="0.540920646941094" calcext:value-type="float">
            <text:p>0.5409206469</text:p>
          </table:table-cell>
          <table:table-cell table:style-name="ce2" office:value-type="float" office:value="0.605831124574025" calcext:value-type="float">
            <text:p>0.6058311246</text:p>
          </table:table-cell>
          <table:table-cell table:style-name="ce2" office:value-type="float" office:value="0.503056201655217" calcext:value-type="float">
            <text:p>0.5030562017</text:p>
          </table:table-cell>
        </table:table-row>
        <table:table-row table:style-name="ro2">
          <table:table-cell office:value-type="string" calcext:value-type="string">
            <text:p>UniHuman_20_flanklength_flankclashTrue.csv </text:p>
          </table:table-cell>
          <table:table-cell office:value-type="string" calcext:value-type="string">
            <text:p><text:s/>multipass </text:p>
          </table:table-cell>
          <table:table-cell office:value-type="string" calcext:value-type="string">
            <text:p><text:s/>R </text:p>
          </table:table-cell>
          <table:table-cell office:value-type="float" office:value="21896" calcext:value-type="float">
            <text:p>21896</text:p>
          </table:table-cell>
          <table:table-cell/>
          <table:table-cell table:style-name="ce2" office:value-type="float" office:value="0.955674888504596" calcext:value-type="float">
            <text:p>0.9556748885</text:p>
          </table:table-cell>
          <table:table-cell table:style-name="ce2" office:value-type="float" office:value="1.1149540365887" calcext:value-type="float">
            <text:p>1.1149540366</text:p>
          </table:table-cell>
          <table:table-cell table:style-name="ce2" office:value-type="float" office:value="1.06944570856467" calcext:value-type="float">
            <text:p>1.0694457086</text:p>
          </table:table-cell>
          <table:table-cell table:style-name="ce2" office:value-type="float" office:value="1.32884317830163" calcext:value-type="float">
            <text:p>1.3288431783</text:p>
          </table:table-cell>
          <table:table-cell table:style-name="ce2" office:value-type="float" office:value="1.4380631655593" calcext:value-type="float">
            <text:p>1.4380631656</text:p>
          </table:table-cell>
          <table:table-cell table:style-name="ce2" office:value-type="float" office:value="1.73386729771548" calcext:value-type="float">
            <text:p>1.7338672977</text:p>
          </table:table-cell>
          <table:table-cell table:style-name="ce2" office:value-type="float" office:value="1.68380813688905" calcext:value-type="float">
            <text:p>1.6838081369</text:p>
          </table:table-cell>
          <table:table-cell table:style-name="ce2" office:value-type="float" office:value="1.57913898243379" calcext:value-type="float">
            <text:p>1.5791389824</text:p>
          </table:table-cell>
          <table:table-cell table:style-name="ce2" office:value-type="float" office:value="1.56093565122417" calcext:value-type="float">
            <text:p>1.5609356512</text:p>
          </table:table-cell>
          <table:table-cell table:style-name="ce2" office:value-type="float" office:value="2.63038135978884" calcext:value-type="float">
            <text:p>2.6303813598</text:p>
          </table:table-cell>
          <table:table-cell table:style-name="ce2" office:value-type="float" office:value="2.64403385819605" calcext:value-type="float">
            <text:p>2.6440338582</text:p>
          </table:table-cell>
          <table:table-cell table:style-name="ce2" office:value-type="float" office:value="4.11395285337217" calcext:value-type="float">
            <text:p>4.1139528534</text:p>
          </table:table-cell>
          <table:table-cell table:style-name="ce2" office:value-type="float" office:value="3.32210794575407" calcext:value-type="float">
            <text:p>3.3221079458</text:p>
          </table:table-cell>
          <table:table-cell table:style-name="ce2" office:value-type="float" office:value="3.33576044416128" calcext:value-type="float">
            <text:p>3.3357604442</text:p>
          </table:table-cell>
          <table:table-cell table:style-name="ce2" office:value-type="float" office:value="4.24137617183945" calcext:value-type="float">
            <text:p>4.2413761718</text:p>
          </table:table-cell>
          <table:table-cell table:style-name="ce2" office:value-type="float" office:value="3.82725038682079" calcext:value-type="float">
            <text:p>3.8272503868</text:p>
          </table:table-cell>
          <table:table-cell table:style-name="ce2" office:value-type="float" office:value="5.84326931828525" calcext:value-type="float">
            <text:p>5.8432693183</text:p>
          </table:table-cell>
          <table:table-cell table:style-name="ce2" office:value-type="float" office:value="4.50532447437881" calcext:value-type="float">
            <text:p>4.5053244744</text:p>
          </table:table-cell>
          <table:table-cell table:style-name="ce2" office:value-type="float" office:value="6.70792755074179" calcext:value-type="float">
            <text:p>6.7079275507</text:p>
          </table:table-cell>
          <table:table-cell table:style-name="ce2" office:value-type="float" office:value="7.07199417493401" calcext:value-type="float">
            <text:p>7.0719941749</text:p>
          </table:table-cell>
          <table:table-cell table:style-name="ce2" office:value-type="float" office:value="1.78392645854191" calcext:value-type="float">
            <text:p>1.7839264585</text:p>
          </table:table-cell>
          <table:table-cell table:style-name="ce2" office:value-type="float" office:value="0.782743242013289" calcext:value-type="float">
            <text:p>0.782743242</text:p>
          </table:table-cell>
          <table:table-cell table:style-name="ce2" office:value-type="float" office:value="0.591608264312369" calcext:value-type="float">
            <text:p>0.5916082643</text:p>
          </table:table-cell>
          <table:table-cell table:style-name="ce2" office:value-type="float" office:value="0.73723491398926" calcext:value-type="float">
            <text:p>0.737234914</text:p>
          </table:table-cell>
          <table:table-cell table:style-name="ce2" office:value-type="float" office:value="0.359515791389824" calcext:value-type="float">
            <text:p>0.3595157914</text:p>
          </table:table-cell>
          <table:table-cell table:style-name="ce2" office:value-type="float" office:value="0.24119413852735" calcext:value-type="float">
            <text:p>0.2411941385</text:p>
          </table:table-cell>
          <table:table-cell table:style-name="ce2" office:value-type="float" office:value="0.350414125785019" calcext:value-type="float">
            <text:p>0.3504141258</text:p>
          </table:table-cell>
          <table:table-cell table:style-name="ce2" office:value-type="float" office:value="0.282151633748976" calcext:value-type="float">
            <text:p>0.2821516337</text:p>
          </table:table-cell>
          <table:table-cell table:style-name="ce2" office:value-type="float" office:value="0.414125785018658" calcext:value-type="float">
            <text:p>0.414125785</text:p>
          </table:table-cell>
          <table:table-cell table:style-name="ce2" office:value-type="float" office:value="0.427778283425867" calcext:value-type="float">
            <text:p>0.4277782834</text:p>
          </table:table-cell>
          <table:table-cell table:style-name="ce2" office:value-type="float" office:value="0.318558296168199" calcext:value-type="float">
            <text:p>0.3185582962</text:p>
          </table:table-cell>
          <table:table-cell table:style-name="ce2" office:value-type="float" office:value="0.46418494584509" calcext:value-type="float">
            <text:p>0.4641849458</text:p>
          </table:table-cell>
          <table:table-cell table:style-name="ce2" office:value-type="float" office:value="0.427778283425867" calcext:value-type="float">
            <text:p>0.4277782834</text:p>
          </table:table-cell>
          <table:table-cell table:style-name="ce2" office:value-type="float" office:value="0.382269955401839" calcext:value-type="float">
            <text:p>0.3822699554</text:p>
          </table:table-cell>
          <table:table-cell table:style-name="ce2" office:value-type="float" office:value="0.318558296168199" calcext:value-type="float">
            <text:p>0.3185582962</text:p>
          </table:table-cell>
          <table:table-cell table:style-name="ce2" office:value-type="float" office:value="0.43232911622827" calcext:value-type="float">
            <text:p>0.4323291162</text:p>
          </table:table-cell>
          <table:table-cell table:style-name="ce2" office:value-type="float" office:value="0.473286611449895" calcext:value-type="float">
            <text:p>0.4732866114</text:p>
          </table:table-cell>
          <table:table-cell table:style-name="ce2" office:value-type="float" office:value="0.405024119413853" calcext:value-type="float">
            <text:p>0.4050241194</text:p>
          </table:table-cell>
          <table:table-cell table:style-name="ce2" office:value-type="float" office:value="0.459634113042687" calcext:value-type="float">
            <text:p>0.459634113</text:p>
          </table:table-cell>
          <table:table-cell table:style-name="ce2" office:value-type="float" office:value="0.314007463365796" calcext:value-type="float">
            <text:p>0.3140074634</text:p>
          </table:table-cell>
          <table:table-cell table:style-name="ce2" office:value-type="float" office:value="0.555201601893146" calcext:value-type="float">
            <text:p>0.5552016019</text:p>
          </table:table-cell>
          <table:table-cell table:style-name="ce2" office:value-type="float" office:value="3.14007463365796" calcext:value-type="float">
            <text:p>3.1400746337</text:p>
          </table:table-cell>
          <table:table-cell table:style-name="ce2" office:value-type="float" office:value="2.63038135978884" calcext:value-type="float">
            <text:p>2.6303813598</text:p>
          </table:table-cell>
          <table:table-cell table:style-name="ce2" office:value-type="float" office:value="2.82606717029216" calcext:value-type="float">
            <text:p>2.8260671703</text:p>
          </table:table-cell>
          <table:table-cell table:style-name="ce2" office:value-type="float" office:value="1.98871393465004" calcext:value-type="float">
            <text:p>1.9887139347</text:p>
          </table:table-cell>
          <table:table-cell table:style-name="ce2" office:value-type="float" office:value="2.62127969418404" calcext:value-type="float">
            <text:p>2.6212796942</text:p>
          </table:table-cell>
          <table:table-cell table:style-name="ce2" office:value-type="float" office:value="2.02512059706926" calcext:value-type="float">
            <text:p>2.0251205971</text:p>
          </table:table-cell>
          <table:table-cell table:style-name="ce2" office:value-type="float" office:value="1.5973423136434" calcext:value-type="float">
            <text:p>1.5973423136</text:p>
          </table:table-cell>
          <table:table-cell table:style-name="ce2" office:value-type="float" office:value="1.51997815600255" calcext:value-type="float">
            <text:p>1.519978156</text:p>
          </table:table-cell>
          <table:table-cell table:style-name="ce2" office:value-type="float" office:value="1.36524984072085" calcext:value-type="float">
            <text:p>1.3652498407</text:p>
          </table:table-cell>
          <table:table-cell table:style-name="ce2" office:value-type="float" office:value="1.46081732957131" calcext:value-type="float">
            <text:p>1.4608173296</text:p>
          </table:table-cell>
          <table:table-cell table:style-name="ce2" office:value-type="float" office:value="1.19686902703195" calcext:value-type="float">
            <text:p>1.196869027</text:p>
          </table:table-cell>
          <table:table-cell table:style-name="ce2" office:value-type="float" office:value="1.06944570856467" calcext:value-type="float">
            <text:p>1.0694457086</text:p>
          </table:table-cell>
          <table:table-cell table:style-name="ce2" office:value-type="float" office:value="0.923819058887776" calcext:value-type="float">
            <text:p>0.9238190589</text:p>
          </table:table-cell>
          <table:table-cell table:style-name="ce2" office:value-type="float" office:value="0.696277418767634" calcext:value-type="float">
            <text:p>0.6962774188</text:p>
          </table:table-cell>
          <table:table-cell table:style-name="ce2" office:value-type="float" office:value="0.691726585965232" calcext:value-type="float">
            <text:p>0.691726586</text:p>
          </table:table-cell>
          <table:table-cell table:style-name="ce2" office:value-type="float" office:value="0.600709929917175" calcext:value-type="float">
            <text:p>0.6007099299</text:p>
          </table:table-cell>
          <table:table-cell table:style-name="ce2" office:value-type="float" office:value="0.505142441066715" calcext:value-type="float">
            <text:p>0.5051424411</text:p>
          </table:table-cell>
          <table:table-cell table:style-name="ce2" office:value-type="float" office:value="0.596159097114772" calcext:value-type="float">
            <text:p>0.5961590971</text:p>
          </table:table-cell>
          <table:table-cell table:style-name="ce2" office:value-type="float" office:value="0.527896605078729" calcext:value-type="float">
            <text:p>0.5278966051</text:p>
          </table:table-cell>
          <table:table-cell table:style-name="ce2" office:value-type="float" office:value="0.43232911622827" calcext:value-type="float">
            <text:p>0.4323291162</text:p>
          </table:table-cell>
        </table:table-row>
        <table:table-row table:style-name="ro1">
          <table:table-cell office:value-type="string" calcext:value-type="string">
            <text:p>UniHuman_20_flanklength_flankclashTrue.csv </text:p>
          </table:table-cell>
          <table:table-cell office:value-type="string" calcext:value-type="string">
            <text:p><text:s/>multipass </text:p>
          </table:table-cell>
          <table:table-cell office:value-type="string" calcext:value-type="string">
            <text:p><text:s/>D &amp; E</text:p>
          </table:table-cell>
          <table:table-cell office:value-type="float" office:value="29878" calcext:value-type="float">
            <text:p>29878</text:p>
          </table:table-cell>
          <table:table-cell/>
          <table:table-cell office:value-type="float" office:value="2.35475198244882" calcext:value-type="float">
            <text:p>2.3547519824</text:p>
          </table:table-cell>
          <table:table-cell office:value-type="float" office:value="2.32764367086404" calcext:value-type="float">
            <text:p>2.3276436709</text:p>
          </table:table-cell>
          <table:table-cell office:value-type="float" office:value="2.34871976897178" calcext:value-type="float">
            <text:p>2.348719769</text:p>
          </table:table-cell>
          <table:table-cell office:value-type="float" office:value="2.59847490770445" calcext:value-type="float">
            <text:p>2.5984749077</text:p>
          </table:table-cell>
          <table:table-cell office:value-type="float" office:value="2.2403109553406" calcext:value-type="float">
            <text:p>2.2403109553</text:p>
          </table:table-cell>
          <table:table-cell office:value-type="float" office:value="2.68845435184533" calcext:value-type="float">
            <text:p>2.6884543518</text:p>
          </table:table-cell>
          <table:table-cell office:value-type="float" office:value="2.67244426467302" calcext:value-type="float">
            <text:p>2.6724442647</text:p>
          </table:table-cell>
          <table:table-cell office:value-type="float" office:value="2.82491324689494" calcext:value-type="float">
            <text:p>2.8249132469</text:p>
          </table:table-cell>
          <table:table-cell office:value-type="float" office:value="3.31841574359119" calcext:value-type="float">
            <text:p>3.3184157436</text:p>
          </table:table-cell>
          <table:table-cell office:value-type="float" office:value="3.21659931879567" calcext:value-type="float">
            <text:p>3.2165993188</text:p>
          </table:table-cell>
          <table:table-cell office:value-type="float" office:value="3.61050165942288" calcext:value-type="float">
            <text:p>3.6105016594</text:p>
          </table:table-cell>
          <table:table-cell office:value-type="float" office:value="3.25345805777626" calcext:value-type="float">
            <text:p>3.2534580578</text:p>
          </table:table-cell>
          <table:table-cell office:value-type="float" office:value="3.54839371581689" calcext:value-type="float">
            <text:p>3.5483937158</text:p>
          </table:table-cell>
          <table:table-cell office:value-type="float" office:value="4.51844685220341" calcext:value-type="float">
            <text:p>4.5184468522</text:p>
          </table:table-cell>
          <table:table-cell office:value-type="float" office:value="4.84405488757198" calcext:value-type="float">
            <text:p>4.8440548876</text:p>
          </table:table-cell>
          <table:table-cell office:value-type="float" office:value="3.96662792394379" calcext:value-type="float">
            <text:p>3.9666279239</text:p>
          </table:table-cell>
          <table:table-cell office:value-type="float" office:value="5.24105884941554" calcext:value-type="float">
            <text:p>5.2410588494</text:p>
          </table:table-cell>
          <table:table-cell office:value-type="float" office:value="5.87124768746085" calcext:value-type="float">
            <text:p>5.8712476875</text:p>
          </table:table-cell>
          <table:table-cell office:value-type="float" office:value="4.80930713455818" calcext:value-type="float">
            <text:p>4.8093071346</text:p>
          </table:table-cell>
          <table:table-cell office:value-type="float" office:value="7.25413629197967" calcext:value-type="float">
            <text:p>7.254136292</text:p>
          </table:table-cell>
          <table:table-cell office:value-type="float" office:value="2.22493434165076" calcext:value-type="float">
            <text:p>2.2249343417</text:p>
          </table:table-cell>
          <table:table-cell office:value-type="float" office:value="1.2141576561172" calcext:value-type="float">
            <text:p>1.2141576561</text:p>
          </table:table-cell>
          <table:table-cell office:value-type="float" office:value="1.35232150995059" calcext:value-type="float">
            <text:p>1.35232151</text:p>
          </table:table-cell>
          <table:table-cell office:value-type="float" office:value="1.08899999907156" calcext:value-type="float">
            <text:p>1.0889999991</text:p>
          </table:table-cell>
          <table:table-cell office:value-type="float" office:value="1.13682724699697" calcext:value-type="float">
            <text:p>1.136827247</text:p>
          </table:table-cell>
          <table:table-cell office:value-type="float" office:value="1.28853304026878" calcext:value-type="float">
            <text:p>1.2885330403</text:p>
          </table:table-cell>
          <table:table-cell office:value-type="float" office:value="1.74797767477748" calcext:value-type="float">
            <text:p>1.7479776748</text:p>
          </table:table-cell>
          <table:table-cell office:value-type="float" office:value="1.81158756357574" calcext:value-type="float">
            <text:p>1.8115875636</text:p>
          </table:table-cell>
          <table:table-cell office:value-type="float" office:value="1.56221401931813" calcext:value-type="float">
            <text:p>1.5622140193</text:p>
          </table:table-cell>
          <table:table-cell office:value-type="float" office:value="2.65681577197577" calcext:value-type="float">
            <text:p>2.656815772</text:p>
          </table:table-cell>
          <table:table-cell office:value-type="float" office:value="1.95008414646829" calcext:value-type="float">
            <text:p>1.9500841465</text:p>
          </table:table-cell>
          <table:table-cell office:value-type="float" office:value="1.15057220002688" calcext:value-type="float">
            <text:p>1.1505722</text:p>
          </table:table-cell>
          <table:table-cell office:value-type="float" office:value="2.1240596866889" calcext:value-type="float">
            <text:p>2.1240596867</text:p>
          </table:table-cell>
          <table:table-cell office:value-type="float" office:value="1.0318039182254" calcext:value-type="float">
            <text:p>1.0318039182</text:p>
          </table:table-cell>
          <table:table-cell office:value-type="float" office:value="0.978529064889501" calcext:value-type="float">
            <text:p>0.9785290649</text:p>
          </table:table-cell>
          <table:table-cell office:value-type="float" office:value="2.80597256746194" calcext:value-type="float">
            <text:p>2.8059725675</text:p>
          </table:table-cell>
          <table:table-cell office:value-type="float" office:value="1.77299943310343" calcext:value-type="float">
            <text:p>1.7729994331</text:p>
          </table:table-cell>
          <table:table-cell office:value-type="float" office:value="1.340460096588" calcext:value-type="float">
            <text:p>1.3404600966</text:p>
          </table:table-cell>
          <table:table-cell office:value-type="float" office:value="1.43382502558849" calcext:value-type="float">
            <text:p>1.4338250256</text:p>
          </table:table-cell>
          <table:table-cell office:value-type="float" office:value="1.849794099573" calcext:value-type="float">
            <text:p>1.8497940996</text:p>
          </table:table-cell>
          <table:table-cell office:value-type="float" office:value="1.65308636787677" calcext:value-type="float">
            <text:p>1.6530863679</text:p>
          </table:table-cell>
          <table:table-cell office:value-type="float" office:value="6.466006433594" calcext:value-type="float">
            <text:p>6.4660064336</text:p>
          </table:table-cell>
          <table:table-cell office:value-type="float" office:value="7.3279834854085" calcext:value-type="float">
            <text:p>7.3279834854</text:p>
          </table:table-cell>
          <table:table-cell office:value-type="float" office:value="5.93595349426838" calcext:value-type="float">
            <text:p>5.9359534943</text:p>
          </table:table-cell>
          <table:table-cell office:value-type="float" office:value="6.4621660561355" calcext:value-type="float">
            <text:p>6.4621660561</text:p>
          </table:table-cell>
          <table:table-cell office:value-type="float" office:value="6.13772723690004" calcext:value-type="float">
            <text:p>6.1377272369</text:p>
          </table:table-cell>
          <table:table-cell office:value-type="float" office:value="7.68337099368725" calcext:value-type="float">
            <text:p>7.6833709937</text:p>
          </table:table-cell>
          <table:table-cell office:value-type="float" office:value="6.74024758800196" calcext:value-type="float">
            <text:p>6.740247588</text:p>
          </table:table-cell>
          <table:table-cell office:value-type="float" office:value="4.67244221232555" calcext:value-type="float">
            <text:p>4.6724422123</text:p>
          </table:table-cell>
          <table:table-cell office:value-type="float" office:value="5.25215707382802" calcext:value-type="float">
            <text:p>5.2521570738</text:p>
          </table:table-cell>
          <table:table-cell office:value-type="float" office:value="4.42645415292754" calcext:value-type="float">
            <text:p>4.4264541529</text:p>
          </table:table-cell>
          <table:table-cell office:value-type="float" office:value="3.91414069226595" calcext:value-type="float">
            <text:p>3.9141406923</text:p>
          </table:table-cell>
          <table:table-cell office:value-type="float" office:value="3.71142517980063" calcext:value-type="float">
            <text:p>3.7114251798</text:p>
          </table:table-cell>
          <table:table-cell office:value-type="float" office:value="3.01520717063907" calcext:value-type="float">
            <text:p>3.0152071706</text:p>
          </table:table-cell>
          <table:table-cell office:value-type="float" office:value="3.27682372273432" calcext:value-type="float">
            <text:p>3.2768237227</text:p>
          </table:table-cell>
          <table:table-cell office:value-type="float" office:value="3.14787455364608" calcext:value-type="float">
            <text:p>3.1478745536</text:p>
          </table:table-cell>
          <table:table-cell office:value-type="float" office:value="2.68623808311884" calcext:value-type="float">
            <text:p>2.6862380831</text:p>
          </table:table-cell>
          <table:table-cell office:value-type="float" office:value="3.22996267735053" calcext:value-type="float">
            <text:p>3.2299626774</text:p>
          </table:table-cell>
          <table:table-cell office:value-type="float" office:value="3.42873252959764" calcext:value-type="float">
            <text:p>3.4287325296</text:p>
          </table:table-cell>
          <table:table-cell office:value-type="float" office:value="1.5731092301391" calcext:value-type="float">
            <text:p>1.5731092301</text:p>
          </table:table-cell>
          <table:table-cell office:value-type="float" office:value="1.87764116739994" calcext:value-type="float">
            <text:p>1.8776411674</text:p>
          </table:table-cell>
        </table:table-row>
        <table:table-row table:style-name="ro1">
          <table:table-cell office:value-type="string" calcext:value-type="string">
            <text:p>UniHuman_20_flanklength_flankclashTrue.csv </text:p>
          </table:table-cell>
          <table:table-cell office:value-type="string" calcext:value-type="string">
            <text:p><text:s/>multipass </text:p>
          </table:table-cell>
          <table:table-cell office:value-type="string" calcext:value-type="string">
            <text:p><text:s/>R &amp; K</text:p>
          </table:table-cell>
          <table:table-cell office:value-type="float" office:value="199.174434079" calcext:value-type="float">
            <text:p>199.174434079</text:p>
          </table:table-cell>
          <table:table-cell/>
          <table:table-cell office:value-type="float" office:value="2.00506094357032" calcext:value-type="float">
            <text:p>2.0050609436</text:p>
          </table:table-cell>
          <table:table-cell office:value-type="float" office:value="2.4023451763085" calcext:value-type="float">
            <text:p>2.4023451763</text:p>
          </table:table-cell>
          <table:table-cell office:value-type="float" office:value="2.17833303479391" calcext:value-type="float">
            <text:p>2.1783330348</text:p>
          </table:table-cell>
          <table:table-cell office:value-type="float" office:value="2.73523686034847" calcext:value-type="float">
            <text:p>2.7352368603</text:p>
          </table:table-cell>
          <table:table-cell office:value-type="float" office:value="3.14737240989315" calcext:value-type="float">
            <text:p>3.1473724099</text:p>
          </table:table-cell>
          <table:table-cell office:value-type="float" office:value="3.65954480082578" calcext:value-type="float">
            <text:p>3.6595448008</text:p>
          </table:table-cell>
          <table:table-cell office:value-type="float" office:value="3.55539357530523" calcext:value-type="float">
            <text:p>3.5553935753</text:p>
          </table:table-cell>
          <table:table-cell office:value-type="float" office:value="3.29926663970646" calcext:value-type="float">
            <text:p>3.2992666397</text:p>
          </table:table-cell>
          <table:table-cell office:value-type="float" office:value="3.42170267670154" calcext:value-type="float">
            <text:p>3.4217026767</text:p>
          </table:table-cell>
          <table:table-cell office:value-type="float" office:value="5.34039380096372" calcext:value-type="float">
            <text:p>5.340393801</text:p>
          </table:table-cell>
          <table:table-cell office:value-type="float" office:value="5.97610504335319" calcext:value-type="float">
            <text:p>5.9761050434</text:p>
          </table:table-cell>
          <table:table-cell office:value-type="float" office:value="7.79762245904102" calcext:value-type="float">
            <text:p>7.797622459</text:p>
          </table:table-cell>
          <table:table-cell office:value-type="float" office:value="6.41617404625713" calcext:value-type="float">
            <text:p>6.4161740463</text:p>
          </table:table-cell>
          <table:table-cell office:value-type="float" office:value="6.71651448754312" calcext:value-type="float">
            <text:p>6.7165144875</text:p>
          </table:table-cell>
          <table:table-cell office:value-type="float" office:value="8.51464928267409" calcext:value-type="float">
            <text:p>8.5146492827</text:p>
          </table:table-cell>
          <table:table-cell office:value-type="float" office:value="7.9869301617978" calcext:value-type="float">
            <text:p>7.9869301618</text:p>
          </table:table-cell>
          <table:table-cell office:value-type="float" office:value="9.84608210564934" calcext:value-type="float">
            <text:p>9.8460821056</text:p>
          </table:table-cell>
          <table:table-cell office:value-type="float" office:value="9.19510648335809" calcext:value-type="float">
            <text:p>9.1951064834</text:p>
          </table:table-cell>
          <table:table-cell office:value-type="float" office:value="12.7878756223597" calcext:value-type="float">
            <text:p>12.7878756224</text:p>
          </table:table-cell>
          <table:table-cell office:value-type="float" office:value="11.5778631639533" calcext:value-type="float">
            <text:p>11.577863164</text:p>
          </table:table-cell>
          <table:table-cell office:value-type="float" office:value="2.82790330713822" calcext:value-type="float">
            <text:p>2.8279033071</text:p>
          </table:table-cell>
          <table:table-cell office:value-type="float" office:value="1.57248738654729" calcext:value-type="float">
            <text:p>1.5724873865</text:p>
          </table:table-cell>
          <table:table-cell office:value-type="float" office:value="1.38135240884637" calcext:value-type="float">
            <text:p>1.3813524088</text:p>
          </table:table-cell>
          <table:table-cell office:value-type="float" office:value="1.58107112321737" calcext:value-type="float">
            <text:p>1.5810711232</text:p>
          </table:table-cell>
          <table:table-cell office:value-type="float" office:value="0.824707547759165" calcext:value-type="float">
            <text:p>0.8247075478</text:p>
          </table:table-cell>
          <table:table-cell office:value-type="float" office:value="0.776705578999033" calcext:value-type="float">
            <text:p>0.776705579</text:p>
          </table:table-cell>
          <table:table-cell office:value-type="float" office:value="0.929199218011989" calcext:value-type="float">
            <text:p>0.929199218</text:p>
          </table:table-cell>
          <table:table-cell office:value-type="float" office:value="0.590476402505399" calcext:value-type="float">
            <text:p>0.5904764025</text:p>
          </table:table-cell>
          <table:table-cell office:value-type="float" office:value="0.581811185570397" calcext:value-type="float">
            <text:p>0.5818111856</text:p>
          </table:table-cell>
          <table:table-cell office:value-type="float" office:value="0.67660178101877" calcext:value-type="float">
            <text:p>0.676601781</text:p>
          </table:table-cell>
          <table:table-cell office:value-type="float" office:value="0.486243696719938" calcext:value-type="float">
            <text:p>0.4862436967</text:p>
          </table:table-cell>
          <table:table-cell office:value-type="float" office:value="0.685962411090938" calcext:value-type="float">
            <text:p>0.6859624111</text:p>
          </table:table-cell>
          <table:table-cell office:value-type="float" office:value="0.671192574549359" calcext:value-type="float">
            <text:p>0.6711925745</text:p>
          </table:table-cell>
          <table:table-cell office:value-type="float" office:value="0.631093452994742" calcext:value-type="float">
            <text:p>0.631093453</text:p>
          </table:table-cell>
          <table:table-cell office:value-type="float" office:value="0.518698935536404" calcext:value-type="float">
            <text:p>0.5186989355</text:p>
          </table:table-cell>
          <table:table-cell office:value-type="float" office:value="0.821791982025857" calcext:value-type="float">
            <text:p>0.821791982</text:p>
          </table:table-cell>
          <table:table-cell office:value-type="float" office:value="0.797838999614552" calcext:value-type="float">
            <text:p>0.7978389996</text:p>
          </table:table-cell>
          <table:table-cell office:value-type="float" office:value="0.821533017558495" calcext:value-type="float">
            <text:p>0.8215330176</text:p>
          </table:table-cell>
          <table:table-cell office:value-type="float" office:value="0.957281108228493" calcext:value-type="float">
            <text:p>0.9572811082</text:p>
          </table:table-cell>
          <table:table-cell office:value-type="float" office:value="0.746743980918671" calcext:value-type="float">
            <text:p>0.7467439809</text:p>
          </table:table-cell>
          <table:table-cell office:value-type="float" office:value="1.5721324181424" calcext:value-type="float">
            <text:p>1.5721324181</text:p>
          </table:table-cell>
          <table:table-cell office:value-type="float" office:value="6.39100772177393" calcext:value-type="float">
            <text:p>6.3910077218</text:p>
          </table:table-cell>
          <table:table-cell office:value-type="float" office:value="5.89754206731305" calcext:value-type="float">
            <text:p>5.8975420673</text:p>
          </table:table-cell>
          <table:table-cell office:value-type="float" office:value="5.69835580554937" calcext:value-type="float">
            <text:p>5.6983558055</text:p>
          </table:table-cell>
          <table:table-cell office:value-type="float" office:value="4.05503080596502" calcext:value-type="float">
            <text:p>4.055030806</text:p>
          </table:table-cell>
          <table:table-cell office:value-type="float" office:value="5.53143277472712" calcext:value-type="float">
            <text:p>5.5314327747</text:p>
          </table:table-cell>
          <table:table-cell office:value-type="float" office:value="3.93457048077132" calcext:value-type="float">
            <text:p>3.9345704808</text:p>
          </table:table-cell>
          <table:table-cell office:value-type="float" office:value="3.32287917738549" calcext:value-type="float">
            <text:p>3.3228791774</text:p>
          </table:table-cell>
          <table:table-cell office:value-type="float" office:value="3.13733089035642" calcext:value-type="float">
            <text:p>3.1373308904</text:p>
          </table:table-cell>
          <table:table-cell office:value-type="float" office:value="2.76082510982887" calcext:value-type="float">
            <text:p>2.7608251098</text:p>
          </table:table-cell>
          <table:table-cell office:value-type="float" office:value="3.13226212861929" calcext:value-type="float">
            <text:p>3.1322621286</text:p>
          </table:table-cell>
          <table:table-cell office:value-type="float" office:value="2.86290461961052" calcext:value-type="float">
            <text:p>2.8629046196</text:p>
          </table:table-cell>
          <table:table-cell office:value-type="float" office:value="2.74089050761265" calcext:value-type="float">
            <text:p>2.7408905076</text:p>
          </table:table-cell>
          <table:table-cell office:value-type="float" office:value="1.95697749454527" calcext:value-type="float">
            <text:p>1.9569774945</text:p>
          </table:table-cell>
          <table:table-cell office:value-type="float" office:value="1.6212517250369" calcext:value-type="float">
            <text:p>1.621251725</text:p>
          </table:table-cell>
          <table:table-cell office:value-type="float" office:value="1.4165602528663" calcext:value-type="float">
            <text:p>1.4165602529</text:p>
          </table:table-cell>
          <table:table-cell office:value-type="float" office:value="1.23899629330767" calcext:value-type="float">
            <text:p>1.2389962933</text:p>
          </table:table-cell>
          <table:table-cell office:value-type="float" office:value="1.25702214031484" calcext:value-type="float">
            <text:p>1.2570221403</text:p>
          </table:table-cell>
          <table:table-cell office:value-type="float" office:value="1.13707974405587" calcext:value-type="float">
            <text:p>1.1370797441</text:p>
          </table:table-cell>
          <table:table-cell office:value-type="float" office:value="1.13372772965275" calcext:value-type="float">
            <text:p>1.1337277297</text:p>
          </table:table-cell>
          <table:table-cell office:value-type="float" office:value="0.935385317883487" calcext:value-type="float">
            <text:p>0.9353853179</text:p>
          </table:table-cell>
        </table:table-row>
        <table:table-row table:style-name="ro1" table:number-rows-repeated="3">
          <table:table-cell table:number-columns-repeated="66"/>
        </table:table-row>
        <table:table-row table:style-name="ro1">
          <table:table-cell table:number-columns-repeated="5"/>
          <table:table-cell office:value-type="float" office:value="-30" calcext:value-type="float">
            <text:p>-30</text:p>
          </table:table-cell>
          <table:table-cell office:value-type="float" office:value="-29" calcext:value-type="float">
            <text:p>-29</text:p>
          </table:table-cell>
          <table:table-cell office:value-type="float" office:value="-28" calcext:value-type="float">
            <text:p>-28</text:p>
          </table:table-cell>
          <table:table-cell office:value-type="float" office:value="-27" calcext:value-type="float">
            <text:p>-27</text:p>
          </table:table-cell>
          <table:table-cell office:value-type="float" office:value="-26" calcext:value-type="float">
            <text:p>-26</text:p>
          </table:table-cell>
          <table:table-cell office:value-type="float" office:value="-25" calcext:value-type="float">
            <text:p>-25</text:p>
          </table:table-cell>
          <table:table-cell office:value-type="float" office:value="-24" calcext:value-type="float">
            <text:p>-24</text:p>
          </table:table-cell>
          <table:table-cell office:value-type="float" office:value="-23" calcext:value-type="float">
            <text:p>-23</text:p>
          </table:table-cell>
          <table:table-cell office:value-type="float" office:value="-22" calcext:value-type="float">
            <text:p>-22</text:p>
          </table:table-cell>
          <table:table-cell office:value-type="float" office:value="-21" calcext:value-type="float">
            <text:p>-21</text:p>
          </table:table-cell>
          <table:table-cell office:value-type="float" office:value="-20" calcext:value-type="float">
            <text:p>-20</text:p>
          </table:table-cell>
          <table:table-cell office:value-type="float" office:value="-19" calcext:value-type="float">
            <text:p>-19</text:p>
          </table:table-cell>
          <table:table-cell office:value-type="float" office:value="-18" calcext:value-type="float">
            <text:p>-18</text:p>
          </table:table-cell>
          <table:table-cell office:value-type="float" office:value="-17" calcext:value-type="float">
            <text:p>-17</text:p>
          </table:table-cell>
          <table:table-cell office:value-type="float" office:value="-16" calcext:value-type="float">
            <text:p>-16</text:p>
          </table:table-cell>
          <table:table-cell office:value-type="float" office:value="-15" calcext:value-type="float">
            <text:p>-15</text:p>
          </table:table-cell>
          <table:table-cell office:value-type="float" office:value="-14" calcext:value-type="float">
            <text:p>-14</text:p>
          </table:table-cell>
          <table:table-cell office:value-type="float" office:value="-13" calcext:value-type="float">
            <text:p>-13</text:p>
          </table:table-cell>
          <table:table-cell office:value-type="float" office:value="-12" calcext:value-type="float">
            <text:p>-12</text:p>
          </table:table-cell>
          <table:table-cell office:value-type="float" office:value="-11" calcext:value-type="float">
            <text:p>-11</text:p>
          </table:table-cell>
          <table:table-cell office:value-type="float" office:value="-10" calcext:value-type="float">
            <text:p>-10</text:p>
          </table:table-cell>
          <table:table-cell office:value-type="float" office:value="-9" calcext:value-type="float">
            <text:p>-9</text:p>
          </table:table-cell>
          <table:table-cell office:value-type="float" office:value="-8" calcext:value-type="float">
            <text:p>-8</text:p>
          </table:table-cell>
          <table:table-cell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string" calcext:value-type="string">
            <text:p>TopDB_20_flanklength_flankclashTrue.csv </text:p>
          </table:table-cell>
          <table:table-cell office:value-type="string" calcext:value-type="string">
            <text:p><text:s/>singlepass </text:p>
          </table:table-cell>
          <table:table-cell office:value-type="string" calcext:value-type="string">
            <text:p><text:s/>I </text:p>
          </table:table-cell>
          <table:table-cell office:value-type="float" office:value="6080" calcext:value-type="float">
            <text:p>6080</text:p>
          </table:table-cell>
          <table:table-cell/>
          <table:table-cell table:style-name="ce3" office:value-type="float" office:value="0.50595723845275" calcext:value-type="float">
            <text:p>0.5059572385</text:p>
          </table:table-cell>
          <table:table-cell table:style-name="ce3" office:value-type="float" office:value="0.620205647135629" calcext:value-type="float">
            <text:p>0.6202056471</text:p>
          </table:table-cell>
          <table:table-cell table:style-name="ce3" office:value-type="float" office:value="0.669169250856863" calcext:value-type="float">
            <text:p>0.6691692509</text:p>
          </table:table-cell>
          <table:table-cell table:style-name="ce3" office:value-type="float" office:value="0.685490452097274" calcext:value-type="float">
            <text:p>0.6854904521</text:p>
          </table:table-cell>
          <table:table-cell table:style-name="ce3" office:value-type="float" office:value="0.571242043414395" calcext:value-type="float">
            <text:p>0.5712420434</text:p>
          </table:table-cell>
          <table:table-cell table:style-name="ce3" office:value-type="float" office:value="0.489636037212339" calcext:value-type="float">
            <text:p>0.4896360372</text:p>
          </table:table-cell>
          <table:table-cell table:style-name="ce3" office:value-type="float" office:value="0.685490452097274" calcext:value-type="float">
            <text:p>0.6854904521</text:p>
          </table:table-cell>
          <table:table-cell table:style-name="ce3" office:value-type="float" office:value="0.75077525705892" calcext:value-type="float">
            <text:p>0.7507752571</text:p>
          </table:table-cell>
          <table:table-cell table:style-name="ce3" office:value-type="float" office:value="0.603884445895218" calcext:value-type="float">
            <text:p>0.6038844459</text:p>
          </table:table-cell>
          <table:table-cell table:style-name="ce3" office:value-type="float" office:value="0.718132854578097" calcext:value-type="float">
            <text:p>0.7181328546</text:p>
          </table:table-cell>
          <table:table-cell table:style-name="ce3" office:value-type="float" office:value="0.734454055818508" calcext:value-type="float">
            <text:p>0.7344540558</text:p>
          </table:table-cell>
          <table:table-cell table:style-name="ce3" office:value-type="float" office:value="0.75077525705892" calcext:value-type="float">
            <text:p>0.7507752571</text:p>
          </table:table-cell>
          <table:table-cell table:style-name="ce3" office:value-type="float" office:value="0.50595723845275" calcext:value-type="float">
            <text:p>0.5059572385</text:p>
          </table:table-cell>
          <table:table-cell table:number-columns-repeated="2" table:style-name="ce3" office:value-type="float" office:value="0.669169250856863" calcext:value-type="float">
            <text:p>0.6691692509</text:p>
          </table:table-cell>
          <table:table-cell table:style-name="ce3" office:value-type="float" office:value="0.767096458299331" calcext:value-type="float">
            <text:p>0.7670964583</text:p>
          </table:table-cell>
          <table:table-cell table:style-name="ce3" office:value-type="float" office:value="0.685490452097274" calcext:value-type="float">
            <text:p>0.6854904521</text:p>
          </table:table-cell>
          <table:table-cell table:style-name="ce3" office:value-type="float" office:value="0.603884445895218" calcext:value-type="float">
            <text:p>0.6038844459</text:p>
          </table:table-cell>
          <table:table-cell table:style-name="ce3" office:value-type="float" office:value="0.848702464501387" calcext:value-type="float">
            <text:p>0.8487024645</text:p>
          </table:table-cell>
          <table:table-cell table:style-name="ce3" office:value-type="float" office:value="1.19144769055002" calcext:value-type="float">
            <text:p>1.1914476906</text:p>
          </table:table-cell>
          <table:table-cell table:style-name="ce3" office:value-type="float" office:value="2.41553778358087" calcext:value-type="float">
            <text:p>2.4155377836</text:p>
          </table:table-cell>
          <table:table-cell table:style-name="ce3" office:value-type="float" office:value="2.38289538110005" calcext:value-type="float">
            <text:p>2.3828953811</text:p>
          </table:table-cell>
          <table:table-cell table:style-name="ce3" office:value-type="float" office:value="2.15439856373429" calcext:value-type="float">
            <text:p>2.1543985637</text:p>
          </table:table-cell>
          <table:table-cell table:style-name="ce3" office:value-type="float" office:value="2.87253141831239" calcext:value-type="float">
            <text:p>2.8725314183</text:p>
          </table:table-cell>
          <table:table-cell table:style-name="ce3" office:value-type="float" office:value="3.1826342418802" calcext:value-type="float">
            <text:p>3.1826342419</text:p>
          </table:table-cell>
          <table:table-cell table:style-name="ce3" office:value-type="float" office:value="3.21527664436103" calcext:value-type="float">
            <text:p>3.2152766444</text:p>
          </table:table-cell>
          <table:table-cell table:style-name="ce3" office:value-type="float" office:value="3.1826342418802" calcext:value-type="float">
            <text:p>3.1826342419</text:p>
          </table:table-cell>
          <table:table-cell table:style-name="ce3" office:value-type="float" office:value="3.73755508405419" calcext:value-type="float">
            <text:p>3.7375550841</text:p>
          </table:table-cell>
          <table:table-cell table:style-name="ce3" office:value-type="float" office:value="3.46009466296719" calcext:value-type="float">
            <text:p>3.460094663</text:p>
          </table:table-cell>
          <table:table-cell table:number-columns-repeated="2" table:style-name="ce3" office:value-type="float" office:value="3.23159784560144" calcext:value-type="float">
            <text:p>3.2315978456</text:p>
          </table:table-cell>
          <table:table-cell table:style-name="ce3" office:value-type="float" office:value="2.95413742451444" calcext:value-type="float">
            <text:p>2.9541374245</text:p>
          </table:table-cell>
          <table:table-cell table:style-name="ce3" office:value-type="float" office:value="3.16631304063979" calcext:value-type="float">
            <text:p>3.1663130406</text:p>
          </table:table-cell>
          <table:table-cell table:style-name="ce3" office:value-type="float" office:value="2.54610739350416" calcext:value-type="float">
            <text:p>2.5461073935</text:p>
          </table:table-cell>
          <table:table-cell table:style-name="ce3" office:value-type="float" office:value="2.98677982699527" calcext:value-type="float">
            <text:p>2.986779827</text:p>
          </table:table-cell>
          <table:table-cell table:style-name="ce3" office:value-type="float" office:value="3.06838583319732" calcext:value-type="float">
            <text:p>3.0683858332</text:p>
          </table:table-cell>
          <table:table-cell table:style-name="ce3" office:value-type="float" office:value="3.29688265056308" calcext:value-type="float">
            <text:p>3.2968826506</text:p>
          </table:table-cell>
          <table:table-cell table:style-name="ce3" office:value-type="float" office:value="3.59066427289048" calcext:value-type="float">
            <text:p>3.5906642729</text:p>
          </table:table-cell>
          <table:table-cell table:style-name="ce3" office:value-type="float" office:value="3.86812469397748" calcext:value-type="float">
            <text:p>3.868124694</text:p>
          </table:table-cell>
          <table:table-cell table:style-name="ce3" office:value-type="float" office:value="3.63962787661172" calcext:value-type="float">
            <text:p>3.6396278766</text:p>
          </table:table-cell>
          <table:table-cell table:style-name="ce3" office:value-type="float" office:value="3.46009466296719" calcext:value-type="float">
            <text:p>3.460094663</text:p>
          </table:table-cell>
          <table:table-cell table:style-name="ce3" office:value-type="float" office:value="2.49714378978293" calcext:value-type="float">
            <text:p>2.4971437898</text:p>
          </table:table-cell>
          <table:table-cell table:style-name="ce3" office:value-type="float" office:value="1.1588052880692" calcext:value-type="float">
            <text:p>1.1588052881</text:p>
          </table:table-cell>
          <table:table-cell table:style-name="ce3" office:value-type="float" office:value="1.50155051411784" calcext:value-type="float">
            <text:p>1.5015505141</text:p>
          </table:table-cell>
          <table:table-cell table:style-name="ce3" office:value-type="float" office:value="0.930308470703444" calcext:value-type="float">
            <text:p>0.9303084707</text:p>
          </table:table-cell>
          <table:table-cell table:style-name="ce3" office:value-type="float" office:value="0.946629671943855" calcext:value-type="float">
            <text:p>0.9466296719</text:p>
          </table:table-cell>
          <table:table-cell table:style-name="ce3" office:value-type="float" office:value="0.832381263260976" calcext:value-type="float">
            <text:p>0.8323812633</text:p>
          </table:table-cell>
          <table:table-cell table:style-name="ce3" office:value-type="float" office:value="0.718132854578097" calcext:value-type="float">
            <text:p>0.7181328546</text:p>
          </table:table-cell>
          <table:table-cell table:style-name="ce3" office:value-type="float" office:value="0.783417659539742" calcext:value-type="float">
            <text:p>0.7834176595</text:p>
          </table:table-cell>
          <table:table-cell table:style-name="ce3" office:value-type="float" office:value="1.02823567814591" calcext:value-type="float">
            <text:p>1.0282356781</text:p>
          </table:table-cell>
          <table:table-cell table:style-name="ce3" office:value-type="float" office:value="0.865023665741798" calcext:value-type="float">
            <text:p>0.8650236657</text:p>
          </table:table-cell>
          <table:table-cell table:style-name="ce3" office:value-type="float" office:value="0.767096458299331" calcext:value-type="float">
            <text:p>0.7670964583</text:p>
          </table:table-cell>
          <table:table-cell table:style-name="ce3" office:value-type="float" office:value="0.865023665741798" calcext:value-type="float">
            <text:p>0.8650236657</text:p>
          </table:table-cell>
          <table:table-cell table:style-name="ce3" office:value-type="float" office:value="1.06087808062673" calcext:value-type="float">
            <text:p>1.0608780806</text:p>
          </table:table-cell>
          <table:table-cell table:style-name="ce3" office:value-type="float" office:value="1.02823567814591" calcext:value-type="float">
            <text:p>1.0282356781</text:p>
          </table:table-cell>
          <table:table-cell table:style-name="ce3" office:value-type="float" office:value="0.946629671943855" calcext:value-type="float">
            <text:p>0.9466296719</text:p>
          </table:table-cell>
          <table:table-cell table:style-name="ce3" office:value-type="float" office:value="1.0119144769055" calcext:value-type="float">
            <text:p>1.0119144769</text:p>
          </table:table-cell>
          <table:table-cell table:style-name="ce3" office:value-type="float" office:value="0.75077525705892" calcext:value-type="float">
            <text:p>0.7507752571</text:p>
          </table:table-cell>
          <table:table-cell table:style-name="ce3" office:value-type="float" office:value="0.946629671943855" calcext:value-type="float">
            <text:p>0.9466296719</text:p>
          </table:table-cell>
          <table:table-cell table:style-name="ce3" office:value-type="float" office:value="0.685490452097274" calcext:value-type="float">
            <text:p>0.6854904521</text:p>
          </table:table-cell>
          <table:table-cell table:style-name="ce3" office:value-type="float" office:value="0.538599640933573" calcext:value-type="float">
            <text:p>0.5385996409</text:p>
          </table:table-cell>
        </table:table-row>
        <table:table-row table:style-name="ro2">
          <table:table-cell office:value-type="string" calcext:value-type="string">
            <text:p>TopDB_20_flanklength_flankclashTrue.csv </text:p>
          </table:table-cell>
          <table:table-cell office:value-type="string" calcext:value-type="string">
            <text:p><text:s/>singlepass </text:p>
          </table:table-cell>
          <table:table-cell office:value-type="string" calcext:value-type="string">
            <text:p><text:s/>V </text:p>
          </table:table-cell>
          <table:table-cell office:value-type="float" office:value="7613" calcext:value-type="float">
            <text:p>7613</text:p>
          </table:table-cell>
          <table:table-cell/>
          <table:table-cell table:style-name="ce3" office:value-type="float" office:value="0.402806652806653" calcext:value-type="float">
            <text:p>0.4028066528</text:p>
          </table:table-cell>
          <table:table-cell table:style-name="ce3" office:value-type="float" office:value="0.584719334719335" calcext:value-type="float">
            <text:p>0.5847193347</text:p>
          </table:table-cell>
          <table:table-cell table:style-name="ce3" office:value-type="float" office:value="0.675675675675676" calcext:value-type="float">
            <text:p>0.6756756757</text:p>
          </table:table-cell>
          <table:table-cell table:style-name="ce3" office:value-type="float" office:value="0.935550935550936" calcext:value-type="float">
            <text:p>0.9355509356</text:p>
          </table:table-cell>
          <table:table-cell table:style-name="ce3" office:value-type="float" office:value="0.740644490644491" calcext:value-type="float">
            <text:p>0.7406444906</text:p>
          </table:table-cell>
          <table:table-cell table:style-name="ce3" office:value-type="float" office:value="0.623700623700624" calcext:value-type="float">
            <text:p>0.6237006237</text:p>
          </table:table-cell>
          <table:table-cell table:style-name="ce3" office:value-type="float" office:value="0.753638253638254" calcext:value-type="float">
            <text:p>0.7536382536</text:p>
          </table:table-cell>
          <table:table-cell table:style-name="ce3" office:value-type="float" office:value="1.00051975051975" calcext:value-type="float">
            <text:p>1.0005197505</text:p>
          </table:table-cell>
          <table:table-cell table:number-columns-repeated="2" table:style-name="ce3" office:value-type="float" office:value="0.766632016632017" calcext:value-type="float">
            <text:p>0.7666320166</text:p>
          </table:table-cell>
          <table:table-cell table:style-name="ce3" office:value-type="float" office:value="0.662681912681913" calcext:value-type="float">
            <text:p>0.6626819127</text:p>
          </table:table-cell>
          <table:table-cell table:style-name="ce3" office:value-type="float" office:value="0.610706860706861" calcext:value-type="float">
            <text:p>0.6107068607</text:p>
          </table:table-cell>
          <table:table-cell table:style-name="ce3" office:value-type="float" office:value="0.727650727650728" calcext:value-type="float">
            <text:p>0.7276507277</text:p>
          </table:table-cell>
          <table:table-cell table:style-name="ce3" office:value-type="float" office:value="0.571725571725572" calcext:value-type="float">
            <text:p>0.5717255717</text:p>
          </table:table-cell>
          <table:table-cell table:style-name="ce3" office:value-type="float" office:value="0.753638253638254" calcext:value-type="float">
            <text:p>0.7536382536</text:p>
          </table:table-cell>
          <table:table-cell table:style-name="ce3" office:value-type="float" office:value="0.584719334719335" calcext:value-type="float">
            <text:p>0.5847193347</text:p>
          </table:table-cell>
          <table:table-cell table:style-name="ce3" office:value-type="float" office:value="0.532744282744283" calcext:value-type="float">
            <text:p>0.5327442827</text:p>
          </table:table-cell>
          <table:table-cell table:style-name="ce3" office:value-type="float" office:value="0.688669438669439" calcext:value-type="float">
            <text:p>0.6886694387</text:p>
          </table:table-cell>
          <table:table-cell table:style-name="ce3" office:value-type="float" office:value="0.597713097713098" calcext:value-type="float">
            <text:p>0.5977130977</text:p>
          </table:table-cell>
          <table:table-cell table:style-name="ce3" office:value-type="float" office:value="0.948544698544699" calcext:value-type="float">
            <text:p>0.9485446985</text:p>
          </table:table-cell>
          <table:table-cell table:style-name="ce3" office:value-type="float" office:value="1.66320166320166" calcext:value-type="float">
            <text:p>1.6632016632</text:p>
          </table:table-cell>
          <table:table-cell table:style-name="ce3" office:value-type="float" office:value="2.22193347193347" calcext:value-type="float">
            <text:p>2.2219334719</text:p>
          </table:table-cell>
          <table:table-cell table:style-name="ce3" office:value-type="float" office:value="2.49480249480249" calcext:value-type="float">
            <text:p>2.4948024948</text:p>
          </table:table-cell>
          <table:table-cell table:style-name="ce3" office:value-type="float" office:value="2.89760914760915" calcext:value-type="float">
            <text:p>2.8976091476</text:p>
          </table:table-cell>
          <table:table-cell table:style-name="ce3" office:value-type="float" office:value="2.5987525987526" calcext:value-type="float">
            <text:p>2.5987525988</text:p>
          </table:table-cell>
          <table:table-cell table:style-name="ce3" office:value-type="float" office:value="3.14449064449064" calcext:value-type="float">
            <text:p>3.1444906445</text:p>
          </table:table-cell>
          <table:table-cell table:style-name="ce3" office:value-type="float" office:value="3.07952182952183" calcext:value-type="float">
            <text:p>3.0795218295</text:p>
          </table:table-cell>
          <table:table-cell table:style-name="ce3" office:value-type="float" office:value="3.32640332640333" calcext:value-type="float">
            <text:p>3.3264033264</text:p>
          </table:table-cell>
          <table:table-cell table:style-name="ce3" office:value-type="float" office:value="3.33939708939709" calcext:value-type="float">
            <text:p>3.3393970894</text:p>
          </table:table-cell>
          <table:table-cell table:style-name="ce3" office:value-type="float" office:value="3.09251559251559" calcext:value-type="float">
            <text:p>3.0925155925</text:p>
          </table:table-cell>
          <table:table-cell table:style-name="ce3" office:value-type="float" office:value="3.23544698544699" calcext:value-type="float">
            <text:p>3.2354469854</text:p>
          </table:table-cell>
          <table:table-cell table:style-name="ce3" office:value-type="float" office:value="3.15748440748441" calcext:value-type="float">
            <text:p>3.1574844075</text:p>
          </table:table-cell>
          <table:table-cell table:style-name="ce3" office:value-type="float" office:value="3.37837837837838" calcext:value-type="float">
            <text:p>3.3783783784</text:p>
          </table:table-cell>
          <table:table-cell table:style-name="ce3" office:value-type="float" office:value="3.31340956340956" calcext:value-type="float">
            <text:p>3.3134095634</text:p>
          </table:table-cell>
          <table:table-cell table:style-name="ce3" office:value-type="float" office:value="3.58627858627859" calcext:value-type="float">
            <text:p>3.5862785863</text:p>
          </table:table-cell>
          <table:table-cell table:style-name="ce3" office:value-type="float" office:value="2.97557172557173" calcext:value-type="float">
            <text:p>2.9755717256</text:p>
          </table:table-cell>
          <table:table-cell table:style-name="ce3" office:value-type="float" office:value="3.22245322245322" calcext:value-type="float">
            <text:p>3.2224532225</text:p>
          </table:table-cell>
          <table:table-cell table:style-name="ce3" office:value-type="float" office:value="2.96257796257796" calcext:value-type="float">
            <text:p>2.9625779626</text:p>
          </table:table-cell>
          <table:table-cell table:style-name="ce3" office:value-type="float" office:value="3.01455301455301" calcext:value-type="float">
            <text:p>3.0145530146</text:p>
          </table:table-cell>
          <table:table-cell table:style-name="ce3" office:value-type="float" office:value="2.50779625779626" calcext:value-type="float">
            <text:p>2.5077962578</text:p>
          </table:table-cell>
          <table:table-cell table:style-name="ce3" office:value-type="float" office:value="2.42983367983368" calcext:value-type="float">
            <text:p>2.4298336798</text:p>
          </table:table-cell>
          <table:table-cell table:style-name="ce3" office:value-type="float" office:value="2.15696465696466" calcext:value-type="float">
            <text:p>2.156964657</text:p>
          </table:table-cell>
          <table:table-cell table:style-name="ce3" office:value-type="float" office:value="1.46829521829522" calcext:value-type="float">
            <text:p>1.4682952183</text:p>
          </table:table-cell>
          <table:table-cell table:style-name="ce3" office:value-type="float" office:value="1.36434511434511" calcext:value-type="float">
            <text:p>1.3643451143</text:p>
          </table:table-cell>
          <table:table-cell table:style-name="ce3" office:value-type="float" office:value="0.948544698544699" calcext:value-type="float">
            <text:p>0.9485446985</text:p>
          </table:table-cell>
          <table:table-cell table:style-name="ce3" office:value-type="float" office:value="0.844594594594595" calcext:value-type="float">
            <text:p>0.8445945946</text:p>
          </table:table-cell>
          <table:table-cell table:style-name="ce3" office:value-type="float" office:value="1.03950103950104" calcext:value-type="float">
            <text:p>1.0395010395</text:p>
          </table:table-cell>
          <table:table-cell table:style-name="ce3" office:value-type="float" office:value="0.77962577962578" calcext:value-type="float">
            <text:p>0.7796257796</text:p>
          </table:table-cell>
          <table:table-cell table:style-name="ce3" office:value-type="float" office:value="0.961538461538462" calcext:value-type="float">
            <text:p>0.9615384615</text:p>
          </table:table-cell>
          <table:table-cell table:style-name="ce3" office:value-type="float" office:value="1.09147609147609" calcext:value-type="float">
            <text:p>1.0914760915</text:p>
          </table:table-cell>
          <table:table-cell table:style-name="ce3" office:value-type="float" office:value="1.27338877338877" calcext:value-type="float">
            <text:p>1.2733887734</text:p>
          </table:table-cell>
          <table:table-cell table:style-name="ce3" office:value-type="float" office:value="1.33835758835759" calcext:value-type="float">
            <text:p>1.3383575884</text:p>
          </table:table-cell>
          <table:table-cell table:style-name="ce3" office:value-type="float" office:value="1.11746361746362" calcext:value-type="float">
            <text:p>1.1174636175</text:p>
          </table:table-cell>
          <table:table-cell table:style-name="ce3" office:value-type="float" office:value="1.36434511434511" calcext:value-type="float">
            <text:p>1.3643451143</text:p>
          </table:table-cell>
          <table:table-cell table:style-name="ce3" office:value-type="float" office:value="1.32536382536383" calcext:value-type="float">
            <text:p>1.3253638254</text:p>
          </table:table-cell>
          <table:table-cell table:style-name="ce3" office:value-type="float" office:value="1.20841995841996" calcext:value-type="float">
            <text:p>1.2084199584</text:p>
          </table:table-cell>
          <table:table-cell table:style-name="ce3" office:value-type="float" office:value="1.10446985446985" calcext:value-type="float">
            <text:p>1.1044698545</text:p>
          </table:table-cell>
          <table:table-cell table:style-name="ce3" office:value-type="float" office:value="1.15644490644491" calcext:value-type="float">
            <text:p>1.1564449064</text:p>
          </table:table-cell>
          <table:table-cell table:style-name="ce3" office:value-type="float" office:value="1.13045738045738" calcext:value-type="float">
            <text:p>1.1304573805</text:p>
          </table:table-cell>
          <table:table-cell table:style-name="ce3" office:value-type="float" office:value="0.844594594594595" calcext:value-type="float">
            <text:p>0.8445945946</text:p>
          </table:table-cell>
          <table:table-cell table:style-name="ce3" office:value-type="float" office:value="0.831600831600832" calcext:value-type="float">
            <text:p>0.8316008316</text:p>
          </table:table-cell>
        </table:table-row>
        <table:table-row table:style-name="ro2">
          <table:table-cell office:value-type="string" calcext:value-type="string">
            <text:p>TopDB_20_flanklength_flankclashTrue.csv </text:p>
          </table:table-cell>
          <table:table-cell office:value-type="string" calcext:value-type="string">
            <text:p><text:s/>singlepass </text:p>
          </table:table-cell>
          <table:table-cell office:value-type="string" calcext:value-type="string">
            <text:p><text:s/>L </text:p>
          </table:table-cell>
          <table:table-cell office:value-type="float" office:value="11590" calcext:value-type="float">
            <text:p>11590</text:p>
          </table:table-cell>
          <table:table-cell/>
          <table:table-cell table:style-name="ce3" office:value-type="float" office:value="0.495514737291756" calcext:value-type="float">
            <text:p>0.4955147373</text:p>
          </table:table-cell>
          <table:table-cell table:style-name="ce3" office:value-type="float" office:value="0.632208457923964" calcext:value-type="float">
            <text:p>0.6322084579</text:p>
          </table:table-cell>
          <table:table-cell table:style-name="ce3" office:value-type="float" office:value="0.683468603161042" calcext:value-type="float">
            <text:p>0.6834686032</text:p>
          </table:table-cell>
          <table:table-cell table:style-name="ce3" office:value-type="float" office:value="0.811618966253738" calcext:value-type="float">
            <text:p>0.8116189663</text:p>
          </table:table-cell>
          <table:table-cell table:style-name="ce3" office:value-type="float" office:value="0.820162323793251" calcext:value-type="float">
            <text:p>0.8201623238</text:p>
          </table:table-cell>
          <table:table-cell table:style-name="ce3" office:value-type="float" office:value="0.794532251174712" calcext:value-type="float">
            <text:p>0.7945322512</text:p>
          </table:table-cell>
          <table:table-cell table:style-name="ce3" office:value-type="float" office:value="0.862879111490816" calcext:value-type="float">
            <text:p>0.8628791115</text:p>
          </table:table-cell>
          <table:table-cell table:style-name="ce3" office:value-type="float" office:value="0.589491670226399" calcext:value-type="float">
            <text:p>0.5894916702</text:p>
          </table:table-cell>
          <table:table-cell table:style-name="ce3" office:value-type="float" office:value="0.803075608714225" calcext:value-type="float">
            <text:p>0.8030756087</text:p>
          </table:table-cell>
          <table:table-cell table:style-name="ce3" office:value-type="float" office:value="0.905595899188381" calcext:value-type="float">
            <text:p>0.9055958992</text:p>
          </table:table-cell>
          <table:table-cell table:style-name="ce3" office:value-type="float" office:value="0.871422469030329" calcext:value-type="float">
            <text:p>0.871422469</text:p>
          </table:table-cell>
          <table:table-cell table:style-name="ce3" office:value-type="float" office:value="0.811618966253738" calcext:value-type="float">
            <text:p>0.8116189663</text:p>
          </table:table-cell>
          <table:table-cell table:style-name="ce3" office:value-type="float" office:value="0.794532251174712" calcext:value-type="float">
            <text:p>0.7945322512</text:p>
          </table:table-cell>
          <table:table-cell table:style-name="ce3" office:value-type="float" office:value="0.73472874839812" calcext:value-type="float">
            <text:p>0.7347287484</text:p>
          </table:table-cell>
          <table:table-cell table:style-name="ce3" office:value-type="float" office:value="0.683468603161042" calcext:value-type="float">
            <text:p>0.6834686032</text:p>
          </table:table-cell>
          <table:table-cell table:style-name="ce3" office:value-type="float" office:value="0.580948312686886" calcext:value-type="float">
            <text:p>0.5809483127</text:p>
          </table:table-cell>
          <table:table-cell table:style-name="ce3" office:value-type="float" office:value="0.760358821016659" calcext:value-type="float">
            <text:p>0.760358821</text:p>
          </table:table-cell>
          <table:table-cell table:style-name="ce3" office:value-type="float" office:value="0.922682614267407" calcext:value-type="float">
            <text:p>0.9226826143</text:p>
          </table:table-cell>
          <table:table-cell table:style-name="ce3" office:value-type="float" office:value="0.914139256727894" calcext:value-type="float">
            <text:p>0.9141392567</text:p>
          </table:table-cell>
          <table:table-cell table:style-name="ce3" office:value-type="float" office:value="1.49508756941478" calcext:value-type="float">
            <text:p>1.4950875694</text:p>
          </table:table-cell>
          <table:table-cell table:style-name="ce3" office:value-type="float" office:value="2.47757368645878" calcext:value-type="float">
            <text:p>2.4775736865</text:p>
          </table:table-cell>
          <table:table-cell table:style-name="ce3" office:value-type="float" office:value="2.6228107646305" calcext:value-type="float">
            <text:p>2.6228107646</text:p>
          </table:table-cell>
          <table:table-cell table:style-name="ce3" office:value-type="float" office:value="2.97308842375053" calcext:value-type="float">
            <text:p>2.9730884238</text:p>
          </table:table-cell>
          <table:table-cell table:style-name="ce3" office:value-type="float" office:value="2.73387441264417" calcext:value-type="float">
            <text:p>2.7338744126</text:p>
          </table:table-cell>
          <table:table-cell table:style-name="ce3" office:value-type="float" office:value="3.34045279794959" calcext:value-type="float">
            <text:p>3.3404527979</text:p>
          </table:table-cell>
          <table:table-cell table:style-name="ce3" office:value-type="float" office:value="3.09269542930372" calcext:value-type="float">
            <text:p>3.0926954293</text:p>
          </table:table-cell>
          <table:table-cell table:style-name="ce3" office:value-type="float" office:value="3.38316958564716" calcext:value-type="float">
            <text:p>3.3831695856</text:p>
          </table:table-cell>
          <table:table-cell table:style-name="ce3" office:value-type="float" office:value="3.29773601025203" calcext:value-type="float">
            <text:p>3.2977360103</text:p>
          </table:table-cell>
          <table:table-cell table:style-name="ce3" office:value-type="float" office:value="3.57966680905596" calcext:value-type="float">
            <text:p>3.5796668091</text:p>
          </table:table-cell>
          <table:table-cell table:style-name="ce3" office:value-type="float" office:value="4.02392140111064" calcext:value-type="float">
            <text:p>4.0239214011</text:p>
          </table:table-cell>
          <table:table-cell table:style-name="ce3" office:value-type="float" office:value="3.90431439555745" calcext:value-type="float">
            <text:p>3.9043143956</text:p>
          </table:table-cell>
          <table:table-cell table:style-name="ce3" office:value-type="float" office:value="3.65655702691158" calcext:value-type="float">
            <text:p>3.6565570269</text:p>
          </table:table-cell>
          <table:table-cell table:style-name="ce3" office:value-type="float" office:value="3.45151644596326" calcext:value-type="float">
            <text:p>3.451516446</text:p>
          </table:table-cell>
          <table:table-cell table:style-name="ce3" office:value-type="float" office:value="3.12686885946177" calcext:value-type="float">
            <text:p>3.1268688595</text:p>
          </table:table-cell>
          <table:table-cell table:style-name="ce3" office:value-type="float" office:value="2.79367791542076" calcext:value-type="float">
            <text:p>2.7936779154</text:p>
          </table:table-cell>
          <table:table-cell table:style-name="ce3" office:value-type="float" office:value="2.38359675352413" calcext:value-type="float">
            <text:p>2.3835967535</text:p>
          </table:table-cell>
          <table:table-cell table:style-name="ce3" office:value-type="float" office:value="2.91328492097394" calcext:value-type="float">
            <text:p>2.913284921</text:p>
          </table:table-cell>
          <table:table-cell table:style-name="ce3" office:value-type="float" office:value="2.39214011106365" calcext:value-type="float">
            <text:p>2.3921401111</text:p>
          </table:table-cell>
          <table:table-cell table:style-name="ce3" office:value-type="float" office:value="2.28961982058949" calcext:value-type="float">
            <text:p>2.2896198206</text:p>
          </table:table-cell>
          <table:table-cell table:style-name="ce3" office:value-type="float" office:value="2.46048697137975" calcext:value-type="float">
            <text:p>2.4604869714</text:p>
          </table:table-cell>
          <table:table-cell table:style-name="ce3" office:value-type="float" office:value="2.02477573686459" calcext:value-type="float">
            <text:p>2.0247757369</text:p>
          </table:table-cell>
          <table:table-cell table:style-name="ce3" office:value-type="float" office:value="1.964972234088" calcext:value-type="float">
            <text:p>1.9649722341</text:p>
          </table:table-cell>
          <table:table-cell table:style-name="ce3" office:value-type="float" office:value="1.16189662537377" calcext:value-type="float">
            <text:p>1.1618966254</text:p>
          </table:table-cell>
          <table:table-cell table:style-name="ce3" office:value-type="float" office:value="1.3754805638616" calcext:value-type="float">
            <text:p>1.3754805639</text:p>
          </table:table-cell>
          <table:table-cell table:style-name="ce3" office:value-type="float" office:value="1.2473302007689" calcext:value-type="float">
            <text:p>1.2473302008</text:p>
          </table:table-cell>
          <table:table-cell table:style-name="ce3" office:value-type="float" office:value="1.00811618966254" calcext:value-type="float">
            <text:p>1.0081161897</text:p>
          </table:table-cell>
          <table:table-cell table:style-name="ce3" office:value-type="float" office:value="1.01665954720205" calcext:value-type="float">
            <text:p>1.0166595472</text:p>
          </table:table-cell>
          <table:table-cell table:style-name="ce3" office:value-type="float" office:value="0.914139256727894" calcext:value-type="float">
            <text:p>0.9141392567</text:p>
          </table:table-cell>
          <table:table-cell table:style-name="ce3" office:value-type="float" office:value="1.11917983767621" calcext:value-type="float">
            <text:p>1.1191798377</text:p>
          </table:table-cell>
          <table:table-cell table:style-name="ce3" office:value-type="float" office:value="1.02520290474156" calcext:value-type="float">
            <text:p>1.0252029047</text:p>
          </table:table-cell>
          <table:table-cell table:style-name="ce3" office:value-type="float" office:value="0.768902178556173" calcext:value-type="float">
            <text:p>0.7689021786</text:p>
          </table:table-cell>
          <table:table-cell table:style-name="ce3" office:value-type="float" office:value="0.854335753951303" calcext:value-type="float">
            <text:p>0.854335754</text:p>
          </table:table-cell>
          <table:table-cell table:style-name="ce3" office:value-type="float" office:value="0.888509184109355" calcext:value-type="float">
            <text:p>0.8885091841</text:p>
          </table:table-cell>
          <table:table-cell table:number-columns-repeated="2" table:style-name="ce3" office:value-type="float" office:value="0.862879111490816" calcext:value-type="float">
            <text:p>0.8628791115</text:p>
          </table:table-cell>
          <table:table-cell table:style-name="ce3" office:value-type="float" office:value="0.854335753951303" calcext:value-type="float">
            <text:p>0.854335754</text:p>
          </table:table-cell>
          <table:table-cell table:style-name="ce3" office:value-type="float" office:value="0.922682614267407" calcext:value-type="float">
            <text:p>0.9226826143</text:p>
          </table:table-cell>
          <table:table-cell table:style-name="ce3" office:value-type="float" office:value="0.888509184109355" calcext:value-type="float">
            <text:p>0.8885091841</text:p>
          </table:table-cell>
          <table:table-cell table:style-name="ce3" office:value-type="float" office:value="0.999572832123024" calcext:value-type="float">
            <text:p>0.9995728321</text:p>
          </table:table-cell>
          <table:table-cell table:style-name="ce3" office:value-type="float" office:value="0.683468603161042" calcext:value-type="float">
            <text:p>0.6834686032</text:p>
          </table:table-cell>
          <table:table-cell table:style-name="ce3" office:value-type="float" office:value="0.709098675779581" calcext:value-type="float">
            <text:p>0.7090986758</text:p>
          </table:table-cell>
        </table:table-row>
        <table:table-row table:style-name="ro2">
          <table:table-cell office:value-type="string" calcext:value-type="string">
            <text:p>TopDB_20_flanklength_flankclashTrue.csv </text:p>
          </table:table-cell>
          <table:table-cell office:value-type="string" calcext:value-type="string">
            <text:p><text:s/>singlepass </text:p>
          </table:table-cell>
          <table:table-cell office:value-type="string" calcext:value-type="string">
            <text:p><text:s/>F </text:p>
          </table:table-cell>
          <table:table-cell office:value-type="float" office:value="4006" calcext:value-type="float">
            <text:p>4006</text:p>
          </table:table-cell>
          <table:table-cell/>
          <table:table-cell table:style-name="ce3" office:value-type="float" office:value="0.443786982248521" calcext:value-type="float">
            <text:p>0.4437869822</text:p>
          </table:table-cell>
          <table:table-cell table:style-name="ce3" office:value-type="float" office:value="0.567061143984221" calcext:value-type="float">
            <text:p>0.567061144</text:p>
          </table:table-cell>
          <table:table-cell table:style-name="ce3" office:value-type="float" office:value="0.616370808678501" calcext:value-type="float">
            <text:p>0.6163708087</text:p>
          </table:table-cell>
          <table:table-cell table:style-name="ce3" office:value-type="float" office:value="0.517751479289941" calcext:value-type="float">
            <text:p>0.5177514793</text:p>
          </table:table-cell>
          <table:table-cell table:style-name="ce3" office:value-type="float" office:value="1.13412228796844" calcext:value-type="float">
            <text:p>1.134122288</text:p>
          </table:table-cell>
          <table:table-cell table:style-name="ce3" office:value-type="float" office:value="0.912228796844182" calcext:value-type="float">
            <text:p>0.9122287968</text:p>
          </table:table-cell>
          <table:table-cell table:style-name="ce3" office:value-type="float" office:value="0.567061143984221" calcext:value-type="float">
            <text:p>0.567061144</text:p>
          </table:table-cell>
          <table:table-cell table:style-name="ce3" office:value-type="float" office:value="0.788954635108481" calcext:value-type="float">
            <text:p>0.7889546351</text:p>
          </table:table-cell>
          <table:table-cell table:style-name="ce3" office:value-type="float" office:value="1.18343195266272" calcext:value-type="float">
            <text:p>1.1834319527</text:p>
          </table:table-cell>
          <table:table-cell table:style-name="ce3" office:value-type="float" office:value="0.764299802761341" calcext:value-type="float">
            <text:p>0.7642998028</text:p>
          </table:table-cell>
          <table:table-cell table:style-name="ce3" office:value-type="float" office:value="0.739644970414201" calcext:value-type="float">
            <text:p>0.7396449704</text:p>
          </table:table-cell>
          <table:table-cell table:style-name="ce3" office:value-type="float" office:value="1.06015779092702" calcext:value-type="float">
            <text:p>1.0601577909</text:p>
          </table:table-cell>
          <table:table-cell table:style-name="ce3" office:value-type="float" office:value="1.15877712031558" calcext:value-type="float">
            <text:p>1.1587771203</text:p>
          </table:table-cell>
          <table:table-cell table:style-name="ce3" office:value-type="float" office:value="0.739644970414201" calcext:value-type="float">
            <text:p>0.7396449704</text:p>
          </table:table-cell>
          <table:table-cell table:style-name="ce3" office:value-type="float" office:value="1.03550295857988" calcext:value-type="float">
            <text:p>1.0355029586</text:p>
          </table:table-cell>
          <table:table-cell table:style-name="ce3" office:value-type="float" office:value="1.40532544378698" calcext:value-type="float">
            <text:p>1.4053254438</text:p>
          </table:table-cell>
          <table:table-cell table:style-name="ce3" office:value-type="float" office:value="1.03550295857988" calcext:value-type="float">
            <text:p>1.0355029586</text:p>
          </table:table-cell>
          <table:table-cell table:style-name="ce3" office:value-type="float" office:value="1.28205128205128" calcext:value-type="float">
            <text:p>1.2820512821</text:p>
          </table:table-cell>
          <table:table-cell table:style-name="ce3" office:value-type="float" office:value="1.82445759368836" calcext:value-type="float">
            <text:p>1.8244575937</text:p>
          </table:table-cell>
          <table:table-cell table:style-name="ce3" office:value-type="float" office:value="1.6025641025641" calcext:value-type="float">
            <text:p>1.6025641026</text:p>
          </table:table-cell>
          <table:table-cell table:style-name="ce3" office:value-type="float" office:value="2.63806706114398" calcext:value-type="float">
            <text:p>2.6380670611</text:p>
          </table:table-cell>
          <table:table-cell table:style-name="ce3" office:value-type="float" office:value="3.57495069033531" calcext:value-type="float">
            <text:p>3.5749506903</text:p>
          </table:table-cell>
          <table:table-cell table:style-name="ce3" office:value-type="float" office:value="3.52564102564103" calcext:value-type="float">
            <text:p>3.5256410256</text:p>
          </table:table-cell>
          <table:table-cell table:style-name="ce3" office:value-type="float" office:value="2.93392504930966" calcext:value-type="float">
            <text:p>2.9339250493</text:p>
          </table:table-cell>
          <table:table-cell table:style-name="ce3" office:value-type="float" office:value="2.68737672583826" calcext:value-type="float">
            <text:p>2.6873767258</text:p>
          </table:table-cell>
          <table:table-cell table:style-name="ce3" office:value-type="float" office:value="2.7120315581854" calcext:value-type="float">
            <text:p>2.7120315582</text:p>
          </table:table-cell>
          <table:table-cell table:style-name="ce3" office:value-type="float" office:value="2.16962524654832" calcext:value-type="float">
            <text:p>2.1696252465</text:p>
          </table:table-cell>
          <table:table-cell table:style-name="ce3" office:value-type="float" office:value="2.53944773175542" calcext:value-type="float">
            <text:p>2.5394477318</text:p>
          </table:table-cell>
          <table:table-cell table:style-name="ce3" office:value-type="float" office:value="2.98323471400395" calcext:value-type="float">
            <text:p>2.983234714</text:p>
          </table:table-cell>
          <table:table-cell table:style-name="ce3" office:value-type="float" office:value="3.35305719921105" calcext:value-type="float">
            <text:p>3.3530571992</text:p>
          </table:table-cell>
          <table:table-cell table:style-name="ce3" office:value-type="float" office:value="2.98323471400395" calcext:value-type="float">
            <text:p>2.983234714</text:p>
          </table:table-cell>
          <table:table-cell table:style-name="ce3" office:value-type="float" office:value="3.22978303747535" calcext:value-type="float">
            <text:p>3.2297830375</text:p>
          </table:table-cell>
          <table:table-cell table:style-name="ce3" office:value-type="float" office:value="2.44082840236686" calcext:value-type="float">
            <text:p>2.4408284024</text:p>
          </table:table-cell>
          <table:table-cell table:style-name="ce3" office:value-type="float" office:value="2.76134122287968" calcext:value-type="float">
            <text:p>2.7613412229</text:p>
          </table:table-cell>
          <table:table-cell table:style-name="ce3" office:value-type="float" office:value="2.78599605522682" calcext:value-type="float">
            <text:p>2.7859960552</text:p>
          </table:table-cell>
          <table:table-cell table:style-name="ce3" office:value-type="float" office:value="2.41617357001972" calcext:value-type="float">
            <text:p>2.41617357</text:p>
          </table:table-cell>
          <table:table-cell table:style-name="ce3" office:value-type="float" office:value="2.36686390532544" calcext:value-type="float">
            <text:p>2.3668639053</text:p>
          </table:table-cell>
          <table:table-cell table:style-name="ce3" office:value-type="float" office:value="1.87376725838264" calcext:value-type="float">
            <text:p>1.8737672584</text:p>
          </table:table-cell>
          <table:table-cell table:style-name="ce3" office:value-type="float" office:value="2.63806706114398" calcext:value-type="float">
            <text:p>2.6380670611</text:p>
          </table:table-cell>
          <table:table-cell table:style-name="ce3" office:value-type="float" office:value="1.87376725838264" calcext:value-type="float">
            <text:p>1.8737672584</text:p>
          </table:table-cell>
          <table:table-cell table:style-name="ce3" office:value-type="float" office:value="2.04635108481262" calcext:value-type="float">
            <text:p>2.0463510848</text:p>
          </table:table-cell>
          <table:table-cell table:style-name="ce3" office:value-type="float" office:value="1.7258382642998" calcext:value-type="float">
            <text:p>1.7258382643</text:p>
          </table:table-cell>
          <table:table-cell table:style-name="ce3" office:value-type="float" office:value="1.52859960552268" calcext:value-type="float">
            <text:p>1.5285996055</text:p>
          </table:table-cell>
          <table:table-cell table:style-name="ce3" office:value-type="float" office:value="1.06015779092702" calcext:value-type="float">
            <text:p>1.0601577909</text:p>
          </table:table-cell>
          <table:table-cell table:style-name="ce3" office:value-type="float" office:value="1.94773175542406" calcext:value-type="float">
            <text:p>1.9477317554</text:p>
          </table:table-cell>
          <table:table-cell table:style-name="ce3" office:value-type="float" office:value="1.3560157790927" calcext:value-type="float">
            <text:p>1.3560157791</text:p>
          </table:table-cell>
          <table:table-cell table:style-name="ce3" office:value-type="float" office:value="1.52859960552268" calcext:value-type="float">
            <text:p>1.5285996055</text:p>
          </table:table-cell>
          <table:table-cell table:style-name="ce3" office:value-type="float" office:value="1.28205128205128" calcext:value-type="float">
            <text:p>1.2820512821</text:p>
          </table:table-cell>
          <table:table-cell table:style-name="ce3" office:value-type="float" office:value="1.01084812623274" calcext:value-type="float">
            <text:p>1.0108481262</text:p>
          </table:table-cell>
          <table:table-cell table:style-name="ce3" office:value-type="float" office:value="0.838264299802761" calcext:value-type="float">
            <text:p>0.8382642998</text:p>
          </table:table-cell>
          <table:table-cell table:style-name="ce3" office:value-type="float" office:value="0.986193293885602" calcext:value-type="float">
            <text:p>0.9861932939</text:p>
          </table:table-cell>
          <table:table-cell table:style-name="ce3" office:value-type="float" office:value="1.03550295857988" calcext:value-type="float">
            <text:p>1.0355029586</text:p>
          </table:table-cell>
          <table:table-cell table:style-name="ce3" office:value-type="float" office:value="0.739644970414201" calcext:value-type="float">
            <text:p>0.7396449704</text:p>
          </table:table-cell>
          <table:table-cell table:style-name="ce3" office:value-type="float" office:value="1.01084812623274" calcext:value-type="float">
            <text:p>1.0108481262</text:p>
          </table:table-cell>
          <table:table-cell table:style-name="ce3" office:value-type="float" office:value="0.862919132149901" calcext:value-type="float">
            <text:p>0.8629191321</text:p>
          </table:table-cell>
          <table:table-cell table:style-name="ce3" office:value-type="float" office:value="1.232741617357" calcext:value-type="float">
            <text:p>1.2327416174</text:p>
          </table:table-cell>
          <table:table-cell table:style-name="ce3" office:value-type="float" office:value="1.30670611439842" calcext:value-type="float">
            <text:p>1.3067061144</text:p>
          </table:table-cell>
          <table:table-cell table:number-columns-repeated="2" table:style-name="ce3" office:value-type="float" office:value="0.936883629191322" calcext:value-type="float">
            <text:p>0.9368836292</text:p>
          </table:table-cell>
          <table:table-cell table:style-name="ce3" office:value-type="float" office:value="0.665680473372781" calcext:value-type="float">
            <text:p>0.6656804734</text:p>
          </table:table-cell>
          <table:table-cell table:style-name="ce3" office:value-type="float" office:value="0.862919132149901" calcext:value-type="float">
            <text:p>0.8629191321</text:p>
          </table:table-cell>
        </table:table-row>
        <table:table-row table:style-name="ro2">
          <table:table-cell office:value-type="string" calcext:value-type="string">
            <text:p>TopDB_20_flanklength_flankclashTrue.csv </text:p>
          </table:table-cell>
          <table:table-cell office:value-type="string" calcext:value-type="string">
            <text:p><text:s/>singlepass </text:p>
          </table:table-cell>
          <table:table-cell office:value-type="string" calcext:value-type="string">
            <text:p><text:s/>C </text:p>
          </table:table-cell>
          <table:table-cell office:value-type="float" office:value="1855" calcext:value-type="float">
            <text:p>1855</text:p>
          </table:table-cell>
          <table:table-cell/>
          <table:table-cell table:style-name="ce3" office:value-type="float" office:value="0.37037037037037" calcext:value-type="float">
            <text:p>0.3703703704</text:p>
          </table:table-cell>
          <table:table-cell table:style-name="ce3" office:value-type="float" office:value="0.634920634920635" calcext:value-type="float">
            <text:p>0.6349206349</text:p>
          </table:table-cell>
          <table:table-cell table:style-name="ce3" office:value-type="float" office:value="0.476190476190476" calcext:value-type="float">
            <text:p>0.4761904762</text:p>
          </table:table-cell>
          <table:table-cell table:style-name="ce3" office:value-type="float" office:value="1.00529100529101" calcext:value-type="float">
            <text:p>1.0052910053</text:p>
          </table:table-cell>
          <table:table-cell table:style-name="ce3" office:value-type="float" office:value="1.05820105820106" calcext:value-type="float">
            <text:p>1.0582010582</text:p>
          </table:table-cell>
          <table:table-cell table:style-name="ce3" office:value-type="float" office:value="0.687830687830688" calcext:value-type="float">
            <text:p>0.6878306878</text:p>
          </table:table-cell>
          <table:table-cell table:style-name="ce3" office:value-type="float" office:value="0.634920634920635" calcext:value-type="float">
            <text:p>0.6349206349</text:p>
          </table:table-cell>
          <table:table-cell table:style-name="ce3" office:value-type="float" office:value="0.582010582010582" calcext:value-type="float">
            <text:p>0.582010582</text:p>
          </table:table-cell>
          <table:table-cell table:number-columns-repeated="2" table:style-name="ce3" office:value-type="float" office:value="1.21693121693122" calcext:value-type="float">
            <text:p>1.2169312169</text:p>
          </table:table-cell>
          <table:table-cell table:style-name="ce3" office:value-type="float" office:value="0.899470899470899" calcext:value-type="float">
            <text:p>0.8994708995</text:p>
          </table:table-cell>
          <table:table-cell table:style-name="ce3" office:value-type="float" office:value="0.687830687830688" calcext:value-type="float">
            <text:p>0.6878306878</text:p>
          </table:table-cell>
          <table:table-cell table:style-name="ce3" office:value-type="float" office:value="0.740740740740741" calcext:value-type="float">
            <text:p>0.7407407407</text:p>
          </table:table-cell>
          <table:table-cell table:style-name="ce3" office:value-type="float" office:value="1.26984126984127" calcext:value-type="float">
            <text:p>1.2698412698</text:p>
          </table:table-cell>
          <table:table-cell table:style-name="ce3" office:value-type="float" office:value="2.53968253968254" calcext:value-type="float">
            <text:p>2.5396825397</text:p>
          </table:table-cell>
          <table:table-cell table:style-name="ce3" office:value-type="float" office:value="1.74603174603175" calcext:value-type="float">
            <text:p>1.746031746</text:p>
          </table:table-cell>
          <table:table-cell table:style-name="ce3" office:value-type="float" office:value="2.22222222222222" calcext:value-type="float">
            <text:p>2.2222222222</text:p>
          </table:table-cell>
          <table:table-cell table:style-name="ce3" office:value-type="float" office:value="3.22751322751323" calcext:value-type="float">
            <text:p>3.2275132275</text:p>
          </table:table-cell>
          <table:table-cell table:style-name="ce3" office:value-type="float" office:value="3.49206349206349" calcext:value-type="float">
            <text:p>3.4920634921</text:p>
          </table:table-cell>
          <table:table-cell table:style-name="ce3" office:value-type="float" office:value="4.07407407407407" calcext:value-type="float">
            <text:p>4.0740740741</text:p>
          </table:table-cell>
          <table:table-cell table:style-name="ce3" office:value-type="float" office:value="4.33862433862434" calcext:value-type="float">
            <text:p>4.3386243386</text:p>
          </table:table-cell>
          <table:table-cell table:number-columns-repeated="2" table:style-name="ce3" office:value-type="float" office:value="3.65079365079365" calcext:value-type="float">
            <text:p>3.6507936508</text:p>
          </table:table-cell>
          <table:table-cell table:style-name="ce3" office:value-type="float" office:value="2.64550264550265" calcext:value-type="float">
            <text:p>2.6455026455</text:p>
          </table:table-cell>
          <table:table-cell table:style-name="ce3" office:value-type="float" office:value="2.8042328042328" calcext:value-type="float">
            <text:p>2.8042328042</text:p>
          </table:table-cell>
          <table:table-cell table:style-name="ce3" office:value-type="float" office:value="3.06878306878307" calcext:value-type="float">
            <text:p>3.0687830688</text:p>
          </table:table-cell>
          <table:table-cell table:style-name="ce3" office:value-type="float" office:value="2.06349206349206" calcext:value-type="float">
            <text:p>2.0634920635</text:p>
          </table:table-cell>
          <table:table-cell table:style-name="ce3" office:value-type="float" office:value="1.69312169312169" calcext:value-type="float">
            <text:p>1.6931216931</text:p>
          </table:table-cell>
          <table:table-cell table:style-name="ce3" office:value-type="float" office:value="1.58730158730159" calcext:value-type="float">
            <text:p>1.5873015873</text:p>
          </table:table-cell>
          <table:table-cell table:style-name="ce3" office:value-type="float" office:value="2.64550264550265" calcext:value-type="float">
            <text:p>2.6455026455</text:p>
          </table:table-cell>
          <table:table-cell table:style-name="ce3" office:value-type="float" office:value="1.95767195767196" calcext:value-type="float">
            <text:p>1.9576719577</text:p>
          </table:table-cell>
          <table:table-cell table:style-name="ce3" office:value-type="float" office:value="1.69312169312169" calcext:value-type="float">
            <text:p>1.6931216931</text:p>
          </table:table-cell>
          <table:table-cell table:style-name="ce3" office:value-type="float" office:value="2.11640211640212" calcext:value-type="float">
            <text:p>2.1164021164</text:p>
          </table:table-cell>
          <table:table-cell table:style-name="ce3" office:value-type="float" office:value="2.85714285714286" calcext:value-type="float">
            <text:p>2.8571428571</text:p>
          </table:table-cell>
          <table:table-cell table:style-name="ce3" office:value-type="float" office:value="1.95767195767196" calcext:value-type="float">
            <text:p>1.9576719577</text:p>
          </table:table-cell>
          <table:table-cell table:style-name="ce3" office:value-type="float" office:value="2.53968253968254" calcext:value-type="float">
            <text:p>2.5396825397</text:p>
          </table:table-cell>
          <table:table-cell table:style-name="ce3" office:value-type="float" office:value="1.85185185185185" calcext:value-type="float">
            <text:p>1.8518518519</text:p>
          </table:table-cell>
          <table:table-cell table:style-name="ce3" office:value-type="float" office:value="1.00529100529101" calcext:value-type="float">
            <text:p>1.0052910053</text:p>
          </table:table-cell>
          <table:table-cell table:style-name="ce3" office:value-type="float" office:value="0.952380952380952" calcext:value-type="float">
            <text:p>0.9523809524</text:p>
          </table:table-cell>
          <table:table-cell table:style-name="ce3" office:value-type="float" office:value="0.846560846560847" calcext:value-type="float">
            <text:p>0.8465608466</text:p>
          </table:table-cell>
          <table:table-cell table:style-name="ce3" office:value-type="float" office:value="1.48148148148148" calcext:value-type="float">
            <text:p>1.4814814815</text:p>
          </table:table-cell>
          <table:table-cell table:style-name="ce3" office:value-type="float" office:value="0.317460317460317" calcext:value-type="float">
            <text:p>0.3174603175</text:p>
          </table:table-cell>
          <table:table-cell table:style-name="ce3" office:value-type="float" office:value="0.740740740740741" calcext:value-type="float">
            <text:p>0.7407407407</text:p>
          </table:table-cell>
          <table:table-cell table:style-name="ce3" office:value-type="float" office:value="0.634920634920635" calcext:value-type="float">
            <text:p>0.6349206349</text:p>
          </table:table-cell>
          <table:table-cell table:style-name="ce3" office:value-type="float" office:value="0.529100529100529" calcext:value-type="float">
            <text:p>0.5291005291</text:p>
          </table:table-cell>
          <table:table-cell table:style-name="ce3" office:value-type="float" office:value="1.16402116402116" calcext:value-type="float">
            <text:p>1.164021164</text:p>
          </table:table-cell>
          <table:table-cell table:style-name="ce3" office:value-type="float" office:value="0.793650793650794" calcext:value-type="float">
            <text:p>0.7936507937</text:p>
          </table:table-cell>
          <table:table-cell table:style-name="ce3" office:value-type="float" office:value="1.16402116402116" calcext:value-type="float">
            <text:p>1.164021164</text:p>
          </table:table-cell>
          <table:table-cell table:style-name="ce3" office:value-type="float" office:value="1.37566137566138" calcext:value-type="float">
            <text:p>1.3756613757</text:p>
          </table:table-cell>
          <table:table-cell table:style-name="ce3" office:value-type="float" office:value="0.952380952380952" calcext:value-type="float">
            <text:p>0.9523809524</text:p>
          </table:table-cell>
          <table:table-cell table:style-name="ce3" office:value-type="float" office:value="1.32275132275132" calcext:value-type="float">
            <text:p>1.3227513228</text:p>
          </table:table-cell>
          <table:table-cell table:style-name="ce3" office:value-type="float" office:value="1.74603174603175" calcext:value-type="float">
            <text:p>1.746031746</text:p>
          </table:table-cell>
          <table:table-cell table:style-name="ce3" office:value-type="float" office:value="1.37566137566138" calcext:value-type="float">
            <text:p>1.3756613757</text:p>
          </table:table-cell>
          <table:table-cell table:number-columns-repeated="2" table:style-name="ce3" office:value-type="float" office:value="1.32275132275132" calcext:value-type="float">
            <text:p>1.3227513228</text:p>
          </table:table-cell>
          <table:table-cell table:style-name="ce3" office:value-type="float" office:value="1.64021164021164" calcext:value-type="float">
            <text:p>1.6402116402</text:p>
          </table:table-cell>
          <table:table-cell table:style-name="ce3" office:value-type="float" office:value="1.11111111111111" calcext:value-type="float">
            <text:p>1.1111111111</text:p>
          </table:table-cell>
          <table:table-cell table:style-name="ce3" office:value-type="float" office:value="1.05820105820106" calcext:value-type="float">
            <text:p>1.0582010582</text:p>
          </table:table-cell>
          <table:table-cell table:style-name="ce3" office:value-type="float" office:value="0.952380952380952" calcext:value-type="float">
            <text:p>0.9523809524</text:p>
          </table:table-cell>
          <table:table-cell table:style-name="ce3" office:value-type="float" office:value="1.37566137566138" calcext:value-type="float">
            <text:p>1.3756613757</text:p>
          </table:table-cell>
          <table:table-cell table:style-name="ce3" office:value-type="float" office:value="1.05820105820106" calcext:value-type="float">
            <text:p>1.0582010582</text:p>
          </table:table-cell>
        </table:table-row>
        <table:table-row table:style-name="ro2">
          <table:table-cell office:value-type="string" calcext:value-type="string">
            <text:p>TopDB_20_flanklength_flankclashTrue.csv </text:p>
          </table:table-cell>
          <table:table-cell office:value-type="string" calcext:value-type="string">
            <text:p><text:s/>singlepass </text:p>
          </table:table-cell>
          <table:table-cell office:value-type="string" calcext:value-type="string">
            <text:p><text:s/>M </text:p>
          </table:table-cell>
          <table:table-cell office:value-type="float" office:value="2082" calcext:value-type="float">
            <text:p>2082</text:p>
          </table:table-cell>
          <table:table-cell/>
          <table:table-cell table:number-columns-repeated="2" table:style-name="ce3" office:value-type="float" office:value="1.42247510668563" calcext:value-type="float">
            <text:p>1.4224751067</text:p>
          </table:table-cell>
          <table:table-cell table:style-name="ce3" office:value-type="float" office:value="1.61213845424372" calcext:value-type="float">
            <text:p>1.6121384542</text:p>
          </table:table-cell>
          <table:table-cell table:style-name="ce3" office:value-type="float" office:value="1.75438596491228" calcext:value-type="float">
            <text:p>1.7543859649</text:p>
          </table:table-cell>
          <table:table-cell table:number-columns-repeated="2" table:style-name="ce3" office:value-type="float" office:value="0.900900900900901" calcext:value-type="float">
            <text:p>0.9009009009</text:p>
          </table:table-cell>
          <table:table-cell table:style-name="ce3" office:value-type="float" office:value="0.948316737790422" calcext:value-type="float">
            <text:p>0.9483167378</text:p>
          </table:table-cell>
          <table:table-cell table:style-name="ce3" office:value-type="float" office:value="1.70697012802276" calcext:value-type="float">
            <text:p>1.706970128</text:p>
          </table:table-cell>
          <table:table-cell table:number-columns-repeated="2" table:style-name="ce3" office:value-type="float" office:value="1.65955429113324" calcext:value-type="float">
            <text:p>1.6595542911</text:p>
          </table:table-cell>
          <table:table-cell table:style-name="ce3" office:value-type="float" office:value="1.84921763869132" calcext:value-type="float">
            <text:p>1.8492176387</text:p>
          </table:table-cell>
          <table:table-cell table:style-name="ce3" office:value-type="float" office:value="1.46989094357515" calcext:value-type="float">
            <text:p>1.4698909436</text:p>
          </table:table-cell>
          <table:table-cell table:number-columns-repeated="2" table:style-name="ce3" office:value-type="float" office:value="1.61213845424372" calcext:value-type="float">
            <text:p>1.6121384542</text:p>
          </table:table-cell>
          <table:table-cell table:style-name="ce3" office:value-type="float" office:value="1.94404931247037" calcext:value-type="float">
            <text:p>1.9440493125</text:p>
          </table:table-cell>
          <table:table-cell table:style-name="ce3" office:value-type="float" office:value="2.03888098624941" calcext:value-type="float">
            <text:p>2.0388809862</text:p>
          </table:table-cell>
          <table:table-cell table:style-name="ce3" office:value-type="float" office:value="1.70697012802276" calcext:value-type="float">
            <text:p>1.706970128</text:p>
          </table:table-cell>
          <table:table-cell table:style-name="ce3" office:value-type="float" office:value="2.13371266002845" calcext:value-type="float">
            <text:p>2.13371266</text:p>
          </table:table-cell>
          <table:table-cell table:style-name="ce3" office:value-type="float" office:value="1.84921763869132" calcext:value-type="float">
            <text:p>1.8492176387</text:p>
          </table:table-cell>
          <table:table-cell table:style-name="ce3" office:value-type="float" office:value="1.99146514935989" calcext:value-type="float">
            <text:p>1.9914651494</text:p>
          </table:table-cell>
          <table:table-cell table:style-name="ce3" office:value-type="float" office:value="2.4656235182551" calcext:value-type="float">
            <text:p>2.4656235183</text:p>
          </table:table-cell>
          <table:table-cell table:style-name="ce3" office:value-type="float" office:value="1.65955429113324" calcext:value-type="float">
            <text:p>1.6595542911</text:p>
          </table:table-cell>
          <table:table-cell table:style-name="ce3" office:value-type="float" office:value="1.84921763869132" calcext:value-type="float">
            <text:p>1.8492176387</text:p>
          </table:table-cell>
          <table:table-cell table:style-name="ce3" office:value-type="float" office:value="2.7027027027027" calcext:value-type="float">
            <text:p>2.7027027027</text:p>
          </table:table-cell>
          <table:table-cell table:style-name="ce3" office:value-type="float" office:value="1.8018018018018" calcext:value-type="float">
            <text:p>1.8018018018</text:p>
          </table:table-cell>
          <table:table-cell table:style-name="ce3" office:value-type="float" office:value="1.51730678046468" calcext:value-type="float">
            <text:p>1.5173067805</text:p>
          </table:table-cell>
          <table:table-cell table:style-name="ce3" office:value-type="float" office:value="2.03888098624941" calcext:value-type="float">
            <text:p>2.0388809862</text:p>
          </table:table-cell>
          <table:table-cell table:style-name="ce3" office:value-type="float" office:value="1.28022759601707" calcext:value-type="float">
            <text:p>1.280227596</text:p>
          </table:table-cell>
          <table:table-cell table:style-name="ce3" office:value-type="float" office:value="1.5647226173542" calcext:value-type="float">
            <text:p>1.5647226174</text:p>
          </table:table-cell>
          <table:table-cell table:style-name="ce3" office:value-type="float" office:value="1.8018018018018" calcext:value-type="float">
            <text:p>1.8018018018</text:p>
          </table:table-cell>
          <table:table-cell table:style-name="ce3" office:value-type="float" office:value="1.09056424845899" calcext:value-type="float">
            <text:p>1.0905642485</text:p>
          </table:table-cell>
          <table:table-cell table:style-name="ce3" office:value-type="float" office:value="1.32764343290659" calcext:value-type="float">
            <text:p>1.3276434329</text:p>
          </table:table-cell>
          <table:table-cell table:style-name="ce3" office:value-type="float" office:value="1.46989094357515" calcext:value-type="float">
            <text:p>1.4698909436</text:p>
          </table:table-cell>
          <table:table-cell table:style-name="ce3" office:value-type="float" office:value="2.13371266002845" calcext:value-type="float">
            <text:p>2.13371266</text:p>
          </table:table-cell>
          <table:table-cell table:style-name="ce3" office:value-type="float" office:value="2.08629682313893" calcext:value-type="float">
            <text:p>2.0862968231</text:p>
          </table:table-cell>
          <table:table-cell table:style-name="ce3" office:value-type="float" office:value="1.61213845424372" calcext:value-type="float">
            <text:p>1.6121384542</text:p>
          </table:table-cell>
          <table:table-cell table:style-name="ce3" office:value-type="float" office:value="1.99146514935989" calcext:value-type="float">
            <text:p>1.9914651494</text:p>
          </table:table-cell>
          <table:table-cell table:style-name="ce3" office:value-type="float" office:value="2.18112849691797" calcext:value-type="float">
            <text:p>2.1811284969</text:p>
          </table:table-cell>
          <table:table-cell table:style-name="ce3" office:value-type="float" office:value="1.46989094357515" calcext:value-type="float">
            <text:p>1.4698909436</text:p>
          </table:table-cell>
          <table:table-cell table:style-name="ce3" office:value-type="float" office:value="2.41820768136558" calcext:value-type="float">
            <text:p>2.4182076814</text:p>
          </table:table-cell>
          <table:table-cell table:style-name="ce3" office:value-type="float" office:value="1.84921763869132" calcext:value-type="float">
            <text:p>1.8492176387</text:p>
          </table:table-cell>
          <table:table-cell table:style-name="ce3" office:value-type="float" office:value="2.51303935514462" calcext:value-type="float">
            <text:p>2.5130393551</text:p>
          </table:table-cell>
          <table:table-cell table:number-columns-repeated="2" table:style-name="ce3" office:value-type="float" office:value="1.89663347558084" calcext:value-type="float">
            <text:p>1.8966334756</text:p>
          </table:table-cell>
          <table:table-cell table:style-name="ce3" office:value-type="float" office:value="1.75438596491228" calcext:value-type="float">
            <text:p>1.7543859649</text:p>
          </table:table-cell>
          <table:table-cell table:style-name="ce3" office:value-type="float" office:value="2.03888098624941" calcext:value-type="float">
            <text:p>2.0388809862</text:p>
          </table:table-cell>
          <table:table-cell table:style-name="ce3" office:value-type="float" office:value="1.28022759601707" calcext:value-type="float">
            <text:p>1.280227596</text:p>
          </table:table-cell>
          <table:table-cell table:style-name="ce3" office:value-type="float" office:value="1.46989094357515" calcext:value-type="float">
            <text:p>1.4698909436</text:p>
          </table:table-cell>
          <table:table-cell table:style-name="ce3" office:value-type="float" office:value="1.37505926979611" calcext:value-type="float">
            <text:p>1.3750592698</text:p>
          </table:table-cell>
          <table:table-cell table:style-name="ce3" office:value-type="float" office:value="0.995732574679943" calcext:value-type="float">
            <text:p>0.9957325747</text:p>
          </table:table-cell>
          <table:table-cell table:style-name="ce3" office:value-type="float" office:value="1.42247510668563" calcext:value-type="float">
            <text:p>1.4224751067</text:p>
          </table:table-cell>
          <table:table-cell table:style-name="ce3" office:value-type="float" office:value="1.46989094357515" calcext:value-type="float">
            <text:p>1.4698909436</text:p>
          </table:table-cell>
          <table:table-cell table:number-columns-repeated="2" table:style-name="ce3" office:value-type="float" office:value="1.04314841156946" calcext:value-type="float">
            <text:p>1.0431484116</text:p>
          </table:table-cell>
          <table:table-cell table:style-name="ce3" office:value-type="float" office:value="1.46989094357515" calcext:value-type="float">
            <text:p>1.4698909436</text:p>
          </table:table-cell>
          <table:table-cell table:style-name="ce3" office:value-type="float" office:value="0.948316737790422" calcext:value-type="float">
            <text:p>0.9483167378</text:p>
          </table:table-cell>
          <table:table-cell table:style-name="ce3" office:value-type="float" office:value="1.37505926979611" calcext:value-type="float">
            <text:p>1.3750592698</text:p>
          </table:table-cell>
          <table:table-cell table:number-columns-repeated="2" table:style-name="ce3" office:value-type="float" office:value="1.09056424845899" calcext:value-type="float">
            <text:p>1.0905642485</text:p>
          </table:table-cell>
          <table:table-cell table:style-name="ce3" office:value-type="float" office:value="1.23281175912755" calcext:value-type="float">
            <text:p>1.2328117591</text:p>
          </table:table-cell>
          <table:table-cell table:style-name="ce3" office:value-type="float" office:value="0.806069227121859" calcext:value-type="float">
            <text:p>0.8060692271</text:p>
          </table:table-cell>
        </table:table-row>
        <table:table-row table:style-name="ro2">
          <table:table-cell office:value-type="string" calcext:value-type="string">
            <text:p>TopDB_20_flanklength_flankclashTrue.csv </text:p>
          </table:table-cell>
          <table:table-cell office:value-type="string" calcext:value-type="string">
            <text:p><text:s/>singlepass </text:p>
          </table:table-cell>
          <table:table-cell office:value-type="string" calcext:value-type="string">
            <text:p><text:s/>A </text:p>
          </table:table-cell>
          <table:table-cell office:value-type="float" office:value="7125" calcext:value-type="float">
            <text:p>7125</text:p>
          </table:table-cell>
          <table:table-cell/>
          <table:table-cell table:style-name="ce3" office:value-type="float" office:value="0.69290465631929" calcext:value-type="float">
            <text:p>0.6929046563</text:p>
          </table:table-cell>
          <table:table-cell table:style-name="ce3" office:value-type="float" office:value="0.900776053215078" calcext:value-type="float">
            <text:p>0.9007760532</text:p>
          </table:table-cell>
          <table:table-cell table:style-name="ce3" office:value-type="float" office:value="1.16407982261641" calcext:value-type="float">
            <text:p>1.1640798226</text:p>
          </table:table-cell>
          <table:table-cell table:style-name="ce3" office:value-type="float" office:value="1.23337028824834" calcext:value-type="float">
            <text:p>1.2333702882</text:p>
          </table:table-cell>
          <table:table-cell table:style-name="ce3" office:value-type="float" office:value="1.13636363636364" calcext:value-type="float">
            <text:p>1.1363636364</text:p>
          </table:table-cell>
          <table:table-cell table:style-name="ce3" office:value-type="float" office:value="1.38580931263858" calcext:value-type="float">
            <text:p>1.3858093126</text:p>
          </table:table-cell>
          <table:table-cell table:style-name="ce3" office:value-type="float" office:value="1.15022172949002" calcext:value-type="float">
            <text:p>1.1502217295</text:p>
          </table:table-cell>
          <table:table-cell table:style-name="ce3" office:value-type="float" office:value="1.09478935698448" calcext:value-type="float">
            <text:p>1.094789357</text:p>
          </table:table-cell>
          <table:table-cell table:style-name="ce3" office:value-type="float" office:value="1.02549889135255" calcext:value-type="float">
            <text:p>1.0254988914</text:p>
          </table:table-cell>
          <table:table-cell table:style-name="ce3" office:value-type="float" office:value="1.23337028824834" calcext:value-type="float">
            <text:p>1.2333702882</text:p>
          </table:table-cell>
          <table:table-cell table:style-name="ce3" office:value-type="float" office:value="1.34423503325942" calcext:value-type="float">
            <text:p>1.3442350333</text:p>
          </table:table-cell>
          <table:table-cell table:style-name="ce3" office:value-type="float" office:value="1.26108647450111" calcext:value-type="float">
            <text:p>1.2610864745</text:p>
          </table:table-cell>
          <table:table-cell table:style-name="ce3" office:value-type="float" office:value="1.49667405764967" calcext:value-type="float">
            <text:p>1.4966740576</text:p>
          </table:table-cell>
          <table:table-cell table:style-name="ce3" office:value-type="float" office:value="1.08093126385809" calcext:value-type="float">
            <text:p>1.0809312639</text:p>
          </table:table-cell>
          <table:table-cell table:style-name="ce3" office:value-type="float" office:value="0.956208425720621" calcext:value-type="float">
            <text:p>0.9562084257</text:p>
          </table:table-cell>
          <table:table-cell table:style-name="ce3" office:value-type="float" office:value="0.706762749445676" calcext:value-type="float">
            <text:p>0.7067627494</text:p>
          </table:table-cell>
          <table:table-cell table:style-name="ce3" office:value-type="float" office:value="0.679046563192905" calcext:value-type="float">
            <text:p>0.6790465632</text:p>
          </table:table-cell>
          <table:table-cell table:style-name="ce3" office:value-type="float" office:value="0.956208425720621" calcext:value-type="float">
            <text:p>0.9562084257</text:p>
          </table:table-cell>
          <table:table-cell table:style-name="ce3" office:value-type="float" office:value="0.748337028824834" calcext:value-type="float">
            <text:p>0.7483370288</text:p>
          </table:table-cell>
          <table:table-cell table:style-name="ce3" office:value-type="float" office:value="0.789911308203991" calcext:value-type="float">
            <text:p>0.7899113082</text:p>
          </table:table-cell>
          <table:table-cell table:style-name="ce3" office:value-type="float" office:value="1.28880266075388" calcext:value-type="float">
            <text:p>1.2888026608</text:p>
          </table:table-cell>
          <table:table-cell table:style-name="ce3" office:value-type="float" office:value="1.70454545454545" calcext:value-type="float">
            <text:p>1.7045454545</text:p>
          </table:table-cell>
          <table:table-cell table:style-name="ce3" office:value-type="float" office:value="2.28658536585366" calcext:value-type="float">
            <text:p>2.2865853659</text:p>
          </table:table-cell>
          <table:table-cell table:style-name="ce3" office:value-type="float" office:value="2.09257206208426" calcext:value-type="float">
            <text:p>2.0925720621</text:p>
          </table:table-cell>
          <table:table-cell table:style-name="ce3" office:value-type="float" office:value="2.38359201773836" calcext:value-type="float">
            <text:p>2.3835920177</text:p>
          </table:table-cell>
          <table:table-cell table:style-name="ce3" office:value-type="float" office:value="2.42516629711752" calcext:value-type="float">
            <text:p>2.4251662971</text:p>
          </table:table-cell>
          <table:table-cell table:style-name="ce3" office:value-type="float" office:value="2.79933481152993" calcext:value-type="float">
            <text:p>2.7993348115</text:p>
          </table:table-cell>
          <table:table-cell table:style-name="ce3" office:value-type="float" office:value="2.46674057649667" calcext:value-type="float">
            <text:p>2.4667405765</text:p>
          </table:table-cell>
          <table:table-cell table:style-name="ce3" office:value-type="float" office:value="2.2450110864745" calcext:value-type="float">
            <text:p>2.2450110865</text:p>
          </table:table-cell>
          <table:table-cell table:style-name="ce3" office:value-type="float" office:value="2.21729490022173" calcext:value-type="float">
            <text:p>2.2172949002</text:p>
          </table:table-cell>
          <table:table-cell table:style-name="ce3" office:value-type="float" office:value="2.46674057649667" calcext:value-type="float">
            <text:p>2.4667405765</text:p>
          </table:table-cell>
          <table:table-cell table:style-name="ce3" office:value-type="float" office:value="2.60532150776053" calcext:value-type="float">
            <text:p>2.6053215078</text:p>
          </table:table-cell>
          <table:table-cell table:style-name="ce3" office:value-type="float" office:value="2.5360310421286" calcext:value-type="float">
            <text:p>2.5360310421</text:p>
          </table:table-cell>
          <table:table-cell table:style-name="ce3" office:value-type="float" office:value="2.88248337028825" calcext:value-type="float">
            <text:p>2.8824833703</text:p>
          </table:table-cell>
          <table:table-cell table:style-name="ce3" office:value-type="float" office:value="2.730044345898" calcext:value-type="float">
            <text:p>2.7300443459</text:p>
          </table:table-cell>
          <table:table-cell table:style-name="ce3" office:value-type="float" office:value="2.78547671840355" calcext:value-type="float">
            <text:p>2.7854767184</text:p>
          </table:table-cell>
          <table:table-cell table:style-name="ce3" office:value-type="float" office:value="2.66075388026608" calcext:value-type="float">
            <text:p>2.6607538803</text:p>
          </table:table-cell>
          <table:table-cell table:style-name="ce3" office:value-type="float" office:value="2.6330376940133" calcext:value-type="float">
            <text:p>2.633037694</text:p>
          </table:table-cell>
          <table:table-cell table:style-name="ce3" office:value-type="float" office:value="2.16186252771619" calcext:value-type="float">
            <text:p>2.1618625277</text:p>
          </table:table-cell>
          <table:table-cell table:style-name="ce3" office:value-type="float" office:value="2.31430155210643" calcext:value-type="float">
            <text:p>2.3143015521</text:p>
          </table:table-cell>
          <table:table-cell table:style-name="ce3" office:value-type="float" office:value="2.36973392461197" calcext:value-type="float">
            <text:p>2.3697339246</text:p>
          </table:table-cell>
          <table:table-cell table:style-name="ce3" office:value-type="float" office:value="2.02328159645233" calcext:value-type="float">
            <text:p>2.0232815965</text:p>
          </table:table-cell>
          <table:table-cell table:style-name="ce3" office:value-type="float" office:value="1.42738359201774" calcext:value-type="float">
            <text:p>1.427383592</text:p>
          </table:table-cell>
          <table:table-cell table:style-name="ce3" office:value-type="float" office:value="1.20565410199557" calcext:value-type="float">
            <text:p>1.205654102</text:p>
          </table:table-cell>
          <table:table-cell table:style-name="ce3" office:value-type="float" office:value="1.38580931263858" calcext:value-type="float">
            <text:p>1.3858093126</text:p>
          </table:table-cell>
          <table:table-cell table:style-name="ce3" office:value-type="float" office:value="1.19179600886918" calcext:value-type="float">
            <text:p>1.1917960089</text:p>
          </table:table-cell>
          <table:table-cell table:style-name="ce3" office:value-type="float" office:value="1.27494456762749" calcext:value-type="float">
            <text:p>1.2749445676</text:p>
          </table:table-cell>
          <table:table-cell table:style-name="ce3" office:value-type="float" office:value="1.51053215077605" calcext:value-type="float">
            <text:p>1.5105321508</text:p>
          </table:table-cell>
          <table:table-cell table:style-name="ce3" office:value-type="float" office:value="1.42738359201774" calcext:value-type="float">
            <text:p>1.427383592</text:p>
          </table:table-cell>
          <table:table-cell table:style-name="ce3" office:value-type="float" office:value="1.39966740576497" calcext:value-type="float">
            <text:p>1.3996674058</text:p>
          </table:table-cell>
          <table:table-cell table:style-name="ce3" office:value-type="float" office:value="1.42738359201774" calcext:value-type="float">
            <text:p>1.427383592</text:p>
          </table:table-cell>
          <table:table-cell table:style-name="ce3" office:value-type="float" office:value="1.49667405764967" calcext:value-type="float">
            <text:p>1.4966740576</text:p>
          </table:table-cell>
          <table:table-cell table:style-name="ce3" office:value-type="float" office:value="1.64911308203991" calcext:value-type="float">
            <text:p>1.649113082</text:p>
          </table:table-cell>
          <table:table-cell table:style-name="ce3" office:value-type="float" office:value="1.19179600886918" calcext:value-type="float">
            <text:p>1.1917960089</text:p>
          </table:table-cell>
          <table:table-cell table:style-name="ce3" office:value-type="float" office:value="1.24722838137472" calcext:value-type="float">
            <text:p>1.2472283814</text:p>
          </table:table-cell>
          <table:table-cell table:style-name="ce3" office:value-type="float" office:value="1.31651884700665" calcext:value-type="float">
            <text:p>1.316518847</text:p>
          </table:table-cell>
          <table:table-cell table:style-name="ce3" office:value-type="float" office:value="1.39966740576497" calcext:value-type="float">
            <text:p>1.3996674058</text:p>
          </table:table-cell>
          <table:table-cell table:style-name="ce3" office:value-type="float" office:value="1.42738359201774" calcext:value-type="float">
            <text:p>1.427383592</text:p>
          </table:table-cell>
          <table:table-cell table:style-name="ce3" office:value-type="float" office:value="1.62139689578714" calcext:value-type="float">
            <text:p>1.6213968958</text:p>
          </table:table-cell>
          <table:table-cell table:style-name="ce3" office:value-type="float" office:value="1.23337028824834" calcext:value-type="float">
            <text:p>1.2333702882</text:p>
          </table:table-cell>
          <table:table-cell table:style-name="ce3" office:value-type="float" office:value="0.789911308203991" calcext:value-type="float">
            <text:p>0.7899113082</text:p>
          </table:table-cell>
        </table:table-row>
        <table:table-row table:style-name="ro2">
          <table:table-cell office:value-type="string" calcext:value-type="string">
            <text:p>TopDB_20_flanklength_flankclashTrue.csv </text:p>
          </table:table-cell>
          <table:table-cell office:value-type="string" calcext:value-type="string">
            <text:p><text:s/>singlepass </text:p>
          </table:table-cell>
          <table:table-cell office:value-type="string" calcext:value-type="string">
            <text:p><text:s/>G </text:p>
          </table:table-cell>
          <table:table-cell office:value-type="float" office:value="5929" calcext:value-type="float">
            <text:p>5929</text:p>
          </table:table-cell>
          <table:table-cell/>
          <table:table-cell table:style-name="ce3" office:value-type="float" office:value="0.761841669426963" calcext:value-type="float">
            <text:p>0.7618416694</text:p>
          </table:table-cell>
          <table:table-cell table:style-name="ce3" office:value-type="float" office:value="0.844650546538589" calcext:value-type="float">
            <text:p>0.8446505465</text:p>
          </table:table-cell>
          <table:table-cell table:style-name="ce3" office:value-type="float" office:value="0.977144749917191" calcext:value-type="float">
            <text:p>0.9771447499</text:p>
          </table:table-cell>
          <table:table-cell table:style-name="ce3" office:value-type="float" office:value="1.09307717787347" calcext:value-type="float">
            <text:p>1.0930771779</text:p>
          </table:table-cell>
          <table:table-cell table:style-name="ce3" office:value-type="float" office:value="1.01026830076184" calcext:value-type="float">
            <text:p>1.0102683008</text:p>
          </table:table-cell>
          <table:table-cell table:style-name="ce3" office:value-type="float" office:value="1.25869493209672" calcext:value-type="float">
            <text:p>1.2586949321</text:p>
          </table:table-cell>
          <table:table-cell table:style-name="ce3" office:value-type="float" office:value="1.35806558463067" calcext:value-type="float">
            <text:p>1.3580655846</text:p>
          </table:table-cell>
          <table:table-cell table:style-name="ce3" office:value-type="float" office:value="1.14276250414044" calcext:value-type="float">
            <text:p>1.1427625041</text:p>
          </table:table-cell>
          <table:table-cell table:style-name="ce3" office:value-type="float" office:value="1.3083802583637" calcext:value-type="float">
            <text:p>1.3083802584</text:p>
          </table:table-cell>
          <table:table-cell table:style-name="ce3" office:value-type="float" office:value="1.42431268631997" calcext:value-type="float">
            <text:p>1.4243126863</text:p>
          </table:table-cell>
          <table:table-cell table:style-name="ce3" office:value-type="float" office:value="1.95428949983438" calcext:value-type="float">
            <text:p>1.9542894998</text:p>
          </table:table-cell>
          <table:table-cell table:style-name="ce3" office:value-type="float" office:value="1.27525670751905" calcext:value-type="float">
            <text:p>1.2752567075</text:p>
          </table:table-cell>
          <table:table-cell table:style-name="ce3" office:value-type="float" office:value="1.5071215634316" calcext:value-type="float">
            <text:p>1.5071215634</text:p>
          </table:table-cell>
          <table:table-cell table:style-name="ce3" office:value-type="float" office:value="1.80523352103345" calcext:value-type="float">
            <text:p>1.805233521</text:p>
          </table:table-cell>
          <table:table-cell table:style-name="ce3" office:value-type="float" office:value="1.3083802583637" calcext:value-type="float">
            <text:p>1.3083802584</text:p>
          </table:table-cell>
          <table:table-cell table:style-name="ce3" office:value-type="float" office:value="1.49055978800927" calcext:value-type="float">
            <text:p>1.490559788</text:p>
          </table:table-cell>
          <table:table-cell table:style-name="ce3" office:value-type="float" office:value="1.39118913547532" calcext:value-type="float">
            <text:p>1.3911891355</text:p>
          </table:table-cell>
          <table:table-cell table:style-name="ce3" office:value-type="float" office:value="0.844650546538589" calcext:value-type="float">
            <text:p>0.8446505465</text:p>
          </table:table-cell>
          <table:table-cell table:style-name="ce3" office:value-type="float" office:value="0.960582974494866" calcext:value-type="float">
            <text:p>0.9605829745</text:p>
          </table:table-cell>
          <table:table-cell table:style-name="ce3" office:value-type="float" office:value="0.927459423650215" calcext:value-type="float">
            <text:p>0.9274594237</text:p>
          </table:table-cell>
          <table:table-cell table:style-name="ce3" office:value-type="float" office:value="0.728718118582312" calcext:value-type="float">
            <text:p>0.7287181186</text:p>
          </table:table-cell>
          <table:table-cell table:style-name="ce3" office:value-type="float" office:value="0.844650546538589" calcext:value-type="float">
            <text:p>0.8446505465</text:p>
          </table:table-cell>
          <table:table-cell table:style-name="ce3" office:value-type="float" office:value="1.15932427956277" calcext:value-type="float">
            <text:p>1.1593242796</text:p>
          </table:table-cell>
          <table:table-cell table:style-name="ce3" office:value-type="float" office:value="1.92116594898973" calcext:value-type="float">
            <text:p>1.921165949</text:p>
          </table:table-cell>
          <table:table-cell table:style-name="ce3" office:value-type="float" office:value="1.80523352103345" calcext:value-type="float">
            <text:p>1.805233521</text:p>
          </table:table-cell>
          <table:table-cell table:style-name="ce3" office:value-type="float" office:value="2.25240145743624" calcext:value-type="float">
            <text:p>2.2524014574</text:p>
          </table:table-cell>
          <table:table-cell table:style-name="ce3" office:value-type="float" office:value="2.07022192779066" calcext:value-type="float">
            <text:p>2.0702219278</text:p>
          </table:table-cell>
          <table:table-cell table:style-name="ce3" office:value-type="float" office:value="2.25240145743624" calcext:value-type="float">
            <text:p>2.2524014574</text:p>
          </table:table-cell>
          <table:table-cell table:style-name="ce3" office:value-type="float" office:value="1.95428949983438" calcext:value-type="float">
            <text:p>1.9542894998</text:p>
          </table:table-cell>
          <table:table-cell table:style-name="ce3" office:value-type="float" office:value="1.3083802583637" calcext:value-type="float">
            <text:p>1.3083802584</text:p>
          </table:table-cell>
          <table:table-cell table:style-name="ce3" office:value-type="float" office:value="1.93772772441206" calcext:value-type="float">
            <text:p>1.9377277244</text:p>
          </table:table-cell>
          <table:table-cell table:style-name="ce3" office:value-type="float" office:value="2.15303080490229" calcext:value-type="float">
            <text:p>2.1530308049</text:p>
          </table:table-cell>
          <table:table-cell table:style-name="ce3" office:value-type="float" office:value="2.03709837694601" calcext:value-type="float">
            <text:p>2.0370983769</text:p>
          </table:table-cell>
          <table:table-cell table:style-name="ce3" office:value-type="float" office:value="2.21927790659159" calcext:value-type="float">
            <text:p>2.2192779066</text:p>
          </table:table-cell>
          <table:table-cell table:style-name="ce3" office:value-type="float" office:value="2.76581649552832" calcext:value-type="float">
            <text:p>2.7658164955</text:p>
          </table:table-cell>
          <table:table-cell table:style-name="ce3" office:value-type="float" office:value="2.89831069890692" calcext:value-type="float">
            <text:p>2.8983106989</text:p>
          </table:table-cell>
          <table:table-cell table:style-name="ce3" office:value-type="float" office:value="2.30208678370321" calcext:value-type="float">
            <text:p>2.3020867837</text:p>
          </table:table-cell>
          <table:table-cell table:number-columns-repeated="2" table:style-name="ce3" office:value-type="float" office:value="2.45114276250414" calcext:value-type="float">
            <text:p>2.4511427625</text:p>
          </table:table-cell>
          <table:table-cell table:style-name="ce3" office:value-type="float" office:value="2.13646902947996" calcext:value-type="float">
            <text:p>2.1364690295</text:p>
          </table:table-cell>
          <table:table-cell table:style-name="ce3" office:value-type="float" office:value="1.75554819476648" calcext:value-type="float">
            <text:p>1.7555481948</text:p>
          </table:table-cell>
          <table:table-cell table:style-name="ce3" office:value-type="float" office:value="1.62305399138788" calcext:value-type="float">
            <text:p>1.6230539914</text:p>
          </table:table-cell>
          <table:table-cell table:style-name="ce3" office:value-type="float" office:value="1.80523352103345" calcext:value-type="float">
            <text:p>1.805233521</text:p>
          </table:table-cell>
          <table:table-cell table:style-name="ce3" office:value-type="float" office:value="1.55680688969858" calcext:value-type="float">
            <text:p>1.5568068897</text:p>
          </table:table-cell>
          <table:table-cell table:style-name="ce3" office:value-type="float" office:value="1.6396157668102" calcext:value-type="float">
            <text:p>1.6396157668</text:p>
          </table:table-cell>
          <table:table-cell table:style-name="ce3" office:value-type="float" office:value="1.67273931765485" calcext:value-type="float">
            <text:p>1.6727393177</text:p>
          </table:table-cell>
          <table:table-cell table:style-name="ce3" office:value-type="float" office:value="2.05366015236833" calcext:value-type="float">
            <text:p>2.0536601524</text:p>
          </table:table-cell>
          <table:table-cell table:style-name="ce3" office:value-type="float" office:value="1.65617754223253" calcext:value-type="float">
            <text:p>1.6561775422</text:p>
          </table:table-cell>
          <table:table-cell table:style-name="ce3" office:value-type="float" office:value="1.68930109307718" calcext:value-type="float">
            <text:p>1.6893010931</text:p>
          </table:table-cell>
          <table:table-cell table:style-name="ce3" office:value-type="float" office:value="1.54024511427625" calcext:value-type="float">
            <text:p>1.5402451143</text:p>
          </table:table-cell>
          <table:table-cell table:style-name="ce3" office:value-type="float" office:value="1.68930109307718" calcext:value-type="float">
            <text:p>1.6893010931</text:p>
          </table:table-cell>
          <table:table-cell table:style-name="ce3" office:value-type="float" office:value="1.54024511427625" calcext:value-type="float">
            <text:p>1.5402451143</text:p>
          </table:table-cell>
          <table:table-cell table:style-name="ce3" office:value-type="float" office:value="1.49055978800927" calcext:value-type="float">
            <text:p>1.490559788</text:p>
          </table:table-cell>
          <table:table-cell table:style-name="ce3" office:value-type="float" office:value="1.4408744617423" calcext:value-type="float">
            <text:p>1.4408744617</text:p>
          </table:table-cell>
          <table:table-cell table:style-name="ce3" office:value-type="float" office:value="1.5733686651209" calcext:value-type="float">
            <text:p>1.5733686651</text:p>
          </table:table-cell>
          <table:table-cell table:style-name="ce3" office:value-type="float" office:value="1.58993044054323" calcext:value-type="float">
            <text:p>1.5899304405</text:p>
          </table:table-cell>
          <table:table-cell table:style-name="ce3" office:value-type="float" office:value="1.5071215634316" calcext:value-type="float">
            <text:p>1.5071215634</text:p>
          </table:table-cell>
          <table:table-cell table:style-name="ce3" office:value-type="float" office:value="1.62305399138788" calcext:value-type="float">
            <text:p>1.6230539914</text:p>
          </table:table-cell>
          <table:table-cell table:style-name="ce3" office:value-type="float" office:value="1.92116594898973" calcext:value-type="float">
            <text:p>1.921165949</text:p>
          </table:table-cell>
          <table:table-cell table:style-name="ce3" office:value-type="float" office:value="1.19244783040742" calcext:value-type="float">
            <text:p>1.1924478304</text:p>
          </table:table-cell>
          <table:table-cell table:style-name="ce3" office:value-type="float" office:value="1.34150380920835" calcext:value-type="float">
            <text:p>1.3415038092</text:p>
          </table:table-cell>
        </table:table-row>
        <table:table-row table:style-name="ro2">
          <table:table-cell office:value-type="string" calcext:value-type="string">
            <text:p>TopDB_20_flanklength_flankclashTrue.csv </text:p>
          </table:table-cell>
          <table:table-cell office:value-type="string" calcext:value-type="string">
            <text:p><text:s/>singlepass </text:p>
          </table:table-cell>
          <table:table-cell office:value-type="string" calcext:value-type="string">
            <text:p><text:s/>T </text:p>
          </table:table-cell>
          <table:table-cell office:value-type="float" office:value="4365" calcext:value-type="float">
            <text:p>4365</text:p>
          </table:table-cell>
          <table:table-cell/>
          <table:table-cell table:style-name="ce3" office:value-type="float" office:value="0.828296395791359" calcext:value-type="float">
            <text:p>0.8282963958</text:p>
          </table:table-cell>
          <table:table-cell table:style-name="ce3" office:value-type="float" office:value="1.0073875083949" calcext:value-type="float">
            <text:p>1.0073875084</text:p>
          </table:table-cell>
          <table:table-cell table:style-name="ce3" office:value-type="float" office:value="0.985001119319454" calcext:value-type="float">
            <text:p>0.9850011193</text:p>
          </table:table-cell>
          <table:table-cell table:style-name="ce3" office:value-type="float" office:value="1.41034251175285" calcext:value-type="float">
            <text:p>1.4103425118</text:p>
          </table:table-cell>
          <table:table-cell table:style-name="ce3" office:value-type="float" office:value="1.56704723528095" calcext:value-type="float">
            <text:p>1.5670472353</text:p>
          </table:table-cell>
          <table:table-cell table:style-name="ce3" office:value-type="float" office:value="1.4327289008283" calcext:value-type="float">
            <text:p>1.4327289008</text:p>
          </table:table-cell>
          <table:table-cell table:number-columns-repeated="2" table:style-name="ce3" office:value-type="float" office:value="1.49988806805462" calcext:value-type="float">
            <text:p>1.4998880681</text:p>
          </table:table-cell>
          <table:table-cell table:style-name="ce3" office:value-type="float" office:value="1.54466084620551" calcext:value-type="float">
            <text:p>1.5446608462</text:p>
          </table:table-cell>
          <table:table-cell table:style-name="ce3" office:value-type="float" office:value="1.41034251175285" calcext:value-type="float">
            <text:p>1.4103425118</text:p>
          </table:table-cell>
          <table:table-cell table:style-name="ce3" office:value-type="float" office:value="1.09693306469666" calcext:value-type="float">
            <text:p>1.0969330647</text:p>
          </table:table-cell>
          <table:table-cell table:style-name="ce3" office:value-type="float" office:value="1.29841056637564" calcext:value-type="float">
            <text:p>1.2984105664</text:p>
          </table:table-cell>
          <table:table-cell table:style-name="ce3" office:value-type="float" office:value="1.16409223192299" calcext:value-type="float">
            <text:p>1.1640922319</text:p>
          </table:table-cell>
          <table:table-cell table:style-name="ce3" office:value-type="float" office:value="1.25363778822476" calcext:value-type="float">
            <text:p>1.2536377882</text:p>
          </table:table-cell>
          <table:table-cell table:style-name="ce3" office:value-type="float" office:value="1.11931945377211" calcext:value-type="float">
            <text:p>1.1193194538</text:p>
          </table:table-cell>
          <table:table-cell table:style-name="ce3" office:value-type="float" office:value="1.49988806805462" calcext:value-type="float">
            <text:p>1.4998880681</text:p>
          </table:table-cell>
          <table:table-cell table:number-columns-repeated="2" table:style-name="ce3" office:value-type="float" office:value="1.14170584284755" calcext:value-type="float">
            <text:p>1.1417058428</text:p>
          </table:table-cell>
          <table:table-cell table:style-name="ce3" office:value-type="float" office:value="1.2760241773002" calcext:value-type="float">
            <text:p>1.2760241773</text:p>
          </table:table-cell>
          <table:table-cell table:style-name="ce3" office:value-type="float" office:value="1.11931945377211" calcext:value-type="float">
            <text:p>1.1193194538</text:p>
          </table:table-cell>
          <table:table-cell table:style-name="ce3" office:value-type="float" office:value="1.25363778822476" calcext:value-type="float">
            <text:p>1.2536377882</text:p>
          </table:table-cell>
          <table:table-cell table:style-name="ce3" office:value-type="float" office:value="1.38795612267741" calcext:value-type="float">
            <text:p>1.3879561227</text:p>
          </table:table-cell>
          <table:table-cell table:style-name="ce3" office:value-type="float" office:value="1.16409223192299" calcext:value-type="float">
            <text:p>1.1640922319</text:p>
          </table:table-cell>
          <table:table-cell table:style-name="ce3" office:value-type="float" office:value="1.49988806805462" calcext:value-type="float">
            <text:p>1.4998880681</text:p>
          </table:table-cell>
          <table:table-cell table:style-name="ce3" office:value-type="float" office:value="1.63420640250728" calcext:value-type="float">
            <text:p>1.6342064025</text:p>
          </table:table-cell>
          <table:table-cell table:style-name="ce3" office:value-type="float" office:value="1.56704723528095" calcext:value-type="float">
            <text:p>1.5670472353</text:p>
          </table:table-cell>
          <table:table-cell table:style-name="ce3" office:value-type="float" office:value="1.67897918065816" calcext:value-type="float">
            <text:p>1.6789791807</text:p>
          </table:table-cell>
          <table:table-cell table:number-columns-repeated="2" table:style-name="ce3" office:value-type="float" office:value="1.7013655697336" calcext:value-type="float">
            <text:p>1.7013655697</text:p>
          </table:table-cell>
          <table:table-cell table:style-name="ce3" office:value-type="float" office:value="1.14170584284755" calcext:value-type="float">
            <text:p>1.1417058428</text:p>
          </table:table-cell>
          <table:table-cell table:style-name="ce3" office:value-type="float" office:value="1.09693306469666" calcext:value-type="float">
            <text:p>1.0969330647</text:p>
          </table:table-cell>
          <table:table-cell table:style-name="ce3" office:value-type="float" office:value="1.58943362435639" calcext:value-type="float">
            <text:p>1.5894336244</text:p>
          </table:table-cell>
          <table:table-cell table:style-name="ce3" office:value-type="float" office:value="1.52227445713006" calcext:value-type="float">
            <text:p>1.5222744571</text:p>
          </table:table-cell>
          <table:table-cell table:style-name="ce3" office:value-type="float" office:value="1.23125139914932" calcext:value-type="float">
            <text:p>1.2312513991</text:p>
          </table:table-cell>
          <table:table-cell table:style-name="ce3" office:value-type="float" office:value="1.09693306469666" calcext:value-type="float">
            <text:p>1.0969330647</text:p>
          </table:table-cell>
          <table:table-cell table:style-name="ce3" office:value-type="float" office:value="2.10432057309156" calcext:value-type="float">
            <text:p>2.1043205731</text:p>
          </table:table-cell>
          <table:table-cell table:style-name="ce3" office:value-type="float" office:value="1.41034251175285" calcext:value-type="float">
            <text:p>1.4103425118</text:p>
          </table:table-cell>
          <table:table-cell table:style-name="ce3" office:value-type="float" office:value="1.54466084620551" calcext:value-type="float">
            <text:p>1.5446608462</text:p>
          </table:table-cell>
          <table:table-cell table:style-name="ce3" office:value-type="float" office:value="1.72375195880904" calcext:value-type="float">
            <text:p>1.7237519588</text:p>
          </table:table-cell>
          <table:table-cell table:style-name="ce3" office:value-type="float" office:value="1.20886501007388" calcext:value-type="float">
            <text:p>1.2088650101</text:p>
          </table:table-cell>
          <table:table-cell table:style-name="ce3" office:value-type="float" office:value="1.4327289008283" calcext:value-type="float">
            <text:p>1.4327289008</text:p>
          </table:table-cell>
          <table:table-cell table:style-name="ce3" office:value-type="float" office:value="1.88045668233714" calcext:value-type="float">
            <text:p>1.8804566823</text:p>
          </table:table-cell>
          <table:table-cell table:style-name="ce3" office:value-type="float" office:value="2.59682113275129" calcext:value-type="float">
            <text:p>2.5968211328</text:p>
          </table:table-cell>
          <table:table-cell table:style-name="ce3" office:value-type="float" office:value="2.21625251846877" calcext:value-type="float">
            <text:p>2.2162525185</text:p>
          </table:table-cell>
          <table:table-cell table:style-name="ce3" office:value-type="float" office:value="2.35057085292142" calcext:value-type="float">
            <text:p>2.3505708529</text:p>
          </table:table-cell>
          <table:table-cell table:style-name="ce3" office:value-type="float" office:value="1.8580702932617" calcext:value-type="float">
            <text:p>1.8580702933</text:p>
          </table:table-cell>
          <table:table-cell table:style-name="ce3" office:value-type="float" office:value="1.88045668233714" calcext:value-type="float">
            <text:p>1.8804566823</text:p>
          </table:table-cell>
          <table:table-cell table:style-name="ce3" office:value-type="float" office:value="1.94761584956347" calcext:value-type="float">
            <text:p>1.9476158496</text:p>
          </table:table-cell>
          <table:table-cell table:style-name="ce3" office:value-type="float" office:value="1.90284307141258" calcext:value-type="float">
            <text:p>1.9028430714</text:p>
          </table:table-cell>
          <table:table-cell table:style-name="ce3" office:value-type="float" office:value="1.8580702932617" calcext:value-type="float">
            <text:p>1.8580702933</text:p>
          </table:table-cell>
          <table:table-cell table:style-name="ce3" office:value-type="float" office:value="1.94761584956347" calcext:value-type="float">
            <text:p>1.9476158496</text:p>
          </table:table-cell>
          <table:table-cell table:style-name="ce3" office:value-type="float" office:value="2.01477501678979" calcext:value-type="float">
            <text:p>2.0147750168</text:p>
          </table:table-cell>
          <table:table-cell table:style-name="ce3" office:value-type="float" office:value="1.92522946048802" calcext:value-type="float">
            <text:p>1.9252294605</text:p>
          </table:table-cell>
          <table:table-cell table:style-name="ce3" office:value-type="float" office:value="2.01477501678979" calcext:value-type="float">
            <text:p>2.0147750168</text:p>
          </table:table-cell>
          <table:table-cell table:style-name="ce3" office:value-type="float" office:value="2.39534363107231" calcext:value-type="float">
            <text:p>2.3953436311</text:p>
          </table:table-cell>
          <table:table-cell table:style-name="ce3" office:value-type="float" office:value="2.2834116856951" calcext:value-type="float">
            <text:p>2.2834116857</text:p>
          </table:table-cell>
          <table:table-cell table:style-name="ce3" office:value-type="float" office:value="2.10432057309156" calcext:value-type="float">
            <text:p>2.1043205731</text:p>
          </table:table-cell>
          <table:table-cell table:style-name="ce3" office:value-type="float" office:value="2.39534363107231" calcext:value-type="float">
            <text:p>2.3953436311</text:p>
          </table:table-cell>
          <table:table-cell table:style-name="ce3" office:value-type="float" office:value="2.19386612939333" calcext:value-type="float">
            <text:p>2.1938661294</text:p>
          </table:table-cell>
          <table:table-cell table:style-name="ce3" office:value-type="float" office:value="2.05954779494068" calcext:value-type="float">
            <text:p>2.0595477949</text:p>
          </table:table-cell>
          <table:table-cell table:style-name="ce3" office:value-type="float" office:value="1.90284307141258" calcext:value-type="float">
            <text:p>1.9028430714</text:p>
          </table:table-cell>
        </table:table-row>
        <table:table-row table:style-name="ro2">
          <table:table-cell office:value-type="string" calcext:value-type="string">
            <text:p>TopDB_20_flanklength_flankclashTrue.csv </text:p>
          </table:table-cell>
          <table:table-cell office:value-type="string" calcext:value-type="string">
            <text:p><text:s/>singlepass </text:p>
          </table:table-cell>
          <table:table-cell office:value-type="string" calcext:value-type="string">
            <text:p><text:s/>S </text:p>
          </table:table-cell>
          <table:table-cell office:value-type="float" office:value="5891" calcext:value-type="float">
            <text:p>5891</text:p>
          </table:table-cell>
          <table:table-cell/>
          <table:table-cell table:style-name="ce3" office:value-type="float" office:value="1.5083706282115" calcext:value-type="float">
            <text:p>1.5083706282</text:p>
          </table:table-cell>
          <table:table-cell table:style-name="ce3" office:value-type="float" office:value="1.01110558594397" calcext:value-type="float">
            <text:p>1.0111055859</text:p>
          </table:table-cell>
          <table:table-cell table:style-name="ce3" office:value-type="float" office:value="1.59124813525609" calcext:value-type="float">
            <text:p>1.5912481353</text:p>
          </table:table-cell>
          <table:table-cell table:style-name="ce3" office:value-type="float" office:value="1.70727664511851" calcext:value-type="float">
            <text:p>1.7072766451</text:p>
          </table:table-cell>
          <table:table-cell table:style-name="ce3" office:value-type="float" office:value="1.25973810707774" calcext:value-type="float">
            <text:p>1.2597381071</text:p>
          </table:table-cell>
          <table:table-cell table:style-name="ce3" office:value-type="float" office:value="1.57467263384717" calcext:value-type="float">
            <text:p>1.5746726338</text:p>
          </table:table-cell>
          <table:table-cell table:style-name="ce3" office:value-type="float" office:value="1.6907011437096" calcext:value-type="float">
            <text:p>1.6907011437</text:p>
          </table:table-cell>
          <table:table-cell table:style-name="ce3" office:value-type="float" office:value="1.59124813525609" calcext:value-type="float">
            <text:p>1.5912481353</text:p>
          </table:table-cell>
          <table:table-cell table:style-name="ce3" office:value-type="float" office:value="1.74042764793635" calcext:value-type="float">
            <text:p>1.7404276479</text:p>
          </table:table-cell>
          <table:table-cell table:style-name="ce3" office:value-type="float" office:value="1.52494612962042" calcext:value-type="float">
            <text:p>1.5249461296</text:p>
          </table:table-cell>
          <table:table-cell table:style-name="ce3" office:value-type="float" office:value="1.30946461130449" calcext:value-type="float">
            <text:p>1.3094646113</text:p>
          </table:table-cell>
          <table:table-cell table:style-name="ce3" office:value-type="float" office:value="1.82330515498094" calcext:value-type="float">
            <text:p>1.823305155</text:p>
          </table:table-cell>
          <table:table-cell table:style-name="ce3" office:value-type="float" office:value="1.87303165920769" calcext:value-type="float">
            <text:p>1.8730316592</text:p>
          </table:table-cell>
          <table:table-cell table:style-name="ce3" office:value-type="float" office:value="1.55809713243826" calcext:value-type="float">
            <text:p>1.5580971324</text:p>
          </table:table-cell>
          <table:table-cell table:style-name="ce3" office:value-type="float" office:value="1.67412564230068" calcext:value-type="float">
            <text:p>1.6741256423</text:p>
          </table:table-cell>
          <table:table-cell table:style-name="ce3" office:value-type="float" office:value="1.98906016907011" calcext:value-type="float">
            <text:p>1.9890601691</text:p>
          </table:table-cell>
          <table:table-cell table:style-name="ce3" office:value-type="float" office:value="1.90618266202553" calcext:value-type="float">
            <text:p>1.906182662</text:p>
          </table:table-cell>
          <table:table-cell table:style-name="ce3" office:value-type="float" office:value="1.49179512680259" calcext:value-type="float">
            <text:p>1.4917951268</text:p>
          </table:table-cell>
          <table:table-cell table:style-name="ce3" office:value-type="float" office:value="1.39234211834908" calcext:value-type="float">
            <text:p>1.3923421183</text:p>
          </table:table-cell>
          <table:table-cell table:style-name="ce3" office:value-type="float" office:value="1.30946461130449" calcext:value-type="float">
            <text:p>1.3094646113</text:p>
          </table:table-cell>
          <table:table-cell table:style-name="ce3" office:value-type="float" office:value="0.895077076081551" calcext:value-type="float">
            <text:p>0.8950770761</text:p>
          </table:table-cell>
          <table:table-cell table:style-name="ce3" office:value-type="float" office:value="0.961379081717222" calcext:value-type="float">
            <text:p>0.9613790817</text:p>
          </table:table-cell>
          <table:table-cell table:style-name="ce3" office:value-type="float" office:value="0.878501574672634" calcext:value-type="float">
            <text:p>0.8785015747</text:p>
          </table:table-cell>
          <table:table-cell table:style-name="ce3" office:value-type="float" office:value="0.928228078899387" calcext:value-type="float">
            <text:p>0.9282280789</text:p>
          </table:table-cell>
          <table:table-cell table:style-name="ce3" office:value-type="float" office:value="0.944803580308304" calcext:value-type="float">
            <text:p>0.9448035803</text:p>
          </table:table-cell>
          <table:table-cell table:style-name="ce3" office:value-type="float" office:value="0.961379081717222" calcext:value-type="float">
            <text:p>0.9613790817</text:p>
          </table:table-cell>
          <table:table-cell table:number-columns-repeated="3" table:style-name="ce3" office:value-type="float" office:value="0.977954583126139" calcext:value-type="float">
            <text:p>0.9779545831</text:p>
          </table:table-cell>
          <table:table-cell table:style-name="ce3" office:value-type="float" office:value="0.928228078899387" calcext:value-type="float">
            <text:p>0.9282280789</text:p>
          </table:table-cell>
          <table:table-cell table:style-name="ce3" office:value-type="float" office:value="0.895077076081551" calcext:value-type="float">
            <text:p>0.8950770761</text:p>
          </table:table-cell>
          <table:table-cell table:style-name="ce3" office:value-type="float" office:value="1.07740759157965" calcext:value-type="float">
            <text:p>1.0774075916</text:p>
          </table:table-cell>
          <table:table-cell table:style-name="ce3" office:value-type="float" office:value="1.49179512680259" calcext:value-type="float">
            <text:p>1.4917951268</text:p>
          </table:table-cell>
          <table:table-cell table:style-name="ce3" office:value-type="float" office:value="1.45864412398475" calcext:value-type="float">
            <text:p>1.458644124</text:p>
          </table:table-cell>
          <table:table-cell table:style-name="ce3" office:value-type="float" office:value="1.34261561412233" calcext:value-type="float">
            <text:p>1.3426156141</text:p>
          </table:table-cell>
          <table:table-cell table:style-name="ce3" office:value-type="float" office:value="1.44206862257583" calcext:value-type="float">
            <text:p>1.4420686226</text:p>
          </table:table-cell>
          <table:table-cell table:style-name="ce3" office:value-type="float" office:value="1.11055859439748" calcext:value-type="float">
            <text:p>1.1105585944</text:p>
          </table:table-cell>
          <table:table-cell table:style-name="ce3" office:value-type="float" office:value="1.29288910989557" calcext:value-type="float">
            <text:p>1.2928891099</text:p>
          </table:table-cell>
          <table:table-cell table:style-name="ce3" office:value-type="float" office:value="1.37576661694016" calcext:value-type="float">
            <text:p>1.3757666169</text:p>
          </table:table-cell>
          <table:table-cell table:style-name="ce3" office:value-type="float" office:value="1.25973810707774" calcext:value-type="float">
            <text:p>1.2597381071</text:p>
          </table:table-cell>
          <table:table-cell table:style-name="ce3" office:value-type="float" office:value="1.1271340958064" calcext:value-type="float">
            <text:p>1.1271340958</text:p>
          </table:table-cell>
          <table:table-cell table:style-name="ce3" office:value-type="float" office:value="1.67412564230068" calcext:value-type="float">
            <text:p>1.6741256423</text:p>
          </table:table-cell>
          <table:table-cell table:style-name="ce3" office:value-type="float" office:value="2.23769269020388" calcext:value-type="float">
            <text:p>2.2376926902</text:p>
          </table:table-cell>
          <table:table-cell table:style-name="ce3" office:value-type="float" office:value="2.37029670147522" calcext:value-type="float">
            <text:p>2.3702967015</text:p>
          </table:table-cell>
          <table:table-cell table:style-name="ce3" office:value-type="float" office:value="2.80125973810708" calcext:value-type="float">
            <text:p>2.8012597381</text:p>
          </table:table-cell>
          <table:table-cell table:style-name="ce3" office:value-type="float" office:value="3.03331675783192" calcext:value-type="float">
            <text:p>3.0333167578</text:p>
          </table:table-cell>
          <table:table-cell table:style-name="ce3" office:value-type="float" office:value="2.20454168738604" calcext:value-type="float">
            <text:p>2.2045416874</text:p>
          </table:table-cell>
          <table:table-cell table:style-name="ce3" office:value-type="float" office:value="2.33714569865738" calcext:value-type="float">
            <text:p>2.3371456987</text:p>
          </table:table-cell>
          <table:table-cell table:style-name="ce3" office:value-type="float" office:value="1.85645615779877" calcext:value-type="float">
            <text:p>1.8564561578</text:p>
          </table:table-cell>
          <table:table-cell table:style-name="ce3" office:value-type="float" office:value="2.45317420851981" calcext:value-type="float">
            <text:p>2.4531742085</text:p>
          </table:table-cell>
          <table:table-cell table:style-name="ce3" office:value-type="float" office:value="1.90618266202553" calcext:value-type="float">
            <text:p>1.906182662</text:p>
          </table:table-cell>
          <table:table-cell table:style-name="ce3" office:value-type="float" office:value="2.0719376761147" calcext:value-type="float">
            <text:p>2.0719376761</text:p>
          </table:table-cell>
          <table:table-cell table:style-name="ce3" office:value-type="float" office:value="1.85645615779877" calcext:value-type="float">
            <text:p>1.8564561578</text:p>
          </table:table-cell>
          <table:table-cell table:style-name="ce3" office:value-type="float" office:value="1.62439913807393" calcext:value-type="float">
            <text:p>1.6243991381</text:p>
          </table:table-cell>
          <table:table-cell table:number-columns-repeated="2" table:style-name="ce3" office:value-type="float" office:value="1.95590916625228" calcext:value-type="float">
            <text:p>1.9559091663</text:p>
          </table:table-cell>
          <table:table-cell table:number-columns-repeated="3" table:style-name="ce3" office:value-type="float" office:value="2.0719376761147" calcext:value-type="float">
            <text:p>2.0719376761</text:p>
          </table:table-cell>
          <table:table-cell table:style-name="ce3" office:value-type="float" office:value="1.98906016907011" calcext:value-type="float">
            <text:p>1.9890601691</text:p>
          </table:table-cell>
          <table:table-cell table:style-name="ce3" office:value-type="float" office:value="2.27084369302171" calcext:value-type="float">
            <text:p>2.270843693</text:p>
          </table:table-cell>
        </table:table-row>
        <table:table-row table:style-name="ro2">
          <table:table-cell office:value-type="string" calcext:value-type="string">
            <text:p>TopDB_20_flanklength_flankclashTrue.csv </text:p>
          </table:table-cell>
          <table:table-cell office:value-type="string" calcext:value-type="string">
            <text:p><text:s/>singlepass </text:p>
          </table:table-cell>
          <table:table-cell office:value-type="string" calcext:value-type="string">
            <text:p><text:s/>W </text:p>
          </table:table-cell>
          <table:table-cell office:value-type="float" office:value="1559" calcext:value-type="float">
            <text:p>1559</text:p>
          </table:table-cell>
          <table:table-cell/>
          <table:table-cell table:style-name="ce3" office:value-type="float" office:value="0.316856780735108" calcext:value-type="float">
            <text:p>0.3168567807</text:p>
          </table:table-cell>
          <table:table-cell table:style-name="ce3" office:value-type="float" office:value="0.697084917617237" calcext:value-type="float">
            <text:p>0.6970849176</text:p>
          </table:table-cell>
          <table:table-cell table:number-columns-repeated="2" table:style-name="ce3" office:value-type="float" office:value="0.380228136882129" calcext:value-type="float">
            <text:p>0.3802281369</text:p>
          </table:table-cell>
          <table:table-cell table:style-name="ce3" office:value-type="float" office:value="1.01394169835234" calcext:value-type="float">
            <text:p>1.0139416984</text:p>
          </table:table-cell>
          <table:table-cell table:style-name="ce3" office:value-type="float" office:value="0.253485424588086" calcext:value-type="float">
            <text:p>0.2534854246</text:p>
          </table:table-cell>
          <table:table-cell table:style-name="ce3" office:value-type="float" office:value="0.570342205323194" calcext:value-type="float">
            <text:p>0.5703422053</text:p>
          </table:table-cell>
          <table:table-cell table:style-name="ce3" office:value-type="float" office:value="0.697084917617237" calcext:value-type="float">
            <text:p>0.6970849176</text:p>
          </table:table-cell>
          <table:table-cell table:style-name="ce3" office:value-type="float" office:value="1.01394169835234" calcext:value-type="float">
            <text:p>1.0139416984</text:p>
          </table:table-cell>
          <table:table-cell table:style-name="ce3" office:value-type="float" office:value="1.64765525982256" calcext:value-type="float">
            <text:p>1.6476552598</text:p>
          </table:table-cell>
          <table:table-cell table:style-name="ce3" office:value-type="float" office:value="1.33079847908745" calcext:value-type="float">
            <text:p>1.3307984791</text:p>
          </table:table-cell>
          <table:table-cell table:style-name="ce3" office:value-type="float" office:value="1.26742712294043" calcext:value-type="float">
            <text:p>1.2674271229</text:p>
          </table:table-cell>
          <table:table-cell table:number-columns-repeated="2" table:style-name="ce3" office:value-type="float" office:value="1.4575411913815" calcext:value-type="float">
            <text:p>1.4575411914</text:p>
          </table:table-cell>
          <table:table-cell table:style-name="ce3" office:value-type="float" office:value="1.83776932826363" calcext:value-type="float">
            <text:p>1.8377693283</text:p>
          </table:table-cell>
          <table:table-cell table:style-name="ce3" office:value-type="float" office:value="1.39416983523447" calcext:value-type="float">
            <text:p>1.3941698352</text:p>
          </table:table-cell>
          <table:table-cell table:style-name="ce3" office:value-type="float" office:value="1.90114068441065" calcext:value-type="float">
            <text:p>1.9011406844</text:p>
          </table:table-cell>
          <table:table-cell table:style-name="ce3" office:value-type="float" office:value="3.35868187579214" calcext:value-type="float">
            <text:p>3.3586818758</text:p>
          </table:table-cell>
          <table:table-cell table:style-name="ce3" office:value-type="float" office:value="5.44993662864385" calcext:value-type="float">
            <text:p>5.4499366286</text:p>
          </table:table-cell>
          <table:table-cell table:style-name="ce3" office:value-type="float" office:value="5.64005069708492" calcext:value-type="float">
            <text:p>5.6400506971</text:p>
          </table:table-cell>
          <table:table-cell table:style-name="ce3" office:value-type="float" office:value="3.73891001267427" calcext:value-type="float">
            <text:p>3.7389100127</text:p>
          </table:table-cell>
          <table:table-cell table:style-name="ce3" office:value-type="float" office:value="3.10519645120406" calcext:value-type="float">
            <text:p>3.1051964512</text:p>
          </table:table-cell>
          <table:table-cell table:style-name="ce3" office:value-type="float" office:value="2.6615969581749" calcext:value-type="float">
            <text:p>2.6615969582</text:p>
          </table:table-cell>
          <table:table-cell table:style-name="ce3" office:value-type="float" office:value="3.35868187579214" calcext:value-type="float">
            <text:p>3.3586818758</text:p>
          </table:table-cell>
          <table:table-cell table:style-name="ce3" office:value-type="float" office:value="1.83776932826363" calcext:value-type="float">
            <text:p>1.8377693283</text:p>
          </table:table-cell>
          <table:table-cell table:style-name="ce3" office:value-type="float" office:value="1.33079847908745" calcext:value-type="float">
            <text:p>1.3307984791</text:p>
          </table:table-cell>
          <table:table-cell table:style-name="ce3" office:value-type="float" office:value="1.01394169835234" calcext:value-type="float">
            <text:p>1.0139416984</text:p>
          </table:table-cell>
          <table:table-cell table:style-name="ce3" office:value-type="float" office:value="1.07731305449937" calcext:value-type="float">
            <text:p>1.0773130545</text:p>
          </table:table-cell>
          <table:table-cell table:style-name="ce3" office:value-type="float" office:value="0.887198986058302" calcext:value-type="float">
            <text:p>0.8871989861</text:p>
          </table:table-cell>
          <table:table-cell table:style-name="ce3" office:value-type="float" office:value="0.633713561470216" calcext:value-type="float">
            <text:p>0.6337135615</text:p>
          </table:table-cell>
          <table:table-cell table:style-name="ce3" office:value-type="float" office:value="0.697084917617237" calcext:value-type="float">
            <text:p>0.6970849176</text:p>
          </table:table-cell>
          <table:table-cell table:style-name="ce3" office:value-type="float" office:value="0.506970849176172" calcext:value-type="float">
            <text:p>0.5069708492</text:p>
          </table:table-cell>
          <table:table-cell table:style-name="ce3" office:value-type="float" office:value="0.443599493029151" calcext:value-type="float">
            <text:p>0.443599493</text:p>
          </table:table-cell>
          <table:table-cell table:style-name="ce3" office:value-type="float" office:value="0.570342205323194" calcext:value-type="float">
            <text:p>0.5703422053</text:p>
          </table:table-cell>
          <table:table-cell table:style-name="ce3" office:value-type="float" office:value="0.253485424588086" calcext:value-type="float">
            <text:p>0.2534854246</text:p>
          </table:table-cell>
          <table:table-cell table:style-name="ce3" office:value-type="float" office:value="0.760456273764259" calcext:value-type="float">
            <text:p>0.7604562738</text:p>
          </table:table-cell>
          <table:table-cell table:style-name="ce3" office:value-type="float" office:value="1.20405576679341" calcext:value-type="float">
            <text:p>1.2040557668</text:p>
          </table:table-cell>
          <table:table-cell table:style-name="ce3" office:value-type="float" office:value="2.3447401774398" calcext:value-type="float">
            <text:p>2.3447401774</text:p>
          </table:table-cell>
          <table:table-cell table:style-name="ce3" office:value-type="float" office:value="2.91508238276299" calcext:value-type="float">
            <text:p>2.9150823828</text:p>
          </table:table-cell>
          <table:table-cell table:style-name="ce3" office:value-type="float" office:value="3.54879594423321" calcext:value-type="float">
            <text:p>3.5487959442</text:p>
          </table:table-cell>
          <table:table-cell table:style-name="ce3" office:value-type="float" office:value="3.86565272496831" calcext:value-type="float">
            <text:p>3.865652725</text:p>
          </table:table-cell>
          <table:table-cell table:style-name="ce3" office:value-type="float" office:value="4.1191381495564" calcext:value-type="float">
            <text:p>4.1191381496</text:p>
          </table:table-cell>
          <table:table-cell table:style-name="ce3" office:value-type="float" office:value="3.67553865652725" calcext:value-type="float">
            <text:p>3.6755386565</text:p>
          </table:table-cell>
          <table:table-cell table:number-columns-repeated="3" table:style-name="ce3" office:value-type="float" office:value="1.7743979721166" calcext:value-type="float">
            <text:p>1.7743979721</text:p>
          </table:table-cell>
          <table:table-cell table:style-name="ce3" office:value-type="float" office:value="0.697084917617237" calcext:value-type="float">
            <text:p>0.6970849176</text:p>
          </table:table-cell>
          <table:table-cell table:style-name="ce3" office:value-type="float" office:value="0.887198986058302" calcext:value-type="float">
            <text:p>0.8871989861</text:p>
          </table:table-cell>
          <table:table-cell table:style-name="ce3" office:value-type="float" office:value="0.950570342205323" calcext:value-type="float">
            <text:p>0.9505703422</text:p>
          </table:table-cell>
          <table:table-cell table:style-name="ce3" office:value-type="float" office:value="1.07731305449937" calcext:value-type="float">
            <text:p>1.0773130545</text:p>
          </table:table-cell>
          <table:table-cell table:style-name="ce3" office:value-type="float" office:value="0.760456273764259" calcext:value-type="float">
            <text:p>0.7604562738</text:p>
          </table:table-cell>
          <table:table-cell table:style-name="ce3" office:value-type="float" office:value="1.01394169835234" calcext:value-type="float">
            <text:p>1.0139416984</text:p>
          </table:table-cell>
          <table:table-cell table:style-name="ce3" office:value-type="float" office:value="1.64765525982256" calcext:value-type="float">
            <text:p>1.6476552598</text:p>
          </table:table-cell>
          <table:table-cell table:style-name="ce3" office:value-type="float" office:value="1.20405576679341" calcext:value-type="float">
            <text:p>1.2040557668</text:p>
          </table:table-cell>
          <table:table-cell table:style-name="ce3" office:value-type="float" office:value="1.14068441064639" calcext:value-type="float">
            <text:p>1.1406844106</text:p>
          </table:table-cell>
          <table:table-cell table:style-name="ce3" office:value-type="float" office:value="1.33079847908745" calcext:value-type="float">
            <text:p>1.3307984791</text:p>
          </table:table-cell>
          <table:table-cell table:style-name="ce3" office:value-type="float" office:value="1.58428390367554" calcext:value-type="float">
            <text:p>1.5842839037</text:p>
          </table:table-cell>
          <table:table-cell table:style-name="ce3" office:value-type="float" office:value="1.96451204055767" calcext:value-type="float">
            <text:p>1.9645120406</text:p>
          </table:table-cell>
          <table:table-cell table:style-name="ce3" office:value-type="float" office:value="0.82382762991128" calcext:value-type="float">
            <text:p>0.8238276299</text:p>
          </table:table-cell>
          <table:table-cell table:style-name="ce3" office:value-type="float" office:value="0.950570342205323" calcext:value-type="float">
            <text:p>0.9505703422</text:p>
          </table:table-cell>
          <table:table-cell table:style-name="ce3" office:value-type="float" office:value="0.82382762991128" calcext:value-type="float">
            <text:p>0.8238276299</text:p>
          </table:table-cell>
        </table:table-row>
        <table:table-row table:style-name="ro2">
          <table:table-cell office:value-type="string" calcext:value-type="string">
            <text:p>TopDB_20_flanklength_flankclashTrue.csv </text:p>
          </table:table-cell>
          <table:table-cell office:value-type="string" calcext:value-type="string">
            <text:p><text:s/>singlepass </text:p>
          </table:table-cell>
          <table:table-cell office:value-type="string" calcext:value-type="string">
            <text:p><text:s/>Y </text:p>
          </table:table-cell>
          <table:table-cell office:value-type="float" office:value="2414" calcext:value-type="float">
            <text:p>2414</text:p>
          </table:table-cell>
          <table:table-cell/>
          <table:table-cell table:style-name="ce3" office:value-type="float" office:value="1.06252554147936" calcext:value-type="float">
            <text:p>1.0625255415</text:p>
          </table:table-cell>
          <table:table-cell table:number-columns-repeated="2" table:style-name="ce3" office:value-type="float" office:value="1.18512464241929" calcext:value-type="float">
            <text:p>1.1851246424</text:p>
          </table:table-cell>
          <table:table-cell table:style-name="ce3" office:value-type="float" office:value="1.10339190845934" calcext:value-type="float">
            <text:p>1.1033919085</text:p>
          </table:table-cell>
          <table:table-cell table:style-name="ce3" office:value-type="float" office:value="1.43032284429914" calcext:value-type="float">
            <text:p>1.4303228443</text:p>
          </table:table-cell>
          <table:table-cell table:style-name="ce3" office:value-type="float" office:value="1.34859011033919" calcext:value-type="float">
            <text:p>1.3485901103</text:p>
          </table:table-cell>
          <table:table-cell table:style-name="ce3" office:value-type="float" office:value="1.38945647731917" calcext:value-type="float">
            <text:p>1.3894564773</text:p>
          </table:table-cell>
          <table:table-cell table:style-name="ce3" office:value-type="float" office:value="1.8389865140989" calcext:value-type="float">
            <text:p>1.8389865141</text:p>
          </table:table-cell>
          <table:table-cell table:style-name="ce3" office:value-type="float" office:value="1.59378831221904" calcext:value-type="float">
            <text:p>1.5937883122</text:p>
          </table:table-cell>
          <table:table-cell table:style-name="ce3" office:value-type="float" office:value="0.858193706579485" calcext:value-type="float">
            <text:p>0.8581937066</text:p>
          </table:table-cell>
          <table:table-cell table:style-name="ce3" office:value-type="float" office:value="1.63465467919902" calcext:value-type="float">
            <text:p>1.6346546792</text:p>
          </table:table-cell>
          <table:table-cell table:style-name="ce3" office:value-type="float" office:value="1.51205557825909" calcext:value-type="float">
            <text:p>1.5120555783</text:p>
          </table:table-cell>
          <table:table-cell table:style-name="ce3" office:value-type="float" office:value="0.899060073559461" calcext:value-type="float">
            <text:p>0.8990600736</text:p>
          </table:table-cell>
          <table:table-cell table:style-name="ce3" office:value-type="float" office:value="1.30772374335922" calcext:value-type="float">
            <text:p>1.3077237434</text:p>
          </table:table-cell>
          <table:table-cell table:style-name="ce3" office:value-type="float" office:value="1.55292194523907" calcext:value-type="float">
            <text:p>1.5529219452</text:p>
          </table:table-cell>
          <table:table-cell table:number-columns-repeated="2" table:style-name="ce3" office:value-type="float" office:value="1.51205557825909" calcext:value-type="float">
            <text:p>1.5120555783</text:p>
          </table:table-cell>
          <table:table-cell table:style-name="ce3" office:value-type="float" office:value="2.61544748671843" calcext:value-type="float">
            <text:p>2.6154474867</text:p>
          </table:table-cell>
          <table:table-cell table:style-name="ce3" office:value-type="float" office:value="3.75970576215774" calcext:value-type="float">
            <text:p>3.7597057622</text:p>
          </table:table-cell>
          <table:table-cell table:style-name="ce3" office:value-type="float" office:value="4.61789946873723" calcext:value-type="float">
            <text:p>4.6178994687</text:p>
          </table:table-cell>
          <table:table-cell table:style-name="ce3" office:value-type="float" office:value="3.67797302819779" calcext:value-type="float">
            <text:p>3.6779730282</text:p>
          </table:table-cell>
          <table:table-cell table:style-name="ce3" office:value-type="float" office:value="3.96403759705762" calcext:value-type="float">
            <text:p>3.9640375971</text:p>
          </table:table-cell>
          <table:table-cell table:style-name="ce3" office:value-type="float" office:value="3.26930935839804" calcext:value-type="float">
            <text:p>3.2693093584</text:p>
          </table:table-cell>
          <table:table-cell table:style-name="ce3" office:value-type="float" office:value="2.69718022067838" calcext:value-type="float">
            <text:p>2.6971802207</text:p>
          </table:table-cell>
          <table:table-cell table:style-name="ce3" office:value-type="float" office:value="1.8389865140989" calcext:value-type="float">
            <text:p>1.8389865141</text:p>
          </table:table-cell>
          <table:table-cell table:style-name="ce3" office:value-type="float" office:value="1.38945647731917" calcext:value-type="float">
            <text:p>1.3894564773</text:p>
          </table:table-cell>
          <table:table-cell table:style-name="ce3" office:value-type="float" office:value="0.899060073559461" calcext:value-type="float">
            <text:p>0.8990600736</text:p>
          </table:table-cell>
          <table:table-cell table:style-name="ce3" office:value-type="float" office:value="0.367797302819779" calcext:value-type="float">
            <text:p>0.3677973028</text:p>
          </table:table-cell>
          <table:table-cell table:number-columns-repeated="2" table:style-name="ce3" office:value-type="float" office:value="0.490396403759706" calcext:value-type="float">
            <text:p>0.4903964038</text:p>
          </table:table-cell>
          <table:table-cell table:style-name="ce3" office:value-type="float" office:value="0.694728238659583" calcext:value-type="float">
            <text:p>0.6947282387</text:p>
          </table:table-cell>
          <table:table-cell table:style-name="ce3" office:value-type="float" office:value="0.286064568859828" calcext:value-type="float">
            <text:p>0.2860645689</text:p>
          </table:table-cell>
          <table:table-cell table:style-name="ce3" office:value-type="float" office:value="0.531262770739681" calcext:value-type="float">
            <text:p>0.5312627707</text:p>
          </table:table-cell>
          <table:table-cell table:style-name="ce3" office:value-type="float" office:value="0.612995504699632" calcext:value-type="float">
            <text:p>0.6129955047</text:p>
          </table:table-cell>
          <table:table-cell table:style-name="ce3" office:value-type="float" office:value="0.776460972619534" calcext:value-type="float">
            <text:p>0.7764609726</text:p>
          </table:table-cell>
          <table:table-cell table:style-name="ce3" office:value-type="float" office:value="1.47118921127912" calcext:value-type="float">
            <text:p>1.4711892113</text:p>
          </table:table-cell>
          <table:table-cell table:style-name="ce3" office:value-type="float" office:value="1.59378831221904" calcext:value-type="float">
            <text:p>1.5937883122</text:p>
          </table:table-cell>
          <table:table-cell table:style-name="ce3" office:value-type="float" office:value="2.65631385369841" calcext:value-type="float">
            <text:p>2.6563138537</text:p>
          </table:table-cell>
          <table:table-cell table:style-name="ce3" office:value-type="float" office:value="2.1659174499387" calcext:value-type="float">
            <text:p>2.1659174499</text:p>
          </table:table-cell>
          <table:table-cell table:style-name="ce3" office:value-type="float" office:value="2.65631385369841" calcext:value-type="float">
            <text:p>2.6563138537</text:p>
          </table:table-cell>
          <table:table-cell table:style-name="ce3" office:value-type="float" office:value="2.24765018389865" calcext:value-type="float">
            <text:p>2.2476501839</text:p>
          </table:table-cell>
          <table:table-cell table:style-name="ce3" office:value-type="float" office:value="2.45198201879853" calcext:value-type="float">
            <text:p>2.4519820188</text:p>
          </table:table-cell>
          <table:table-cell table:style-name="ce3" office:value-type="float" office:value="2.04331834899877" calcext:value-type="float">
            <text:p>2.043318349</text:p>
          </table:table-cell>
          <table:table-cell table:style-name="ce3" office:value-type="float" office:value="1.71638741315897" calcext:value-type="float">
            <text:p>1.7163874132</text:p>
          </table:table-cell>
          <table:table-cell table:style-name="ce3" office:value-type="float" office:value="1.8389865140989" calcext:value-type="float">
            <text:p>1.8389865141</text:p>
          </table:table-cell>
          <table:table-cell table:number-columns-repeated="2" table:style-name="ce3" office:value-type="float" office:value="1.75725378013895" calcext:value-type="float">
            <text:p>1.7572537801</text:p>
          </table:table-cell>
          <table:table-cell table:style-name="ce3" office:value-type="float" office:value="1.30772374335922" calcext:value-type="float">
            <text:p>1.3077237434</text:p>
          </table:table-cell>
          <table:table-cell table:style-name="ce3" office:value-type="float" office:value="1.43032284429914" calcext:value-type="float">
            <text:p>1.4303228443</text:p>
          </table:table-cell>
          <table:table-cell table:style-name="ce3" office:value-type="float" office:value="0.858193706579485" calcext:value-type="float">
            <text:p>0.8581937066</text:p>
          </table:table-cell>
          <table:table-cell table:style-name="ce3" office:value-type="float" office:value="1.14425827543931" calcext:value-type="float">
            <text:p>1.1442582754</text:p>
          </table:table-cell>
          <table:table-cell table:style-name="ce3" office:value-type="float" office:value="1.55292194523907" calcext:value-type="float">
            <text:p>1.5529219452</text:p>
          </table:table-cell>
          <table:table-cell table:style-name="ce3" office:value-type="float" office:value="1.10339190845934" calcext:value-type="float">
            <text:p>1.1033919085</text:p>
          </table:table-cell>
          <table:table-cell table:style-name="ce3" office:value-type="float" office:value="1.55292194523907" calcext:value-type="float">
            <text:p>1.5529219452</text:p>
          </table:table-cell>
          <table:table-cell table:number-columns-repeated="3" table:style-name="ce3" office:value-type="float" office:value="1.47118921127912" calcext:value-type="float">
            <text:p>1.4711892113</text:p>
          </table:table-cell>
          <table:table-cell table:style-name="ce3" office:value-type="float" office:value="1.06252554147936" calcext:value-type="float">
            <text:p>1.0625255415</text:p>
          </table:table-cell>
          <table:table-cell table:style-name="ce3" office:value-type="float" office:value="1.22599100939926" calcext:value-type="float">
            <text:p>1.2259910094</text:p>
          </table:table-cell>
          <table:table-cell table:style-name="ce3" office:value-type="float" office:value="1.30772374335922" calcext:value-type="float">
            <text:p>1.3077237434</text:p>
          </table:table-cell>
          <table:table-cell table:style-name="ce3" office:value-type="float" office:value="1.43032284429914" calcext:value-type="float">
            <text:p>1.4303228443</text:p>
          </table:table-cell>
        </table:table-row>
        <table:table-row table:style-name="ro2">
          <table:table-cell office:value-type="string" calcext:value-type="string">
            <text:p>TopDB_20_flanklength_flankclashTrue.csv </text:p>
          </table:table-cell>
          <table:table-cell office:value-type="string" calcext:value-type="string">
            <text:p><text:s/>singlepass </text:p>
          </table:table-cell>
          <table:table-cell office:value-type="string" calcext:value-type="string">
            <text:p><text:s/>P </text:p>
          </table:table-cell>
          <table:table-cell office:value-type="float" office:value="4112" calcext:value-type="float">
            <text:p>4112</text:p>
          </table:table-cell>
          <table:table-cell/>
          <table:table-cell table:style-name="ce3" office:value-type="float" office:value="1.70293282876064" calcext:value-type="float">
            <text:p>1.7029328288</text:p>
          </table:table-cell>
          <table:table-cell table:style-name="ce3" office:value-type="float" office:value="1.60832544938505" calcext:value-type="float">
            <text:p>1.6083254494</text:p>
          </table:table-cell>
          <table:table-cell table:style-name="ce3" office:value-type="float" office:value="2.1286660359508" calcext:value-type="float">
            <text:p>2.128666036</text:p>
          </table:table-cell>
          <table:table-cell table:style-name="ce3" office:value-type="float" office:value="2.29422894985809" calcext:value-type="float">
            <text:p>2.2942289499</text:p>
          </table:table-cell>
          <table:table-cell table:style-name="ce3" office:value-type="float" office:value="2.31788079470199" calcext:value-type="float">
            <text:p>2.3178807947</text:p>
          </table:table-cell>
          <table:table-cell table:style-name="ce3" office:value-type="float" office:value="2.64900662251656" calcext:value-type="float">
            <text:p>2.6490066225</text:p>
          </table:table-cell>
          <table:table-cell table:style-name="ce3" office:value-type="float" office:value="2.41248817407758" calcext:value-type="float">
            <text:p>2.4124881741</text:p>
          </table:table-cell>
          <table:table-cell table:style-name="ce3" office:value-type="float" office:value="2.1759697256386" calcext:value-type="float">
            <text:p>2.1759697256</text:p>
          </table:table-cell>
          <table:table-cell table:style-name="ce3" office:value-type="float" office:value="2.34153263954588" calcext:value-type="float">
            <text:p>2.3415326395</text:p>
          </table:table-cell>
          <table:table-cell table:style-name="ce3" office:value-type="float" office:value="2.1286660359508" calcext:value-type="float">
            <text:p>2.128666036</text:p>
          </table:table-cell>
          <table:table-cell table:style-name="ce3" office:value-type="float" office:value="1.98675496688742" calcext:value-type="float">
            <text:p>1.9867549669</text:p>
          </table:table-cell>
          <table:table-cell table:style-name="ce3" office:value-type="float" office:value="2.01040681173132" calcext:value-type="float">
            <text:p>2.0104068117</text:p>
          </table:table-cell>
          <table:table-cell table:style-name="ce3" office:value-type="float" office:value="1.79754020813623" calcext:value-type="float">
            <text:p>1.7975402081</text:p>
          </table:table-cell>
          <table:table-cell table:style-name="ce3" office:value-type="float" office:value="1.63197729422895" calcext:value-type="float">
            <text:p>1.6319772942</text:p>
          </table:table-cell>
          <table:table-cell table:style-name="ce3" office:value-type="float" office:value="1.37180700094607" calcext:value-type="float">
            <text:p>1.3718070009</text:p>
          </table:table-cell>
          <table:table-cell table:style-name="ce3" office:value-type="float" office:value="1.22989593188269" calcext:value-type="float">
            <text:p>1.2298959319</text:p>
          </table:table-cell>
          <table:table-cell table:style-name="ce3" office:value-type="float" office:value="1.0406811731315" calcext:value-type="float">
            <text:p>1.0406811731</text:p>
          </table:table-cell>
          <table:table-cell table:style-name="ce3" office:value-type="float" office:value="1.01702932828761" calcext:value-type="float">
            <text:p>1.0170293283</text:p>
          </table:table-cell>
          <table:table-cell table:style-name="ce3" office:value-type="float" office:value="0.638599810785241" calcext:value-type="float">
            <text:p>0.6385998108</text:p>
          </table:table-cell>
          <table:table-cell table:style-name="ce3" office:value-type="float" office:value="0.685903500473037" calcext:value-type="float">
            <text:p>0.6859035005</text:p>
          </table:table-cell>
          <table:table-cell table:style-name="ce3" office:value-type="float" office:value="0.733207190160833" calcext:value-type="float">
            <text:p>0.7332071902</text:p>
          </table:table-cell>
          <table:table-cell table:style-name="ce3" office:value-type="float" office:value="0.567644276253548" calcext:value-type="float">
            <text:p>0.5676442763</text:p>
          </table:table-cell>
          <table:table-cell table:style-name="ce3" office:value-type="float" office:value="0.307473982970672" calcext:value-type="float">
            <text:p>0.307473983</text:p>
          </table:table-cell>
          <table:table-cell table:style-name="ce3" office:value-type="float" office:value="0.354777672658467" calcext:value-type="float">
            <text:p>0.3547776727</text:p>
          </table:table-cell>
          <table:table-cell table:style-name="ce3" office:value-type="float" office:value="0.402081362346263" calcext:value-type="float">
            <text:p>0.4020813623</text:p>
          </table:table-cell>
          <table:table-cell table:style-name="ce3" office:value-type="float" office:value="0.378429517502365" calcext:value-type="float">
            <text:p>0.3784295175</text:p>
          </table:table-cell>
          <table:table-cell table:style-name="ce3" office:value-type="float" office:value="0.33112582781457" calcext:value-type="float">
            <text:p>0.3311258278</text:p>
          </table:table-cell>
          <table:table-cell table:style-name="ce3" office:value-type="float" office:value="0.307473982970672" calcext:value-type="float">
            <text:p>0.307473983</text:p>
          </table:table-cell>
          <table:table-cell table:style-name="ce3" office:value-type="float" office:value="0.449385052034059" calcext:value-type="float">
            <text:p>0.449385052</text:p>
          </table:table-cell>
          <table:table-cell table:style-name="ce3" office:value-type="float" office:value="0.520340586565752" calcext:value-type="float">
            <text:p>0.5203405866</text:p>
          </table:table-cell>
          <table:table-cell table:style-name="ce3" office:value-type="float" office:value="0.378429517502365" calcext:value-type="float">
            <text:p>0.3784295175</text:p>
          </table:table-cell>
          <table:table-cell table:style-name="ce3" office:value-type="float" office:value="0.260170293282876" calcext:value-type="float">
            <text:p>0.2601702933</text:p>
          </table:table-cell>
          <table:table-cell table:style-name="ce3" office:value-type="float" office:value="0.307473982970672" calcext:value-type="float">
            <text:p>0.307473983</text:p>
          </table:table-cell>
          <table:table-cell table:style-name="ce3" office:value-type="float" office:value="0.378429517502365" calcext:value-type="float">
            <text:p>0.3784295175</text:p>
          </table:table-cell>
          <table:table-cell table:style-name="ce3" office:value-type="float" office:value="0.54399243140965" calcext:value-type="float">
            <text:p>0.5439924314</text:p>
          </table:table-cell>
          <table:table-cell table:style-name="ce3" office:value-type="float" office:value="0.851466414380322" calcext:value-type="float">
            <text:p>0.8514664144</text:p>
          </table:table-cell>
          <table:table-cell table:style-name="ce3" office:value-type="float" office:value="0.709555345316935" calcext:value-type="float">
            <text:p>0.7095553453</text:p>
          </table:table-cell>
          <table:table-cell table:style-name="ce3" office:value-type="float" office:value="0.993377483443708" calcext:value-type="float">
            <text:p>0.9933774834</text:p>
          </table:table-cell>
          <table:table-cell table:style-name="ce3" office:value-type="float" office:value="0.685903500473037" calcext:value-type="float">
            <text:p>0.6859035005</text:p>
          </table:table-cell>
          <table:table-cell table:style-name="ce3" office:value-type="float" office:value="1.15894039735099" calcext:value-type="float">
            <text:p>1.1589403974</text:p>
          </table:table-cell>
          <table:table-cell table:style-name="ce3" office:value-type="float" office:value="1.0879848628193" calcext:value-type="float">
            <text:p>1.0879848628</text:p>
          </table:table-cell>
          <table:table-cell table:style-name="ce3" office:value-type="float" office:value="1.20624408703879" calcext:value-type="float">
            <text:p>1.206244087</text:p>
          </table:table-cell>
          <table:table-cell table:style-name="ce3" office:value-type="float" office:value="2.79091769157994" calcext:value-type="float">
            <text:p>2.7909176916</text:p>
          </table:table-cell>
          <table:table-cell table:style-name="ce3" office:value-type="float" office:value="2.31788079470199" calcext:value-type="float">
            <text:p>2.3178807947</text:p>
          </table:table-cell>
          <table:table-cell table:style-name="ce3" office:value-type="float" office:value="2.1996215704825" calcext:value-type="float">
            <text:p>2.1996215705</text:p>
          </table:table-cell>
          <table:table-cell table:style-name="ce3" office:value-type="float" office:value="2.36518448438978" calcext:value-type="float">
            <text:p>2.3651844844</text:p>
          </table:table-cell>
          <table:table-cell table:style-name="ce3" office:value-type="float" office:value="2.31788079470199" calcext:value-type="float">
            <text:p>2.3178807947</text:p>
          </table:table-cell>
          <table:table-cell table:style-name="ce3" office:value-type="float" office:value="3.12204351939451" calcext:value-type="float">
            <text:p>3.1220435194</text:p>
          </table:table-cell>
          <table:table-cell table:style-name="ce3" office:value-type="float" office:value="2.83822138126774" calcext:value-type="float">
            <text:p>2.8382213813</text:p>
          </table:table-cell>
          <table:table-cell table:style-name="ce3" office:value-type="float" office:value="3.19299905392621" calcext:value-type="float">
            <text:p>3.1929990539</text:p>
          </table:table-cell>
          <table:table-cell table:style-name="ce3" office:value-type="float" office:value="3.05108798486282" calcext:value-type="float">
            <text:p>3.0510879849</text:p>
          </table:table-cell>
          <table:table-cell table:style-name="ce3" office:value-type="float" office:value="2.83822138126774" calcext:value-type="float">
            <text:p>2.8382213813</text:p>
          </table:table-cell>
          <table:table-cell table:style-name="ce3" office:value-type="float" office:value="2.90917691579943" calcext:value-type="float">
            <text:p>2.9091769158</text:p>
          </table:table-cell>
          <table:table-cell table:style-name="ce3" office:value-type="float" office:value="3.12204351939451" calcext:value-type="float">
            <text:p>3.1220435194</text:p>
          </table:table-cell>
          <table:table-cell table:style-name="ce3" office:value-type="float" office:value="2.74361400189215" calcext:value-type="float">
            <text:p>2.7436140019</text:p>
          </table:table-cell>
          <table:table-cell table:style-name="ce3" office:value-type="float" office:value="2.38883632923368" calcext:value-type="float">
            <text:p>2.3888363292</text:p>
          </table:table-cell>
          <table:table-cell table:style-name="ce3" office:value-type="float" office:value="2.57805108798486" calcext:value-type="float">
            <text:p>2.578051088</text:p>
          </table:table-cell>
          <table:table-cell table:style-name="ce3" office:value-type="float" office:value="2.48344370860927" calcext:value-type="float">
            <text:p>2.4834437086</text:p>
          </table:table-cell>
          <table:table-cell table:number-columns-repeated="2" table:style-name="ce3" office:value-type="float" office:value="2.1759697256386" calcext:value-type="float">
            <text:p>2.1759697256</text:p>
          </table:table-cell>
          <table:table-cell table:style-name="ce3" office:value-type="float" office:value="1.56102175969726" calcext:value-type="float">
            <text:p>1.5610217597</text:p>
          </table:table-cell>
        </table:table-row>
        <table:table-row table:style-name="ro2">
          <table:table-cell office:value-type="string" calcext:value-type="string">
            <text:p>TopDB_20_flanklength_flankclashTrue.csv </text:p>
          </table:table-cell>
          <table:table-cell office:value-type="string" calcext:value-type="string">
            <text:p><text:s/>singlepass </text:p>
          </table:table-cell>
          <table:table-cell office:value-type="string" calcext:value-type="string">
            <text:p><text:s/>H </text:p>
          </table:table-cell>
          <table:table-cell office:value-type="float" office:value="1542" calcext:value-type="float">
            <text:p>1542</text:p>
          </table:table-cell>
          <table:table-cell/>
          <table:table-cell table:style-name="ce3" office:value-type="float" office:value="1.13350125944584" calcext:value-type="float">
            <text:p>1.1335012594</text:p>
          </table:table-cell>
          <table:table-cell table:style-name="ce3" office:value-type="float" office:value="1.63727959697733" calcext:value-type="float">
            <text:p>1.637279597</text:p>
          </table:table-cell>
          <table:table-cell table:style-name="ce3" office:value-type="float" office:value="1.70025188916877" calcext:value-type="float">
            <text:p>1.7002518892</text:p>
          </table:table-cell>
          <table:table-cell table:style-name="ce3" office:value-type="float" office:value="1.95214105793451" calcext:value-type="float">
            <text:p>1.9521410579</text:p>
          </table:table-cell>
          <table:table-cell table:style-name="ce3" office:value-type="float" office:value="1.57430730478589" calcext:value-type="float">
            <text:p>1.5743073048</text:p>
          </table:table-cell>
          <table:table-cell table:style-name="ce3" office:value-type="float" office:value="1.25944584382872" calcext:value-type="float">
            <text:p>1.2594458438</text:p>
          </table:table-cell>
          <table:table-cell table:style-name="ce3" office:value-type="float" office:value="1.38539042821159" calcext:value-type="float">
            <text:p>1.3853904282</text:p>
          </table:table-cell>
          <table:table-cell table:style-name="ce3" office:value-type="float" office:value="2.26700251889169" calcext:value-type="float">
            <text:p>2.2670025189</text:p>
          </table:table-cell>
          <table:table-cell table:style-name="ce3" office:value-type="float" office:value="2.51889168765743" calcext:value-type="float">
            <text:p>2.5188916877</text:p>
          </table:table-cell>
          <table:table-cell table:style-name="ce3" office:value-type="float" office:value="2.01511335012594" calcext:value-type="float">
            <text:p>2.0151133501</text:p>
          </table:table-cell>
          <table:table-cell table:style-name="ce3" office:value-type="float" office:value="1.88916876574307" calcext:value-type="float">
            <text:p>1.8891687657</text:p>
          </table:table-cell>
          <table:table-cell table:style-name="ce3" office:value-type="float" office:value="2.39294710327456" calcext:value-type="float">
            <text:p>2.3929471033</text:p>
          </table:table-cell>
          <table:table-cell table:style-name="ce3" office:value-type="float" office:value="2.58186397984887" calcext:value-type="float">
            <text:p>2.5818639798</text:p>
          </table:table-cell>
          <table:table-cell table:style-name="ce3" office:value-type="float" office:value="2.51889168765743" calcext:value-type="float">
            <text:p>2.5188916877</text:p>
          </table:table-cell>
          <table:table-cell table:style-name="ce3" office:value-type="float" office:value="2.14105793450882" calcext:value-type="float">
            <text:p>2.1410579345</text:p>
          </table:table-cell>
          <table:table-cell table:style-name="ce3" office:value-type="float" office:value="2.20403022670025" calcext:value-type="float">
            <text:p>2.2040302267</text:p>
          </table:table-cell>
          <table:table-cell table:style-name="ce3" office:value-type="float" office:value="3.08564231738035" calcext:value-type="float">
            <text:p>3.0856423174</text:p>
          </table:table-cell>
          <table:table-cell table:style-name="ce3" office:value-type="float" office:value="2.45591939546599" calcext:value-type="float">
            <text:p>2.4559193955</text:p>
          </table:table-cell>
          <table:table-cell table:style-name="ce3" office:value-type="float" office:value="2.58186397984887" calcext:value-type="float">
            <text:p>2.5818639798</text:p>
          </table:table-cell>
          <table:table-cell table:style-name="ce3" office:value-type="float" office:value="2.6448362720403" calcext:value-type="float">
            <text:p>2.644836272</text:p>
          </table:table-cell>
          <table:table-cell table:style-name="ce3" office:value-type="float" office:value="1.7632241813602" calcext:value-type="float">
            <text:p>1.7632241814</text:p>
          </table:table-cell>
          <table:table-cell table:style-name="ce3" office:value-type="float" office:value="1.00755667506297" calcext:value-type="float">
            <text:p>1.0075566751</text:p>
          </table:table-cell>
          <table:table-cell table:style-name="ce3" office:value-type="float" office:value="0.881612090680101" calcext:value-type="float">
            <text:p>0.8816120907</text:p>
          </table:table-cell>
          <table:table-cell table:style-name="ce3" office:value-type="float" office:value="1.13350125944584" calcext:value-type="float">
            <text:p>1.1335012594</text:p>
          </table:table-cell>
          <table:table-cell table:style-name="ce3" office:value-type="float" office:value="0.314861460957179" calcext:value-type="float">
            <text:p>0.314861461</text:p>
          </table:table-cell>
          <table:table-cell table:style-name="ce3" office:value-type="float" office:value="0.125944584382872" calcext:value-type="float">
            <text:p>0.1259445844</text:p>
          </table:table-cell>
          <table:table-cell table:style-name="ce3" office:value-type="float" office:value="0.251889168765743" calcext:value-type="float">
            <text:p>0.2518891688</text:p>
          </table:table-cell>
          <table:table-cell table:style-name="ce3" office:value-type="float" office:value="0.125944584382872" calcext:value-type="float">
            <text:p>0.1259445844</text:p>
          </table:table-cell>
          <table:table-cell table:style-name="ce3" office:value-type="float" office:value="0.251889168765743" calcext:value-type="float">
            <text:p>0.2518891688</text:p>
          </table:table-cell>
          <table:table-cell table:number-columns-repeated="2" table:style-name="ce3" office:value-type="float" office:value="0.377833753148615" calcext:value-type="float">
            <text:p>0.3778337531</text:p>
          </table:table-cell>
          <table:table-cell table:style-name="ce3" office:value-type="float" office:value="0.0629722921914358" calcext:value-type="float">
            <text:p>0.0629722922</text:p>
          </table:table-cell>
          <table:table-cell table:style-name="ce3" office:value-type="float" office:value="0.314861460957179" calcext:value-type="float">
            <text:p>0.314861461</text:p>
          </table:table-cell>
          <table:table-cell table:style-name="ce3" office:value-type="float" office:value="0.125944584382872" calcext:value-type="float">
            <text:p>0.1259445844</text:p>
          </table:table-cell>
          <table:table-cell table:style-name="ce3" office:value-type="float" office:value="0.377833753148615" calcext:value-type="float">
            <text:p>0.3778337531</text:p>
          </table:table-cell>
          <table:table-cell table:style-name="ce3" office:value-type="float" office:value="0.314861460957179" calcext:value-type="float">
            <text:p>0.314861461</text:p>
          </table:table-cell>
          <table:table-cell table:style-name="ce3" office:value-type="float" office:value="0.251889168765743" calcext:value-type="float">
            <text:p>0.2518891688</text:p>
          </table:table-cell>
          <table:table-cell table:style-name="ce3" office:value-type="float" office:value="0.44080604534005" calcext:value-type="float">
            <text:p>0.4408060453</text:p>
          </table:table-cell>
          <table:table-cell table:style-name="ce3" office:value-type="float" office:value="0.692695214105793" calcext:value-type="float">
            <text:p>0.6926952141</text:p>
          </table:table-cell>
          <table:table-cell table:style-name="ce3" office:value-type="float" office:value="0.944584382871537" calcext:value-type="float">
            <text:p>0.9445843829</text:p>
          </table:table-cell>
          <table:table-cell table:style-name="ce3" office:value-type="float" office:value="1.38539042821159" calcext:value-type="float">
            <text:p>1.3853904282</text:p>
          </table:table-cell>
          <table:table-cell table:style-name="ce3" office:value-type="float" office:value="2.14105793450882" calcext:value-type="float">
            <text:p>2.1410579345</text:p>
          </table:table-cell>
          <table:table-cell table:style-name="ce3" office:value-type="float" office:value="2.70780856423174" calcext:value-type="float">
            <text:p>2.7078085642</text:p>
          </table:table-cell>
          <table:table-cell table:style-name="ce3" office:value-type="float" office:value="2.39294710327456" calcext:value-type="float">
            <text:p>2.3929471033</text:p>
          </table:table-cell>
          <table:table-cell table:style-name="ce3" office:value-type="float" office:value="2.20403022670025" calcext:value-type="float">
            <text:p>2.2040302267</text:p>
          </table:table-cell>
          <table:table-cell table:style-name="ce3" office:value-type="float" office:value="2.6448362720403" calcext:value-type="float">
            <text:p>2.644836272</text:p>
          </table:table-cell>
          <table:table-cell table:style-name="ce3" office:value-type="float" office:value="1.7632241813602" calcext:value-type="float">
            <text:p>1.7632241814</text:p>
          </table:table-cell>
          <table:table-cell table:style-name="ce3" office:value-type="float" office:value="2.45591939546599" calcext:value-type="float">
            <text:p>2.4559193955</text:p>
          </table:table-cell>
          <table:table-cell table:style-name="ce3" office:value-type="float" office:value="2.51889168765743" calcext:value-type="float">
            <text:p>2.5188916877</text:p>
          </table:table-cell>
          <table:table-cell table:style-name="ce3" office:value-type="float" office:value="2.07808564231738" calcext:value-type="float">
            <text:p>2.0780856423</text:p>
          </table:table-cell>
          <table:table-cell table:style-name="ce3" office:value-type="float" office:value="1.7632241813602" calcext:value-type="float">
            <text:p>1.7632241814</text:p>
          </table:table-cell>
          <table:table-cell table:style-name="ce3" office:value-type="float" office:value="1.63727959697733" calcext:value-type="float">
            <text:p>1.637279597</text:p>
          </table:table-cell>
          <table:table-cell table:style-name="ce3" office:value-type="float" office:value="1.57430730478589" calcext:value-type="float">
            <text:p>1.5743073048</text:p>
          </table:table-cell>
          <table:table-cell table:style-name="ce3" office:value-type="float" office:value="2.83375314861461" calcext:value-type="float">
            <text:p>2.8337531486</text:p>
          </table:table-cell>
          <table:table-cell table:style-name="ce3" office:value-type="float" office:value="1.7632241813602" calcext:value-type="float">
            <text:p>1.7632241814</text:p>
          </table:table-cell>
          <table:table-cell table:style-name="ce3" office:value-type="float" office:value="2.58186397984887" calcext:value-type="float">
            <text:p>2.5818639798</text:p>
          </table:table-cell>
          <table:table-cell table:style-name="ce3" office:value-type="float" office:value="1.44836272040302" calcext:value-type="float">
            <text:p>1.4483627204</text:p>
          </table:table-cell>
          <table:table-cell table:style-name="ce3" office:value-type="float" office:value="2.26700251889169" calcext:value-type="float">
            <text:p>2.2670025189</text:p>
          </table:table-cell>
          <table:table-cell table:style-name="ce3" office:value-type="float" office:value="2.07808564231738" calcext:value-type="float">
            <text:p>2.0780856423</text:p>
          </table:table-cell>
          <table:table-cell table:style-name="ce3" office:value-type="float" office:value="2.77078085642317" calcext:value-type="float">
            <text:p>2.7707808564</text:p>
          </table:table-cell>
          <table:table-cell table:style-name="ce3" office:value-type="float" office:value="2.01511335012594" calcext:value-type="float">
            <text:p>2.0151133501</text:p>
          </table:table-cell>
        </table:table-row>
        <table:table-row table:style-name="ro2">
          <table:table-cell office:value-type="string" calcext:value-type="string">
            <text:p>TopDB_20_flanklength_flankclashTrue.csv </text:p>
          </table:table-cell>
          <table:table-cell office:value-type="string" calcext:value-type="string">
            <text:p><text:s/>singlepass </text:p>
          </table:table-cell>
          <table:table-cell office:value-type="string" calcext:value-type="string">
            <text:p><text:s/>E </text:p>
          </table:table-cell>
          <table:table-cell office:value-type="float" office:value="3469" calcext:value-type="float">
            <text:p>3469</text:p>
          </table:table-cell>
          <table:table-cell/>
          <table:table-cell table:style-name="ce3" office:value-type="float" office:value="2.50487058168661" calcext:value-type="float">
            <text:p>2.5048705817</text:p>
          </table:table-cell>
          <table:table-cell table:style-name="ce3" office:value-type="float" office:value="2.86668522126357" calcext:value-type="float">
            <text:p>2.8666852213</text:p>
          </table:table-cell>
          <table:table-cell table:number-columns-repeated="2" table:style-name="ce3" office:value-type="float" office:value="2.89451711661564" calcext:value-type="float">
            <text:p>2.8945171166</text:p>
          </table:table-cell>
          <table:table-cell table:style-name="ce3" office:value-type="float" office:value="3.06150848872808" calcext:value-type="float">
            <text:p>3.0615084887</text:p>
          </table:table-cell>
          <table:table-cell table:style-name="ce3" office:value-type="float" office:value="3.11717227943223" calcext:value-type="float">
            <text:p>3.1171722794</text:p>
          </table:table-cell>
          <table:table-cell table:style-name="ce3" office:value-type="float" office:value="2.83885332591149" calcext:value-type="float">
            <text:p>2.8388533259</text:p>
          </table:table-cell>
          <table:table-cell table:style-name="ce3" office:value-type="float" office:value="2.92234901196772" calcext:value-type="float">
            <text:p>2.922349012</text:p>
          </table:table-cell>
          <table:table-cell table:style-name="ce3" office:value-type="float" office:value="2.42137489563039" calcext:value-type="float">
            <text:p>2.4213748956</text:p>
          </table:table-cell>
          <table:table-cell table:style-name="ce3" office:value-type="float" office:value="2.14305594210966" calcext:value-type="float">
            <text:p>2.1430559421</text:p>
          </table:table-cell>
          <table:table-cell table:style-name="ce3" office:value-type="float" office:value="1.92040077929307" calcext:value-type="float">
            <text:p>1.9204007793</text:p>
          </table:table-cell>
          <table:table-cell table:number-columns-repeated="2" table:style-name="ce3" office:value-type="float" office:value="2.11522404675758" calcext:value-type="float">
            <text:p>2.1152240468</text:p>
          </table:table-cell>
          <table:table-cell table:style-name="ce3" office:value-type="float" office:value="1.97606456999722" calcext:value-type="float">
            <text:p>1.97606457</text:p>
          </table:table-cell>
          <table:table-cell table:style-name="ce3" office:value-type="float" office:value="1.55858613971611" calcext:value-type="float">
            <text:p>1.5585861397</text:p>
          </table:table-cell>
          <table:table-cell table:style-name="ce3" office:value-type="float" office:value="1.16893960478709" calcext:value-type="float">
            <text:p>1.1689396048</text:p>
          </table:table-cell>
          <table:table-cell table:style-name="ce3" office:value-type="float" office:value="1.28026718619538" calcext:value-type="float">
            <text:p>1.2802671862</text:p>
          </table:table-cell>
          <table:table-cell table:number-columns-repeated="2" table:style-name="ce3" office:value-type="float" office:value="0.667965488449763" calcext:value-type="float">
            <text:p>0.6679654884</text:p>
          </table:table-cell>
          <table:table-cell table:style-name="ce3" office:value-type="float" office:value="0.528806011689396" calcext:value-type="float">
            <text:p>0.5288060117</text:p>
          </table:table-cell>
          <table:table-cell table:style-name="ce3" office:value-type="float" office:value="0.222655162816588" calcext:value-type="float">
            <text:p>0.2226551628</text:p>
          </table:table-cell>
          <table:table-cell table:style-name="ce3" office:value-type="float" office:value="0.166991372112441" calcext:value-type="float">
            <text:p>0.1669913721</text:p>
          </table:table-cell>
          <table:table-cell table:style-name="ce3" office:value-type="float" office:value="0.111327581408294" calcext:value-type="float">
            <text:p>0.1113275814</text:p>
          </table:table-cell>
          <table:table-cell table:style-name="ce3" office:value-type="float" office:value="0.055663790704147" calcext:value-type="float">
            <text:p>0.0556637907</text:p>
          </table:table-cell>
          <table:table-cell table:style-name="ce3" office:value-type="float" office:value="0.111327581408294" calcext:value-type="float">
            <text:p>0.1113275814</text:p>
          </table:table-cell>
          <table:table-cell table:style-name="ce3" office:value-type="float" office:value="0.0834956860562204" calcext:value-type="float">
            <text:p>0.0834956861</text:p>
          </table:table-cell>
          <table:table-cell table:style-name="ce3" office:value-type="float" office:value="0.139159476760367" calcext:value-type="float">
            <text:p>0.1391594768</text:p>
          </table:table-cell>
          <table:table-cell table:number-columns-repeated="2" table:style-name="ce3" office:value-type="float" office:value="0.0278318953520735" calcext:value-type="float">
            <text:p>0.0278318954</text:p>
          </table:table-cell>
          <table:table-cell table:style-name="ce3" office:value-type="float" office:value="0.055663790704147" calcext:value-type="float">
            <text:p>0.0556637907</text:p>
          </table:table-cell>
          <table:table-cell table:style-name="ce3" office:value-type="float" office:value="0.111327581408294" calcext:value-type="float">
            <text:p>0.1113275814</text:p>
          </table:table-cell>
          <table:table-cell table:number-columns-repeated="2" table:style-name="ce3" office:value-type="float" office:value="0.0278318953520735" calcext:value-type="float">
            <text:p>0.0278318954</text:p>
          </table:table-cell>
          <table:table-cell table:style-name="ce3" office:value-type="float" office:value="0.166991372112441" calcext:value-type="float">
            <text:p>0.1669913721</text:p>
          </table:table-cell>
          <table:table-cell table:style-name="ce3" office:value-type="float" office:value="0.055663790704147" calcext:value-type="float">
            <text:p>0.0556637907</text:p>
          </table:table-cell>
          <table:table-cell table:style-name="ce3" office:value-type="float" office:value="0.0834956860562204" calcext:value-type="float">
            <text:p>0.0834956861</text:p>
          </table:table-cell>
          <table:table-cell table:style-name="ce3" office:value-type="float" office:value="0.055663790704147" calcext:value-type="float">
            <text:p>0.0556637907</text:p>
          </table:table-cell>
          <table:table-cell table:style-name="ce3" office:value-type="float" office:value="0.222655162816588" calcext:value-type="float">
            <text:p>0.2226551628</text:p>
          </table:table-cell>
          <table:table-cell table:style-name="ce3" office:value-type="float" office:value="0.111327581408294" calcext:value-type="float">
            <text:p>0.1113275814</text:p>
          </table:table-cell>
          <table:table-cell table:style-name="ce3" office:value-type="float" office:value="0.389646534929029" calcext:value-type="float">
            <text:p>0.3896465349</text:p>
          </table:table-cell>
          <table:table-cell table:style-name="ce3" office:value-type="float" office:value="0.500974116337323" calcext:value-type="float">
            <text:p>0.5009741163</text:p>
          </table:table-cell>
          <table:table-cell table:style-name="ce3" office:value-type="float" office:value="0.918452546618425" calcext:value-type="float">
            <text:p>0.9184525466</text:p>
          </table:table-cell>
          <table:table-cell table:style-name="ce3" office:value-type="float" office:value="1.30809908154745" calcext:value-type="float">
            <text:p>1.3080990815</text:p>
          </table:table-cell>
          <table:table-cell table:style-name="ce3" office:value-type="float" office:value="2.25438352351795" calcext:value-type="float">
            <text:p>2.2543835235</text:p>
          </table:table-cell>
          <table:table-cell table:style-name="ce3" office:value-type="float" office:value="2.14305594210966" calcext:value-type="float">
            <text:p>2.1430559421</text:p>
          </table:table-cell>
          <table:table-cell table:style-name="ce3" office:value-type="float" office:value="2.86668522126357" calcext:value-type="float">
            <text:p>2.8666852213</text:p>
          </table:table-cell>
          <table:table-cell table:style-name="ce3" office:value-type="float" office:value="2.81102143055942" calcext:value-type="float">
            <text:p>2.8110214306</text:p>
          </table:table-cell>
          <table:table-cell table:style-name="ce3" office:value-type="float" office:value="2.95018090731979" calcext:value-type="float">
            <text:p>2.9501809073</text:p>
          </table:table-cell>
          <table:table-cell table:style-name="ce3" office:value-type="float" office:value="2.75535763985527" calcext:value-type="float">
            <text:p>2.7553576399</text:p>
          </table:table-cell>
          <table:table-cell table:style-name="ce3" office:value-type="float" office:value="2.47703868633454" calcext:value-type="float">
            <text:p>2.4770386863</text:p>
          </table:table-cell>
          <table:table-cell table:style-name="ce3" office:value-type="float" office:value="3.70164208182577" calcext:value-type="float">
            <text:p>3.7016420818</text:p>
          </table:table-cell>
          <table:table-cell table:style-name="ce3" office:value-type="float" office:value="3.42332312830504" calcext:value-type="float">
            <text:p>3.4233231283</text:p>
          </table:table-cell>
          <table:table-cell table:style-name="ce3" office:value-type="float" office:value="3.1450041747843" calcext:value-type="float">
            <text:p>3.1450041748</text:p>
          </table:table-cell>
          <table:table-cell table:style-name="ce3" office:value-type="float" office:value="3.20066796548845" calcext:value-type="float">
            <text:p>3.2006679655</text:p>
          </table:table-cell>
          <table:table-cell table:style-name="ce3" office:value-type="float" office:value="2.92234901196772" calcext:value-type="float">
            <text:p>2.922349012</text:p>
          </table:table-cell>
          <table:table-cell table:style-name="ce3" office:value-type="float" office:value="2.75535763985527" calcext:value-type="float">
            <text:p>2.7553576399</text:p>
          </table:table-cell>
          <table:table-cell table:style-name="ce3" office:value-type="float" office:value="2.83885332591149" calcext:value-type="float">
            <text:p>2.8388533259</text:p>
          </table:table-cell>
          <table:table-cell table:style-name="ce3" office:value-type="float" office:value="2.86668522126357" calcext:value-type="float">
            <text:p>2.8666852213</text:p>
          </table:table-cell>
          <table:table-cell table:style-name="ce3" office:value-type="float" office:value="2.81102143055942" calcext:value-type="float">
            <text:p>2.8110214306</text:p>
          </table:table-cell>
          <table:table-cell table:style-name="ce3" office:value-type="float" office:value="2.39354300027832" calcext:value-type="float">
            <text:p>2.3935430003</text:p>
          </table:table-cell>
          <table:table-cell table:style-name="ce3" office:value-type="float" office:value="1.58641803506819" calcext:value-type="float">
            <text:p>1.5864180351</text:p>
          </table:table-cell>
        </table:table-row>
        <table:table-row table:style-name="ro2">
          <table:table-cell office:value-type="string" calcext:value-type="string">
            <text:p>TopDB_20_flanklength_flankclashTrue.csv </text:p>
          </table:table-cell>
          <table:table-cell office:value-type="string" calcext:value-type="string">
            <text:p><text:s/>singlepass </text:p>
          </table:table-cell>
          <table:table-cell office:value-type="string" calcext:value-type="string">
            <text:p><text:s/>Q </text:p>
          </table:table-cell>
          <table:table-cell office:value-type="float" office:value="2791" calcext:value-type="float">
            <text:p>2791</text:p>
          </table:table-cell>
          <table:table-cell/>
          <table:table-cell table:style-name="ce3" office:value-type="float" office:value="1.01576182136602" calcext:value-type="float">
            <text:p>1.0157618214</text:p>
          </table:table-cell>
          <table:table-cell table:style-name="ce3" office:value-type="float" office:value="1.68126094570928" calcext:value-type="float">
            <text:p>1.6812609457</text:p>
          </table:table-cell>
          <table:table-cell table:style-name="ce3" office:value-type="float" office:value="2.31173380035026" calcext:value-type="float">
            <text:p>2.3117338004</text:p>
          </table:table-cell>
          <table:table-cell table:style-name="ce3" office:value-type="float" office:value="1.54115586690018" calcext:value-type="float">
            <text:p>1.5411558669</text:p>
          </table:table-cell>
          <table:table-cell table:style-name="ce3" office:value-type="float" office:value="2.59194395796848" calcext:value-type="float">
            <text:p>2.591943958</text:p>
          </table:table-cell>
          <table:table-cell table:style-name="ce3" office:value-type="float" office:value="2.24168126094571" calcext:value-type="float">
            <text:p>2.2416812609</text:p>
          </table:table-cell>
          <table:table-cell table:style-name="ce3" office:value-type="float" office:value="2.27670753064799" calcext:value-type="float">
            <text:p>2.2767075306</text:p>
          </table:table-cell>
          <table:table-cell table:style-name="ce3" office:value-type="float" office:value="2.52189141856392" calcext:value-type="float">
            <text:p>2.5218914186</text:p>
          </table:table-cell>
          <table:table-cell table:style-name="ce3" office:value-type="float" office:value="2.1015761821366" calcext:value-type="float">
            <text:p>2.1015761821</text:p>
          </table:table-cell>
          <table:table-cell table:style-name="ce3" office:value-type="float" office:value="2.52189141856392" calcext:value-type="float">
            <text:p>2.5218914186</text:p>
          </table:table-cell>
          <table:table-cell table:style-name="ce3" office:value-type="float" office:value="1.85639229422067" calcext:value-type="float">
            <text:p>1.8563922942</text:p>
          </table:table-cell>
          <table:table-cell table:style-name="ce3" office:value-type="float" office:value="2.73204903677758" calcext:value-type="float">
            <text:p>2.7320490368</text:p>
          </table:table-cell>
          <table:table-cell table:style-name="ce3" office:value-type="float" office:value="2.45183887915937" calcext:value-type="float">
            <text:p>2.4518388792</text:p>
          </table:table-cell>
          <table:table-cell table:style-name="ce3" office:value-type="float" office:value="2.83712784588441" calcext:value-type="float">
            <text:p>2.8371278459</text:p>
          </table:table-cell>
          <table:table-cell table:style-name="ce3" office:value-type="float" office:value="2.62697022767075" calcext:value-type="float">
            <text:p>2.6269702277</text:p>
          </table:table-cell>
          <table:table-cell table:style-name="ce3" office:value-type="float" office:value="3.0122591943958" calcext:value-type="float">
            <text:p>3.0122591944</text:p>
          </table:table-cell>
          <table:table-cell table:style-name="ce3" office:value-type="float" office:value="3.18739054290718" calcext:value-type="float">
            <text:p>3.1873905429</text:p>
          </table:table-cell>
          <table:table-cell table:style-name="ce3" office:value-type="float" office:value="2.24168126094571" calcext:value-type="float">
            <text:p>2.2416812609</text:p>
          </table:table-cell>
          <table:table-cell table:style-name="ce3" office:value-type="float" office:value="2.17162872154116" calcext:value-type="float">
            <text:p>2.1716287215</text:p>
          </table:table-cell>
          <table:table-cell table:style-name="ce3" office:value-type="float" office:value="1.78633975481611" calcext:value-type="float">
            <text:p>1.7863397548</text:p>
          </table:table-cell>
          <table:table-cell table:style-name="ce3" office:value-type="float" office:value="0.910683012259194" calcext:value-type="float">
            <text:p>0.9106830123</text:p>
          </table:table-cell>
          <table:table-cell table:style-name="ce3" office:value-type="float" office:value="0.875656742556918" calcext:value-type="float">
            <text:p>0.8756567426</text:p>
          </table:table-cell>
          <table:table-cell table:style-name="ce3" office:value-type="float" office:value="0.595446584938704" calcext:value-type="float">
            <text:p>0.5954465849</text:p>
          </table:table-cell>
          <table:table-cell table:style-name="ce3" office:value-type="float" office:value="0.21015761821366" calcext:value-type="float">
            <text:p>0.2101576182</text:p>
          </table:table-cell>
          <table:table-cell table:style-name="ce3" office:value-type="float" office:value="0.280210157618214" calcext:value-type="float">
            <text:p>0.2802101576</text:p>
          </table:table-cell>
          <table:table-cell table:number-columns-repeated="2" table:style-name="ce3" office:value-type="float" office:value="0.10507880910683" calcext:value-type="float">
            <text:p>0.1050788091</text:p>
          </table:table-cell>
          <table:table-cell table:style-name="ce3" office:value-type="float" office:value="0.280210157618214" calcext:value-type="float">
            <text:p>0.2802101576</text:p>
          </table:table-cell>
          <table:table-cell table:style-name="ce3" office:value-type="float" office:value="0.0700525394045534" calcext:value-type="float">
            <text:p>0.0700525394</text:p>
          </table:table-cell>
          <table:table-cell table:style-name="ce3" office:value-type="float" office:value="0.175131348511384" calcext:value-type="float">
            <text:p>0.1751313485</text:p>
          </table:table-cell>
          <table:table-cell table:style-name="ce3" office:value-type="float" office:value="0.0700525394045534" calcext:value-type="float">
            <text:p>0.0700525394</text:p>
          </table:table-cell>
          <table:table-cell table:style-name="ce3" office:value-type="float" office:value="0.175131348511384" calcext:value-type="float">
            <text:p>0.1751313485</text:p>
          </table:table-cell>
          <table:table-cell table:style-name="ce3" office:value-type="float" office:value="0.0700525394045534" calcext:value-type="float">
            <text:p>0.0700525394</text:p>
          </table:table-cell>
          <table:table-cell table:style-name="ce3" office:value-type="float" office:value="0.31523642732049" calcext:value-type="float">
            <text:p>0.3152364273</text:p>
          </table:table-cell>
          <table:table-cell table:number-columns-repeated="3" table:style-name="ce3" office:value-type="float" office:value="0.140105078809107" calcext:value-type="float">
            <text:p>0.1401050788</text:p>
          </table:table-cell>
          <table:table-cell table:style-name="ce3" office:value-type="float" office:value="0.31523642732049" calcext:value-type="float">
            <text:p>0.3152364273</text:p>
          </table:table-cell>
          <table:table-cell table:style-name="ce3" office:value-type="float" office:value="0.420315236427321" calcext:value-type="float">
            <text:p>0.4203152364</text:p>
          </table:table-cell>
          <table:table-cell table:style-name="ce3" office:value-type="float" office:value="0.700525394045534" calcext:value-type="float">
            <text:p>0.700525394</text:p>
          </table:table-cell>
          <table:table-cell table:style-name="ce3" office:value-type="float" office:value="1.36602451838879" calcext:value-type="float">
            <text:p>1.3660245184</text:p>
          </table:table-cell>
          <table:table-cell table:style-name="ce3" office:value-type="float" office:value="1.12084063047285" calcext:value-type="float">
            <text:p>1.1208406305</text:p>
          </table:table-cell>
          <table:table-cell table:number-columns-repeated="2" table:style-name="ce3" office:value-type="float" office:value="2.24168126094571" calcext:value-type="float">
            <text:p>2.2416812609</text:p>
          </table:table-cell>
          <table:table-cell table:style-name="ce3" office:value-type="float" office:value="1.85639229422067" calcext:value-type="float">
            <text:p>1.8563922942</text:p>
          </table:table-cell>
          <table:table-cell table:style-name="ce3" office:value-type="float" office:value="2.13660245183888" calcext:value-type="float">
            <text:p>2.1366024518</text:p>
          </table:table-cell>
          <table:table-cell table:style-name="ce3" office:value-type="float" office:value="2.62697022767075" calcext:value-type="float">
            <text:p>2.6269702277</text:p>
          </table:table-cell>
          <table:table-cell table:style-name="ce3" office:value-type="float" office:value="2.73204903677758" calcext:value-type="float">
            <text:p>2.7320490368</text:p>
          </table:table-cell>
          <table:table-cell table:style-name="ce3" office:value-type="float" office:value="3.29246935201401" calcext:value-type="float">
            <text:p>3.292469352</text:p>
          </table:table-cell>
          <table:table-cell table:style-name="ce3" office:value-type="float" office:value="2.41681260945709" calcext:value-type="float">
            <text:p>2.4168126095</text:p>
          </table:table-cell>
          <table:table-cell table:style-name="ce3" office:value-type="float" office:value="2.03152364273205" calcext:value-type="float">
            <text:p>2.0315236427</text:p>
          </table:table-cell>
          <table:table-cell table:style-name="ce3" office:value-type="float" office:value="2.41681260945709" calcext:value-type="float">
            <text:p>2.4168126095</text:p>
          </table:table-cell>
          <table:table-cell table:style-name="ce3" office:value-type="float" office:value="3.04728546409807" calcext:value-type="float">
            <text:p>3.0472854641</text:p>
          </table:table-cell>
          <table:table-cell table:style-name="ce3" office:value-type="float" office:value="2.41681260945709" calcext:value-type="float">
            <text:p>2.4168126095</text:p>
          </table:table-cell>
          <table:table-cell table:style-name="ce3" office:value-type="float" office:value="2.66199649737303" calcext:value-type="float">
            <text:p>2.6619964974</text:p>
          </table:table-cell>
          <table:table-cell table:style-name="ce3" office:value-type="float" office:value="1.89141856392294" calcext:value-type="float">
            <text:p>1.8914185639</text:p>
          </table:table-cell>
          <table:table-cell table:style-name="ce3" office:value-type="float" office:value="2.20665499124343" calcext:value-type="float">
            <text:p>2.2066549912</text:p>
          </table:table-cell>
          <table:table-cell table:style-name="ce3" office:value-type="float" office:value="2.27670753064799" calcext:value-type="float">
            <text:p>2.2767075306</text:p>
          </table:table-cell>
          <table:table-cell table:style-name="ce3" office:value-type="float" office:value="2.06654991243433" calcext:value-type="float">
            <text:p>2.0665499124</text:p>
          </table:table-cell>
          <table:table-cell table:style-name="ce3" office:value-type="float" office:value="1.71628721541156" calcext:value-type="float">
            <text:p>1.7162872154</text:p>
          </table:table-cell>
          <table:table-cell table:style-name="ce3" office:value-type="float" office:value="1.19089316987741" calcext:value-type="float">
            <text:p>1.1908931699</text:p>
          </table:table-cell>
        </table:table-row>
        <table:table-row table:style-name="ro2">
          <table:table-cell office:value-type="string" calcext:value-type="string">
            <text:p>TopDB_20_flanklength_flankclashTrue.csv </text:p>
          </table:table-cell>
          <table:table-cell office:value-type="string" calcext:value-type="string">
            <text:p><text:s/>singlepass </text:p>
          </table:table-cell>
          <table:table-cell office:value-type="string" calcext:value-type="string">
            <text:p><text:s/>D </text:p>
          </table:table-cell>
          <table:table-cell office:value-type="float" office:value="2390" calcext:value-type="float">
            <text:p>2390</text:p>
          </table:table-cell>
          <table:table-cell/>
          <table:table-cell table:style-name="ce3" office:value-type="float" office:value="2.15359609914669" calcext:value-type="float">
            <text:p>2.1535960991</text:p>
          </table:table-cell>
          <table:table-cell table:style-name="ce3" office:value-type="float" office:value="1.78789110117838" calcext:value-type="float">
            <text:p>1.7878911012</text:p>
          </table:table-cell>
          <table:table-cell table:style-name="ce3" office:value-type="float" office:value="1.99106054449411" calcext:value-type="float">
            <text:p>1.9910605445</text:p>
          </table:table-cell>
          <table:table-cell table:style-name="ce3" office:value-type="float" office:value="2.64120276310443" calcext:value-type="float">
            <text:p>2.6412027631</text:p>
          </table:table-cell>
          <table:table-cell table:style-name="ce3" office:value-type="float" office:value="2.72247054043072" calcext:value-type="float">
            <text:p>2.7224705404</text:p>
          </table:table-cell>
          <table:table-cell table:style-name="ce3" office:value-type="float" office:value="2.76310442909386" calcext:value-type="float">
            <text:p>2.7631044291</text:p>
          </table:table-cell>
          <table:table-cell table:number-columns-repeated="2" table:style-name="ce3" office:value-type="float" office:value="2.47866720845185" calcext:value-type="float">
            <text:p>2.4786672085</text:p>
          </table:table-cell>
          <table:table-cell table:style-name="ce3" office:value-type="float" office:value="2.76310442909386" calcext:value-type="float">
            <text:p>2.7631044291</text:p>
          </table:table-cell>
          <table:table-cell table:style-name="ce3" office:value-type="float" office:value="2.80373831775701" calcext:value-type="float">
            <text:p>2.8037383178</text:p>
          </table:table-cell>
          <table:table-cell table:style-name="ce3" office:value-type="float" office:value="2.55993498577814" calcext:value-type="float">
            <text:p>2.5599349858</text:p>
          </table:table-cell>
          <table:table-cell table:style-name="ce3" office:value-type="float" office:value="1.86915887850467" calcext:value-type="float">
            <text:p>1.8691588785</text:p>
          </table:table-cell>
          <table:table-cell table:number-columns-repeated="2" table:style-name="ce3" office:value-type="float" office:value="1.82852498984153" calcext:value-type="float">
            <text:p>1.8285249898</text:p>
          </table:table-cell>
          <table:table-cell table:style-name="ce3" office:value-type="float" office:value="1.70662332385209" calcext:value-type="float">
            <text:p>1.7066233239</text:p>
          </table:table-cell>
          <table:table-cell table:number-columns-repeated="2" table:style-name="ce3" office:value-type="float" office:value="1.05648110524177" calcext:value-type="float">
            <text:p>1.0564811052</text:p>
          </table:table-cell>
          <table:table-cell table:style-name="ce3" office:value-type="float" office:value="1.01584721657863" calcext:value-type="float">
            <text:p>1.0158472166</text:p>
          </table:table-cell>
          <table:table-cell table:style-name="ce3" office:value-type="float" office:value="0.406338886631451" calcext:value-type="float">
            <text:p>0.4063388866</text:p>
          </table:table-cell>
          <table:table-cell table:style-name="ce3" office:value-type="float" office:value="0.772043884599756" calcext:value-type="float">
            <text:p>0.7720438846</text:p>
          </table:table-cell>
          <table:table-cell table:style-name="ce3" office:value-type="float" office:value="0.365704997968306" calcext:value-type="float">
            <text:p>0.365704998</text:p>
          </table:table-cell>
          <table:table-cell table:style-name="ce3" office:value-type="float" office:value="0.16253555465258" calcext:value-type="float">
            <text:p>0.1625355547</text:p>
          </table:table-cell>
          <table:table-cell table:style-name="ce3" office:value-type="float" office:value="0.121901665989435" calcext:value-type="float">
            <text:p>0.121901666</text:p>
          </table:table-cell>
          <table:table-cell table:number-columns-repeated="2" table:style-name="ce3" office:value-type="float" office:value="0.16253555465258" calcext:value-type="float">
            <text:p>0.1625355547</text:p>
          </table:table-cell>
          <table:table-cell table:style-name="ce3" office:value-type="float" office:value="0.203169443315725" calcext:value-type="float">
            <text:p>0.2031694433</text:p>
          </table:table-cell>
          <table:table-cell table:style-name="ce3" office:value-type="float" office:value="0.32507110930516" calcext:value-type="float">
            <text:p>0.3250711093</text:p>
          </table:table-cell>
          <table:table-cell table:style-name="ce3" office:value-type="float" office:value="0.0812677773262901" calcext:value-type="float">
            <text:p>0.0812677773</text:p>
          </table:table-cell>
          <table:table-cell table:number-columns-repeated="2" table:style-name="ce3" office:value-type="float" office:value="0.0406338886631451" calcext:value-type="float">
            <text:p>0.040633888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0.0406338886631451" calcext:value-type="float">
            <text:p>0.0406338887</text:p>
          </table:table-cell>
          <table:table-cell table:style-name="ce3" office:value-type="float" office:value="0.0812677773262901" calcext:value-type="float">
            <text:p>0.0812677773</text:p>
          </table:table-cell>
          <table:table-cell table:style-name="ce3" office:value-type="float" office:value="0.16253555465258" calcext:value-type="float">
            <text:p>0.1625355547</text:p>
          </table:table-cell>
          <table:table-cell table:style-name="ce3" office:value-type="float" office:value="0.121901665989435" calcext:value-type="float">
            <text:p>0.121901666</text:p>
          </table:table-cell>
          <table:table-cell table:style-name="ce3" office:value-type="float" office:value="0.16253555465258" calcext:value-type="float">
            <text:p>0.1625355547</text:p>
          </table:table-cell>
          <table:table-cell table:style-name="ce3" office:value-type="float" office:value="0.0812677773262901" calcext:value-type="float">
            <text:p>0.0812677773</text:p>
          </table:table-cell>
          <table:table-cell table:style-name="ce3" office:value-type="float" office:value="0.16253555465258" calcext:value-type="float">
            <text:p>0.1625355547</text:p>
          </table:table-cell>
          <table:table-cell table:style-name="ce3" office:value-type="float" office:value="0.284437220642015" calcext:value-type="float">
            <text:p>0.2844372206</text:p>
          </table:table-cell>
          <table:table-cell table:style-name="ce3" office:value-type="float" office:value="0.446972775294596" calcext:value-type="float">
            <text:p>0.4469727753</text:p>
          </table:table-cell>
          <table:table-cell table:style-name="ce3" office:value-type="float" office:value="0.650142218610321" calcext:value-type="float">
            <text:p>0.6501422186</text:p>
          </table:table-cell>
          <table:table-cell table:style-name="ce3" office:value-type="float" office:value="0.690776107273466" calcext:value-type="float">
            <text:p>0.6907761073</text:p>
          </table:table-cell>
          <table:table-cell table:style-name="ce3" office:value-type="float" office:value="1.86915887850467" calcext:value-type="float">
            <text:p>1.8691588785</text:p>
          </table:table-cell>
          <table:table-cell table:style-name="ce3" office:value-type="float" office:value="2.47866720845185" calcext:value-type="float">
            <text:p>2.4786672085</text:p>
          </table:table-cell>
          <table:table-cell table:style-name="ce3" office:value-type="float" office:value="3.08817553839902" calcext:value-type="float">
            <text:p>3.0881755384</text:p>
          </table:table-cell>
          <table:table-cell table:style-name="ce3" office:value-type="float" office:value="2.4380333197887" calcext:value-type="float">
            <text:p>2.4380333198</text:p>
          </table:table-cell>
          <table:table-cell table:style-name="ce3" office:value-type="float" office:value="4.26655830963023" calcext:value-type="float">
            <text:p>4.2665583096</text:p>
          </table:table-cell>
          <table:table-cell table:style-name="ce3" office:value-type="float" office:value="3.65704997968306" calcext:value-type="float">
            <text:p>3.6570499797</text:p>
          </table:table-cell>
          <table:table-cell table:style-name="ce3" office:value-type="float" office:value="2.8850060950833" calcext:value-type="float">
            <text:p>2.8850060951</text:p>
          </table:table-cell>
          <table:table-cell table:style-name="ce3" office:value-type="float" office:value="3.00690776107273" calcext:value-type="float">
            <text:p>3.0069077611</text:p>
          </table:table-cell>
          <table:table-cell table:style-name="ce3" office:value-type="float" office:value="2.92563998374644" calcext:value-type="float">
            <text:p>2.9256399837</text:p>
          </table:table-cell>
          <table:table-cell table:style-name="ce3" office:value-type="float" office:value="2.03169443315725" calcext:value-type="float">
            <text:p>2.0316944332</text:p>
          </table:table-cell>
          <table:table-cell table:style-name="ce3" office:value-type="float" office:value="3.49451442503048" calcext:value-type="float">
            <text:p>3.494514425</text:p>
          </table:table-cell>
          <table:table-cell table:style-name="ce3" office:value-type="float" office:value="2.31613165379927" calcext:value-type="float">
            <text:p>2.3161316538</text:p>
          </table:table-cell>
          <table:table-cell table:style-name="ce3" office:value-type="float" office:value="2.60056887444128" calcext:value-type="float">
            <text:p>2.6005688744</text:p>
          </table:table-cell>
          <table:table-cell table:style-name="ce3" office:value-type="float" office:value="3.08817553839902" calcext:value-type="float">
            <text:p>3.0881755384</text:p>
          </table:table-cell>
          <table:table-cell table:style-name="ce3" office:value-type="float" office:value="2.80373831775701" calcext:value-type="float">
            <text:p>2.8037383178</text:p>
          </table:table-cell>
          <table:table-cell table:style-name="ce3" office:value-type="float" office:value="2.8850060950833" calcext:value-type="float">
            <text:p>2.8850060951</text:p>
          </table:table-cell>
          <table:table-cell table:style-name="ce3" office:value-type="float" office:value="2.80373831775701" calcext:value-type="float">
            <text:p>2.8037383178</text:p>
          </table:table-cell>
          <table:table-cell table:style-name="ce3" office:value-type="float" office:value="2.76310442909386" calcext:value-type="float">
            <text:p>2.7631044291</text:p>
          </table:table-cell>
          <table:table-cell table:style-name="ce3" office:value-type="float" office:value="2.47866720845185" calcext:value-type="float">
            <text:p>2.4786672085</text:p>
          </table:table-cell>
        </table:table-row>
        <table:table-row table:style-name="ro2">
          <table:table-cell office:value-type="string" calcext:value-type="string">
            <text:p>TopDB_20_flanklength_flankclashTrue.csv </text:p>
          </table:table-cell>
          <table:table-cell office:value-type="string" calcext:value-type="string">
            <text:p><text:s/>singlepass </text:p>
          </table:table-cell>
          <table:table-cell office:value-type="string" calcext:value-type="string">
            <text:p><text:s/>N </text:p>
          </table:table-cell>
          <table:table-cell office:value-type="float" office:value="2204" calcext:value-type="float">
            <text:p>2204</text:p>
          </table:table-cell>
          <table:table-cell/>
          <table:table-cell table:style-name="ce3" office:value-type="float" office:value="1.71052631578947" calcext:value-type="float">
            <text:p>1.7105263158</text:p>
          </table:table-cell>
          <table:table-cell table:style-name="ce3" office:value-type="float" office:value="1.66666666666667" calcext:value-type="float">
            <text:p>1.6666666667</text:p>
          </table:table-cell>
          <table:table-cell table:style-name="ce3" office:value-type="float" office:value="2.19298245614035" calcext:value-type="float">
            <text:p>2.1929824561</text:p>
          </table:table-cell>
          <table:table-cell table:style-name="ce3" office:value-type="float" office:value="2.36842105263158" calcext:value-type="float">
            <text:p>2.3684210526</text:p>
          </table:table-cell>
          <table:table-cell table:style-name="ce3" office:value-type="float" office:value="1.75438596491228" calcext:value-type="float">
            <text:p>1.7543859649</text:p>
          </table:table-cell>
          <table:table-cell table:style-name="ce3" office:value-type="float" office:value="2.41228070175439" calcext:value-type="float">
            <text:p>2.4122807018</text:p>
          </table:table-cell>
          <table:table-cell table:style-name="ce3" office:value-type="float" office:value="2.06140350877193" calcext:value-type="float">
            <text:p>2.0614035088</text:p>
          </table:table-cell>
          <table:table-cell table:style-name="ce3" office:value-type="float" office:value="2.01754385964912" calcext:value-type="float">
            <text:p>2.0175438596</text:p>
          </table:table-cell>
          <table:table-cell table:style-name="ce3" office:value-type="float" office:value="2.10526315789474" calcext:value-type="float">
            <text:p>2.1052631579</text:p>
          </table:table-cell>
          <table:table-cell table:style-name="ce3" office:value-type="float" office:value="2.36842105263158" calcext:value-type="float">
            <text:p>2.3684210526</text:p>
          </table:table-cell>
          <table:table-cell table:style-name="ce3" office:value-type="float" office:value="1.31578947368421" calcext:value-type="float">
            <text:p>1.3157894737</text:p>
          </table:table-cell>
          <table:table-cell table:style-name="ce3" office:value-type="float" office:value="1.92982456140351" calcext:value-type="float">
            <text:p>1.9298245614</text:p>
          </table:table-cell>
          <table:table-cell table:style-name="ce3" office:value-type="float" office:value="1.8859649122807" calcext:value-type="float">
            <text:p>1.8859649123</text:p>
          </table:table-cell>
          <table:table-cell table:style-name="ce3" office:value-type="float" office:value="2.58771929824561" calcext:value-type="float">
            <text:p>2.5877192982</text:p>
          </table:table-cell>
          <table:table-cell table:style-name="ce3" office:value-type="float" office:value="2.28070175438596" calcext:value-type="float">
            <text:p>2.2807017544</text:p>
          </table:table-cell>
          <table:table-cell table:style-name="ce3" office:value-type="float" office:value="2.45614035087719" calcext:value-type="float">
            <text:p>2.4561403509</text:p>
          </table:table-cell>
          <table:table-cell table:style-name="ce3" office:value-type="float" office:value="2.67543859649123" calcext:value-type="float">
            <text:p>2.6754385965</text:p>
          </table:table-cell>
          <table:table-cell table:style-name="ce3" office:value-type="float" office:value="1.71052631578947" calcext:value-type="float">
            <text:p>1.7105263158</text:p>
          </table:table-cell>
          <table:table-cell table:style-name="ce3" office:value-type="float" office:value="1.49122807017544" calcext:value-type="float">
            <text:p>1.4912280702</text:p>
          </table:table-cell>
          <table:table-cell table:style-name="ce3" office:value-type="float" office:value="2.19298245614035" calcext:value-type="float">
            <text:p>2.1929824561</text:p>
          </table:table-cell>
          <table:table-cell table:style-name="ce3" office:value-type="float" office:value="1.05263157894737" calcext:value-type="float">
            <text:p>1.0526315789</text:p>
          </table:table-cell>
          <table:table-cell table:style-name="ce3" office:value-type="float" office:value="0.614035087719298" calcext:value-type="float">
            <text:p>0.6140350877</text:p>
          </table:table-cell>
          <table:table-cell table:style-name="ce3" office:value-type="float" office:value="0.833333333333333" calcext:value-type="float">
            <text:p>0.8333333333</text:p>
          </table:table-cell>
          <table:table-cell table:style-name="ce3" office:value-type="float" office:value="0.570175438596491" calcext:value-type="float">
            <text:p>0.5701754386</text:p>
          </table:table-cell>
          <table:table-cell table:style-name="ce3" office:value-type="float" office:value="0.394736842105263" calcext:value-type="float">
            <text:p>0.3947368421</text:p>
          </table:table-cell>
          <table:table-cell table:style-name="ce3" office:value-type="float" office:value="0.087719298245614" calcext:value-type="float">
            <text:p>0.0877192982</text:p>
          </table:table-cell>
          <table:table-cell table:style-name="ce3" office:value-type="float" office:value="0.307017543859649" calcext:value-type="float">
            <text:p>0.3070175439</text:p>
          </table:table-cell>
          <table:table-cell table:style-name="ce3" office:value-type="float" office:value="0.263157894736842" calcext:value-type="float">
            <text:p>0.2631578947</text:p>
          </table:table-cell>
          <table:table-cell table:number-columns-repeated="2" table:style-name="ce3" office:value-type="float" office:value="0.087719298245614" calcext:value-type="float">
            <text:p>0.0877192982</text:p>
          </table:table-cell>
          <table:table-cell table:style-name="ce3" office:value-type="float" office:value="0.043859649122807" calcext:value-type="float">
            <text:p>0.0438596491</text:p>
          </table:table-cell>
          <table:table-cell table:style-name="ce3" office:value-type="float" office:value="0.131578947368421" calcext:value-type="float">
            <text:p>0.1315789474</text:p>
          </table:table-cell>
          <table:table-cell table:number-columns-repeated="2" table:style-name="ce3" office:value-type="float" office:value="0.263157894736842" calcext:value-type="float">
            <text:p>0.2631578947</text:p>
          </table:table-cell>
          <table:table-cell table:number-columns-repeated="2" table:style-name="ce3" office:value-type="float" office:value="0.219298245614035" calcext:value-type="float">
            <text:p>0.2192982456</text:p>
          </table:table-cell>
          <table:table-cell table:style-name="ce3" office:value-type="float" office:value="0.263157894736842" calcext:value-type="float">
            <text:p>0.2631578947</text:p>
          </table:table-cell>
          <table:table-cell table:style-name="ce3" office:value-type="float" office:value="0.043859649122807" calcext:value-type="float">
            <text:p>0.0438596491</text:p>
          </table:table-cell>
          <table:table-cell table:style-name="ce3" office:value-type="float" office:value="0.307017543859649" calcext:value-type="float">
            <text:p>0.3070175439</text:p>
          </table:table-cell>
          <table:table-cell table:style-name="ce3" office:value-type="float" office:value="0.657894736842105" calcext:value-type="float">
            <text:p>0.6578947368</text:p>
          </table:table-cell>
          <table:table-cell table:style-name="ce3" office:value-type="float" office:value="1.35964912280702" calcext:value-type="float">
            <text:p>1.3596491228</text:p>
          </table:table-cell>
          <table:table-cell table:style-name="ce3" office:value-type="float" office:value="1.14035087719298" calcext:value-type="float">
            <text:p>1.1403508772</text:p>
          </table:table-cell>
          <table:table-cell table:style-name="ce3" office:value-type="float" office:value="2.45614035087719" calcext:value-type="float">
            <text:p>2.4561403509</text:p>
          </table:table-cell>
          <table:table-cell table:style-name="ce3" office:value-type="float" office:value="3.50877192982456" calcext:value-type="float">
            <text:p>3.5087719298</text:p>
          </table:table-cell>
          <table:table-cell table:style-name="ce3" office:value-type="float" office:value="2.76315789473684" calcext:value-type="float">
            <text:p>2.7631578947</text:p>
          </table:table-cell>
          <table:table-cell table:style-name="ce3" office:value-type="float" office:value="2.71929824561403" calcext:value-type="float">
            <text:p>2.7192982456</text:p>
          </table:table-cell>
          <table:table-cell table:style-name="ce3" office:value-type="float" office:value="2.93859649122807" calcext:value-type="float">
            <text:p>2.9385964912</text:p>
          </table:table-cell>
          <table:table-cell table:style-name="ce3" office:value-type="float" office:value="2.67543859649123" calcext:value-type="float">
            <text:p>2.6754385965</text:p>
          </table:table-cell>
          <table:table-cell table:style-name="ce3" office:value-type="float" office:value="2.36842105263158" calcext:value-type="float">
            <text:p>2.3684210526</text:p>
          </table:table-cell>
          <table:table-cell table:style-name="ce3" office:value-type="float" office:value="2.76315789473684" calcext:value-type="float">
            <text:p>2.7631578947</text:p>
          </table:table-cell>
          <table:table-cell table:style-name="ce3" office:value-type="float" office:value="2.19298245614035" calcext:value-type="float">
            <text:p>2.1929824561</text:p>
          </table:table-cell>
          <table:table-cell table:style-name="ce3" office:value-type="float" office:value="2.14912280701754" calcext:value-type="float">
            <text:p>2.149122807</text:p>
          </table:table-cell>
          <table:table-cell table:style-name="ce3" office:value-type="float" office:value="1.53508771929825" calcext:value-type="float">
            <text:p>1.5350877193</text:p>
          </table:table-cell>
          <table:table-cell table:style-name="ce3" office:value-type="float" office:value="1.35964912280702" calcext:value-type="float">
            <text:p>1.3596491228</text:p>
          </table:table-cell>
          <table:table-cell table:style-name="ce3" office:value-type="float" office:value="2.32456140350877" calcext:value-type="float">
            <text:p>2.3245614035</text:p>
          </table:table-cell>
          <table:table-cell table:style-name="ce3" office:value-type="float" office:value="2.71929824561403" calcext:value-type="float">
            <text:p>2.7192982456</text:p>
          </table:table-cell>
          <table:table-cell table:style-name="ce3" office:value-type="float" office:value="2.01754385964912" calcext:value-type="float">
            <text:p>2.0175438596</text:p>
          </table:table-cell>
          <table:table-cell table:style-name="ce3" office:value-type="float" office:value="2.89473684210526" calcext:value-type="float">
            <text:p>2.8947368421</text:p>
          </table:table-cell>
          <table:table-cell table:style-name="ce3" office:value-type="float" office:value="2.45614035087719" calcext:value-type="float">
            <text:p>2.4561403509</text:p>
          </table:table-cell>
          <table:table-cell table:style-name="ce3" office:value-type="float" office:value="2.28070175438596" calcext:value-type="float">
            <text:p>2.2807017544</text:p>
          </table:table-cell>
          <table:table-cell table:style-name="ce3" office:value-type="float" office:value="2.14912280701754" calcext:value-type="float">
            <text:p>2.149122807</text:p>
          </table:table-cell>
        </table:table-row>
        <table:table-row table:style-name="ro2">
          <table:table-cell office:value-type="string" calcext:value-type="string">
            <text:p>TopDB_20_flanklength_flankclashTrue.csv </text:p>
          </table:table-cell>
          <table:table-cell office:value-type="string" calcext:value-type="string">
            <text:p><text:s/>singlepass </text:p>
          </table:table-cell>
          <table:table-cell office:value-type="string" calcext:value-type="string">
            <text:p><text:s/>K </text:p>
          </table:table-cell>
          <table:table-cell office:value-type="float" office:value="4569" calcext:value-type="float">
            <text:p>4569</text:p>
          </table:table-cell>
          <table:table-cell/>
          <table:table-cell table:style-name="ce3" office:value-type="float" office:value="1.14421416234888" calcext:value-type="float">
            <text:p>1.1442141623</text:p>
          </table:table-cell>
          <table:table-cell table:style-name="ce3" office:value-type="float" office:value="1.57599309153713" calcext:value-type="float">
            <text:p>1.5759930915</text:p>
          </table:table-cell>
          <table:table-cell table:style-name="ce3" office:value-type="float" office:value="1.36010362694301" calcext:value-type="float">
            <text:p>1.3601036269</text:p>
          </table:table-cell>
          <table:table-cell table:style-name="ce3" office:value-type="float" office:value="1.61917098445596" calcext:value-type="float">
            <text:p>1.6191709845</text:p>
          </table:table-cell>
          <table:table-cell table:style-name="ce3" office:value-type="float" office:value="1.79188255613126" calcext:value-type="float">
            <text:p>1.7918825561</text:p>
          </table:table-cell>
          <table:table-cell table:style-name="ce3" office:value-type="float" office:value="2.15889464594128" calcext:value-type="float">
            <text:p>2.1588946459</text:p>
          </table:table-cell>
          <table:table-cell table:style-name="ce3" office:value-type="float" office:value="2.05094991364421" calcext:value-type="float">
            <text:p>2.0509499136</text:p>
          </table:table-cell>
          <table:table-cell table:number-columns-repeated="2" table:style-name="ce3" office:value-type="float" office:value="2.5259067357513" calcext:value-type="float">
            <text:p>2.5259067358</text:p>
          </table:table-cell>
          <table:table-cell table:style-name="ce3" office:value-type="float" office:value="2.91450777202073" calcext:value-type="float">
            <text:p>2.914507772</text:p>
          </table:table-cell>
          <table:table-cell table:style-name="ce3" office:value-type="float" office:value="3.43264248704663" calcext:value-type="float">
            <text:p>3.432642487</text:p>
          </table:table-cell>
          <table:table-cell table:style-name="ce3" office:value-type="float" office:value="3.99395509499136" calcext:value-type="float">
            <text:p>3.993955095</text:p>
          </table:table-cell>
          <table:table-cell table:style-name="ce3" office:value-type="float" office:value="4.01554404145078" calcext:value-type="float">
            <text:p>4.0155440415</text:p>
          </table:table-cell>
          <table:table-cell table:style-name="ce3" office:value-type="float" office:value="4.49050086355786" calcext:value-type="float">
            <text:p>4.4905008636</text:p>
          </table:table-cell>
          <table:table-cell table:style-name="ce3" office:value-type="float" office:value="4.59844559585492" calcext:value-type="float">
            <text:p>4.5984455959</text:p>
          </table:table-cell>
          <table:table-cell table:style-name="ce3" office:value-type="float" office:value="4.25302245250432" calcext:value-type="float">
            <text:p>4.2530224525</text:p>
          </table:table-cell>
          <table:table-cell table:style-name="ce3" office:value-type="float" office:value="4.81433506044905" calcext:value-type="float">
            <text:p>4.8143350604</text:p>
          </table:table-cell>
          <table:table-cell table:style-name="ce3" office:value-type="float" office:value="4.2314335060449" calcext:value-type="float">
            <text:p>4.231433506</text:p>
          </table:table-cell>
          <table:table-cell table:style-name="ce3" office:value-type="float" office:value="4.44732297063903" calcext:value-type="float">
            <text:p>4.4473229706</text:p>
          </table:table-cell>
          <table:table-cell table:style-name="ce3" office:value-type="float" office:value="3.92918825561313" calcext:value-type="float">
            <text:p>3.9291882556</text:p>
          </table:table-cell>
          <table:table-cell table:style-name="ce3" office:value-type="float" office:value="1.89982728842832" calcext:value-type="float">
            <text:p>1.8998272884</text:p>
          </table:table-cell>
          <table:table-cell table:style-name="ce3" office:value-type="float" office:value="1.33851468048359" calcext:value-type="float">
            <text:p>1.3385146805</text:p>
          </table:table-cell>
          <table:table-cell table:style-name="ce3" office:value-type="float" office:value="0.820379965457686" calcext:value-type="float">
            <text:p>0.8203799655</text:p>
          </table:table-cell>
          <table:table-cell table:number-columns-repeated="2" table:style-name="ce3" office:value-type="float" office:value="0.367012089810017" calcext:value-type="float">
            <text:p>0.3670120898</text:p>
          </table:table-cell>
          <table:table-cell table:style-name="ce3" office:value-type="float" office:value="0.280656303972366" calcext:value-type="float">
            <text:p>0.280656304</text:p>
          </table:table-cell>
          <table:table-cell table:style-name="ce3" office:value-type="float" office:value="0.0647668393782384" calcext:value-type="float">
            <text:p>0.0647668394</text:p>
          </table:table-cell>
          <table:table-cell table:style-name="ce3" office:value-type="float" office:value="0.0431778929188256" calcext:value-type="float">
            <text:p>0.0431778929</text:p>
          </table:table-cell>
          <table:table-cell table:style-name="ce3" office:value-type="float" office:value="0.0215889464594128" calcext:value-type="float">
            <text:p>0.0215889465</text:p>
          </table:table-cell>
          <table:table-cell table:style-name="ce3" office:value-type="float" office:value="0.129533678756477" calcext:value-type="float">
            <text:p>0.1295336788</text:p>
          </table:table-cell>
          <table:table-cell table:style-name="ce3" office:value-type="float" office:value="0.0647668393782384" calcext:value-type="float">
            <text:p>0.0647668394</text:p>
          </table:table-cell>
          <table:table-cell table:style-name="ce3" office:value-type="float" office:value="0.151122625215889" calcext:value-type="float">
            <text:p>0.1511226252</text:p>
          </table:table-cell>
          <table:table-cell table:number-columns-repeated="2" table:style-name="ce3" office:value-type="float" office:value="0.0431778929188256" calcext:value-type="float">
            <text:p>0.043177892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0.0647668393782384" calcext:value-type="float">
            <text:p>0.0647668394</text:p>
          </table:table-cell>
          <table:table-cell table:style-name="ce3" office:value-type="float" office:value="0.129533678756477" calcext:value-type="float">
            <text:p>0.1295336788</text:p>
          </table:table-cell>
          <table:table-cell table:style-name="ce3" office:value-type="float" office:value="0.172711571675302" calcext:value-type="float">
            <text:p>0.1727115717</text:p>
          </table:table-cell>
          <table:table-cell table:style-name="ce3" office:value-type="float" office:value="0.237478411053541" calcext:value-type="float">
            <text:p>0.2374784111</text:p>
          </table:table-cell>
          <table:table-cell table:style-name="ce3" office:value-type="float" office:value="0.151122625215889" calcext:value-type="float">
            <text:p>0.1511226252</text:p>
          </table:table-cell>
          <table:table-cell table:style-name="ce3" office:value-type="float" office:value="0.604490500863558" calcext:value-type="float">
            <text:p>0.6044905009</text:p>
          </table:table-cell>
          <table:table-cell table:style-name="ce3" office:value-type="float" office:value="1.29533678756477" calcext:value-type="float">
            <text:p>1.2953367876</text:p>
          </table:table-cell>
          <table:table-cell table:style-name="ce3" office:value-type="float" office:value="1.53281519861831" calcext:value-type="float">
            <text:p>1.5328151986</text:p>
          </table:table-cell>
          <table:table-cell table:style-name="ce3" office:value-type="float" office:value="1.27374784110535" calcext:value-type="float">
            <text:p>1.2737478411</text:p>
          </table:table-cell>
          <table:table-cell table:style-name="ce3" office:value-type="float" office:value="1.55440414507772" calcext:value-type="float">
            <text:p>1.5544041451</text:p>
          </table:table-cell>
          <table:table-cell table:style-name="ce3" office:value-type="float" office:value="1.44645941278066" calcext:value-type="float">
            <text:p>1.4464594128</text:p>
          </table:table-cell>
          <table:table-cell table:style-name="ce3" office:value-type="float" office:value="1.72711571675302" calcext:value-type="float">
            <text:p>1.7271157168</text:p>
          </table:table-cell>
          <table:table-cell table:style-name="ce3" office:value-type="float" office:value="1.55440414507772" calcext:value-type="float">
            <text:p>1.5544041451</text:p>
          </table:table-cell>
          <table:table-cell table:style-name="ce3" office:value-type="float" office:value="1.92141623488774" calcext:value-type="float">
            <text:p>1.9214162349</text:p>
          </table:table-cell>
          <table:table-cell table:style-name="ce3" office:value-type="float" office:value="1.6839378238342" calcext:value-type="float">
            <text:p>1.6839378238</text:p>
          </table:table-cell>
          <table:table-cell table:style-name="ce3" office:value-type="float" office:value="1.81347150259067" calcext:value-type="float">
            <text:p>1.8134715026</text:p>
          </table:table-cell>
          <table:table-cell table:style-name="ce3" office:value-type="float" office:value="1.51122625215889" calcext:value-type="float">
            <text:p>1.5112262522</text:p>
          </table:table-cell>
          <table:table-cell table:style-name="ce3" office:value-type="float" office:value="1.79188255613126" calcext:value-type="float">
            <text:p>1.7918825561</text:p>
          </table:table-cell>
          <table:table-cell table:style-name="ce3" office:value-type="float" office:value="1.70552677029361" calcext:value-type="float">
            <text:p>1.7055267703</text:p>
          </table:table-cell>
          <table:table-cell table:style-name="ce3" office:value-type="float" office:value="0.993091537132988" calcext:value-type="float">
            <text:p>0.9930915371</text:p>
          </table:table-cell>
          <table:table-cell table:style-name="ce3" office:value-type="float" office:value="1.48963730569948" calcext:value-type="float">
            <text:p>1.4896373057</text:p>
          </table:table-cell>
          <table:table-cell table:style-name="ce3" office:value-type="float" office:value="1.66234887737478" calcext:value-type="float">
            <text:p>1.6623488774</text:p>
          </table:table-cell>
          <table:table-cell table:style-name="ce3" office:value-type="float" office:value="1.14421416234888" calcext:value-type="float">
            <text:p>1.1442141623</text:p>
          </table:table-cell>
          <table:table-cell table:style-name="ce3" office:value-type="float" office:value="1.36010362694301" calcext:value-type="float">
            <text:p>1.3601036269</text:p>
          </table:table-cell>
          <table:table-cell table:style-name="ce3" office:value-type="float" office:value="1.14421416234888" calcext:value-type="float">
            <text:p>1.1442141623</text:p>
          </table:table-cell>
          <table:table-cell table:style-name="ce3" office:value-type="float" office:value="1.16580310880829" calcext:value-type="float">
            <text:p>1.1658031088</text:p>
          </table:table-cell>
        </table:table-row>
        <table:table-row table:style-name="ro2">
          <table:table-cell office:value-type="string" calcext:value-type="string">
            <text:p>TopDB_20_flanklength_flankclashTrue.csv </text:p>
          </table:table-cell>
          <table:table-cell office:value-type="string" calcext:value-type="string">
            <text:p><text:s/>singlepass </text:p>
          </table:table-cell>
          <table:table-cell office:value-type="string" calcext:value-type="string">
            <text:p><text:s/>R </text:p>
          </table:table-cell>
          <table:table-cell office:value-type="float" office:value="4795" calcext:value-type="float">
            <text:p>4795</text:p>
          </table:table-cell>
          <table:table-cell/>
          <table:table-cell table:style-name="ce3" office:value-type="float" office:value="1.00512820512821" calcext:value-type="float">
            <text:p>1.0051282051</text:p>
          </table:table-cell>
          <table:table-cell table:style-name="ce3" office:value-type="float" office:value="1.53846153846154" calcext:value-type="float">
            <text:p>1.5384615385</text:p>
          </table:table-cell>
          <table:table-cell table:style-name="ce3" office:value-type="float" office:value="1.43589743589744" calcext:value-type="float">
            <text:p>1.4358974359</text:p>
          </table:table-cell>
          <table:table-cell table:style-name="ce3" office:value-type="float" office:value="1.53846153846154" calcext:value-type="float">
            <text:p>1.5384615385</text:p>
          </table:table-cell>
          <table:table-cell table:style-name="ce3" office:value-type="float" office:value="1.80512820512821" calcext:value-type="float">
            <text:p>1.8051282051</text:p>
          </table:table-cell>
          <table:table-cell table:style-name="ce3" office:value-type="float" office:value="1.47692307692308" calcext:value-type="float">
            <text:p>1.4769230769</text:p>
          </table:table-cell>
          <table:table-cell table:style-name="ce3" office:value-type="float" office:value="2.13333333333333" calcext:value-type="float">
            <text:p>2.1333333333</text:p>
          </table:table-cell>
          <table:table-cell table:style-name="ce3" office:value-type="float" office:value="1.94871794871795" calcext:value-type="float">
            <text:p>1.9487179487</text:p>
          </table:table-cell>
          <table:table-cell table:style-name="ce3" office:value-type="float" office:value="2.03076923076923" calcext:value-type="float">
            <text:p>2.0307692308</text:p>
          </table:table-cell>
          <table:table-cell table:style-name="ce3" office:value-type="float" office:value="2.23589743589744" calcext:value-type="float">
            <text:p>2.2358974359</text:p>
          </table:table-cell>
          <table:table-cell table:style-name="ce3" office:value-type="float" office:value="3.24102564102564" calcext:value-type="float">
            <text:p>3.241025641</text:p>
          </table:table-cell>
          <table:table-cell table:style-name="ce3" office:value-type="float" office:value="2.89230769230769" calcext:value-type="float">
            <text:p>2.8923076923</text:p>
          </table:table-cell>
          <table:table-cell table:style-name="ce3" office:value-type="float" office:value="3.28205128205128" calcext:value-type="float">
            <text:p>3.2820512821</text:p>
          </table:table-cell>
          <table:table-cell table:style-name="ce3" office:value-type="float" office:value="3.65128205128205" calcext:value-type="float">
            <text:p>3.6512820513</text:p>
          </table:table-cell>
          <table:table-cell table:style-name="ce3" office:value-type="float" office:value="4.65641025641026" calcext:value-type="float">
            <text:p>4.6564102564</text:p>
          </table:table-cell>
          <table:table-cell table:style-name="ce3" office:value-type="float" office:value="5.82564102564103" calcext:value-type="float">
            <text:p>5.8256410256</text:p>
          </table:table-cell>
          <table:table-cell table:style-name="ce3" office:value-type="float" office:value="5.74358974358974" calcext:value-type="float">
            <text:p>5.7435897436</text:p>
          </table:table-cell>
          <table:table-cell table:style-name="ce3" office:value-type="float" office:value="6.72820512820513" calcext:value-type="float">
            <text:p>6.7282051282</text:p>
          </table:table-cell>
          <table:table-cell table:style-name="ce3" office:value-type="float" office:value="5.90769230769231" calcext:value-type="float">
            <text:p>5.9076923077</text:p>
          </table:table-cell>
          <table:table-cell table:style-name="ce3" office:value-type="float" office:value="3.87692307692308" calcext:value-type="float">
            <text:p>3.8769230769</text:p>
          </table:table-cell>
          <table:table-cell table:style-name="ce3" office:value-type="float" office:value="2.48205128205128" calcext:value-type="float">
            <text:p>2.4820512821</text:p>
          </table:table-cell>
          <table:table-cell table:style-name="ce3" office:value-type="float" office:value="1.6" calcext:value-type="float">
            <text:p>1.6</text:p>
          </table:table-cell>
          <table:table-cell table:style-name="ce3" office:value-type="float" office:value="1.04615384615385" calcext:value-type="float">
            <text:p>1.0461538462</text:p>
          </table:table-cell>
          <table:table-cell table:style-name="ce3" office:value-type="float" office:value="0.307692307692308" calcext:value-type="float">
            <text:p>0.3076923077</text:p>
          </table:table-cell>
          <table:table-cell table:style-name="ce3" office:value-type="float" office:value="0.184615384615385" calcext:value-type="float">
            <text:p>0.1846153846</text:p>
          </table:table-cell>
          <table:table-cell table:style-name="ce3" office:value-type="float" office:value="0.102564102564103" calcext:value-type="float">
            <text:p>0.1025641026</text:p>
          </table:table-cell>
          <table:table-cell table:style-name="ce3" office:value-type="float" office:value="0.0615384615384615" calcext:value-type="float">
            <text:p>0.0615384615</text:p>
          </table:table-cell>
          <table:table-cell table:style-name="ce3" office:value-type="float" office:value="0.041025641025641" calcext:value-type="float">
            <text:p>0.041025641</text:p>
          </table:table-cell>
          <table:table-cell table:number-columns-repeated="3" table:style-name="ce3" office:value-type="float" office:value="0.0205128205128205" calcext:value-type="float">
            <text:p>0.0205128205</text:p>
          </table:table-cell>
          <table:table-cell table:style-name="ce3" office:value-type="float" office:value="0.0615384615384615" calcext:value-type="float">
            <text:p>0.0615384615</text:p>
          </table:table-cell>
          <table:table-cell table:style-name="ce3" office:value-type="float" office:value="0.0205128205128205" calcext:value-type="float">
            <text:p>0.0205128205</text:p>
          </table:table-cell>
          <table:table-cell table:style-name="ce3" office:value-type="float" office:value="0.041025641025641" calcext:value-type="float">
            <text:p>0.041025641</text:p>
          </table:table-cell>
          <table:table-cell table:style-name="ce3" office:value-type="float" office:value="0.082051282051282" calcext:value-type="float">
            <text:p>0.0820512821</text:p>
          </table:table-cell>
          <table:table-cell table:style-name="ce3" office:value-type="float" office:value="0.0615384615384615" calcext:value-type="float">
            <text:p>0.0615384615</text:p>
          </table:table-cell>
          <table:table-cell table:style-name="ce3" office:value-type="float" office:value="0.143589743589744" calcext:value-type="float">
            <text:p>0.1435897436</text:p>
          </table:table-cell>
          <table:table-cell table:style-name="ce3" office:value-type="float" office:value="0.184615384615385" calcext:value-type="float">
            <text:p>0.1846153846</text:p>
          </table:table-cell>
          <table:table-cell table:style-name="ce3" office:value-type="float" office:value="0.143589743589744" calcext:value-type="float">
            <text:p>0.1435897436</text:p>
          </table:table-cell>
          <table:table-cell table:style-name="ce3" office:value-type="float" office:value="0.38974358974359" calcext:value-type="float">
            <text:p>0.3897435897</text:p>
          </table:table-cell>
          <table:table-cell table:style-name="ce3" office:value-type="float" office:value="0.594871794871795" calcext:value-type="float">
            <text:p>0.5948717949</text:p>
          </table:table-cell>
          <table:table-cell table:style-name="ce3" office:value-type="float" office:value="1.00512820512821" calcext:value-type="float">
            <text:p>1.0051282051</text:p>
          </table:table-cell>
          <table:table-cell table:style-name="ce3" office:value-type="float" office:value="1.41538461538462" calcext:value-type="float">
            <text:p>1.4153846154</text:p>
          </table:table-cell>
          <table:table-cell table:style-name="ce3" office:value-type="float" office:value="1.76410256410256" calcext:value-type="float">
            <text:p>1.7641025641</text:p>
          </table:table-cell>
          <table:table-cell table:style-name="ce3" office:value-type="float" office:value="1.66153846153846" calcext:value-type="float">
            <text:p>1.6615384615</text:p>
          </table:table-cell>
          <table:table-cell table:style-name="ce3" office:value-type="float" office:value="1.86666666666667" calcext:value-type="float">
            <text:p>1.8666666667</text:p>
          </table:table-cell>
          <table:table-cell table:style-name="ce3" office:value-type="float" office:value="1.31282051282051" calcext:value-type="float">
            <text:p>1.3128205128</text:p>
          </table:table-cell>
          <table:table-cell table:style-name="ce3" office:value-type="float" office:value="1.35384615384615" calcext:value-type="float">
            <text:p>1.3538461538</text:p>
          </table:table-cell>
          <table:table-cell table:style-name="ce3" office:value-type="float" office:value="1.23076923076923" calcext:value-type="float">
            <text:p>1.2307692308</text:p>
          </table:table-cell>
          <table:table-cell table:style-name="ce3" office:value-type="float" office:value="1.45641025641026" calcext:value-type="float">
            <text:p>1.4564102564</text:p>
          </table:table-cell>
          <table:table-cell table:style-name="ce3" office:value-type="float" office:value="1.4974358974359" calcext:value-type="float">
            <text:p>1.4974358974</text:p>
          </table:table-cell>
          <table:table-cell table:style-name="ce3" office:value-type="float" office:value="1.45641025641026" calcext:value-type="float">
            <text:p>1.4564102564</text:p>
          </table:table-cell>
          <table:table-cell table:style-name="ce3" office:value-type="float" office:value="1.29230769230769" calcext:value-type="float">
            <text:p>1.2923076923</text:p>
          </table:table-cell>
          <table:table-cell table:style-name="ce3" office:value-type="float" office:value="1.80512820512821" calcext:value-type="float">
            <text:p>1.8051282051</text:p>
          </table:table-cell>
          <table:table-cell table:style-name="ce3" office:value-type="float" office:value="1.62051282051282" calcext:value-type="float">
            <text:p>1.6205128205</text:p>
          </table:table-cell>
          <table:table-cell table:style-name="ce3" office:value-type="float" office:value="1.23076923076923" calcext:value-type="float">
            <text:p>1.2307692308</text:p>
          </table:table-cell>
          <table:table-cell table:style-name="ce3" office:value-type="float" office:value="1.21025641025641" calcext:value-type="float">
            <text:p>1.2102564103</text:p>
          </table:table-cell>
          <table:table-cell table:style-name="ce3" office:value-type="float" office:value="1.31282051282051" calcext:value-type="float">
            <text:p>1.3128205128</text:p>
          </table:table-cell>
          <table:table-cell table:style-name="ce3" office:value-type="float" office:value="1.16923076923077" calcext:value-type="float">
            <text:p>1.1692307692</text:p>
          </table:table-cell>
          <table:table-cell table:style-name="ce3" office:value-type="float" office:value="1.29230769230769" calcext:value-type="float">
            <text:p>1.2923076923</text:p>
          </table:table-cell>
          <table:table-cell table:style-name="ce3" office:value-type="float" office:value="0.841025641025641" calcext:value-type="float">
            <text:p>0.841025641</text:p>
          </table:table-cell>
        </table:table-row>
        <table:table-row table:style-name="ro1">
          <table:table-cell office:value-type="string" calcext:value-type="string">
            <text:p>TopDB_20_flanklength_flankclashTrue.csv </text:p>
          </table:table-cell>
          <table:table-cell office:value-type="string" calcext:value-type="string">
            <text:p><text:s/>singlepass </text:p>
          </table:table-cell>
          <table:table-cell office:value-type="string" calcext:value-type="string">
            <text:p><text:s/>D &amp; E</text:p>
          </table:table-cell>
          <table:table-cell office:value-type="float" office:value="5859" calcext:value-type="float">
            <text:p>5859</text:p>
          </table:table-cell>
          <table:table-cell/>
          <table:table-cell office:value-type="float" office:value="4.6584666808333" calcext:value-type="float">
            <text:p>4.6584666808</text:p>
          </table:table-cell>
          <table:table-cell office:value-type="float" office:value="4.65457632244195" calcext:value-type="float">
            <text:p>4.6545763224</text:p>
          </table:table-cell>
          <table:table-cell office:value-type="float" office:value="4.88557766110975" calcext:value-type="float">
            <text:p>4.8855776611</text:p>
          </table:table-cell>
          <table:table-cell office:value-type="float" office:value="5.53571987972007" calcext:value-type="float">
            <text:p>5.5357198797</text:p>
          </table:table-cell>
          <table:table-cell office:value-type="float" office:value="5.7839790291588" calcext:value-type="float">
            <text:p>5.7839790292</text:p>
          </table:table-cell>
          <table:table-cell office:value-type="float" office:value="5.88027670852609" calcext:value-type="float">
            <text:p>5.8802767085</text:p>
          </table:table-cell>
          <table:table-cell office:value-type="float" office:value="5.31752053436334" calcext:value-type="float">
            <text:p>5.3175205344</text:p>
          </table:table-cell>
          <table:table-cell office:value-type="float" office:value="5.40101622041956" calcext:value-type="float">
            <text:p>5.4010162204</text:p>
          </table:table-cell>
          <table:table-cell office:value-type="float" office:value="5.18447932472426" calcext:value-type="float">
            <text:p>5.1844793247</text:p>
          </table:table-cell>
          <table:table-cell office:value-type="float" office:value="4.94679425986667" calcext:value-type="float">
            <text:p>4.9467942599</text:p>
          </table:table-cell>
          <table:table-cell office:value-type="float" office:value="4.48033576507121" calcext:value-type="float">
            <text:p>4.4803357651</text:p>
          </table:table-cell>
          <table:table-cell office:value-type="float" office:value="3.98438292526226" calcext:value-type="float">
            <text:p>3.9843829253</text:p>
          </table:table-cell>
          <table:table-cell office:value-type="float" office:value="3.94374903659911" calcext:value-type="float">
            <text:p>3.9437490366</text:p>
          </table:table-cell>
          <table:table-cell office:value-type="float" office:value="3.80458955983874" calcext:value-type="float">
            <text:p>3.8045895598</text:p>
          </table:table-cell>
          <table:table-cell office:value-type="float" office:value="3.26520946356821" calcext:value-type="float">
            <text:p>3.2652094636</text:p>
          </table:table-cell>
          <table:table-cell office:value-type="float" office:value="2.22542071002886" calcext:value-type="float">
            <text:p>2.22542071</text:p>
          </table:table-cell>
          <table:table-cell office:value-type="float" office:value="2.33674829143715" calcext:value-type="float">
            <text:p>2.3367482914</text:p>
          </table:table-cell>
          <table:table-cell office:value-type="float" office:value="1.68381270502839" calcext:value-type="float">
            <text:p>1.683812705</text:p>
          </table:table-cell>
          <table:table-cell office:value-type="float" office:value="1.07430437508121" calcext:value-type="float">
            <text:p>1.0743043751</text:p>
          </table:table-cell>
          <table:table-cell office:value-type="float" office:value="1.30084989628915" calcext:value-type="float">
            <text:p>1.3008498963</text:p>
          </table:table-cell>
          <table:table-cell office:value-type="float" office:value="0.588360160784893" calcext:value-type="float">
            <text:p>0.5883601608</text:p>
          </table:table-cell>
          <table:table-cell office:value-type="float" office:value="0.329526926765021" calcext:value-type="float">
            <text:p>0.3295269268</text:p>
          </table:table-cell>
          <table:table-cell office:value-type="float" office:value="0.233229247397729" calcext:value-type="float">
            <text:p>0.2332292474</text:p>
          </table:table-cell>
          <table:table-cell office:value-type="float" office:value="0.218199345356727" calcext:value-type="float">
            <text:p>0.2181993454</text:p>
          </table:table-cell>
          <table:table-cell office:value-type="float" office:value="0.273863136060874" calcext:value-type="float">
            <text:p>0.2738631361</text:p>
          </table:table-cell>
          <table:table-cell office:value-type="float" office:value="0.286665129371946" calcext:value-type="float">
            <text:p>0.2866651294</text:p>
          </table:table-cell>
          <table:table-cell office:value-type="float" office:value="0.464230586065528" calcext:value-type="float">
            <text:p>0.4642305861</text:p>
          </table:table-cell>
          <table:table-cell office:value-type="float" office:value="0.109099672678364" calcext:value-type="float">
            <text:p>0.1090996727</text:p>
          </table:table-cell>
          <table:table-cell office:value-type="float" office:value="0.0684657840152186" calcext:value-type="float">
            <text:p>0.068465784</text:p>
          </table:table-cell>
          <table:table-cell office:value-type="float" office:value="0.096297679367292" calcext:value-type="float">
            <text:p>0.0962976794</text:p>
          </table:table-cell>
          <table:table-cell office:value-type="float" office:value="0.111327581408294" calcext:value-type="float">
            <text:p>0.1113275814</text:p>
          </table:table-cell>
          <table:table-cell office:value-type="float" office:value="0.0684657840152186" calcext:value-type="float">
            <text:p>0.068465784</text:p>
          </table:table-cell>
          <table:table-cell office:value-type="float" office:value="0.109099672678364" calcext:value-type="float">
            <text:p>0.1090996727</text:p>
          </table:table-cell>
          <table:table-cell office:value-type="float" office:value="0.329526926765021" calcext:value-type="float">
            <text:p>0.3295269268</text:p>
          </table:table-cell>
          <table:table-cell office:value-type="float" office:value="0.177565456693582" calcext:value-type="float">
            <text:p>0.1775654567</text:p>
          </table:table-cell>
          <table:table-cell office:value-type="float" office:value="0.246031240708801" calcext:value-type="float">
            <text:p>0.2460312407</text:p>
          </table:table-cell>
          <table:table-cell office:value-type="float" office:value="0.136931568030437" calcext:value-type="float">
            <text:p>0.136931568</text:p>
          </table:table-cell>
          <table:table-cell office:value-type="float" office:value="0.385190717469168" calcext:value-type="float">
            <text:p>0.3851907175</text:p>
          </table:table-cell>
          <table:table-cell office:value-type="float" office:value="0.395764802050309" calcext:value-type="float">
            <text:p>0.3957648021</text:p>
          </table:table-cell>
          <table:table-cell office:value-type="float" office:value="0.836619310223624" calcext:value-type="float">
            <text:p>0.8366193102</text:p>
          </table:table-cell>
          <table:table-cell office:value-type="float" office:value="1.15111633494764" calcext:value-type="float">
            <text:p>1.1511163349</text:p>
          </table:table-cell>
          <table:table-cell office:value-type="float" office:value="1.60922865389189" calcext:value-type="float">
            <text:p>1.6092286539</text:p>
          </table:table-cell>
          <table:table-cell office:value-type="float" office:value="3.17725796005213" calcext:value-type="float">
            <text:p>3.1772579601</text:p>
          </table:table-cell>
          <table:table-cell office:value-type="float" office:value="4.7330507319698" calcext:value-type="float">
            <text:p>4.733050732</text:p>
          </table:table-cell>
          <table:table-cell office:value-type="float" office:value="5.23123148050868" calcext:value-type="float">
            <text:p>5.2312314805</text:p>
          </table:table-cell>
          <table:table-cell office:value-type="float" office:value="5.30471854105227" calcext:value-type="float">
            <text:p>5.3047185411</text:p>
          </table:table-cell>
          <table:table-cell office:value-type="float" office:value="7.07757974018965" calcext:value-type="float">
            <text:p>7.0775797402</text:p>
          </table:table-cell>
          <table:table-cell office:value-type="float" office:value="6.60723088700284" calcext:value-type="float">
            <text:p>6.607230887</text:p>
          </table:table-cell>
          <table:table-cell office:value-type="float" office:value="5.64036373493857" calcext:value-type="float">
            <text:p>5.6403637349</text:p>
          </table:table-cell>
          <table:table-cell office:value-type="float" office:value="5.48394644740727" calcext:value-type="float">
            <text:p>5.4839464474</text:p>
          </table:table-cell>
          <table:table-cell office:value-type="float" office:value="6.62728206557222" calcext:value-type="float">
            <text:p>6.6272820656</text:p>
          </table:table-cell>
          <table:table-cell office:value-type="float" office:value="5.45501756146229" calcext:value-type="float">
            <text:p>5.4550175615</text:p>
          </table:table-cell>
          <table:table-cell office:value-type="float" office:value="6.63951859981478" calcext:value-type="float">
            <text:p>6.6395185998</text:p>
          </table:table-cell>
          <table:table-cell office:value-type="float" office:value="5.51679961928772" calcext:value-type="float">
            <text:p>5.5167996193</text:p>
          </table:table-cell>
          <table:table-cell office:value-type="float" office:value="5.522917886409" calcext:value-type="float">
            <text:p>5.5229178864</text:p>
          </table:table-cell>
          <table:table-cell office:value-type="float" office:value="5.8435331782543" calcext:value-type="float">
            <text:p>5.8435331783</text:p>
          </table:table-cell>
          <table:table-cell office:value-type="float" office:value="5.6425916436685" calcext:value-type="float">
            <text:p>5.6425916437</text:p>
          </table:table-cell>
          <table:table-cell office:value-type="float" office:value="5.75169131634687" calcext:value-type="float">
            <text:p>5.7516913163</text:p>
          </table:table-cell>
          <table:table-cell office:value-type="float" office:value="5.61475974831643" calcext:value-type="float">
            <text:p>5.6147597483</text:p>
          </table:table-cell>
          <table:table-cell office:value-type="float" office:value="5.15664742937218" calcext:value-type="float">
            <text:p>5.1566474294</text:p>
          </table:table-cell>
          <table:table-cell office:value-type="float" office:value="4.06508524352004" calcext:value-type="float">
            <text:p>4.0650852435</text:p>
          </table:table-cell>
        </table:table-row>
        <table:table-row table:style-name="ro1">
          <table:table-cell office:value-type="string" calcext:value-type="string">
            <text:p>TopDB_20_flanklength_flankclashTrue.csv </text:p>
          </table:table-cell>
          <table:table-cell office:value-type="string" calcext:value-type="string">
            <text:p><text:s/>singlepass </text:p>
          </table:table-cell>
          <table:table-cell office:value-type="string" calcext:value-type="string">
            <text:p><text:s/>R &amp; K</text:p>
          </table:table-cell>
          <table:table-cell office:value-type="float" office:value="196.998870732" calcext:value-type="float">
            <text:p>196.998870732</text:p>
          </table:table-cell>
          <table:table-cell/>
          <table:table-cell office:value-type="float" office:value="2.14934236747708" calcext:value-type="float">
            <text:p>2.1493423675</text:p>
          </table:table-cell>
          <table:table-cell office:value-type="float" office:value="3.11445462999867" calcext:value-type="float">
            <text:p>3.11445463</text:p>
          </table:table-cell>
          <table:table-cell office:value-type="float" office:value="2.79600106284044" calcext:value-type="float">
            <text:p>2.7960010628</text:p>
          </table:table-cell>
          <table:table-cell office:value-type="float" office:value="3.1576325229175" calcext:value-type="float">
            <text:p>3.1576325229</text:p>
          </table:table-cell>
          <table:table-cell office:value-type="float" office:value="3.59701076125947" calcext:value-type="float">
            <text:p>3.5970107613</text:p>
          </table:table-cell>
          <table:table-cell office:value-type="float" office:value="3.63581772286435" calcext:value-type="float">
            <text:p>3.6358177229</text:p>
          </table:table-cell>
          <table:table-cell office:value-type="float" office:value="4.18428324697755" calcext:value-type="float">
            <text:p>4.184283247</text:p>
          </table:table-cell>
          <table:table-cell office:value-type="float" office:value="4.47462468446924" calcext:value-type="float">
            <text:p>4.4746246845</text:p>
          </table:table-cell>
          <table:table-cell office:value-type="float" office:value="4.55667596652053" calcext:value-type="float">
            <text:p>4.5566759665</text:p>
          </table:table-cell>
          <table:table-cell office:value-type="float" office:value="5.15040520791816" calcext:value-type="float">
            <text:p>5.1504052079</text:p>
          </table:table-cell>
          <table:table-cell office:value-type="float" office:value="6.67366812807227" calcext:value-type="float">
            <text:p>6.6736681281</text:p>
          </table:table-cell>
          <table:table-cell office:value-type="float" office:value="6.88626278729906" calcext:value-type="float">
            <text:p>6.8862627873</text:p>
          </table:table-cell>
          <table:table-cell office:value-type="float" office:value="7.29759532350206" calcext:value-type="float">
            <text:p>7.2975953235</text:p>
          </table:table-cell>
          <table:table-cell office:value-type="float" office:value="8.14178291483991" calcext:value-type="float">
            <text:p>8.1417829148</text:p>
          </table:table-cell>
          <table:table-cell office:value-type="float" office:value="9.25485585226518" calcext:value-type="float">
            <text:p>9.2548558523</text:p>
          </table:table-cell>
          <table:table-cell office:value-type="float" office:value="10.0786634781453" calcext:value-type="float">
            <text:p>10.0786634781</text:p>
          </table:table-cell>
          <table:table-cell office:value-type="float" office:value="10.5579248040388" calcext:value-type="float">
            <text:p>10.557924804</text:p>
          </table:table-cell>
          <table:table-cell office:value-type="float" office:value="10.95963863425" calcext:value-type="float">
            <text:p>10.9596386343</text:p>
          </table:table-cell>
          <table:table-cell office:value-type="float" office:value="10.3550152783313" calcext:value-type="float">
            <text:p>10.3550152783</text:p>
          </table:table-cell>
          <table:table-cell office:value-type="float" office:value="7.8061113325362" calcext:value-type="float">
            <text:p>7.8061113325</text:p>
          </table:table-cell>
          <table:table-cell office:value-type="float" office:value="4.38187857047961" calcext:value-type="float">
            <text:p>4.3818785705</text:p>
          </table:table-cell>
          <table:table-cell office:value-type="float" office:value="2.93851468048359" calcext:value-type="float">
            <text:p>2.9385146805</text:p>
          </table:table-cell>
          <table:table-cell office:value-type="float" office:value="1.86653381161153" calcext:value-type="float">
            <text:p>1.8665338116</text:p>
          </table:table-cell>
          <table:table-cell office:value-type="float" office:value="0.674704397502325" calcext:value-type="float">
            <text:p>0.6747043975</text:p>
          </table:table-cell>
          <table:table-cell office:value-type="float" office:value="0.551627474425402" calcext:value-type="float">
            <text:p>0.5516274744</text:p>
          </table:table-cell>
          <table:table-cell office:value-type="float" office:value="0.383220406536469" calcext:value-type="float">
            <text:p>0.3832204065</text:p>
          </table:table-cell>
          <table:table-cell office:value-type="float" office:value="0.1263053009167" calcext:value-type="float">
            <text:p>0.1263053009</text:p>
          </table:table-cell>
          <table:table-cell office:value-type="float" office:value="0.0842035339444666" calcext:value-type="float">
            <text:p>0.0842035339</text:p>
          </table:table-cell>
          <table:table-cell office:value-type="float" office:value="0.0421017669722333" calcext:value-type="float">
            <text:p>0.042101767</text:p>
          </table:table-cell>
          <table:table-cell office:value-type="float" office:value="0.150046499269297" calcext:value-type="float">
            <text:p>0.1500464993</text:p>
          </table:table-cell>
          <table:table-cell office:value-type="float" office:value="0.0852796598910589" calcext:value-type="float">
            <text:p>0.0852796599</text:p>
          </table:table-cell>
          <table:table-cell office:value-type="float" office:value="0.212661086754351" calcext:value-type="float">
            <text:p>0.2126610868</text:p>
          </table:table-cell>
          <table:table-cell office:value-type="float" office:value="0.0636907134316461" calcext:value-type="float">
            <text:p>0.0636907134</text:p>
          </table:table-cell>
          <table:table-cell office:value-type="float" office:value="0.0842035339444666" calcext:value-type="float">
            <text:p>0.0842035339</text:p>
          </table:table-cell>
          <table:table-cell office:value-type="float" office:value="0.082051282051282" calcext:value-type="float">
            <text:p>0.0820512821</text:p>
          </table:table-cell>
          <table:table-cell office:value-type="float" office:value="0.1263053009167" calcext:value-type="float">
            <text:p>0.1263053009</text:p>
          </table:table-cell>
          <table:table-cell office:value-type="float" office:value="0.27312342234622" calcext:value-type="float">
            <text:p>0.2731234223</text:p>
          </table:table-cell>
          <table:table-cell office:value-type="float" office:value="0.357326956290687" calcext:value-type="float">
            <text:p>0.3573269563</text:p>
          </table:table-cell>
          <table:table-cell office:value-type="float" office:value="0.381068154643284" calcext:value-type="float">
            <text:p>0.3810681546</text:p>
          </table:table-cell>
          <table:table-cell office:value-type="float" office:value="0.540866214959479" calcext:value-type="float">
            <text:p>0.540866215</text:p>
          </table:table-cell>
          <table:table-cell office:value-type="float" office:value="1.19936229573535" calcext:value-type="float">
            <text:p>1.1993622957</text:p>
          </table:table-cell>
          <table:table-cell office:value-type="float" office:value="2.30046499269297" calcext:value-type="float">
            <text:p>2.3004649927</text:p>
          </table:table-cell>
          <table:table-cell office:value-type="float" office:value="2.94819981400292" calcext:value-type="float">
            <text:p>2.948199814</text:p>
          </table:table-cell>
          <table:table-cell office:value-type="float" office:value="3.03785040520792" calcext:value-type="float">
            <text:p>3.0378504052</text:p>
          </table:table-cell>
          <table:table-cell office:value-type="float" office:value="3.21594260661618" calcext:value-type="float">
            <text:p>3.2159426066</text:p>
          </table:table-cell>
          <table:table-cell office:value-type="float" office:value="3.31312607944732" calcext:value-type="float">
            <text:p>3.3131260794</text:p>
          </table:table-cell>
          <table:table-cell office:value-type="float" office:value="3.03993622957354" calcext:value-type="float">
            <text:p>3.0399362296</text:p>
          </table:table-cell>
          <table:table-cell office:value-type="float" office:value="2.90825029892387" calcext:value-type="float">
            <text:p>2.9082502989</text:p>
          </table:table-cell>
          <table:table-cell office:value-type="float" office:value="3.15218546565697" calcext:value-type="float">
            <text:p>3.1521854657</text:p>
          </table:table-cell>
          <table:table-cell office:value-type="float" office:value="3.14034808024445" calcext:value-type="float">
            <text:p>3.1403480802</text:p>
          </table:table-cell>
          <table:table-cell office:value-type="float" office:value="3.31090740002657" calcext:value-type="float">
            <text:p>3.3109074</text:p>
          </table:table-cell>
          <table:table-cell office:value-type="float" office:value="2.96763650856915" calcext:value-type="float">
            <text:p>2.9676365086</text:p>
          </table:table-cell>
          <table:table-cell office:value-type="float" office:value="3.08419024843895" calcext:value-type="float">
            <text:p>3.0841902484</text:p>
          </table:table-cell>
          <table:table-cell office:value-type="float" office:value="3.51065497542181" calcext:value-type="float">
            <text:p>3.5106549754</text:p>
          </table:table-cell>
          <table:table-cell office:value-type="float" office:value="2.61360435764581" calcext:value-type="float">
            <text:p>2.6136043576</text:p>
          </table:table-cell>
          <table:table-cell office:value-type="float" office:value="2.72040653646871" calcext:value-type="float">
            <text:p>2.7204065365</text:p>
          </table:table-cell>
          <table:table-cell office:value-type="float" office:value="2.87260528763119" calcext:value-type="float">
            <text:p>2.8726052876</text:p>
          </table:table-cell>
          <table:table-cell office:value-type="float" office:value="2.45703467516939" calcext:value-type="float">
            <text:p>2.4570346752</text:p>
          </table:table-cell>
          <table:table-cell office:value-type="float" office:value="2.52933439617377" calcext:value-type="float">
            <text:p>2.5293343962</text:p>
          </table:table-cell>
          <table:table-cell office:value-type="float" office:value="2.43652185465657" calcext:value-type="float">
            <text:p>2.4365218547</text:p>
          </table:table-cell>
          <table:table-cell office:value-type="float" office:value="2.00682874983393" calcext:value-type="float">
            <text:p>2.0068287498</text:p>
          </table:table-cell>
        </table:table-row>
        <table:table-row table:style-name="ro1" table:number-rows-repeated="4">
          <table:table-cell table:number-columns-repeated="66"/>
        </table:table-row>
        <table:table-row table:style-name="ro1">
          <table:table-cell office:value-type="string" calcext:value-type="string">
            <text:p>TopDB_20_flanklength_flankclashTrue.csv </text:p>
          </table:table-cell>
          <table:table-cell office:value-type="string" calcext:value-type="string">
            <text:p><text:s/>multipass </text:p>
          </table:table-cell>
          <table:table-cell office:value-type="string" calcext:value-type="string">
            <text:p><text:s/>I </text:p>
          </table:table-cell>
          <table:table-cell office:value-type="float" office:value="56481" calcext:value-type="float">
            <text:p>56481</text:p>
          </table:table-cell>
          <table:table-cell/>
          <table:table-cell table:style-name="ce4" office:value-type="float" office:value="0.238431649593783" calcext:value-type="float">
            <text:p>,,,</text:p>
          </table:table-cell>
          <table:table-cell table:style-name="ce4" office:value-type="float" office:value="0.337336630166019" calcext:value-type="float">
            <text:p>,,,</text:p>
          </table:table-cell>
          <table:table-cell table:style-name="ce4" office:value-type="float" office:value="0.468032497350759" calcext:value-type="float">
            <text:p>,,,</text:p>
          </table:table-cell>
          <table:table-cell table:style-name="ce4" office:value-type="float" office:value="0.62522077004592" calcext:value-type="float">
            <text:p>,,,</text:p>
          </table:table-cell>
          <table:table-cell table:style-name="ce4" office:value-type="float" office:value="0.653479335923702" calcext:value-type="float">
            <text:p>,,,</text:p>
          </table:table-cell>
          <table:table-cell table:style-name="ce4" office:value-type="float" office:value="0.701165665842458" calcext:value-type="float">
            <text:p>,,,</text:p>
          </table:table-cell>
          <table:table-cell table:number-columns-repeated="2" table:style-name="ce4" office:value-type="float" office:value="0.805369127516778" calcext:value-type="float">
            <text:p>,,,</text:p>
          </table:table-cell>
          <table:table-cell table:style-name="ce4" office:value-type="float" office:value="0.897209466619569" calcext:value-type="float">
            <text:p>,,,</text:p>
          </table:table-cell>
          <table:table-cell table:style-name="ce4" office:value-type="float" office:value="0.939597315436242" calcext:value-type="float">
            <text:p>,,,</text:p>
          </table:table-cell>
          <table:table-cell table:style-name="ce4" office:value-type="float" office:value="0.925468032497351" calcext:value-type="float">
            <text:p>,,,</text:p>
          </table:table-cell>
          <table:table-cell table:style-name="ce4" office:value-type="float" office:value="0.969622041681385" calcext:value-type="float">
            <text:p>,,,</text:p>
          </table:table-cell>
          <table:table-cell table:style-name="ce4" office:value-type="float" office:value="1.0102437301307" calcext:value-type="float">
            <text:p>,,,</text:p>
          </table:table-cell>
          <table:table-cell table:style-name="ce4" office:value-type="float" office:value="1.08618862592723" calcext:value-type="float">
            <text:p>,,,</text:p>
          </table:table-cell>
          <table:table-cell table:style-name="ce4" office:value-type="float" office:value="1.24514305898976" calcext:value-type="float">
            <text:p>,,,</text:p>
          </table:table-cell>
          <table:table-cell table:style-name="ce4" office:value-type="float" office:value="1.20805369127517" calcext:value-type="float">
            <text:p>,,,</text:p>
          </table:table-cell>
          <table:table-cell table:style-name="ce4" office:value-type="float" office:value="1.50300247262451" calcext:value-type="float">
            <text:p>,,,</text:p>
          </table:table-cell>
          <table:table-cell table:style-name="ce4" office:value-type="float" office:value="1.50476863299188" calcext:value-type="float">
            <text:p>,,,</text:p>
          </table:table-cell>
          <table:table-cell table:style-name="ce4" office:value-type="float" office:value="1.50300247262451" calcext:value-type="float">
            <text:p>,,,</text:p>
          </table:table-cell>
          <table:table-cell table:style-name="ce4" office:value-type="float" office:value="1.60190745319675" calcext:value-type="float">
            <text:p>,,,</text:p>
          </table:table-cell>
          <table:table-cell table:style-name="ce4" office:value-type="float" office:value="2.41434122218297" calcext:value-type="float">
            <text:p>,,,</text:p>
          </table:table-cell>
          <table:table-cell table:style-name="ce4" office:value-type="float" office:value="2.51148004238785" calcext:value-type="float">
            <text:p>,,,</text:p>
          </table:table-cell>
          <table:table-cell table:style-name="ce4" office:value-type="float" office:value="2.5503355704698" calcext:value-type="float">
            <text:p>,,,</text:p>
          </table:table-cell>
          <table:table-cell table:style-name="ce4" office:value-type="float" office:value="2.82409042741081" calcext:value-type="float">
            <text:p>,,,</text:p>
          </table:table-cell>
          <table:table-cell table:style-name="ce4" office:value-type="float" office:value="2.94948781349346" calcext:value-type="float">
            <text:p>,,,</text:p>
          </table:table-cell>
          <table:table-cell table:style-name="ce4" office:value-type="float" office:value="3.12787001059696" calcext:value-type="float">
            <text:p>,,,</text:p>
          </table:table-cell>
          <table:table-cell table:style-name="ce4" office:value-type="float" office:value="3.14729777463794" calcext:value-type="float">
            <text:p>,,,</text:p>
          </table:table-cell>
          <table:table-cell table:style-name="ce4" office:value-type="float" office:value="3.28682444365948" calcext:value-type="float">
            <text:p>,,,</text:p>
          </table:table-cell>
          <table:table-cell table:style-name="ce4" office:value-type="float" office:value="3.12963617096432" calcext:value-type="float">
            <text:p>,,,</text:p>
          </table:table-cell>
          <table:table-cell table:style-name="ce4" office:value-type="float" office:value="3.10667608618863" calcext:value-type="float">
            <text:p>,,,</text:p>
          </table:table-cell>
          <table:table-cell table:style-name="ce4" office:value-type="float" office:value="3.12963617096432" calcext:value-type="float">
            <text:p>,,,</text:p>
          </table:table-cell>
          <table:table-cell table:style-name="ce4" office:value-type="float" office:value="3.27622748145532" calcext:value-type="float">
            <text:p>,,,</text:p>
          </table:table-cell>
          <table:table-cell table:style-name="ce4" office:value-type="float" office:value="3.36983398092547" calcext:value-type="float">
            <text:p>,,,</text:p>
          </table:table-cell>
          <table:table-cell table:style-name="ce4" office:value-type="float" office:value="3.22147651006711" calcext:value-type="float">
            <text:p>,,,</text:p>
          </table:table-cell>
          <table:table-cell table:style-name="ce4" office:value-type="float" office:value="3.24443659484281" calcext:value-type="float">
            <text:p>,,,</text:p>
          </table:table-cell>
          <table:table-cell table:style-name="ce4" office:value-type="float" office:value="3.05369127516779" calcext:value-type="float">
            <text:p>,,,</text:p>
          </table:table-cell>
          <table:table-cell table:style-name="ce4" office:value-type="float" office:value="3.26209819851643" calcext:value-type="float">
            <text:p>,,,</text:p>
          </table:table-cell>
          <table:table-cell table:style-name="ce4" office:value-type="float" office:value="2.97774637937125" calcext:value-type="float">
            <text:p>,,,</text:p>
          </table:table-cell>
          <table:table-cell table:style-name="ce4" office:value-type="float" office:value="2.83115506888025" calcext:value-type="float">
            <text:p>,,,</text:p>
          </table:table-cell>
          <table:table-cell table:style-name="ce4" office:value-type="float" office:value="2.6280466266337" calcext:value-type="float">
            <text:p>,,,</text:p>
          </table:table-cell>
          <table:table-cell table:style-name="ce4" office:value-type="float" office:value="2.41257506181561" calcext:value-type="float">
            <text:p>,,,</text:p>
          </table:table-cell>
          <table:table-cell table:style-name="ce4" office:value-type="float" office:value="2.05404450724126" calcext:value-type="float">
            <text:p>,,,</text:p>
          </table:table-cell>
          <table:table-cell table:style-name="ce4" office:value-type="float" office:value="1.40586365241964" calcext:value-type="float">
            <text:p>,,,</text:p>
          </table:table-cell>
          <table:table-cell table:style-name="ce4" office:value-type="float" office:value="1.47827622748146" calcext:value-type="float">
            <text:p>,,,</text:p>
          </table:table-cell>
          <table:table-cell table:style-name="ce4" office:value-type="float" office:value="1.31225715294949" calcext:value-type="float">
            <text:p>,,,</text:p>
          </table:table-cell>
          <table:table-cell table:style-name="ce4" office:value-type="float" office:value="1.20098904980572" calcext:value-type="float">
            <text:p>,,,</text:p>
          </table:table-cell>
          <table:table-cell table:style-name="ce4" office:value-type="float" office:value="1.09501942776404" calcext:value-type="float">
            <text:p>,,,</text:p>
          </table:table-cell>
          <table:table-cell table:style-name="ce4" office:value-type="float" office:value="1.11268103143765" calcext:value-type="float">
            <text:p>,,,</text:p>
          </table:table-cell>
          <table:table-cell table:style-name="ce4" office:value-type="float" office:value="0.987283645354998" calcext:value-type="float">
            <text:p>,,,</text:p>
          </table:table-cell>
          <table:table-cell table:style-name="ce4" office:value-type="float" office:value="1.00671140939597" calcext:value-type="float">
            <text:p>,,,</text:p>
          </table:table-cell>
          <table:table-cell table:number-columns-repeated="2" table:style-name="ce4" office:value-type="float" office:value="0.842458495231367" calcext:value-type="float">
            <text:p>,,,</text:p>
          </table:table-cell>
          <table:table-cell table:style-name="ce4" office:value-type="float" office:value="0.74178735429177" calcext:value-type="float">
            <text:p>,,,</text:p>
          </table:table-cell>
          <table:table-cell table:style-name="ce4" office:value-type="float" office:value="0.732956552454963" calcext:value-type="float">
            <text:p>,,,</text:p>
          </table:table-cell>
          <table:table-cell table:style-name="ce4" office:value-type="float" office:value="0.688802543270929" calcext:value-type="float">
            <text:p>,,,</text:p>
          </table:table-cell>
          <table:table-cell table:style-name="ce4" office:value-type="float" office:value="0.687036382903568" calcext:value-type="float">
            <text:p>,,,</text:p>
          </table:table-cell>
          <table:table-cell table:style-name="ce4" office:value-type="float" office:value="0.635817732250088" calcext:value-type="float">
            <text:p>,,,</text:p>
          </table:table-cell>
          <table:table-cell table:style-name="ce4" office:value-type="float" office:value="0.545743553514659" calcext:value-type="float">
            <text:p>,,,</text:p>
          </table:table-cell>
          <table:table-cell table:style-name="ce4" office:value-type="float" office:value="0.409749205227835" calcext:value-type="float">
            <text:p>,,,</text:p>
          </table:table-cell>
          <table:table-cell table:style-name="ce4" office:value-type="float" office:value="0.31261038502296" calcext:value-type="float">
            <text:p>,,,</text:p>
          </table:table-cell>
          <table:table-cell table:style-name="ce4" office:value-type="float" office:value="0.178382197103497" calcext:value-type="float">
            <text:p>,,,</text:p>
          </table:table-cell>
        </table:table-row>
        <table:table-row table:style-name="ro1">
          <table:table-cell office:value-type="string" calcext:value-type="string">
            <text:p>TopDB_20_flanklength_flankclashTrue.csv </text:p>
          </table:table-cell>
          <table:table-cell office:value-type="string" calcext:value-type="string">
            <text:p><text:s/>multipass </text:p>
          </table:table-cell>
          <table:table-cell office:value-type="string" calcext:value-type="string">
            <text:p><text:s/>V </text:p>
          </table:table-cell>
          <table:table-cell office:value-type="float" office:value="55849" calcext:value-type="float">
            <text:p>55849</text:p>
          </table:table-cell>
          <table:table-cell/>
          <table:table-cell table:style-name="ce4" office:value-type="float" office:value="0.219603642206749" calcext:value-type="float">
            <text:p>,,,</text:p>
          </table:table-cell>
          <table:table-cell table:style-name="ce4" office:value-type="float" office:value="0.405284770576683" calcext:value-type="float">
            <text:p>,,,</text:p>
          </table:table-cell>
          <table:table-cell table:style-name="ce4" office:value-type="float" office:value="0.453490448134262" calcext:value-type="float">
            <text:p>,,,</text:p>
          </table:table-cell>
          <table:table-cell table:style-name="ce4" office:value-type="float" office:value="0.598107480806999" calcext:value-type="float">
            <text:p>,,,</text:p>
          </table:table-cell>
          <table:table-cell table:style-name="ce4" office:value-type="float" office:value="0.676664881271202" calcext:value-type="float">
            <text:p>,,,</text:p>
          </table:table-cell>
          <table:table-cell table:style-name="ce4" office:value-type="float" office:value="0.74093911801464" calcext:value-type="float">
            <text:p>,,,</text:p>
          </table:table-cell>
          <table:table-cell table:style-name="ce4" office:value-type="float" office:value="0.715943581503303" calcext:value-type="float">
            <text:p>,,,</text:p>
          </table:table-cell>
          <table:table-cell table:style-name="ce4" office:value-type="float" office:value="0.830208891269416" calcext:value-type="float">
            <text:p>,,,</text:p>
          </table:table-cell>
          <table:table-cell table:style-name="ce4" office:value-type="float" office:value="0.84449205499018" calcext:value-type="float">
            <text:p>,,,</text:p>
          </table:table-cell>
          <table:table-cell table:style-name="ce4" office:value-type="float" office:value="0.890912337082664" calcext:value-type="float">
            <text:p>,,,</text:p>
          </table:table-cell>
          <table:table-cell table:style-name="ce4" office:value-type="float" office:value="0.946259596500625" calcext:value-type="float">
            <text:p>,,,</text:p>
          </table:table-cell>
          <table:table-cell table:style-name="ce4" office:value-type="float" office:value="0.956971969291198" calcext:value-type="float">
            <text:p>,,,</text:p>
          </table:table-cell>
          <table:table-cell table:style-name="ce4" office:value-type="float" office:value="1.09623281556865" calcext:value-type="float">
            <text:p>,,,</text:p>
          </table:table-cell>
          <table:table-cell table:style-name="ce4" office:value-type="float" office:value="1.12479914301018" calcext:value-type="float">
            <text:p>,,,</text:p>
          </table:table-cell>
          <table:table-cell table:style-name="ce4" office:value-type="float" office:value="1.28727013033387" calcext:value-type="float">
            <text:p>,,,</text:p>
          </table:table-cell>
          <table:table-cell table:style-name="ce4" office:value-type="float" office:value="1.3551151580075" calcext:value-type="float">
            <text:p>,,,</text:p>
          </table:table-cell>
          <table:table-cell table:style-name="ce4" office:value-type="float" office:value="1.49794679521514" calcext:value-type="float">
            <text:p>,,,</text:p>
          </table:table-cell>
          <table:table-cell table:style-name="ce4" office:value-type="float" office:value="1.46223888591323" calcext:value-type="float">
            <text:p>,,,</text:p>
          </table:table-cell>
          <table:table-cell table:style-name="ce4" office:value-type="float" office:value="1.50508837707552" calcext:value-type="float">
            <text:p>,,,</text:p>
          </table:table-cell>
          <table:table-cell table:style-name="ce4" office:value-type="float" office:value="1.48009284056418" calcext:value-type="float">
            <text:p>,,,</text:p>
          </table:table-cell>
          <table:table-cell table:style-name="ce4" office:value-type="float" office:value="2.3513658275308" calcext:value-type="float">
            <text:p>,,,</text:p>
          </table:table-cell>
          <table:table-cell table:style-name="ce4" office:value-type="float" office:value="2.45670415997143" calcext:value-type="float">
            <text:p>,,,</text:p>
          </table:table-cell>
          <table:table-cell table:style-name="ce4" office:value-type="float" office:value="2.61381896089984" calcext:value-type="float">
            <text:p>,,,</text:p>
          </table:table-cell>
          <table:table-cell table:style-name="ce4" office:value-type="float" office:value="2.76379217996786" calcext:value-type="float">
            <text:p>,,,</text:p>
          </table:table-cell>
          <table:table-cell table:style-name="ce4" office:value-type="float" office:value="2.86198893054812" calcext:value-type="float">
            <text:p>,,,</text:p>
          </table:table-cell>
          <table:table-cell table:style-name="ce4" office:value-type="float" office:value="2.96197107659347" calcext:value-type="float">
            <text:p>,,,</text:p>
          </table:table-cell>
          <table:table-cell table:style-name="ce4" office:value-type="float" office:value="2.95661489019818" calcext:value-type="float">
            <text:p>,,,</text:p>
          </table:table-cell>
          <table:table-cell table:style-name="ce4" office:value-type="float" office:value="3.05302624531334" calcext:value-type="float">
            <text:p>,,,</text:p>
          </table:table-cell>
          <table:table-cell table:style-name="ce4" office:value-type="float" office:value="3.2262096054276" calcext:value-type="float">
            <text:p>,,,</text:p>
          </table:table-cell>
          <table:table-cell table:style-name="ce4" office:value-type="float" office:value="3.19585788252098" calcext:value-type="float">
            <text:p>,,,</text:p>
          </table:table-cell>
          <table:table-cell table:style-name="ce4" office:value-type="float" office:value="3.32083556507766" calcext:value-type="float">
            <text:p>,,,</text:p>
          </table:table-cell>
          <table:table-cell table:style-name="ce4" office:value-type="float" office:value="3.15836457775397" calcext:value-type="float">
            <text:p>,,,</text:p>
          </table:table-cell>
          <table:table-cell table:style-name="ce4" office:value-type="float" office:value="3.36725584717015" calcext:value-type="float">
            <text:p>,,,</text:p>
          </table:table-cell>
          <table:table-cell table:style-name="ce4" office:value-type="float" office:value="3.23335118728798" calcext:value-type="float">
            <text:p>,,,</text:p>
          </table:table-cell>
          <table:table-cell table:style-name="ce4" office:value-type="float" office:value="2.95840028566327" calcext:value-type="float">
            <text:p>,,,</text:p>
          </table:table-cell>
          <table:table-cell table:style-name="ce4" office:value-type="float" office:value="2.94233172647741" calcext:value-type="float">
            <text:p>,,,</text:p>
          </table:table-cell>
          <table:table-cell table:style-name="ce4" office:value-type="float" office:value="2.87270130333869" calcext:value-type="float">
            <text:p>,,,</text:p>
          </table:table-cell>
          <table:table-cell table:style-name="ce4" office:value-type="float" office:value="2.76736297089805" calcext:value-type="float">
            <text:p>,,,</text:p>
          </table:table-cell>
          <table:table-cell table:style-name="ce4" office:value-type="float" office:value="2.72986966613105" calcext:value-type="float">
            <text:p>,,,</text:p>
          </table:table-cell>
          <table:table-cell table:style-name="ce4" office:value-type="float" office:value="2.47634351008748" calcext:value-type="float">
            <text:p>,,,</text:p>
          </table:table-cell>
          <table:table-cell table:style-name="ce4" office:value-type="float" office:value="2.43885020532048" calcext:value-type="float">
            <text:p>,,,</text:p>
          </table:table-cell>
          <table:table-cell table:style-name="ce4" office:value-type="float" office:value="2.07820032137118" calcext:value-type="float">
            <text:p>,,,</text:p>
          </table:table-cell>
          <table:table-cell table:style-name="ce4" office:value-type="float" office:value="1.60685591858597" calcext:value-type="float">
            <text:p>,,,</text:p>
          </table:table-cell>
          <table:table-cell table:number-columns-repeated="2" table:style-name="ce4" office:value-type="float" office:value="1.53008391358686" calcext:value-type="float">
            <text:p>,,,</text:p>
          </table:table-cell>
          <table:table-cell table:style-name="ce4" office:value-type="float" office:value="1.34975897161221" calcext:value-type="float">
            <text:p>,,,</text:p>
          </table:table-cell>
          <table:table-cell table:style-name="ce4" office:value-type="float" office:value="1.2354936618461" calcext:value-type="float">
            <text:p>,,,</text:p>
          </table:table-cell>
          <table:table-cell table:style-name="ce4" office:value-type="float" office:value="1.20514193893948" calcext:value-type="float">
            <text:p>,,,</text:p>
          </table:table-cell>
          <table:table-cell table:style-name="ce4" office:value-type="float" office:value="1.13372612033565" calcext:value-type="float">
            <text:p>,,,</text:p>
          </table:table-cell>
          <table:table-cell table:style-name="ce4" office:value-type="float" office:value="1.04624174254597" calcext:value-type="float">
            <text:p>,,,</text:p>
          </table:table-cell>
          <table:table-cell table:style-name="ce4" office:value-type="float" office:value="0.965898946616676" calcext:value-type="float">
            <text:p>,,,</text:p>
          </table:table-cell>
          <table:table-cell table:style-name="ce4" office:value-type="float" office:value="0.851633636850562" calcext:value-type="float">
            <text:p>,,,</text:p>
          </table:table-cell>
          <table:table-cell table:style-name="ce4" office:value-type="float" office:value="0.812354936618461" calcext:value-type="float">
            <text:p>,,,</text:p>
          </table:table-cell>
          <table:table-cell table:style-name="ce4" office:value-type="float" office:value="0.823067309409034" calcext:value-type="float">
            <text:p>,,,</text:p>
          </table:table-cell>
          <table:table-cell table:style-name="ce4" office:value-type="float" office:value="0.751651490805213" calcext:value-type="float">
            <text:p>,,,</text:p>
          </table:table-cell>
          <table:table-cell table:style-name="ce4" office:value-type="float" office:value="0.724870558828781" calcext:value-type="float">
            <text:p>,,,</text:p>
          </table:table-cell>
          <table:table-cell table:style-name="ce4" office:value-type="float" office:value="0.649883949294769" calcext:value-type="float">
            <text:p>,,,</text:p>
          </table:table-cell>
          <table:table-cell table:style-name="ce4" office:value-type="float" office:value="0.648098553829673" calcext:value-type="float">
            <text:p>,,,</text:p>
          </table:table-cell>
          <table:table-cell table:style-name="ce4" office:value-type="float" office:value="0.458846634529548" calcext:value-type="float">
            <text:p>,,,</text:p>
          </table:table-cell>
          <table:table-cell table:style-name="ce4" office:value-type="float" office:value="0.323156579182289" calcext:value-type="float">
            <text:p>,,,</text:p>
          </table:table-cell>
          <table:table-cell table:style-name="ce4" office:value-type="float" office:value="0.192822710230316" calcext:value-type="float">
            <text:p>,,,</text:p>
          </table:table-cell>
        </table:table-row>
        <table:table-row table:style-name="ro1">
          <table:table-cell office:value-type="string" calcext:value-type="string">
            <text:p>TopDB_20_flanklength_flankclashTrue.csv </text:p>
          </table:table-cell>
          <table:table-cell office:value-type="string" calcext:value-type="string">
            <text:p><text:s/>multipass </text:p>
          </table:table-cell>
          <table:table-cell office:value-type="string" calcext:value-type="string">
            <text:p><text:s/>L </text:p>
          </table:table-cell>
          <table:table-cell office:value-type="float" office:value="91663" calcext:value-type="float">
            <text:p>91663</text:p>
          </table:table-cell>
          <table:table-cell/>
          <table:table-cell table:style-name="ce4" office:value-type="float" office:value="0.229587395543175" calcext:value-type="float">
            <text:p>,,,</text:p>
          </table:table-cell>
          <table:table-cell table:style-name="ce4" office:value-type="float" office:value="0.347101323119777" calcext:value-type="float">
            <text:p>,,,</text:p>
          </table:table-cell>
          <table:table-cell table:style-name="ce4" office:value-type="float" office:value="0.446117688022284" calcext:value-type="float">
            <text:p>,,,</text:p>
          </table:table-cell>
          <table:table-cell table:style-name="ce4" office:value-type="float" office:value="0.616948119777159" calcext:value-type="float">
            <text:p>,,,</text:p>
          </table:table-cell>
          <table:table-cell table:style-name="ce4" office:value-type="float" office:value="0.712700208913649" calcext:value-type="float">
            <text:p>,,,</text:p>
          </table:table-cell>
          <table:table-cell table:style-name="ce4" office:value-type="float" office:value="0.756223885793872" calcext:value-type="float">
            <text:p>,,,</text:p>
          </table:table-cell>
          <table:table-cell table:style-name="ce4" office:value-type="float" office:value="0.796483286908078" calcext:value-type="float">
            <text:p>,,,</text:p>
          </table:table-cell>
          <table:table-cell table:style-name="ce4" office:value-type="float" office:value="0.854152158774373" calcext:value-type="float">
            <text:p>,,,</text:p>
          </table:table-cell>
          <table:table-cell table:style-name="ce4" office:value-type="float" office:value="1.0151897632312" calcext:value-type="float">
            <text:p>,,,</text:p>
          </table:table-cell>
          <table:table-cell table:style-name="ce4" office:value-type="float" office:value="0.960785167130919" calcext:value-type="float">
            <text:p>,,,</text:p>
          </table:table-cell>
          <table:table-cell table:style-name="ce4" office:value-type="float" office:value="1.05109679665738" calcext:value-type="float">
            <text:p>,,,</text:p>
          </table:table-cell>
          <table:table-cell table:style-name="ce4" office:value-type="float" office:value="1.07285863509749" calcext:value-type="float">
            <text:p>,,,</text:p>
          </table:table-cell>
          <table:table-cell table:style-name="ce4" office:value-type="float" office:value="1.15772980501393" calcext:value-type="float">
            <text:p>,,,</text:p>
          </table:table-cell>
          <table:table-cell table:style-name="ce4" office:value-type="float" office:value="1.2295438718663" calcext:value-type="float">
            <text:p>,,,</text:p>
          </table:table-cell>
          <table:table-cell table:style-name="ce4" office:value-type="float" office:value="1.27415564066852" calcext:value-type="float">
            <text:p>,,,</text:p>
          </table:table-cell>
          <table:table-cell table:style-name="ce4" office:value-type="float" office:value="1.29918175487465" calcext:value-type="float">
            <text:p>,,,</text:p>
          </table:table-cell>
          <table:table-cell table:style-name="ce4" office:value-type="float" office:value="1.4264885097493" calcext:value-type="float">
            <text:p>,,,</text:p>
          </table:table-cell>
          <table:table-cell table:style-name="ce4" office:value-type="float" office:value="1.54944289693593" calcext:value-type="float">
            <text:p>,,,</text:p>
          </table:table-cell>
          <table:table-cell table:style-name="ce4" office:value-type="float" office:value="1.57120473537604" calcext:value-type="float">
            <text:p>,,,</text:p>
          </table:table-cell>
          <table:table-cell table:style-name="ce4" office:value-type="float" office:value="1.58099756267409" calcext:value-type="float">
            <text:p>,,,</text:p>
          </table:table-cell>
          <table:table-cell table:style-name="ce4" office:value-type="float" office:value="2.44820682451253" calcext:value-type="float">
            <text:p>,,,</text:p>
          </table:table-cell>
          <table:table-cell table:style-name="ce4" office:value-type="float" office:value="2.6375348189415" calcext:value-type="float">
            <text:p>,,,</text:p>
          </table:table-cell>
          <table:table-cell table:style-name="ce4" office:value-type="float" office:value="2.78333913649025" calcext:value-type="float">
            <text:p>,,,</text:p>
          </table:table-cell>
          <table:table-cell table:style-name="ce4" office:value-type="float" office:value="2.98137186629526" calcext:value-type="float">
            <text:p>,,,</text:p>
          </table:table-cell>
          <table:table-cell table:style-name="ce4" office:value-type="float" office:value="2.96287430362117" calcext:value-type="float">
            <text:p>,,,</text:p>
          </table:table-cell>
          <table:table-cell table:style-name="ce4" office:value-type="float" office:value="3.01075034818941" calcext:value-type="float">
            <text:p>,,,</text:p>
          </table:table-cell>
          <table:table-cell table:style-name="ce4" office:value-type="float" office:value="2.97701949860724" calcext:value-type="float">
            <text:p>,,,</text:p>
          </table:table-cell>
          <table:table-cell table:number-columns-repeated="2" table:style-name="ce4" office:value-type="float" office:value="3.03904073816156" calcext:value-type="float">
            <text:p>,,,</text:p>
          </table:table-cell>
          <table:table-cell table:style-name="ce4" office:value-type="float" office:value="3.09126915041783" calcext:value-type="float">
            <text:p>,,,</text:p>
          </table:table-cell>
          <table:table-cell table:style-name="ce4" office:value-type="float" office:value="2.96505048746518" calcext:value-type="float">
            <text:p>,,,</text:p>
          </table:table-cell>
          <table:table-cell table:style-name="ce4" office:value-type="float" office:value="2.95852193593315" calcext:value-type="float">
            <text:p>,,,</text:p>
          </table:table-cell>
          <table:table-cell table:style-name="ce4" office:value-type="float" office:value="2.99442896935933" calcext:value-type="float">
            <text:p>,,,</text:p>
          </table:table-cell>
          <table:table-cell table:style-name="ce4" office:value-type="float" office:value="2.94655292479109" calcext:value-type="float">
            <text:p>,,,</text:p>
          </table:table-cell>
          <table:table-cell table:style-name="ce4" office:value-type="float" office:value="3.03904073816156" calcext:value-type="float">
            <text:p>,,,</text:p>
          </table:table-cell>
          <table:table-cell table:style-name="ce4" office:value-type="float" office:value="2.99769324512535" calcext:value-type="float">
            <text:p>,,,</text:p>
          </table:table-cell>
          <table:table-cell table:style-name="ce4" office:value-type="float" office:value="2.99660515320334" calcext:value-type="float">
            <text:p>,,,</text:p>
          </table:table-cell>
          <table:table-cell table:style-name="ce4" office:value-type="float" office:value="2.78007486072423" calcext:value-type="float">
            <text:p>,,,</text:p>
          </table:table-cell>
          <table:table-cell table:style-name="ce4" office:value-type="float" office:value="2.78333913649025" calcext:value-type="float">
            <text:p>,,,</text:p>
          </table:table-cell>
          <table:table-cell table:style-name="ce4" office:value-type="float" office:value="2.53416608635097" calcext:value-type="float">
            <text:p>,,,</text:p>
          </table:table-cell>
          <table:table-cell table:style-name="ce4" office:value-type="float" office:value="2.35680710306407" calcext:value-type="float">
            <text:p>,,,</text:p>
          </table:table-cell>
          <table:table-cell table:style-name="ce4" office:value-type="float" office:value="2.00861768802228" calcext:value-type="float">
            <text:p>,,,</text:p>
          </table:table-cell>
          <table:table-cell table:style-name="ce4" office:value-type="float" office:value="1.6604282729805" calcext:value-type="float">
            <text:p>,,,</text:p>
          </table:table-cell>
          <table:table-cell table:style-name="ce4" office:value-type="float" office:value="1.60928795264624" calcext:value-type="float">
            <text:p>,,,</text:p>
          </table:table-cell>
          <table:table-cell table:style-name="ce4" office:value-type="float" office:value="1.51571204735376" calcext:value-type="float">
            <text:p>,,,</text:p>
          </table:table-cell>
          <table:table-cell table:style-name="ce4" office:value-type="float" office:value="1.27197945682451" calcext:value-type="float">
            <text:p>,,,</text:p>
          </table:table-cell>
          <table:table-cell table:style-name="ce4" office:value-type="float" office:value="1.32311977715877" calcext:value-type="float">
            <text:p>,,,</text:p>
          </table:table-cell>
          <table:table-cell table:style-name="ce4" office:value-type="float" office:value="1.20125348189415" calcext:value-type="float">
            <text:p>,,,</text:p>
          </table:table-cell>
          <table:table-cell table:style-name="ce4" office:value-type="float" office:value="1.1131180362117" calcext:value-type="float">
            <text:p>,,,</text:p>
          </table:table-cell>
          <table:table-cell table:style-name="ce4" office:value-type="float" office:value="1.0151897632312" calcext:value-type="float">
            <text:p>,,,</text:p>
          </table:table-cell>
          <table:table-cell table:style-name="ce4" office:value-type="float" office:value="0.944463788300835" calcext:value-type="float">
            <text:p>,,,</text:p>
          </table:table-cell>
          <table:table-cell table:style-name="ce4" office:value-type="float" office:value="0.893323467966574" calcext:value-type="float">
            <text:p>,,,</text:p>
          </table:table-cell>
          <table:table-cell table:style-name="ce4" office:value-type="float" office:value="0.830214136490251" calcext:value-type="float">
            <text:p>,,,</text:p>
          </table:table-cell>
          <table:table-cell table:style-name="ce4" office:value-type="float" office:value="0.772545264623955" calcext:value-type="float">
            <text:p>,,,</text:p>
          </table:table-cell>
          <table:table-cell table:style-name="ce4" office:value-type="float" office:value="0.672440807799443" calcext:value-type="float">
            <text:p>,,,</text:p>
          </table:table-cell>
          <table:table-cell table:style-name="ce4" office:value-type="float" office:value="0.631093314763231" calcext:value-type="float">
            <text:p>,,,</text:p>
          </table:table-cell>
          <table:table-cell table:style-name="ce4" office:value-type="float" office:value="0.585393454038997" calcext:value-type="float">
            <text:p>,,,</text:p>
          </table:table-cell>
          <table:table-cell table:style-name="ce4" office:value-type="float" office:value="0.490729456824512" calcext:value-type="float">
            <text:p>,,,</text:p>
          </table:table-cell>
          <table:table-cell table:style-name="ce4" office:value-type="float" office:value="0.404770194986072" calcext:value-type="float">
            <text:p>,,,</text:p>
          </table:table-cell>
          <table:table-cell table:style-name="ce4" office:value-type="float" office:value="0.313370473537604" calcext:value-type="float">
            <text:p>,,,</text:p>
          </table:table-cell>
          <table:table-cell table:style-name="ce4" office:value-type="float" office:value="0.210001740947075" calcext:value-type="float">
            <text:p>,,,</text:p>
          </table:table-cell>
        </table:table-row>
        <table:table-row table:style-name="ro1">
          <table:table-cell office:value-type="string" calcext:value-type="string">
            <text:p>TopDB_20_flanklength_flankclashTrue.csv </text:p>
          </table:table-cell>
          <table:table-cell office:value-type="string" calcext:value-type="string">
            <text:p><text:s/>multipass </text:p>
          </table:table-cell>
          <table:table-cell office:value-type="string" calcext:value-type="string">
            <text:p><text:s/>F </text:p>
          </table:table-cell>
          <table:table-cell office:value-type="float" office:value="48242" calcext:value-type="float">
            <text:p>48242</text:p>
          </table:table-cell>
          <table:table-cell/>
          <table:table-cell table:style-name="ce4" office:value-type="float" office:value="0.169544091801923" calcext:value-type="float">
            <text:p>,,,</text:p>
          </table:table-cell>
          <table:table-cell table:style-name="ce4" office:value-type="float" office:value="0.266721802956684" calcext:value-type="float">
            <text:p>,,,</text:p>
          </table:table-cell>
          <table:table-cell table:style-name="ce4" office:value-type="float" office:value="0.417657396877908" calcext:value-type="float">
            <text:p>,,,</text:p>
          </table:table-cell>
          <table:table-cell table:style-name="ce4" office:value-type="float" office:value="0.560322547296599" calcext:value-type="float">
            <text:p>,,,</text:p>
          </table:table-cell>
          <table:table-cell table:style-name="ce4" office:value-type="float" office:value="0.58720148867983" calcext:value-type="float">
            <text:p>,,,</text:p>
          </table:table-cell>
          <table:table-cell table:style-name="ce4" office:value-type="float" office:value="0.653365036700093" calcext:value-type="float">
            <text:p>,,,</text:p>
          </table:table-cell>
          <table:table-cell table:style-name="ce4" office:value-type="float" office:value="0.678176367207692" calcext:value-type="float">
            <text:p>,,,</text:p>
          </table:table-cell>
          <table:table-cell table:style-name="ce4" office:value-type="float" office:value="0.75467796960612" calcext:value-type="float">
            <text:p>,,,</text:p>
          </table:table-cell>
          <table:table-cell table:style-name="ce4" office:value-type="float" office:value="0.802233019745684" calcext:value-type="float">
            <text:p>,,,</text:p>
          </table:table-cell>
          <table:table-cell table:style-name="ce4" office:value-type="float" office:value="0.818773906750749" calcext:value-type="float">
            <text:p>,,,</text:p>
          </table:table-cell>
          <table:table-cell table:style-name="ce4" office:value-type="float" office:value="0.868396567765946" calcext:value-type="float">
            <text:p>,,,</text:p>
          </table:table-cell>
          <table:table-cell table:style-name="ce4" office:value-type="float" office:value="0.887005065646645" calcext:value-type="float">
            <text:p>,,,</text:p>
          </table:table-cell>
          <table:table-cell table:style-name="ce4" office:value-type="float" office:value="0.975912333298873" calcext:value-type="float">
            <text:p>,,,</text:p>
          </table:table-cell>
          <table:table-cell table:style-name="ce4" office:value-type="float" office:value="1.12478031634446" calcext:value-type="float">
            <text:p>,,,</text:p>
          </table:table-cell>
          <table:table-cell table:style-name="ce4" office:value-type="float" office:value="1.26537785588752" calcext:value-type="float">
            <text:p>,,,</text:p>
          </table:table-cell>
          <table:table-cell table:style-name="ce4" office:value-type="float" office:value="1.44319239119198" calcext:value-type="float">
            <text:p>,,,</text:p>
          </table:table-cell>
          <table:table-cell table:style-name="ce4" office:value-type="float" office:value="1.51762638271477" calcext:value-type="float">
            <text:p>,,,</text:p>
          </table:table-cell>
          <table:table-cell table:style-name="ce4" office:value-type="float" office:value="1.58378993073504" calcext:value-type="float">
            <text:p>,,,</text:p>
          </table:table-cell>
          <table:table-cell table:style-name="ce4" office:value-type="float" office:value="1.66649436576036" calcext:value-type="float">
            <text:p>,,,</text:p>
          </table:table-cell>
          <table:table-cell table:style-name="ce4" office:value-type="float" office:value="1.79055101829836" calcext:value-type="float">
            <text:p>,,,</text:p>
          </table:table-cell>
          <table:table-cell table:style-name="ce4" office:value-type="float" office:value="2.39015817223199" calcext:value-type="float">
            <text:p>,,,</text:p>
          </table:table-cell>
          <table:table-cell table:style-name="ce4" office:value-type="float" office:value="2.61552775767601" calcext:value-type="float">
            <text:p>,,,</text:p>
          </table:table-cell>
          <table:table-cell table:style-name="ce4" office:value-type="float" office:value="2.76232812984596" calcext:value-type="float">
            <text:p>,,,</text:p>
          </table:table-cell>
          <table:table-cell table:style-name="ce4" office:value-type="float" office:value="2.89672283676212" calcext:value-type="float">
            <text:p>,,,</text:p>
          </table:table-cell>
          <table:table-cell table:style-name="ce4" office:value-type="float" office:value="2.86364106275199" calcext:value-type="float">
            <text:p>,,,</text:p>
          </table:table-cell>
          <table:table-cell table:style-name="ce4" office:value-type="float" office:value="2.92773699989662" calcext:value-type="float">
            <text:p>,,,</text:p>
          </table:table-cell>
          <table:table-cell table:style-name="ce4" office:value-type="float" office:value="2.83676212136876" calcext:value-type="float">
            <text:p>,,,</text:p>
          </table:table-cell>
          <table:table-cell table:style-name="ce4" office:value-type="float" office:value="2.86570867362762" calcext:value-type="float">
            <text:p>,,,</text:p>
          </table:table-cell>
          <table:table-cell table:style-name="ce4" office:value-type="float" office:value="3.03525276542955" calcext:value-type="float">
            <text:p>,,,</text:p>
          </table:table-cell>
          <table:table-cell table:style-name="ce4" office:value-type="float" office:value="2.83055928874186" calcext:value-type="float">
            <text:p>,,,</text:p>
          </table:table-cell>
          <table:table-cell table:style-name="ce4" office:value-type="float" office:value="2.99183293704125" calcext:value-type="float">
            <text:p>,,,</text:p>
          </table:table-cell>
          <table:table-cell table:style-name="ce4" office:value-type="float" office:value="3.01871187842448" calcext:value-type="float">
            <text:p>,,,</text:p>
          </table:table-cell>
          <table:table-cell table:style-name="ce4" office:value-type="float" office:value="2.93600744339915" calcext:value-type="float">
            <text:p>,,,</text:p>
          </table:table-cell>
          <table:table-cell table:style-name="ce4" office:value-type="float" office:value="2.92980461077225" calcext:value-type="float">
            <text:p>,,,</text:p>
          </table:table-cell>
          <table:table-cell table:style-name="ce4" office:value-type="float" office:value="2.79127468210483" calcext:value-type="float">
            <text:p>,,,</text:p>
          </table:table-cell>
          <table:table-cell table:style-name="ce4" office:value-type="float" office:value="2.95254833040422" calcext:value-type="float">
            <text:p>,,,</text:p>
          </table:table-cell>
          <table:table-cell table:style-name="ce4" office:value-type="float" office:value="2.95668355215548" calcext:value-type="float">
            <text:p>,,,</text:p>
          </table:table-cell>
          <table:table-cell table:style-name="ce4" office:value-type="float" office:value="3.10141631344981" calcext:value-type="float">
            <text:p>,,,</text:p>
          </table:table-cell>
          <table:table-cell table:style-name="ce4" office:value-type="float" office:value="3.01250904579758" calcext:value-type="float">
            <text:p>,,,</text:p>
          </table:table-cell>
          <table:table-cell table:style-name="ce4" office:value-type="float" office:value="2.85950584100072" calcext:value-type="float">
            <text:p>,,,</text:p>
          </table:table-cell>
          <table:table-cell table:style-name="ce4" office:value-type="float" office:value="2.61139253592474" calcext:value-type="float">
            <text:p>,,,</text:p>
          </table:table-cell>
          <table:table-cell table:style-name="ce4" office:value-type="float" office:value="2.23301974568386" calcext:value-type="float">
            <text:p>,,,</text:p>
          </table:table-cell>
          <table:table-cell table:style-name="ce4" office:value-type="float" office:value="1.88359350770185" calcext:value-type="float">
            <text:p>,,,</text:p>
          </table:table-cell>
          <table:table-cell table:style-name="ce4" office:value-type="float" office:value="1.73059030290499" calcext:value-type="float">
            <text:p>,,,</text:p>
          </table:table-cell>
          <table:table-cell table:style-name="ce4" office:value-type="float" office:value="1.62927736999897" calcext:value-type="float">
            <text:p>,,,</text:p>
          </table:table-cell>
          <table:table-cell table:style-name="ce4" office:value-type="float" office:value="1.57138426548124" calcext:value-type="float">
            <text:p>,,,</text:p>
          </table:table-cell>
          <table:table-cell table:style-name="ce4" office:value-type="float" office:value="1.36669078879355" calcext:value-type="float">
            <text:p>,,,</text:p>
          </table:table-cell>
          <table:table-cell table:style-name="ce4" office:value-type="float" office:value="1.20334952961853" calcext:value-type="float">
            <text:p>,,,</text:p>
          </table:table-cell>
          <table:table-cell table:style-name="ce4" office:value-type="float" office:value="1.20541714049416" calcext:value-type="float">
            <text:p>,,,</text:p>
          </table:table-cell>
          <table:table-cell table:style-name="ce4" office:value-type="float" office:value="1.04414349219477" calcext:value-type="float">
            <text:p>,,,</text:p>
          </table:table-cell>
          <table:table-cell table:style-name="ce4" office:value-type="float" office:value="1.01106171818464" calcext:value-type="float">
            <text:p>,,,</text:p>
          </table:table-cell>
          <table:table-cell table:style-name="ce4" office:value-type="float" office:value="0.942830559288742" calcext:value-type="float">
            <text:p>,,,</text:p>
          </table:table-cell>
          <table:table-cell table:style-name="ce4" office:value-type="float" office:value="0.901478341776078" calcext:value-type="float">
            <text:p>,,,</text:p>
          </table:table-cell>
          <table:table-cell table:style-name="ce4" office:value-type="float" office:value="0.748475136979221" calcext:value-type="float">
            <text:p>,,,</text:p>
          </table:table-cell>
          <table:table-cell table:style-name="ce4" office:value-type="float" office:value="0.665770701953892" calcext:value-type="float">
            <text:p>,,,</text:p>
          </table:table-cell>
          <table:table-cell table:style-name="ce4" office:value-type="float" office:value="0.612012819187429" calcext:value-type="float">
            <text:p>,,,</text:p>
          </table:table-cell>
          <table:table-cell table:style-name="ce4" office:value-type="float" office:value="0.564457769047865" calcext:value-type="float">
            <text:p>,,,</text:p>
          </table:table-cell>
          <table:table-cell table:style-name="ce4" office:value-type="float" office:value="0.448671560012406" calcext:value-type="float">
            <text:p>,,,</text:p>
          </table:table-cell>
          <table:table-cell table:style-name="ce4" office:value-type="float" office:value="0.450739170888039" calcext:value-type="float">
            <text:p>,,,</text:p>
          </table:table-cell>
          <table:table-cell table:style-name="ce4" office:value-type="float" office:value="0.287397911713016" calcext:value-type="float">
            <text:p>,,,</text:p>
          </table:table-cell>
          <table:table-cell table:style-name="ce4" office:value-type="float" office:value="0.227437196319653" calcext:value-type="float">
            <text:p>,,,</text:p>
          </table:table-cell>
        </table:table-row>
        <table:table-row table:style-name="ro1">
          <table:table-cell office:value-type="string" calcext:value-type="string">
            <text:p>TopDB_20_flanklength_flankclashTrue.csv </text:p>
          </table:table-cell>
          <table:table-cell office:value-type="string" calcext:value-type="string">
            <text:p><text:s/>multipass </text:p>
          </table:table-cell>
          <table:table-cell office:value-type="string" calcext:value-type="string">
            <text:p><text:s/>C </text:p>
          </table:table-cell>
          <table:table-cell office:value-type="float" office:value="11146" calcext:value-type="float">
            <text:p>11146</text:p>
          </table:table-cell>
          <table:table-cell/>
          <table:table-cell table:style-name="ce4" office:value-type="float" office:value="0.241243745532523" calcext:value-type="float">
            <text:p>,,,</text:p>
          </table:table-cell>
          <table:table-cell table:style-name="ce4" office:value-type="float" office:value="0.428877769835597" calcext:value-type="float">
            <text:p>,,,</text:p>
          </table:table-cell>
          <table:table-cell table:style-name="ce4" office:value-type="float" office:value="0.571837026447462" calcext:value-type="float">
            <text:p>,,,</text:p>
          </table:table-cell>
          <table:table-cell table:style-name="ce4" office:value-type="float" office:value="0.687991422444603" calcext:value-type="float">
            <text:p>,,,</text:p>
          </table:table-cell>
          <table:table-cell table:style-name="ce4" office:value-type="float" office:value="0.938170121515368" calcext:value-type="float">
            <text:p>,,,</text:p>
          </table:table-cell>
          <table:table-cell table:style-name="ce4" office:value-type="float" office:value="0.875625446747677" calcext:value-type="float">
            <text:p>,,,</text:p>
          </table:table-cell>
          <table:table-cell table:style-name="ce4" office:value-type="float" office:value="1.06325947105075" calcext:value-type="float">
            <text:p>,,,</text:p>
          </table:table-cell>
          <table:table-cell table:style-name="ce4" office:value-type="float" office:value="0.938170121515368" calcext:value-type="float">
            <text:p>,,,</text:p>
          </table:table-cell>
          <table:table-cell table:style-name="ce4" office:value-type="float" office:value="0.768406004288778" calcext:value-type="float">
            <text:p>,,,</text:p>
          </table:table-cell>
          <table:table-cell table:style-name="ce4" office:value-type="float" office:value="0.848820586132952" calcext:value-type="float">
            <text:p>,,,</text:p>
          </table:table-cell>
          <table:table-cell table:style-name="ce4" office:value-type="float" office:value="0.768406004288778" calcext:value-type="float">
            <text:p>,,,</text:p>
          </table:table-cell>
          <table:table-cell table:style-name="ce4" office:value-type="float" office:value="0.848820586132952" calcext:value-type="float">
            <text:p>,,,</text:p>
          </table:table-cell>
          <table:table-cell table:style-name="ce4" office:value-type="float" office:value="1.2240886347391" calcext:value-type="float">
            <text:p>,,,</text:p>
          </table:table-cell>
          <table:table-cell table:style-name="ce4" office:value-type="float" office:value="1.20621872766262" calcext:value-type="float">
            <text:p>,,,</text:p>
          </table:table-cell>
          <table:table-cell table:style-name="ce4" office:value-type="float" office:value="1.09899928520372" calcext:value-type="float">
            <text:p>,,,</text:p>
          </table:table-cell>
          <table:table-cell table:style-name="ce4" office:value-type="float" office:value="1.28663330950679" calcext:value-type="float">
            <text:p>,,,</text:p>
          </table:table-cell>
          <table:table-cell table:style-name="ce4" office:value-type="float" office:value="1.16154395997141" calcext:value-type="float">
            <text:p>,,,</text:p>
          </table:table-cell>
          <table:table-cell table:style-name="ce4" office:value-type="float" office:value="1.78699070764832" calcext:value-type="float">
            <text:p>,,,</text:p>
          </table:table-cell>
          <table:table-cell table:style-name="ce4" office:value-type="float" office:value="1.34024303073624" calcext:value-type="float">
            <text:p>,,,</text:p>
          </table:table-cell>
          <table:table-cell table:style-name="ce4" office:value-type="float" office:value="1.42959256611866" calcext:value-type="float">
            <text:p>,,,</text:p>
          </table:table-cell>
          <table:table-cell table:style-name="ce4" office:value-type="float" office:value="1.9120800571837" calcext:value-type="float">
            <text:p>,,,</text:p>
          </table:table-cell>
          <table:table-cell table:style-name="ce4" office:value-type="float" office:value="2.52859185132237" calcext:value-type="float">
            <text:p>,,,</text:p>
          </table:table-cell>
          <table:table-cell table:style-name="ce4" office:value-type="float" office:value="2.82344531808435" calcext:value-type="float">
            <text:p>,,,</text:p>
          </table:table-cell>
          <table:table-cell table:style-name="ce4" office:value-type="float" office:value="2.89492494639028" calcext:value-type="float">
            <text:p>,,,</text:p>
          </table:table-cell>
          <table:table-cell table:style-name="ce4" office:value-type="float" office:value="2.93959971408149" calcext:value-type="float">
            <text:p>,,,</text:p>
          </table:table-cell>
          <table:table-cell table:style-name="ce4" office:value-type="float" office:value="2.90385989992852" calcext:value-type="float">
            <text:p>,,,</text:p>
          </table:table-cell>
          <table:table-cell table:style-name="ce4" office:value-type="float" office:value="3.31486776268763" calcext:value-type="float">
            <text:p>,,,</text:p>
          </table:table-cell>
          <table:table-cell table:style-name="ce4" office:value-type="float" office:value="3.52037169406719" calcext:value-type="float">
            <text:p>,,,</text:p>
          </table:table-cell>
          <table:table-cell table:style-name="ce4" office:value-type="float" office:value="3.50250178699071" calcext:value-type="float">
            <text:p>,,,</text:p>
          </table:table-cell>
          <table:table-cell table:style-name="ce4" office:value-type="float" office:value="3.35954253037884" calcext:value-type="float">
            <text:p>,,,</text:p>
          </table:table-cell>
          <table:table-cell table:number-columns-repeated="2" table:style-name="ce4" office:value-type="float" office:value="3.94924946390279" calcext:value-type="float">
            <text:p>,,,</text:p>
          </table:table-cell>
          <table:table-cell table:style-name="ce4" office:value-type="float" office:value="3.83309506790565" calcext:value-type="float">
            <text:p>,,,</text:p>
          </table:table-cell>
          <table:table-cell table:style-name="ce4" office:value-type="float" office:value="3.58291636883488" calcext:value-type="float">
            <text:p>,,,</text:p>
          </table:table-cell>
          <table:table-cell table:style-name="ce4" office:value-type="float" office:value="3.4578270192995" calcext:value-type="float">
            <text:p>,,,</text:p>
          </table:table-cell>
          <table:table-cell table:style-name="ce4" office:value-type="float" office:value="3.08255897069335" calcext:value-type="float">
            <text:p>,,,</text:p>
          </table:table-cell>
          <table:table-cell table:style-name="ce4" office:value-type="float" office:value="2.921729807005" calcext:value-type="float">
            <text:p>,,,</text:p>
          </table:table-cell>
          <table:table-cell table:style-name="ce4" office:value-type="float" office:value="2.41243745532523" calcext:value-type="float">
            <text:p>,,,</text:p>
          </table:table-cell>
          <table:table-cell table:style-name="ce4" office:value-type="float" office:value="1.72444603288063" calcext:value-type="float">
            <text:p>,,,</text:p>
          </table:table-cell>
          <table:table-cell table:style-name="ce4" office:value-type="float" office:value="1.8048606147248" calcext:value-type="float">
            <text:p>,,,</text:p>
          </table:table-cell>
          <table:table-cell table:style-name="ce4" office:value-type="float" office:value="1.57255182273052" calcext:value-type="float">
            <text:p>,,,</text:p>
          </table:table-cell>
          <table:table-cell table:style-name="ce4" office:value-type="float" office:value="1.09899928520372" calcext:value-type="float">
            <text:p>,,,</text:p>
          </table:table-cell>
          <table:table-cell table:style-name="ce4" office:value-type="float" office:value="1.00071479628306" calcext:value-type="float">
            <text:p>,,,</text:p>
          </table:table-cell>
          <table:table-cell table:style-name="ce4" office:value-type="float" office:value="1.36704789135097" calcext:value-type="float">
            <text:p>,,,</text:p>
          </table:table-cell>
          <table:table-cell table:style-name="ce4" office:value-type="float" office:value="0.902430307362402" calcext:value-type="float">
            <text:p>,,,</text:p>
          </table:table-cell>
          <table:table-cell table:number-columns-repeated="2" table:style-name="ce4" office:value-type="float" office:value="0.884560400285919" calcext:value-type="float">
            <text:p>,,,</text:p>
          </table:table-cell>
          <table:table-cell table:style-name="ce4" office:value-type="float" office:value="0.750536097212295" calcext:value-type="float">
            <text:p>,,,</text:p>
          </table:table-cell>
          <table:table-cell table:style-name="ce4" office:value-type="float" office:value="0.875625446747677" calcext:value-type="float">
            <text:p>,,,</text:p>
          </table:table-cell>
          <table:table-cell table:style-name="ce4" office:value-type="float" office:value="1.08112937812723" calcext:value-type="float">
            <text:p>,,,</text:p>
          </table:table-cell>
          <table:table-cell table:style-name="ce4" office:value-type="float" office:value="0.991779842744818" calcext:value-type="float">
            <text:p>,,,</text:p>
          </table:table-cell>
          <table:table-cell table:style-name="ce4" office:value-type="float" office:value="1.17941386704789" calcext:value-type="float">
            <text:p>,,,</text:p>
          </table:table-cell>
          <table:table-cell table:style-name="ce4" office:value-type="float" office:value="1.21515368120086" calcext:value-type="float">
            <text:p>,,,</text:p>
          </table:table-cell>
          <table:table-cell table:style-name="ce4" office:value-type="float" office:value="1.13473909935668" calcext:value-type="float">
            <text:p>,,,</text:p>
          </table:table-cell>
          <table:table-cell table:style-name="ce4" office:value-type="float" office:value="1.05432451751251" calcext:value-type="float">
            <text:p>,,,</text:p>
          </table:table-cell>
          <table:table-cell table:style-name="ce4" office:value-type="float" office:value="0.973909935668334" calcext:value-type="float">
            <text:p>,,,</text:p>
          </table:table-cell>
          <table:table-cell table:style-name="ce4" office:value-type="float" office:value="0.777340957827019" calcext:value-type="float">
            <text:p>,,,</text:p>
          </table:table-cell>
          <table:table-cell table:style-name="ce4" office:value-type="float" office:value="0.72373123659757" calcext:value-type="float">
            <text:p>,,,</text:p>
          </table:table-cell>
          <table:table-cell table:style-name="ce4" office:value-type="float" office:value="0.419942816297355" calcext:value-type="float">
            <text:p>,,,</text:p>
          </table:table-cell>
          <table:table-cell table:style-name="ce4" office:value-type="float" office:value="0.411007862759114" calcext:value-type="float">
            <text:p>,,,</text:p>
          </table:table-cell>
          <table:table-cell table:style-name="ce4" office:value-type="float" office:value="0.357398141529664" calcext:value-type="float">
            <text:p>,,,</text:p>
          </table:table-cell>
        </table:table-row>
        <table:table-row table:style-name="ro1">
          <table:table-cell office:value-type="string" calcext:value-type="string">
            <text:p>TopDB_20_flanklength_flankclashTrue.csv </text:p>
          </table:table-cell>
          <table:table-cell office:value-type="string" calcext:value-type="string">
            <text:p><text:s/>multipass </text:p>
          </table:table-cell>
          <table:table-cell office:value-type="string" calcext:value-type="string">
            <text:p><text:s/>M </text:p>
          </table:table-cell>
          <table:table-cell office:value-type="float" office:value="21752" calcext:value-type="float">
            <text:p>21752</text:p>
          </table:table-cell>
          <table:table-cell/>
          <table:table-cell table:style-name="ce4" office:value-type="float" office:value="0.37103201868902" calcext:value-type="float">
            <text:p>,,,</text:p>
          </table:table-cell>
          <table:table-cell table:style-name="ce4" office:value-type="float" office:value="0.480967431633915" calcext:value-type="float">
            <text:p>,,,</text:p>
          </table:table-cell>
          <table:table-cell table:style-name="ce4" office:value-type="float" office:value="0.508451284870139" calcext:value-type="float">
            <text:p>,,,</text:p>
          </table:table-cell>
          <table:table-cell table:style-name="ce4" office:value-type="float" office:value="0.600064128990885" calcext:value-type="float">
            <text:p>,,,</text:p>
          </table:table-cell>
          <table:table-cell table:style-name="ce4" office:value-type="float" office:value="0.746644679584078" calcext:value-type="float">
            <text:p>,,,</text:p>
          </table:table-cell>
          <table:table-cell table:style-name="ce4" office:value-type="float" office:value="0.879483303559159" calcext:value-type="float">
            <text:p>,,,</text:p>
          </table:table-cell>
          <table:table-cell table:style-name="ce4" office:value-type="float" office:value="1.07645091841876" calcext:value-type="float">
            <text:p>,,,</text:p>
          </table:table-cell>
          <table:table-cell table:style-name="ce4" office:value-type="float" office:value="1.08561220283084" calcext:value-type="float">
            <text:p>,,,</text:p>
          </table:table-cell>
          <table:table-cell table:style-name="ce4" office:value-type="float" office:value="1.1543218359214" calcext:value-type="float">
            <text:p>,,,</text:p>
          </table:table-cell>
          <table:table-cell table:style-name="ce4" office:value-type="float" office:value="1.2779991754844" calcext:value-type="float">
            <text:p>,,,</text:p>
          </table:table-cell>
          <table:table-cell table:style-name="ce4" office:value-type="float" office:value="1.3146443131327" calcext:value-type="float">
            <text:p>,,,</text:p>
          </table:table-cell>
          <table:table-cell table:style-name="ce4" office:value-type="float" office:value="1.24593468004214" calcext:value-type="float">
            <text:p>,,,</text:p>
          </table:table-cell>
          <table:table-cell table:style-name="ce4" office:value-type="float" office:value="1.41083779945948" calcext:value-type="float">
            <text:p>,,,</text:p>
          </table:table-cell>
          <table:table-cell table:style-name="ce4" office:value-type="float" office:value="1.33754752416289" calcext:value-type="float">
            <text:p>,,,</text:p>
          </table:table-cell>
          <table:table-cell table:style-name="ce4" office:value-type="float" office:value="1.70857954285191" calcext:value-type="float">
            <text:p>,,,</text:p>
          </table:table-cell>
          <table:table-cell table:style-name="ce4" office:value-type="float" office:value="1.53909578122853" calcext:value-type="float">
            <text:p>,,,</text:p>
          </table:table-cell>
          <table:table-cell table:style-name="ce4" office:value-type="float" office:value="1.71774082726398" calcext:value-type="float">
            <text:p>,,,</text:p>
          </table:table-cell>
          <table:table-cell table:style-name="ce4" office:value-type="float" office:value="1.9284503687417" calcext:value-type="float">
            <text:p>,,,</text:p>
          </table:table-cell>
          <table:table-cell table:style-name="ce4" office:value-type="float" office:value="2.02464385506848" calcext:value-type="float">
            <text:p>,,,</text:p>
          </table:table-cell>
          <table:table-cell table:style-name="ce4" office:value-type="float" office:value="1.82767624020888" calcext:value-type="float">
            <text:p>,,,</text:p>
          </table:table-cell>
          <table:table-cell table:style-name="ce4" office:value-type="float" office:value="2.25367596537034" calcext:value-type="float">
            <text:p>,,,</text:p>
          </table:table-cell>
          <table:table-cell table:style-name="ce4" office:value-type="float" office:value="2.37735330493335" calcext:value-type="float">
            <text:p>,,,</text:p>
          </table:table-cell>
          <table:table-cell table:style-name="ce4" office:value-type="float" office:value="2.61096605744125" calcext:value-type="float">
            <text:p>,,,</text:p>
          </table:table-cell>
          <table:table-cell table:style-name="ce4" office:value-type="float" office:value="2.74380468141633" calcext:value-type="float">
            <text:p>,,,</text:p>
          </table:table-cell>
          <table:table-cell table:style-name="ce4" office:value-type="float" office:value="2.74838532362237" calcext:value-type="float">
            <text:p>,,,</text:p>
          </table:table-cell>
          <table:table-cell table:style-name="ce4" office:value-type="float" office:value="2.6659337639137" calcext:value-type="float">
            <text:p>,,,</text:p>
          </table:table-cell>
          <table:table-cell table:style-name="ce4" office:value-type="float" office:value="2.52851449773258" calcext:value-type="float">
            <text:p>,,,</text:p>
          </table:table-cell>
          <table:table-cell table:style-name="ce4" office:value-type="float" office:value="2.72548211259219" calcext:value-type="float">
            <text:p>,,,</text:p>
          </table:table-cell>
          <table:table-cell table:style-name="ce4" office:value-type="float" office:value="2.69799825935596" calcext:value-type="float">
            <text:p>,,,</text:p>
          </table:table-cell>
          <table:table-cell table:style-name="ce4" office:value-type="float" office:value="2.54683706655673" calcext:value-type="float">
            <text:p>,,,</text:p>
          </table:table-cell>
          <table:table-cell table:style-name="ce4" office:value-type="float" office:value="2.64303055288351" calcext:value-type="float">
            <text:p>,,,</text:p>
          </table:table-cell>
          <table:table-cell table:style-name="ce4" office:value-type="float" office:value="2.60180477302918" calcext:value-type="float">
            <text:p>,,,</text:p>
          </table:table-cell>
          <table:table-cell table:style-name="ce4" office:value-type="float" office:value="2.72090147038615" calcext:value-type="float">
            <text:p>,,,</text:p>
          </table:table-cell>
          <table:table-cell table:style-name="ce4" office:value-type="float" office:value="2.48728871787825" calcext:value-type="float">
            <text:p>,,,</text:p>
          </table:table-cell>
          <table:table-cell table:style-name="ce4" office:value-type="float" office:value="2.53767578214466" calcext:value-type="float">
            <text:p>,,,</text:p>
          </table:table-cell>
          <table:table-cell table:style-name="ce4" office:value-type="float" office:value="2.55599835096881" calcext:value-type="float">
            <text:p>,,,</text:p>
          </table:table-cell>
          <table:table-cell table:style-name="ce4" office:value-type="float" office:value="2.62470798405936" calcext:value-type="float">
            <text:p>,,,</text:p>
          </table:table-cell>
          <table:table-cell table:style-name="ce4" office:value-type="float" office:value="2.67967569053181" calcext:value-type="float">
            <text:p>,,,</text:p>
          </table:table-cell>
          <table:table-cell table:style-name="ce4" office:value-type="float" office:value="2.53767578214466" calcext:value-type="float">
            <text:p>,,,</text:p>
          </table:table-cell>
          <table:table-cell table:style-name="ce4" office:value-type="float" office:value="2.702578901562" calcext:value-type="float">
            <text:p>,,,</text:p>
          </table:table-cell>
          <table:table-cell table:style-name="ce4" office:value-type="float" office:value="2.29948238743072" calcext:value-type="float">
            <text:p>,,,</text:p>
          </table:table-cell>
          <table:table-cell table:style-name="ce4" office:value-type="float" office:value="2.18496633227979" calcext:value-type="float">
            <text:p>,,,</text:p>
          </table:table-cell>
          <table:table-cell table:style-name="ce4" office:value-type="float" office:value="1.99716000183226" calcext:value-type="float">
            <text:p>,,,</text:p>
          </table:table-cell>
          <table:table-cell table:style-name="ce4" office:value-type="float" office:value="1.74980532270624" calcext:value-type="float">
            <text:p>,,,</text:p>
          </table:table-cell>
          <table:table-cell table:style-name="ce4" office:value-type="float" office:value="1.81393431359077" calcext:value-type="float">
            <text:p>,,,</text:p>
          </table:table-cell>
          <table:table-cell table:style-name="ce4" office:value-type="float" office:value="1.55741835005268" calcext:value-type="float">
            <text:p>,,,</text:p>
          </table:table-cell>
          <table:table-cell table:style-name="ce4" office:value-type="float" office:value="1.32838623975081" calcext:value-type="float">
            <text:p>,,,</text:p>
          </table:table-cell>
          <table:table-cell table:style-name="ce4" office:value-type="float" office:value="1.32380559754478" calcext:value-type="float">
            <text:p>,,,</text:p>
          </table:table-cell>
          <table:table-cell table:style-name="ce4" office:value-type="float" office:value="1.02606385415235" calcext:value-type="float">
            <text:p>,,,</text:p>
          </table:table-cell>
          <table:table-cell table:style-name="ce4" office:value-type="float" office:value="1.09935412944895" calcext:value-type="float">
            <text:p>,,,</text:p>
          </table:table-cell>
          <table:table-cell table:style-name="ce4" office:value-type="float" office:value="1.0077412853282" calcext:value-type="float">
            <text:p>,,,</text:p>
          </table:table-cell>
          <table:table-cell table:style-name="ce4" office:value-type="float" office:value="0.842838165910861" calcext:value-type="float">
            <text:p>,,,</text:p>
          </table:table-cell>
          <table:table-cell table:style-name="ce4" office:value-type="float" office:value="0.96193486326783" calcext:value-type="float">
            <text:p>,,,</text:p>
          </table:table-cell>
          <table:table-cell table:style-name="ce4" office:value-type="float" office:value="0.8107736704686" calcext:value-type="float">
            <text:p>,,,</text:p>
          </table:table-cell>
          <table:table-cell table:style-name="ce4" office:value-type="float" office:value="0.668773762081444" calcext:value-type="float">
            <text:p>,,,</text:p>
          </table:table-cell>
          <table:table-cell table:style-name="ce4" office:value-type="float" office:value="0.645870551051257" calcext:value-type="float">
            <text:p>,,,</text:p>
          </table:table-cell>
          <table:table-cell table:style-name="ce4" office:value-type="float" office:value="0.604644771196922" calcext:value-type="float">
            <text:p>,,,</text:p>
          </table:table-cell>
          <table:table-cell table:style-name="ce4" office:value-type="float" office:value="0.47180614722184" calcext:value-type="float">
            <text:p>,,,</text:p>
          </table:table-cell>
          <table:table-cell table:style-name="ce4" office:value-type="float" office:value="0.403096514131281" calcext:value-type="float">
            <text:p>,,,</text:p>
          </table:table-cell>
          <table:table-cell table:style-name="ce4" office:value-type="float" office:value="0.283999816774312" calcext:value-type="float">
            <text:p>,,,</text:p>
          </table:table-cell>
          <table:table-cell table:style-name="ce4" office:value-type="float" office:value="0.329806238834685" calcext:value-type="float">
            <text:p>,,,</text:p>
          </table:table-cell>
        </table:table-row>
        <table:table-row table:style-name="ro1">
          <table:table-cell office:value-type="string" calcext:value-type="string">
            <text:p>TopDB_20_flanklength_flankclashTrue.csv </text:p>
          </table:table-cell>
          <table:table-cell office:value-type="string" calcext:value-type="string">
            <text:p><text:s/>multipass </text:p>
          </table:table-cell>
          <table:table-cell office:value-type="string" calcext:value-type="string">
            <text:p><text:s/>A </text:p>
          </table:table-cell>
          <table:table-cell office:value-type="float" office:value="59309" calcext:value-type="float">
            <text:p>59309</text:p>
          </table:table-cell>
          <table:table-cell/>
          <table:table-cell table:style-name="ce4" office:value-type="float" office:value="0.274018660166428" calcext:value-type="float">
            <text:p>,,,</text:p>
          </table:table-cell>
          <table:table-cell table:style-name="ce4" office:value-type="float" office:value="0.393376481465916" calcext:value-type="float">
            <text:p>,,,</text:p>
          </table:table-cell>
          <table:table-cell table:style-name="ce4" office:value-type="float" office:value="0.601832394721358" calcext:value-type="float">
            <text:p>,,,</text:p>
          </table:table-cell>
          <table:table-cell table:style-name="ce4" office:value-type="float" office:value="0.754812137513659" calcext:value-type="float">
            <text:p>,,,</text:p>
          </table:table-cell>
          <table:table-cell table:style-name="ce4" office:value-type="float" office:value="0.805245019752879" calcext:value-type="float">
            <text:p>,,,</text:p>
          </table:table-cell>
          <table:table-cell table:style-name="ce4" office:value-type="float" office:value="0.879213247037068" calcext:value-type="float">
            <text:p>,,,</text:p>
          </table:table-cell>
          <table:table-cell table:style-name="ce4" office:value-type="float" office:value="0.973354627216945" calcext:value-type="float">
            <text:p>,,,</text:p>
          </table:table-cell>
          <table:table-cell table:style-name="ce4" office:value-type="float" office:value="0.975035723291586" calcext:value-type="float">
            <text:p>,,,</text:p>
          </table:table-cell>
          <table:table-cell table:style-name="ce4" office:value-type="float" office:value="0.990165587963352" calcext:value-type="float">
            <text:p>,,,</text:p>
          </table:table-cell>
          <table:table-cell table:style-name="ce4" office:value-type="float" office:value="1.13810204253173" calcext:value-type="float">
            <text:p>,,,</text:p>
          </table:table-cell>
          <table:table-cell table:style-name="ce4" office:value-type="float" office:value="1.10952340926284" calcext:value-type="float">
            <text:p>,,,</text:p>
          </table:table-cell>
          <table:table-cell table:style-name="ce4" office:value-type="float" office:value="1.28435740102547" calcext:value-type="float">
            <text:p>,,,</text:p>
          </table:table-cell>
          <table:table-cell table:style-name="ce4" office:value-type="float" office:value="1.20366478944272" calcext:value-type="float">
            <text:p>,,,</text:p>
          </table:table-cell>
          <table:table-cell table:style-name="ce4" office:value-type="float" office:value="1.40875851054888" calcext:value-type="float">
            <text:p>,,,</text:p>
          </table:table-cell>
          <table:table-cell table:style-name="ce4" office:value-type="float" office:value="1.31797932251828" calcext:value-type="float">
            <text:p>,,,</text:p>
          </table:table-cell>
          <table:table-cell table:style-name="ce4" office:value-type="float" office:value="1.4675968731613" calcext:value-type="float">
            <text:p>,,,</text:p>
          </table:table-cell>
          <table:table-cell table:style-name="ce4" office:value-type="float" office:value="1.54492729259477" calcext:value-type="float">
            <text:p>,,,</text:p>
          </table:table-cell>
          <table:table-cell table:style-name="ce4" office:value-type="float" office:value="1.73152895687989" calcext:value-type="float">
            <text:p>,,,</text:p>
          </table:table-cell>
          <table:table-cell table:style-name="ce4" office:value-type="float" office:value="1.74665882155165" calcext:value-type="float">
            <text:p>,,,</text:p>
          </table:table-cell>
          <table:table-cell table:style-name="ce4" office:value-type="float" office:value="1.7735563587459" calcext:value-type="float">
            <text:p>,,,</text:p>
          </table:table-cell>
          <table:table-cell table:style-name="ce4" office:value-type="float" office:value="2.11145666974868" calcext:value-type="float">
            <text:p>,,,</text:p>
          </table:table-cell>
          <table:table-cell table:style-name="ce4" office:value-type="float" office:value="2.23585777927209" calcext:value-type="float">
            <text:p>,,,</text:p>
          </table:table-cell>
          <table:table-cell table:style-name="ce4" office:value-type="float" office:value="2.2694797007649" calcext:value-type="float">
            <text:p>,,,</text:p>
          </table:table-cell>
          <table:table-cell table:style-name="ce4" office:value-type="float" office:value="2.54013616878205" calcext:value-type="float">
            <text:p>,,,</text:p>
          </table:table-cell>
          <table:table-cell table:style-name="ce4" office:value-type="float" office:value="2.46448684542322" calcext:value-type="float">
            <text:p>,,,</text:p>
          </table:table-cell>
          <table:table-cell table:style-name="ce4" office:value-type="float" office:value="2.5838446667227" calcext:value-type="float">
            <text:p>,,,</text:p>
          </table:table-cell>
          <table:table-cell table:style-name="ce4" office:value-type="float" office:value="2.72337564091788" calcext:value-type="float">
            <text:p>,,,</text:p>
          </table:table-cell>
          <table:table-cell table:style-name="ce4" office:value-type="float" office:value="2.71497016054467" calcext:value-type="float">
            <text:p>,,,</text:p>
          </table:table-cell>
          <table:table-cell table:style-name="ce4" office:value-type="float" office:value="2.73850550558964" calcext:value-type="float">
            <text:p>,,,</text:p>
          </table:table-cell>
          <table:table-cell table:style-name="ce4" office:value-type="float" office:value="2.81079263679919" calcext:value-type="float">
            <text:p>,,,</text:p>
          </table:table-cell>
          <table:table-cell table:style-name="ce4" office:value-type="float" office:value="2.95704799529293" calcext:value-type="float">
            <text:p>,,,</text:p>
          </table:table-cell>
          <table:table-cell table:style-name="ce4" office:value-type="float" office:value="2.94696141884509" calcext:value-type="float">
            <text:p>,,,</text:p>
          </table:table-cell>
          <table:table-cell table:style-name="ce4" office:value-type="float" office:value="2.85282003866521" calcext:value-type="float">
            <text:p>,,,</text:p>
          </table:table-cell>
          <table:table-cell table:style-name="ce4" office:value-type="float" office:value="2.99235101286038" calcext:value-type="float">
            <text:p>,,,</text:p>
          </table:table-cell>
          <table:table-cell table:style-name="ce4" office:value-type="float" office:value="2.87971757585946" calcext:value-type="float">
            <text:p>,,,</text:p>
          </table:table-cell>
          <table:table-cell table:style-name="ce4" office:value-type="float" office:value="2.84609565436665" calcext:value-type="float">
            <text:p>,,,</text:p>
          </table:table-cell>
          <table:table-cell table:style-name="ce4" office:value-type="float" office:value="2.68471043120114" calcext:value-type="float">
            <text:p>,,,</text:p>
          </table:table-cell>
          <table:table-cell table:style-name="ce4" office:value-type="float" office:value="2.73850550558964" calcext:value-type="float">
            <text:p>,,,</text:p>
          </table:table-cell>
          <table:table-cell table:style-name="ce4" office:value-type="float" office:value="2.60738001176767" calcext:value-type="float">
            <text:p>,,,</text:p>
          </table:table-cell>
          <table:table-cell table:style-name="ce4" office:value-type="float" office:value="2.5300495923342" calcext:value-type="float">
            <text:p>,,,</text:p>
          </table:table-cell>
          <table:table-cell table:style-name="ce4" office:value-type="float" office:value="2.46953013364714" calcext:value-type="float">
            <text:p>,,,</text:p>
          </table:table-cell>
          <table:table-cell table:style-name="ce4" office:value-type="float" office:value="2.05766159536017" calcext:value-type="float">
            <text:p>,,,</text:p>
          </table:table-cell>
          <table:table-cell table:style-name="ce4" office:value-type="float" office:value="1.91476842901572" calcext:value-type="float">
            <text:p>,,,</text:p>
          </table:table-cell>
          <table:table-cell table:style-name="ce4" office:value-type="float" office:value="1.7651508783727" calcext:value-type="float">
            <text:p>,,,</text:p>
          </table:table-cell>
          <table:table-cell table:style-name="ce4" office:value-type="float" office:value="1.63066319240145" calcext:value-type="float">
            <text:p>,,,</text:p>
          </table:table-cell>
          <table:table-cell table:style-name="ce4" office:value-type="float" office:value="1.51802975540052" calcext:value-type="float">
            <text:p>,,,</text:p>
          </table:table-cell>
          <table:table-cell table:style-name="ce4" office:value-type="float" office:value="1.32134151466756" calcext:value-type="float">
            <text:p>,,,</text:p>
          </table:table-cell>
          <table:table-cell table:style-name="ce4" office:value-type="float" office:value="1.30284945784652" calcext:value-type="float">
            <text:p>,,,</text:p>
          </table:table-cell>
          <table:table-cell table:style-name="ce4" office:value-type="float" office:value="1.16499957972598" calcext:value-type="float">
            <text:p>,,,</text:p>
          </table:table-cell>
          <table:table-cell table:style-name="ce4" office:value-type="float" office:value="1.20870807766664" calcext:value-type="float">
            <text:p>,,,</text:p>
          </table:table-cell>
          <table:table-cell table:style-name="ce4" office:value-type="float" office:value="1.10448012103892" calcext:value-type="float">
            <text:p>,,,</text:p>
          </table:table-cell>
          <table:table-cell table:style-name="ce4" office:value-type="float" office:value="1.01538202908296" calcext:value-type="float">
            <text:p>,,,</text:p>
          </table:table-cell>
          <table:table-cell table:style-name="ce4" office:value-type="float" office:value="0.890980919559553" calcext:value-type="float">
            <text:p>,,,</text:p>
          </table:table-cell>
          <table:table-cell table:style-name="ce4" office:value-type="float" office:value="0.872488862738505" calcext:value-type="float">
            <text:p>,,,</text:p>
          </table:table-cell>
          <table:table-cell table:style-name="ce4" office:value-type="float" office:value="0.771623098260066" calcext:value-type="float">
            <text:p>,,,</text:p>
          </table:table-cell>
          <table:table-cell table:style-name="ce4" office:value-type="float" office:value="0.729595696394049" calcext:value-type="float">
            <text:p>,,,</text:p>
          </table:table-cell>
          <table:table-cell table:style-name="ce4" office:value-type="float" office:value="0.615281163318484" calcext:value-type="float">
            <text:p>,,,</text:p>
          </table:table-cell>
          <table:table-cell table:style-name="ce4" office:value-type="float" office:value="0.616962259393124" calcext:value-type="float">
            <text:p>,,,</text:p>
          </table:table-cell>
          <table:table-cell table:style-name="ce4" office:value-type="float" office:value="0.517777590989325" calcext:value-type="float">
            <text:p>,,,</text:p>
          </table:table-cell>
          <table:table-cell table:style-name="ce4" office:value-type="float" office:value="0.37824661679415" calcext:value-type="float">
            <text:p>,,,</text:p>
          </table:table-cell>
          <table:table-cell table:style-name="ce4" office:value-type="float" office:value="0.235353450449693" calcext:value-type="float">
            <text:p>,,,</text:p>
          </table:table-cell>
        </table:table-row>
        <table:table-row table:style-name="ro1">
          <table:table-cell office:value-type="string" calcext:value-type="string">
            <text:p>TopDB_20_flanklength_flankclashTrue.csv </text:p>
          </table:table-cell>
          <table:table-cell office:value-type="string" calcext:value-type="string">
            <text:p><text:s/>multipass </text:p>
          </table:table-cell>
          <table:table-cell office:value-type="string" calcext:value-type="string">
            <text:p><text:s/>G </text:p>
          </table:table-cell>
          <table:table-cell office:value-type="float" office:value="50761" calcext:value-type="float">
            <text:p>50761</text:p>
          </table:table-cell>
          <table:table-cell/>
          <table:table-cell table:style-name="ce4" office:value-type="float" office:value="0.300583485589674" calcext:value-type="float">
            <text:p>,,,</text:p>
          </table:table-cell>
          <table:table-cell table:style-name="ce4" office:value-type="float" office:value="0.418459362291507" calcext:value-type="float">
            <text:p>,,,</text:p>
          </table:table-cell>
          <table:table-cell table:style-name="ce4" office:value-type="float" office:value="0.485255692422546" calcext:value-type="float">
            <text:p>,,,</text:p>
          </table:table-cell>
          <table:table-cell table:style-name="ce4" office:value-type="float" office:value="0.634565136244867" calcext:value-type="float">
            <text:p>,,,</text:p>
          </table:table-cell>
          <table:table-cell table:style-name="ce4" office:value-type="float" office:value="0.768157796506945" calcext:value-type="float">
            <text:p>,,,</text:p>
          </table:table-cell>
          <table:table-cell table:style-name="ce4" office:value-type="float" office:value="0.807449755407556" calcext:value-type="float">
            <text:p>,,,</text:p>
          </table:table-cell>
          <table:table-cell table:style-name="ce4" office:value-type="float" office:value="0.801555961572464" calcext:value-type="float">
            <text:p>,,,</text:p>
          </table:table-cell>
          <table:table-cell table:style-name="ce4" office:value-type="float" office:value="0.921396436219328" calcext:value-type="float">
            <text:p>,,,</text:p>
          </table:table-cell>
          <table:table-cell table:style-name="ce4" office:value-type="float" office:value="0.870316889648533" calcext:value-type="float">
            <text:p>,,,</text:p>
          </table:table-cell>
          <table:table-cell table:style-name="ce4" office:value-type="float" office:value="1.05695369442644" calcext:value-type="float">
            <text:p>,,,</text:p>
          </table:table-cell>
          <table:table-cell table:style-name="ce4" office:value-type="float" office:value="1.17875876701833" calcext:value-type="float">
            <text:p>,,,</text:p>
          </table:table-cell>
          <table:table-cell table:style-name="ce4" office:value-type="float" office:value="1.11982082866741" calcext:value-type="float">
            <text:p>,,,</text:p>
          </table:table-cell>
          <table:table-cell table:style-name="ce4" office:value-type="float" office:value="1.19840474646864" calcext:value-type="float">
            <text:p>,,,</text:p>
          </table:table-cell>
          <table:table-cell table:style-name="ce4" office:value-type="float" office:value="1.43219190192727" calcext:value-type="float">
            <text:p>,,,</text:p>
          </table:table-cell>
          <table:table-cell table:style-name="ce4" office:value-type="float" office:value="1.43022730398224" calcext:value-type="float">
            <text:p>,,,</text:p>
          </table:table-cell>
          <table:table-cell table:style-name="ce4" office:value-type="float" office:value="1.66204986149584" calcext:value-type="float">
            <text:p>,,,</text:p>
          </table:table-cell>
          <table:table-cell table:style-name="ce4" office:value-type="float" office:value="1.66990825327597" calcext:value-type="float">
            <text:p>,,,</text:p>
          </table:table-cell>
          <table:table-cell table:style-name="ce4" office:value-type="float" office:value="1.8133239032632" calcext:value-type="float">
            <text:p>,,,</text:p>
          </table:table-cell>
          <table:table-cell table:style-name="ce4" office:value-type="float" office:value="1.82314689298835" calcext:value-type="float">
            <text:p>,,,</text:p>
          </table:table-cell>
          <table:table-cell table:style-name="ce4" office:value-type="float" office:value="1.80743010942811" calcext:value-type="float">
            <text:p>,,,</text:p>
          </table:table-cell>
          <table:table-cell table:style-name="ce4" office:value-type="float" office:value="1.92727058407497" calcext:value-type="float">
            <text:p>,,,</text:p>
          </table:table-cell>
          <table:table-cell table:style-name="ce4" office:value-type="float" office:value="2.18266831692894" calcext:value-type="float">
            <text:p>,,,</text:p>
          </table:table-cell>
          <table:table-cell table:style-name="ce4" office:value-type="float" office:value="2.12765957446808" calcext:value-type="float">
            <text:p>,,,</text:p>
          </table:table-cell>
          <table:table-cell table:style-name="ce4" office:value-type="float" office:value="2.2828628121255" calcext:value-type="float">
            <text:p>,,,</text:p>
          </table:table-cell>
          <table:table-cell table:style-name="ce4" office:value-type="float" office:value="2.35948213198169" calcext:value-type="float">
            <text:p>,,,</text:p>
          </table:table-cell>
          <table:table-cell table:style-name="ce4" office:value-type="float" office:value="2.443959843618" calcext:value-type="float">
            <text:p>,,,</text:p>
          </table:table-cell>
          <table:table-cell table:style-name="ce4" office:value-type="float" office:value="2.50093318402389" calcext:value-type="float">
            <text:p>,,,</text:p>
          </table:table-cell>
          <table:table-cell table:style-name="ce4" office:value-type="float" office:value="2.41252627649752" calcext:value-type="float">
            <text:p>,,,</text:p>
          </table:table-cell>
          <table:table-cell table:style-name="ce4" office:value-type="float" office:value="2.54611893675959" calcext:value-type="float">
            <text:p>,,,</text:p>
          </table:table-cell>
          <table:table-cell table:style-name="ce4" office:value-type="float" office:value="2.77990609221823" calcext:value-type="float">
            <text:p>,,,</text:p>
          </table:table-cell>
          <table:table-cell table:style-name="ce4" office:value-type="float" office:value="2.87617139152472" calcext:value-type="float">
            <text:p>,,,</text:p>
          </table:table-cell>
          <table:table-cell table:style-name="ce4" office:value-type="float" office:value="2.90367576275515" calcext:value-type="float">
            <text:p>,,,</text:p>
          </table:table-cell>
          <table:table-cell table:style-name="ce4" office:value-type="float" office:value="2.80741046344866" calcext:value-type="float">
            <text:p>,,,</text:p>
          </table:table-cell>
          <table:table-cell table:style-name="ce4" office:value-type="float" office:value="2.69149918469185" calcext:value-type="float">
            <text:p>,,,</text:p>
          </table:table-cell>
          <table:table-cell table:style-name="ce4" office:value-type="float" office:value="2.79365827783344" calcext:value-type="float">
            <text:p>,,,</text:p>
          </table:table-cell>
          <table:table-cell table:style-name="ce4" office:value-type="float" office:value="2.48325180251861" calcext:value-type="float">
            <text:p>,,,</text:p>
          </table:table-cell>
          <table:table-cell table:style-name="ce4" office:value-type="float" office:value="2.43020765800279" calcext:value-type="float">
            <text:p>,,,</text:p>
          </table:table-cell>
          <table:table-cell table:style-name="ce4" office:value-type="float" office:value="2.49700398813383" calcext:value-type="float">
            <text:p>,,,</text:p>
          </table:table-cell>
          <table:table-cell table:style-name="ce4" office:value-type="float" office:value="2.44003064772794" calcext:value-type="float">
            <text:p>,,,</text:p>
          </table:table-cell>
          <table:table-cell table:style-name="ce4" office:value-type="float" office:value="2.19052670870906" calcext:value-type="float">
            <text:p>,,,</text:p>
          </table:table-cell>
          <table:table-cell table:style-name="ce4" office:value-type="float" office:value="2.29465039979568" calcext:value-type="float">
            <text:p>,,,</text:p>
          </table:table-cell>
          <table:table-cell table:style-name="ce4" office:value-type="float" office:value="2.22785406966464" calcext:value-type="float">
            <text:p>,,,</text:p>
          </table:table-cell>
          <table:table-cell table:style-name="ce4" office:value-type="float" office:value="2.15909314158857" calcext:value-type="float">
            <text:p>,,,</text:p>
          </table:table-cell>
          <table:table-cell table:style-name="ce4" office:value-type="float" office:value="2.2573230388401" calcext:value-type="float">
            <text:p>,,,</text:p>
          </table:table-cell>
          <table:table-cell table:style-name="ce4" office:value-type="float" office:value="2.05300485255692" calcext:value-type="float">
            <text:p>,,,</text:p>
          </table:table-cell>
          <table:table-cell table:style-name="ce4" office:value-type="float" office:value="1.90762460462466" calcext:value-type="float">
            <text:p>,,,</text:p>
          </table:table-cell>
          <table:table-cell table:style-name="ce4" office:value-type="float" office:value="1.84672206832872" calcext:value-type="float">
            <text:p>,,,</text:p>
          </table:table-cell>
          <table:table-cell table:style-name="ce4" office:value-type="float" office:value="1.66990825327597" calcext:value-type="float">
            <text:p>,,,</text:p>
          </table:table-cell>
          <table:table-cell table:style-name="ce4" office:value-type="float" office:value="1.4341564998723" calcext:value-type="float">
            <text:p>,,,</text:p>
          </table:table-cell>
          <table:table-cell table:style-name="ce4" office:value-type="float" office:value="1.2927054478301" calcext:value-type="float">
            <text:p>,,,</text:p>
          </table:table-cell>
          <table:table-cell table:style-name="ce4" office:value-type="float" office:value="1.28091786015992" calcext:value-type="float">
            <text:p>,,,</text:p>
          </table:table-cell>
          <table:table-cell table:style-name="ce4" office:value-type="float" office:value="1.11589163277735" calcext:value-type="float">
            <text:p>,,,</text:p>
          </table:table-cell>
          <table:table-cell table:style-name="ce4" office:value-type="float" office:value="1.1316084163376" calcext:value-type="float">
            <text:p>,,,</text:p>
          </table:table-cell>
          <table:table-cell table:style-name="ce4" office:value-type="float" office:value="0.923361034164358" calcext:value-type="float">
            <text:p>,,,</text:p>
          </table:table-cell>
          <table:table-cell table:style-name="ce4" office:value-type="float" office:value="0.887998271153808" calcext:value-type="float">
            <text:p>,,,</text:p>
          </table:table-cell>
          <table:table-cell table:style-name="ce4" office:value-type="float" office:value="0.85656470403332" calcext:value-type="float">
            <text:p>,,,</text:p>
          </table:table-cell>
          <table:table-cell table:style-name="ce4" office:value-type="float" office:value="0.791732971847311" calcext:value-type="float">
            <text:p>,,,</text:p>
          </table:table-cell>
          <table:table-cell table:style-name="ce4" office:value-type="float" office:value="0.575627197893951" calcext:value-type="float">
            <text:p>,,,</text:p>
          </table:table-cell>
          <table:table-cell table:style-name="ce4" office:value-type="float" office:value="0.485255692422546" calcext:value-type="float">
            <text:p>,,,</text:p>
          </table:table-cell>
          <table:table-cell table:style-name="ce4" office:value-type="float" office:value="0.359521423940591" calcext:value-type="float">
            <text:p>,,,</text:p>
          </table:table-cell>
          <table:table-cell table:style-name="ce4" office:value-type="float" office:value="0.296654289699613" calcext:value-type="float">
            <text:p>,,,</text:p>
          </table:table-cell>
        </table:table-row>
        <table:table-row table:style-name="ro1">
          <table:table-cell office:value-type="string" calcext:value-type="string">
            <text:p>TopDB_20_flanklength_flankclashTrue.csv </text:p>
          </table:table-cell>
          <table:table-cell office:value-type="string" calcext:value-type="string">
            <text:p><text:s/>multipass </text:p>
          </table:table-cell>
          <table:table-cell office:value-type="string" calcext:value-type="string">
            <text:p><text:s/>T </text:p>
          </table:table-cell>
          <table:table-cell office:value-type="float" office:value="37080" calcext:value-type="float">
            <text:p>37080</text:p>
          </table:table-cell>
          <table:table-cell/>
          <table:table-cell table:style-name="ce4" office:value-type="float" office:value="0.311359244148593" calcext:value-type="float">
            <text:p>,,,</text:p>
          </table:table-cell>
          <table:table-cell table:style-name="ce4" office:value-type="float" office:value="0.563667597165557" calcext:value-type="float">
            <text:p>,,,</text:p>
          </table:table-cell>
          <table:table-cell table:style-name="ce4" office:value-type="float" office:value="0.708610693579558" calcext:value-type="float">
            <text:p>,,,</text:p>
          </table:table-cell>
          <table:table-cell table:style-name="ce4" office:value-type="float" office:value="0.687137642258965" calcext:value-type="float">
            <text:p>,,,</text:p>
          </table:table-cell>
          <table:table-cell table:style-name="ce4" office:value-type="float" office:value="0.942130126691003" calcext:value-type="float">
            <text:p>,,,</text:p>
          </table:table-cell>
          <table:table-cell table:style-name="ce4" office:value-type="float" office:value="0.891131629804595" calcext:value-type="float">
            <text:p>,,,</text:p>
          </table:table-cell>
          <table:table-cell table:style-name="ce4" office:value-type="float" office:value="0.987760360747262" calcext:value-type="float">
            <text:p>,,,</text:p>
          </table:table-cell>
          <table:table-cell table:style-name="ce4" office:value-type="float" office:value="1.10586214301052" calcext:value-type="float">
            <text:p>,,,</text:p>
          </table:table-cell>
          <table:table-cell table:style-name="ce4" office:value-type="float" office:value="1.04412712046382" calcext:value-type="float">
            <text:p>,,,</text:p>
          </table:table-cell>
          <table:table-cell table:style-name="ce4" office:value-type="float" office:value="1.2534893708396" calcext:value-type="float">
            <text:p>,,,</text:p>
          </table:table-cell>
          <table:table-cell table:style-name="ce4" office:value-type="float" office:value="1.36622289027271" calcext:value-type="float">
            <text:p>,,,</text:p>
          </table:table-cell>
          <table:table-cell table:style-name="ce4" office:value-type="float" office:value="1.42527378140434" calcext:value-type="float">
            <text:p>,,,</text:p>
          </table:table-cell>
          <table:table-cell table:style-name="ce4" office:value-type="float" office:value="1.53532316942238" calcext:value-type="float">
            <text:p>,,,</text:p>
          </table:table-cell>
          <table:table-cell table:style-name="ce4" office:value-type="float" office:value="1.69905518574189" calcext:value-type="float">
            <text:p>,,,</text:p>
          </table:table-cell>
          <table:table-cell table:style-name="ce4" office:value-type="float" office:value="1.74200128838308" calcext:value-type="float">
            <text:p>,,,</text:p>
          </table:table-cell>
          <table:table-cell table:style-name="ce4" office:value-type="float" office:value="1.84131415074082" calcext:value-type="float">
            <text:p>,,,</text:p>
          </table:table-cell>
          <table:table-cell table:style-name="ce4" office:value-type="float" office:value="1.87083959630664" calcext:value-type="float">
            <text:p>,,,</text:p>
          </table:table-cell>
          <table:table-cell table:style-name="ce4" office:value-type="float" office:value="2.01578269272064" calcext:value-type="float">
            <text:p>,,,</text:p>
          </table:table-cell>
          <table:table-cell table:style-name="ce4" office:value-type="float" office:value="2.10704316083315" calcext:value-type="float">
            <text:p>,,,</text:p>
          </table:table-cell>
          <table:table-cell table:style-name="ce4" office:value-type="float" office:value="2.01309856130556" calcext:value-type="float">
            <text:p>,,,</text:p>
          </table:table-cell>
          <table:table-cell table:style-name="ce4" office:value-type="float" office:value="2.09093837234271" calcext:value-type="float">
            <text:p>,,,</text:p>
          </table:table-cell>
          <table:table-cell table:style-name="ce4" office:value-type="float" office:value="2.13656860639897" calcext:value-type="float">
            <text:p>,,,</text:p>
          </table:table-cell>
          <table:table-cell table:style-name="ce4" office:value-type="float" office:value="2.15267339488941" calcext:value-type="float">
            <text:p>,,,</text:p>
          </table:table-cell>
          <table:table-cell table:style-name="ce4" office:value-type="float" office:value="2.24124973158686" calcext:value-type="float">
            <text:p>,,,</text:p>
          </table:table-cell>
          <table:table-cell table:style-name="ce4" office:value-type="float" office:value="2.28419583422804" calcext:value-type="float">
            <text:p>,,,</text:p>
          </table:table-cell>
          <table:table-cell table:style-name="ce4" office:value-type="float" office:value="2.31908954262401" calcext:value-type="float">
            <text:p>,,,</text:p>
          </table:table-cell>
          <table:table-cell table:style-name="ce4" office:value-type="float" office:value="2.38619282800086" calcext:value-type="float">
            <text:p>,,,</text:p>
          </table:table-cell>
          <table:table-cell table:style-name="ce4" office:value-type="float" office:value="2.33251019969938" calcext:value-type="float">
            <text:p>,,,</text:p>
          </table:table-cell>
          <table:table-cell table:style-name="ce4" office:value-type="float" office:value="2.35398325101997" calcext:value-type="float">
            <text:p>,,,</text:p>
          </table:table-cell>
          <table:table-cell table:style-name="ce4" office:value-type="float" office:value="2.21977668026627" calcext:value-type="float">
            <text:p>,,,</text:p>
          </table:table-cell>
          <table:table-cell table:style-name="ce4" office:value-type="float" office:value="2.22782907451149" calcext:value-type="float">
            <text:p>,,,</text:p>
          </table:table-cell>
          <table:table-cell table:style-name="ce4" office:value-type="float" office:value="2.23856560017178" calcext:value-type="float">
            <text:p>,,,</text:p>
          </table:table-cell>
          <table:table-cell table:style-name="ce4" office:value-type="float" office:value="2.21440841743612" calcext:value-type="float">
            <text:p>,,,</text:p>
          </table:table-cell>
          <table:table-cell table:style-name="ce4" office:value-type="float" office:value="2.30566888554864" calcext:value-type="float">
            <text:p>,,,</text:p>
          </table:table-cell>
          <table:table-cell table:style-name="ce4" office:value-type="float" office:value="2.22514494309641" calcext:value-type="float">
            <text:p>,,,</text:p>
          </table:table-cell>
          <table:table-cell table:style-name="ce4" office:value-type="float" office:value="2.30298475413356" calcext:value-type="float">
            <text:p>,,,</text:p>
          </table:table-cell>
          <table:table-cell table:style-name="ce4" office:value-type="float" office:value="2.19830362894567" calcext:value-type="float">
            <text:p>,,,</text:p>
          </table:table-cell>
          <table:table-cell table:style-name="ce4" office:value-type="float" office:value="2.17146231479493" calcext:value-type="float">
            <text:p>,,,</text:p>
          </table:table-cell>
          <table:table-cell table:style-name="ce4" office:value-type="float" office:value="2.3512991196049" calcext:value-type="float">
            <text:p>,,,</text:p>
          </table:table-cell>
          <table:table-cell table:style-name="ce4" office:value-type="float" office:value="2.20098776036075" calcext:value-type="float">
            <text:p>,,,</text:p>
          </table:table-cell>
          <table:table-cell table:style-name="ce4" office:value-type="float" office:value="2.13925273781404" calcext:value-type="float">
            <text:p>,,,</text:p>
          </table:table-cell>
          <table:table-cell table:style-name="ce4" office:value-type="float" office:value="2.1231479493236" calcext:value-type="float">
            <text:p>,,,</text:p>
          </table:table-cell>
          <table:table-cell table:style-name="ce4" office:value-type="float" office:value="2.36203564526519" calcext:value-type="float">
            <text:p>,,,</text:p>
          </table:table-cell>
          <table:table-cell table:style-name="ce4" office:value-type="float" office:value="2.16877818337986" calcext:value-type="float">
            <text:p>,,,</text:p>
          </table:table-cell>
          <table:table-cell table:style-name="ce4" office:value-type="float" office:value="2.22246081168134" calcext:value-type="float">
            <text:p>,,,</text:p>
          </table:table-cell>
          <table:table-cell table:style-name="ce4" office:value-type="float" office:value="1.91915396177797" calcext:value-type="float">
            <text:p>,,,</text:p>
          </table:table-cell>
          <table:table-cell table:style-name="ce4" office:value-type="float" office:value="1.83863001932575" calcext:value-type="float">
            <text:p>,,,</text:p>
          </table:table-cell>
          <table:table-cell table:style-name="ce4" office:value-type="float" office:value="1.62389950611982" calcext:value-type="float">
            <text:p>,,,</text:p>
          </table:table-cell>
          <table:table-cell table:style-name="ce4" office:value-type="float" office:value="1.52995490659223" calcext:value-type="float">
            <text:p>,,,</text:p>
          </table:table-cell>
          <table:table-cell table:style-name="ce4" office:value-type="float" office:value="1.37964354734808" calcext:value-type="float">
            <text:p>,,,</text:p>
          </table:table-cell>
          <table:table-cell table:style-name="ce4" office:value-type="float" office:value="1.10049388018037" calcext:value-type="float">
            <text:p>,,,</text:p>
          </table:table-cell>
          <table:table-cell table:style-name="ce4" office:value-type="float" office:value="1.232016319519" calcext:value-type="float">
            <text:p>,,,</text:p>
          </table:table-cell>
          <table:table-cell table:style-name="ce4" office:value-type="float" office:value="1.00118101782263" calcext:value-type="float">
            <text:p>,,,</text:p>
          </table:table-cell>
          <table:table-cell table:style-name="ce4" office:value-type="float" office:value="1.00654928065278" calcext:value-type="float">
            <text:p>,,,</text:p>
          </table:table-cell>
          <table:table-cell table:style-name="ce4" office:value-type="float" office:value="0.869658578484003" calcext:value-type="float">
            <text:p>,,,</text:p>
          </table:table-cell>
          <table:table-cell table:style-name="ce4" office:value-type="float" office:value="0.856237921408632" calcext:value-type="float">
            <text:p>,,,</text:p>
          </table:table-cell>
          <table:table-cell table:style-name="ce4" office:value-type="float" office:value="0.786450504616706" calcext:value-type="float">
            <text:p>,,,</text:p>
          </table:table-cell>
          <table:table-cell table:style-name="ce4" office:value-type="float" office:value="0.681769379428817" calcext:value-type="float">
            <text:p>,,,</text:p>
          </table:table-cell>
          <table:table-cell table:style-name="ce4" office:value-type="float" office:value="0.740820270560447" calcext:value-type="float">
            <text:p>,,,</text:p>
          </table:table-cell>
          <table:table-cell table:style-name="ce4" office:value-type="float" office:value="0.523405625939446" calcext:value-type="float">
            <text:p>,,,</text:p>
          </table:table-cell>
          <table:table-cell table:style-name="ce4" office:value-type="float" office:value="0.356989478204853" calcext:value-type="float">
            <text:p>,,,</text:p>
          </table:table-cell>
        </table:table-row>
        <table:table-row table:style-name="ro1">
          <table:table-cell office:value-type="string" calcext:value-type="string">
            <text:p>TopDB_20_flanklength_flankclashTrue.csv </text:p>
          </table:table-cell>
          <table:table-cell office:value-type="string" calcext:value-type="string">
            <text:p><text:s/>multipass </text:p>
          </table:table-cell>
          <table:table-cell office:value-type="string" calcext:value-type="string">
            <text:p><text:s/>S </text:p>
          </table:table-cell>
          <table:table-cell office:value-type="float" office:value="45558" calcext:value-type="float">
            <text:p>45558</text:p>
          </table:table-cell>
          <table:table-cell/>
          <table:table-cell table:style-name="ce4" office:value-type="float" office:value="0.38228804858335" calcext:value-type="float">
            <text:p>,,,</text:p>
          </table:table-cell>
          <table:table-cell table:style-name="ce4" office:value-type="float" office:value="0.633505909080979" calcext:value-type="float">
            <text:p>,,,</text:p>
          </table:table-cell>
          <table:table-cell table:style-name="ce4" office:value-type="float" office:value="0.723070537606221" calcext:value-type="float">
            <text:p>,,,</text:p>
          </table:table-cell>
          <table:table-cell table:style-name="ce4" office:value-type="float" office:value="0.851956222557179" calcext:value-type="float">
            <text:p>,,,</text:p>
          </table:table-cell>
          <table:table-cell table:style-name="ce4" office:value-type="float" office:value="0.967734888699565" calcext:value-type="float">
            <text:p>,,,</text:p>
          </table:table-cell>
          <table:table-cell table:style-name="ce4" office:value-type="float" office:value="0.987395416912423" calcext:value-type="float">
            <text:p>,,,</text:p>
          </table:table-cell>
          <table:table-cell table:style-name="ce4" office:value-type="float" office:value="1.05293051095528" calcext:value-type="float">
            <text:p>,,,</text:p>
          </table:table-cell>
          <table:table-cell table:style-name="ce4" office:value-type="float" office:value="1.12283461126767" calcext:value-type="float">
            <text:p>,,,</text:p>
          </table:table-cell>
          <table:table-cell table:style-name="ce4" office:value-type="float" office:value="1.10098957992005" calcext:value-type="float">
            <text:p>,,,</text:p>
          </table:table-cell>
          <table:table-cell table:style-name="ce4" office:value-type="float" office:value="1.27138082443148" calcext:value-type="float">
            <text:p>,,,</text:p>
          </table:table-cell>
          <table:table-cell table:style-name="ce4" office:value-type="float" office:value="1.34128492474387" calcext:value-type="float">
            <text:p>,,,</text:p>
          </table:table-cell>
          <table:table-cell table:style-name="ce4" office:value-type="float" office:value="1.54007471000721" calcext:value-type="float">
            <text:p>,,,</text:p>
          </table:table-cell>
          <table:table-cell table:style-name="ce4" office:value-type="float" office:value="1.57065775389388" calcext:value-type="float">
            <text:p>,,,</text:p>
          </table:table-cell>
          <table:table-cell table:style-name="ce4" office:value-type="float" office:value="1.80439958931341" calcext:value-type="float">
            <text:p>,,,</text:p>
          </table:table-cell>
          <table:table-cell table:style-name="ce4" office:value-type="float" office:value="2.03595692159818" calcext:value-type="float">
            <text:p>,,,</text:p>
          </table:table-cell>
          <table:table-cell table:style-name="ce4" office:value-type="float" office:value="2.05124844354152" calcext:value-type="float">
            <text:p>,,,</text:p>
          </table:table-cell>
          <table:table-cell table:style-name="ce4" office:value-type="float" office:value="2.12770605325819" calcext:value-type="float">
            <text:p>,,,</text:p>
          </table:table-cell>
          <table:table-cell table:style-name="ce4" office:value-type="float" office:value="2.184503134762" calcext:value-type="float">
            <text:p>,,,</text:p>
          </table:table-cell>
          <table:table-cell table:style-name="ce4" office:value-type="float" office:value="2.42042947331629" calcext:value-type="float">
            <text:p>,,,</text:p>
          </table:table-cell>
          <table:table-cell table:style-name="ce4" office:value-type="float" office:value="2.29591279463486" calcext:value-type="float">
            <text:p>,,,</text:p>
          </table:table-cell>
          <table:table-cell table:style-name="ce4" office:value-type="float" office:value="1.86338117395198" calcext:value-type="float">
            <text:p>,,,</text:p>
          </table:table-cell>
          <table:table-cell table:style-name="ce4" office:value-type="float" office:value="2.02066539965485" calcext:value-type="float">
            <text:p>,,,</text:p>
          </table:table-cell>
          <table:table-cell table:style-name="ce4" office:value-type="float" office:value="2.05343294667628" calcext:value-type="float">
            <text:p>,,,</text:p>
          </table:table-cell>
          <table:table-cell table:style-name="ce4" office:value-type="float" office:value="1.95513030561199" calcext:value-type="float">
            <text:p>,,,</text:p>
          </table:table-cell>
          <table:table-cell table:style-name="ce4" office:value-type="float" office:value="1.97260633069008" calcext:value-type="float">
            <text:p>,,,</text:p>
          </table:table-cell>
          <table:table-cell table:style-name="ce4" office:value-type="float" office:value="1.99226685890294" calcext:value-type="float">
            <text:p>,,,</text:p>
          </table:table-cell>
          <table:table-cell table:style-name="ce4" office:value-type="float" office:value="2.23693120999629" calcext:value-type="float">
            <text:p>,,,</text:p>
          </table:table-cell>
          <table:table-cell table:style-name="ce4" office:value-type="float" office:value="2.11241453131485" calcext:value-type="float">
            <text:p>,,,</text:p>
          </table:table-cell>
          <table:table-cell table:style-name="ce4" office:value-type="float" office:value="2.11459903444961" calcext:value-type="float">
            <text:p>,,,</text:p>
          </table:table-cell>
          <table:table-cell table:style-name="ce4" office:value-type="float" office:value="2.35926338554296" calcext:value-type="float">
            <text:p>,,,</text:p>
          </table:table-cell>
          <table:table-cell table:style-name="ce4" office:value-type="float" office:value="2.184503134762" calcext:value-type="float">
            <text:p>,,,</text:p>
          </table:table-cell>
          <table:table-cell table:style-name="ce4" office:value-type="float" office:value="2.04906394040675" calcext:value-type="float">
            <text:p>,,,</text:p>
          </table:table-cell>
          <table:table-cell table:style-name="ce4" office:value-type="float" office:value="1.87430368962579" calcext:value-type="float">
            <text:p>,,,</text:p>
          </table:table-cell>
          <table:table-cell table:number-columns-repeated="2" table:style-name="ce4" office:value-type="float" office:value="2.10586102191057" calcext:value-type="float">
            <text:p>,,,</text:p>
          </table:table-cell>
          <table:table-cell table:style-name="ce4" office:value-type="float" office:value="2.19979465670533" calcext:value-type="float">
            <text:p>,,,</text:p>
          </table:table-cell>
          <table:table-cell table:style-name="ce4" office:value-type="float" office:value="1.98789785263342" calcext:value-type="float">
            <text:p>,,,</text:p>
          </table:table-cell>
          <table:table-cell table:style-name="ce4" office:value-type="float" office:value="2.07309347488914" calcext:value-type="float">
            <text:p>,,,</text:p>
          </table:table-cell>
          <table:table-cell table:style-name="ce4" office:value-type="float" office:value="2.15392009087533" calcext:value-type="float">
            <text:p>,,,</text:p>
          </table:table-cell>
          <table:table-cell table:style-name="ce4" office:value-type="float" office:value="2.19979465670533" calcext:value-type="float">
            <text:p>,,,</text:p>
          </table:table-cell>
          <table:table-cell table:style-name="ce4" office:value-type="float" office:value="2.11241453131485" calcext:value-type="float">
            <text:p>,,,</text:p>
          </table:table-cell>
          <table:table-cell table:style-name="ce4" office:value-type="float" office:value="2.12770605325819" calcext:value-type="float">
            <text:p>,,,</text:p>
          </table:table-cell>
          <table:table-cell table:style-name="ce4" office:value-type="float" office:value="2.4313519889901" calcext:value-type="float">
            <text:p>,,,</text:p>
          </table:table-cell>
          <table:table-cell table:style-name="ce4" office:value-type="float" office:value="2.49033357362868" calcext:value-type="float">
            <text:p>,,,</text:p>
          </table:table-cell>
          <table:table-cell table:style-name="ce4" office:value-type="float" office:value="2.32868034165629" calcext:value-type="float">
            <text:p>,,,</text:p>
          </table:table-cell>
          <table:table-cell table:style-name="ce4" office:value-type="float" office:value="2.14518207833628" calcext:value-type="float">
            <text:p>,,,</text:p>
          </table:table-cell>
          <table:table-cell table:style-name="ce4" office:value-type="float" office:value="2.04032592786771" calcext:value-type="float">
            <text:p>,,,</text:p>
          </table:table-cell>
          <table:table-cell table:style-name="ce4" office:value-type="float" office:value="1.81969111125674" calcext:value-type="float">
            <text:p>,,,</text:p>
          </table:table-cell>
          <table:table-cell table:style-name="ce4" office:value-type="float" office:value="1.58813377897197" calcext:value-type="float">
            <text:p>,,,</text:p>
          </table:table-cell>
          <table:table-cell table:style-name="ce4" office:value-type="float" office:value="1.33910042160911" calcext:value-type="float">
            <text:p>,,,</text:p>
          </table:table-cell>
          <table:table-cell table:style-name="ce4" office:value-type="float" office:value="1.28885684950958" calcext:value-type="float">
            <text:p>,,,</text:p>
          </table:table-cell>
          <table:table-cell table:style-name="ce4" office:value-type="float" office:value="1.14249513948053" calcext:value-type="float">
            <text:p>,,,</text:p>
          </table:table-cell>
          <table:table-cell table:style-name="ce4" office:value-type="float" office:value="0.924044826004325" calcext:value-type="float">
            <text:p>,,,</text:p>
          </table:table-cell>
          <table:table-cell table:style-name="ce4" office:value-type="float" office:value="0.893461782117657" calcext:value-type="float">
            <text:p>,,,</text:p>
          </table:table-cell>
          <table:table-cell table:style-name="ce4" office:value-type="float" office:value="0.963365882430041" calcext:value-type="float">
            <text:p>,,,</text:p>
          </table:table-cell>
          <table:table-cell table:style-name="ce4" office:value-type="float" office:value="0.762391594031937" calcext:value-type="float">
            <text:p>,,,</text:p>
          </table:table-cell>
          <table:table-cell table:style-name="ce4" office:value-type="float" office:value="0.858509731961465" calcext:value-type="float">
            <text:p>,,,</text:p>
          </table:table-cell>
          <table:table-cell table:style-name="ce4" office:value-type="float" office:value="0.703410009393363" calcext:value-type="float">
            <text:p>,,,</text:p>
          </table:table-cell>
          <table:table-cell table:style-name="ce4" office:value-type="float" office:value="0.66627345610241" calcext:value-type="float">
            <text:p>,,,</text:p>
          </table:table-cell>
          <table:table-cell table:style-name="ce4" office:value-type="float" office:value="0.430347117548114" calcext:value-type="float">
            <text:p>,,,</text:p>
          </table:table-cell>
          <table:table-cell table:style-name="ce4" office:value-type="float" office:value="0.384472551718112" calcext:value-type="float">
            <text:p>,,,</text:p>
          </table:table-cell>
        </table:table-row>
        <table:table-row table:style-name="ro1">
          <table:table-cell office:value-type="string" calcext:value-type="string">
            <text:p>TopDB_20_flanklength_flankclashTrue.csv </text:p>
          </table:table-cell>
          <table:table-cell office:value-type="string" calcext:value-type="string">
            <text:p><text:s/>multipass </text:p>
          </table:table-cell>
          <table:table-cell office:value-type="string" calcext:value-type="string">
            <text:p><text:s/>W </text:p>
          </table:table-cell>
          <table:table-cell office:value-type="float" office:value="15169" calcext:value-type="float">
            <text:p>15169</text:p>
          </table:table-cell>
          <table:table-cell/>
          <table:table-cell table:style-name="ce4" office:value-type="float" office:value="0.144641683103222" calcext:value-type="float">
            <text:p>,,,</text:p>
          </table:table-cell>
          <table:table-cell table:style-name="ce4" office:value-type="float" office:value="0.29585798816568" calcext:value-type="float">
            <text:p>,,,</text:p>
          </table:table-cell>
          <table:table-cell table:style-name="ce4" office:value-type="float" office:value="0.401051939513478" calcext:value-type="float">
            <text:p>,,,</text:p>
          </table:table-cell>
          <table:table-cell table:style-name="ce4" office:value-type="float" office:value="0.558842866535174" calcext:value-type="float">
            <text:p>,,,</text:p>
          </table:table-cell>
          <table:table-cell table:style-name="ce4" office:value-type="float" office:value="0.624589086127548" calcext:value-type="float">
            <text:p>,,,</text:p>
          </table:table-cell>
          <table:table-cell table:style-name="ce4" office:value-type="float" office:value="0.585141354372124" calcext:value-type="float">
            <text:p>,,,</text:p>
          </table:table-cell>
          <table:table-cell table:style-name="ce4" office:value-type="float" office:value="0.782380013149244" calcext:value-type="float">
            <text:p>,,,</text:p>
          </table:table-cell>
          <table:table-cell table:style-name="ce4" office:value-type="float" office:value="0.769230769230769" calcext:value-type="float">
            <text:p>,,,</text:p>
          </table:table-cell>
          <table:table-cell table:style-name="ce4" office:value-type="float" office:value="1.06508875739645" calcext:value-type="float">
            <text:p>,,,</text:p>
          </table:table-cell>
          <table:table-cell table:style-name="ce4" office:value-type="float" office:value="0.907297830374753" calcext:value-type="float">
            <text:p>,,,</text:p>
          </table:table-cell>
          <table:table-cell table:style-name="ce4" office:value-type="float" office:value="0.999342537804076" calcext:value-type="float">
            <text:p>,,,</text:p>
          </table:table-cell>
          <table:table-cell table:style-name="ce4" office:value-type="float" office:value="1.11111111111111" calcext:value-type="float">
            <text:p>,,,</text:p>
          </table:table-cell>
          <table:table-cell table:style-name="ce4" office:value-type="float" office:value="1.34122287968442" calcext:value-type="float">
            <text:p>,,,</text:p>
          </table:table-cell>
          <table:table-cell table:style-name="ce4" office:value-type="float" office:value="1.39381985535832" calcext:value-type="float">
            <text:p>,,,</text:p>
          </table:table-cell>
          <table:table-cell table:style-name="ce4" office:value-type="float" office:value="1.53846153846154" calcext:value-type="float">
            <text:p>,,,</text:p>
          </table:table-cell>
          <table:table-cell table:style-name="ce4" office:value-type="float" office:value="1.61735700197239" calcext:value-type="float">
            <text:p>,,,</text:p>
          </table:table-cell>
          <table:table-cell table:style-name="ce4" office:value-type="float" office:value="1.68310322156476" calcext:value-type="float">
            <text:p>,,,</text:p>
          </table:table-cell>
          <table:table-cell table:style-name="ce4" office:value-type="float" office:value="1.98553583168968" calcext:value-type="float">
            <text:p>,,,</text:p>
          </table:table-cell>
          <table:table-cell table:style-name="ce4" office:value-type="float" office:value="2.36028928336621" calcext:value-type="float">
            <text:p>,,,</text:p>
          </table:table-cell>
          <table:table-cell table:style-name="ce4" office:value-type="float" office:value="2.69559500328731" calcext:value-type="float">
            <text:p>,,,</text:p>
          </table:table-cell>
          <table:table-cell table:style-name="ce4" office:value-type="float" office:value="2.96515450361604" calcext:value-type="float">
            <text:p>,,,</text:p>
          </table:table-cell>
          <table:table-cell table:style-name="ce4" office:value-type="float" office:value="3.16239316239316" calcext:value-type="float">
            <text:p>,,,</text:p>
          </table:table-cell>
          <table:table-cell table:style-name="ce4" office:value-type="float" office:value="3.3267587113741" calcext:value-type="float">
            <text:p>,,,</text:p>
          </table:table-cell>
          <table:table-cell table:style-name="ce4" office:value-type="float" office:value="2.71531886916502" calcext:value-type="float">
            <text:p>,,,</text:p>
          </table:table-cell>
          <table:table-cell table:style-name="ce4" office:value-type="float" office:value="2.64299802761341" calcext:value-type="float">
            <text:p>,,,</text:p>
          </table:table-cell>
          <table:table-cell table:style-name="ce4" office:value-type="float" office:value="2.05785667324129" calcext:value-type="float">
            <text:p>,,,</text:p>
          </table:table-cell>
          <table:table-cell table:style-name="ce4" office:value-type="float" office:value="2.08415516107824" calcext:value-type="float">
            <text:p>,,,</text:p>
          </table:table-cell>
          <table:table-cell table:style-name="ce4" office:value-type="float" office:value="1.73570019723866" calcext:value-type="float">
            <text:p>,,,</text:p>
          </table:table-cell>
          <table:table-cell table:style-name="ce4" office:value-type="float" office:value="2.03813280736358" calcext:value-type="float">
            <text:p>,,,</text:p>
          </table:table-cell>
          <table:table-cell table:style-name="ce4" office:value-type="float" office:value="1.81459566074951" calcext:value-type="float">
            <text:p>,,,</text:p>
          </table:table-cell>
          <table:table-cell table:style-name="ce4" office:value-type="float" office:value="1.5844838921762" calcext:value-type="float">
            <text:p>,,,</text:p>
          </table:table-cell>
          <table:table-cell table:style-name="ce4" office:value-type="float" office:value="1.55161078238001" calcext:value-type="float">
            <text:p>,,,</text:p>
          </table:table-cell>
          <table:table-cell table:style-name="ce4" office:value-type="float" office:value="1.59105851413544" calcext:value-type="float">
            <text:p>,,,</text:p>
          </table:table-cell>
          <table:table-cell table:style-name="ce4" office:value-type="float" office:value="1.72255095332018" calcext:value-type="float">
            <text:p>,,,</text:p>
          </table:table-cell>
          <table:table-cell table:style-name="ce4" office:value-type="float" office:value="1.57790927021696" calcext:value-type="float">
            <text:p>,,,</text:p>
          </table:table-cell>
          <table:table-cell table:style-name="ce4" office:value-type="float" office:value="1.91321499013807" calcext:value-type="float">
            <text:p>,,,</text:p>
          </table:table-cell>
          <table:table-cell table:style-name="ce4" office:value-type="float" office:value="2.30111768573307" calcext:value-type="float">
            <text:p>,,,</text:p>
          </table:table-cell>
          <table:table-cell table:style-name="ce4" office:value-type="float" office:value="3.13609467455621" calcext:value-type="float">
            <text:p>,,,</text:p>
          </table:table-cell>
          <table:table-cell table:style-name="ce4" office:value-type="float" office:value="3.18869165023011" calcext:value-type="float">
            <text:p>,,,</text:p>
          </table:table-cell>
          <table:table-cell table:style-name="ce4" office:value-type="float" office:value="3.47797501643655" calcext:value-type="float">
            <text:p>,,,</text:p>
          </table:table-cell>
          <table:table-cell table:style-name="ce4" office:value-type="float" office:value="3.23471400394477" calcext:value-type="float">
            <text:p>,,,</text:p>
          </table:table-cell>
          <table:table-cell table:style-name="ce4" office:value-type="float" office:value="3.08349769888231" calcext:value-type="float">
            <text:p>,,,</text:p>
          </table:table-cell>
          <table:table-cell table:style-name="ce4" office:value-type="float" office:value="3.40565417488494" calcext:value-type="float">
            <text:p>,,,</text:p>
          </table:table-cell>
          <table:table-cell table:style-name="ce4" office:value-type="float" office:value="2.45890861275477" calcext:value-type="float">
            <text:p>,,,</text:p>
          </table:table-cell>
          <table:table-cell table:style-name="ce4" office:value-type="float" office:value="2.42603550295858" calcext:value-type="float">
            <text:p>,,,</text:p>
          </table:table-cell>
          <table:table-cell table:style-name="ce4" office:value-type="float" office:value="2.07100591715976" calcext:value-type="float">
            <text:p>,,,</text:p>
          </table:table-cell>
          <table:table-cell table:style-name="ce4" office:value-type="float" office:value="1.60420775805391" calcext:value-type="float">
            <text:p>,,,</text:p>
          </table:table-cell>
          <table:table-cell table:style-name="ce4" office:value-type="float" office:value="1.67652859960552" calcext:value-type="float">
            <text:p>,,,</text:p>
          </table:table-cell>
          <table:table-cell table:style-name="ce4" office:value-type="float" office:value="1.27547666009204" calcext:value-type="float">
            <text:p>,,,</text:p>
          </table:table-cell>
          <table:table-cell table:style-name="ce4" office:value-type="float" office:value="1.5844838921762" calcext:value-type="float">
            <text:p>,,,</text:p>
          </table:table-cell>
          <table:table-cell table:style-name="ce4" office:value-type="float" office:value="1.13083497698882" calcext:value-type="float">
            <text:p>,,,</text:p>
          </table:table-cell>
          <table:table-cell table:style-name="ce4" office:value-type="float" office:value="0.880999342537804" calcext:value-type="float">
            <text:p>,,,</text:p>
          </table:table-cell>
          <table:table-cell table:style-name="ce4" office:value-type="float" office:value="0.953320184089415" calcext:value-type="float">
            <text:p>,,,</text:p>
          </table:table-cell>
          <table:table-cell table:style-name="ce4" office:value-type="float" office:value="0.828402366863905" calcext:value-type="float">
            <text:p>,,,</text:p>
          </table:table-cell>
          <table:table-cell table:style-name="ce4" office:value-type="float" office:value="0.690335305719921" calcext:value-type="float">
            <text:p>,,,</text:p>
          </table:table-cell>
          <table:table-cell table:style-name="ce4" office:value-type="float" office:value="0.782380013149244" calcext:value-type="float">
            <text:p>,,,</text:p>
          </table:table-cell>
          <table:table-cell table:style-name="ce4" office:value-type="float" office:value="0.670611439842209" calcext:value-type="float">
            <text:p>,,,</text:p>
          </table:table-cell>
          <table:table-cell table:style-name="ce4" office:value-type="float" office:value="0.525969756738988" calcext:value-type="float">
            <text:p>,,,</text:p>
          </table:table-cell>
          <table:table-cell table:style-name="ce4" office:value-type="float" office:value="0.499671268902038" calcext:value-type="float">
            <text:p>,,,</text:p>
          </table:table-cell>
          <table:table-cell table:style-name="ce4" office:value-type="float" office:value="0.29585798816568" calcext:value-type="float">
            <text:p>,,,</text:p>
          </table:table-cell>
          <table:table-cell table:style-name="ce4" office:value-type="float" office:value="0.203813280736358" calcext:value-type="float">
            <text:p>,,,</text:p>
          </table:table-cell>
        </table:table-row>
        <table:table-row table:style-name="ro1">
          <table:table-cell office:value-type="string" calcext:value-type="string">
            <text:p>TopDB_20_flanklength_flankclashTrue.csv </text:p>
          </table:table-cell>
          <table:table-cell office:value-type="string" calcext:value-type="string">
            <text:p><text:s/>multipass </text:p>
          </table:table-cell>
          <table:table-cell office:value-type="string" calcext:value-type="string">
            <text:p><text:s/>Y </text:p>
          </table:table-cell>
          <table:table-cell office:value-type="float" office:value="24934" calcext:value-type="float">
            <text:p>24934</text:p>
          </table:table-cell>
          <table:table-cell/>
          <table:table-cell table:style-name="ce4" office:value-type="float" office:value="0.303914903826928" calcext:value-type="float">
            <text:p>,,,</text:p>
          </table:table-cell>
          <table:table-cell table:style-name="ce4" office:value-type="float" office:value="0.363898108529612" calcext:value-type="float">
            <text:p>,,,</text:p>
          </table:table-cell>
          <table:table-cell table:style-name="ce4" office:value-type="float" office:value="0.611828687967369" calcext:value-type="float">
            <text:p>,,,</text:p>
          </table:table-cell>
          <table:table-cell table:style-name="ce4" office:value-type="float" office:value="0.567841004518735" calcext:value-type="float">
            <text:p>,,,</text:p>
          </table:table-cell>
          <table:table-cell table:style-name="ce4" office:value-type="float" office:value="0.5238533210701" calcext:value-type="float">
            <text:p>,,,</text:p>
          </table:table-cell>
          <table:table-cell table:style-name="ce4" office:value-type="float" office:value="0.807773823329468" calcext:value-type="float">
            <text:p>,,,</text:p>
          </table:table-cell>
          <table:table-cell table:style-name="ce4" office:value-type="float" office:value="0.8837525492862" calcext:value-type="float">
            <text:p>,,,</text:p>
          </table:table-cell>
          <table:table-cell table:style-name="ce4" office:value-type="float" office:value="0.831767105210541" calcext:value-type="float">
            <text:p>,,,</text:p>
          </table:table-cell>
          <table:table-cell table:style-name="ce4" office:value-type="float" office:value="0.99172231775103" calcext:value-type="float">
            <text:p>,,,</text:p>
          </table:table-cell>
          <table:table-cell table:style-name="ce4" office:value-type="float" office:value="1.00771783900508" calcext:value-type="float">
            <text:p>,,,</text:p>
          </table:table-cell>
          <table:table-cell table:style-name="ce4" office:value-type="float" office:value="1.15167753029152" calcext:value-type="float">
            <text:p>,,,</text:p>
          </table:table-cell>
          <table:table-cell table:style-name="ce4" office:value-type="float" office:value="1.26364617906986" calcext:value-type="float">
            <text:p>,,,</text:p>
          </table:table-cell>
          <table:table-cell table:style-name="ce4" office:value-type="float" office:value="1.57555884352381" calcext:value-type="float">
            <text:p>,,,</text:p>
          </table:table-cell>
          <table:table-cell table:style-name="ce4" office:value-type="float" office:value="1.49558123725357" calcext:value-type="float">
            <text:p>,,,</text:p>
          </table:table-cell>
          <table:table-cell table:style-name="ce4" office:value-type="float" office:value="1.72751629543728" calcext:value-type="float">
            <text:p>,,,</text:p>
          </table:table-cell>
          <table:table-cell table:style-name="ce4" office:value-type="float" office:value="1.80349502139401" calcext:value-type="float">
            <text:p>,,,</text:p>
          </table:table-cell>
          <table:table-cell table:style-name="ce4" office:value-type="float" office:value="1.81149278202103" calcext:value-type="float">
            <text:p>,,,</text:p>
          </table:table-cell>
          <table:table-cell table:style-name="ce4" office:value-type="float" office:value="2.30335506058304" calcext:value-type="float">
            <text:p>,,,</text:p>
          </table:table-cell>
          <table:table-cell table:style-name="ce4" office:value-type="float" office:value="2.25536849682089" calcext:value-type="float">
            <text:p>,,,</text:p>
          </table:table-cell>
          <table:table-cell table:style-name="ce4" office:value-type="float" office:value="2.82720838165314" calcext:value-type="float">
            <text:p>,,,</text:p>
          </table:table-cell>
          <table:table-cell table:style-name="ce4" office:value-type="float" office:value="2.73923301475587" calcext:value-type="float">
            <text:p>,,,</text:p>
          </table:table-cell>
          <table:table-cell table:style-name="ce4" office:value-type="float" office:value="2.78721957851802" calcext:value-type="float">
            <text:p>,,,</text:p>
          </table:table-cell>
          <table:table-cell table:style-name="ce4" office:value-type="float" office:value="2.9791658335666" calcext:value-type="float">
            <text:p>,,,</text:p>
          </table:table-cell>
          <table:table-cell table:style-name="ce4" office:value-type="float" office:value="2.77922181789099" calcext:value-type="float">
            <text:p>,,,</text:p>
          </table:table-cell>
          <table:table-cell table:style-name="ce4" office:value-type="float" office:value="2.34334386371816" calcext:value-type="float">
            <text:p>,,,</text:p>
          </table:table-cell>
          <table:table-cell table:style-name="ce4" office:value-type="float" office:value="2.13940096772904" calcext:value-type="float">
            <text:p>,,,</text:p>
          </table:table-cell>
          <table:table-cell table:style-name="ce4" office:value-type="float" office:value="1.81949054264806" calcext:value-type="float">
            <text:p>,,,</text:p>
          </table:table-cell>
          <table:table-cell table:style-name="ce4" office:value-type="float" office:value="1.63954092854001" calcext:value-type="float">
            <text:p>,,,</text:p>
          </table:table-cell>
          <table:table-cell table:style-name="ce4" office:value-type="float" office:value="1.48758347662654" calcext:value-type="float">
            <text:p>,,,</text:p>
          </table:table-cell>
          <table:table-cell table:style-name="ce4" office:value-type="float" office:value="1.57955772383733" calcext:value-type="float">
            <text:p>,,,</text:p>
          </table:table-cell>
          <table:table-cell table:style-name="ce4" office:value-type="float" office:value="1.4715879553725" calcext:value-type="float">
            <text:p>,,,</text:p>
          </table:table-cell>
          <table:table-cell table:style-name="ce4" office:value-type="float" office:value="1.62354540728596" calcext:value-type="float">
            <text:p>,,,</text:p>
          </table:table-cell>
          <table:table-cell table:style-name="ce4" office:value-type="float" office:value="1.68352861198864" calcext:value-type="float">
            <text:p>,,,</text:p>
          </table:table-cell>
          <table:table-cell table:style-name="ce4" office:value-type="float" office:value="1.71152077418323" calcext:value-type="float">
            <text:p>,,,</text:p>
          </table:table-cell>
          <table:table-cell table:style-name="ce4" office:value-type="float" office:value="1.94345583236694" calcext:value-type="float">
            <text:p>,,,</text:p>
          </table:table-cell>
          <table:table-cell table:style-name="ce4" office:value-type="float" office:value="2.41532370936138" calcext:value-type="float">
            <text:p>,,,</text:p>
          </table:table-cell>
          <table:table-cell table:style-name="ce4" office:value-type="float" office:value="2.3553405046587" calcext:value-type="float">
            <text:p>,,,</text:p>
          </table:table-cell>
          <table:table-cell table:style-name="ce4" office:value-type="float" office:value="2.6192666053505" calcext:value-type="float">
            <text:p>,,,</text:p>
          </table:table-cell>
          <table:table-cell table:style-name="ce4" office:value-type="float" office:value="2.81121286039909" calcext:value-type="float">
            <text:p>,,,</text:p>
          </table:table-cell>
          <table:table-cell table:style-name="ce4" office:value-type="float" office:value="3.07913784140441" calcext:value-type="float">
            <text:p>,,,</text:p>
          </table:table-cell>
          <table:table-cell table:style-name="ce4" office:value-type="float" office:value="3.09113448234494" calcext:value-type="float">
            <text:p>,,,</text:p>
          </table:table-cell>
          <table:table-cell table:style-name="ce4" office:value-type="float" office:value="3.24709081457192" calcext:value-type="float">
            <text:p>,,,</text:p>
          </table:table-cell>
          <table:table-cell table:style-name="ce4" office:value-type="float" office:value="3.1431199264206" calcext:value-type="float">
            <text:p>,,,</text:p>
          </table:table-cell>
          <table:table-cell table:style-name="ce4" office:value-type="float" office:value="2.32734834246411" calcext:value-type="float">
            <text:p>,,,</text:p>
          </table:table-cell>
          <table:table-cell table:style-name="ce4" office:value-type="float" office:value="2.22337745431279" calcext:value-type="float">
            <text:p>,,,</text:p>
          </table:table-cell>
          <table:table-cell table:style-name="ce4" office:value-type="float" office:value="2.15139760866957" calcext:value-type="float">
            <text:p>,,,</text:p>
          </table:table-cell>
          <table:table-cell table:style-name="ce4" office:value-type="float" office:value="1.90746590954533" calcext:value-type="float">
            <text:p>,,,</text:p>
          </table:table-cell>
          <table:table-cell table:style-name="ce4" office:value-type="float" office:value="1.66353421042108" calcext:value-type="float">
            <text:p>,,,</text:p>
          </table:table-cell>
          <table:table-cell table:style-name="ce4" office:value-type="float" office:value="1.50357899788059" calcext:value-type="float">
            <text:p>,,,</text:p>
          </table:table-cell>
          <table:table-cell table:style-name="ce4" office:value-type="float" office:value="1.23165513656176" calcext:value-type="float">
            <text:p>,,,</text:p>
          </table:table-cell>
          <table:table-cell table:style-name="ce4" office:value-type="float" office:value="1.23965289718879" calcext:value-type="float">
            <text:p>,,,</text:p>
          </table:table-cell>
          <table:table-cell table:style-name="ce4" office:value-type="float" office:value="1.09969208621586" calcext:value-type="float">
            <text:p>,,,</text:p>
          </table:table-cell>
          <table:table-cell table:style-name="ce4" office:value-type="float" office:value="1.00371895869157" calcext:value-type="float">
            <text:p>,,,</text:p>
          </table:table-cell>
          <table:table-cell table:style-name="ce4" office:value-type="float" office:value="0.891750309913224" calcext:value-type="float">
            <text:p>,,,</text:p>
          </table:table-cell>
          <table:table-cell table:style-name="ce4" office:value-type="float" office:value="0.747790618626784" calcext:value-type="float">
            <text:p>,,,</text:p>
          </table:table-cell>
          <table:table-cell table:style-name="ce4" office:value-type="float" office:value="0.659815251729516" calcext:value-type="float">
            <text:p>,,,</text:p>
          </table:table-cell>
          <table:table-cell table:style-name="ce4" office:value-type="float" office:value="0.663814132043028" calcext:value-type="float">
            <text:p>,,,</text:p>
          </table:table-cell>
          <table:table-cell table:style-name="ce4" office:value-type="float" office:value="0.603830927340345" calcext:value-type="float">
            <text:p>,,,</text:p>
          </table:table-cell>
          <table:table-cell table:style-name="ce4" office:value-type="float" office:value="0.495861158875515" calcext:value-type="float">
            <text:p>,,,</text:p>
          </table:table-cell>
          <table:table-cell table:style-name="ce4" office:value-type="float" office:value="0.427880193545807" calcext:value-type="float">
            <text:p>,,,</text:p>
          </table:table-cell>
          <table:table-cell table:style-name="ce4" office:value-type="float" office:value="0.267924981005318" calcext:value-type="float">
            <text:p>,,,</text:p>
          </table:table-cell>
        </table:table-row>
        <table:table-row table:style-name="ro1">
          <table:table-cell office:value-type="string" calcext:value-type="string">
            <text:p>TopDB_20_flanklength_flankclashTrue.csv </text:p>
          </table:table-cell>
          <table:table-cell office:value-type="string" calcext:value-type="string">
            <text:p><text:s/>multipass </text:p>
          </table:table-cell>
          <table:table-cell office:value-type="string" calcext:value-type="string">
            <text:p><text:s/>P </text:p>
          </table:table-cell>
          <table:table-cell office:value-type="float" office:value="25814" calcext:value-type="float">
            <text:p>25814</text:p>
          </table:table-cell>
          <table:table-cell/>
          <table:table-cell table:style-name="ce4" office:value-type="float" office:value="0.428141633881046" calcext:value-type="float">
            <text:p>,,,</text:p>
          </table:table-cell>
          <table:table-cell table:style-name="ce4" office:value-type="float" office:value="0.678855203270848" calcext:value-type="float">
            <text:p>,,,</text:p>
          </table:table-cell>
          <table:table-cell table:style-name="ce4" office:value-type="float" office:value="0.867854663272391" calcext:value-type="float">
            <text:p>,,,</text:p>
          </table:table-cell>
          <table:table-cell table:style-name="ce4" office:value-type="float" office:value="1.00285427755921" calcext:value-type="float">
            <text:p>,,,</text:p>
          </table:table-cell>
          <table:table-cell table:style-name="ce4" office:value-type="float" office:value="0.952711563681247" calcext:value-type="float">
            <text:p>,,,</text:p>
          </table:table-cell>
          <table:table-cell table:style-name="ce4" office:value-type="float" office:value="1.07999691429453" calcext:value-type="float">
            <text:p>,,,</text:p>
          </table:table-cell>
          <table:table-cell table:style-name="ce4" office:value-type="float" office:value="0.983568618375376" calcext:value-type="float">
            <text:p>,,,</text:p>
          </table:table-cell>
          <table:table-cell table:style-name="ce4" office:value-type="float" office:value="1.26513924245931" calcext:value-type="float">
            <text:p>,,,</text:p>
          </table:table-cell>
          <table:table-cell table:style-name="ce4" office:value-type="float" office:value="1.2998534289902" calcext:value-type="float">
            <text:p>,,,</text:p>
          </table:table-cell>
          <table:table-cell table:style-name="ce4" office:value-type="float" office:value="1.36928180205199" calcext:value-type="float">
            <text:p>,,,</text:p>
          </table:table-cell>
          <table:table-cell table:style-name="ce4" office:value-type="float" office:value="1.67785234899329" calcext:value-type="float">
            <text:p>,,,</text:p>
          </table:table-cell>
          <table:table-cell table:style-name="ce4" office:value-type="float" office:value="1.97485150042428" calcext:value-type="float">
            <text:p>,,,</text:p>
          </table:table-cell>
          <table:table-cell table:style-name="ce4" office:value-type="float" office:value="2.20627941063026" calcext:value-type="float">
            <text:p>,,,</text:p>
          </table:table-cell>
          <table:table-cell table:style-name="ce4" office:value-type="float" office:value="2.37599321144797" calcext:value-type="float">
            <text:p>,,,</text:p>
          </table:table-cell>
          <table:table-cell table:style-name="ce4" office:value-type="float" office:value="2.26027925634498" calcext:value-type="float">
            <text:p>,,,</text:p>
          </table:table-cell>
          <table:table-cell table:style-name="ce4" office:value-type="float" office:value="2.3837074751215" calcext:value-type="float">
            <text:p>,,,</text:p>
          </table:table-cell>
          <table:table-cell table:style-name="ce4" office:value-type="float" office:value="2.34513615675384" calcext:value-type="float">
            <text:p>,,,</text:p>
          </table:table-cell>
          <table:table-cell table:style-name="ce4" office:value-type="float" office:value="2.29885057471264" calcext:value-type="float">
            <text:p>,,,</text:p>
          </table:table-cell>
          <table:table-cell table:style-name="ce4" office:value-type="float" office:value="2.31427910205971" calcext:value-type="float">
            <text:p>,,,</text:p>
          </table:table-cell>
          <table:table-cell table:style-name="ce4" office:value-type="float" office:value="2.62670678083777" calcext:value-type="float">
            <text:p>,,,</text:p>
          </table:table-cell>
          <table:table-cell table:style-name="ce4" office:value-type="float" office:value="2.02499421430224" calcext:value-type="float">
            <text:p>,,,</text:p>
          </table:table-cell>
          <table:table-cell table:style-name="ce4" office:value-type="float" office:value="1.73956645838155" calcext:value-type="float">
            <text:p>,,,</text:p>
          </table:table-cell>
          <table:table-cell table:style-name="ce4" office:value-type="float" office:value="1.69713800817712" calcext:value-type="float">
            <text:p>,,,</text:p>
          </table:table-cell>
          <table:table-cell table:style-name="ce4" office:value-type="float" office:value="1.63156676695209" calcext:value-type="float">
            <text:p>,,,</text:p>
          </table:table-cell>
          <table:table-cell table:style-name="ce4" office:value-type="float" office:value="1.6199953714418" calcext:value-type="float">
            <text:p>,,,</text:p>
          </table:table-cell>
          <table:table-cell table:style-name="ce4" office:value-type="float" office:value="1.49271002082851" calcext:value-type="float">
            <text:p>,,,</text:p>
          </table:table-cell>
          <table:table-cell table:style-name="ce4" office:value-type="float" office:value="1.66628095348299" calcext:value-type="float">
            <text:p>,,,</text:p>
          </table:table-cell>
          <table:table-cell table:style-name="ce4" office:value-type="float" office:value="1.5852811849109" calcext:value-type="float">
            <text:p>,,,</text:p>
          </table:table-cell>
          <table:table-cell table:style-name="ce4" office:value-type="float" office:value="1.38856746123583" calcext:value-type="float">
            <text:p>,,,</text:p>
          </table:table-cell>
          <table:table-cell table:style-name="ce4" office:value-type="float" office:value="1.53899560286971" calcext:value-type="float">
            <text:p>,,,</text:p>
          </table:table-cell>
          <table:table-cell table:style-name="ce4" office:value-type="float" office:value="1.22656792409165" calcext:value-type="float">
            <text:p>,,,</text:p>
          </table:table-cell>
          <table:table-cell table:style-name="ce4" office:value-type="float" office:value="1.15713955102985" calcext:value-type="float">
            <text:p>,,,</text:p>
          </table:table-cell>
          <table:table-cell table:style-name="ce4" office:value-type="float" office:value="1.40785312041966" calcext:value-type="float">
            <text:p>,,,</text:p>
          </table:table-cell>
          <table:table-cell table:style-name="ce4" office:value-type="float" office:value="1.67785234899329" calcext:value-type="float">
            <text:p>,,,</text:p>
          </table:table-cell>
          <table:table-cell table:style-name="ce4" office:value-type="float" office:value="1.58142405307413" calcext:value-type="float">
            <text:p>,,,</text:p>
          </table:table-cell>
          <table:table-cell table:style-name="ce4" office:value-type="float" office:value="1.50042428450204" calcext:value-type="float">
            <text:p>,,,</text:p>
          </table:table-cell>
          <table:table-cell table:style-name="ce4" office:value-type="float" office:value="1.55442413021677" calcext:value-type="float">
            <text:p>,,,</text:p>
          </table:table-cell>
          <table:table-cell table:style-name="ce4" office:value-type="float" office:value="1.69713800817712" calcext:value-type="float">
            <text:p>,,,</text:p>
          </table:table-cell>
          <table:table-cell table:style-name="ce4" office:value-type="float" office:value="1.68170948083005" calcext:value-type="float">
            <text:p>,,,</text:p>
          </table:table-cell>
          <table:table-cell table:style-name="ce4" office:value-type="float" office:value="2.06356553266991" calcext:value-type="float">
            <text:p>,,,</text:p>
          </table:table-cell>
          <table:table-cell table:style-name="ce4" office:value-type="float" office:value="2.15227956491553" calcext:value-type="float">
            <text:p>,,,</text:p>
          </table:table-cell>
          <table:table-cell table:style-name="ce4" office:value-type="float" office:value="3.07799120573941" calcext:value-type="float">
            <text:p>,,,</text:p>
          </table:table-cell>
          <table:table-cell table:style-name="ce4" office:value-type="float" office:value="3.1474195788012" calcext:value-type="float">
            <text:p>,,,</text:p>
          </table:table-cell>
          <table:table-cell table:style-name="ce4" office:value-type="float" office:value="2.67684949471573" calcext:value-type="float">
            <text:p>,,,</text:p>
          </table:table-cell>
          <table:table-cell table:style-name="ce4" office:value-type="float" office:value="2.67299236287896" calcext:value-type="float">
            <text:p>,,,</text:p>
          </table:table-cell>
          <table:table-cell table:style-name="ce4" office:value-type="float" office:value="2.72699220859369" calcext:value-type="float">
            <text:p>,,,</text:p>
          </table:table-cell>
          <table:table-cell table:style-name="ce4" office:value-type="float" office:value="2.46085011185682" calcext:value-type="float">
            <text:p>,,,</text:p>
          </table:table-cell>
          <table:table-cell table:style-name="ce4" office:value-type="float" office:value="2.31042197022294" calcext:value-type="float">
            <text:p>,,,</text:p>
          </table:table-cell>
          <table:table-cell table:style-name="ce4" office:value-type="float" office:value="1.8359947543007" calcext:value-type="float">
            <text:p>,,,</text:p>
          </table:table-cell>
          <table:table-cell table:style-name="ce4" office:value-type="float" office:value="1.65856668980946" calcext:value-type="float">
            <text:p>,,,</text:p>
          </table:table-cell>
          <table:table-cell table:style-name="ce4" office:value-type="float" office:value="1.46571009797115" calcext:value-type="float">
            <text:p>,,,</text:p>
          </table:table-cell>
          <table:table-cell table:style-name="ce4" office:value-type="float" office:value="1.3577104065417" calcext:value-type="float">
            <text:p>,,,</text:p>
          </table:table-cell>
          <table:table-cell table:style-name="ce4" office:value-type="float" office:value="1.18799660572398" calcext:value-type="float">
            <text:p>,,,</text:p>
          </table:table-cell>
          <table:table-cell table:style-name="ce4" office:value-type="float" office:value="1.11471110082543" calcext:value-type="float">
            <text:p>,,,</text:p>
          </table:table-cell>
          <table:table-cell table:style-name="ce4" office:value-type="float" office:value="1.06842551878423" calcext:value-type="float">
            <text:p>,,,</text:p>
          </table:table-cell>
          <table:table-cell table:style-name="ce4" office:value-type="float" office:value="0.975854354701844" calcext:value-type="float">
            <text:p>,,,</text:p>
          </table:table-cell>
          <table:table-cell table:style-name="ce4" office:value-type="float" office:value="0.956568695518013" calcext:value-type="float">
            <text:p>,,,</text:p>
          </table:table-cell>
          <table:table-cell table:style-name="ce4" office:value-type="float" office:value="0.844711872251794" calcext:value-type="float">
            <text:p>,,,</text:p>
          </table:table-cell>
          <table:table-cell table:style-name="ce4" office:value-type="float" office:value="0.701997994291445" calcext:value-type="float">
            <text:p>,,,</text:p>
          </table:table-cell>
          <table:table-cell table:style-name="ce4" office:value-type="float" office:value="0.462855820411942" calcext:value-type="float">
            <text:p>,,,</text:p>
          </table:table-cell>
          <table:table-cell table:style-name="ce4" office:value-type="float" office:value="0.385713183676618" calcext:value-type="float">
            <text:p>,,,</text:p>
          </table:table-cell>
        </table:table-row>
        <table:table-row table:style-name="ro1">
          <table:table-cell office:value-type="string" calcext:value-type="string">
            <text:p>TopDB_20_flanklength_flankclashTrue.csv </text:p>
          </table:table-cell>
          <table:table-cell office:value-type="string" calcext:value-type="string">
            <text:p><text:s/>multipass </text:p>
          </table:table-cell>
          <table:table-cell office:value-type="string" calcext:value-type="string">
            <text:p><text:s/>H </text:p>
          </table:table-cell>
          <table:table-cell office:value-type="float" office:value="11070" calcext:value-type="float">
            <text:p>11070</text:p>
          </table:table-cell>
          <table:table-cell/>
          <table:table-cell table:style-name="ce4" office:value-type="float" office:value="0.61178587494377" calcext:value-type="float">
            <text:p>,,,</text:p>
          </table:table-cell>
          <table:table-cell table:style-name="ce4" office:value-type="float" office:value="0.782726045883941" calcext:value-type="float">
            <text:p>,,,</text:p>
          </table:table-cell>
          <table:table-cell table:style-name="ce4" office:value-type="float" office:value="0.863697705802969" calcext:value-type="float">
            <text:p>,,,</text:p>
          </table:table-cell>
          <table:table-cell table:style-name="ce4" office:value-type="float" office:value="0.953666216824112" calcext:value-type="float">
            <text:p>,,,</text:p>
          </table:table-cell>
          <table:table-cell table:style-name="ce4" office:value-type="float" office:value="1.0076473234368" calcext:value-type="float">
            <text:p>,,,</text:p>
          </table:table-cell>
          <table:table-cell table:style-name="ce4" office:value-type="float" office:value="1.28654970760234" calcext:value-type="float">
            <text:p>,,,</text:p>
          </table:table-cell>
          <table:table-cell table:style-name="ce4" office:value-type="float" office:value="1.45748987854251" calcext:value-type="float">
            <text:p>,,,</text:p>
          </table:table-cell>
          <table:table-cell table:style-name="ce4" office:value-type="float" office:value="1.65542060278902" calcext:value-type="float">
            <text:p>,,,</text:p>
          </table:table-cell>
          <table:table-cell table:style-name="ce4" office:value-type="float" office:value="1.46648672964462" calcext:value-type="float">
            <text:p>,,,</text:p>
          </table:table-cell>
          <table:table-cell table:style-name="ce4" office:value-type="float" office:value="1.7633828160144" calcext:value-type="float">
            <text:p>,,,</text:p>
          </table:table-cell>
          <table:table-cell table:style-name="ce4" office:value-type="float" office:value="2.02429149797571" calcext:value-type="float">
            <text:p>,,,</text:p>
          </table:table-cell>
          <table:table-cell table:style-name="ce4" office:value-type="float" office:value="1.67341430499325" calcext:value-type="float">
            <text:p>,,,</text:p>
          </table:table-cell>
          <table:table-cell table:style-name="ce4" office:value-type="float" office:value="2.31219073324336" calcext:value-type="float">
            <text:p>,,,</text:p>
          </table:table-cell>
          <table:table-cell table:style-name="ce4" office:value-type="float" office:value="2.40215924426451" calcext:value-type="float">
            <text:p>,,,</text:p>
          </table:table-cell>
          <table:table-cell table:style-name="ce4" office:value-type="float" office:value="2.52811515969411" calcext:value-type="float">
            <text:p>,,,</text:p>
          </table:table-cell>
          <table:table-cell table:style-name="ce4" office:value-type="float" office:value="3.21187584345479" calcext:value-type="float">
            <text:p>,,,</text:p>
          </table:table-cell>
          <table:table-cell table:style-name="ce4" office:value-type="float" office:value="3.02294197031039" calcext:value-type="float">
            <text:p>,,,</text:p>
          </table:table-cell>
          <table:table-cell table:style-name="ce4" office:value-type="float" office:value="3.04093567251462" calcext:value-type="float">
            <text:p>,,,</text:p>
          </table:table-cell>
          <table:table-cell table:style-name="ce4" office:value-type="float" office:value="2.89698605488079" calcext:value-type="float">
            <text:p>,,,</text:p>
          </table:table-cell>
          <table:table-cell table:style-name="ce4" office:value-type="float" office:value="3.40080971659919" calcext:value-type="float">
            <text:p>,,,</text:p>
          </table:table-cell>
          <table:table-cell table:style-name="ce4" office:value-type="float" office:value="2.22222222222222" calcext:value-type="float">
            <text:p>,,,</text:p>
          </table:table-cell>
          <table:table-cell table:style-name="ce4" office:value-type="float" office:value="2.16824111560954" calcext:value-type="float">
            <text:p>,,,</text:p>
          </table:table-cell>
          <table:table-cell table:style-name="ce4" office:value-type="float" office:value="1.78137651821862" calcext:value-type="float">
            <text:p>,,,</text:p>
          </table:table-cell>
          <table:table-cell table:style-name="ce4" office:value-type="float" office:value="1.35852451641925" calcext:value-type="float">
            <text:p>,,,</text:p>
          </table:table-cell>
          <table:table-cell table:style-name="ce4" office:value-type="float" office:value="1.40350877192982" calcext:value-type="float">
            <text:p>,,,</text:p>
          </table:table-cell>
          <table:table-cell table:style-name="ce4" office:value-type="float" office:value="1.24156545209177" calcext:value-type="float">
            <text:p>,,,</text:p>
          </table:table-cell>
          <table:table-cell table:style-name="ce4" office:value-type="float" office:value="1.04363472784525" calcext:value-type="float">
            <text:p>,,,</text:p>
          </table:table-cell>
          <table:table-cell table:style-name="ce4" office:value-type="float" office:value="0.827710301394512" calcext:value-type="float">
            <text:p>,,,</text:p>
          </table:table-cell>
          <table:table-cell table:style-name="ce4" office:value-type="float" office:value="0.746738641475484" calcext:value-type="float">
            <text:p>,,,</text:p>
          </table:table-cell>
          <table:table-cell table:style-name="ce4" office:value-type="float" office:value="0.620782726045884" calcext:value-type="float">
            <text:p>,,,</text:p>
          </table:table-cell>
          <table:table-cell table:style-name="ce4" office:value-type="float" office:value="0.61178587494377" calcext:value-type="float">
            <text:p>,,,</text:p>
          </table:table-cell>
          <table:table-cell table:style-name="ce4" office:value-type="float" office:value="0.584795321637427" calcext:value-type="float">
            <text:p>,,,</text:p>
          </table:table-cell>
          <table:table-cell table:style-name="ce4" office:value-type="float" office:value="0.782726045883941" calcext:value-type="float">
            <text:p>,,,</text:p>
          </table:table-cell>
          <table:table-cell table:style-name="ce4" office:value-type="float" office:value="0.647773279352227" calcext:value-type="float">
            <text:p>,,,</text:p>
          </table:table-cell>
          <table:table-cell table:style-name="ce4" office:value-type="float" office:value="1.05263157894737" calcext:value-type="float">
            <text:p>,,,</text:p>
          </table:table-cell>
          <table:table-cell table:style-name="ce4" office:value-type="float" office:value="1.15159694107063" calcext:value-type="float">
            <text:p>,,,</text:p>
          </table:table-cell>
          <table:table-cell table:style-name="ce4" office:value-type="float" office:value="1.02564102564103" calcext:value-type="float">
            <text:p>,,,</text:p>
          </table:table-cell>
          <table:table-cell table:style-name="ce4" office:value-type="float" office:value="1.3225371120108" calcext:value-type="float">
            <text:p>,,,</text:p>
          </table:table-cell>
          <table:table-cell table:style-name="ce4" office:value-type="float" office:value="1.69140800719748" calcext:value-type="float">
            <text:p>,,,</text:p>
          </table:table-cell>
          <table:table-cell table:style-name="ce4" office:value-type="float" office:value="1.82636077372919" calcext:value-type="float">
            <text:p>,,,</text:p>
          </table:table-cell>
          <table:table-cell table:style-name="ce4" office:value-type="float" office:value="2.46513720197931" calcext:value-type="float">
            <text:p>,,,</text:p>
          </table:table-cell>
          <table:table-cell table:style-name="ce4" office:value-type="float" office:value="2.98695456590193" calcext:value-type="float">
            <text:p>,,,</text:p>
          </table:table-cell>
          <table:table-cell table:style-name="ce4" office:value-type="float" office:value="3.50877192982456" calcext:value-type="float">
            <text:p>,,,</text:p>
          </table:table-cell>
          <table:table-cell table:style-name="ce4" office:value-type="float" office:value="3.52676563202879" calcext:value-type="float">
            <text:p>,,,</text:p>
          </table:table-cell>
          <table:table-cell table:style-name="ce4" office:value-type="float" office:value="3.16689158794422" calcext:value-type="float">
            <text:p>,,,</text:p>
          </table:table-cell>
          <table:table-cell table:style-name="ce4" office:value-type="float" office:value="2.87899235267656" calcext:value-type="float">
            <text:p>,,,</text:p>
          </table:table-cell>
          <table:table-cell table:style-name="ce4" office:value-type="float" office:value="2.70805218173639" calcext:value-type="float">
            <text:p>,,,</text:p>
          </table:table-cell>
          <table:table-cell table:style-name="ce4" office:value-type="float" office:value="2.25820962663068" calcext:value-type="float">
            <text:p>,,,</text:p>
          </table:table-cell>
          <table:table-cell table:style-name="ce4" office:value-type="float" office:value="2.22222222222222" calcext:value-type="float">
            <text:p>,,,</text:p>
          </table:table-cell>
          <table:table-cell table:style-name="ce4" office:value-type="float" office:value="1.61943319838057" calcext:value-type="float">
            <text:p>,,,</text:p>
          </table:table-cell>
          <table:table-cell table:style-name="ce4" office:value-type="float" office:value="1.4484930274404" calcext:value-type="float">
            <text:p>,,,</text:p>
          </table:table-cell>
          <table:table-cell table:style-name="ce4" office:value-type="float" office:value="1.16959064327485" calcext:value-type="float">
            <text:p>,,,</text:p>
          </table:table-cell>
          <table:table-cell table:style-name="ce4" office:value-type="float" office:value="1.20557804768331" calcext:value-type="float">
            <text:p>,,,</text:p>
          </table:table-cell>
          <table:table-cell table:style-name="ce4" office:value-type="float" office:value="0.980656770130454" calcext:value-type="float">
            <text:p>,,,</text:p>
          </table:table-cell>
          <table:table-cell table:style-name="ce4" office:value-type="float" office:value="1.04363472784525" calcext:value-type="float">
            <text:p>,,,</text:p>
          </table:table-cell>
          <table:table-cell table:style-name="ce4" office:value-type="float" office:value="1.02564102564103" calcext:value-type="float">
            <text:p>,,,</text:p>
          </table:table-cell>
          <table:table-cell table:style-name="ce4" office:value-type="float" office:value="0.665766981556455" calcext:value-type="float">
            <text:p>,,,</text:p>
          </table:table-cell>
          <table:table-cell table:style-name="ce4" office:value-type="float" office:value="0.764732343679712" calcext:value-type="float">
            <text:p>,,,</text:p>
          </table:table-cell>
          <table:table-cell table:style-name="ce4" office:value-type="float" office:value="0.61178587494377" calcext:value-type="float">
            <text:p>,,,</text:p>
          </table:table-cell>
          <table:table-cell table:style-name="ce4" office:value-type="float" office:value="0.449842555105713" calcext:value-type="float">
            <text:p>,,,</text:p>
          </table:table-cell>
          <table:table-cell table:style-name="ce4" office:value-type="float" office:value="0.413855150697256" calcext:value-type="float">
            <text:p>,,,</text:p>
          </table:table-cell>
        </table:table-row>
        <table:table-row table:style-name="ro1">
          <table:table-cell office:value-type="string" calcext:value-type="string">
            <text:p>TopDB_20_flanklength_flankclashTrue.csv </text:p>
          </table:table-cell>
          <table:table-cell office:value-type="string" calcext:value-type="string">
            <text:p><text:s/>multipass </text:p>
          </table:table-cell>
          <table:table-cell office:value-type="string" calcext:value-type="string">
            <text:p><text:s/>E </text:p>
          </table:table-cell>
          <table:table-cell office:value-type="float" office:value="19195" calcext:value-type="float">
            <text:p>19195</text:p>
          </table:table-cell>
          <table:table-cell/>
          <table:table-cell table:style-name="ce4" office:value-type="float" office:value="0.996694897748399" calcext:value-type="float">
            <text:p>,,,</text:p>
          </table:table-cell>
          <table:table-cell table:style-name="ce4" office:value-type="float" office:value="1.2703986779591" calcext:value-type="float">
            <text:p>,,,</text:p>
          </table:table-cell>
          <table:table-cell table:style-name="ce4" office:value-type="float" office:value="1.58025201404668" calcext:value-type="float">
            <text:p>,,,</text:p>
          </table:table-cell>
          <table:table-cell table:style-name="ce4" office:value-type="float" office:value="1.96756868415617" calcext:value-type="float">
            <text:p>,,,</text:p>
          </table:table-cell>
          <table:table-cell table:style-name="ce4" office:value-type="float" office:value="1.91076223920678" calcext:value-type="float">
            <text:p>,,,</text:p>
          </table:table-cell>
          <table:table-cell table:style-name="ce4" office:value-type="float" office:value="2.01921090683743" calcext:value-type="float">
            <text:p>,,,</text:p>
          </table:table-cell>
          <table:table-cell table:style-name="ce4" office:value-type="float" office:value="2.07085312951869" calcext:value-type="float">
            <text:p>,,,</text:p>
          </table:table-cell>
          <table:table-cell table:style-name="ce4" office:value-type="float" office:value="2.13282379673621" calcext:value-type="float">
            <text:p>,,,</text:p>
          </table:table-cell>
          <table:table-cell table:style-name="ce4" office:value-type="float" office:value="2.39103491014253" calcext:value-type="float">
            <text:p>,,,</text:p>
          </table:table-cell>
          <table:table-cell table:style-name="ce4" office:value-type="float" office:value="2.47882668870068" calcext:value-type="float">
            <text:p>,,,</text:p>
          </table:table-cell>
          <table:table-cell table:style-name="ce4" office:value-type="float" office:value="2.66990291262136" calcext:value-type="float">
            <text:p>,,,</text:p>
          </table:table-cell>
          <table:table-cell table:style-name="ce4" office:value-type="float" office:value="2.77835158025201" calcext:value-type="float">
            <text:p>,,,</text:p>
          </table:table-cell>
          <table:table-cell table:style-name="ce4" office:value-type="float" office:value="2.90745713695517" calcext:value-type="float">
            <text:p>,,,</text:p>
          </table:table-cell>
          <table:table-cell table:style-name="ce4" office:value-type="float" office:value="2.79384424705639" calcext:value-type="float">
            <text:p>,,,</text:p>
          </table:table-cell>
          <table:table-cell table:style-name="ce4" office:value-type="float" office:value="2.8145011361289" calcext:value-type="float">
            <text:p>,,,</text:p>
          </table:table-cell>
          <table:table-cell table:style-name="ce4" office:value-type="float" office:value="2.83515802520141" calcext:value-type="float">
            <text:p>,,,</text:p>
          </table:table-cell>
          <table:table-cell table:style-name="ce4" office:value-type="float" office:value="2.64408180128073" calcext:value-type="float">
            <text:p>,,,</text:p>
          </table:table-cell>
          <table:table-cell table:style-name="ce4" office:value-type="float" office:value="2.98492047097707" calcext:value-type="float">
            <text:p>,,,</text:p>
          </table:table-cell>
          <table:table-cell table:style-name="ce4" office:value-type="float" office:value="2.91778558149143" calcext:value-type="float">
            <text:p>,,,</text:p>
          </table:table-cell>
          <table:table-cell table:style-name="ce4" office:value-type="float" office:value="2.92294980375955" calcext:value-type="float">
            <text:p>,,,</text:p>
          </table:table-cell>
          <table:table-cell table:style-name="ce4" office:value-type="float" office:value="1.7196860152861" calcext:value-type="float">
            <text:p>,,,</text:p>
          </table:table-cell>
          <table:table-cell table:style-name="ce4" office:value-type="float" office:value="1.23424912208221" calcext:value-type="float">
            <text:p>,,,</text:p>
          </table:table-cell>
          <table:table-cell table:style-name="ce4" office:value-type="float" office:value="1.11547200991531" calcext:value-type="float">
            <text:p>,,,</text:p>
          </table:table-cell>
          <table:table-cell table:style-name="ce4" office:value-type="float" office:value="0.712662673001446" calcext:value-type="float">
            <text:p>,,,</text:p>
          </table:table-cell>
          <table:table-cell table:style-name="ce4" office:value-type="float" office:value="0.686841561660814" calcext:value-type="float">
            <text:p>,,,</text:p>
          </table:table-cell>
          <table:table-cell table:style-name="ce4" office:value-type="float" office:value="0.810782896095848" calcext:value-type="float">
            <text:p>,,,</text:p>
          </table:table-cell>
          <table:table-cell table:style-name="ce4" office:value-type="float" office:value="0.640363561247676" calcext:value-type="float">
            <text:p>,,,</text:p>
          </table:table-cell>
          <table:table-cell table:style-name="ce4" office:value-type="float" office:value="0.56290022722578" calcext:value-type="float">
            <text:p>,,,</text:p>
          </table:table-cell>
          <table:table-cell table:style-name="ce4" office:value-type="float" office:value="0.593885560834538" calcext:value-type="float">
            <text:p>,,,</text:p>
          </table:table-cell>
          <table:table-cell table:style-name="ce4" office:value-type="float" office:value="0.49060111547201" calcext:value-type="float">
            <text:p>,,,</text:p>
          </table:table-cell>
          <table:table-cell table:style-name="ce4" office:value-type="float" office:value="0.485436893203883" calcext:value-type="float">
            <text:p>,,,</text:p>
          </table:table-cell>
          <table:table-cell table:style-name="ce4" office:value-type="float" office:value="0.630035116711423" calcext:value-type="float">
            <text:p>,,,</text:p>
          </table:table-cell>
          <table:table-cell table:style-name="ce4" office:value-type="float" office:value="0.531914893617021" calcext:value-type="float">
            <text:p>,,,</text:p>
          </table:table-cell>
          <table:table-cell table:style-name="ce4" office:value-type="float" office:value="0.521586449080768" calcext:value-type="float">
            <text:p>,,,</text:p>
          </table:table-cell>
          <table:table-cell table:style-name="ce4" office:value-type="float" office:value="0.640363561247676" calcext:value-type="float">
            <text:p>,,,</text:p>
          </table:table-cell>
          <table:table-cell table:style-name="ce4" office:value-type="float" office:value="0.5474075604214" calcext:value-type="float">
            <text:p>,,,</text:p>
          </table:table-cell>
          <table:table-cell table:style-name="ce4" office:value-type="float" office:value="0.702334228465193" calcext:value-type="float">
            <text:p>,,,</text:p>
          </table:table-cell>
          <table:table-cell table:style-name="ce4" office:value-type="float" office:value="0.733319562073952" calcext:value-type="float">
            <text:p>,,,</text:p>
          </table:table-cell>
          <table:table-cell table:style-name="ce4" office:value-type="float" office:value="0.76430489568271" calcext:value-type="float">
            <text:p>,,,</text:p>
          </table:table-cell>
          <table:table-cell table:style-name="ce4" office:value-type="float" office:value="1.11547200991531" calcext:value-type="float">
            <text:p>,,,</text:p>
          </table:table-cell>
          <table:table-cell table:style-name="ce4" office:value-type="float" office:value="1.76616401569924" calcext:value-type="float">
            <text:p>,,,</text:p>
          </table:table-cell>
          <table:table-cell table:style-name="ce4" office:value-type="float" office:value="2.1896302416856" calcext:value-type="float">
            <text:p>,,,</text:p>
          </table:table-cell>
          <table:table-cell table:style-name="ce4" office:value-type="float" office:value="2.8919644701508" calcext:value-type="float">
            <text:p>,,,</text:p>
          </table:table-cell>
          <table:table-cell table:style-name="ce4" office:value-type="float" office:value="2.88680024788267" calcext:value-type="float">
            <text:p>,,,</text:p>
          </table:table-cell>
          <table:table-cell table:style-name="ce4" office:value-type="float" office:value="2.65957446808511" calcext:value-type="float">
            <text:p>,,,</text:p>
          </table:table-cell>
          <table:table-cell table:style-name="ce4" office:value-type="float" office:value="2.56661846725883" calcext:value-type="float">
            <text:p>,,,</text:p>
          </table:table-cell>
          <table:table-cell table:style-name="ce4" office:value-type="float" office:value="2.69572402396199" calcext:value-type="float">
            <text:p>,,,</text:p>
          </table:table-cell>
          <table:table-cell table:style-name="ce4" office:value-type="float" office:value="2.40652757694691" calcext:value-type="float">
            <text:p>,,,</text:p>
          </table:table-cell>
          <table:table-cell table:style-name="ce4" office:value-type="float" office:value="2.34972113199752" calcext:value-type="float">
            <text:p>,,,</text:p>
          </table:table-cell>
          <table:table-cell table:style-name="ce4" office:value-type="float" office:value="2.10183846312745" calcext:value-type="float">
            <text:p>,,,</text:p>
          </table:table-cell>
          <table:table-cell table:style-name="ce4" office:value-type="float" office:value="1.77649246023549" calcext:value-type="float">
            <text:p>,,,</text:p>
          </table:table-cell>
          <table:table-cell table:style-name="ce4" office:value-type="float" office:value="1.51311712456104" calcext:value-type="float">
            <text:p>,,,</text:p>
          </table:table-cell>
          <table:table-cell table:style-name="ce4" office:value-type="float" office:value="1.33753356744474" calcext:value-type="float">
            <text:p>,,,</text:p>
          </table:table-cell>
          <table:table-cell table:style-name="ce4" office:value-type="float" office:value="1.4459822350754" calcext:value-type="float">
            <text:p>,,,</text:p>
          </table:table-cell>
          <table:table-cell table:style-name="ce4" office:value-type="float" office:value="1.17744267713282" calcext:value-type="float">
            <text:p>,,,</text:p>
          </table:table-cell>
          <table:table-cell table:style-name="ce4" office:value-type="float" office:value="1.14129312125594" calcext:value-type="float">
            <text:p>,,,</text:p>
          </table:table-cell>
          <table:table-cell table:style-name="ce4" office:value-type="float" office:value="0.976038008675893" calcext:value-type="float">
            <text:p>,,,</text:p>
          </table:table-cell>
          <table:table-cell table:style-name="ce4" office:value-type="float" office:value="0.960545341871514" calcext:value-type="float">
            <text:p>,,,</text:p>
          </table:table-cell>
          <table:table-cell table:style-name="ce4" office:value-type="float" office:value="0.857260896508986" calcext:value-type="float">
            <text:p>,,,</text:p>
          </table:table-cell>
          <table:table-cell table:style-name="ce4" office:value-type="float" office:value="0.69200578392894" calcext:value-type="float">
            <text:p>,,,</text:p>
          </table:table-cell>
          <table:table-cell table:style-name="ce4" office:value-type="float" office:value="0.407973559181987" calcext:value-type="float">
            <text:p>,,,</text:p>
          </table:table-cell>
        </table:table-row>
        <table:table-row table:style-name="ro1">
          <table:table-cell office:value-type="string" calcext:value-type="string">
            <text:p>TopDB_20_flanklength_flankclashTrue.csv </text:p>
          </table:table-cell>
          <table:table-cell office:value-type="string" calcext:value-type="string">
            <text:p><text:s/>multipass </text:p>
          </table:table-cell>
          <table:table-cell office:value-type="string" calcext:value-type="string">
            <text:p><text:s/>Q </text:p>
          </table:table-cell>
          <table:table-cell office:value-type="float" office:value="17222" calcext:value-type="float">
            <text:p>17222</text:p>
          </table:table-cell>
          <table:table-cell/>
          <table:table-cell table:style-name="ce4" office:value-type="float" office:value="0.617533329485774" calcext:value-type="float">
            <text:p>,,,</text:p>
          </table:table-cell>
          <table:table-cell table:style-name="ce4" office:value-type="float" office:value="0.877243608241473" calcext:value-type="float">
            <text:p>,,,</text:p>
          </table:table-cell>
          <table:table-cell table:style-name="ce4" office:value-type="float" office:value="0.963813701160039" calcext:value-type="float">
            <text:p>,,,</text:p>
          </table:table-cell>
          <table:table-cell table:style-name="ce4" office:value-type="float" office:value="1.23506665897155" calcext:value-type="float">
            <text:p>,,,</text:p>
          </table:table-cell>
          <table:table-cell table:style-name="ce4" office:value-type="float" office:value="1.11963986841346" calcext:value-type="float">
            <text:p>,,,</text:p>
          </table:table-cell>
          <table:table-cell table:style-name="ce4" office:value-type="float" office:value="1.26969469613897" calcext:value-type="float">
            <text:p>,,,</text:p>
          </table:table-cell>
          <table:table-cell table:style-name="ce4" office:value-type="float" office:value="1.50631961678306" calcext:value-type="float">
            <text:p>,,,</text:p>
          </table:table-cell>
          <table:table-cell table:style-name="ce4" office:value-type="float" office:value="1.56980435159" calcext:value-type="float">
            <text:p>,,,</text:p>
          </table:table-cell>
          <table:table-cell table:style-name="ce4" office:value-type="float" office:value="1.76602989553875" calcext:value-type="float">
            <text:p>,,,</text:p>
          </table:table-cell>
          <table:table-cell table:style-name="ce4" office:value-type="float" office:value="1.99111213712703" calcext:value-type="float">
            <text:p>,,,</text:p>
          </table:table-cell>
          <table:table-cell table:style-name="ce4" office:value-type="float" office:value="2.11808160674092" calcext:value-type="float">
            <text:p>,,,</text:p>
          </table:table-cell>
          <table:table-cell table:style-name="ce4" office:value-type="float" office:value="2.58556010850118" calcext:value-type="float">
            <text:p>,,,</text:p>
          </table:table-cell>
          <table:table-cell table:style-name="ce4" office:value-type="float" office:value="2.25082241588273" calcext:value-type="float">
            <text:p>,,,</text:p>
          </table:table-cell>
          <table:table-cell table:style-name="ce4" office:value-type="float" office:value="2.29122179257806" calcext:value-type="float">
            <text:p>,,,</text:p>
          </table:table-cell>
          <table:table-cell table:style-name="ce4" office:value-type="float" office:value="2.74715761528251" calcext:value-type="float">
            <text:p>,,,</text:p>
          </table:table-cell>
          <table:table-cell table:style-name="ce4" office:value-type="float" office:value="2.6028741270849" calcext:value-type="float">
            <text:p>,,,</text:p>
          </table:table-cell>
          <table:table-cell table:style-name="ce4" office:value-type="float" office:value="2.66058752236394" calcext:value-type="float">
            <text:p>,,,</text:p>
          </table:table-cell>
          <table:table-cell table:style-name="ce4" office:value-type="float" office:value="2.61441680614071" calcext:value-type="float">
            <text:p>,,,</text:p>
          </table:table-cell>
          <table:table-cell table:style-name="ce4" office:value-type="float" office:value="2.82218502914526" calcext:value-type="float">
            <text:p>,,,</text:p>
          </table:table-cell>
          <table:table-cell table:style-name="ce4" office:value-type="float" office:value="2.62018814566861" calcext:value-type="float">
            <text:p>,,,</text:p>
          </table:table-cell>
          <table:table-cell table:style-name="ce4" office:value-type="float" office:value="2.15270964390835" calcext:value-type="float">
            <text:p>,,,</text:p>
          </table:table-cell>
          <table:table-cell table:style-name="ce4" office:value-type="float" office:value="1.72563051884342" calcext:value-type="float">
            <text:p>,,,</text:p>
          </table:table-cell>
          <table:table-cell table:style-name="ce4" office:value-type="float" office:value="1.47169157961563" calcext:value-type="float">
            <text:p>,,,</text:p>
          </table:table-cell>
          <table:table-cell table:style-name="ce4" office:value-type="float" office:value="1.3043227333064" calcext:value-type="float">
            <text:p>,,,</text:p>
          </table:table-cell>
          <table:table-cell table:style-name="ce4" office:value-type="float" office:value="1.33317943094592" calcext:value-type="float">
            <text:p>,,,</text:p>
          </table:table-cell>
          <table:table-cell table:style-name="ce4" office:value-type="float" office:value="1.09655451030184" calcext:value-type="float">
            <text:p>,,,</text:p>
          </table:table-cell>
          <table:table-cell table:style-name="ce4" office:value-type="float" office:value="0.986899059271657" calcext:value-type="float">
            <text:p>,,,</text:p>
          </table:table-cell>
          <table:table-cell table:style-name="ce4" office:value-type="float" office:value="1.1773532636925" calcext:value-type="float">
            <text:p>,,,</text:p>
          </table:table-cell>
          <table:table-cell table:style-name="ce4" office:value-type="float" office:value="1.06769781266232" calcext:value-type="float">
            <text:p>,,,</text:p>
          </table:table-cell>
          <table:table-cell table:style-name="ce4" office:value-type="float" office:value="1.06192647313441" calcext:value-type="float">
            <text:p>,,,</text:p>
          </table:table-cell>
          <table:table-cell table:style-name="ce4" office:value-type="float" office:value="0.95227102210423" calcext:value-type="float">
            <text:p>,,,</text:p>
          </table:table-cell>
          <table:table-cell table:style-name="ce4" office:value-type="float" office:value="0.848386910601951" calcext:value-type="float">
            <text:p>,,,</text:p>
          </table:table-cell>
          <table:table-cell table:style-name="ce4" office:value-type="float" office:value="0.784902175795002" calcext:value-type="float">
            <text:p>,,,</text:p>
          </table:table-cell>
          <table:table-cell table:style-name="ce4" office:value-type="float" office:value="0.900328966353091" calcext:value-type="float">
            <text:p>,,,</text:p>
          </table:table-cell>
          <table:table-cell table:number-columns-repeated="2" table:style-name="ce4" office:value-type="float" office:value="1.00421307785537" calcext:value-type="float">
            <text:p>,,,</text:p>
          </table:table-cell>
          <table:table-cell table:style-name="ce4" office:value-type="float" office:value="1.15426790558089" calcext:value-type="float">
            <text:p>,,,</text:p>
          </table:table-cell>
          <table:table-cell table:style-name="ce4" office:value-type="float" office:value="1.22929531944364" calcext:value-type="float">
            <text:p>,,,</text:p>
          </table:table-cell>
          <table:table-cell table:style-name="ce4" office:value-type="float" office:value="1.52363363536677" calcext:value-type="float">
            <text:p>,,,</text:p>
          </table:table-cell>
          <table:table-cell table:style-name="ce4" office:value-type="float" office:value="2.04882553240607" calcext:value-type="float">
            <text:p>,,,</text:p>
          </table:table-cell>
          <table:table-cell table:style-name="ce4" office:value-type="float" office:value="2.03151151382236" calcext:value-type="float">
            <text:p>,,,</text:p>
          </table:table-cell>
          <table:table-cell table:style-name="ce4" office:value-type="float" office:value="2.90875512206383" calcext:value-type="float">
            <text:p>,,,</text:p>
          </table:table-cell>
          <table:table-cell table:style-name="ce4" office:value-type="float" office:value="3.41086166099152" calcext:value-type="float">
            <text:p>,,,</text:p>
          </table:table-cell>
          <table:table-cell table:style-name="ce4" office:value-type="float" office:value="3.21463611704277" calcext:value-type="float">
            <text:p>,,,</text:p>
          </table:table-cell>
          <table:table-cell table:style-name="ce4" office:value-type="float" office:value="2.88566976395221" calcext:value-type="float">
            <text:p>,,,</text:p>
          </table:table-cell>
          <table:table-cell table:style-name="ce4" office:value-type="float" office:value="2.59710278755699" calcext:value-type="float">
            <text:p>,,,</text:p>
          </table:table-cell>
          <table:table-cell table:style-name="ce4" office:value-type="float" office:value="2.54516073180585" calcext:value-type="float">
            <text:p>,,,</text:p>
          </table:table-cell>
          <table:table-cell table:style-name="ce4" office:value-type="float" office:value="2.10076758815721" calcext:value-type="float">
            <text:p>,,,</text:p>
          </table:table-cell>
          <table:table-cell table:style-name="ce4" office:value-type="float" office:value="2.12962428579673" calcext:value-type="float">
            <text:p>,,,</text:p>
          </table:table-cell>
          <table:table-cell table:style-name="ce4" office:value-type="float" office:value="1.98534079759912" calcext:value-type="float">
            <text:p>,,,</text:p>
          </table:table-cell>
          <table:table-cell table:style-name="ce4" office:value-type="float" office:value="1.61020372828534" calcext:value-type="float">
            <text:p>,,,</text:p>
          </table:table-cell>
          <table:table-cell table:style-name="ce4" office:value-type="float" office:value="1.35626478905754" calcext:value-type="float">
            <text:p>,,,</text:p>
          </table:table-cell>
          <table:table-cell table:style-name="ce4" office:value-type="float" office:value="1.16581058463669" calcext:value-type="float">
            <text:p>,,,</text:p>
          </table:table-cell>
          <table:table-cell table:style-name="ce4" office:value-type="float" office:value="1.10809718935765" calcext:value-type="float">
            <text:p>,,,</text:p>
          </table:table-cell>
          <table:table-cell table:style-name="ce4" office:value-type="float" office:value="1.20043862180412" calcext:value-type="float">
            <text:p>,,,</text:p>
          </table:table-cell>
          <table:table-cell table:style-name="ce4" office:value-type="float" office:value="0.854158250129855" calcext:value-type="float">
            <text:p>,,,</text:p>
          </table:table-cell>
          <table:table-cell table:style-name="ce4" office:value-type="float" office:value="0.75604547815548" calcext:value-type="float">
            <text:p>,,,</text:p>
          </table:table-cell>
          <table:table-cell table:style-name="ce4" office:value-type="float" office:value="0.813758873434524" calcext:value-type="float">
            <text:p>,,,</text:p>
          </table:table-cell>
          <table:table-cell table:style-name="ce4" office:value-type="float" office:value="0.773359496739193" calcext:value-type="float">
            <text:p>,,,</text:p>
          </table:table-cell>
          <table:table-cell table:style-name="ce4" office:value-type="float" office:value="0.50787787845559" calcext:value-type="float">
            <text:p>,,,</text:p>
          </table:table-cell>
          <table:table-cell table:style-name="ce4" office:value-type="float" office:value="0.380908408841692" calcext:value-type="float">
            <text:p>,,,</text:p>
          </table:table-cell>
        </table:table-row>
        <table:table-row table:style-name="ro1">
          <table:table-cell office:value-type="string" calcext:value-type="string">
            <text:p>TopDB_20_flanklength_flankclashTrue.csv </text:p>
          </table:table-cell>
          <table:table-cell office:value-type="string" calcext:value-type="string">
            <text:p><text:s/>multipass </text:p>
          </table:table-cell>
          <table:table-cell office:value-type="string" calcext:value-type="string">
            <text:p><text:s/>D </text:p>
          </table:table-cell>
          <table:table-cell office:value-type="float" office:value="16791" calcext:value-type="float">
            <text:p>16791</text:p>
          </table:table-cell>
          <table:table-cell/>
          <table:table-cell table:style-name="ce4" office:value-type="float" office:value="0.7019406594703" calcext:value-type="float">
            <text:p>,,,</text:p>
          </table:table-cell>
          <table:table-cell table:style-name="ce4" office:value-type="float" office:value="0.967380404648145" calcext:value-type="float">
            <text:p>,,,</text:p>
          </table:table-cell>
          <table:table-cell table:style-name="ce4" office:value-type="float" office:value="1.02636701468767" calcext:value-type="float">
            <text:p>,,,</text:p>
          </table:table-cell>
          <table:table-cell table:style-name="ce4" office:value-type="float" office:value="1.44517194596827" calcext:value-type="float">
            <text:p>,,,</text:p>
          </table:table-cell>
          <table:table-cell table:style-name="ce4" office:value-type="float" office:value="1.54544918303545" calcext:value-type="float">
            <text:p>,,,</text:p>
          </table:table-cell>
          <table:table-cell table:style-name="ce4" office:value-type="float" office:value="1.61623311508288" calcext:value-type="float">
            <text:p>,,,</text:p>
          </table:table-cell>
          <table:table-cell table:style-name="ce4" office:value-type="float" office:value="1.69291570813425" calcext:value-type="float">
            <text:p>,,,</text:p>
          </table:table-cell>
          <table:table-cell table:style-name="ce4" office:value-type="float" office:value="1.63392909809473" calcext:value-type="float">
            <text:p>,,,</text:p>
          </table:table-cell>
          <table:table-cell table:style-name="ce4" office:value-type="float" office:value="1.74010499616587" calcext:value-type="float">
            <text:p>,,,</text:p>
          </table:table-cell>
          <table:table-cell table:style-name="ce4" office:value-type="float" office:value="1.98195009732791" calcext:value-type="float">
            <text:p>,,,</text:p>
          </table:table-cell>
          <table:table-cell table:style-name="ce4" office:value-type="float" office:value="2.23559252049785" calcext:value-type="float">
            <text:p>,,,</text:p>
          </table:table-cell>
          <table:table-cell table:style-name="ce4" office:value-type="float" office:value="2.48333628266384" calcext:value-type="float">
            <text:p>,,,</text:p>
          </table:table-cell>
          <table:table-cell table:style-name="ce4" office:value-type="float" office:value="2.41845101162036" calcext:value-type="float">
            <text:p>,,,</text:p>
          </table:table-cell>
          <table:table-cell table:style-name="ce4" office:value-type="float" office:value="2.3771603845927" calcext:value-type="float">
            <text:p>,,,</text:p>
          </table:table-cell>
          <table:table-cell table:style-name="ce4" office:value-type="float" office:value="2.70158673981006" calcext:value-type="float">
            <text:p>,,,</text:p>
          </table:table-cell>
          <table:table-cell table:style-name="ce4" office:value-type="float" office:value="2.61310682475078" calcext:value-type="float">
            <text:p>,,,</text:p>
          </table:table-cell>
          <table:table-cell table:style-name="ce4" office:value-type="float" office:value="2.90803987494839" calcext:value-type="float">
            <text:p>,,,</text:p>
          </table:table-cell>
          <table:table-cell table:style-name="ce4" office:value-type="float" office:value="2.73108004482982" calcext:value-type="float">
            <text:p>,,,</text:p>
          </table:table-cell>
          <table:table-cell table:style-name="ce4" office:value-type="float" office:value="3.27375685719342" calcext:value-type="float">
            <text:p>,,,</text:p>
          </table:table-cell>
          <table:table-cell table:style-name="ce4" office:value-type="float" office:value="2.68389075679821" calcext:value-type="float">
            <text:p>,,,</text:p>
          </table:table-cell>
          <table:table-cell table:style-name="ce4" office:value-type="float" office:value="1.51595587801569" calcext:value-type="float">
            <text:p>,,,</text:p>
          </table:table-cell>
          <table:table-cell table:style-name="ce4" office:value-type="float" office:value="1.15613755677461" calcext:value-type="float">
            <text:p>,,,</text:p>
          </table:table-cell>
          <table:table-cell table:style-name="ce4" office:value-type="float" office:value="0.967380404648145" calcext:value-type="float">
            <text:p>,,,</text:p>
          </table:table-cell>
          <table:table-cell table:number-columns-repeated="2" table:style-name="ce4" office:value-type="float" office:value="0.796319235533534" calcext:value-type="float">
            <text:p>,,,</text:p>
          </table:table-cell>
          <table:table-cell table:style-name="ce4" office:value-type="float" office:value="0.743231286497965" calcext:value-type="float">
            <text:p>,,,</text:p>
          </table:table-cell>
          <table:table-cell table:number-columns-repeated="2" table:style-name="ce4" office:value-type="float" office:value="0.755028608505869" calcext:value-type="float">
            <text:p>,,,</text:p>
          </table:table-cell>
          <table:table-cell table:style-name="ce4" office:value-type="float" office:value="0.696041998466348" calcext:value-type="float">
            <text:p>,,,</text:p>
          </table:table-cell>
          <table:table-cell table:style-name="ce4" office:value-type="float" office:value="0.637055388426827" calcext:value-type="float">
            <text:p>,,,</text:p>
          </table:table-cell>
          <table:table-cell table:style-name="ce4" office:value-type="float" office:value="0.566271456379402" calcext:value-type="float">
            <text:p>,,,</text:p>
          </table:table-cell>
          <table:table-cell table:style-name="ce4" office:value-type="float" office:value="0.454196897304312" calcext:value-type="float">
            <text:p>,,,</text:p>
          </table:table-cell>
          <table:table-cell table:style-name="ce4" office:value-type="float" office:value="0.519082168347785" calcext:value-type="float">
            <text:p>,,,</text:p>
          </table:table-cell>
          <table:table-cell table:style-name="ce4" office:value-type="float" office:value="0.583967439391258" calcext:value-type="float">
            <text:p>,,,</text:p>
          </table:table-cell>
          <table:table-cell table:style-name="ce4" office:value-type="float" office:value="0.572170117383354" calcext:value-type="float">
            <text:p>,,,</text:p>
          </table:table-cell>
          <table:table-cell table:style-name="ce4" office:value-type="float" office:value="0.625258066418923" calcext:value-type="float">
            <text:p>,,,</text:p>
          </table:table-cell>
          <table:table-cell table:style-name="ce4" office:value-type="float" office:value="0.81401521854539" calcext:value-type="float">
            <text:p>,,,</text:p>
          </table:table-cell>
          <table:table-cell table:style-name="ce4" office:value-type="float" office:value="0.808116557541438" calcext:value-type="float">
            <text:p>,,,</text:p>
          </table:table-cell>
          <table:table-cell table:style-name="ce4" office:value-type="float" office:value="0.867103167580959" calcext:value-type="float">
            <text:p>,,,</text:p>
          </table:table-cell>
          <table:table-cell table:style-name="ce4" office:value-type="float" office:value="1.4038813189406" calcext:value-type="float">
            <text:p>,,,</text:p>
          </table:table-cell>
          <table:table-cell table:style-name="ce4" office:value-type="float" office:value="1.69291570813425" calcext:value-type="float">
            <text:p>,,,</text:p>
          </table:table-cell>
          <table:table-cell table:style-name="ce4" office:value-type="float" office:value="2.73697870583378" calcext:value-type="float">
            <text:p>,,,</text:p>
          </table:table-cell>
          <table:table-cell table:style-name="ce4" office:value-type="float" office:value="3.09679702707485" calcext:value-type="float">
            <text:p>,,,</text:p>
          </table:table-cell>
          <table:table-cell table:style-name="ce4" office:value-type="float" office:value="3.56279124638707" calcext:value-type="float">
            <text:p>,,,</text:p>
          </table:table-cell>
          <table:table-cell table:style-name="ce4" office:value-type="float" office:value="3.33274346723294" calcext:value-type="float">
            <text:p>,,,</text:p>
          </table:table-cell>
          <table:table-cell table:style-name="ce4" office:value-type="float" office:value="3.19707426414204" calcext:value-type="float">
            <text:p>,,,</text:p>
          </table:table-cell>
          <table:table-cell table:style-name="ce4" office:value-type="float" office:value="3.16168229811833" calcext:value-type="float">
            <text:p>,,,</text:p>
          </table:table-cell>
          <table:table-cell table:style-name="ce4" office:value-type="float" office:value="2.89034389193653" calcext:value-type="float">
            <text:p>,,,</text:p>
          </table:table-cell>
          <table:table-cell table:style-name="ce4" office:value-type="float" office:value="2.66619477378635" calcext:value-type="float">
            <text:p>,,,</text:p>
          </table:table-cell>
          <table:table-cell table:style-name="ce4" office:value-type="float" office:value="2.34176841856898" calcext:value-type="float">
            <text:p>,,,</text:p>
          </table:table-cell>
          <table:table-cell table:style-name="ce4" office:value-type="float" office:value="1.97605143632395" calcext:value-type="float">
            <text:p>,,,</text:p>
          </table:table-cell>
          <table:table-cell table:style-name="ce4" office:value-type="float" office:value="1.69291570813425" calcext:value-type="float">
            <text:p>,,,</text:p>
          </table:table-cell>
          <table:table-cell table:style-name="ce4" office:value-type="float" office:value="1.61623311508288" calcext:value-type="float">
            <text:p>,,,</text:p>
          </table:table-cell>
          <table:table-cell table:style-name="ce4" office:value-type="float" office:value="1.49236123399988" calcext:value-type="float">
            <text:p>,,,</text:p>
          </table:table-cell>
          <table:table-cell table:style-name="ce4" office:value-type="float" office:value="1.50415855600779" calcext:value-type="float">
            <text:p>,,,</text:p>
          </table:table-cell>
          <table:table-cell table:style-name="ce4" office:value-type="float" office:value="1.09715094673509" calcext:value-type="float">
            <text:p>,,,</text:p>
          </table:table-cell>
          <table:table-cell table:style-name="ce4" office:value-type="float" office:value="1.01456969267976" calcext:value-type="float">
            <text:p>,,,</text:p>
          </table:table-cell>
          <table:table-cell table:style-name="ce4" office:value-type="float" office:value="1.09125228573114" calcext:value-type="float">
            <text:p>,,,</text:p>
          </table:table-cell>
          <table:table-cell table:style-name="ce4" office:value-type="float" office:value="0.855305845573055" calcext:value-type="float">
            <text:p>,,,</text:p>
          </table:table-cell>
          <table:table-cell table:style-name="ce4" office:value-type="float" office:value="0.696041998466348" calcext:value-type="float">
            <text:p>,,,</text:p>
          </table:table-cell>
          <table:table-cell table:style-name="ce4" office:value-type="float" office:value="0.519082168347785" calcext:value-type="float">
            <text:p>,,,</text:p>
          </table:table-cell>
        </table:table-row>
        <table:table-row table:style-name="ro1">
          <table:table-cell office:value-type="string" calcext:value-type="string">
            <text:p>TopDB_20_flanklength_flankclashTrue.csv </text:p>
          </table:table-cell>
          <table:table-cell office:value-type="string" calcext:value-type="string">
            <text:p><text:s/>multipass </text:p>
          </table:table-cell>
          <table:table-cell office:value-type="string" calcext:value-type="string">
            <text:p><text:s/>N </text:p>
          </table:table-cell>
          <table:table-cell office:value-type="float" office:value="20890" calcext:value-type="float">
            <text:p>20890</text:p>
          </table:table-cell>
          <table:table-cell/>
          <table:table-cell table:style-name="ce4" office:value-type="float" office:value="0.48063195964595" calcext:value-type="float">
            <text:p>,,,</text:p>
          </table:table-cell>
          <table:table-cell table:style-name="ce4" office:value-type="float" office:value="0.642428856952508" calcext:value-type="float">
            <text:p>,,,</text:p>
          </table:table-cell>
          <table:table-cell table:style-name="ce4" office:value-type="float" office:value="0.866089273817455" calcext:value-type="float">
            <text:p>,,,</text:p>
          </table:table-cell>
          <table:table-cell table:style-name="ce4" office:value-type="float" office:value="0.932711525649567" calcext:value-type="float">
            <text:p>,,,</text:p>
          </table:table-cell>
          <table:table-cell table:style-name="ce4" office:value-type="float" office:value="1.1754068716094" calcext:value-type="float">
            <text:p>,,,</text:p>
          </table:table-cell>
          <table:table-cell table:style-name="ce4" office:value-type="float" office:value="1.1325782811459" calcext:value-type="float">
            <text:p>,,,</text:p>
          </table:table-cell>
          <table:table-cell table:style-name="ce4" office:value-type="float" office:value="1.30389264299991" calcext:value-type="float">
            <text:p>,,,</text:p>
          </table:table-cell>
          <table:table-cell table:style-name="ce4" office:value-type="float" office:value="1.39430855620063" calcext:value-type="float">
            <text:p>,,,</text:p>
          </table:table-cell>
          <table:table-cell table:style-name="ce4" office:value-type="float" office:value="1.37527362710574" calcext:value-type="float">
            <text:p>,,,</text:p>
          </table:table-cell>
          <table:table-cell table:style-name="ce4" office:value-type="float" office:value="1.54658798895974" calcext:value-type="float">
            <text:p>,,,</text:p>
          </table:table-cell>
          <table:table-cell table:style-name="ce4" office:value-type="float" office:value="1.59893404397069" calcext:value-type="float">
            <text:p>,,,</text:p>
          </table:table-cell>
          <table:table-cell table:style-name="ce4" office:value-type="float" office:value="1.73217854763491" calcext:value-type="float">
            <text:p>,,,</text:p>
          </table:table-cell>
          <table:table-cell table:style-name="ce4" office:value-type="float" office:value="1.9653564290473" calcext:value-type="float">
            <text:p>,,,</text:p>
          </table:table-cell>
          <table:table-cell table:style-name="ce4" office:value-type="float" office:value="2.07480727134291" calcext:value-type="float">
            <text:p>,,,</text:p>
          </table:table-cell>
          <table:table-cell table:style-name="ce4" office:value-type="float" office:value="2.42695345959836" calcext:value-type="float">
            <text:p>,,,</text:p>
          </table:table-cell>
          <table:table-cell table:style-name="ce4" office:value-type="float" office:value="2.46978205006186" calcext:value-type="float">
            <text:p>,,,</text:p>
          </table:table-cell>
          <table:table-cell table:style-name="ce4" office:value-type="float" office:value="3.03131245836109" calcext:value-type="float">
            <text:p>,,,</text:p>
          </table:table-cell>
          <table:table-cell table:style-name="ce4" office:value-type="float" office:value="2.69820119920053" calcext:value-type="float">
            <text:p>,,,</text:p>
          </table:table-cell>
          <table:table-cell table:style-name="ce4" office:value-type="float" office:value="2.64585514418959" calcext:value-type="float">
            <text:p>,,,</text:p>
          </table:table-cell>
          <table:table-cell table:style-name="ce4" office:value-type="float" office:value="2.94565527743409" calcext:value-type="float">
            <text:p>,,,</text:p>
          </table:table-cell>
          <table:table-cell table:number-columns-repeated="2" table:style-name="ce4" office:value-type="float" office:value="1.70362615399258" calcext:value-type="float">
            <text:p>,,,</text:p>
          </table:table-cell>
          <table:table-cell table:style-name="ce4" office:value-type="float" office:value="1.75597220900352" calcext:value-type="float">
            <text:p>,,,</text:p>
          </table:table-cell>
          <table:table-cell table:style-name="ce4" office:value-type="float" office:value="1.61796897306558" calcext:value-type="float">
            <text:p>,,,</text:p>
          </table:table-cell>
          <table:table-cell table:style-name="ce4" office:value-type="float" office:value="1.74645474445608" calcext:value-type="float">
            <text:p>,,,</text:p>
          </table:table-cell>
          <table:table-cell table:style-name="ce4" office:value-type="float" office:value="1.68934995717141" calcext:value-type="float">
            <text:p>,,,</text:p>
          </table:table-cell>
          <table:table-cell table:style-name="ce4" office:value-type="float" office:value="1.64176263443419" calcext:value-type="float">
            <text:p>,,,</text:p>
          </table:table-cell>
          <table:table-cell table:style-name="ce4" office:value-type="float" office:value="1.59417531169696" calcext:value-type="float">
            <text:p>,,,</text:p>
          </table:table-cell>
          <table:table-cell table:style-name="ce4" office:value-type="float" office:value="1.21347672979918" calcext:value-type="float">
            <text:p>,,,</text:p>
          </table:table-cell>
          <table:table-cell table:style-name="ce4" office:value-type="float" office:value="1.10402588750357" calcext:value-type="float">
            <text:p>,,,</text:p>
          </table:table-cell>
          <table:table-cell table:style-name="ce4" office:value-type="float" office:value="1.07547349386124" calcext:value-type="float">
            <text:p>,,,</text:p>
          </table:table-cell>
          <table:table-cell table:style-name="ce4" office:value-type="float" office:value="1.27534024935757" calcext:value-type="float">
            <text:p>,,,</text:p>
          </table:table-cell>
          <table:table-cell table:style-name="ce4" office:value-type="float" office:value="1.01360997430285" calcext:value-type="float">
            <text:p>,,,</text:p>
          </table:table-cell>
          <table:table-cell table:style-name="ce4" office:value-type="float" office:value="1.05643856476635" calcext:value-type="float">
            <text:p>,,,</text:p>
          </table:table-cell>
          <table:table-cell table:style-name="ce4" office:value-type="float" office:value="1.33720376891596" calcext:value-type="float">
            <text:p>,,,</text:p>
          </table:table-cell>
          <table:table-cell table:style-name="ce4" office:value-type="float" office:value="1.32768630436852" calcext:value-type="float">
            <text:p>,,,</text:p>
          </table:table-cell>
          <table:table-cell table:style-name="ce4" office:value-type="float" office:value="1.30865137527363" calcext:value-type="float">
            <text:p>,,,</text:p>
          </table:table-cell>
          <table:table-cell table:style-name="ce4" office:value-type="float" office:value="1.39906728847435" calcext:value-type="float">
            <text:p>,,,</text:p>
          </table:table-cell>
          <table:table-cell table:style-name="ce4" office:value-type="float" office:value="1.48472446940135" calcext:value-type="float">
            <text:p>,,,</text:p>
          </table:table-cell>
          <table:table-cell table:style-name="ce4" office:value-type="float" office:value="1.82735319310936" calcext:value-type="float">
            <text:p>,,,</text:p>
          </table:table-cell>
          <table:table-cell table:style-name="ce4" office:value-type="float" office:value="1.99390882268964" calcext:value-type="float">
            <text:p>,,,</text:p>
          </table:table-cell>
          <table:table-cell table:style-name="ce4" office:value-type="float" office:value="2.66013134101075" calcext:value-type="float">
            <text:p>,,,</text:p>
          </table:table-cell>
          <table:table-cell table:style-name="ce4" office:value-type="float" office:value="3.36918244979537" calcext:value-type="float">
            <text:p>,,,</text:p>
          </table:table-cell>
          <table:table-cell table:style-name="ce4" office:value-type="float" office:value="3.06938231655087" calcext:value-type="float">
            <text:p>,,,</text:p>
          </table:table-cell>
          <table:table-cell table:style-name="ce4" office:value-type="float" office:value="2.86475682878081" calcext:value-type="float">
            <text:p>,,,</text:p>
          </table:table-cell>
          <table:table-cell table:style-name="ce4" office:value-type="float" office:value="2.91710288379176" calcext:value-type="float">
            <text:p>,,,</text:p>
          </table:table-cell>
          <table:table-cell table:style-name="ce4" office:value-type="float" office:value="2.5411630341677" calcext:value-type="float">
            <text:p>,,,</text:p>
          </table:table-cell>
          <table:table-cell table:style-name="ce4" office:value-type="float" office:value="2.33653754639764" calcext:value-type="float">
            <text:p>,,,</text:p>
          </table:table-cell>
          <table:table-cell table:style-name="ce4" office:value-type="float" office:value="1.93680403540497" calcext:value-type="float">
            <text:p>,,,</text:p>
          </table:table-cell>
          <table:table-cell table:style-name="ce4" office:value-type="float" office:value="1.44189587893785" calcext:value-type="float">
            <text:p>,,,</text:p>
          </table:table-cell>
          <table:table-cell table:style-name="ce4" office:value-type="float" office:value="1.60369277624441" calcext:value-type="float">
            <text:p>,,,</text:p>
          </table:table-cell>
          <table:table-cell table:style-name="ce4" office:value-type="float" office:value="1.29437517845246" calcext:value-type="float">
            <text:p>,,,</text:p>
          </table:table-cell>
          <table:table-cell table:style-name="ce4" office:value-type="float" office:value="1.28485771390502" calcext:value-type="float">
            <text:p>,,,</text:p>
          </table:table-cell>
          <table:table-cell table:style-name="ce4" office:value-type="float" office:value="1.07547349386124" calcext:value-type="float">
            <text:p>,,,</text:p>
          </table:table-cell>
          <table:table-cell table:style-name="ce4" office:value-type="float" office:value="1.16588940706196" calcext:value-type="float">
            <text:p>,,,</text:p>
          </table:table-cell>
          <table:table-cell table:style-name="ce4" office:value-type="float" office:value="1.07071476158751" calcext:value-type="float">
            <text:p>,,,</text:p>
          </table:table-cell>
          <table:table-cell table:style-name="ce4" office:value-type="float" office:value="0.889882935186066" calcext:value-type="float">
            <text:p>,,,</text:p>
          </table:table-cell>
          <table:table-cell table:style-name="ce4" office:value-type="float" office:value="0.808984486532787" calcext:value-type="float">
            <text:p>,,,</text:p>
          </table:table-cell>
          <table:table-cell table:style-name="ce4" office:value-type="float" office:value="0.756638431521843" calcext:value-type="float">
            <text:p>,,,</text:p>
          </table:table-cell>
          <table:table-cell table:style-name="ce4" office:value-type="float" office:value="0.637670124678786" calcext:value-type="float">
            <text:p>,,,</text:p>
          </table:table-cell>
          <table:table-cell table:style-name="ce4" office:value-type="float" office:value="0.37593984962406" calcext:value-type="float">
            <text:p>,,,</text:p>
          </table:table-cell>
        </table:table-row>
        <table:table-row table:style-name="ro1">
          <table:table-cell office:value-type="string" calcext:value-type="string">
            <text:p>TopDB_20_flanklength_flankclashTrue.csv </text:p>
          </table:table-cell>
          <table:table-cell office:value-type="string" calcext:value-type="string">
            <text:p><text:s/>multipass </text:p>
          </table:table-cell>
          <table:table-cell office:value-type="string" calcext:value-type="string">
            <text:p><text:s/>K </text:p>
          </table:table-cell>
          <table:table-cell office:value-type="float" office:value="23285" calcext:value-type="float">
            <text:p>23285</text:p>
          </table:table-cell>
          <table:table-cell/>
          <table:table-cell table:style-name="ce4" office:value-type="float" office:value="0.824011613013406" calcext:value-type="float">
            <text:p>,,,</text:p>
          </table:table-cell>
          <table:table-cell table:style-name="ce4" office:value-type="float" office:value="1.0075996925967" calcext:value-type="float">
            <text:p>,,,</text:p>
          </table:table-cell>
          <table:table-cell table:style-name="ce4" office:value-type="float" office:value="1.13141490905986" calcext:value-type="float">
            <text:p>,,,</text:p>
          </table:table-cell>
          <table:table-cell table:style-name="ce4" office:value-type="float" office:value="1.34061992998036" calcext:value-type="float">
            <text:p>,,,</text:p>
          </table:table-cell>
          <table:table-cell table:style-name="ce4" office:value-type="float" office:value="1.34488942020323" calcext:value-type="float">
            <text:p>,,,</text:p>
          </table:table-cell>
          <table:table-cell table:style-name="ce4" office:value-type="float" office:value="1.57971138246093" calcext:value-type="float">
            <text:p>,,,</text:p>
          </table:table-cell>
          <table:table-cell table:style-name="ce4" office:value-type="float" office:value="1.81880283494151" calcext:value-type="float">
            <text:p>,,,</text:p>
          </table:table-cell>
          <table:table-cell table:style-name="ce4" office:value-type="float" office:value="1.92554009051319" calcext:value-type="float">
            <text:p>,,,</text:p>
          </table:table-cell>
          <table:table-cell table:style-name="ce4" office:value-type="float" office:value="2.33114166168559" calcext:value-type="float">
            <text:p>,,,</text:p>
          </table:table-cell>
          <table:table-cell table:style-name="ce4" office:value-type="float" office:value="2.64281444795491" calcext:value-type="float">
            <text:p>,,,</text:p>
          </table:table-cell>
          <table:table-cell table:style-name="ce4" office:value-type="float" office:value="2.92460080266416" calcext:value-type="float">
            <text:p>,,,</text:p>
          </table:table-cell>
          <table:table-cell table:style-name="ce4" office:value-type="float" office:value="3.21065664759628" calcext:value-type="float">
            <text:p>,,,</text:p>
          </table:table-cell>
          <table:table-cell table:style-name="ce4" office:value-type="float" office:value="3.71018700367176" calcext:value-type="float">
            <text:p>,,,</text:p>
          </table:table-cell>
          <table:table-cell table:style-name="ce4" office:value-type="float" office:value="4.02612928016395" calcext:value-type="float">
            <text:p>,,,</text:p>
          </table:table-cell>
          <table:table-cell table:style-name="ce4" office:value-type="float" office:value="4.27802920331312" calcext:value-type="float">
            <text:p>,,,</text:p>
          </table:table-cell>
          <table:table-cell table:style-name="ce4" office:value-type="float" office:value="4.7391341473828" calcext:value-type="float">
            <text:p>,,,</text:p>
          </table:table-cell>
          <table:table-cell table:style-name="ce4" office:value-type="float" office:value="5.05080693365212" calcext:value-type="float">
            <text:p>,,,</text:p>
          </table:table-cell>
          <table:table-cell table:style-name="ce4" office:value-type="float" office:value="4.98249509008624" calcext:value-type="float">
            <text:p>,,,</text:p>
          </table:table-cell>
          <table:table-cell table:style-name="ce4" office:value-type="float" office:value="4.85014089317736" calcext:value-type="float">
            <text:p>,,,</text:p>
          </table:table-cell>
          <table:table-cell table:style-name="ce4" office:value-type="float" office:value="4.88429681496029" calcext:value-type="float">
            <text:p>,,,</text:p>
          </table:table-cell>
          <table:table-cell table:style-name="ce4" office:value-type="float" office:value="2.83067201776108" calcext:value-type="float">
            <text:p>,,,</text:p>
          </table:table-cell>
          <table:table-cell table:style-name="ce4" office:value-type="float" office:value="2.06643326786782" calcext:value-type="float">
            <text:p>,,,</text:p>
          </table:table-cell>
          <table:table-cell table:style-name="ce4" office:value-type="float" office:value="1.60532832379814" calcext:value-type="float">
            <text:p>,,,</text:p>
          </table:table-cell>
          <table:table-cell table:style-name="ce4" office:value-type="float" office:value="0.789855691230467" calcext:value-type="float">
            <text:p>,,,</text:p>
          </table:table-cell>
          <table:table-cell table:style-name="ce4" office:value-type="float" office:value="0.708735376995987" calcext:value-type="float">
            <text:p>,,,</text:p>
          </table:table-cell>
          <table:table-cell table:style-name="ce4" office:value-type="float" office:value="0.503799846298352" calcext:value-type="float">
            <text:p>,,,</text:p>
          </table:table-cell>
          <table:table-cell table:style-name="ce4" office:value-type="float" office:value="0.409871061395269" calcext:value-type="float">
            <text:p>,,,</text:p>
          </table:table-cell>
          <table:table-cell table:style-name="ce4" office:value-type="float" office:value="0.328750747160789" calcext:value-type="float">
            <text:p>,,,</text:p>
          </table:table-cell>
          <table:table-cell table:style-name="ce4" office:value-type="float" office:value="0.337289727606524" calcext:value-type="float">
            <text:p>,,,</text:p>
          </table:table-cell>
          <table:table-cell table:style-name="ce4" office:value-type="float" office:value="0.204935530697635" calcext:value-type="float">
            <text:p>,,,</text:p>
          </table:table-cell>
          <table:table-cell table:number-columns-repeated="2" table:style-name="ce4" office:value-type="float" office:value="0.209205020920502" calcext:value-type="float">
            <text:p>,,,</text:p>
          </table:table-cell>
          <table:table-cell table:style-name="ce4" office:value-type="float" office:value="0.213474511143369" calcext:value-type="float">
            <text:p>,,,</text:p>
          </table:table-cell>
          <table:table-cell table:style-name="ce4" office:value-type="float" office:value="0.204935530697635" calcext:value-type="float">
            <text:p>,,,</text:p>
          </table:table-cell>
          <table:table-cell table:style-name="ce4" office:value-type="float" office:value="0.234821962257706" calcext:value-type="float">
            <text:p>,,,</text:p>
          </table:table-cell>
          <table:table-cell table:style-name="ce4" office:value-type="float" office:value="0.324481256937922" calcext:value-type="float">
            <text:p>,,,</text:p>
          </table:table-cell>
          <table:table-cell table:style-name="ce4" office:value-type="float" office:value="0.47391341473828" calcext:value-type="float">
            <text:p>,,,</text:p>
          </table:table-cell>
          <table:table-cell table:style-name="ce4" office:value-type="float" office:value="0.461104944069678" calcext:value-type="float">
            <text:p>,,,</text:p>
          </table:table-cell>
          <table:table-cell table:style-name="ce4" office:value-type="float" office:value="0.546494748527026" calcext:value-type="float">
            <text:p>,,,</text:p>
          </table:table-cell>
          <table:table-cell table:style-name="ce4" office:value-type="float" office:value="1.13141490905986" calcext:value-type="float">
            <text:p>,,,</text:p>
          </table:table-cell>
          <table:table-cell table:style-name="ce4" office:value-type="float" office:value="1.42174024421484" calcext:value-type="float">
            <text:p>,,,</text:p>
          </table:table-cell>
          <table:table-cell table:style-name="ce4" office:value-type="float" office:value="1.77610793271283" calcext:value-type="float">
            <text:p>,,,</text:p>
          </table:table-cell>
          <table:table-cell table:style-name="ce4" office:value-type="float" office:value="2.45068738792588" calcext:value-type="float">
            <text:p>,,,</text:p>
          </table:table-cell>
          <table:table-cell table:style-name="ce4" office:value-type="float" office:value="2.58731107505764" calcext:value-type="float">
            <text:p>,,,</text:p>
          </table:table-cell>
          <table:table-cell table:style-name="ce4" office:value-type="float" office:value="2.20732644522244" calcext:value-type="float">
            <text:p>,,,</text:p>
          </table:table-cell>
          <table:table-cell table:style-name="ce4" office:value-type="float" office:value="2.22867389633678" calcext:value-type="float">
            <text:p>,,,</text:p>
          </table:table-cell>
          <table:table-cell table:style-name="ce4" office:value-type="float" office:value="1.83588079583298" calcext:value-type="float">
            <text:p>,,,</text:p>
          </table:table-cell>
          <table:table-cell table:style-name="ce4" office:value-type="float" office:value="1.51139953889506" calcext:value-type="float">
            <text:p>,,,</text:p>
          </table:table-cell>
          <table:table-cell table:style-name="ce4" office:value-type="float" office:value="1.49005208778072" calcext:value-type="float">
            <text:p>,,,</text:p>
          </table:table-cell>
          <table:table-cell table:style-name="ce4" office:value-type="float" office:value="1.32781145931176" calcext:value-type="float">
            <text:p>,,,</text:p>
          </table:table-cell>
          <table:table-cell table:style-name="ce4" office:value-type="float" office:value="1.16130134061993" calcext:value-type="float">
            <text:p>,,,</text:p>
          </table:table-cell>
          <table:table-cell table:style-name="ce4" office:value-type="float" office:value="1.10152847749979" calcext:value-type="float">
            <text:p>,,,</text:p>
          </table:table-cell>
          <table:table-cell table:style-name="ce4" office:value-type="float" office:value="0.986252241482367" calcext:value-type="float">
            <text:p>,,,</text:p>
          </table:table-cell>
          <table:table-cell table:style-name="ce4" office:value-type="float" office:value="0.841089573904876" calcext:value-type="float">
            <text:p>,,,</text:p>
          </table:table-cell>
          <table:table-cell table:style-name="ce4" office:value-type="float" office:value="0.717274357441721" calcext:value-type="float">
            <text:p>,,,</text:p>
          </table:table-cell>
          <table:table-cell table:style-name="ce4" office:value-type="float" office:value="0.789855691230467" calcext:value-type="float">
            <text:p>,,,</text:p>
          </table:table-cell>
          <table:table-cell table:style-name="ce4" office:value-type="float" office:value="0.67030996499018" calcext:value-type="float">
            <text:p>,,,</text:p>
          </table:table-cell>
          <table:table-cell table:style-name="ce4" office:value-type="float" office:value="0.601998121424302" calcext:value-type="float">
            <text:p>,,,</text:p>
          </table:table-cell>
          <table:table-cell table:style-name="ce4" office:value-type="float" office:value="0.550764238749893" calcext:value-type="float">
            <text:p>,,,</text:p>
          </table:table-cell>
          <table:table-cell table:style-name="ce4" office:value-type="float" office:value="0.461104944069678" calcext:value-type="float">
            <text:p>,,,</text:p>
          </table:table-cell>
          <table:table-cell table:style-name="ce4" office:value-type="float" office:value="0.298864315600717" calcext:value-type="float">
            <text:p>,,,</text:p>
          </table:table-cell>
        </table:table-row>
        <table:table-row table:style-name="ro1">
          <table:table-cell office:value-type="string" calcext:value-type="string">
            <text:p>TopDB_20_flanklength_flankclashTrue.csv </text:p>
          </table:table-cell>
          <table:table-cell office:value-type="string" calcext:value-type="string">
            <text:p><text:s/>multipass </text:p>
          </table:table-cell>
          <table:table-cell office:value-type="string" calcext:value-type="string">
            <text:p><text:s/>R </text:p>
          </table:table-cell>
          <table:table-cell office:value-type="float" office:value="25001" calcext:value-type="float">
            <text:p>25001</text:p>
          </table:table-cell>
          <table:table-cell/>
          <table:table-cell table:style-name="ce4" office:value-type="float" office:value="0.593483629411296" calcext:value-type="float">
            <text:p>,,,</text:p>
          </table:table-cell>
          <table:table-cell table:style-name="ce4" office:value-type="float" office:value="0.776706763323508" calcext:value-type="float">
            <text:p>,,,</text:p>
          </table:table-cell>
          <table:table-cell table:style-name="ce4" office:value-type="float" office:value="0.95992989723572" calcext:value-type="float">
            <text:p>,,,</text:p>
          </table:table-cell>
          <table:table-cell table:style-name="ce4" office:value-type="float" office:value="1.2467139329244" calcext:value-type="float">
            <text:p>,,,</text:p>
          </table:table-cell>
          <table:table-cell table:style-name="ce4" office:value-type="float" office:value="1.28256193738549" calcext:value-type="float">
            <text:p>,,,</text:p>
          </table:table-cell>
          <table:table-cell table:number-columns-repeated="2" table:style-name="ce4" office:value-type="float" office:value="1.39807217398232" calcext:value-type="float">
            <text:p>,,,</text:p>
          </table:table-cell>
          <table:table-cell table:style-name="ce4" office:value-type="float" office:value="1.68087309806421" calcext:value-type="float">
            <text:p>,,,</text:p>
          </table:table-cell>
          <table:table-cell table:style-name="ce4" office:value-type="float" office:value="1.86409623197642" calcext:value-type="float">
            <text:p>,,,</text:p>
          </table:table-cell>
          <table:table-cell table:style-name="ce4" office:value-type="float" office:value="2.13096470963116" calcext:value-type="float">
            <text:p>,,,</text:p>
          </table:table-cell>
          <table:table-cell table:style-name="ce4" office:value-type="float" office:value="2.62885366047957" calcext:value-type="float">
            <text:p>,,,</text:p>
          </table:table-cell>
          <table:table-cell table:style-name="ce4" office:value-type="float" office:value="3.19445550864335" calcext:value-type="float">
            <text:p>,,,</text:p>
          </table:table-cell>
          <table:table-cell table:style-name="ce4" office:value-type="float" office:value="3.61268222735601" calcext:value-type="float">
            <text:p>,,,</text:p>
          </table:table-cell>
          <table:table-cell table:style-name="ce4" office:value-type="float" office:value="3.8038715844818" calcext:value-type="float">
            <text:p>,,,</text:p>
          </table:table-cell>
          <table:table-cell table:style-name="ce4" office:value-type="float" office:value="4.29379431211663" calcext:value-type="float">
            <text:p>,,,</text:p>
          </table:table-cell>
          <table:table-cell table:style-name="ce4" office:value-type="float" office:value="5.11431530311479" calcext:value-type="float">
            <text:p>,,,</text:p>
          </table:table-cell>
          <table:table-cell table:style-name="ce4" office:value-type="float" office:value="5.33338644148809" calcext:value-type="float">
            <text:p>,,,</text:p>
          </table:table-cell>
          <table:table-cell table:style-name="ce4" office:value-type="float" office:value="5.71576515573966" calcext:value-type="float">
            <text:p>,,,</text:p>
          </table:table-cell>
          <table:table-cell table:style-name="ce4" office:value-type="float" office:value="6.12602565123875" calcext:value-type="float">
            <text:p>,,,</text:p>
          </table:table-cell>
          <table:table-cell table:style-name="ce4" office:value-type="float" office:value="6.046363419103" calcext:value-type="float">
            <text:p>,,,</text:p>
          </table:table-cell>
          <table:table-cell table:style-name="ce4" office:value-type="float" office:value="3.47725643272524" calcext:value-type="float">
            <text:p>,,,</text:p>
          </table:table-cell>
          <table:table-cell table:style-name="ce4" office:value-type="float" office:value="2.3699514060384" calcext:value-type="float">
            <text:p>,,,</text:p>
          </table:table-cell>
          <table:table-cell table:style-name="ce4" office:value-type="float" office:value="1.70875487931172" calcext:value-type="float">
            <text:p>,,,</text:p>
          </table:table-cell>
          <table:table-cell table:style-name="ce4" office:value-type="float" office:value="0.967896120449295" calcext:value-type="float">
            <text:p>,,,</text:p>
          </table:table-cell>
          <table:table-cell table:style-name="ce4" office:value-type="float" office:value="0.940014339201784" calcext:value-type="float">
            <text:p>,,,</text:p>
          </table:table-cell>
          <table:table-cell table:style-name="ce4" office:value-type="float" office:value="0.665179638333466" calcext:value-type="float">
            <text:p>,,,</text:p>
          </table:table-cell>
          <table:table-cell table:style-name="ce4" office:value-type="float" office:value="0.414243607105871" calcext:value-type="float">
            <text:p>,,,</text:p>
          </table:table-cell>
          <table:table-cell table:style-name="ce4" office:value-type="float" office:value="0.45805783478053" calcext:value-type="float">
            <text:p>,,,</text:p>
          </table:table-cell>
          <table:table-cell table:style-name="ce4" office:value-type="float" office:value="0.378395602644786" calcext:value-type="float">
            <text:p>,,,</text:p>
          </table:table-cell>
          <table:table-cell table:style-name="ce4" office:value-type="float" office:value="0.28678403568868" calcext:value-type="float">
            <text:p>,,,</text:p>
          </table:table-cell>
          <table:table-cell table:style-name="ce4" office:value-type="float" office:value="0.246952919620808" calcext:value-type="float">
            <text:p>,,,</text:p>
          </table:table-cell>
          <table:table-cell table:style-name="ce4" office:value-type="float" office:value="0.306699593722616" calcext:value-type="float">
            <text:p>,,,</text:p>
          </table:table-cell>
          <table:table-cell table:style-name="ce4" office:value-type="float" office:value="0.238986696407233" calcext:value-type="float">
            <text:p>,,,</text:p>
          </table:table-cell>
          <table:table-cell table:style-name="ce4" office:value-type="float" office:value="0.250936031227595" calcext:value-type="float">
            <text:p>,,,</text:p>
          </table:table-cell>
          <table:table-cell table:style-name="ce4" office:value-type="float" office:value="0.290767147295467" calcext:value-type="float">
            <text:p>,,,</text:p>
          </table:table-cell>
          <table:table-cell table:style-name="ce4" office:value-type="float" office:value="0.497888950848403" calcext:value-type="float">
            <text:p>,,,</text:p>
          </table:table-cell>
          <table:table-cell table:style-name="ce4" office:value-type="float" office:value="0.57356807137736" calcext:value-type="float">
            <text:p>,,,</text:p>
          </table:table-cell>
          <table:table-cell table:style-name="ce4" office:value-type="float" office:value="0.581534294590934" calcext:value-type="float">
            <text:p>,,,</text:p>
          </table:table-cell>
          <table:table-cell table:style-name="ce4" office:value-type="float" office:value="0.808571656177806" calcext:value-type="float">
            <text:p>,,,</text:p>
          </table:table-cell>
          <table:table-cell table:style-name="ce4" office:value-type="float" office:value="0.963913008842508" calcext:value-type="float">
            <text:p>,,,</text:p>
          </table:table-cell>
          <table:table-cell table:style-name="ce4" office:value-type="float" office:value="1.31840994184657" calcext:value-type="float">
            <text:p>,,,</text:p>
          </table:table-cell>
          <table:table-cell table:style-name="ce4" office:value-type="float" office:value="1.91189357125787" calcext:value-type="float">
            <text:p>,,,</text:p>
          </table:table-cell>
          <table:table-cell table:style-name="ce4" office:value-type="float" office:value="1.98757269178682" calcext:value-type="float">
            <text:p>,,,</text:p>
          </table:table-cell>
          <table:table-cell table:style-name="ce4" office:value-type="float" office:value="1.91587668286465" calcext:value-type="float">
            <text:p>,,,</text:p>
          </table:table-cell>
          <table:table-cell table:style-name="ce4" office:value-type="float" office:value="1.8083326694814" calcext:value-type="float">
            <text:p>,,,</text:p>
          </table:table-cell>
          <table:table-cell table:style-name="ce4" office:value-type="float" office:value="1.82824822751534" calcext:value-type="float">
            <text:p>,,,</text:p>
          </table:table-cell>
          <table:table-cell table:style-name="ce4" office:value-type="float" office:value="1.61714331235561" calcext:value-type="float">
            <text:p>,,,</text:p>
          </table:table-cell>
          <table:table-cell table:style-name="ce4" office:value-type="float" office:value="1.47773440611806" calcext:value-type="float">
            <text:p>,,,</text:p>
          </table:table-cell>
          <table:table-cell table:style-name="ce4" office:value-type="float" office:value="1.46976818290449" calcext:value-type="float">
            <text:p>,,,</text:p>
          </table:table-cell>
          <table:table-cell table:style-name="ce4" office:value-type="float" office:value="1.22679837489046" calcext:value-type="float">
            <text:p>,,,</text:p>
          </table:table-cell>
          <table:table-cell table:style-name="ce4" office:value-type="float" office:value="1.17900103560902" calcext:value-type="float">
            <text:p>,,,</text:p>
          </table:table-cell>
          <table:table-cell table:style-name="ce4" office:value-type="float" office:value="0.95992989723572" calcext:value-type="float">
            <text:p>,,,</text:p>
          </table:table-cell>
          <table:table-cell table:style-name="ce4" office:value-type="float" office:value="0.840436549032104" calcext:value-type="float">
            <text:p>,,,</text:p>
          </table:table-cell>
          <table:table-cell table:style-name="ce4" office:value-type="float" office:value="0.728909424042062" calcext:value-type="float">
            <text:p>,,,</text:p>
          </table:table-cell>
          <table:table-cell table:style-name="ce4" office:value-type="float" office:value="0.7169600892217" calcext:value-type="float">
            <text:p>,,,</text:p>
          </table:table-cell>
          <table:table-cell table:style-name="ce4" office:value-type="float" office:value="0.625348522265594" calcext:value-type="float">
            <text:p>,,,</text:p>
          </table:table-cell>
          <table:table-cell table:style-name="ce4" office:value-type="float" office:value="0.549669401736637" calcext:value-type="float">
            <text:p>,,,</text:p>
          </table:table-cell>
          <table:table-cell table:style-name="ce4" office:value-type="float" office:value="0.50187206245519" calcext:value-type="float">
            <text:p>,,,</text:p>
          </table:table-cell>
          <table:table-cell table:style-name="ce4" office:value-type="float" office:value="0.593483629411296" calcext:value-type="float">
            <text:p>,,,</text:p>
          </table:table-cell>
          <table:table-cell table:style-name="ce4" office:value-type="float" office:value="0.43017605353302" calcext:value-type="float">
            <text:p>,,,</text:p>
          </table:table-cell>
          <table:table-cell table:style-name="ce4" office:value-type="float" office:value="0.266868477654744" calcext:value-type="float">
            <text:p>,,,</text:p>
          </table:table-cell>
        </table:table-row>
        <table:table-row table:style-name="ro1">
          <table:table-cell office:value-type="string" calcext:value-type="string">
            <text:p>TopDB_20_flanklength_flankclashTrue.csv </text:p>
          </table:table-cell>
          <table:table-cell office:value-type="string" calcext:value-type="string">
            <text:p><text:s/>multipass </text:p>
          </table:table-cell>
          <table:table-cell office:value-type="string" calcext:value-type="string">
            <text:p><text:s/>D &amp; E</text:p>
          </table:table-cell>
          <table:table-cell office:value-type="float" office:value="35986" calcext:value-type="float">
            <text:p>35986</text:p>
          </table:table-cell>
          <table:table-cell/>
          <table:table-cell table:style-name="ce5" office:value-type="float" office:value="1.6986355572187" calcext:value-type="float">
            <text:p>1.6986355572</text:p>
          </table:table-cell>
          <table:table-cell table:style-name="ce5" office:value-type="float" office:value="2.23777908260724" calcext:value-type="float">
            <text:p>2.2377790826</text:p>
          </table:table-cell>
          <table:table-cell table:style-name="ce5" office:value-type="float" office:value="2.60661902873435" calcext:value-type="float">
            <text:p>2.6066190287</text:p>
          </table:table-cell>
          <table:table-cell table:style-name="ce5" office:value-type="float" office:value="3.41274063012443" calcext:value-type="float">
            <text:p>3.4127406301</text:p>
          </table:table-cell>
          <table:table-cell table:style-name="ce5" office:value-type="float" office:value="3.45621142224223" calcext:value-type="float">
            <text:p>3.4562114222</text:p>
          </table:table-cell>
          <table:table-cell table:style-name="ce5" office:value-type="float" office:value="3.63544402192031" calcext:value-type="float">
            <text:p>3.6354440219</text:p>
          </table:table-cell>
          <table:table-cell table:style-name="ce5" office:value-type="float" office:value="3.76376883765295" calcext:value-type="float">
            <text:p>3.7637688377</text:p>
          </table:table-cell>
          <table:table-cell table:style-name="ce5" office:value-type="float" office:value="3.76675289483094" calcext:value-type="float">
            <text:p>3.7667528948</text:p>
          </table:table-cell>
          <table:table-cell table:style-name="ce5" office:value-type="float" office:value="4.1311399063084" calcext:value-type="float">
            <text:p>4.1311399063</text:p>
          </table:table-cell>
          <table:table-cell table:style-name="ce5" office:value-type="float" office:value="4.46077678602859" calcext:value-type="float">
            <text:p>4.460776786</text:p>
          </table:table-cell>
          <table:table-cell table:style-name="ce5" office:value-type="float" office:value="4.90549543311921" calcext:value-type="float">
            <text:p>4.9054954331</text:p>
          </table:table-cell>
          <table:table-cell table:style-name="ce5" office:value-type="float" office:value="5.26168786291585" calcext:value-type="float">
            <text:p>5.2616878629</text:p>
          </table:table-cell>
          <table:table-cell table:style-name="ce5" office:value-type="float" office:value="5.32590814857554" calcext:value-type="float">
            <text:p>5.3259081486</text:p>
          </table:table-cell>
          <table:table-cell table:style-name="ce5" office:value-type="float" office:value="5.17100463164909" calcext:value-type="float">
            <text:p>5.1710046316</text:p>
          </table:table-cell>
          <table:table-cell table:style-name="ce5" office:value-type="float" office:value="5.51608787593896" calcext:value-type="float">
            <text:p>5.5160878759</text:p>
          </table:table-cell>
          <table:table-cell table:style-name="ce5" office:value-type="float" office:value="5.44826484995219" calcext:value-type="float">
            <text:p>5.44826485</text:p>
          </table:table-cell>
          <table:table-cell table:style-name="ce5" office:value-type="float" office:value="5.55212167622911" calcext:value-type="float">
            <text:p>5.5521216762</text:p>
          </table:table-cell>
          <table:table-cell table:style-name="ce5" office:value-type="float" office:value="5.7160005158069" calcext:value-type="float">
            <text:p>5.7160005158</text:p>
          </table:table-cell>
          <table:table-cell table:style-name="ce5" office:value-type="float" office:value="6.19154243868485" calcext:value-type="float">
            <text:p>6.1915424387</text:p>
          </table:table-cell>
          <table:table-cell table:style-name="ce5" office:value-type="float" office:value="5.60684056055776" calcext:value-type="float">
            <text:p>5.6068405606</text:p>
          </table:table-cell>
          <table:table-cell table:style-name="ce5" office:value-type="float" office:value="3.23564189330179" calcext:value-type="float">
            <text:p>3.2356418933</text:p>
          </table:table-cell>
          <table:table-cell table:style-name="ce5" office:value-type="float" office:value="2.39038667885683" calcext:value-type="float">
            <text:p>2.3903866789</text:p>
          </table:table-cell>
          <table:table-cell table:style-name="ce5" office:value-type="float" office:value="2.08285241456345" calcext:value-type="float">
            <text:p>2.0828524146</text:p>
          </table:table-cell>
          <table:table-cell table:style-name="ce5" office:value-type="float" office:value="1.50898190853498" calcext:value-type="float">
            <text:p>1.5089819085</text:p>
          </table:table-cell>
          <table:table-cell table:style-name="ce5" office:value-type="float" office:value="1.48316079719435" calcext:value-type="float">
            <text:p>1.4831607972</text:p>
          </table:table-cell>
          <table:table-cell table:style-name="ce5" office:value-type="float" office:value="1.55401418259381" calcext:value-type="float">
            <text:p>1.5540141826</text:p>
          </table:table-cell>
          <table:table-cell table:style-name="ce5" office:value-type="float" office:value="1.39539216975355" calcext:value-type="float">
            <text:p>1.3953921698</text:p>
          </table:table-cell>
          <table:table-cell table:style-name="ce5" office:value-type="float" office:value="1.31792883573165" calcext:value-type="float">
            <text:p>1.3179288357</text:p>
          </table:table-cell>
          <table:table-cell table:style-name="ce5" office:value-type="float" office:value="1.28992755930089" calcext:value-type="float">
            <text:p>1.2899275593</text:p>
          </table:table-cell>
          <table:table-cell table:style-name="ce5" office:value-type="float" office:value="1.12765650389884" calcext:value-type="float">
            <text:p>1.1276565039</text:p>
          </table:table-cell>
          <table:table-cell table:style-name="ce5" office:value-type="float" office:value="1.05170834958329" calcext:value-type="float">
            <text:p>1.0517083496</text:p>
          </table:table-cell>
          <table:table-cell table:style-name="ce5" office:value-type="float" office:value="1.08423201401574" calcext:value-type="float">
            <text:p>1.084232014</text:p>
          </table:table-cell>
          <table:table-cell table:style-name="ce5" office:value-type="float" office:value="1.05099706196481" calcext:value-type="float">
            <text:p>1.050997062</text:p>
          </table:table-cell>
          <table:table-cell table:style-name="ce5" office:value-type="float" office:value="1.10555388847203" calcext:value-type="float">
            <text:p>1.1055538885</text:p>
          </table:table-cell>
          <table:table-cell table:style-name="ce5" office:value-type="float" office:value="1.21253367863103" calcext:value-type="float">
            <text:p>1.2125336786</text:p>
          </table:table-cell>
          <table:table-cell table:style-name="ce5" office:value-type="float" office:value="1.17266562684032" calcext:value-type="float">
            <text:p>1.1726656268</text:p>
          </table:table-cell>
          <table:table-cell table:style-name="ce5" office:value-type="float" office:value="1.51634944701058" calcext:value-type="float">
            <text:p>1.516349447</text:p>
          </table:table-cell>
          <table:table-cell table:style-name="ce5" office:value-type="float" office:value="1.54143611961539" calcext:value-type="float">
            <text:p>1.5414361196</text:p>
          </table:table-cell>
          <table:table-cell table:style-name="ce5" office:value-type="float" office:value="1.63140806326367" calcext:value-type="float">
            <text:p>1.6314080633</text:p>
          </table:table-cell>
          <table:table-cell table:style-name="ce5" office:value-type="float" office:value="2.51935332885591" calcext:value-type="float">
            <text:p>2.5193533289</text:p>
          </table:table-cell>
          <table:table-cell table:style-name="ce5" office:value-type="float" office:value="3.45907972383349" calcext:value-type="float">
            <text:p>3.4590797238</text:p>
          </table:table-cell>
          <table:table-cell table:style-name="ce5" office:value-type="float" office:value="4.92660894751938" calcext:value-type="float">
            <text:p>4.9266089475</text:p>
          </table:table-cell>
          <table:table-cell table:style-name="ce5" office:value-type="float" office:value="5.98876149722565" calcext:value-type="float">
            <text:p>5.9887614972</text:p>
          </table:table-cell>
          <table:table-cell table:style-name="ce5" office:value-type="float" office:value="6.44959149426974" calcext:value-type="float">
            <text:p>6.4495914943</text:p>
          </table:table-cell>
          <table:table-cell table:style-name="ce5" office:value-type="float" office:value="5.99231793531804" calcext:value-type="float">
            <text:p>5.9923179353</text:p>
          </table:table-cell>
          <table:table-cell table:style-name="ce5" office:value-type="float" office:value="5.76369273140087" calcext:value-type="float">
            <text:p>5.7636927314</text:p>
          </table:table-cell>
          <table:table-cell table:style-name="ce5" office:value-type="float" office:value="5.85740632208032" calcext:value-type="float">
            <text:p>5.8574063221</text:p>
          </table:table-cell>
          <table:table-cell table:style-name="ce5" office:value-type="float" office:value="5.29687146888344" calcext:value-type="float">
            <text:p>5.2968714689</text:p>
          </table:table-cell>
          <table:table-cell table:style-name="ce5" office:value-type="float" office:value="5.01591590578387" calcext:value-type="float">
            <text:p>5.0159159058</text:p>
          </table:table-cell>
          <table:table-cell table:style-name="ce5" office:value-type="float" office:value="4.44360688169644" calcext:value-type="float">
            <text:p>4.4436068817</text:p>
          </table:table-cell>
          <table:table-cell table:style-name="ce5" office:value-type="float" office:value="3.75254389655944" calcext:value-type="float">
            <text:p>3.7525438966</text:p>
          </table:table-cell>
          <table:table-cell table:style-name="ce5" office:value-type="float" office:value="3.20603283269529" calcext:value-type="float">
            <text:p>3.2060328327</text:p>
          </table:table-cell>
          <table:table-cell table:style-name="ce5" office:value-type="float" office:value="2.95376668252762" calcext:value-type="float">
            <text:p>2.9537666825</text:p>
          </table:table-cell>
          <table:table-cell table:style-name="ce5" office:value-type="float" office:value="2.93834346907528" calcext:value-type="float">
            <text:p>2.9383434691</text:p>
          </table:table-cell>
          <table:table-cell table:style-name="ce5" office:value-type="float" office:value="2.68160123314061" calcext:value-type="float">
            <text:p>2.6816012331</text:p>
          </table:table-cell>
          <table:table-cell table:style-name="ce5" office:value-type="float" office:value="2.23844406799103" calcext:value-type="float">
            <text:p>2.238444068</text:p>
          </table:table-cell>
          <table:table-cell table:style-name="ce5" office:value-type="float" office:value="1.99060770135566" calcext:value-type="float">
            <text:p>1.9906077014</text:p>
          </table:table-cell>
          <table:table-cell table:style-name="ce5" office:value-type="float" office:value="2.05179762760265" calcext:value-type="float">
            <text:p>2.0517976276</text:p>
          </table:table-cell>
          <table:table-cell table:style-name="ce5" office:value-type="float" office:value="1.71256674208204" calcext:value-type="float">
            <text:p>1.7125667421</text:p>
          </table:table-cell>
          <table:table-cell table:style-name="ce5" office:value-type="float" office:value="1.38804778239529" calcext:value-type="float">
            <text:p>1.3880477824</text:p>
          </table:table-cell>
          <table:table-cell table:style-name="ce5" office:value-type="float" office:value="0.927055727529772" calcext:value-type="float">
            <text:p>0.9270557275</text:p>
          </table:table-cell>
        </table:table-row>
        <table:table-row table:style-name="ro1">
          <table:table-cell office:value-type="string" calcext:value-type="string">
            <text:p>TopDB_20_flanklength_flankclashTrue.csv </text:p>
          </table:table-cell>
          <table:table-cell office:value-type="string" calcext:value-type="string">
            <text:p><text:s/>multipass </text:p>
          </table:table-cell>
          <table:table-cell office:value-type="string" calcext:value-type="string">
            <text:p><text:s/>R &amp; K</text:p>
          </table:table-cell>
          <table:table-cell office:value-type="float" office:value="198.996853121" calcext:value-type="float">
            <text:p>198.996853121</text:p>
          </table:table-cell>
          <table:table-cell/>
          <table:table-cell table:style-name="ce5" office:value-type="float" office:value="1.4174952424247" calcext:value-type="float">
            <text:p>1.4174952424</text:p>
          </table:table-cell>
          <table:table-cell table:style-name="ce5" office:value-type="float" office:value="1.78430645592021" calcext:value-type="float">
            <text:p>1.7843064559</text:p>
          </table:table-cell>
          <table:table-cell table:style-name="ce5" office:value-type="float" office:value="2.09134480629558" calcext:value-type="float">
            <text:p>2.0913448063</text:p>
          </table:table-cell>
          <table:table-cell table:style-name="ce5" office:value-type="float" office:value="2.58733386290476" calcext:value-type="float">
            <text:p>2.5873338629</text:p>
          </table:table-cell>
          <table:table-cell table:style-name="ce5" office:value-type="float" office:value="2.62745135758871" calcext:value-type="float">
            <text:p>2.6274513576</text:p>
          </table:table-cell>
          <table:table-cell table:style-name="ce5" office:value-type="float" office:value="2.97778355644325" calcext:value-type="float">
            <text:p>2.9777835564</text:p>
          </table:table-cell>
          <table:table-cell table:style-name="ce5" office:value-type="float" office:value="3.21687500892382" calcext:value-type="float">
            <text:p>3.2168750089</text:p>
          </table:table-cell>
          <table:table-cell table:style-name="ce5" office:value-type="float" office:value="3.6064131885774" calcext:value-type="float">
            <text:p>3.6064131886</text:p>
          </table:table-cell>
          <table:table-cell table:style-name="ce5" office:value-type="float" office:value="4.19523789366202" calcext:value-type="float">
            <text:p>4.1952378937</text:p>
          </table:table-cell>
          <table:table-cell table:style-name="ce5" office:value-type="float" office:value="4.77377915758608" calcext:value-type="float">
            <text:p>4.7737791576</text:p>
          </table:table-cell>
          <table:table-cell table:style-name="ce5" office:value-type="float" office:value="5.55345446314373" calcext:value-type="float">
            <text:p>5.5534544631</text:p>
          </table:table-cell>
          <table:table-cell table:style-name="ce5" office:value-type="float" office:value="6.40511215623963" calcext:value-type="float">
            <text:p>6.4051121562</text:p>
          </table:table-cell>
          <table:table-cell table:style-name="ce5" office:value-type="float" office:value="7.32286923102777" calcext:value-type="float">
            <text:p>7.322869231</text:p>
          </table:table-cell>
          <table:table-cell table:style-name="ce5" office:value-type="float" office:value="7.83000086464575" calcext:value-type="float">
            <text:p>7.8300008646</text:p>
          </table:table-cell>
          <table:table-cell table:style-name="ce5" office:value-type="float" office:value="8.57182351542975" calcext:value-type="float">
            <text:p>8.5718235154</text:p>
          </table:table-cell>
          <table:table-cell table:style-name="ce5" office:value-type="float" office:value="9.8534494504976" calcext:value-type="float">
            <text:p>9.8534494505</text:p>
          </table:table-cell>
          <table:table-cell table:style-name="ce5" office:value-type="float" office:value="10.3841933751402" calcext:value-type="float">
            <text:p>10.3841933751</text:p>
          </table:table-cell>
          <table:table-cell table:style-name="ce5" office:value-type="float" office:value="10.6982602458259" calcext:value-type="float">
            <text:p>10.6982602458</text:p>
          </table:table-cell>
          <table:table-cell table:style-name="ce5" office:value-type="float" office:value="10.9761665444161" calcext:value-type="float">
            <text:p>10.9761665444</text:p>
          </table:table-cell>
          <table:table-cell table:style-name="ce5" office:value-type="float" office:value="10.9306602340633" calcext:value-type="float">
            <text:p>10.9306602341</text:p>
          </table:table-cell>
          <table:table-cell table:style-name="ce5" office:value-type="float" office:value="6.30792845048632" calcext:value-type="float">
            <text:p>6.3079284505</text:p>
          </table:table-cell>
          <table:table-cell table:style-name="ce5" office:value-type="float" office:value="4.43638467390621" calcext:value-type="float">
            <text:p>4.4363846739</text:p>
          </table:table-cell>
          <table:table-cell table:style-name="ce5" office:value-type="float" office:value="3.31408320310986" calcext:value-type="float">
            <text:p>3.3140832031</text:p>
          </table:table-cell>
          <table:table-cell table:style-name="ce5" office:value-type="float" office:value="1.75775181167976" calcext:value-type="float">
            <text:p>1.7577518117</text:p>
          </table:table-cell>
          <table:table-cell table:style-name="ce5" office:value-type="float" office:value="1.64874971619777" calcext:value-type="float">
            <text:p>1.6487497162</text:p>
          </table:table-cell>
          <table:table-cell table:style-name="ce5" office:value-type="float" office:value="1.16897948463182" calcext:value-type="float">
            <text:p>1.1689794846</text:p>
          </table:table-cell>
          <table:table-cell table:style-name="ce5" office:value-type="float" office:value="0.82411466850114" calcext:value-type="float">
            <text:p>0.8241146685</text:p>
          </table:table-cell>
          <table:table-cell table:style-name="ce5" office:value-type="float" office:value="0.78680858194132" calcext:value-type="float">
            <text:p>0.7868085819</text:p>
          </table:table-cell>
          <table:table-cell table:style-name="ce5" office:value-type="float" office:value="0.71568533025131" calcext:value-type="float">
            <text:p>0.7156853303</text:p>
          </table:table-cell>
          <table:table-cell table:style-name="ce5" office:value-type="float" office:value="0.491719566386315" calcext:value-type="float">
            <text:p>0.4917195664</text:p>
          </table:table-cell>
          <table:table-cell table:style-name="ce5" office:value-type="float" office:value="0.45615794054131" calcext:value-type="float">
            <text:p>0.4561579405</text:p>
          </table:table-cell>
          <table:table-cell table:style-name="ce5" office:value-type="float" office:value="0.515904614643118" calcext:value-type="float">
            <text:p>0.5159046146</text:p>
          </table:table-cell>
          <table:table-cell table:style-name="ce5" office:value-type="float" office:value="0.452461207550603" calcext:value-type="float">
            <text:p>0.4524612076</text:p>
          </table:table-cell>
          <table:table-cell table:style-name="ce5" office:value-type="float" office:value="0.45587156192523" calcext:value-type="float">
            <text:p>0.4558715619</text:p>
          </table:table-cell>
          <table:table-cell table:style-name="ce5" office:value-type="float" office:value="0.525589109553174" calcext:value-type="float">
            <text:p>0.5255891096</text:p>
          </table:table-cell>
          <table:table-cell table:style-name="ce5" office:value-type="float" office:value="0.822370207786324" calcext:value-type="float">
            <text:p>0.8223702078</text:p>
          </table:table-cell>
          <table:table-cell table:style-name="ce5" office:value-type="float" office:value="1.04748148611564" calcext:value-type="float">
            <text:p>1.0474814861</text:p>
          </table:table-cell>
          <table:table-cell table:style-name="ce5" office:value-type="float" office:value="1.04263923866061" calcext:value-type="float">
            <text:p>1.0426392387</text:p>
          </table:table-cell>
          <table:table-cell table:style-name="ce5" office:value-type="float" office:value="1.35506640470483" calcext:value-type="float">
            <text:p>1.3550664047</text:p>
          </table:table-cell>
          <table:table-cell table:style-name="ce5" office:value-type="float" office:value="2.09532791790237" calcext:value-type="float">
            <text:p>2.0953279179</text:p>
          </table:table-cell>
          <table:table-cell table:style-name="ce5" office:value-type="float" office:value="2.74015018606141" calcext:value-type="float">
            <text:p>2.7401501861</text:p>
          </table:table-cell>
          <table:table-cell table:style-name="ce5" office:value-type="float" office:value="3.6880015039707" calcext:value-type="float">
            <text:p>3.688001504</text:p>
          </table:table-cell>
          <table:table-cell table:style-name="ce5" office:value-type="float" office:value="4.43826007971271" calcext:value-type="float">
            <text:p>4.4382600797</text:p>
          </table:table-cell>
          <table:table-cell table:style-name="ce5" office:value-type="float" office:value="4.50318775792229" calcext:value-type="float">
            <text:p>4.5031877579</text:p>
          </table:table-cell>
          <table:table-cell table:style-name="ce5" office:value-type="float" office:value="4.01565911470384" calcext:value-type="float">
            <text:p>4.0156591147</text:p>
          </table:table-cell>
          <table:table-cell table:style-name="ce5" office:value-type="float" office:value="4.05692212385211" calcext:value-type="float">
            <text:p>4.0569221239</text:p>
          </table:table-cell>
          <table:table-cell table:style-name="ce5" office:value-type="float" office:value="3.45302410818859" calcext:value-type="float">
            <text:p>3.4530241082</text:p>
          </table:table-cell>
          <table:table-cell table:style-name="ce5" office:value-type="float" office:value="2.98913394501312" calcext:value-type="float">
            <text:p>2.989133945</text:p>
          </table:table-cell>
          <table:table-cell table:style-name="ce5" office:value-type="float" office:value="2.9598202706852" calcext:value-type="float">
            <text:p>2.9598202707</text:p>
          </table:table-cell>
          <table:table-cell table:style-name="ce5" office:value-type="float" office:value="2.55460983420222" calcext:value-type="float">
            <text:p>2.5546098342</text:p>
          </table:table-cell>
          <table:table-cell table:style-name="ce5" office:value-type="float" office:value="2.34030237622895" calcext:value-type="float">
            <text:p>2.3403023762</text:p>
          </table:table-cell>
          <table:table-cell table:style-name="ce5" office:value-type="float" office:value="2.06145837473551" calcext:value-type="float">
            <text:p>2.0614583747</text:p>
          </table:table-cell>
          <table:table-cell table:style-name="ce5" office:value-type="float" office:value="1.82668879051447" calcext:value-type="float">
            <text:p>1.8266887905</text:p>
          </table:table-cell>
          <table:table-cell table:style-name="ce5" office:value-type="float" office:value="1.56999899794694" calcext:value-type="float">
            <text:p>1.5699989979</text:p>
          </table:table-cell>
          <table:table-cell table:style-name="ce5" office:value-type="float" office:value="1.43423444666342" calcext:value-type="float">
            <text:p>1.4342344467</text:p>
          </table:table-cell>
          <table:table-cell table:style-name="ce5" office:value-type="float" office:value="1.41520421349606" calcext:value-type="float">
            <text:p>1.4152042135</text:p>
          </table:table-cell>
          <table:table-cell table:style-name="ce5" office:value-type="float" office:value="1.21997936672682" calcext:value-type="float">
            <text:p>1.2199793667</text:p>
          </table:table-cell>
          <table:table-cell table:style-name="ce5" office:value-type="float" office:value="1.10387018387949" calcext:value-type="float">
            <text:p>1.1038701839</text:p>
          </table:table-cell>
          <table:table-cell table:style-name="ce5" office:value-type="float" office:value="1.14424786816119" calcext:value-type="float">
            <text:p>1.1442478682</text:p>
          </table:table-cell>
          <table:table-cell table:style-name="ce5" office:value-type="float" office:value="0.891280997602698" calcext:value-type="float">
            <text:p>0.8912809976</text:p>
          </table:table-cell>
          <table:table-cell table:style-name="ce5" office:value-type="float" office:value="0.565732793255461" calcext:value-type="float">
            <text:p>0.5657327933</text:p>
          </table:table-cell>
        </table:table-row>
        <table:table-row table:style-name="ro1" table:number-rows-repeated="8">
          <table:table-cell table:number-columns-repeated="5"/>
          <table:table-cell table:style-name="ce5" table:number-columns-repeated="61"/>
        </table:table-row>
        <table:table-row table:style-name="ro1">
          <table:table-cell office:value-type="string" calcext:value-type="string">
            <text:p>TopDB_20_flanklength_flankclashFalse.csv </text:p>
          </table:table-cell>
          <table:table-cell office:value-type="string" calcext:value-type="string">
            <text:p><text:s/>multipass </text:p>
          </table:table-cell>
          <table:table-cell office:value-type="string" calcext:value-type="string">
            <text:p><text:s/>I </text:p>
          </table:table-cell>
          <table:table-cell office:value-type="float" office:value="75564" calcext:value-type="float">
            <text:p>75564</text:p>
          </table:table-cell>
          <table:table-cell/>
          <table:table-cell table:style-name="ce6" office:value-type="float" office:value="0.87066956453429" calcext:value-type="float">
            <text:p>0.8706695645</text:p>
          </table:table-cell>
          <table:table-cell table:style-name="ce6" office:value-type="float" office:value="1.07622613841682" calcext:value-type="float">
            <text:p>1.0762261384</text:p>
          </table:table-cell>
          <table:table-cell table:style-name="ce6" office:value-type="float" office:value="1.30404043049046" calcext:value-type="float">
            <text:p>1.3040404305</text:p>
          </table:table-cell>
          <table:table-cell table:style-name="ce6" office:value-type="float" office:value="1.54887533059258" calcext:value-type="float">
            <text:p>1.5488753306</text:p>
          </table:table-cell>
          <table:table-cell table:style-name="ce6" office:value-type="float" office:value="1.4951949514258" calcext:value-type="float">
            <text:p>1.4951949514</text:p>
          </table:table-cell>
          <table:table-cell table:style-name="ce6" office:value-type="float" office:value="1.44937023750295" calcext:value-type="float">
            <text:p>1.4493702375</text:p>
          </table:table-cell>
          <table:table-cell table:style-name="ce6" office:value-type="float" office:value="1.45198879258425" calcext:value-type="float">
            <text:p>1.4519887926</text:p>
          </table:table-cell>
          <table:table-cell table:style-name="ce6" office:value-type="float" office:value="1.39438058079552" calcext:value-type="float">
            <text:p>1.3943805808</text:p>
          </table:table-cell>
          <table:table-cell table:style-name="ce6" office:value-type="float" office:value="1.37605069522637" calcext:value-type="float">
            <text:p>1.3760506952</text:p>
          </table:table-cell>
          <table:table-cell table:style-name="ce6" office:value-type="float" office:value="1.32629814868156" calcext:value-type="float">
            <text:p>1.3262981487</text:p>
          </table:table-cell>
          <table:table-cell table:style-name="ce6" office:value-type="float" office:value="1.23726727591715" calcext:value-type="float">
            <text:p>1.2372672759</text:p>
          </table:table-cell>
          <table:table-cell table:style-name="ce6" office:value-type="float" office:value="1.07753541595747" calcext:value-type="float">
            <text:p>1.077535416</text:p>
          </table:table-cell>
          <table:table-cell table:style-name="ce6" office:value-type="float" office:value="1.09193746890466" calcext:value-type="float">
            <text:p>1.0919374689</text:p>
          </table:table-cell>
          <table:table-cell table:style-name="ce6" office:value-type="float" office:value="1.09586530152662" calcext:value-type="float">
            <text:p>1.0958653015</text:p>
          </table:table-cell>
          <table:table-cell table:style-name="ce6" office:value-type="float" office:value="1.16263845609992" calcext:value-type="float">
            <text:p>1.1626384561</text:p>
          </table:table-cell>
          <table:table-cell table:style-name="ce6" office:value-type="float" office:value="1.04873131006311" calcext:value-type="float">
            <text:p>1.0487313101</text:p>
          </table:table-cell>
          <table:table-cell table:style-name="ce6" office:value-type="float" office:value="1.20977244756343" calcext:value-type="float">
            <text:p>1.2097724476</text:p>
          </table:table-cell>
          <table:table-cell table:style-name="ce6" office:value-type="float" office:value="1.17834978658776" calcext:value-type="float">
            <text:p>1.1783497866</text:p>
          </table:table-cell>
          <table:table-cell table:style-name="ce6" office:value-type="float" office:value="1.1521642357747" calcext:value-type="float">
            <text:p>1.1521642358</text:p>
          </table:table-cell>
          <table:table-cell table:style-name="ce6" office:value-type="float" office:value="1.21108172510409" calcext:value-type="float">
            <text:p>1.2110817251</text:p>
          </table:table-cell>
          <table:table-cell table:style-name="ce6" office:value-type="float" office:value="1.7937102306947" calcext:value-type="float">
            <text:p>1.7937102307</text:p>
          </table:table-cell>
          <table:table-cell table:style-name="ce6" office:value-type="float" office:value="1.86572049543062" calcext:value-type="float">
            <text:p>1.8657204954</text:p>
          </table:table-cell>
          <table:table-cell table:style-name="ce6" office:value-type="float" office:value="1.89059676870303" calcext:value-type="float">
            <text:p>1.8905967687</text:p>
          </table:table-cell>
          <table:table-cell table:style-name="ce6" office:value-type="float" office:value="2.09353478750426" calcext:value-type="float">
            <text:p>2.0935347875</text:p>
          </table:table-cell>
          <table:table-cell table:style-name="ce6" office:value-type="float" office:value="2.18649349289062" calcext:value-type="float">
            <text:p>2.1864934929</text:p>
          </table:table-cell>
          <table:table-cell table:style-name="ce6" office:value-type="float" office:value="2.31873052449658" calcext:value-type="float">
            <text:p>2.3187305245</text:p>
          </table:table-cell>
          <table:table-cell table:style-name="ce6" office:value-type="float" office:value="2.33313257744377" calcext:value-type="float">
            <text:p>2.3331325774</text:p>
          </table:table-cell>
          <table:table-cell table:style-name="ce6" office:value-type="float" office:value="2.43656550315536" calcext:value-type="float">
            <text:p>2.4365655032</text:p>
          </table:table-cell>
          <table:table-cell table:style-name="ce6" office:value-type="float" office:value="2.32003980203724" calcext:value-type="float">
            <text:p>2.320039802</text:p>
          </table:table-cell>
          <table:table-cell table:style-name="ce6" office:value-type="float" office:value="2.30301919400875" calcext:value-type="float">
            <text:p>2.303019194</text:p>
          </table:table-cell>
          <table:table-cell table:style-name="ce6" office:value-type="float" office:value="2.32003980203724" calcext:value-type="float">
            <text:p>2.320039802</text:p>
          </table:table-cell>
          <table:table-cell table:style-name="ce6" office:value-type="float" office:value="2.42870983791144" calcext:value-type="float">
            <text:p>2.4287098379</text:p>
          </table:table-cell>
          <table:table-cell table:style-name="ce6" office:value-type="float" office:value="2.49810154756605" calcext:value-type="float">
            <text:p>2.4981015476</text:p>
          </table:table-cell>
          <table:table-cell table:style-name="ce6" office:value-type="float" office:value="2.3881222341512" calcext:value-type="float">
            <text:p>2.3881222342</text:p>
          </table:table-cell>
          <table:table-cell table:style-name="ce6" office:value-type="float" office:value="2.40514284217969" calcext:value-type="float">
            <text:p>2.4051428422</text:p>
          </table:table-cell>
          <table:table-cell table:style-name="ce6" office:value-type="float" office:value="2.26374086778915" calcext:value-type="float">
            <text:p>2.2637408678</text:p>
          </table:table-cell>
          <table:table-cell table:style-name="ce6" office:value-type="float" office:value="2.41823561758622" calcext:value-type="float">
            <text:p>2.4182356176</text:p>
          </table:table-cell>
          <table:table-cell table:style-name="ce6" office:value-type="float" office:value="2.20744193354107" calcext:value-type="float">
            <text:p>2.2074419335</text:p>
          </table:table-cell>
          <table:table-cell table:style-name="ce6" office:value-type="float" office:value="2.09877189766687" calcext:value-type="float">
            <text:p>2.0987718977</text:p>
          </table:table-cell>
          <table:table-cell table:style-name="ce6" office:value-type="float" office:value="1.94820498049176" calcext:value-type="float">
            <text:p>1.9482049805</text:p>
          </table:table-cell>
          <table:table-cell table:style-name="ce6" office:value-type="float" office:value="1.79240095315405" calcext:value-type="float">
            <text:p>1.7924009532</text:p>
          </table:table-cell>
          <table:table-cell table:style-name="ce6" office:value-type="float" office:value="1.55149388567389" calcext:value-type="float">
            <text:p>1.5514938857</text:p>
          </table:table-cell>
          <table:table-cell table:style-name="ce6" office:value-type="float" office:value="1.07491686087617" calcext:value-type="float">
            <text:p>1.0749168609</text:p>
          </table:table-cell>
          <table:table-cell table:style-name="ce6" office:value-type="float" office:value="1.18358689675037" calcext:value-type="float">
            <text:p>1.1835868968</text:p>
          </table:table-cell>
          <table:table-cell table:style-name="ce6" office:value-type="float" office:value="1.12859724004294" calcext:value-type="float">
            <text:p>1.12859724</text:p>
          </table:table-cell>
          <table:table-cell table:style-name="ce6" office:value-type="float" office:value="1.12597868496164" calcext:value-type="float">
            <text:p>1.125978685</text:p>
          </table:table-cell>
          <table:table-cell table:style-name="ce6" office:value-type="float" office:value="1.14038073790882" calcext:value-type="float">
            <text:p>1.1403807379</text:p>
          </table:table-cell>
          <table:table-cell table:style-name="ce6" office:value-type="float" office:value="1.27916415721805" calcext:value-type="float">
            <text:p>1.2791641572</text:p>
          </table:table-cell>
          <table:table-cell table:style-name="ce6" office:value-type="float" office:value="1.26476210427086" calcext:value-type="float">
            <text:p>1.2647621043</text:p>
          </table:table-cell>
          <table:table-cell table:style-name="ce6" office:value-type="float" office:value="1.33546309146613" calcext:value-type="float">
            <text:p>1.3354630915</text:p>
          </table:table-cell>
          <table:table-cell table:style-name="ce6" office:value-type="float" office:value="1.33939092408809" calcext:value-type="float">
            <text:p>1.3393909241</text:p>
          </table:table-cell>
          <table:table-cell table:style-name="ce6" office:value-type="float" office:value="1.48864856372254" calcext:value-type="float">
            <text:p>1.4886485637</text:p>
          </table:table-cell>
          <table:table-cell table:style-name="ce6" office:value-type="float" office:value="1.45722590274686" calcext:value-type="float">
            <text:p>1.4572259027</text:p>
          </table:table-cell>
          <table:table-cell table:style-name="ce6" office:value-type="float" office:value="1.52138050223886" calcext:value-type="float">
            <text:p>1.5213805022</text:p>
          </table:table-cell>
          <table:table-cell table:style-name="ce6" office:value-type="float" office:value="1.55411244075519" calcext:value-type="float">
            <text:p>1.5541124408</text:p>
          </table:table-cell>
          <table:table-cell table:style-name="ce6" office:value-type="float" office:value="1.66147319908874" calcext:value-type="float">
            <text:p>1.6614731991</text:p>
          </table:table-cell>
          <table:table-cell table:style-name="ce6" office:value-type="float" office:value="1.60255570975935" calcext:value-type="float">
            <text:p>1.6025557098</text:p>
          </table:table-cell>
          <table:table-cell table:style-name="ce6" office:value-type="float" office:value="1.76752467988164" calcext:value-type="float">
            <text:p>1.7675246799</text:p>
          </table:table-cell>
          <table:table-cell table:style-name="ce6" office:value-type="float" office:value="1.73086490874336" calcext:value-type="float">
            <text:p>1.7308649087</text:p>
          </table:table-cell>
          <table:table-cell table:style-name="ce6" office:value-type="float" office:value="1.48995784126319" calcext:value-type="float">
            <text:p>1.4899578413</text:p>
          </table:table-cell>
          <table:table-cell table:style-name="ce6" office:value-type="float" office:value="1.16787556626254" calcext:value-type="float">
            <text:p>1.1678755663</text:p>
          </table:table-cell>
        </table:table-row>
        <table:table-row table:style-name="ro1">
          <table:table-cell office:value-type="string" calcext:value-type="string">
            <text:p>TopDB_20_flanklength_flankclashFalse.csv </text:p>
          </table:table-cell>
          <table:table-cell office:value-type="string" calcext:value-type="string">
            <text:p><text:s/>multipass </text:p>
          </table:table-cell>
          <table:table-cell office:value-type="string" calcext:value-type="string">
            <text:p><text:s/>V </text:p>
          </table:table-cell>
          <table:table-cell office:value-type="float" office:value="74901" calcext:value-type="float">
            <text:p>74901</text:p>
          </table:table-cell>
          <table:table-cell/>
          <table:table-cell table:style-name="ce6" office:value-type="float" office:value="0.875642885401556" calcext:value-type="float">
            <text:p>0.8756428854</text:p>
          </table:table-cell>
          <table:table-cell table:style-name="ce6" office:value-type="float" office:value="1.16840300672557" calcext:value-type="float">
            <text:p>1.1684030067</text:p>
          </table:table-cell>
          <table:table-cell table:style-name="ce6" office:value-type="float" office:value="1.3095081102466" calcext:value-type="float">
            <text:p>1.3095081102</text:p>
          </table:table-cell>
          <table:table-cell table:style-name="ce6" office:value-type="float" office:value="1.55347487801662" calcext:value-type="float">
            <text:p>1.553474878</text:p>
          </table:table-cell>
          <table:table-cell table:style-name="ce6" office:value-type="float" office:value="1.51523143874456" calcext:value-type="float">
            <text:p>1.5152314387</text:p>
          </table:table-cell>
          <table:table-cell table:style-name="ce6" office:value-type="float" office:value="1.45193195305288" calcext:value-type="float">
            <text:p>1.4519319531</text:p>
          </table:table-cell>
          <table:table-cell table:style-name="ce6" office:value-type="float" office:value="1.33192667809574" calcext:value-type="float">
            <text:p>1.3319266781</text:p>
          </table:table-cell>
          <table:table-cell table:style-name="ce6" office:value-type="float" office:value="1.39390742450218" calcext:value-type="float">
            <text:p>1.3939074245</text:p>
          </table:table-cell>
          <table:table-cell table:style-name="ce6" office:value-type="float" office:value="1.35170776737439" calcext:value-type="float">
            <text:p>1.3517077674</text:p>
          </table:table-cell>
          <table:table-cell table:style-name="ce6" office:value-type="float" office:value="1.27522088883028" calcext:value-type="float">
            <text:p>1.2752208888</text:p>
          </table:table-cell>
          <table:table-cell table:style-name="ce6" office:value-type="float" office:value="1.23697744955822" calcext:value-type="float">
            <text:p>1.2369774496</text:p>
          </table:table-cell>
          <table:table-cell table:style-name="ce6" office:value-type="float" office:value="1.16576552815508" calcext:value-type="float">
            <text:p>1.1657655282</text:p>
          </table:table-cell>
          <table:table-cell table:style-name="ce6" office:value-type="float" office:value="1.15521561387314" calcext:value-type="float">
            <text:p>1.1552156139</text:p>
          </table:table-cell>
          <table:table-cell table:style-name="ce6" office:value-type="float" office:value="1.10642226031914" calcext:value-type="float">
            <text:p>1.1064222603</text:p>
          </table:table-cell>
          <table:table-cell table:style-name="ce6" office:value-type="float" office:value="1.15389687458789" calcext:value-type="float">
            <text:p>1.1538968746</text:p>
          </table:table-cell>
          <table:table-cell table:style-name="ce6" office:value-type="float" office:value="1.17104048529606" calcext:value-type="float">
            <text:p>1.1710404853</text:p>
          </table:table-cell>
          <table:table-cell table:style-name="ce6" office:value-type="float" office:value="1.21719636027957" calcext:value-type="float">
            <text:p>1.2171963603</text:p>
          </table:table-cell>
          <table:table-cell table:style-name="ce6" office:value-type="float" office:value="1.15125939601741" calcext:value-type="float">
            <text:p>1.151259396</text:p>
          </table:table-cell>
          <table:table-cell table:style-name="ce6" office:value-type="float" office:value="1.14070948173546" calcext:value-type="float">
            <text:p>1.1407094817</text:p>
          </table:table-cell>
          <table:table-cell table:style-name="ce6" office:value-type="float" office:value="1.12092839245681" calcext:value-type="float">
            <text:p>1.1209283925</text:p>
          </table:table-cell>
          <table:table-cell table:style-name="ce6" office:value-type="float" office:value="1.74996703151787" calcext:value-type="float">
            <text:p>1.7499670315</text:p>
          </table:table-cell>
          <table:table-cell table:style-name="ce6" office:value-type="float" office:value="1.82117895292101" calcext:value-type="float">
            <text:p>1.8211789529</text:p>
          </table:table-cell>
          <table:table-cell table:style-name="ce6" office:value-type="float" office:value="1.9306343135962" calcext:value-type="float">
            <text:p>1.9306343136</text:p>
          </table:table-cell>
          <table:table-cell table:style-name="ce6" office:value-type="float" office:value="2.04140841355664" calcext:value-type="float">
            <text:p>2.0414084136</text:p>
          </table:table-cell>
          <table:table-cell table:style-name="ce6" office:value-type="float" office:value="2.11393907424502" calcext:value-type="float">
            <text:p>2.1139390742</text:p>
          </table:table-cell>
          <table:table-cell table:style-name="ce6" office:value-type="float" office:value="2.18778847421865" calcext:value-type="float">
            <text:p>2.1877884742</text:p>
          </table:table-cell>
          <table:table-cell table:style-name="ce6" office:value-type="float" office:value="2.18383225636292" calcext:value-type="float">
            <text:p>2.1838322564</text:p>
          </table:table-cell>
          <table:table-cell table:style-name="ce6" office:value-type="float" office:value="2.25504417776606" calcext:value-type="float">
            <text:p>2.2550441778</text:p>
          </table:table-cell>
          <table:table-cell table:style-name="ce6" office:value-type="float" office:value="2.38296188843466" calcext:value-type="float">
            <text:p>2.3829618884</text:p>
          </table:table-cell>
          <table:table-cell table:style-name="ce6" office:value-type="float" office:value="2.36054332058552" calcext:value-type="float">
            <text:p>2.3605433206</text:p>
          </table:table-cell>
          <table:table-cell table:style-name="ce6" office:value-type="float" office:value="2.45285507055255" calcext:value-type="float">
            <text:p>2.4528550706</text:p>
          </table:table-cell>
          <table:table-cell table:style-name="ce6" office:value-type="float" office:value="2.33284979559541" calcext:value-type="float">
            <text:p>2.3328497956</text:p>
          </table:table-cell>
          <table:table-cell table:style-name="ce6" office:value-type="float" office:value="2.48714229196888" calcext:value-type="float">
            <text:p>2.487142292</text:p>
          </table:table-cell>
          <table:table-cell table:style-name="ce6" office:value-type="float" office:value="2.38823684557563" calcext:value-type="float">
            <text:p>2.3882368456</text:p>
          </table:table-cell>
          <table:table-cell table:style-name="ce6" office:value-type="float" office:value="2.18515099564816" calcext:value-type="float">
            <text:p>2.1851509956</text:p>
          </table:table-cell>
          <table:table-cell table:style-name="ce6" office:value-type="float" office:value="2.17328234208097" calcext:value-type="float">
            <text:p>2.1732823421</text:p>
          </table:table-cell>
          <table:table-cell table:style-name="ce6" office:value-type="float" office:value="2.12185150995648" calcext:value-type="float">
            <text:p>2.12185151</text:p>
          </table:table-cell>
          <table:table-cell table:style-name="ce6" office:value-type="float" office:value="2.04404589212713" calcext:value-type="float">
            <text:p>2.0440458921</text:p>
          </table:table-cell>
          <table:table-cell table:style-name="ce6" office:value-type="float" office:value="2.01635236713702" calcext:value-type="float">
            <text:p>2.0163523671</text:p>
          </table:table-cell>
          <table:table-cell table:style-name="ce6" office:value-type="float" office:value="1.82909138863247" calcext:value-type="float">
            <text:p>1.8290913886</text:p>
          </table:table-cell>
          <table:table-cell table:style-name="ce6" office:value-type="float" office:value="1.80931029935382" calcext:value-type="float">
            <text:p>1.8093102994</text:p>
          </table:table-cell>
          <table:table-cell table:style-name="ce6" office:value-type="float" office:value="1.56798101015429" calcext:value-type="float">
            <text:p>1.5679810102</text:p>
          </table:table-cell>
          <table:table-cell table:style-name="ce6" office:value-type="float" office:value="1.23565871027298" calcext:value-type="float">
            <text:p>1.2356587103</text:p>
          </table:table-cell>
          <table:table-cell table:style-name="ce6" office:value-type="float" office:value="1.23038375313201" calcext:value-type="float">
            <text:p>1.2303837531</text:p>
          </table:table-cell>
          <table:table-cell table:style-name="ce6" office:value-type="float" office:value="1.29632071739417" calcext:value-type="float">
            <text:p>1.2963207174</text:p>
          </table:table-cell>
          <table:table-cell table:style-name="ce6" office:value-type="float" office:value="1.23433997098774" calcext:value-type="float">
            <text:p>1.234339971</text:p>
          </table:table-cell>
          <table:table-cell table:style-name="ce6" office:value-type="float" office:value="1.26994593168931" calcext:value-type="float">
            <text:p>1.2699459317</text:p>
          </table:table-cell>
          <table:table-cell table:style-name="ce6" office:value-type="float" office:value="1.35962020308585" calcext:value-type="float">
            <text:p>1.3596202031</text:p>
          </table:table-cell>
          <table:table-cell table:style-name="ce6" office:value-type="float" office:value="1.37280759593828" calcext:value-type="float">
            <text:p>1.3728075959</text:p>
          </table:table-cell>
          <table:table-cell table:style-name="ce6" office:value-type="float" office:value="1.43610708162996" calcext:value-type="float">
            <text:p>1.4361070816</text:p>
          </table:table-cell>
          <table:table-cell table:style-name="ce6" office:value-type="float" office:value="1.47830673875775" calcext:value-type="float">
            <text:p>1.4783067388</text:p>
          </table:table-cell>
          <table:table-cell table:style-name="ce6" office:value-type="float" office:value="1.43083212448899" calcext:value-type="float">
            <text:p>1.4308321245</text:p>
          </table:table-cell>
          <table:table-cell table:style-name="ce6" office:value-type="float" office:value="1.5376500065937" calcext:value-type="float">
            <text:p>1.5376500066</text:p>
          </table:table-cell>
          <table:table-cell table:style-name="ce6" office:value-type="float" office:value="1.65238032440986" calcext:value-type="float">
            <text:p>1.6523803244</text:p>
          </table:table-cell>
          <table:table-cell table:style-name="ce6" office:value-type="float" office:value="1.66161149940657" calcext:value-type="float">
            <text:p>1.6616114994</text:p>
          </table:table-cell>
          <table:table-cell table:style-name="ce6" office:value-type="float" office:value="1.68666754582619" calcext:value-type="float">
            <text:p>1.6866675458</text:p>
          </table:table-cell>
          <table:table-cell table:style-name="ce6" office:value-type="float" office:value="1.68798628511143" calcext:value-type="float">
            <text:p>1.6879862851</text:p>
          </table:table-cell>
          <table:table-cell table:style-name="ce6" office:value-type="float" office:value="1.67084267440327" calcext:value-type="float">
            <text:p>1.6708426744</text:p>
          </table:table-cell>
          <table:table-cell table:style-name="ce6" office:value-type="float" office:value="1.71963602795727" calcext:value-type="float">
            <text:p>1.719636028</text:p>
          </table:table-cell>
          <table:table-cell table:style-name="ce6" office:value-type="float" office:value="1.3794012923645" calcext:value-type="float">
            <text:p>1.3794012924</text:p>
          </table:table-cell>
          <table:table-cell table:style-name="ce6" office:value-type="float" office:value="1.15257813530265" calcext:value-type="float">
            <text:p>1.1525781353</text:p>
          </table:table-cell>
        </table:table-row>
        <table:table-row table:style-name="ro1">
          <table:table-cell office:value-type="string" calcext:value-type="string">
            <text:p>TopDB_20_flanklength_flankclashFalse.csv </text:p>
          </table:table-cell>
          <table:table-cell office:value-type="string" calcext:value-type="string">
            <text:p><text:s/>multipass </text:p>
          </table:table-cell>
          <table:table-cell office:value-type="string" calcext:value-type="string">
            <text:p><text:s/>L </text:p>
          </table:table-cell>
          <table:table-cell office:value-type="float" office:value="122972" calcext:value-type="float">
            <text:p>122972</text:p>
          </table:table-cell>
          <table:table-cell/>
          <table:table-cell table:style-name="ce6" office:value-type="float" office:value="0.845317376057652" calcext:value-type="float">
            <text:p>0.8453173761</text:p>
          </table:table-cell>
          <table:table-cell table:style-name="ce6" office:value-type="float" office:value="1.12682173535373" calcext:value-type="float">
            <text:p>1.1268217354</text:p>
          </table:table-cell>
          <table:table-cell table:style-name="ce6" office:value-type="float" office:value="1.28044268571245" calcext:value-type="float">
            <text:p>1.2804426857</text:p>
          </table:table-cell>
          <table:table-cell table:style-name="ce6" office:value-type="float" office:value="1.5699900267027" calcext:value-type="float">
            <text:p>1.5699900267</text:p>
          </table:table-cell>
          <table:table-cell table:style-name="ce6" office:value-type="float" office:value="1.48071292989737" calcext:value-type="float">
            <text:p>1.4807129299</text:p>
          </table:table-cell>
          <table:table-cell table:style-name="ce6" office:value-type="float" office:value="1.56275134317794" calcext:value-type="float">
            <text:p>1.5627513432</text:p>
          </table:table-cell>
          <table:table-cell table:style-name="ce6" office:value-type="float" office:value="1.45658398481485" calcext:value-type="float">
            <text:p>1.4565839848</text:p>
          </table:table-cell>
          <table:table-cell table:style-name="ce6" office:value-type="float" office:value="1.40993469098864" calcext:value-type="float">
            <text:p>1.409934691</text:p>
          </table:table-cell>
          <table:table-cell table:style-name="ce6" office:value-type="float" office:value="1.47106135186436" calcext:value-type="float">
            <text:p>1.4710613519</text:p>
          </table:table-cell>
          <table:table-cell table:style-name="ce6" office:value-type="float" office:value="1.3801756587202" calcext:value-type="float">
            <text:p>1.3801756587</text:p>
          </table:table-cell>
          <table:table-cell table:style-name="ce6" office:value-type="float" office:value="1.33593925940225" calcext:value-type="float">
            <text:p>1.3359392594</text:p>
          </table:table-cell>
          <table:table-cell table:style-name="ce6" office:value-type="float" office:value="1.30778882347264" calcext:value-type="float">
            <text:p>1.3077888235</text:p>
          </table:table-cell>
          <table:table-cell table:style-name="ce6" office:value-type="float" office:value="1.27561689669594" calcext:value-type="float">
            <text:p>1.2756168967</text:p>
          </table:table-cell>
          <table:table-cell table:style-name="ce6" office:value-type="float" office:value="1.21931602483673" calcext:value-type="float">
            <text:p>1.2193160248</text:p>
          </table:table-cell>
          <table:table-cell table:style-name="ce6" office:value-type="float" office:value="1.16542804748576" calcext:value-type="float">
            <text:p>1.1654280475</text:p>
          </table:table-cell>
          <table:table-cell table:style-name="ce6" office:value-type="float" office:value="1.13647331338674" calcext:value-type="float">
            <text:p>1.1364733134</text:p>
          </table:table-cell>
          <table:table-cell table:style-name="ce6" office:value-type="float" office:value="1.18955699256829" calcext:value-type="float">
            <text:p>1.1895569926</text:p>
          </table:table-cell>
          <table:table-cell table:style-name="ce6" office:value-type="float" office:value="1.21449023582022" calcext:value-type="float">
            <text:p>1.2144902358</text:p>
          </table:table-cell>
          <table:table-cell table:style-name="ce6" office:value-type="float" office:value="1.19679567609304" calcext:value-type="float">
            <text:p>1.1967956761</text:p>
          </table:table-cell>
          <table:table-cell table:style-name="ce6" office:value-type="float" office:value="1.18151401087411" calcext:value-type="float">
            <text:p>1.1815140109</text:p>
          </table:table-cell>
          <table:table-cell table:style-name="ce6" office:value-type="float" office:value="1.81690956471383" calcext:value-type="float">
            <text:p>1.8169095647</text:p>
          </table:table-cell>
          <table:table-cell table:style-name="ce6" office:value-type="float" office:value="1.95364025351478" calcext:value-type="float">
            <text:p>1.9536402535</text:p>
          </table:table-cell>
          <table:table-cell table:style-name="ce6" office:value-type="float" office:value="2.05900331370846" calcext:value-type="float">
            <text:p>2.0590033137</text:p>
          </table:table-cell>
          <table:table-cell table:style-name="ce6" office:value-type="float" office:value="2.20377698420358" calcext:value-type="float">
            <text:p>2.2037769842</text:p>
          </table:table-cell>
          <table:table-cell table:style-name="ce6" office:value-type="float" office:value="2.19010391532349" calcext:value-type="float">
            <text:p>2.1901039153</text:p>
          </table:table-cell>
          <table:table-cell table:style-name="ce6" office:value-type="float" office:value="2.22549303477785" calcext:value-type="float">
            <text:p>2.2254930348</text:p>
          </table:table-cell>
          <table:table-cell table:style-name="ce6" office:value-type="float" office:value="2.20055979152591" calcext:value-type="float">
            <text:p>2.2005597915</text:p>
          </table:table-cell>
          <table:table-cell table:number-columns-repeated="2" table:style-name="ce6" office:value-type="float" office:value="2.2464047871827" calcext:value-type="float">
            <text:p>2.2464047872</text:p>
          </table:table-cell>
          <table:table-cell table:style-name="ce6" office:value-type="float" office:value="2.28501109931474" calcext:value-type="float">
            <text:p>2.2850110993</text:p>
          </table:table-cell>
          <table:table-cell table:style-name="ce6" office:value-type="float" office:value="2.19171251166232" calcext:value-type="float">
            <text:p>2.1917125117</text:p>
          </table:table-cell>
          <table:table-cell table:style-name="ce6" office:value-type="float" office:value="2.18688672264582" calcext:value-type="float">
            <text:p>2.1868867226</text:p>
          </table:table-cell>
          <table:table-cell table:style-name="ce6" office:value-type="float" office:value="2.21342856223659" calcext:value-type="float">
            <text:p>2.2134285622</text:p>
          </table:table-cell>
          <table:table-cell table:style-name="ce6" office:value-type="float" office:value="2.17803944278223" calcext:value-type="float">
            <text:p>2.1780394428</text:p>
          </table:table-cell>
          <table:table-cell table:style-name="ce6" office:value-type="float" office:value="2.2464047871827" calcext:value-type="float">
            <text:p>2.2464047872</text:p>
          </table:table-cell>
          <table:table-cell table:style-name="ce6" office:value-type="float" office:value="2.21584145674484" calcext:value-type="float">
            <text:p>2.2158414567</text:p>
          </table:table-cell>
          <table:table-cell table:style-name="ce6" office:value-type="float" office:value="2.21503715857543" calcext:value-type="float">
            <text:p>2.2150371586</text:p>
          </table:table-cell>
          <table:table-cell table:style-name="ce6" office:value-type="float" office:value="2.05498182286137" calcext:value-type="float">
            <text:p>2.0549818229</text:p>
          </table:table-cell>
          <table:table-cell table:style-name="ce6" office:value-type="float" office:value="2.05739471736962" calcext:value-type="float">
            <text:p>2.0573947174</text:p>
          </table:table-cell>
          <table:table-cell table:style-name="ce6" office:value-type="float" office:value="1.87321043657305" calcext:value-type="float">
            <text:p>1.8732104366</text:p>
          </table:table-cell>
          <table:table-cell table:style-name="ce6" office:value-type="float" office:value="1.74773992214394" calcext:value-type="float">
            <text:p>1.7477399221</text:p>
          </table:table-cell>
          <table:table-cell table:style-name="ce6" office:value-type="float" office:value="1.51208055850465" calcext:value-type="float">
            <text:p>1.5120805585</text:p>
          </table:table-cell>
          <table:table-cell table:style-name="ce6" office:value-type="float" office:value="1.2828555802207" calcext:value-type="float">
            <text:p>1.2828555802</text:p>
          </table:table-cell>
          <table:table-cell table:style-name="ce6" office:value-type="float" office:value="1.29492005276196" calcext:value-type="float">
            <text:p>1.2949200528</text:p>
          </table:table-cell>
          <table:table-cell table:style-name="ce6" office:value-type="float" office:value="1.29170286008429" calcext:value-type="float">
            <text:p>1.2917028601</text:p>
          </table:table-cell>
          <table:table-cell table:style-name="ce6" office:value-type="float" office:value="1.21851172666731" calcext:value-type="float">
            <text:p>1.2185117267</text:p>
          </table:table-cell>
          <table:table-cell table:style-name="ce6" office:value-type="float" office:value="1.32065759418332" calcext:value-type="float">
            <text:p>1.3206575942</text:p>
          </table:table-cell>
          <table:table-cell table:style-name="ce6" office:value-type="float" office:value="1.33191776855516" calcext:value-type="float">
            <text:p>1.3319177686</text:p>
          </table:table-cell>
          <table:table-cell table:style-name="ce6" office:value-type="float" office:value="1.38661004407554" calcext:value-type="float">
            <text:p>1.3866100441</text:p>
          </table:table-cell>
          <table:table-cell table:style-name="ce6" office:value-type="float" office:value="1.40028311295564" calcext:value-type="float">
            <text:p>1.400283113</text:p>
          </table:table-cell>
          <table:table-cell table:style-name="ce6" office:value-type="float" office:value="1.46140977383135" calcext:value-type="float">
            <text:p>1.4614097738</text:p>
          </table:table-cell>
          <table:table-cell table:style-name="ce6" office:value-type="float" office:value="1.51047196216581" calcext:value-type="float">
            <text:p>1.5104719622</text:p>
          </table:table-cell>
          <table:table-cell table:style-name="ce6" office:value-type="float" office:value="1.61985651320658" calcext:value-type="float">
            <text:p>1.6198565132</text:p>
          </table:table-cell>
          <table:table-cell table:style-name="ce6" office:value-type="float" office:value="1.58285879741338" calcext:value-type="float">
            <text:p>1.5828587974</text:p>
          </table:table-cell>
          <table:table-cell table:style-name="ce6" office:value-type="float" office:value="1.53862239809542" calcext:value-type="float">
            <text:p>1.5386223981</text:p>
          </table:table-cell>
          <table:table-cell table:style-name="ce6" office:value-type="float" office:value="1.56918572853328" calcext:value-type="float">
            <text:p>1.5691857285</text:p>
          </table:table-cell>
          <table:table-cell table:style-name="ce6" office:value-type="float" office:value="1.61261782968182" calcext:value-type="float">
            <text:p>1.6126178297</text:p>
          </table:table-cell>
          <table:table-cell table:style-name="ce6" office:value-type="float" office:value="1.54988257246727" calcext:value-type="float">
            <text:p>1.5498825725</text:p>
          </table:table-cell>
          <table:table-cell table:style-name="ce6" office:value-type="float" office:value="1.57964160473571" calcext:value-type="float">
            <text:p>1.5796416047</text:p>
          </table:table-cell>
          <table:table-cell table:style-name="ce6" office:value-type="float" office:value="1.38661004407554" calcext:value-type="float">
            <text:p>1.3866100441</text:p>
          </table:table-cell>
          <table:table-cell table:style-name="ce6" office:value-type="float" office:value="1.04076183122607" calcext:value-type="float">
            <text:p>1.0407618312</text:p>
          </table:table-cell>
        </table:table-row>
        <table:table-row table:style-name="ro1">
          <table:table-cell office:value-type="string" calcext:value-type="string">
            <text:p>TopDB_20_flanklength_flankclashFalse.csv </text:p>
          </table:table-cell>
          <table:table-cell office:value-type="string" calcext:value-type="string">
            <text:p><text:s/>multipass </text:p>
          </table:table-cell>
          <table:table-cell office:value-type="string" calcext:value-type="string">
            <text:p><text:s/>F </text:p>
          </table:table-cell>
          <table:table-cell office:value-type="float" office:value="64697" calcext:value-type="float">
            <text:p>64697</text:p>
          </table:table-cell>
          <table:table-cell/>
          <table:table-cell table:style-name="ce6" office:value-type="float" office:value="0.789135621214902" calcext:value-type="float">
            <text:p>0.7891356212</text:p>
          </table:table-cell>
          <table:table-cell table:style-name="ce6" office:value-type="float" office:value="0.994066189514895" calcext:value-type="float">
            <text:p>0.9940661895</text:p>
          </table:table-cell>
          <table:table-cell table:style-name="ce6" office:value-type="float" office:value="1.19746742521564" calcext:value-type="float">
            <text:p>1.1974674252</text:p>
          </table:table-cell>
          <table:table-cell table:style-name="ce6" office:value-type="float" office:value="1.33816602434698" calcext:value-type="float">
            <text:p>1.3381660243</text:p>
          </table:table-cell>
          <table:table-cell table:style-name="ce6" office:value-type="float" office:value="1.40086866091638" calcext:value-type="float">
            <text:p>1.4008686609</text:p>
          </table:table-cell>
          <table:table-cell table:style-name="ce6" office:value-type="float" office:value="1.3672233437328" calcext:value-type="float">
            <text:p>1.3672233437</text:p>
          </table:table-cell>
          <table:table-cell table:style-name="ce6" office:value-type="float" office:value="1.29381537896862" calcext:value-type="float">
            <text:p>1.293815379</text:p>
          </table:table-cell>
          <table:table-cell table:style-name="ce6" office:value-type="float" office:value="1.27699272037683" calcext:value-type="float">
            <text:p>1.2769927204</text:p>
          </table:table-cell>
          <table:table-cell table:style-name="ce6" office:value-type="float" office:value="1.30146204196489" calcext:value-type="float">
            <text:p>1.301462042</text:p>
          </table:table-cell>
          <table:table-cell table:style-name="ce6" office:value-type="float" office:value="1.22652474460146" calcext:value-type="float">
            <text:p>1.2265247446</text:p>
          </table:table-cell>
          <table:table-cell table:style-name="ce6" office:value-type="float" office:value="1.17452743622683" calcext:value-type="float">
            <text:p>1.1745274362</text:p>
          </table:table-cell>
          <table:table-cell table:style-name="ce6" office:value-type="float" office:value="1.09653147366489" calcext:value-type="float">
            <text:p>1.0965314737</text:p>
          </table:table-cell>
          <table:table-cell table:style-name="ce6" office:value-type="float" office:value="1.1821740992231" calcext:value-type="float">
            <text:p>1.1821740992</text:p>
          </table:table-cell>
          <table:table-cell table:style-name="ce6" office:value-type="float" office:value="1.17146877102832" calcext:value-type="float">
            <text:p>1.171468771</text:p>
          </table:table-cell>
          <table:table-cell table:style-name="ce6" office:value-type="float" office:value="1.20817275341041" calcext:value-type="float">
            <text:p>1.2081727534</text:p>
          </table:table-cell>
          <table:table-cell table:style-name="ce6" office:value-type="float" office:value="1.26169939438429" calcext:value-type="float">
            <text:p>1.2616993944</text:p>
          </table:table-cell>
          <table:table-cell table:style-name="ce6" office:value-type="float" office:value="1.25711139658653" calcext:value-type="float">
            <text:p>1.2571113966</text:p>
          </table:table-cell>
          <table:table-cell table:style-name="ce6" office:value-type="float" office:value="1.24334740319325" calcext:value-type="float">
            <text:p>1.2433474032</text:p>
          </table:table-cell>
          <table:table-cell table:style-name="ce6" office:value-type="float" office:value="1.27087538997981" calcext:value-type="float">
            <text:p>1.27087539</text:p>
          </table:table-cell>
          <table:table-cell table:style-name="ce6" office:value-type="float" office:value="1.34275402214474" calcext:value-type="float">
            <text:p>1.3427540221</text:p>
          </table:table-cell>
          <table:table-cell table:style-name="ce6" office:value-type="float" office:value="1.78626047592831" calcext:value-type="float">
            <text:p>1.7862604759</text:p>
          </table:table-cell>
          <table:table-cell table:style-name="ce6" office:value-type="float" office:value="1.94072306845293" calcext:value-type="float">
            <text:p>1.9407230685</text:p>
          </table:table-cell>
          <table:table-cell table:style-name="ce6" office:value-type="float" office:value="2.04318835260292" calcext:value-type="float">
            <text:p>2.0431883526</text:p>
          </table:table-cell>
          <table:table-cell table:style-name="ce6" office:value-type="float" office:value="2.14259497155441" calcext:value-type="float">
            <text:p>2.1425949716</text:p>
          </table:table-cell>
          <table:table-cell table:style-name="ce6" office:value-type="float" office:value="2.11812564996635" calcext:value-type="float">
            <text:p>2.11812565</text:p>
          </table:table-cell>
          <table:table-cell table:style-name="ce6" office:value-type="float" office:value="2.16553496054322" calcext:value-type="float">
            <text:p>2.1655349605</text:p>
          </table:table-cell>
          <table:table-cell table:style-name="ce6" office:value-type="float" office:value="2.09824432617606" calcext:value-type="float">
            <text:p>2.0982443262</text:p>
          </table:table-cell>
          <table:table-cell table:style-name="ce6" office:value-type="float" office:value="2.11965498256561" calcext:value-type="float">
            <text:p>2.1196549826</text:p>
          </table:table-cell>
          <table:table-cell table:style-name="ce6" office:value-type="float" office:value="2.24506025570441" calcext:value-type="float">
            <text:p>2.2450602557</text:p>
          </table:table-cell>
          <table:table-cell table:style-name="ce6" office:value-type="float" office:value="2.0936563283783" calcext:value-type="float">
            <text:p>2.0936563284</text:p>
          </table:table-cell>
          <table:table-cell table:style-name="ce6" office:value-type="float" office:value="2.21294427112008" calcext:value-type="float">
            <text:p>2.2129442711</text:p>
          </table:table-cell>
          <table:table-cell table:style-name="ce6" office:value-type="float" office:value="2.23282559491038" calcext:value-type="float">
            <text:p>2.2328255949</text:p>
          </table:table-cell>
          <table:table-cell table:style-name="ce6" office:value-type="float" office:value="2.17165229094023" calcext:value-type="float">
            <text:p>2.1716522909</text:p>
          </table:table-cell>
          <table:table-cell table:style-name="ce6" office:value-type="float" office:value="2.16706429314247" calcext:value-type="float">
            <text:p>2.1670642931</text:p>
          </table:table-cell>
          <table:table-cell table:style-name="ce6" office:value-type="float" office:value="2.06459900899248" calcext:value-type="float">
            <text:p>2.064599009</text:p>
          </table:table-cell>
          <table:table-cell table:style-name="ce6" office:value-type="float" office:value="2.18388695173426" calcext:value-type="float">
            <text:p>2.1838869517</text:p>
          </table:table-cell>
          <table:table-cell table:style-name="ce6" office:value-type="float" office:value="2.18694561693277" calcext:value-type="float">
            <text:p>2.1869456169</text:p>
          </table:table-cell>
          <table:table-cell table:style-name="ce6" office:value-type="float" office:value="2.29399889888053" calcext:value-type="float">
            <text:p>2.2939988989</text:p>
          </table:table-cell>
          <table:table-cell table:style-name="ce6" office:value-type="float" office:value="2.22823759711262" calcext:value-type="float">
            <text:p>2.2282375971</text:p>
          </table:table-cell>
          <table:table-cell table:style-name="ce6" office:value-type="float" office:value="2.11506698476785" calcext:value-type="float">
            <text:p>2.1150669848</text:p>
          </table:table-cell>
          <table:table-cell table:style-name="ce6" office:value-type="float" office:value="1.94989906404845" calcext:value-type="float">
            <text:p>1.949899064</text:p>
          </table:table-cell>
          <table:table-cell table:style-name="ce6" office:value-type="float" office:value="1.68838318957607" calcext:value-type="float">
            <text:p>1.6883831896</text:p>
          </table:table-cell>
          <table:table-cell table:style-name="ce6" office:value-type="float" office:value="1.44521930629473" calcext:value-type="float">
            <text:p>1.4452193063</text:p>
          </table:table-cell>
          <table:table-cell table:style-name="ce6" office:value-type="float" office:value="1.40392732611488" calcext:value-type="float">
            <text:p>1.4039273261</text:p>
          </table:table-cell>
          <table:table-cell table:style-name="ce6" office:value-type="float" office:value="1.41616198690891" calcext:value-type="float">
            <text:p>1.4161619869</text:p>
          </table:table-cell>
          <table:table-cell table:style-name="ce6" office:value-type="float" office:value="1.47886462347831" calcext:value-type="float">
            <text:p>1.4788646235</text:p>
          </table:table-cell>
          <table:table-cell table:style-name="ce6" office:value-type="float" office:value="1.39933932831712" calcext:value-type="float">
            <text:p>1.3993393283</text:p>
          </table:table-cell>
          <table:table-cell table:style-name="ce6" office:value-type="float" office:value="1.33663669174772" calcext:value-type="float">
            <text:p>1.3366366917</text:p>
          </table:table-cell>
          <table:table-cell table:style-name="ce6" office:value-type="float" office:value="1.47580595827981" calcext:value-type="float">
            <text:p>1.4758059583</text:p>
          </table:table-cell>
          <table:table-cell table:style-name="ce6" office:value-type="float" office:value="1.41616198690891" calcext:value-type="float">
            <text:p>1.4161619869</text:p>
          </table:table-cell>
          <table:table-cell table:style-name="ce6" office:value-type="float" office:value="1.52780326665443" calcext:value-type="float">
            <text:p>1.5278032667</text:p>
          </table:table-cell>
          <table:table-cell table:style-name="ce6" office:value-type="float" office:value="1.61956322260965" calcext:value-type="float">
            <text:p>1.6195632226</text:p>
          </table:table-cell>
          <table:table-cell table:style-name="ce6" office:value-type="float" office:value="1.61038722701413" calcext:value-type="float">
            <text:p>1.610387227</text:p>
          </table:table-cell>
          <table:table-cell table:style-name="ce6" office:value-type="float" office:value="1.50333394506637" calcext:value-type="float">
            <text:p>1.5033339451</text:p>
          </table:table-cell>
          <table:table-cell table:style-name="ce6" office:value-type="float" office:value="1.54768459044473" calcext:value-type="float">
            <text:p>1.5476845904</text:p>
          </table:table-cell>
          <table:table-cell table:style-name="ce6" office:value-type="float" office:value="1.61038722701413" calcext:value-type="float">
            <text:p>1.610387227</text:p>
          </table:table-cell>
          <table:table-cell table:style-name="ce6" office:value-type="float" office:value="1.58132990762831" calcext:value-type="float">
            <text:p>1.5813299076</text:p>
          </table:table-cell>
          <table:table-cell table:style-name="ce6" office:value-type="float" office:value="1.67003119838502" calcext:value-type="float">
            <text:p>1.6700311984</text:p>
          </table:table-cell>
          <table:table-cell table:style-name="ce6" office:value-type="float" office:value="1.64862054199547" calcext:value-type="float">
            <text:p>1.648620542</text:p>
          </table:table-cell>
          <table:table-cell table:style-name="ce6" office:value-type="float" office:value="1.38098733712608" calcext:value-type="float">
            <text:p>1.3809873371</text:p>
          </table:table-cell>
          <table:table-cell table:style-name="ce6" office:value-type="float" office:value="1.22805407720071" calcext:value-type="float">
            <text:p>1.2280540772</text:p>
          </table:table-cell>
        </table:table-row>
        <table:table-row table:style-name="ro1">
          <table:table-cell office:value-type="string" calcext:value-type="string">
            <text:p>TopDB_20_flanklength_flankclashFalse.csv </text:p>
          </table:table-cell>
          <table:table-cell office:value-type="string" calcext:value-type="string">
            <text:p><text:s/>multipass </text:p>
          </table:table-cell>
          <table:table-cell office:value-type="string" calcext:value-type="string">
            <text:p><text:s/>C </text:p>
          </table:table-cell>
          <table:table-cell office:value-type="float" office:value="14715" calcext:value-type="float">
            <text:p>14715</text:p>
          </table:table-cell>
          <table:table-cell/>
          <table:table-cell table:style-name="ce6" office:value-type="float" office:value="0.918230563002681" calcext:value-type="float">
            <text:p>0.918230563</text:p>
          </table:table-cell>
          <table:table-cell table:style-name="ce6" office:value-type="float" office:value="1.3941018766756" calcext:value-type="float">
            <text:p>1.3941018767</text:p>
          </table:table-cell>
          <table:table-cell table:number-columns-repeated="2" table:style-name="ce6" office:value-type="float" office:value="1.50804289544236" calcext:value-type="float">
            <text:p>1.5080428954</text:p>
          </table:table-cell>
          <table:table-cell table:style-name="ce6" office:value-type="float" office:value="1.64209115281501" calcext:value-type="float">
            <text:p>1.6420911528</text:p>
          </table:table-cell>
          <table:table-cell table:style-name="ce6" office:value-type="float" office:value="1.55495978552279" calcext:value-type="float">
            <text:p>1.5549597855</text:p>
          </table:table-cell>
          <table:table-cell table:style-name="ce6" office:value-type="float" office:value="1.56836461126005" calcext:value-type="float">
            <text:p>1.5683646113</text:p>
          </table:table-cell>
          <table:table-cell table:style-name="ce6" office:value-type="float" office:value="1.48123324396783" calcext:value-type="float">
            <text:p>1.481233244</text:p>
          </table:table-cell>
          <table:table-cell table:style-name="ce6" office:value-type="float" office:value="1.32037533512064" calcext:value-type="float">
            <text:p>1.3203753351</text:p>
          </table:table-cell>
          <table:table-cell table:style-name="ce6" office:value-type="float" office:value="1.28686327077748" calcext:value-type="float">
            <text:p>1.2868632708</text:p>
          </table:table-cell>
          <table:table-cell table:style-name="ce6" office:value-type="float" office:value="1.03217158176944" calcext:value-type="float">
            <text:p>1.0321715818</text:p>
          </table:table-cell>
          <table:table-cell table:style-name="ce6" office:value-type="float" office:value="0.911528150134048" calcext:value-type="float">
            <text:p>0.9115281501</text:p>
          </table:table-cell>
          <table:table-cell table:style-name="ce6" office:value-type="float" office:value="1.4544235924933" calcext:value-type="float">
            <text:p>1.4544235925</text:p>
          </table:table-cell>
          <table:table-cell table:style-name="ce6" office:value-type="float" office:value="1.20643431635389" calcext:value-type="float">
            <text:p>1.2064343164</text:p>
          </table:table-cell>
          <table:table-cell table:style-name="ce6" office:value-type="float" office:value="1.0254691689008" calcext:value-type="float">
            <text:p>1.0254691689</text:p>
          </table:table-cell>
          <table:table-cell table:style-name="ce6" office:value-type="float" office:value="1.1260053619303" calcext:value-type="float">
            <text:p>1.1260053619</text:p>
          </table:table-cell>
          <table:table-cell table:style-name="ce6" office:value-type="float" office:value="1.01206434316354" calcext:value-type="float">
            <text:p>1.0120643432</text:p>
          </table:table-cell>
          <table:table-cell table:style-name="ce6" office:value-type="float" office:value="1.38739946380697" calcext:value-type="float">
            <text:p>1.3873994638</text:p>
          </table:table-cell>
          <table:table-cell table:style-name="ce6" office:value-type="float" office:value="1.01206434316354" calcext:value-type="float">
            <text:p>1.0120643432</text:p>
          </table:table-cell>
          <table:table-cell table:style-name="ce6" office:value-type="float" office:value="1.0857908847185" calcext:value-type="float">
            <text:p>1.0857908847</text:p>
          </table:table-cell>
          <table:table-cell table:style-name="ce6" office:value-type="float" office:value="1.44101876675603" calcext:value-type="float">
            <text:p>1.4410187668</text:p>
          </table:table-cell>
          <table:table-cell table:style-name="ce6" office:value-type="float" office:value="1.89678284182306" calcext:value-type="float">
            <text:p>1.8967828418</text:p>
          </table:table-cell>
          <table:table-cell table:style-name="ce6" office:value-type="float" office:value="2.11796246648794" calcext:value-type="float">
            <text:p>2.1179624665</text:p>
          </table:table-cell>
          <table:table-cell table:style-name="ce6" office:value-type="float" office:value="2.171581769437" calcext:value-type="float">
            <text:p>2.1715817694</text:p>
          </table:table-cell>
          <table:table-cell table:style-name="ce6" office:value-type="float" office:value="2.20509383378016" calcext:value-type="float">
            <text:p>2.2050938338</text:p>
          </table:table-cell>
          <table:table-cell table:style-name="ce6" office:value-type="float" office:value="2.17828418230563" calcext:value-type="float">
            <text:p>2.1782841823</text:p>
          </table:table-cell>
          <table:table-cell table:style-name="ce6" office:value-type="float" office:value="2.48659517426274" calcext:value-type="float">
            <text:p>2.4865951743</text:p>
          </table:table-cell>
          <table:table-cell table:style-name="ce6" office:value-type="float" office:value="2.64075067024129" calcext:value-type="float">
            <text:p>2.6407506702</text:p>
          </table:table-cell>
          <table:table-cell table:style-name="ce6" office:value-type="float" office:value="2.62734584450402" calcext:value-type="float">
            <text:p>2.6273458445</text:p>
          </table:table-cell>
          <table:table-cell table:style-name="ce6" office:value-type="float" office:value="2.5201072386059" calcext:value-type="float">
            <text:p>2.5201072386</text:p>
          </table:table-cell>
          <table:table-cell table:number-columns-repeated="2" table:style-name="ce6" office:value-type="float" office:value="2.96246648793566" calcext:value-type="float">
            <text:p>2.9624664879</text:p>
          </table:table-cell>
          <table:table-cell table:style-name="ce6" office:value-type="float" office:value="2.87533512064343" calcext:value-type="float">
            <text:p>2.8753351206</text:p>
          </table:table-cell>
          <table:table-cell table:style-name="ce6" office:value-type="float" office:value="2.68766756032172" calcext:value-type="float">
            <text:p>2.6876675603</text:p>
          </table:table-cell>
          <table:table-cell table:style-name="ce6" office:value-type="float" office:value="2.59383378016086" calcext:value-type="float">
            <text:p>2.5938337802</text:p>
          </table:table-cell>
          <table:table-cell table:style-name="ce6" office:value-type="float" office:value="2.31233243967828" calcext:value-type="float">
            <text:p>2.3123324397</text:p>
          </table:table-cell>
          <table:table-cell table:style-name="ce6" office:value-type="float" office:value="2.1916890080429" calcext:value-type="float">
            <text:p>2.191689008</text:p>
          </table:table-cell>
          <table:table-cell table:style-name="ce6" office:value-type="float" office:value="1.80965147453083" calcext:value-type="float">
            <text:p>1.8096514745</text:p>
          </table:table-cell>
          <table:table-cell table:style-name="ce6" office:value-type="float" office:value="1.29356568364611" calcext:value-type="float">
            <text:p>1.2935656836</text:p>
          </table:table-cell>
          <table:table-cell table:style-name="ce6" office:value-type="float" office:value="1.35388739946381" calcext:value-type="float">
            <text:p>1.3538873995</text:p>
          </table:table-cell>
          <table:table-cell table:style-name="ce6" office:value-type="float" office:value="1.18632707774799" calcext:value-type="float">
            <text:p>1.1863270777</text:p>
          </table:table-cell>
          <table:table-cell table:style-name="ce6" office:value-type="float" office:value="0.824396782841823" calcext:value-type="float">
            <text:p>0.8243967828</text:p>
          </table:table-cell>
          <table:table-cell table:style-name="ce6" office:value-type="float" office:value="0.777479892761394" calcext:value-type="float">
            <text:p>0.7774798928</text:p>
          </table:table-cell>
          <table:table-cell table:style-name="ce6" office:value-type="float" office:value="1.05898123324397" calcext:value-type="float">
            <text:p>1.0589812332</text:p>
          </table:table-cell>
          <table:table-cell table:style-name="ce6" office:value-type="float" office:value="0.777479892761394" calcext:value-type="float">
            <text:p>0.7774798928</text:p>
          </table:table-cell>
          <table:table-cell table:style-name="ce6" office:value-type="float" office:value="0.81769436997319" calcext:value-type="float">
            <text:p>0.81769437</text:p>
          </table:table-cell>
          <table:table-cell table:style-name="ce6" office:value-type="float" office:value="0.871313672922252" calcext:value-type="float">
            <text:p>0.8713136729</text:p>
          </table:table-cell>
          <table:table-cell table:style-name="ce6" office:value-type="float" office:value="0.857908847184987" calcext:value-type="float">
            <text:p>0.8579088472</text:p>
          </table:table-cell>
          <table:table-cell table:style-name="ce6" office:value-type="float" office:value="1.0254691689008" calcext:value-type="float">
            <text:p>1.0254691689</text:p>
          </table:table-cell>
          <table:table-cell table:style-name="ce6" office:value-type="float" office:value="1.21313672922252" calcext:value-type="float">
            <text:p>1.2131367292</text:p>
          </table:table-cell>
          <table:table-cell table:style-name="ce6" office:value-type="float" office:value="1.30026809651475" calcext:value-type="float">
            <text:p>1.3002680965</text:p>
          </table:table-cell>
          <table:table-cell table:style-name="ce6" office:value-type="float" office:value="1.70911528150134" calcext:value-type="float">
            <text:p>1.7091152815</text:p>
          </table:table-cell>
          <table:table-cell table:style-name="ce6" office:value-type="float" office:value="1.56836461126005" calcext:value-type="float">
            <text:p>1.5683646113</text:p>
          </table:table-cell>
          <table:table-cell table:style-name="ce6" office:value-type="float" office:value="1.79624664879357" calcext:value-type="float">
            <text:p>1.7962466488</text:p>
          </table:table-cell>
          <table:table-cell table:style-name="ce6" office:value-type="float" office:value="1.75603217158177" calcext:value-type="float">
            <text:p>1.7560321716</text:p>
          </table:table-cell>
          <table:table-cell table:style-name="ce6" office:value-type="float" office:value="1.78954423592493" calcext:value-type="float">
            <text:p>1.7895442359</text:p>
          </table:table-cell>
          <table:table-cell table:style-name="ce6" office:value-type="float" office:value="2.01072386058981" calcext:value-type="float">
            <text:p>2.0107238606</text:p>
          </table:table-cell>
          <table:table-cell table:style-name="ce6" office:value-type="float" office:value="1.95710455764075" calcext:value-type="float">
            <text:p>1.9571045576</text:p>
          </table:table-cell>
          <table:table-cell table:style-name="ce6" office:value-type="float" office:value="1.7828418230563" calcext:value-type="float">
            <text:p>1.7828418231</text:p>
          </table:table-cell>
          <table:table-cell table:style-name="ce6" office:value-type="float" office:value="1.48793565683646" calcext:value-type="float">
            <text:p>1.4879356568</text:p>
          </table:table-cell>
          <table:table-cell table:style-name="ce6" office:value-type="float" office:value="1.29356568364611" calcext:value-type="float">
            <text:p>1.2935656836</text:p>
          </table:table-cell>
        </table:table-row>
        <table:table-row table:style-name="ro1">
          <table:table-cell office:value-type="string" calcext:value-type="string">
            <text:p>TopDB_20_flanklength_flankclashFalse.csv </text:p>
          </table:table-cell>
          <table:table-cell office:value-type="string" calcext:value-type="string">
            <text:p><text:s/>multipass </text:p>
          </table:table-cell>
          <table:table-cell office:value-type="string" calcext:value-type="string">
            <text:p><text:s/>M </text:p>
          </table:table-cell>
          <table:table-cell office:value-type="float" office:value="28922" calcext:value-type="float">
            <text:p>28922</text:p>
          </table:table-cell>
          <table:table-cell/>
          <table:table-cell table:style-name="ce6" office:value-type="float" office:value="0.861126298523783" calcext:value-type="float">
            <text:p>0.8611262985</text:p>
          </table:table-cell>
          <table:table-cell table:style-name="ce6" office:value-type="float" office:value="1.15841990158557" calcext:value-type="float">
            <text:p>1.1584199016</text:p>
          </table:table-cell>
          <table:table-cell table:style-name="ce6" office:value-type="float" office:value="1.27118644067797" calcext:value-type="float">
            <text:p>1.2711864407</text:p>
          </table:table-cell>
          <table:table-cell table:style-name="ce6" office:value-type="float" office:value="1.54114270092947" calcext:value-type="float">
            <text:p>1.5411427009</text:p>
          </table:table-cell>
          <table:table-cell table:style-name="ce6" office:value-type="float" office:value="1.62657189721159" calcext:value-type="float">
            <text:p>1.6265718972</text:p>
          </table:table-cell>
          <table:table-cell table:style-name="ce6" office:value-type="float" office:value="1.62315472936031" calcext:value-type="float">
            <text:p>1.6231547294</text:p>
          </table:table-cell>
          <table:table-cell table:style-name="ce6" office:value-type="float" office:value="1.61632039365774" calcext:value-type="float">
            <text:p>1.6163203937</text:p>
          </table:table-cell>
          <table:table-cell table:style-name="ce6" office:value-type="float" office:value="1.52747402952433" calcext:value-type="float">
            <text:p>1.5274740295</text:p>
          </table:table-cell>
          <table:table-cell table:style-name="ce6" office:value-type="float" office:value="1.53772553307818" calcext:value-type="float">
            <text:p>1.5377255331</text:p>
          </table:table-cell>
          <table:table-cell table:style-name="ce6" office:value-type="float" office:value="1.56506287588846" calcext:value-type="float">
            <text:p>1.5650628759</text:p>
          </table:table-cell>
          <table:table-cell table:style-name="ce6" office:value-type="float" office:value="1.5787315472936" calcext:value-type="float">
            <text:p>1.5787315473</text:p>
          </table:table-cell>
          <table:table-cell table:style-name="ce6" office:value-type="float" office:value="1.46938217605249" calcext:value-type="float">
            <text:p>1.4693821761</text:p>
          </table:table-cell>
          <table:table-cell table:style-name="ce6" office:value-type="float" office:value="1.48646801530891" calcext:value-type="float">
            <text:p>1.4864680153</text:p>
          </table:table-cell>
          <table:table-cell table:style-name="ce6" office:value-type="float" office:value="1.3531984691088" calcext:value-type="float">
            <text:p>1.3531984691</text:p>
          </table:table-cell>
          <table:table-cell table:style-name="ce6" office:value-type="float" office:value="1.50355385456534" calcext:value-type="float">
            <text:p>1.5035538546</text:p>
          </table:table-cell>
          <table:table-cell table:style-name="ce6" office:value-type="float" office:value="1.28143794423182" calcext:value-type="float">
            <text:p>1.2814379442</text:p>
          </table:table-cell>
          <table:table-cell table:style-name="ce6" office:value-type="float" office:value="1.38395297977037" calcext:value-type="float">
            <text:p>1.3839529798</text:p>
          </table:table-cell>
          <table:table-cell table:style-name="ce6" office:value-type="float" office:value="1.50355385456534" calcext:value-type="float">
            <text:p>1.5035538546</text:p>
          </table:table-cell>
          <table:table-cell table:style-name="ce6" office:value-type="float" office:value="1.54114270092947" calcext:value-type="float">
            <text:p>1.5411427009</text:p>
          </table:table-cell>
          <table:table-cell table:style-name="ce6" office:value-type="float" office:value="1.37028430836523" calcext:value-type="float">
            <text:p>1.3702843084</text:p>
          </table:table-cell>
          <table:table-cell table:style-name="ce6" office:value-type="float" office:value="1.69491525423729" calcext:value-type="float">
            <text:p>1.6949152542</text:p>
          </table:table-cell>
          <table:table-cell table:style-name="ce6" office:value-type="float" office:value="1.78717878622198" calcext:value-type="float">
            <text:p>1.7871787862</text:p>
          </table:table-cell>
          <table:table-cell table:style-name="ce6" office:value-type="float" office:value="1.94778567523237" calcext:value-type="float">
            <text:p>1.9477856752</text:p>
          </table:table-cell>
          <table:table-cell table:style-name="ce6" office:value-type="float" office:value="2.04688354291963" calcext:value-type="float">
            <text:p>2.0468835429</text:p>
          </table:table-cell>
          <table:table-cell table:style-name="ce6" office:value-type="float" office:value="2.05030071077091" calcext:value-type="float">
            <text:p>2.0503007108</text:p>
          </table:table-cell>
          <table:table-cell table:style-name="ce6" office:value-type="float" office:value="1.98879168944779" calcext:value-type="float">
            <text:p>1.9887916894</text:p>
          </table:table-cell>
          <table:table-cell table:style-name="ce6" office:value-type="float" office:value="1.88627665390924" calcext:value-type="float">
            <text:p>1.8862766539</text:p>
          </table:table-cell>
          <table:table-cell table:style-name="ce6" office:value-type="float" office:value="2.03321487151449" calcext:value-type="float">
            <text:p>2.0332148715</text:p>
          </table:table-cell>
          <table:table-cell table:style-name="ce6" office:value-type="float" office:value="2.01271186440678" calcext:value-type="float">
            <text:p>2.0127118644</text:p>
          </table:table-cell>
          <table:table-cell table:style-name="ce6" office:value-type="float" office:value="1.89994532531438" calcext:value-type="float">
            <text:p>1.8999453253</text:p>
          </table:table-cell>
          <table:table-cell table:style-name="ce6" office:value-type="float" office:value="1.97170585019136" calcext:value-type="float">
            <text:p>1.9717058502</text:p>
          </table:table-cell>
          <table:table-cell table:style-name="ce6" office:value-type="float" office:value="1.9409513395298" calcext:value-type="float">
            <text:p>1.9409513395</text:p>
          </table:table-cell>
          <table:table-cell table:style-name="ce6" office:value-type="float" office:value="2.0297977036632" calcext:value-type="float">
            <text:p>2.0297977037</text:p>
          </table:table-cell>
          <table:table-cell table:style-name="ce6" office:value-type="float" office:value="1.85552214324768" calcext:value-type="float">
            <text:p>1.8555221432</text:p>
          </table:table-cell>
          <table:table-cell table:style-name="ce6" office:value-type="float" office:value="1.89311098961181" calcext:value-type="float">
            <text:p>1.8931109896</text:p>
          </table:table-cell>
          <table:table-cell table:style-name="ce6" office:value-type="float" office:value="1.90677966101695" calcext:value-type="float">
            <text:p>1.906779661</text:p>
          </table:table-cell>
          <table:table-cell table:style-name="ce6" office:value-type="float" office:value="1.95803717878622" calcext:value-type="float">
            <text:p>1.9580371788</text:p>
          </table:table-cell>
          <table:table-cell table:style-name="ce6" office:value-type="float" office:value="1.99904319300164" calcext:value-type="float">
            <text:p>1.999043193</text:p>
          </table:table-cell>
          <table:table-cell table:style-name="ce6" office:value-type="float" office:value="1.89311098961181" calcext:value-type="float">
            <text:p>1.8931109896</text:p>
          </table:table-cell>
          <table:table-cell table:style-name="ce6" office:value-type="float" office:value="2.01612903225806" calcext:value-type="float">
            <text:p>2.0161290323</text:p>
          </table:table-cell>
          <table:table-cell table:style-name="ce6" office:value-type="float" office:value="1.73250410060142" calcext:value-type="float">
            <text:p>1.7325041006</text:p>
          </table:table-cell>
          <table:table-cell table:style-name="ce6" office:value-type="float" office:value="1.65049207217059" calcext:value-type="float">
            <text:p>1.6504920722</text:p>
          </table:table-cell>
          <table:table-cell table:style-name="ce6" office:value-type="float" office:value="1.5787315472936" calcext:value-type="float">
            <text:p>1.5787315473</text:p>
          </table:table-cell>
          <table:table-cell table:style-name="ce6" office:value-type="float" office:value="1.40445598687808" calcext:value-type="float">
            <text:p>1.4044559869</text:p>
          </table:table-cell>
          <table:table-cell table:style-name="ce6" office:value-type="float" office:value="1.56848004373975" calcext:value-type="float">
            <text:p>1.5684800437</text:p>
          </table:table-cell>
          <table:table-cell table:style-name="ce6" office:value-type="float" office:value="1.39078731547294" calcext:value-type="float">
            <text:p>1.3907873155</text:p>
          </table:table-cell>
          <table:table-cell table:style-name="ce6" office:value-type="float" office:value="1.34978130125752" calcext:value-type="float">
            <text:p>1.3497813013</text:p>
          </table:table-cell>
          <table:table-cell table:style-name="ce6" office:value-type="float" office:value="1.41129032258065" calcext:value-type="float">
            <text:p>1.4112903226</text:p>
          </table:table-cell>
          <table:table-cell table:style-name="ce6" office:value-type="float" office:value="1.34636413340623" calcext:value-type="float">
            <text:p>1.3463641334</text:p>
          </table:table-cell>
          <table:table-cell table:style-name="ce6" office:value-type="float" office:value="1.54114270092947" calcext:value-type="float">
            <text:p>1.5411427009</text:p>
          </table:table-cell>
          <table:table-cell table:style-name="ce6" office:value-type="float" office:value="1.42837616183707" calcext:value-type="float">
            <text:p>1.4283761618</text:p>
          </table:table-cell>
          <table:table-cell table:style-name="ce6" office:value-type="float" office:value="1.42495899398578" calcext:value-type="float">
            <text:p>1.424958994</text:p>
          </table:table-cell>
          <table:table-cell table:style-name="ce6" office:value-type="float" office:value="1.70858392564243" calcext:value-type="float">
            <text:p>1.7085839256</text:p>
          </table:table-cell>
          <table:table-cell table:style-name="ce6" office:value-type="float" office:value="1.52063969382176" calcext:value-type="float">
            <text:p>1.5206396938</text:p>
          </table:table-cell>
          <table:table-cell table:style-name="ce6" office:value-type="float" office:value="1.5343083652269" calcext:value-type="float">
            <text:p>1.5343083652</text:p>
          </table:table-cell>
          <table:table-cell table:style-name="ce6" office:value-type="float" office:value="1.51722252597048" calcext:value-type="float">
            <text:p>1.517222526</text:p>
          </table:table-cell>
          <table:table-cell table:style-name="ce6" office:value-type="float" office:value="1.50355385456534" calcext:value-type="float">
            <text:p>1.5035538546</text:p>
          </table:table-cell>
          <table:table-cell table:style-name="ce6" office:value-type="float" office:value="1.46938217605249" calcext:value-type="float">
            <text:p>1.4693821761</text:p>
          </table:table-cell>
          <table:table-cell table:style-name="ce6" office:value-type="float" office:value="1.56506287588846" calcext:value-type="float">
            <text:p>1.5650628759</text:p>
          </table:table-cell>
          <table:table-cell table:style-name="ce6" office:value-type="float" office:value="1.35661563696009" calcext:value-type="float">
            <text:p>1.356615637</text:p>
          </table:table-cell>
          <table:table-cell table:style-name="ce6" office:value-type="float" office:value="1.21651175505741" calcext:value-type="float">
            <text:p>1.2165117551</text:p>
          </table:table-cell>
        </table:table-row>
        <table:table-row table:style-name="ro1">
          <table:table-cell office:value-type="string" calcext:value-type="string">
            <text:p>TopDB_20_flanklength_flankclashFalse.csv </text:p>
          </table:table-cell>
          <table:table-cell office:value-type="string" calcext:value-type="string">
            <text:p><text:s/>multipass </text:p>
          </table:table-cell>
          <table:table-cell office:value-type="string" calcext:value-type="string">
            <text:p><text:s/>A </text:p>
          </table:table-cell>
          <table:table-cell office:value-type="float" office:value="80322" calcext:value-type="float">
            <text:p>80322</text:p>
          </table:table-cell>
          <table:table-cell/>
          <table:table-cell table:style-name="ce6" office:value-type="float" office:value="0.869276136769395" calcext:value-type="float">
            <text:p>0.8692761368</text:p>
          </table:table-cell>
          <table:table-cell table:style-name="ce6" office:value-type="float" office:value="1.16847458044498" calcext:value-type="float">
            <text:p>1.1684745804</text:p>
          </table:table-cell>
          <table:table-cell table:style-name="ce6" office:value-type="float" office:value="1.43319748328552" calcext:value-type="float">
            <text:p>1.4331974833</text:p>
          </table:table-cell>
          <table:table-cell table:style-name="ce6" office:value-type="float" office:value="1.62281295787828" calcext:value-type="float">
            <text:p>1.6228129579</text:p>
          </table:table-cell>
          <table:table-cell table:style-name="ce6" office:value-type="float" office:value="1.58341233978108" calcext:value-type="float">
            <text:p>1.5834123398</text:p>
          </table:table-cell>
          <table:table-cell table:number-columns-repeated="2" table:style-name="ce6" office:value-type="float" office:value="1.60557518746075" calcext:value-type="float">
            <text:p>1.6055751875</text:p>
          </table:table-cell>
          <table:table-cell table:style-name="ce6" office:value-type="float" office:value="1.52308014331975" calcext:value-type="float">
            <text:p>1.5230801433</text:p>
          </table:table-cell>
          <table:table-cell table:style-name="ce6" office:value-type="float" office:value="1.46151667754288" calcext:value-type="float">
            <text:p>1.4615166775</text:p>
          </table:table-cell>
          <table:table-cell table:style-name="ce6" office:value-type="float" office:value="1.4787544479604" calcext:value-type="float">
            <text:p>1.478754448</text:p>
          </table:table-cell>
          <table:table-cell table:style-name="ce6" office:value-type="float" office:value="1.38148417203295" calcext:value-type="float">
            <text:p>1.381484172</text:p>
          </table:table-cell>
          <table:table-cell table:style-name="ce6" office:value-type="float" office:value="1.44058509917874" calcext:value-type="float">
            <text:p>1.4405850992</text:p>
          </table:table-cell>
          <table:table-cell table:style-name="ce6" office:value-type="float" office:value="1.30391420515409" calcext:value-type="float">
            <text:p>1.3039142052</text:p>
          </table:table-cell>
          <table:table-cell table:style-name="ce6" office:value-type="float" office:value="1.3568587857222" calcext:value-type="float">
            <text:p>1.3568587857</text:p>
          </table:table-cell>
          <table:table-cell table:style-name="ce6" office:value-type="float" office:value="1.22388169964416" calcext:value-type="float">
            <text:p>1.2238816996</text:p>
          </table:table-cell>
          <table:table-cell table:style-name="ce6" office:value-type="float" office:value="1.25343216321706" calcext:value-type="float">
            <text:p>1.2534321632</text:p>
          </table:table-cell>
          <table:table-cell table:style-name="ce6" office:value-type="float" office:value="1.24850708595491" calcext:value-type="float">
            <text:p>1.248507086</text:p>
          </table:table-cell>
          <table:table-cell table:style-name="ce6" office:value-type="float" office:value="1.32853959146484" calcext:value-type="float">
            <text:p>1.3285395915</text:p>
          </table:table-cell>
          <table:table-cell table:style-name="ce6" office:value-type="float" office:value="1.31007055173178" calcext:value-type="float">
            <text:p>1.3100705517</text:p>
          </table:table-cell>
          <table:table-cell table:style-name="ce6" office:value-type="float" office:value="1.31499562899393" calcext:value-type="float">
            <text:p>1.314995629</text:p>
          </table:table-cell>
          <table:table-cell table:style-name="ce6" office:value-type="float" office:value="1.5575556841548" calcext:value-type="float">
            <text:p>1.5575556842</text:p>
          </table:table-cell>
          <table:table-cell table:style-name="ce6" office:value-type="float" office:value="1.65113215213564" calcext:value-type="float">
            <text:p>1.6511321521</text:p>
          </table:table-cell>
          <table:table-cell table:style-name="ce6" office:value-type="float" office:value="1.66221357597547" calcext:value-type="float">
            <text:p>1.662213576</text:p>
          </table:table-cell>
          <table:table-cell table:style-name="ce6" office:value-type="float" office:value="1.86044793577699" calcext:value-type="float">
            <text:p>1.8604479358</text:p>
          </table:table-cell>
          <table:table-cell table:style-name="ce6" office:value-type="float" office:value="1.80504081657781" calcext:value-type="float">
            <text:p>1.8050408166</text:p>
          </table:table-cell>
          <table:table-cell table:style-name="ce6" office:value-type="float" office:value="1.89246093798096" calcext:value-type="float">
            <text:p>1.892460938</text:p>
          </table:table-cell>
          <table:table-cell table:style-name="ce6" office:value-type="float" office:value="1.99465629117057" calcext:value-type="float">
            <text:p>1.9946562912</text:p>
          </table:table-cell>
          <table:table-cell table:style-name="ce6" office:value-type="float" office:value="1.98849994459288" calcext:value-type="float">
            <text:p>1.9884999446</text:p>
          </table:table-cell>
          <table:table-cell table:style-name="ce6" office:value-type="float" office:value="2.0057377150104" calcext:value-type="float">
            <text:p>2.005737715</text:p>
          </table:table-cell>
          <table:table-cell table:style-name="ce6" office:value-type="float" office:value="2.05868229557851" calcext:value-type="float">
            <text:p>2.0586822956</text:p>
          </table:table-cell>
          <table:table-cell table:style-name="ce6" office:value-type="float" office:value="2.16580272603026" calcext:value-type="float">
            <text:p>2.165802726</text:p>
          </table:table-cell>
          <table:table-cell table:style-name="ce6" office:value-type="float" office:value="2.15841511013704" calcext:value-type="float">
            <text:p>2.1584151101</text:p>
          </table:table-cell>
          <table:table-cell table:style-name="ce6" office:value-type="float" office:value="2.08946402846695" calcext:value-type="float">
            <text:p>2.0894640285</text:p>
          </table:table-cell>
          <table:table-cell table:style-name="ce6" office:value-type="float" office:value="2.19165938165655" calcext:value-type="float">
            <text:p>2.1916593817</text:p>
          </table:table-cell>
          <table:table-cell table:style-name="ce6" office:value-type="float" office:value="2.10916433751554" calcext:value-type="float">
            <text:p>2.1091643375</text:p>
          </table:table-cell>
          <table:table-cell table:style-name="ce6" office:value-type="float" office:value="2.0845389512048" calcext:value-type="float">
            <text:p>2.0845389512</text:p>
          </table:table-cell>
          <table:table-cell table:style-name="ce6" office:value-type="float" office:value="1.96633709691321" calcext:value-type="float">
            <text:p>1.9663370969</text:p>
          </table:table-cell>
          <table:table-cell table:style-name="ce6" office:value-type="float" office:value="2.0057377150104" calcext:value-type="float">
            <text:p>2.005737715</text:p>
          </table:table-cell>
          <table:table-cell table:style-name="ce6" office:value-type="float" office:value="1.90969870839849" calcext:value-type="float">
            <text:p>1.9096987084</text:p>
          </table:table-cell>
          <table:table-cell table:style-name="ce6" office:value-type="float" office:value="1.85306031988377" calcext:value-type="float">
            <text:p>1.8530603199</text:p>
          </table:table-cell>
          <table:table-cell table:style-name="ce6" office:value-type="float" office:value="1.82720366425748" calcext:value-type="float">
            <text:p>1.8272036643</text:p>
          </table:table-cell>
          <table:table-cell table:style-name="ce6" office:value-type="float" office:value="1.53662410579066" calcext:value-type="float">
            <text:p>1.5366241058</text:p>
          </table:table-cell>
          <table:table-cell table:style-name="ce6" office:value-type="float" office:value="1.45659160028073" calcext:value-type="float">
            <text:p>1.4565916003</text:p>
          </table:table-cell>
          <table:table-cell table:style-name="ce6" office:value-type="float" office:value="1.42827240602337" calcext:value-type="float">
            <text:p>1.428272406</text:p>
          </table:table-cell>
          <table:table-cell table:style-name="ce6" office:value-type="float" office:value="1.38517797997956" calcext:value-type="float">
            <text:p>1.38517798</text:p>
          </table:table-cell>
          <table:table-cell table:style-name="ce6" office:value-type="float" office:value="1.40241575039708" calcext:value-type="float">
            <text:p>1.4024157504</text:p>
          </table:table-cell>
          <table:table-cell table:style-name="ce6" office:value-type="float" office:value="1.38025290271741" calcext:value-type="float">
            <text:p>1.3802529027</text:p>
          </table:table-cell>
          <table:table-cell table:style-name="ce6" office:value-type="float" office:value="1.46028540822734" calcext:value-type="float">
            <text:p>1.4602854082</text:p>
          </table:table-cell>
          <table:table-cell table:style-name="ce6" office:value-type="float" office:value="1.47382937069825" calcext:value-type="float">
            <text:p>1.4738293707</text:p>
          </table:table-cell>
          <table:table-cell table:style-name="ce6" office:value-type="float" office:value="1.5907999556743" calcext:value-type="float">
            <text:p>1.5907999557</text:p>
          </table:table-cell>
          <table:table-cell table:style-name="ce6" office:value-type="float" office:value="1.61665661130059" calcext:value-type="float">
            <text:p>1.6166566113</text:p>
          </table:table-cell>
          <table:table-cell table:style-name="ce6" office:value-type="float" office:value="1.57479345457232" calcext:value-type="float">
            <text:p>1.5747934546</text:p>
          </table:table-cell>
          <table:table-cell table:style-name="ce6" office:value-type="float" office:value="1.51569252742652" calcext:value-type="float">
            <text:p>1.5156925274</text:p>
          </table:table-cell>
          <table:table-cell table:style-name="ce6" office:value-type="float" office:value="1.64743834418902" calcext:value-type="float">
            <text:p>1.6474383442</text:p>
          </table:table-cell>
          <table:table-cell table:style-name="ce6" office:value-type="float" office:value="1.67452626913085" calcext:value-type="float">
            <text:p>1.6745262691</text:p>
          </table:table-cell>
          <table:table-cell table:style-name="ce6" office:value-type="float" office:value="1.70777054065036" calcext:value-type="float">
            <text:p>1.7077705407</text:p>
          </table:table-cell>
          <table:table-cell table:style-name="ce6" office:value-type="float" office:value="1.73732100422325" calcext:value-type="float">
            <text:p>1.7373210042</text:p>
          </table:table-cell>
          <table:table-cell table:style-name="ce6" office:value-type="float" office:value="1.77549035300491" calcext:value-type="float">
            <text:p>1.775490353</text:p>
          </table:table-cell>
          <table:table-cell table:style-name="ce6" office:value-type="float" office:value="1.69422657817945" calcext:value-type="float">
            <text:p>1.6942265782</text:p>
          </table:table-cell>
          <table:table-cell table:style-name="ce6" office:value-type="float" office:value="1.3864092492951" calcext:value-type="float">
            <text:p>1.3864092493</text:p>
          </table:table-cell>
          <table:table-cell table:style-name="ce6" office:value-type="float" office:value="1.10198603740596" calcext:value-type="float">
            <text:p>1.1019860374</text:p>
          </table:table-cell>
        </table:table-row>
        <table:table-row table:style-name="ro1">
          <table:table-cell office:value-type="string" calcext:value-type="string">
            <text:p>TopDB_20_flanklength_flankclashFalse.csv </text:p>
          </table:table-cell>
          <table:table-cell office:value-type="string" calcext:value-type="string">
            <text:p><text:s/>multipass </text:p>
          </table:table-cell>
          <table:table-cell office:value-type="string" calcext:value-type="string">
            <text:p><text:s/>G </text:p>
          </table:table-cell>
          <table:table-cell office:value-type="float" office:value="69668" calcext:value-type="float">
            <text:p>69668</text:p>
          </table:table-cell>
          <table:table-cell/>
          <table:table-cell table:style-name="ce6" office:value-type="float" office:value="0.927188050207304" calcext:value-type="float">
            <text:p>0.9271880502</text:p>
          </table:table-cell>
          <table:table-cell table:style-name="ce6" office:value-type="float" office:value="1.06917703186233" calcext:value-type="float">
            <text:p>1.0691770319</text:p>
          </table:table-cell>
          <table:table-cell table:style-name="ce6" office:value-type="float" office:value="1.33611631737377" calcext:value-type="float">
            <text:p>1.3361163174</text:p>
          </table:table-cell>
          <table:table-cell table:style-name="ce6" office:value-type="float" office:value="1.48236496847845" calcext:value-type="float">
            <text:p>1.4823649685</text:p>
          </table:table-cell>
          <table:table-cell table:style-name="ce6" office:value-type="float" office:value="1.56187879820526" calcext:value-type="float">
            <text:p>1.5618787982</text:p>
          </table:table-cell>
          <table:table-cell table:style-name="ce6" office:value-type="float" office:value="1.46248651104674" calcext:value-type="float">
            <text:p>1.462486511</text:p>
          </table:table-cell>
          <table:table-cell table:style-name="ce6" office:value-type="float" office:value="1.38723235076958" calcext:value-type="float">
            <text:p>1.3872323508</text:p>
          </table:table-cell>
          <table:table-cell table:style-name="ce6" office:value-type="float" office:value="1.43266882489919" calcext:value-type="float">
            <text:p>1.4326688249</text:p>
          </table:table-cell>
          <table:table-cell table:style-name="ce6" office:value-type="float" office:value="1.34321576645652" calcext:value-type="float">
            <text:p>1.3432157665</text:p>
          </table:table-cell>
          <table:table-cell table:style-name="ce6" office:value-type="float" office:value="1.43976827398194" calcext:value-type="float">
            <text:p>1.439768274</text:p>
          </table:table-cell>
          <table:table-cell table:style-name="ce6" office:value-type="float" office:value="1.45964673141364" calcext:value-type="float">
            <text:p>1.4596467314</text:p>
          </table:table-cell>
          <table:table-cell table:style-name="ce6" office:value-type="float" office:value="1.33185664792412" calcext:value-type="float">
            <text:p>1.3318566479</text:p>
          </table:table-cell>
          <table:table-cell table:style-name="ce6" office:value-type="float" office:value="1.27364116544556" calcext:value-type="float">
            <text:p>1.2736411654</text:p>
          </table:table-cell>
          <table:table-cell table:style-name="ce6" office:value-type="float" office:value="1.41846992673369" calcext:value-type="float">
            <text:p>1.4184699267</text:p>
          </table:table-cell>
          <table:table-cell table:style-name="ce6" office:value-type="float" office:value="1.33327653774067" calcext:value-type="float">
            <text:p>1.3332765377</text:p>
          </table:table-cell>
          <table:table-cell table:style-name="ce6" office:value-type="float" office:value="1.44260805361504" calcext:value-type="float">
            <text:p>1.4426080536</text:p>
          </table:table-cell>
          <table:table-cell table:style-name="ce6" office:value-type="float" office:value="1.42130970636679" calcext:value-type="float">
            <text:p>1.4213097064</text:p>
          </table:table-cell>
          <table:table-cell table:style-name="ce6" office:value-type="float" office:value="1.41705003691714" calcext:value-type="float">
            <text:p>1.4170500369</text:p>
          </table:table-cell>
          <table:table-cell table:style-name="ce6" office:value-type="float" office:value="1.36451411370478" calcext:value-type="float">
            <text:p>1.3645141137</text:p>
          </table:table-cell>
          <table:table-cell table:style-name="ce6" office:value-type="float" office:value="1.33611631737377" calcext:value-type="float">
            <text:p>1.3361163174</text:p>
          </table:table-cell>
          <table:table-cell table:style-name="ce6" office:value-type="float" office:value="1.41279036746748" calcext:value-type="float">
            <text:p>1.4127903675</text:p>
          </table:table-cell>
          <table:table-cell table:style-name="ce6" office:value-type="float" office:value="1.58743681490316" calcext:value-type="float">
            <text:p>1.5874368149</text:p>
          </table:table-cell>
          <table:table-cell table:style-name="ce6" office:value-type="float" office:value="1.53774067132391" calcext:value-type="float">
            <text:p>1.5377406713</text:p>
          </table:table-cell>
          <table:table-cell table:style-name="ce6" office:value-type="float" office:value="1.64991196683137" calcext:value-type="float">
            <text:p>1.6499119668</text:p>
          </table:table-cell>
          <table:table-cell table:style-name="ce6" office:value-type="float" office:value="1.70528766967683" calcext:value-type="float">
            <text:p>1.7052876697</text:p>
          </table:table-cell>
          <table:table-cell table:style-name="ce6" office:value-type="float" office:value="1.76634293178849" calcext:value-type="float">
            <text:p>1.7663429318</text:p>
          </table:table-cell>
          <table:table-cell table:style-name="ce6" office:value-type="float" office:value="1.80751973646845" calcext:value-type="float">
            <text:p>1.8075197365</text:p>
          </table:table-cell>
          <table:table-cell table:style-name="ce6" office:value-type="float" office:value="1.74362469472369" calcext:value-type="float">
            <text:p>1.7436246947</text:p>
          </table:table-cell>
          <table:table-cell table:style-name="ce6" office:value-type="float" office:value="1.84017720224911" calcext:value-type="float">
            <text:p>1.8401772022</text:p>
          </table:table-cell>
          <table:table-cell table:style-name="ce6" office:value-type="float" office:value="2.00914409041858" calcext:value-type="float">
            <text:p>2.0091440904</text:p>
          </table:table-cell>
          <table:table-cell table:style-name="ce6" office:value-type="float" office:value="2.07871869142954" calcext:value-type="float">
            <text:p>2.0787186914</text:p>
          </table:table-cell>
          <table:table-cell table:style-name="ce6" office:value-type="float" office:value="2.09859714886125" calcext:value-type="float">
            <text:p>2.0985971489</text:p>
          </table:table-cell>
          <table:table-cell table:style-name="ce6" office:value-type="float" office:value="2.02902254785029" calcext:value-type="float">
            <text:p>2.0290225479</text:p>
          </table:table-cell>
          <table:table-cell table:style-name="ce6" office:value-type="float" office:value="1.94524904867382" calcext:value-type="float">
            <text:p>1.9452490487</text:p>
          </table:table-cell>
          <table:table-cell table:style-name="ce6" office:value-type="float" office:value="2.01908331913443" calcext:value-type="float">
            <text:p>2.0190833191</text:p>
          </table:table-cell>
          <table:table-cell table:style-name="ce6" office:value-type="float" office:value="1.7947407281195" calcext:value-type="float">
            <text:p>1.7947407281</text:p>
          </table:table-cell>
          <table:table-cell table:style-name="ce6" office:value-type="float" office:value="1.75640370307264" calcext:value-type="float">
            <text:p>1.7564037031</text:p>
          </table:table-cell>
          <table:table-cell table:style-name="ce6" office:value-type="float" office:value="1.80467995683535" calcext:value-type="float">
            <text:p>1.8046799568</text:p>
          </table:table-cell>
          <table:table-cell table:style-name="ce6" office:value-type="float" office:value="1.76350315215539" calcext:value-type="float">
            <text:p>1.7635031522</text:p>
          </table:table-cell>
          <table:table-cell table:style-name="ce6" office:value-type="float" office:value="1.58317714545351" calcext:value-type="float">
            <text:p>1.5831771455</text:p>
          </table:table-cell>
          <table:table-cell table:style-name="ce6" office:value-type="float" office:value="1.68114954279548" calcext:value-type="float">
            <text:p>1.6811495428</text:p>
          </table:table-cell>
          <table:table-cell table:style-name="ce6" office:value-type="float" office:value="1.66269097518033" calcext:value-type="float">
            <text:p>1.6626909752</text:p>
          </table:table-cell>
          <table:table-cell table:style-name="ce6" office:value-type="float" office:value="1.63997273811552" calcext:value-type="float">
            <text:p>1.6399727381</text:p>
          </table:table-cell>
          <table:table-cell table:style-name="ce6" office:value-type="float" office:value="1.7862213892202" calcext:value-type="float">
            <text:p>1.7862213892</text:p>
          </table:table-cell>
          <table:table-cell table:style-name="ce6" office:value-type="float" office:value="1.71380700857613" calcext:value-type="float">
            <text:p>1.7138070086</text:p>
          </table:table-cell>
          <table:table-cell table:style-name="ce6" office:value-type="float" office:value="1.80184017720225" calcext:value-type="float">
            <text:p>1.8018401772</text:p>
          </table:table-cell>
          <table:table-cell table:style-name="ce6" office:value-type="float" office:value="1.8146191855512" calcext:value-type="float">
            <text:p>1.8146191856</text:p>
          </table:table-cell>
          <table:table-cell table:style-name="ce6" office:value-type="float" office:value="1.74078491509059" calcext:value-type="float">
            <text:p>1.7407849151</text:p>
          </table:table-cell>
          <table:table-cell table:style-name="ce6" office:value-type="float" office:value="1.66127108536378" calcext:value-type="float">
            <text:p>1.6612710854</text:p>
          </table:table-cell>
          <table:table-cell table:style-name="ce6" office:value-type="float" office:value="1.73936502527404" calcext:value-type="float">
            <text:p>1.7393650253</text:p>
          </table:table-cell>
          <table:table-cell table:style-name="ce6" office:value-type="float" office:value="1.79332083830295" calcext:value-type="float">
            <text:p>1.7933208383</text:p>
          </table:table-cell>
          <table:table-cell table:style-name="ce6" office:value-type="float" office:value="1.73084568637474" calcext:value-type="float">
            <text:p>1.7308456864</text:p>
          </table:table-cell>
          <table:table-cell table:style-name="ce6" office:value-type="float" office:value="1.85295621059806" calcext:value-type="float">
            <text:p>1.8529562106</text:p>
          </table:table-cell>
          <table:table-cell table:style-name="ce6" office:value-type="float" office:value="1.68824899187823" calcext:value-type="float">
            <text:p>1.6882489919</text:p>
          </table:table-cell>
          <table:table-cell table:style-name="ce6" office:value-type="float" office:value="1.71096722894303" calcext:value-type="float">
            <text:p>1.7109672289</text:p>
          </table:table-cell>
          <table:table-cell table:style-name="ce6" office:value-type="float" office:value="1.8288180837167" calcext:value-type="float">
            <text:p>1.8288180837</text:p>
          </table:table-cell>
          <table:table-cell table:style-name="ce6" office:value-type="float" office:value="1.8060998466519" calcext:value-type="float">
            <text:p>1.8060998467</text:p>
          </table:table-cell>
          <table:table-cell table:style-name="ce6" office:value-type="float" office:value="1.65843130573068" calcext:value-type="float">
            <text:p>1.6584313057</text:p>
          </table:table-cell>
          <table:table-cell table:style-name="ce6" office:value-type="float" office:value="1.8032600670188" calcext:value-type="float">
            <text:p>1.803260067</text:p>
          </table:table-cell>
          <table:table-cell table:style-name="ce6" office:value-type="float" office:value="1.46816607031294" calcext:value-type="float">
            <text:p>1.4681660703</text:p>
          </table:table-cell>
          <table:table-cell table:style-name="ce6" office:value-type="float" office:value="1.16430964957119" calcext:value-type="float">
            <text:p>1.1643096496</text:p>
          </table:table-cell>
        </table:table-row>
        <table:table-row table:style-name="ro1">
          <table:table-cell office:value-type="string" calcext:value-type="string">
            <text:p>TopDB_20_flanklength_flankclashFalse.csv </text:p>
          </table:table-cell>
          <table:table-cell office:value-type="string" calcext:value-type="string">
            <text:p><text:s/>multipass </text:p>
          </table:table-cell>
          <table:table-cell office:value-type="string" calcext:value-type="string">
            <text:p><text:s/>T </text:p>
          </table:table-cell>
          <table:table-cell office:value-type="float" office:value="50135" calcext:value-type="float">
            <text:p>50135</text:p>
          </table:table-cell>
          <table:table-cell/>
          <table:table-cell table:style-name="ce6" office:value-type="float" office:value="0.919798314031356" calcext:value-type="float">
            <text:p>0.919798314</text:p>
          </table:table-cell>
          <table:table-cell table:style-name="ce6" office:value-type="float" office:value="1.22705428188765" calcext:value-type="float">
            <text:p>1.2270542819</text:p>
          </table:table-cell>
          <table:table-cell table:style-name="ce6" office:value-type="float" office:value="1.43976995194202" calcext:value-type="float">
            <text:p>1.4397699519</text:p>
          </table:table-cell>
          <table:table-cell table:style-name="ce6" office:value-type="float" office:value="1.5461277869692" calcext:value-type="float">
            <text:p>1.546127787</text:p>
          </table:table-cell>
          <table:table-cell table:style-name="ce6" office:value-type="float" office:value="1.62097218939573" calcext:value-type="float">
            <text:p>1.6209721894</text:p>
          </table:table-cell>
          <table:table-cell table:style-name="ce6" office:value-type="float" office:value="1.59536752540771" calcext:value-type="float">
            <text:p>1.5953675254</text:p>
          </table:table-cell>
          <table:table-cell table:style-name="ce6" office:value-type="float" office:value="1.58945875679508" calcext:value-type="float">
            <text:p>1.5894587568</text:p>
          </table:table-cell>
          <table:table-cell table:style-name="ce6" office:value-type="float" office:value="1.64066808477113" calcext:value-type="float">
            <text:p>1.6406680848</text:p>
          </table:table-cell>
          <table:table-cell table:style-name="ce6" office:value-type="float" office:value="1.53037107066887" calcext:value-type="float">
            <text:p>1.5303710707</text:p>
          </table:table-cell>
          <table:table-cell table:style-name="ce6" office:value-type="float" office:value="1.61112424170803" calcext:value-type="float">
            <text:p>1.6111242417</text:p>
          </table:table-cell>
          <table:table-cell table:style-name="ce6" office:value-type="float" office:value="1.62491136847081" calcext:value-type="float">
            <text:p>1.6249113685</text:p>
          </table:table-cell>
          <table:table-cell table:style-name="ce6" office:value-type="float" office:value="1.57370204049476" calcext:value-type="float">
            <text:p>1.5737020405</text:p>
          </table:table-cell>
          <table:table-cell table:style-name="ce6" office:value-type="float" office:value="1.5559757346569" calcext:value-type="float">
            <text:p>1.5559757347</text:p>
          </table:table-cell>
          <table:table-cell table:style-name="ce6" office:value-type="float" office:value="1.62885054754589" calcext:value-type="float">
            <text:p>1.6288505475</text:p>
          </table:table-cell>
          <table:table-cell table:style-name="ce6" office:value-type="float" office:value="1.55794532419444" calcext:value-type="float">
            <text:p>1.5579453242</text:p>
          </table:table-cell>
          <table:table-cell table:style-name="ce6" office:value-type="float" office:value="1.54415819743166" calcext:value-type="float">
            <text:p>1.5441581974</text:p>
          </table:table-cell>
          <table:table-cell table:style-name="ce6" office:value-type="float" office:value="1.52840148113133" calcext:value-type="float">
            <text:p>1.5284014811</text:p>
          </table:table-cell>
          <table:table-cell table:style-name="ce6" office:value-type="float" office:value="1.58354998818246" calcext:value-type="float">
            <text:p>1.5835499882</text:p>
          </table:table-cell>
          <table:table-cell table:style-name="ce6" office:value-type="float" office:value="1.58158039864492" calcext:value-type="float">
            <text:p>1.5815803986</text:p>
          </table:table-cell>
          <table:table-cell table:style-name="ce6" office:value-type="float" office:value="1.50673599621839" calcext:value-type="float">
            <text:p>1.5067359962</text:p>
          </table:table-cell>
          <table:table-cell table:style-name="ce6" office:value-type="float" office:value="1.55400614511936" calcext:value-type="float">
            <text:p>1.5540061451</text:p>
          </table:table-cell>
          <table:table-cell table:style-name="ce6" office:value-type="float" office:value="1.5756716300323" calcext:value-type="float">
            <text:p>1.57567163</text:p>
          </table:table-cell>
          <table:table-cell table:style-name="ce6" office:value-type="float" office:value="1.57961080910738" calcext:value-type="float">
            <text:p>1.5796108091</text:p>
          </table:table-cell>
          <table:table-cell table:style-name="ce6" office:value-type="float" office:value="1.64460726384621" calcext:value-type="float">
            <text:p>1.6446072638</text:p>
          </table:table-cell>
          <table:table-cell table:style-name="ce6" office:value-type="float" office:value="1.67612069644686" calcext:value-type="float">
            <text:p>1.6761206964</text:p>
          </table:table-cell>
          <table:table-cell table:style-name="ce6" office:value-type="float" office:value="1.70172536043489" calcext:value-type="float">
            <text:p>1.7017253604</text:p>
          </table:table-cell>
          <table:table-cell table:style-name="ce6" office:value-type="float" office:value="1.75096509887339" calcext:value-type="float">
            <text:p>1.7509650989</text:p>
          </table:table-cell>
          <table:table-cell table:style-name="ce6" office:value-type="float" office:value="1.71157330812259" calcext:value-type="float">
            <text:p>1.7115733081</text:p>
          </table:table-cell>
          <table:table-cell table:style-name="ce6" office:value-type="float" office:value="1.72733002442291" calcext:value-type="float">
            <text:p>1.7273300244</text:p>
          </table:table-cell>
          <table:table-cell table:style-name="ce6" office:value-type="float" office:value="1.62885054754589" calcext:value-type="float">
            <text:p>1.6288505475</text:p>
          </table:table-cell>
          <table:table-cell table:style-name="ce6" office:value-type="float" office:value="1.63475931615851" calcext:value-type="float">
            <text:p>1.6347593162</text:p>
          </table:table-cell>
          <table:table-cell table:style-name="ce6" office:value-type="float" office:value="1.64263767430867" calcext:value-type="float">
            <text:p>1.6426376743</text:p>
          </table:table-cell>
          <table:table-cell table:style-name="ce6" office:value-type="float" office:value="1.62491136847081" calcext:value-type="float">
            <text:p>1.6249113685</text:p>
          </table:table-cell>
          <table:table-cell table:style-name="ce6" office:value-type="float" office:value="1.69187741274718" calcext:value-type="float">
            <text:p>1.6918774127</text:p>
          </table:table-cell>
          <table:table-cell table:style-name="ce6" office:value-type="float" office:value="1.63278972662097" calcext:value-type="float">
            <text:p>1.6327897266</text:p>
          </table:table-cell>
          <table:table-cell table:style-name="ce6" office:value-type="float" office:value="1.68990782320964" calcext:value-type="float">
            <text:p>1.6899078232</text:p>
          </table:table-cell>
          <table:table-cell table:style-name="ce6" office:value-type="float" office:value="1.61309383124557" calcext:value-type="float">
            <text:p>1.6130938312</text:p>
          </table:table-cell>
          <table:table-cell table:style-name="ce6" office:value-type="float" office:value="1.59339793587016" calcext:value-type="float">
            <text:p>1.5933979359</text:p>
          </table:table-cell>
          <table:table-cell table:style-name="ce6" office:value-type="float" office:value="1.72536043488537" calcext:value-type="float">
            <text:p>1.7253604349</text:p>
          </table:table-cell>
          <table:table-cell table:style-name="ce6" office:value-type="float" office:value="1.61506342078311" calcext:value-type="float">
            <text:p>1.6150634208</text:p>
          </table:table-cell>
          <table:table-cell table:style-name="ce6" office:value-type="float" office:value="1.58354998818246" calcext:value-type="float">
            <text:p>1.5835499882</text:p>
          </table:table-cell>
          <table:table-cell table:style-name="ce6" office:value-type="float" office:value="1.58748916725754" calcext:value-type="float">
            <text:p>1.5874891673</text:p>
          </table:table-cell>
          <table:table-cell table:style-name="ce6" office:value-type="float" office:value="1.78838730008666" calcext:value-type="float">
            <text:p>1.7883873001</text:p>
          </table:table-cell>
          <table:table-cell table:style-name="ce6" office:value-type="float" office:value="1.73520838257307" calcext:value-type="float">
            <text:p>1.7352083826</text:p>
          </table:table-cell>
          <table:table-cell table:style-name="ce6" office:value-type="float" office:value="1.89080595603876" calcext:value-type="float">
            <text:p>1.890805956</text:p>
          </table:table-cell>
          <table:table-cell table:style-name="ce6" office:value-type="float" office:value="1.70960371858505" calcext:value-type="float">
            <text:p>1.7096037186</text:p>
          </table:table-cell>
          <table:table-cell table:style-name="ce6" office:value-type="float" office:value="1.76278263609864" calcext:value-type="float">
            <text:p>1.7627826361</text:p>
          </table:table-cell>
          <table:table-cell table:style-name="ce6" office:value-type="float" office:value="1.75490427794848" calcext:value-type="float">
            <text:p>1.7549042779</text:p>
          </table:table-cell>
          <table:table-cell table:style-name="ce6" office:value-type="float" office:value="1.76475222563618" calcext:value-type="float">
            <text:p>1.7647522256</text:p>
          </table:table-cell>
          <table:table-cell table:style-name="ce6" office:value-type="float" office:value="1.67415110690932" calcext:value-type="float">
            <text:p>1.6741511069</text:p>
          </table:table-cell>
          <table:table-cell table:style-name="ce6" office:value-type="float" office:value="1.61703301032065" calcext:value-type="float">
            <text:p>1.6170330103</text:p>
          </table:table-cell>
          <table:table-cell table:style-name="ce6" office:value-type="float" office:value="1.78444812101158" calcext:value-type="float">
            <text:p>1.784448121</text:p>
          </table:table-cell>
          <table:table-cell table:style-name="ce6" office:value-type="float" office:value="1.6485464429213" calcext:value-type="float">
            <text:p>1.6485464429</text:p>
          </table:table-cell>
          <table:table-cell table:style-name="ce6" office:value-type="float" office:value="1.72142125581029" calcext:value-type="float">
            <text:p>1.7214212558</text:p>
          </table:table-cell>
          <table:table-cell table:style-name="ce6" office:value-type="float" office:value="1.64460726384621" calcext:value-type="float">
            <text:p>1.6446072638</text:p>
          </table:table-cell>
          <table:table-cell table:style-name="ce6" office:value-type="float" office:value="1.81793114314977" calcext:value-type="float">
            <text:p>1.8179311431</text:p>
          </table:table-cell>
          <table:table-cell table:style-name="ce6" office:value-type="float" office:value="1.71748207673521" calcext:value-type="float">
            <text:p>1.7174820767</text:p>
          </table:table-cell>
          <table:table-cell table:style-name="ce6" office:value-type="float" office:value="1.73914756164815" calcext:value-type="float">
            <text:p>1.7391475616</text:p>
          </table:table-cell>
          <table:table-cell table:style-name="ce6" office:value-type="float" office:value="1.76278263609864" calcext:value-type="float">
            <text:p>1.7627826361</text:p>
          </table:table-cell>
          <table:table-cell table:style-name="ce6" office:value-type="float" office:value="1.44173954147956" calcext:value-type="float">
            <text:p>1.4417395415</text:p>
          </table:table-cell>
          <table:table-cell table:style-name="ce6" office:value-type="float" office:value="1.17781454344915" calcext:value-type="float">
            <text:p>1.1778145434</text:p>
          </table:table-cell>
        </table:table-row>
        <table:table-row table:style-name="ro1">
          <table:table-cell office:value-type="string" calcext:value-type="string">
            <text:p>TopDB_20_flanklength_flankclashFalse.csv </text:p>
          </table:table-cell>
          <table:table-cell office:value-type="string" calcext:value-type="string">
            <text:p><text:s/>multipass </text:p>
          </table:table-cell>
          <table:table-cell office:value-type="string" calcext:value-type="string">
            <text:p><text:s/>S </text:p>
          </table:table-cell>
          <table:table-cell office:value-type="float" office:value="61636" calcext:value-type="float">
            <text:p>61636</text:p>
          </table:table-cell>
          <table:table-cell/>
          <table:table-cell table:style-name="ce6" office:value-type="float" office:value="0.944394561313494" calcext:value-type="float">
            <text:p>0.9443945613</text:p>
          </table:table-cell>
          <table:table-cell table:style-name="ce6" office:value-type="float" office:value="1.24422780913289" calcext:value-type="float">
            <text:p>1.2442278091</text:p>
          </table:table-cell>
          <table:table-cell table:style-name="ce6" office:value-type="float" office:value="1.40296305797845" calcext:value-type="float">
            <text:p>1.402963058</text:p>
          </table:table-cell>
          <table:table-cell table:style-name="ce6" office:value-type="float" office:value="1.65790148794253" calcext:value-type="float">
            <text:p>1.6579014879</text:p>
          </table:table-cell>
          <table:table-cell table:style-name="ce6" office:value-type="float" office:value="1.67874551051821" calcext:value-type="float">
            <text:p>1.6787455105</text:p>
          </table:table-cell>
          <table:table-cell table:style-name="ce6" office:value-type="float" office:value="1.58574910210364" calcext:value-type="float">
            <text:p>1.5857491021</text:p>
          </table:table-cell>
          <table:table-cell table:style-name="ce6" office:value-type="float" office:value="1.68515905592612" calcext:value-type="float">
            <text:p>1.6851590559</text:p>
          </table:table-cell>
          <table:table-cell table:style-name="ce6" office:value-type="float" office:value="1.64347101077476" calcext:value-type="float">
            <text:p>1.6434710108</text:p>
          </table:table-cell>
          <table:table-cell table:style-name="ce6" office:value-type="float" office:value="1.6081965110313" calcext:value-type="float">
            <text:p>1.608196511</text:p>
          </table:table-cell>
          <table:table-cell table:style-name="ce6" office:value-type="float" office:value="1.58895587480759" calcext:value-type="float">
            <text:p>1.5889558748</text:p>
          </table:table-cell>
          <table:table-cell table:style-name="ce6" office:value-type="float" office:value="1.67553873781426" calcext:value-type="float">
            <text:p>1.6755387378</text:p>
          </table:table-cell>
          <table:table-cell table:style-name="ce6" office:value-type="float" office:value="1.68355566957414" calcext:value-type="float">
            <text:p>1.6835556696</text:p>
          </table:table-cell>
          <table:table-cell table:style-name="ce6" office:value-type="float" office:value="1.66752180605439" calcext:value-type="float">
            <text:p>1.6675218061</text:p>
          </table:table-cell>
          <table:table-cell table:style-name="ce6" office:value-type="float" office:value="1.78296562339661" calcext:value-type="float">
            <text:p>1.7829656234</text:p>
          </table:table-cell>
          <table:table-cell table:style-name="ce6" office:value-type="float" office:value="1.8358773730118" calcext:value-type="float">
            <text:p>1.835877373</text:p>
          </table:table-cell>
          <table:table-cell table:style-name="ce6" office:value-type="float" office:value="1.7380708055413" calcext:value-type="float">
            <text:p>1.7380708055</text:p>
          </table:table-cell>
          <table:table-cell table:style-name="ce6" office:value-type="float" office:value="1.74769112365316" calcext:value-type="float">
            <text:p>1.7476911237</text:p>
          </table:table-cell>
          <table:table-cell table:style-name="ce6" office:value-type="float" office:value="1.69317598768599" calcext:value-type="float">
            <text:p>1.6931759877</text:p>
          </table:table-cell>
          <table:table-cell table:style-name="ce6" office:value-type="float" office:value="1.82465366854797" calcext:value-type="float">
            <text:p>1.8246536685</text:p>
          </table:table-cell>
          <table:table-cell table:style-name="ce6" office:value-type="float" office:value="1.70760646485377" calcext:value-type="float">
            <text:p>1.7076064649</text:p>
          </table:table-cell>
          <table:table-cell table:style-name="ce6" office:value-type="float" office:value="1.38532580810672" calcext:value-type="float">
            <text:p>1.3853258081</text:p>
          </table:table-cell>
          <table:table-cell table:style-name="ce6" office:value-type="float" office:value="1.48954592098512" calcext:value-type="float">
            <text:p>1.489545921</text:p>
          </table:table-cell>
          <table:table-cell table:style-name="ce6" office:value-type="float" office:value="1.50718317085685" calcext:value-type="float">
            <text:p>1.5071831709</text:p>
          </table:table-cell>
          <table:table-cell table:style-name="ce6" office:value-type="float" office:value="1.43503078501796" calcext:value-type="float">
            <text:p>1.435030785</text:p>
          </table:table-cell>
          <table:table-cell table:style-name="ce6" office:value-type="float" office:value="1.44785787583376" calcext:value-type="float">
            <text:p>1.4478578758</text:p>
          </table:table-cell>
          <table:table-cell table:style-name="ce6" office:value-type="float" office:value="1.46228835300154" calcext:value-type="float">
            <text:p>1.462288353</text:p>
          </table:table-cell>
          <table:table-cell table:style-name="ce6" office:value-type="float" office:value="1.64186762442278" calcext:value-type="float">
            <text:p>1.6418676244</text:p>
          </table:table-cell>
          <table:table-cell table:style-name="ce6" office:value-type="float" office:value="1.55047460236018" calcext:value-type="float">
            <text:p>1.5504746024</text:p>
          </table:table-cell>
          <table:table-cell table:style-name="ce6" office:value-type="float" office:value="1.55207798871216" calcext:value-type="float">
            <text:p>1.5520779887</text:p>
          </table:table-cell>
          <table:table-cell table:style-name="ce6" office:value-type="float" office:value="1.7316572601334" calcext:value-type="float">
            <text:p>1.7316572601</text:p>
          </table:table-cell>
          <table:table-cell table:style-name="ce6" office:value-type="float" office:value="1.60338635197537" calcext:value-type="float">
            <text:p>1.603386352</text:p>
          </table:table-cell>
          <table:table-cell table:style-name="ce6" office:value-type="float" office:value="1.5039763981529" calcext:value-type="float">
            <text:p>1.5039763982</text:p>
          </table:table-cell>
          <table:table-cell table:style-name="ce6" office:value-type="float" office:value="1.37570548999487" calcext:value-type="float">
            <text:p>1.37570549</text:p>
          </table:table-cell>
          <table:table-cell table:number-columns-repeated="2" table:style-name="ce6" office:value-type="float" office:value="1.54566444330426" calcext:value-type="float">
            <text:p>1.5456644433</text:p>
          </table:table-cell>
          <table:table-cell table:style-name="ce6" office:value-type="float" office:value="1.6146100564392" calcext:value-type="float">
            <text:p>1.6146100564</text:p>
          </table:table-cell>
          <table:table-cell table:style-name="ce6" office:value-type="float" office:value="1.45908158029759" calcext:value-type="float">
            <text:p>1.4590815803</text:p>
          </table:table-cell>
          <table:table-cell table:style-name="ce6" office:value-type="float" office:value="1.52161364802463" calcext:value-type="float">
            <text:p>1.521613648</text:p>
          </table:table-cell>
          <table:table-cell table:style-name="ce6" office:value-type="float" office:value="1.58093894304772" calcext:value-type="float">
            <text:p>1.580938943</text:p>
          </table:table-cell>
          <table:table-cell table:style-name="ce6" office:value-type="float" office:value="1.6146100564392" calcext:value-type="float">
            <text:p>1.6146100564</text:p>
          </table:table-cell>
          <table:table-cell table:style-name="ce6" office:value-type="float" office:value="1.56811185223191" calcext:value-type="float">
            <text:p>1.5681118522</text:p>
          </table:table-cell>
          <table:table-cell table:style-name="ce6" office:value-type="float" office:value="1.5953694202155" calcext:value-type="float">
            <text:p>1.5953694202</text:p>
          </table:table-cell>
          <table:table-cell table:style-name="ce6" office:value-type="float" office:value="1.85030785017958" calcext:value-type="float">
            <text:p>1.8503078502</text:p>
          </table:table-cell>
          <table:table-cell table:style-name="ce6" office:value-type="float" office:value="1.96094150846588" calcext:value-type="float">
            <text:p>1.9609415085</text:p>
          </table:table-cell>
          <table:table-cell table:style-name="ce6" office:value-type="float" office:value="1.9465110312981" calcext:value-type="float">
            <text:p>1.9465110313</text:p>
          </table:table-cell>
          <table:table-cell table:style-name="ce6" office:value-type="float" office:value="1.96735505387378" calcext:value-type="float">
            <text:p>1.9673550539</text:p>
          </table:table-cell>
          <table:table-cell table:style-name="ce6" office:value-type="float" office:value="1.9208568496665" calcext:value-type="float">
            <text:p>1.9208568497</text:p>
          </table:table-cell>
          <table:table-cell table:style-name="ce6" office:value-type="float" office:value="1.91444330425859" calcext:value-type="float">
            <text:p>1.9144433043</text:p>
          </table:table-cell>
          <table:table-cell table:style-name="ce6" office:value-type="float" office:value="1.78937916880452" calcext:value-type="float">
            <text:p>1.7893791688</text:p>
          </table:table-cell>
          <table:table-cell table:style-name="ce6" office:value-type="float" office:value="1.76693175987686" calcext:value-type="float">
            <text:p>1.7669317599</text:p>
          </table:table-cell>
          <table:table-cell table:style-name="ce6" office:value-type="float" office:value="1.7060030785018" calcext:value-type="float">
            <text:p>1.7060030785</text:p>
          </table:table-cell>
          <table:table-cell table:style-name="ce6" office:value-type="float" office:value="1.68034889687019" calcext:value-type="float">
            <text:p>1.6803488969</text:p>
          </table:table-cell>
          <table:table-cell table:style-name="ce6" office:value-type="float" office:value="1.627437147255" calcext:value-type="float">
            <text:p>1.6274371473</text:p>
          </table:table-cell>
          <table:table-cell table:style-name="ce6" office:value-type="float" office:value="1.63545407901488" calcext:value-type="float">
            <text:p>1.635454079</text:p>
          </table:table-cell>
          <table:table-cell table:style-name="ce6" office:value-type="float" office:value="1.70760646485377" calcext:value-type="float">
            <text:p>1.7076064649</text:p>
          </table:table-cell>
          <table:table-cell table:style-name="ce6" office:value-type="float" office:value="1.55849153412006" calcext:value-type="float">
            <text:p>1.5584915341</text:p>
          </table:table-cell>
          <table:table-cell table:style-name="ce6" office:value-type="float" office:value="1.72684710107748" calcext:value-type="float">
            <text:p>1.7268471011</text:p>
          </table:table-cell>
          <table:table-cell table:style-name="ce6" office:value-type="float" office:value="1.64507439712673" calcext:value-type="float">
            <text:p>1.6450743971</text:p>
          </table:table-cell>
          <table:table-cell table:style-name="ce6" office:value-type="float" office:value="1.7252437147255" calcext:value-type="float">
            <text:p>1.7252437147</text:p>
          </table:table-cell>
          <table:table-cell table:style-name="ce6" office:value-type="float" office:value="1.32920728578758" calcext:value-type="float">
            <text:p>1.3292072858</text:p>
          </table:table-cell>
          <table:table-cell table:style-name="ce6" office:value-type="float" office:value="1.23941765007696" calcext:value-type="float">
            <text:p>1.2394176501</text:p>
          </table:table-cell>
        </table:table-row>
        <table:table-row table:style-name="ro1">
          <table:table-cell office:value-type="string" calcext:value-type="string">
            <text:p>TopDB_20_flanklength_flankclashFalse.csv </text:p>
          </table:table-cell>
          <table:table-cell office:value-type="string" calcext:value-type="string">
            <text:p><text:s/>multipass </text:p>
          </table:table-cell>
          <table:table-cell office:value-type="string" calcext:value-type="string">
            <text:p><text:s/>W </text:p>
          </table:table-cell>
          <table:table-cell office:value-type="float" office:value="20616" calcext:value-type="float">
            <text:p>20616</text:p>
          </table:table-cell>
          <table:table-cell/>
          <table:table-cell table:style-name="ce6" office:value-type="float" office:value="0.605827483411867" calcext:value-type="float">
            <text:p>0.6058274834</text:p>
          </table:table-cell>
          <table:table-cell table:style-name="ce6" office:value-type="float" office:value="0.841427060294259" calcext:value-type="float">
            <text:p>0.8414270603</text:p>
          </table:table-cell>
          <table:table-cell table:style-name="ce6" office:value-type="float" office:value="0.985671699201846" calcext:value-type="float">
            <text:p>0.9856716992</text:p>
          </table:table-cell>
          <table:table-cell table:style-name="ce6" office:value-type="float" office:value="1.26454466775652" calcext:value-type="float">
            <text:p>1.2645446678</text:p>
          </table:table-cell>
          <table:table-cell table:style-name="ce6" office:value-type="float" office:value="1.28377728627753" calcext:value-type="float">
            <text:p>1.2837772863</text:p>
          </table:table-cell>
          <table:table-cell table:style-name="ce6" office:value-type="float" office:value="1.19723050293297" calcext:value-type="float">
            <text:p>1.1972305029</text:p>
          </table:table-cell>
          <table:table-cell table:style-name="ce6" office:value-type="float" office:value="1.3270506779498" calcext:value-type="float">
            <text:p>1.3270506779</text:p>
          </table:table-cell>
          <table:table-cell table:style-name="ce6" office:value-type="float" office:value="1.25012020386576" calcext:value-type="float">
            <text:p>1.2501202039</text:p>
          </table:table-cell>
          <table:table-cell table:style-name="ce6" office:value-type="float" office:value="1.36070776036157" calcext:value-type="float">
            <text:p>1.3607077604</text:p>
          </table:table-cell>
          <table:table-cell table:style-name="ce6" office:value-type="float" office:value="1.38955668814309" calcext:value-type="float">
            <text:p>1.3895566881</text:p>
          </table:table-cell>
          <table:table-cell table:style-name="ce6" office:value-type="float" office:value="1.45687085296663" calcext:value-type="float">
            <text:p>1.456870853</text:p>
          </table:table-cell>
          <table:table-cell table:style-name="ce6" office:value-type="float" office:value="1.43283007981537" calcext:value-type="float">
            <text:p>1.4328300798</text:p>
          </table:table-cell>
          <table:table-cell table:style-name="ce6" office:value-type="float" office:value="1.41359746129436" calcext:value-type="float">
            <text:p>1.4135974613</text:p>
          </table:table-cell>
          <table:table-cell table:style-name="ce6" office:value-type="float" office:value="1.3270506779498" calcext:value-type="float">
            <text:p>1.3270506779</text:p>
          </table:table-cell>
          <table:table-cell table:style-name="ce6" office:value-type="float" office:value="1.43763823444562" calcext:value-type="float">
            <text:p>1.4376382344</text:p>
          </table:table-cell>
          <table:table-cell table:style-name="ce6" office:value-type="float" office:value="1.41840561592461" calcext:value-type="float">
            <text:p>1.4184056159</text:p>
          </table:table-cell>
          <table:table-cell table:style-name="ce6" office:value-type="float" office:value="1.36070776036157" calcext:value-type="float">
            <text:p>1.3607077604</text:p>
          </table:table-cell>
          <table:table-cell table:style-name="ce6" office:value-type="float" office:value="1.55303394557169" calcext:value-type="float">
            <text:p>1.5530339456</text:p>
          </table:table-cell>
          <table:table-cell table:style-name="ce6" office:value-type="float" office:value="1.78382536782383" calcext:value-type="float">
            <text:p>1.7838253678</text:p>
          </table:table-cell>
          <table:table-cell table:style-name="ce6" office:value-type="float" office:value="2.00500048081546" calcext:value-type="float">
            <text:p>2.0050004808</text:p>
          </table:table-cell>
          <table:table-cell table:style-name="ce6" office:value-type="float" office:value="2.16847773824406" calcext:value-type="float">
            <text:p>2.1684777382</text:p>
          </table:table-cell>
          <table:table-cell table:style-name="ce6" office:value-type="float" office:value="2.31272237715165" calcext:value-type="float">
            <text:p>2.3127223772</text:p>
          </table:table-cell>
          <table:table-cell table:style-name="ce6" office:value-type="float" office:value="2.43292624290797" calcext:value-type="float">
            <text:p>2.4329262429</text:p>
          </table:table-cell>
          <table:table-cell table:style-name="ce6" office:value-type="float" office:value="1.98576786229445" calcext:value-type="float">
            <text:p>1.9857678623</text:p>
          </table:table-cell>
          <table:table-cell table:style-name="ce6" office:value-type="float" office:value="1.93287816136167" calcext:value-type="float">
            <text:p>1.9328781614</text:p>
          </table:table-cell>
          <table:table-cell table:style-name="ce6" office:value-type="float" office:value="1.50495239926916" calcext:value-type="float">
            <text:p>1.5049523993</text:p>
          </table:table-cell>
          <table:table-cell table:style-name="ce6" office:value-type="float" office:value="1.52418501779017" calcext:value-type="float">
            <text:p>1.5241850178</text:p>
          </table:table-cell>
          <table:table-cell table:style-name="ce6" office:value-type="float" office:value="1.26935282238677" calcext:value-type="float">
            <text:p>1.2693528224</text:p>
          </table:table-cell>
          <table:table-cell table:style-name="ce6" office:value-type="float" office:value="1.4905279353784" calcext:value-type="float">
            <text:p>1.4905279354</text:p>
          </table:table-cell>
          <table:table-cell table:style-name="ce6" office:value-type="float" office:value="1.3270506779498" calcext:value-type="float">
            <text:p>1.3270506779</text:p>
          </table:table-cell>
          <table:table-cell table:style-name="ce6" office:value-type="float" office:value="1.15876526589095" calcext:value-type="float">
            <text:p>1.1587652659</text:p>
          </table:table-cell>
          <table:table-cell table:style-name="ce6" office:value-type="float" office:value="1.13472449273969" calcext:value-type="float">
            <text:p>1.1347244927</text:p>
          </table:table-cell>
          <table:table-cell table:style-name="ce6" office:value-type="float" office:value="1.1635734205212" calcext:value-type="float">
            <text:p>1.1635734205</text:p>
          </table:table-cell>
          <table:table-cell table:style-name="ce6" office:value-type="float" office:value="1.25973651312626" calcext:value-type="float">
            <text:p>1.2597365131</text:p>
          </table:table-cell>
          <table:table-cell table:style-name="ce6" office:value-type="float" office:value="1.1539571112607" calcext:value-type="float">
            <text:p>1.1539571113</text:p>
          </table:table-cell>
          <table:table-cell table:style-name="ce6" office:value-type="float" office:value="1.3991729974036" calcext:value-type="float">
            <text:p>1.3991729974</text:p>
          </table:table-cell>
          <table:table-cell table:style-name="ce6" office:value-type="float" office:value="1.68285412058852" calcext:value-type="float">
            <text:p>1.6828541206</text:p>
          </table:table-cell>
          <table:table-cell table:style-name="ce6" office:value-type="float" office:value="2.29348975863064" calcext:value-type="float">
            <text:p>2.2934897586</text:p>
          </table:table-cell>
          <table:table-cell table:style-name="ce6" office:value-type="float" office:value="2.33195499567266" calcext:value-type="float">
            <text:p>2.3319549957</text:p>
          </table:table-cell>
          <table:table-cell table:style-name="ce6" office:value-type="float" office:value="2.54351379940379" calcext:value-type="float">
            <text:p>2.5435137994</text:p>
          </table:table-cell>
          <table:table-cell table:style-name="ce6" office:value-type="float" office:value="2.3992691604962" calcext:value-type="float">
            <text:p>2.3992691605</text:p>
          </table:table-cell>
          <table:table-cell table:style-name="ce6" office:value-type="float" office:value="2.27906529473988" calcext:value-type="float">
            <text:p>2.2790652947</text:p>
          </table:table-cell>
          <table:table-cell table:style-name="ce6" office:value-type="float" office:value="2.58678719107606" calcext:value-type="float">
            <text:p>2.5867871911</text:p>
          </table:table-cell>
          <table:table-cell table:style-name="ce6" office:value-type="float" office:value="2.01461679007597" calcext:value-type="float">
            <text:p>2.0146167901</text:p>
          </table:table-cell>
          <table:table-cell table:style-name="ce6" office:value-type="float" office:value="2.19251851139533" calcext:value-type="float">
            <text:p>2.1925185114</text:p>
          </table:table-cell>
          <table:table-cell table:style-name="ce6" office:value-type="float" office:value="1.96172708914319" calcext:value-type="float">
            <text:p>1.9617270891</text:p>
          </table:table-cell>
          <table:table-cell table:style-name="ce6" office:value-type="float" office:value="1.82229060486585" calcext:value-type="float">
            <text:p>1.8222906049</text:p>
          </table:table-cell>
          <table:table-cell table:style-name="ce6" office:value-type="float" office:value="1.88479661505914" calcext:value-type="float">
            <text:p>1.8847966151</text:p>
          </table:table-cell>
          <table:table-cell table:style-name="ce6" office:value-type="float" office:value="1.9088373882104" calcext:value-type="float">
            <text:p>1.9088373882</text:p>
          </table:table-cell>
          <table:table-cell table:style-name="ce6" office:value-type="float" office:value="2.12520434657179" calcext:value-type="float">
            <text:p>2.1252043466</text:p>
          </table:table-cell>
          <table:table-cell table:style-name="ce6" office:value-type="float" office:value="1.9809597076642" calcext:value-type="float">
            <text:p>1.9809597077</text:p>
          </table:table-cell>
          <table:table-cell table:style-name="ce6" office:value-type="float" office:value="1.69727858447928" calcext:value-type="float">
            <text:p>1.6972785845</text:p>
          </table:table-cell>
          <table:table-cell table:style-name="ce6" office:value-type="float" office:value="1.75497644004231" calcext:value-type="float">
            <text:p>1.75497644</text:p>
          </table:table-cell>
          <table:table-cell table:style-name="ce6" office:value-type="float" office:value="1.59630733724397" calcext:value-type="float">
            <text:p>1.5963073372</text:p>
          </table:table-cell>
          <table:table-cell table:style-name="ce6" office:value-type="float" office:value="1.49533609000865" calcext:value-type="float">
            <text:p>1.49533609</text:p>
          </table:table-cell>
          <table:table-cell table:style-name="ce6" office:value-type="float" office:value="1.59630733724397" calcext:value-type="float">
            <text:p>1.5963073372</text:p>
          </table:table-cell>
          <table:table-cell table:style-name="ce6" office:value-type="float" office:value="1.66842965669776" calcext:value-type="float">
            <text:p>1.6684296567</text:p>
          </table:table-cell>
          <table:table-cell table:style-name="ce6" office:value-type="float" office:value="1.45687085296663" calcext:value-type="float">
            <text:p>1.456870853</text:p>
          </table:table-cell>
          <table:table-cell table:style-name="ce6" office:value-type="float" office:value="1.59149918261371" calcext:value-type="float">
            <text:p>1.5914991826</text:p>
          </table:table-cell>
          <table:table-cell table:style-name="ce6" office:value-type="float" office:value="1.36070776036157" calcext:value-type="float">
            <text:p>1.3607077604</text:p>
          </table:table-cell>
          <table:table-cell table:style-name="ce6" office:value-type="float" office:value="0.985671699201846" calcext:value-type="float">
            <text:p>0.9856716992</text:p>
          </table:table-cell>
        </table:table-row>
        <table:table-row table:style-name="ro1">
          <table:table-cell office:value-type="string" calcext:value-type="string">
            <text:p>TopDB_20_flanklength_flankclashFalse.csv </text:p>
          </table:table-cell>
          <table:table-cell office:value-type="string" calcext:value-type="string">
            <text:p><text:s/>multipass </text:p>
          </table:table-cell>
          <table:table-cell office:value-type="string" calcext:value-type="string">
            <text:p><text:s/>Y </text:p>
          </table:table-cell>
          <table:table-cell office:value-type="float" office:value="33800" calcext:value-type="float">
            <text:p>33800</text:p>
          </table:table-cell>
          <table:table-cell/>
          <table:table-cell table:style-name="ce6" office:value-type="float" office:value="0.86090775988287" calcext:value-type="float">
            <text:p>0.8609077599</text:p>
          </table:table-cell>
          <table:table-cell table:style-name="ce6" office:value-type="float" office:value="1.00439238653001" calcext:value-type="float">
            <text:p>1.0043923865</text:p>
          </table:table-cell>
          <table:table-cell table:style-name="ce6" office:value-type="float" office:value="1.2796486090776" calcext:value-type="float">
            <text:p>1.2796486091</text:p>
          </table:table-cell>
          <table:table-cell table:style-name="ce6" office:value-type="float" office:value="1.20058565153734" calcext:value-type="float">
            <text:p>1.2005856515</text:p>
          </table:table-cell>
          <table:table-cell table:style-name="ce6" office:value-type="float" office:value="1.27672035139092" calcext:value-type="float">
            <text:p>1.2767203514</text:p>
          </table:table-cell>
          <table:table-cell table:style-name="ce6" office:value-type="float" office:value="1.4407027818448" calcext:value-type="float">
            <text:p>1.4407027818</text:p>
          </table:table-cell>
          <table:table-cell table:style-name="ce6" office:value-type="float" office:value="1.43484626647145" calcext:value-type="float">
            <text:p>1.4348462665</text:p>
          </table:table-cell>
          <table:table-cell table:style-name="ce6" office:value-type="float" office:value="1.35285505124451" calcext:value-type="float">
            <text:p>1.3528550512</text:p>
          </table:table-cell>
          <table:table-cell table:style-name="ce6" office:value-type="float" office:value="1.41434846266471" calcext:value-type="float">
            <text:p>1.4143484627</text:p>
          </table:table-cell>
          <table:table-cell table:style-name="ce6" office:value-type="float" office:value="1.34407027818448" calcext:value-type="float">
            <text:p>1.3440702782</text:p>
          </table:table-cell>
          <table:table-cell table:style-name="ce6" office:value-type="float" office:value="1.41142020497804" calcext:value-type="float">
            <text:p>1.411420205</text:p>
          </table:table-cell>
          <table:table-cell table:style-name="ce6" office:value-type="float" office:value="1.51683748169839" calcext:value-type="float">
            <text:p>1.5168374817</text:p>
          </table:table-cell>
          <table:table-cell table:style-name="ce6" office:value-type="float" office:value="1.61932650073206" calcext:value-type="float">
            <text:p>1.6193265007</text:p>
          </table:table-cell>
          <table:table-cell table:style-name="ce6" office:value-type="float" office:value="1.46705710102489" calcext:value-type="float">
            <text:p>1.467057101</text:p>
          </table:table-cell>
          <table:table-cell table:style-name="ce6" office:value-type="float" office:value="1.56661786237189" calcext:value-type="float">
            <text:p>1.5666178624</text:p>
          </table:table-cell>
          <table:table-cell table:style-name="ce6" office:value-type="float" office:value="1.60468521229868" calcext:value-type="float">
            <text:p>1.6046852123</text:p>
          </table:table-cell>
          <table:table-cell table:style-name="ce6" office:value-type="float" office:value="1.44948755490483" calcext:value-type="float">
            <text:p>1.4494875549</text:p>
          </table:table-cell>
          <table:table-cell table:style-name="ce6" office:value-type="float" office:value="1.74524158125915" calcext:value-type="float">
            <text:p>1.7452415813</text:p>
          </table:table-cell>
          <table:table-cell table:style-name="ce6" office:value-type="float" office:value="1.701317715959" calcext:value-type="float">
            <text:p>1.701317716</text:p>
          </table:table-cell>
          <table:table-cell table:style-name="ce6" office:value-type="float" office:value="2.11713030746706" calcext:value-type="float">
            <text:p>2.1171303075</text:p>
          </table:table-cell>
          <table:table-cell table:number-columns-repeated="2" table:style-name="ce6" office:value-type="float" office:value="2.04392386530015" calcext:value-type="float">
            <text:p>2.0439238653</text:p>
          </table:table-cell>
          <table:table-cell table:style-name="ce6" office:value-type="float" office:value="2.18155197657394" calcext:value-type="float">
            <text:p>2.1815519766</text:p>
          </table:table-cell>
          <table:table-cell table:style-name="ce6" office:value-type="float" office:value="2.03513909224012" calcext:value-type="float">
            <text:p>2.0351390922</text:p>
          </table:table-cell>
          <table:table-cell table:style-name="ce6" office:value-type="float" office:value="1.71595900439239" calcext:value-type="float">
            <text:p>1.7159590044</text:p>
          </table:table-cell>
          <table:table-cell table:style-name="ce6" office:value-type="float" office:value="1.56661786237189" calcext:value-type="float">
            <text:p>1.5666178624</text:p>
          </table:table-cell>
          <table:table-cell table:style-name="ce6" office:value-type="float" office:value="1.33235724743777" calcext:value-type="float">
            <text:p>1.3323572474</text:p>
          </table:table-cell>
          <table:table-cell table:style-name="ce6" office:value-type="float" office:value="1.20058565153734" calcext:value-type="float">
            <text:p>1.2005856515</text:p>
          </table:table-cell>
          <table:table-cell table:style-name="ce6" office:value-type="float" office:value="1.08931185944363" calcext:value-type="float">
            <text:p>1.0893118594</text:p>
          </table:table-cell>
          <table:table-cell table:style-name="ce6" office:value-type="float" office:value="1.15666178623719" calcext:value-type="float">
            <text:p>1.1566617862</text:p>
          </table:table-cell>
          <table:table-cell table:style-name="ce6" office:value-type="float" office:value="1.07759882869693" calcext:value-type="float">
            <text:p>1.0775988287</text:p>
          </table:table-cell>
          <table:table-cell table:style-name="ce6" office:value-type="float" office:value="1.18887262079063" calcext:value-type="float">
            <text:p>1.1888726208</text:p>
          </table:table-cell>
          <table:table-cell table:style-name="ce6" office:value-type="float" office:value="1.23279648609078" calcext:value-type="float">
            <text:p>1.2327964861</text:p>
          </table:table-cell>
          <table:table-cell table:style-name="ce6" office:value-type="float" office:value="1.25329428989751" calcext:value-type="float">
            <text:p>1.2532942899</text:p>
          </table:table-cell>
          <table:table-cell table:style-name="ce6" office:value-type="float" office:value="1.42313323572474" calcext:value-type="float">
            <text:p>1.4231332357</text:p>
          </table:table-cell>
          <table:table-cell table:style-name="ce6" office:value-type="float" office:value="1.76866764275256" calcext:value-type="float">
            <text:p>1.7686676428</text:p>
          </table:table-cell>
          <table:table-cell table:style-name="ce6" office:value-type="float" office:value="1.72474377745242" calcext:value-type="float">
            <text:p>1.7247437775</text:p>
          </table:table-cell>
          <table:table-cell table:style-name="ce6" office:value-type="float" office:value="1.91800878477306" calcext:value-type="float">
            <text:p>1.9180087848</text:p>
          </table:table-cell>
          <table:table-cell table:style-name="ce6" office:value-type="float" office:value="2.05856515373353" calcext:value-type="float">
            <text:p>2.0585651537</text:p>
          </table:table-cell>
          <table:table-cell table:style-name="ce6" office:value-type="float" office:value="2.25475841874085" calcext:value-type="float">
            <text:p>2.2547584187</text:p>
          </table:table-cell>
          <table:table-cell table:style-name="ce6" office:value-type="float" office:value="2.28111273792094" calcext:value-type="float">
            <text:p>2.2811127379</text:p>
          </table:table-cell>
          <table:table-cell table:style-name="ce6" office:value-type="float" office:value="2.41874084919473" calcext:value-type="float">
            <text:p>2.4187408492</text:p>
          </table:table-cell>
          <table:table-cell table:style-name="ce6" office:value-type="float" office:value="2.34846266471449" calcext:value-type="float">
            <text:p>2.3484626647</text:p>
          </table:table-cell>
          <table:table-cell table:style-name="ce6" office:value-type="float" office:value="1.83601756954612" calcext:value-type="float">
            <text:p>1.8360175695</text:p>
          </table:table-cell>
          <table:table-cell table:style-name="ce6" office:value-type="float" office:value="1.88286969253294" calcext:value-type="float">
            <text:p>1.8828696925</text:p>
          </table:table-cell>
          <table:table-cell table:style-name="ce6" office:value-type="float" office:value="1.91215226939971" calcext:value-type="float">
            <text:p>1.9121522694</text:p>
          </table:table-cell>
          <table:table-cell table:style-name="ce6" office:value-type="float" office:value="1.97657393850659" calcext:value-type="float">
            <text:p>1.9765739385</text:p>
          </table:table-cell>
          <table:table-cell table:style-name="ce6" office:value-type="float" office:value="1.82723279648609" calcext:value-type="float">
            <text:p>1.8272327965</text:p>
          </table:table-cell>
          <table:table-cell table:style-name="ce6" office:value-type="float" office:value="1.78623718887262" calcext:value-type="float">
            <text:p>1.7862371889</text:p>
          </table:table-cell>
          <table:table-cell table:style-name="ce6" office:value-type="float" office:value="1.67789165446559" calcext:value-type="float">
            <text:p>1.6778916545</text:p>
          </table:table-cell>
          <table:table-cell table:style-name="ce6" office:value-type="float" office:value="1.701317715959" calcext:value-type="float">
            <text:p>1.701317716</text:p>
          </table:table-cell>
          <table:table-cell table:style-name="ce6" office:value-type="float" office:value="1.71303074670571" calcext:value-type="float">
            <text:p>1.7130307467</text:p>
          </table:table-cell>
          <table:table-cell table:style-name="ce6" office:value-type="float" office:value="1.76281112737921" calcext:value-type="float">
            <text:p>1.7628111274</text:p>
          </table:table-cell>
          <table:table-cell table:style-name="ce6" office:value-type="float" office:value="1.78623718887262" calcext:value-type="float">
            <text:p>1.7862371889</text:p>
          </table:table-cell>
          <table:table-cell table:style-name="ce6" office:value-type="float" office:value="1.72474377745242" calcext:value-type="float">
            <text:p>1.7247437775</text:p>
          </table:table-cell>
          <table:table-cell table:style-name="ce6" office:value-type="float" office:value="1.64860907759883" calcext:value-type="float">
            <text:p>1.6486090776</text:p>
          </table:table-cell>
          <table:table-cell table:style-name="ce6" office:value-type="float" office:value="1.74231332357247" calcext:value-type="float">
            <text:p>1.7423133236</text:p>
          </table:table-cell>
          <table:table-cell table:style-name="ce6" office:value-type="float" office:value="1.68374816983895" calcext:value-type="float">
            <text:p>1.6837481698</text:p>
          </table:table-cell>
          <table:table-cell table:style-name="ce6" office:value-type="float" office:value="1.54904831625183" calcext:value-type="float">
            <text:p>1.5490483163</text:p>
          </table:table-cell>
          <table:table-cell table:style-name="ce6" office:value-type="float" office:value="1.56076134699854" calcext:value-type="float">
            <text:p>1.560761347</text:p>
          </table:table-cell>
          <table:table-cell table:style-name="ce6" office:value-type="float" office:value="1.0805270863836" calcext:value-type="float">
            <text:p>1.0805270864</text:p>
          </table:table-cell>
        </table:table-row>
        <table:table-row table:style-name="ro1">
          <table:table-cell office:value-type="string" calcext:value-type="string">
            <text:p>TopDB_20_flanklength_flankclashFalse.csv </text:p>
          </table:table-cell>
          <table:table-cell office:value-type="string" calcext:value-type="string">
            <text:p><text:s/>multipass </text:p>
          </table:table-cell>
          <table:table-cell office:value-type="string" calcext:value-type="string">
            <text:p><text:s/>P </text:p>
          </table:table-cell>
          <table:table-cell office:value-type="float" office:value="35309" calcext:value-type="float">
            <text:p>35309</text:p>
          </table:table-cell>
          <table:table-cell/>
          <table:table-cell table:style-name="ce6" office:value-type="float" office:value="0.769984600307994" calcext:value-type="float">
            <text:p>0.7699846003</text:p>
          </table:table-cell>
          <table:table-cell table:style-name="ce6" office:value-type="float" office:value="1.22637547249055" calcext:value-type="float">
            <text:p>1.2263754725</text:p>
          </table:table-cell>
          <table:table-cell table:style-name="ce6" office:value-type="float" office:value="1.31037379252415" calcext:value-type="float">
            <text:p>1.3103737925</text:p>
          </table:table-cell>
          <table:table-cell table:style-name="ce6" office:value-type="float" office:value="1.54836903261935" calcext:value-type="float">
            <text:p>1.5483690326</text:p>
          </table:table-cell>
          <table:table-cell table:style-name="ce6" office:value-type="float" office:value="1.58196836063279" calcext:value-type="float">
            <text:p>1.5819683606</text:p>
          </table:table-cell>
          <table:table-cell table:style-name="ce6" office:value-type="float" office:value="1.57636847263055" calcext:value-type="float">
            <text:p>1.5763684726</text:p>
          </table:table-cell>
          <table:table-cell table:style-name="ce6" office:value-type="float" office:value="1.48117037659247" calcext:value-type="float">
            <text:p>1.4811703766</text:p>
          </table:table-cell>
          <table:table-cell table:style-name="ce6" office:value-type="float" office:value="1.86196276074479" calcext:value-type="float">
            <text:p>1.8619627607</text:p>
          </table:table-cell>
          <table:table-cell table:style-name="ce6" office:value-type="float" office:value="1.78636427271455" calcext:value-type="float">
            <text:p>1.7863642727</text:p>
          </table:table-cell>
          <table:table-cell table:style-name="ce6" office:value-type="float" office:value="1.69676606467871" calcext:value-type="float">
            <text:p>1.6967660647</text:p>
          </table:table-cell>
          <table:table-cell table:style-name="ce6" office:value-type="float" office:value="1.9627607447851" calcext:value-type="float">
            <text:p>1.9627607448</text:p>
          </table:table-cell>
          <table:table-cell table:style-name="ce6" office:value-type="float" office:value="2.22315553688926" calcext:value-type="float">
            <text:p>2.2231555369</text:p>
          </table:table-cell>
          <table:table-cell table:style-name="ce6" office:value-type="float" office:value="2.20915581688366" calcext:value-type="float">
            <text:p>2.2091558169</text:p>
          </table:table-cell>
          <table:table-cell table:style-name="ce6" office:value-type="float" office:value="2.33515329693406" calcext:value-type="float">
            <text:p>2.3351532969</text:p>
          </table:table-cell>
          <table:table-cell table:style-name="ce6" office:value-type="float" office:value="2.06355872882542" calcext:value-type="float">
            <text:p>2.0635587288</text:p>
          </table:table-cell>
          <table:table-cell table:style-name="ce6" office:value-type="float" office:value="2.02155956880862" calcext:value-type="float">
            <text:p>2.0215595688</text:p>
          </table:table-cell>
          <table:table-cell table:style-name="ce6" office:value-type="float" office:value="1.87316253674927" calcext:value-type="float">
            <text:p>1.8731625367</text:p>
          </table:table-cell>
          <table:table-cell table:style-name="ce6" office:value-type="float" office:value="1.76396472070559" calcext:value-type="float">
            <text:p>1.7639647207</text:p>
          </table:table-cell>
          <table:table-cell table:style-name="ce6" office:value-type="float" office:value="1.73596528069439" calcext:value-type="float">
            <text:p>1.7359652807</text:p>
          </table:table-cell>
          <table:table-cell table:style-name="ce6" office:value-type="float" office:value="1.92916141677166" calcext:value-type="float">
            <text:p>1.9291614168</text:p>
          </table:table-cell>
          <table:table-cell table:style-name="ce6" office:value-type="float" office:value="1.48957020859583" calcext:value-type="float">
            <text:p>1.4895702086</text:p>
          </table:table-cell>
          <table:table-cell table:style-name="ce6" office:value-type="float" office:value="1.28237435251295" calcext:value-type="float">
            <text:p>1.2823743525</text:p>
          </table:table-cell>
          <table:table-cell table:style-name="ce6" office:value-type="float" office:value="1.23197536049279" calcext:value-type="float">
            <text:p>1.2319753605</text:p>
          </table:table-cell>
          <table:table-cell table:style-name="ce6" office:value-type="float" office:value="1.18437631247375" calcext:value-type="float">
            <text:p>1.1843763125</text:p>
          </table:table-cell>
          <table:table-cell table:style-name="ce6" office:value-type="float" office:value="1.17597648047039" calcext:value-type="float">
            <text:p>1.1759764805</text:p>
          </table:table-cell>
          <table:table-cell table:style-name="ce6" office:value-type="float" office:value="1.08357832843343" calcext:value-type="float">
            <text:p>1.0835783284</text:p>
          </table:table-cell>
          <table:table-cell table:style-name="ce6" office:value-type="float" office:value="1.20957580848383" calcext:value-type="float">
            <text:p>1.2095758085</text:p>
          </table:table-cell>
          <table:table-cell table:style-name="ce6" office:value-type="float" office:value="1.15077698446031" calcext:value-type="float">
            <text:p>1.1507769845</text:p>
          </table:table-cell>
          <table:table-cell table:style-name="ce6" office:value-type="float" office:value="1.00797984040319" calcext:value-type="float">
            <text:p>1.0079798404</text:p>
          </table:table-cell>
          <table:table-cell table:style-name="ce6" office:value-type="float" office:value="1.11717765644687" calcext:value-type="float">
            <text:p>1.1171776564</text:p>
          </table:table-cell>
          <table:table-cell table:style-name="ce6" office:value-type="float" office:value="0.890382192356153" calcext:value-type="float">
            <text:p>0.8903821924</text:p>
          </table:table-cell>
          <table:table-cell table:style-name="ce6" office:value-type="float" office:value="0.839983200335993" calcext:value-type="float">
            <text:p>0.8399832003</text:p>
          </table:table-cell>
          <table:table-cell table:style-name="ce6" office:value-type="float" office:value="1.02197956040879" calcext:value-type="float">
            <text:p>1.0219795604</text:p>
          </table:table-cell>
          <table:table-cell table:style-name="ce6" office:value-type="float" office:value="1.21797564048719" calcext:value-type="float">
            <text:p>1.2179756405</text:p>
          </table:table-cell>
          <table:table-cell table:style-name="ce6" office:value-type="float" office:value="1.14797704045919" calcext:value-type="float">
            <text:p>1.1479770405</text:p>
          </table:table-cell>
          <table:table-cell table:style-name="ce6" office:value-type="float" office:value="1.08917821643567" calcext:value-type="float">
            <text:p>1.0891782164</text:p>
          </table:table-cell>
          <table:table-cell table:style-name="ce6" office:value-type="float" office:value="1.12837743245135" calcext:value-type="float">
            <text:p>1.1283774325</text:p>
          </table:table-cell>
          <table:table-cell table:style-name="ce6" office:value-type="float" office:value="1.23197536049279" calcext:value-type="float">
            <text:p>1.2319753605</text:p>
          </table:table-cell>
          <table:table-cell table:style-name="ce6" office:value-type="float" office:value="1.22077558448831" calcext:value-type="float">
            <text:p>1.2207755845</text:p>
          </table:table-cell>
          <table:table-cell table:style-name="ce6" office:value-type="float" office:value="1.49797004059919" calcext:value-type="float">
            <text:p>1.4979700406</text:p>
          </table:table-cell>
          <table:table-cell table:style-name="ce6" office:value-type="float" office:value="1.59036819263615" calcext:value-type="float">
            <text:p>1.5903681926</text:p>
          </table:table-cell>
          <table:table-cell table:style-name="ce6" office:value-type="float" office:value="2.26515469690606" calcext:value-type="float">
            <text:p>2.2651546969</text:p>
          </table:table-cell>
          <table:table-cell table:style-name="ce6" office:value-type="float" office:value="2.4107517849643" calcext:value-type="float">
            <text:p>2.410751785</text:p>
          </table:table-cell>
          <table:table-cell table:style-name="ce6" office:value-type="float" office:value="2.17555648887022" calcext:value-type="float">
            <text:p>2.1755564889</text:p>
          </table:table-cell>
          <table:table-cell table:style-name="ce6" office:value-type="float" office:value="2.27355452890942" calcext:value-type="float">
            <text:p>2.2735545289</text:p>
          </table:table-cell>
          <table:table-cell table:style-name="ce6" office:value-type="float" office:value="2.41355172896542" calcext:value-type="float">
            <text:p>2.413551729</text:p>
          </table:table-cell>
          <table:table-cell table:style-name="ce6" office:value-type="float" office:value="2.44435111297774" calcext:value-type="float">
            <text:p>2.444351113</text:p>
          </table:table-cell>
          <table:table-cell table:style-name="ce6" office:value-type="float" office:value="2.4387512249755" calcext:value-type="float">
            <text:p>2.438751225</text:p>
          </table:table-cell>
          <table:table-cell table:style-name="ce6" office:value-type="float" office:value="2.10555788884222" calcext:value-type="float">
            <text:p>2.1055578888</text:p>
          </table:table-cell>
          <table:table-cell table:style-name="ce6" office:value-type="float" office:value="2.0747585048299" calcext:value-type="float">
            <text:p>2.0747585048</text:p>
          </table:table-cell>
          <table:table-cell table:style-name="ce6" office:value-type="float" office:value="1.90396192076158" calcext:value-type="float">
            <text:p>1.9039619208</text:p>
          </table:table-cell>
          <table:table-cell table:style-name="ce6" office:value-type="float" office:value="1.91796164076718" calcext:value-type="float">
            <text:p>1.9179616408</text:p>
          </table:table-cell>
          <table:table-cell table:style-name="ce6" office:value-type="float" office:value="1.72756544869103" calcext:value-type="float">
            <text:p>1.7275654487</text:p>
          </table:table-cell>
          <table:table-cell table:style-name="ce6" office:value-type="float" office:value="1.87036259274815" calcext:value-type="float">
            <text:p>1.8703625927</text:p>
          </table:table-cell>
          <table:table-cell table:style-name="ce6" office:value-type="float" office:value="1.9907601847963" calcext:value-type="float">
            <text:p>1.9907601848</text:p>
          </table:table-cell>
          <table:table-cell table:style-name="ce6" office:value-type="float" office:value="1.82276354472911" calcext:value-type="float">
            <text:p>1.8227635447</text:p>
          </table:table-cell>
          <table:table-cell table:style-name="ce6" office:value-type="float" office:value="1.73036539269215" calcext:value-type="float">
            <text:p>1.7303653927</text:p>
          </table:table-cell>
          <table:table-cell table:style-name="ce6" office:value-type="float" office:value="1.61836763264735" calcext:value-type="float">
            <text:p>1.6183676326</text:p>
          </table:table-cell>
          <table:table-cell table:style-name="ce6" office:value-type="float" office:value="1.65196696066079" calcext:value-type="float">
            <text:p>1.6519669607</text:p>
          </table:table-cell>
          <table:table-cell table:style-name="ce6" office:value-type="float" office:value="1.22637547249055" calcext:value-type="float">
            <text:p>1.2263754725</text:p>
          </table:table-cell>
          <table:table-cell table:style-name="ce6" office:value-type="float" office:value="1.03317933641327" calcext:value-type="float">
            <text:p>1.0331793364</text:p>
          </table:table-cell>
        </table:table-row>
        <table:table-row table:style-name="ro1">
          <table:table-cell office:value-type="string" calcext:value-type="string">
            <text:p>TopDB_20_flanklength_flankclashFalse.csv </text:p>
          </table:table-cell>
          <table:table-cell office:value-type="string" calcext:value-type="string">
            <text:p><text:s/>multipass </text:p>
          </table:table-cell>
          <table:table-cell office:value-type="string" calcext:value-type="string">
            <text:p><text:s/>H </text:p>
          </table:table-cell>
          <table:table-cell office:value-type="float" office:value="14877" calcext:value-type="float">
            <text:p>14877</text:p>
          </table:table-cell>
          <table:table-cell/>
          <table:table-cell table:style-name="ce6" office:value-type="float" office:value="0.899580195908576" calcext:value-type="float">
            <text:p>0.8995801959</text:p>
          </table:table-cell>
          <table:table-cell table:style-name="ce6" office:value-type="float" office:value="1.25274871726528" calcext:value-type="float">
            <text:p>1.2527487173</text:p>
          </table:table-cell>
          <table:table-cell table:style-name="ce6" office:value-type="float" office:value="1.38601985739988" calcext:value-type="float">
            <text:p>1.3860198574</text:p>
          </table:table-cell>
          <table:table-cell table:style-name="ce6" office:value-type="float" office:value="1.51262744052775" calcext:value-type="float">
            <text:p>1.5126274405</text:p>
          </table:table-cell>
          <table:table-cell table:style-name="ce6" office:value-type="float" office:value="1.45265542746718" calcext:value-type="float">
            <text:p>1.4526554275</text:p>
          </table:table-cell>
          <table:table-cell table:style-name="ce6" office:value-type="float" office:value="1.84580529086426" calcext:value-type="float">
            <text:p>1.8458052909</text:p>
          </table:table-cell>
          <table:table-cell table:style-name="ce6" office:value-type="float" office:value="1.9857399880056" calcext:value-type="float">
            <text:p>1.985739988</text:p>
          </table:table-cell>
          <table:table-cell table:style-name="ce6" office:value-type="float" office:value="2.13900179916039" calcext:value-type="float">
            <text:p>2.1390017992</text:p>
          </table:table-cell>
          <table:table-cell table:style-name="ce6" office:value-type="float" office:value="1.86579596188445" calcext:value-type="float">
            <text:p>1.8657959619</text:p>
          </table:table-cell>
          <table:table-cell table:style-name="ce6" office:value-type="float" office:value="2.07236622909309" calcext:value-type="float">
            <text:p>2.0723662291</text:p>
          </table:table-cell>
          <table:table-cell table:style-name="ce6" office:value-type="float" office:value="2.3389085093623" calcext:value-type="float">
            <text:p>2.3389085094</text:p>
          </table:table-cell>
          <table:table-cell table:style-name="ce6" office:value-type="float" office:value="1.95242220297195" calcext:value-type="float">
            <text:p>1.952422203</text:p>
          </table:table-cell>
          <table:table-cell table:style-name="ce6" office:value-type="float" office:value="2.31891783834211" calcext:value-type="float">
            <text:p>2.3189178383</text:p>
          </table:table-cell>
          <table:table-cell table:style-name="ce6" office:value-type="float" office:value="2.25894582528154" calcext:value-type="float">
            <text:p>2.2589458253</text:p>
          </table:table-cell>
          <table:table-cell table:style-name="ce6" office:value-type="float" office:value="2.16565602718731" calcext:value-type="float">
            <text:p>2.1656560272</text:p>
          </table:table-cell>
          <table:table-cell table:style-name="ce6" office:value-type="float" office:value="2.67208635969881" calcext:value-type="float">
            <text:p>2.6720863597</text:p>
          </table:table-cell>
          <table:table-cell table:style-name="ce6" office:value-type="float" office:value="2.37888985140268" calcext:value-type="float">
            <text:p>2.3788898514</text:p>
          </table:table-cell>
          <table:table-cell table:style-name="ce6" office:value-type="float" office:value="2.36556273738922" calcext:value-type="float">
            <text:p>2.3655627374</text:p>
          </table:table-cell>
          <table:table-cell table:style-name="ce6" office:value-type="float" office:value="2.25894582528154" calcext:value-type="float">
            <text:p>2.2589458253</text:p>
          </table:table-cell>
          <table:table-cell table:style-name="ce6" office:value-type="float" office:value="2.54547877657093" calcext:value-type="float">
            <text:p>2.5454787766</text:p>
          </table:table-cell>
          <table:table-cell table:style-name="ce6" office:value-type="float" office:value="1.65256213766909" calcext:value-type="float">
            <text:p>1.6525621377</text:p>
          </table:table-cell>
          <table:table-cell table:style-name="ce6" office:value-type="float" office:value="1.60591723862198" calcext:value-type="float">
            <text:p>1.6059172386</text:p>
          </table:table-cell>
          <table:table-cell table:style-name="ce6" office:value-type="float" office:value="1.31938428733258" calcext:value-type="float">
            <text:p>1.3193842873</text:p>
          </table:table-cell>
          <table:table-cell table:style-name="ce6" office:value-type="float" office:value="1.00619710801626" calcext:value-type="float">
            <text:p>1.006197108</text:p>
          </table:table-cell>
          <table:table-cell table:style-name="ce6" office:value-type="float" office:value="1.03951489304991" calcext:value-type="float">
            <text:p>1.039514893</text:p>
          </table:table-cell>
          <table:table-cell table:style-name="ce6" office:value-type="float" office:value="0.919570866928767" calcext:value-type="float">
            <text:p>0.9195708669</text:p>
          </table:table-cell>
          <table:table-cell table:style-name="ce6" office:value-type="float" office:value="0.772972612780702" calcext:value-type="float">
            <text:p>0.7729726128</text:p>
          </table:table-cell>
          <table:table-cell table:style-name="ce6" office:value-type="float" office:value="0.613047244619178" calcext:value-type="float">
            <text:p>0.6130472446</text:p>
          </table:table-cell>
          <table:table-cell table:style-name="ce6" office:value-type="float" office:value="0.553075231558606" calcext:value-type="float">
            <text:p>0.5530752316</text:p>
          </table:table-cell>
          <table:table-cell table:style-name="ce6" office:value-type="float" office:value="0.459785433464383" calcext:value-type="float">
            <text:p>0.4597854335</text:p>
          </table:table-cell>
          <table:table-cell table:style-name="ce6" office:value-type="float" office:value="0.453121876457653" calcext:value-type="float">
            <text:p>0.4531218765</text:p>
          </table:table-cell>
          <table:table-cell table:style-name="ce6" office:value-type="float" office:value="0.433131205437463" calcext:value-type="float">
            <text:p>0.4331312054</text:p>
          </table:table-cell>
          <table:table-cell table:style-name="ce6" office:value-type="float" office:value="0.579729459585527" calcext:value-type="float">
            <text:p>0.5797294596</text:p>
          </table:table-cell>
          <table:table-cell table:style-name="ce6" office:value-type="float" office:value="0.479776104484574" calcext:value-type="float">
            <text:p>0.4797761045</text:p>
          </table:table-cell>
          <table:table-cell table:style-name="ce6" office:value-type="float" office:value="0.779636169787433" calcext:value-type="float">
            <text:p>0.7796361698</text:p>
          </table:table-cell>
          <table:table-cell table:style-name="ce6" office:value-type="float" office:value="0.852935296861465" calcext:value-type="float">
            <text:p>0.8529352969</text:p>
          </table:table-cell>
          <table:table-cell table:style-name="ce6" office:value-type="float" office:value="0.759645498767242" calcext:value-type="float">
            <text:p>0.7596454988</text:p>
          </table:table-cell>
          <table:table-cell table:style-name="ce6" office:value-type="float" office:value="0.979542879989338" calcext:value-type="float">
            <text:p>0.97954288</text:p>
          </table:table-cell>
          <table:table-cell table:style-name="ce6" office:value-type="float" office:value="1.25274871726528" calcext:value-type="float">
            <text:p>1.2527487173</text:p>
          </table:table-cell>
          <table:table-cell table:style-name="ce6" office:value-type="float" office:value="1.35270207236623" calcext:value-type="float">
            <text:p>1.3527020724</text:p>
          </table:table-cell>
          <table:table-cell table:style-name="ce6" office:value-type="float" office:value="1.85246884787099" calcext:value-type="float">
            <text:p>1.8524688479</text:p>
          </table:table-cell>
          <table:table-cell table:style-name="ce6" office:value-type="float" office:value="2.23895515426134" calcext:value-type="float">
            <text:p>2.2389551543</text:p>
          </table:table-cell>
          <table:table-cell table:style-name="ce6" office:value-type="float" office:value="2.71206770173919" calcext:value-type="float">
            <text:p>2.7120677017</text:p>
          </table:table-cell>
          <table:table-cell table:style-name="ce6" office:value-type="float" office:value="2.81868461384687" calcext:value-type="float">
            <text:p>2.8186846138</text:p>
          </table:table-cell>
          <table:table-cell table:style-name="ce6" office:value-type="float" office:value="2.75204904377957" calcext:value-type="float">
            <text:p>2.7520490438</text:p>
          </table:table-cell>
          <table:table-cell table:number-columns-repeated="2" table:style-name="ce6" office:value-type="float" office:value="2.61877790364497" calcext:value-type="float">
            <text:p>2.6187779036</text:p>
          </table:table-cell>
          <table:table-cell table:style-name="ce6" office:value-type="float" office:value="2.27893649630173" calcext:value-type="float">
            <text:p>2.2789364963</text:p>
          </table:table-cell>
          <table:table-cell table:style-name="ce6" office:value-type="float" office:value="2.42553475044979" calcext:value-type="float">
            <text:p>2.4255347504</text:p>
          </table:table-cell>
          <table:table-cell table:style-name="ce6" office:value-type="float" office:value="2.02572133004598" calcext:value-type="float">
            <text:p>2.02572133</text:p>
          </table:table-cell>
          <table:table-cell table:style-name="ce6" office:value-type="float" office:value="2.05903911507963" calcext:value-type="float">
            <text:p>2.0590391151</text:p>
          </table:table-cell>
          <table:table-cell table:style-name="ce6" office:value-type="float" office:value="1.92576797494503" calcext:value-type="float">
            <text:p>1.9257679749</text:p>
          </table:table-cell>
          <table:table-cell table:style-name="ce6" office:value-type="float" office:value="1.6992070367162" calcext:value-type="float">
            <text:p>1.6992070367</text:p>
          </table:table-cell>
          <table:table-cell table:style-name="ce6" office:value-type="float" office:value="1.65922569467582" calcext:value-type="float">
            <text:p>1.6592256947</text:p>
          </table:table-cell>
          <table:table-cell table:style-name="ce6" office:value-type="float" office:value="1.53261811154794" calcext:value-type="float">
            <text:p>1.5326181115</text:p>
          </table:table-cell>
          <table:table-cell table:style-name="ce6" office:value-type="float" office:value="1.65922569467582" calcext:value-type="float">
            <text:p>1.6592256947</text:p>
          </table:table-cell>
          <table:table-cell table:style-name="ce6" office:value-type="float" office:value="1.50596388352102" calcext:value-type="float">
            <text:p>1.5059638835</text:p>
          </table:table-cell>
          <table:table-cell table:style-name="ce6" office:value-type="float" office:value="1.53928166855467" calcext:value-type="float">
            <text:p>1.5392816686</text:p>
          </table:table-cell>
          <table:table-cell table:style-name="ce6" office:value-type="float" office:value="1.60591723862198" calcext:value-type="float">
            <text:p>1.6059172386</text:p>
          </table:table-cell>
          <table:table-cell table:style-name="ce6" office:value-type="float" office:value="1.09282334910375" calcext:value-type="float">
            <text:p>1.0928233491</text:p>
          </table:table-cell>
          <table:table-cell table:style-name="ce6" office:value-type="float" office:value="0.979542879989338" calcext:value-type="float">
            <text:p>0.97954288</text:p>
          </table:table-cell>
        </table:table-row>
        <table:table-row table:style-name="ro1">
          <table:table-cell office:value-type="string" calcext:value-type="string">
            <text:p>TopDB_20_flanklength_flankclashFalse.csv </text:p>
          </table:table-cell>
          <table:table-cell office:value-type="string" calcext:value-type="string">
            <text:p><text:s/>multipass </text:p>
          </table:table-cell>
          <table:table-cell office:value-type="string" calcext:value-type="string">
            <text:p><text:s/>E </text:p>
          </table:table-cell>
          <table:table-cell office:value-type="float" office:value="25521" calcext:value-type="float">
            <text:p>25521</text:p>
          </table:table-cell>
          <table:table-cell/>
          <table:table-cell table:style-name="ce6" office:value-type="float" office:value="1.18356927361337" calcext:value-type="float">
            <text:p>1.1835692736</text:p>
          </table:table-cell>
          <table:table-cell table:style-name="ce6" office:value-type="float" office:value="1.57035661793146" calcext:value-type="float">
            <text:p>1.5703566179</text:p>
          </table:table-cell>
          <table:table-cell table:style-name="ce6" office:value-type="float" office:value="1.86431499961321" calcext:value-type="float">
            <text:p>1.8643149996</text:p>
          </table:table-cell>
          <table:table-cell table:style-name="ce6" office:value-type="float" office:value="2.31685619246538" calcext:value-type="float">
            <text:p>2.3168561925</text:p>
          </table:table-cell>
          <table:table-cell table:style-name="ce6" office:value-type="float" office:value="2.19308424228359" calcext:value-type="float">
            <text:p>2.1930842423</text:p>
          </table:table-cell>
          <table:table-cell table:style-name="ce6" office:value-type="float" office:value="2.27817745803357" calcext:value-type="float">
            <text:p>2.278177458</text:p>
          </table:table-cell>
          <table:table-cell table:style-name="ce6" office:value-type="float" office:value="2.42902452231763" calcext:value-type="float">
            <text:p>2.4290245223</text:p>
          </table:table-cell>
          <table:table-cell table:style-name="ce6" office:value-type="float" office:value="2.55279647249942" calcext:value-type="float">
            <text:p>2.5527964725</text:p>
          </table:table-cell>
          <table:table-cell table:style-name="ce6" office:value-type="float" office:value="2.6378896882494" calcext:value-type="float">
            <text:p>2.6378896882</text:p>
          </table:table-cell>
          <table:table-cell table:style-name="ce6" office:value-type="float" office:value="2.71524715711302" calcext:value-type="float">
            <text:p>2.7152471571</text:p>
          </table:table-cell>
          <table:table-cell table:style-name="ce6" office:value-type="float" office:value="2.77326525876073" calcext:value-type="float">
            <text:p>2.7732652588</text:p>
          </table:table-cell>
          <table:table-cell table:style-name="ce6" office:value-type="float" office:value="2.76552951187437" calcext:value-type="float">
            <text:p>2.7655295119</text:p>
          </table:table-cell>
          <table:table-cell table:style-name="ce6" office:value-type="float" office:value="2.73458652432892" calcext:value-type="float">
            <text:p>2.7345865243</text:p>
          </table:table-cell>
          <table:table-cell table:style-name="ce6" office:value-type="float" office:value="2.64949330857894" calcext:value-type="float">
            <text:p>2.6494933086</text:p>
          </table:table-cell>
          <table:table-cell table:style-name="ce6" office:value-type="float" office:value="2.54892859905624" calcext:value-type="float">
            <text:p>2.5489285991</text:p>
          </table:table-cell>
          <table:table-cell table:style-name="ce6" office:value-type="float" office:value="2.54506072561306" calcext:value-type="float">
            <text:p>2.5450607256</text:p>
          </table:table-cell>
          <table:table-cell table:style-name="ce6" office:value-type="float" office:value="2.22402722982904" calcext:value-type="float">
            <text:p>2.2240272298</text:p>
          </table:table-cell>
          <table:table-cell table:style-name="ce6" office:value-type="float" office:value="2.30525257213584" calcext:value-type="float">
            <text:p>2.3052525721</text:p>
          </table:table-cell>
          <table:table-cell table:style-name="ce6" office:value-type="float" office:value="2.24336659704494" calcext:value-type="float">
            <text:p>2.243366597</text:p>
          </table:table-cell>
          <table:table-cell table:style-name="ce6" office:value-type="float" office:value="2.2124236094995" calcext:value-type="float">
            <text:p>2.2124236095</text:p>
          </table:table-cell>
          <table:table-cell table:style-name="ce6" office:value-type="float" office:value="1.30347335035198" calcext:value-type="float">
            <text:p>1.3034733504</text:p>
          </table:table-cell>
          <table:table-cell table:style-name="ce6" office:value-type="float" office:value="0.928289626363425" calcext:value-type="float">
            <text:p>0.9282896264</text:p>
          </table:table-cell>
          <table:table-cell table:style-name="ce6" office:value-type="float" office:value="0.835460663727083" calcext:value-type="float">
            <text:p>0.8354606637</text:p>
          </table:table-cell>
          <table:table-cell table:style-name="ce6" office:value-type="float" office:value="0.533766535158969" calcext:value-type="float">
            <text:p>0.5337665352</text:p>
          </table:table-cell>
          <table:table-cell table:style-name="ce6" office:value-type="float" office:value="0.514427167943065" calcext:value-type="float">
            <text:p>0.5144271679</text:p>
          </table:table-cell>
          <table:table-cell table:style-name="ce6" office:value-type="float" office:value="0.607256130579407" calcext:value-type="float">
            <text:p>0.6072561306</text:p>
          </table:table-cell>
          <table:table-cell table:style-name="ce6" office:value-type="float" office:value="0.479616306954437" calcext:value-type="float">
            <text:p>0.479616307</text:p>
          </table:table-cell>
          <table:table-cell table:style-name="ce6" office:value-type="float" office:value="0.421598205306722" calcext:value-type="float">
            <text:p>0.4215982053</text:p>
          </table:table-cell>
          <table:table-cell table:style-name="ce6" office:value-type="float" office:value="0.444805445965808" calcext:value-type="float">
            <text:p>0.444805446</text:p>
          </table:table-cell>
          <table:table-cell table:style-name="ce6" office:value-type="float" office:value="0.367447977102189" calcext:value-type="float">
            <text:p>0.3674479771</text:p>
          </table:table-cell>
          <table:table-cell table:style-name="ce6" office:value-type="float" office:value="0.363580103659008" calcext:value-type="float">
            <text:p>0.3635801037</text:p>
          </table:table-cell>
          <table:table-cell table:style-name="ce6" office:value-type="float" office:value="0.471880560068075" calcext:value-type="float">
            <text:p>0.4718805601</text:p>
          </table:table-cell>
          <table:table-cell table:style-name="ce6" office:value-type="float" office:value="0.398390964647637" calcext:value-type="float">
            <text:p>0.3983909646</text:p>
          </table:table-cell>
          <table:table-cell table:style-name="ce6" office:value-type="float" office:value="0.390655217761275" calcext:value-type="float">
            <text:p>0.3906552178</text:p>
          </table:table-cell>
          <table:table-cell table:style-name="ce6" office:value-type="float" office:value="0.479616306954437" calcext:value-type="float">
            <text:p>0.479616307</text:p>
          </table:table-cell>
          <table:table-cell table:style-name="ce6" office:value-type="float" office:value="0.40999458497718" calcext:value-type="float">
            <text:p>0.409994585</text:p>
          </table:table-cell>
          <table:table-cell table:style-name="ce6" office:value-type="float" office:value="0.526030788272608" calcext:value-type="float">
            <text:p>0.5260307883</text:p>
          </table:table-cell>
          <table:table-cell table:style-name="ce6" office:value-type="float" office:value="0.549238028931693" calcext:value-type="float">
            <text:p>0.5492380289</text:p>
          </table:table-cell>
          <table:table-cell table:style-name="ce6" office:value-type="float" office:value="0.572445269590779" calcext:value-type="float">
            <text:p>0.5724452696</text:p>
          </table:table-cell>
          <table:table-cell table:style-name="ce6" office:value-type="float" office:value="0.835460663727083" calcext:value-type="float">
            <text:p>0.8354606637</text:p>
          </table:table-cell>
          <table:table-cell table:style-name="ce6" office:value-type="float" office:value="1.33054846445424" calcext:value-type="float">
            <text:p>1.3305484645</text:p>
          </table:table-cell>
          <table:table-cell table:style-name="ce6" office:value-type="float" office:value="1.67865707434053" calcext:value-type="float">
            <text:p>1.6786570743</text:p>
          </table:table-cell>
          <table:table-cell table:style-name="ce6" office:value-type="float" office:value="2.24336659704494" calcext:value-type="float">
            <text:p>2.243366597</text:p>
          </table:table-cell>
          <table:table-cell table:style-name="ce6" office:value-type="float" office:value="2.3748742941131" calcext:value-type="float">
            <text:p>2.3748742941</text:p>
          </table:table-cell>
          <table:table-cell table:style-name="ce6" office:value-type="float" office:value="2.33232768623811" calcext:value-type="float">
            <text:p>2.3323276862</text:p>
          </table:table-cell>
          <table:table-cell table:style-name="ce6" office:value-type="float" office:value="2.2936489518063" calcext:value-type="float">
            <text:p>2.2936489518</text:p>
          </table:table-cell>
          <table:table-cell table:style-name="ce6" office:value-type="float" office:value="2.54119285216988" calcext:value-type="float">
            <text:p>2.5411928522</text:p>
          </table:table-cell>
          <table:table-cell table:style-name="ce6" office:value-type="float" office:value="2.40581728165854" calcext:value-type="float">
            <text:p>2.4058172817</text:p>
          </table:table-cell>
          <table:table-cell table:style-name="ce6" office:value-type="float" office:value="2.51024986462443" calcext:value-type="float">
            <text:p>2.5102498646</text:p>
          </table:table-cell>
          <table:table-cell table:style-name="ce6" office:value-type="float" office:value="2.44062814264717" calcext:value-type="float">
            <text:p>2.4406281426</text:p>
          </table:table-cell>
          <table:table-cell table:style-name="ce6" office:value-type="float" office:value="2.2124236094995" calcext:value-type="float">
            <text:p>2.2124236095</text:p>
          </table:table-cell>
          <table:table-cell table:style-name="ce6" office:value-type="float" office:value="1.9687475825791" calcext:value-type="float">
            <text:p>1.9687475826</text:p>
          </table:table-cell>
          <table:table-cell table:style-name="ce6" office:value-type="float" office:value="1.8875222402723" calcext:value-type="float">
            <text:p>1.8875222403</text:p>
          </table:table-cell>
          <table:table-cell table:style-name="ce6" office:value-type="float" office:value="1.97648332946546" calcext:value-type="float">
            <text:p>1.9764833295</text:p>
          </table:table-cell>
          <table:table-cell table:style-name="ce6" office:value-type="float" office:value="1.8875222402723" calcext:value-type="float">
            <text:p>1.8875222403</text:p>
          </table:table-cell>
          <table:table-cell table:style-name="ce6" office:value-type="float" office:value="1.65158196023826" calcext:value-type="float">
            <text:p>1.6515819602</text:p>
          </table:table-cell>
          <table:table-cell table:style-name="ce6" office:value-type="float" office:value="1.50460276939739" calcext:value-type="float">
            <text:p>1.5046027694</text:p>
          </table:table-cell>
          <table:table-cell table:style-name="ce6" office:value-type="float" office:value="1.60129960547691" calcext:value-type="float">
            <text:p>1.6012996055</text:p>
          </table:table-cell>
          <table:table-cell table:style-name="ce6" office:value-type="float" office:value="1.62063897269281" calcext:value-type="float">
            <text:p>1.6206389727</text:p>
          </table:table-cell>
          <table:table-cell table:style-name="ce6" office:value-type="float" office:value="1.17583352672701" calcext:value-type="float">
            <text:p>1.1758335267</text:p>
          </table:table-cell>
          <table:table-cell table:style-name="ce6" office:value-type="float" office:value="0.897346638817978" calcext:value-type="float">
            <text:p>0.8973466388</text:p>
          </table:table-cell>
        </table:table-row>
        <table:table-row table:style-name="ro1">
          <table:table-cell office:value-type="string" calcext:value-type="string">
            <text:p>TopDB_20_flanklength_flankclashFalse.csv </text:p>
          </table:table-cell>
          <table:table-cell office:value-type="string" calcext:value-type="string">
            <text:p><text:s/>multipass </text:p>
          </table:table-cell>
          <table:table-cell office:value-type="string" calcext:value-type="string">
            <text:p><text:s/>Q </text:p>
          </table:table-cell>
          <table:table-cell office:value-type="float" office:value="23096" calcext:value-type="float">
            <text:p>23096</text:p>
          </table:table-cell>
          <table:table-cell/>
          <table:table-cell table:style-name="ce6" office:value-type="float" office:value="0.992088945905495" calcext:value-type="float">
            <text:p>0.9920889459</text:p>
          </table:table-cell>
          <table:table-cell table:style-name="ce6" office:value-type="float" office:value="1.24011118238187" calcext:value-type="float">
            <text:p>1.2401111824</text:p>
          </table:table-cell>
          <table:table-cell table:style-name="ce6" office:value-type="float" office:value="1.43681847338037" calcext:value-type="float">
            <text:p>1.4368184734</text:p>
          </table:table-cell>
          <table:table-cell table:style-name="ce6" office:value-type="float" office:value="1.83878554629036" calcext:value-type="float">
            <text:p>1.8387855463</text:p>
          </table:table-cell>
          <table:table-cell table:style-name="ce6" office:value-type="float" office:value="1.64207825529185" calcext:value-type="float">
            <text:p>1.6420782553</text:p>
          </table:table-cell>
          <table:table-cell table:style-name="ce6" office:value-type="float" office:value="1.78747060081249" calcext:value-type="float">
            <text:p>1.7874706008</text:p>
          </table:table-cell>
          <table:table-cell table:style-name="ce6" office:value-type="float" office:value="1.94569168270259" calcext:value-type="float">
            <text:p>1.9456916827</text:p>
          </table:table-cell>
          <table:table-cell table:style-name="ce6" office:value-type="float" office:value="1.92003420996365" calcext:value-type="float">
            <text:p>1.92003421</text:p>
          </table:table-cell>
          <table:table-cell table:style-name="ce6" office:value-type="float" office:value="2.10818901004918" calcext:value-type="float">
            <text:p>2.10818901</text:p>
          </table:table-cell>
          <table:table-cell table:style-name="ce6" office:value-type="float" office:value="2.20226641009194" calcext:value-type="float">
            <text:p>2.2022664101</text:p>
          </table:table-cell>
          <table:table-cell table:style-name="ce6" office:value-type="float" office:value="2.24502886465683" calcext:value-type="float">
            <text:p>2.2450288647</text:p>
          </table:table-cell>
          <table:table-cell table:style-name="ce6" office:value-type="float" office:value="2.51870857387214" calcext:value-type="float">
            <text:p>2.5187085739</text:p>
          </table:table-cell>
          <table:table-cell table:style-name="ce6" office:value-type="float" office:value="2.26641009193928" calcext:value-type="float">
            <text:p>2.2664100919</text:p>
          </table:table-cell>
          <table:table-cell table:style-name="ce6" office:value-type="float" office:value="2.24930511011332" calcext:value-type="float">
            <text:p>2.2493051101</text:p>
          </table:table-cell>
          <table:table-cell table:style-name="ce6" office:value-type="float" office:value="2.39469745563395" calcext:value-type="float">
            <text:p>2.3946974556</text:p>
          </table:table-cell>
          <table:table-cell table:style-name="ce6" office:value-type="float" office:value="2.21081890100492" calcext:value-type="float">
            <text:p>2.210818901</text:p>
          </table:table-cell>
          <table:table-cell table:style-name="ce6" office:value-type="float" office:value="2.19371391917896" calcext:value-type="float">
            <text:p>2.1937139192</text:p>
          </table:table-cell>
          <table:table-cell table:style-name="ce6" office:value-type="float" office:value="2.02694034637588" calcext:value-type="float">
            <text:p>2.0269403464</text:p>
          </table:table-cell>
          <table:table-cell table:style-name="ce6" office:value-type="float" office:value="2.13384648278811" calcext:value-type="float">
            <text:p>2.1338464828</text:p>
          </table:table-cell>
          <table:table-cell table:style-name="ce6" office:value-type="float" office:value="1.94996792815908" calcext:value-type="float">
            <text:p>1.9499679282</text:p>
          </table:table-cell>
          <table:table-cell table:style-name="ce6" office:value-type="float" office:value="1.59503955527047" calcext:value-type="float">
            <text:p>1.5950395553</text:p>
          </table:table-cell>
          <table:table-cell table:style-name="ce6" office:value-type="float" office:value="1.28714988240325" calcext:value-type="float">
            <text:p>1.2871498824</text:p>
          </table:table-cell>
          <table:table-cell table:style-name="ce6" office:value-type="float" office:value="1.09044259140475" calcext:value-type="float">
            <text:p>1.0904425914</text:p>
          </table:table-cell>
          <table:table-cell table:style-name="ce6" office:value-type="float" office:value="0.96643147316656" calcext:value-type="float">
            <text:p>0.9664314732</text:p>
          </table:table-cell>
          <table:table-cell table:style-name="ce6" office:value-type="float" office:value="0.987812700449006" calcext:value-type="float">
            <text:p>0.9878127004</text:p>
          </table:table-cell>
          <table:table-cell table:style-name="ce6" office:value-type="float" office:value="0.812486636732949" calcext:value-type="float">
            <text:p>0.8124866367</text:p>
          </table:table-cell>
          <table:table-cell table:style-name="ce6" office:value-type="float" office:value="0.731237973059654" calcext:value-type="float">
            <text:p>0.7312379731</text:p>
          </table:table-cell>
          <table:table-cell table:style-name="ce6" office:value-type="float" office:value="0.872354073123797" calcext:value-type="float">
            <text:p>0.8723540731</text:p>
          </table:table-cell>
          <table:table-cell table:style-name="ce6" office:value-type="float" office:value="0.791105409450502" calcext:value-type="float">
            <text:p>0.7911054095</text:p>
          </table:table-cell>
          <table:table-cell table:style-name="ce6" office:value-type="float" office:value="0.786829163994013" calcext:value-type="float">
            <text:p>0.786829164</text:p>
          </table:table-cell>
          <table:table-cell table:style-name="ce6" office:value-type="float" office:value="0.705580500320718" calcext:value-type="float">
            <text:p>0.7055805003</text:p>
          </table:table-cell>
          <table:table-cell table:style-name="ce6" office:value-type="float" office:value="0.628608082103913" calcext:value-type="float">
            <text:p>0.6286080821</text:p>
          </table:table-cell>
          <table:table-cell table:style-name="ce6" office:value-type="float" office:value="0.581569382082532" calcext:value-type="float">
            <text:p>0.5815693821</text:p>
          </table:table-cell>
          <table:table-cell table:style-name="ce6" office:value-type="float" office:value="0.667094291212316" calcext:value-type="float">
            <text:p>0.6670942912</text:p>
          </table:table-cell>
          <table:table-cell table:number-columns-repeated="2" table:style-name="ce6" office:value-type="float" office:value="0.744066709429121" calcext:value-type="float">
            <text:p>0.7440667094</text:p>
          </table:table-cell>
          <table:table-cell table:style-name="ce6" office:value-type="float" office:value="0.85524909129784" calcext:value-type="float">
            <text:p>0.8552490913</text:p>
          </table:table-cell>
          <table:table-cell table:style-name="ce6" office:value-type="float" office:value="0.9108402822322" calcext:value-type="float">
            <text:p>0.9108402822</text:p>
          </table:table-cell>
          <table:table-cell table:style-name="ce6" office:value-type="float" office:value="1.12892880051315" calcext:value-type="float">
            <text:p>1.1289288005</text:p>
          </table:table-cell>
          <table:table-cell table:style-name="ce6" office:value-type="float" office:value="1.51806713705367" calcext:value-type="float">
            <text:p>1.5180671371</text:p>
          </table:table-cell>
          <table:table-cell table:style-name="ce6" office:value-type="float" office:value="1.53089587342313" calcext:value-type="float">
            <text:p>1.5308958734</text:p>
          </table:table-cell>
          <table:table-cell table:style-name="ce6" office:value-type="float" office:value="2.176608937353" calcext:value-type="float">
            <text:p>2.1766089374</text:p>
          </table:table-cell>
          <table:table-cell table:style-name="ce6" office:value-type="float" office:value="2.63844344665384" calcext:value-type="float">
            <text:p>2.6384434467</text:p>
          </table:table-cell>
          <table:table-cell table:style-name="ce6" office:value-type="float" office:value="2.50587983750267" calcext:value-type="float">
            <text:p>2.5058798375</text:p>
          </table:table-cell>
          <table:table-cell table:style-name="ce6" office:value-type="float" office:value="2.42463117382938" calcext:value-type="float">
            <text:p>2.4246311738</text:p>
          </table:table-cell>
          <table:table-cell table:style-name="ce6" office:value-type="float" office:value="2.40752619200342" calcext:value-type="float">
            <text:p>2.407526192</text:p>
          </table:table-cell>
          <table:table-cell table:style-name="ce6" office:value-type="float" office:value="2.36476373743853" calcext:value-type="float">
            <text:p>2.3647637374</text:p>
          </table:table-cell>
          <table:table-cell table:style-name="ce6" office:value-type="float" office:value="2.21081890100492" calcext:value-type="float">
            <text:p>2.210818901</text:p>
          </table:table-cell>
          <table:table-cell table:style-name="ce6" office:value-type="float" office:value="2.35621124652555" calcext:value-type="float">
            <text:p>2.3562112465</text:p>
          </table:table-cell>
          <table:table-cell table:style-name="ce6" office:value-type="float" office:value="2.24502886465683" calcext:value-type="float">
            <text:p>2.2450288647</text:p>
          </table:table-cell>
          <table:table-cell table:style-name="ce6" office:value-type="float" office:value="2.27923882830874" calcext:value-type="float">
            <text:p>2.2792388283</text:p>
          </table:table-cell>
          <table:table-cell table:style-name="ce6" office:value-type="float" office:value="2.03549283728886" calcext:value-type="float">
            <text:p>2.0354928373</text:p>
          </table:table-cell>
          <table:table-cell table:style-name="ce6" office:value-type="float" office:value="1.77891810989951" calcext:value-type="float">
            <text:p>1.7789181099</text:p>
          </table:table-cell>
          <table:table-cell table:style-name="ce6" office:value-type="float" office:value="1.85161428265982" calcext:value-type="float">
            <text:p>1.8516142827</text:p>
          </table:table-cell>
          <table:table-cell table:style-name="ce6" office:value-type="float" office:value="1.86871926448578" calcext:value-type="float">
            <text:p>1.8687192645</text:p>
          </table:table-cell>
          <table:table-cell table:style-name="ce6" office:value-type="float" office:value="1.56510583707505" calcext:value-type="float">
            <text:p>1.5651058371</text:p>
          </table:table-cell>
          <table:table-cell table:style-name="ce6" office:value-type="float" office:value="1.44537096429335" calcext:value-type="float">
            <text:p>1.4453709643</text:p>
          </table:table-cell>
          <table:table-cell table:style-name="ce6" office:value-type="float" office:value="1.59076330981398" calcext:value-type="float">
            <text:p>1.5907633098</text:p>
          </table:table-cell>
          <table:table-cell table:style-name="ce6" office:value-type="float" office:value="1.58221081890101" calcext:value-type="float">
            <text:p>1.5822108189</text:p>
          </table:table-cell>
          <table:table-cell table:style-name="ce6" office:value-type="float" office:value="1.2657686551208" calcext:value-type="float">
            <text:p>1.2657686551</text:p>
          </table:table-cell>
          <table:table-cell table:style-name="ce6" office:value-type="float" office:value="0.932221509514646" calcext:value-type="float">
            <text:p>0.9322215095</text:p>
          </table:table-cell>
        </table:table-row>
        <table:table-row table:style-name="ro1">
          <table:table-cell office:value-type="string" calcext:value-type="string">
            <text:p>TopDB_20_flanklength_flankclashFalse.csv </text:p>
          </table:table-cell>
          <table:table-cell office:value-type="string" calcext:value-type="string">
            <text:p><text:s/>multipass </text:p>
          </table:table-cell>
          <table:table-cell office:value-type="string" calcext:value-type="string">
            <text:p><text:s/>D </text:p>
          </table:table-cell>
          <table:table-cell office:value-type="float" office:value="22733" calcext:value-type="float">
            <text:p>22733</text:p>
          </table:table-cell>
          <table:table-cell/>
          <table:table-cell table:style-name="ce6" office:value-type="float" office:value="0.980562304755293" calcext:value-type="float">
            <text:p>0.9805623048</text:p>
          </table:table-cell>
          <table:table-cell table:style-name="ce6" office:value-type="float" office:value="1.30597014925373" calcext:value-type="float">
            <text:p>1.3059701493</text:p>
          </table:table-cell>
          <table:table-cell table:style-name="ce6" office:value-type="float" office:value="1.38406803193336" calcext:value-type="float">
            <text:p>1.3840680319</text:p>
          </table:table-cell>
          <table:table-cell table:style-name="ce6" office:value-type="float" office:value="1.72249219021173" calcext:value-type="float">
            <text:p>1.7224921902</text:p>
          </table:table-cell>
          <table:table-cell table:style-name="ce6" office:value-type="float" office:value="1.88736549809094" calcext:value-type="float">
            <text:p>1.8873654981</text:p>
          </table:table-cell>
          <table:table-cell table:style-name="ce6" office:value-type="float" office:value="1.84397778549115" calcext:value-type="float">
            <text:p>1.8439777855</text:p>
          </table:table-cell>
          <table:table-cell table:style-name="ce6" office:value-type="float" office:value="2.04790003471017" calcext:value-type="float">
            <text:p>2.0479000347</text:p>
          </table:table-cell>
          <table:table-cell table:style-name="ce6" office:value-type="float" office:value="1.96980215203054" calcext:value-type="float">
            <text:p>1.969802152</text:p>
          </table:table-cell>
          <table:table-cell table:style-name="ce6" office:value-type="float" office:value="1.9784796945505" calcext:value-type="float">
            <text:p>1.9784796946</text:p>
          </table:table-cell>
          <table:table-cell table:style-name="ce6" office:value-type="float" office:value="2.26917736896911" calcext:value-type="float">
            <text:p>2.269177369</text:p>
          </table:table-cell>
          <table:table-cell table:style-name="ce6" office:value-type="float" office:value="2.28219368274905" calcext:value-type="float">
            <text:p>2.2821936827</text:p>
          </table:table-cell>
          <table:table-cell table:style-name="ce6" office:value-type="float" office:value="2.55119750086775" calcext:value-type="float">
            <text:p>2.5511975009</text:p>
          </table:table-cell>
          <table:table-cell table:style-name="ce6" office:value-type="float" office:value="2.27785491148907" calcext:value-type="float">
            <text:p>2.2778549115</text:p>
          </table:table-cell>
          <table:table-cell table:style-name="ce6" office:value-type="float" office:value="2.37764665046859" calcext:value-type="float">
            <text:p>2.3776466505</text:p>
          </table:table-cell>
          <table:table-cell table:style-name="ce6" office:value-type="float" office:value="2.55987504338771" calcext:value-type="float">
            <text:p>2.5598750434</text:p>
          </table:table-cell>
          <table:table-cell table:style-name="ce6" office:value-type="float" office:value="2.37330787920861" calcext:value-type="float">
            <text:p>2.3733078792</text:p>
          </table:table-cell>
          <table:table-cell table:style-name="ce6" office:value-type="float" office:value="2.36896910794863" calcext:value-type="float">
            <text:p>2.3689691079</text:p>
          </table:table-cell>
          <table:table-cell table:style-name="ce6" office:value-type="float" office:value="2.16504685872961" calcext:value-type="float">
            <text:p>2.1650468587</text:p>
          </table:table-cell>
          <table:table-cell table:style-name="ce6" office:value-type="float" office:value="2.46876084692815" calcext:value-type="float">
            <text:p>2.4687608469</text:p>
          </table:table-cell>
          <table:table-cell table:style-name="ce6" office:value-type="float" office:value="2.0001735508504" calcext:value-type="float">
            <text:p>2.0001735509</text:p>
          </table:table-cell>
          <table:table-cell table:style-name="ce6" office:value-type="float" office:value="1.13675807011454" calcext:value-type="float">
            <text:p>1.1367580701</text:p>
          </table:table-cell>
          <table:table-cell table:style-name="ce6" office:value-type="float" office:value="0.850399166955918" calcext:value-type="float">
            <text:p>0.850399167</text:p>
          </table:table-cell>
          <table:table-cell table:style-name="ce6" office:value-type="float" office:value="0.711558486636585" calcext:value-type="float">
            <text:p>0.7115584866</text:p>
          </table:table-cell>
          <table:table-cell table:number-columns-repeated="2" table:style-name="ce6" office:value-type="float" office:value="0.585734120097188" calcext:value-type="float">
            <text:p>0.5857341201</text:p>
          </table:table-cell>
          <table:table-cell table:style-name="ce6" office:value-type="float" office:value="0.546685178757376" calcext:value-type="float">
            <text:p>0.5466851788</text:p>
          </table:table-cell>
          <table:table-cell table:number-columns-repeated="2" table:style-name="ce6" office:value-type="float" office:value="0.555362721277334" calcext:value-type="float">
            <text:p>0.5553627213</text:p>
          </table:table-cell>
          <table:table-cell table:style-name="ce6" office:value-type="float" office:value="0.511975008677543" calcext:value-type="float">
            <text:p>0.5119750087</text:p>
          </table:table-cell>
          <table:table-cell table:style-name="ce6" office:value-type="float" office:value="0.468587296077751" calcext:value-type="float">
            <text:p>0.4685872961</text:p>
          </table:table-cell>
          <table:table-cell table:style-name="ce6" office:value-type="float" office:value="0.416522040958001" calcext:value-type="float">
            <text:p>0.416522041</text:p>
          </table:table-cell>
          <table:table-cell table:style-name="ce6" office:value-type="float" office:value="0.334085387018396" calcext:value-type="float">
            <text:p>0.334085387</text:p>
          </table:table-cell>
          <table:table-cell table:style-name="ce6" office:value-type="float" office:value="0.381811870878167" calcext:value-type="float">
            <text:p>0.3818118709</text:p>
          </table:table-cell>
          <table:table-cell table:style-name="ce6" office:value-type="float" office:value="0.429538354737938" calcext:value-type="float">
            <text:p>0.4295383547</text:p>
          </table:table-cell>
          <table:table-cell table:style-name="ce6" office:value-type="float" office:value="0.42086081221798" calcext:value-type="float">
            <text:p>0.4208608122</text:p>
          </table:table-cell>
          <table:table-cell table:style-name="ce6" office:value-type="float" office:value="0.459909753557792" calcext:value-type="float">
            <text:p>0.4599097536</text:p>
          </table:table-cell>
          <table:table-cell table:style-name="ce6" office:value-type="float" office:value="0.598750433877126" calcext:value-type="float">
            <text:p>0.5987504339</text:p>
          </table:table-cell>
          <table:table-cell table:style-name="ce6" office:value-type="float" office:value="0.594411662617147" calcext:value-type="float">
            <text:p>0.5944116626</text:p>
          </table:table-cell>
          <table:table-cell table:style-name="ce6" office:value-type="float" office:value="0.637799375216938" calcext:value-type="float">
            <text:p>0.6377993752</text:p>
          </table:table-cell>
          <table:table-cell table:style-name="ce6" office:value-type="float" office:value="1.03262755987504" calcext:value-type="float">
            <text:p>1.0326275599</text:p>
          </table:table-cell>
          <table:table-cell table:style-name="ce6" office:value-type="float" office:value="1.27993752169386" calcext:value-type="float">
            <text:p>1.2799375217</text:p>
          </table:table-cell>
          <table:table-cell table:style-name="ce6" office:value-type="float" office:value="2.04356126345019" calcext:value-type="float">
            <text:p>2.0435612635</text:p>
          </table:table-cell>
          <table:table-cell table:style-name="ce6" office:value-type="float" office:value="2.38632419298855" calcext:value-type="float">
            <text:p>2.386324193</text:p>
          </table:table-cell>
          <table:table-cell table:style-name="ce6" office:value-type="float" office:value="2.85057271780632" calcext:value-type="float">
            <text:p>2.8505727178</text:p>
          </table:table-cell>
          <table:table-cell table:style-name="ce6" office:value-type="float" office:value="2.8115237764665" calcext:value-type="float">
            <text:p>2.8115237765</text:p>
          </table:table-cell>
          <table:table-cell table:style-name="ce6" office:value-type="float" office:value="2.79850746268657" calcext:value-type="float">
            <text:p>2.7985074627</text:p>
          </table:table-cell>
          <table:table-cell table:style-name="ce6" office:value-type="float" office:value="2.82887886150642" calcext:value-type="float">
            <text:p>2.8288788615</text:p>
          </table:table-cell>
          <table:table-cell table:style-name="ce6" office:value-type="float" office:value="2.83755640402638" calcext:value-type="float">
            <text:p>2.837556404</text:p>
          </table:table-cell>
          <table:table-cell table:style-name="ce6" office:value-type="float" office:value="2.65098923984728" calcext:value-type="float">
            <text:p>2.6509892398</text:p>
          </table:table-cell>
          <table:table-cell table:style-name="ce6" office:value-type="float" office:value="2.59024644220757" calcext:value-type="float">
            <text:p>2.5902464422</text:p>
          </table:table-cell>
          <table:table-cell table:style-name="ce6" office:value-type="float" office:value="2.37764665046859" calcext:value-type="float">
            <text:p>2.3776466505</text:p>
          </table:table-cell>
          <table:table-cell table:style-name="ce6" office:value-type="float" office:value="2.34293648038875" calcext:value-type="float">
            <text:p>2.3429364804</text:p>
          </table:table-cell>
          <table:table-cell table:style-name="ce6" office:value-type="float" office:value="2.17806317250955" calcext:value-type="float">
            <text:p>2.1780631725</text:p>
          </table:table-cell>
          <table:table-cell table:style-name="ce6" office:value-type="float" office:value="2.23446719888927" calcext:value-type="float">
            <text:p>2.2344671989</text:p>
          </table:table-cell>
          <table:table-cell table:style-name="ce6" office:value-type="float" office:value="2.09562651856994" calcext:value-type="float">
            <text:p>2.0956265186</text:p>
          </table:table-cell>
          <table:table-cell table:style-name="ce6" office:value-type="float" office:value="1.75286358903159" calcext:value-type="float">
            <text:p>1.752863589</text:p>
          </table:table-cell>
          <table:table-cell table:style-name="ce6" office:value-type="float" office:value="1.88736549809094" calcext:value-type="float">
            <text:p>1.8873654981</text:p>
          </table:table-cell>
          <table:table-cell table:style-name="ce6" office:value-type="float" office:value="1.92641443943075" calcext:value-type="float">
            <text:p>1.9264144394</text:p>
          </table:table-cell>
          <table:table-cell table:style-name="ce6" office:value-type="float" office:value="1.48385977091288" calcext:value-type="float">
            <text:p>1.4838597709</text:p>
          </table:table-cell>
          <table:table-cell table:style-name="ce6" office:value-type="float" office:value="1.44914960083304" calcext:value-type="float">
            <text:p>1.4491496008</text:p>
          </table:table-cell>
          <table:table-cell table:style-name="ce6" office:value-type="float" office:value="1.19750086775425" calcext:value-type="float">
            <text:p>1.1975008678</text:p>
          </table:table-cell>
        </table:table-row>
        <table:table-row table:style-name="ro1">
          <table:table-cell office:value-type="string" calcext:value-type="string">
            <text:p>TopDB_20_flanklength_flankclashFalse.csv </text:p>
          </table:table-cell>
          <table:table-cell office:value-type="string" calcext:value-type="string">
            <text:p><text:s/>multipass </text:p>
          </table:table-cell>
          <table:table-cell office:value-type="string" calcext:value-type="string">
            <text:p><text:s/>N </text:p>
          </table:table-cell>
          <table:table-cell office:value-type="float" office:value="28466" calcext:value-type="float">
            <text:p>28466</text:p>
          </table:table-cell>
          <table:table-cell/>
          <table:table-cell table:style-name="ce6" office:value-type="float" office:value="0.902182587876054" calcext:value-type="float">
            <text:p>0.9021825879</text:p>
          </table:table-cell>
          <table:table-cell table:style-name="ce6" office:value-type="float" office:value="1.19365696242063" calcext:value-type="float">
            <text:p>1.1936569624</text:p>
          </table:table-cell>
          <table:table-cell table:style-name="ce6" office:value-type="float" office:value="1.46084180575315" calcext:value-type="float">
            <text:p>1.4608418058</text:p>
          </table:table-cell>
          <table:table-cell table:style-name="ce6" office:value-type="float" office:value="1.60657899302543" calcext:value-type="float">
            <text:p>1.606578993</text:p>
          </table:table-cell>
          <table:table-cell table:style-name="ce6" office:value-type="float" office:value="1.69679725181304" calcext:value-type="float">
            <text:p>1.6967972518</text:p>
          </table:table-cell>
          <table:table-cell table:style-name="ce6" office:value-type="float" office:value="1.55106006454075" calcext:value-type="float">
            <text:p>1.5510600645</text:p>
          </table:table-cell>
          <table:table-cell table:style-name="ce6" office:value-type="float" office:value="1.74884624726743" calcext:value-type="float">
            <text:p>1.7488462473</text:p>
          </table:table-cell>
          <table:table-cell table:style-name="ce6" office:value-type="float" office:value="1.91193309969118" calcext:value-type="float">
            <text:p>1.9119330997</text:p>
          </table:table-cell>
          <table:table-cell table:style-name="ce6" office:value-type="float" office:value="1.88070370241854" calcext:value-type="float">
            <text:p>1.8807037024</text:p>
          </table:table-cell>
          <table:table-cell table:style-name="ce6" office:value-type="float" office:value="1.83906450605503" calcext:value-type="float">
            <text:p>1.8390645061</text:p>
          </table:table-cell>
          <table:table-cell table:style-name="ce6" office:value-type="float" office:value="1.7627259793886" calcext:value-type="float">
            <text:p>1.7627259794</text:p>
          </table:table-cell>
          <table:table-cell table:style-name="ce6" office:value-type="float" office:value="1.79395537666123" calcext:value-type="float">
            <text:p>1.7939553767</text:p>
          </table:table-cell>
          <table:table-cell table:style-name="ce6" office:value-type="float" office:value="2.04379055484229" calcext:value-type="float">
            <text:p>2.0437905548</text:p>
          </table:table-cell>
          <table:table-cell table:style-name="ce6" office:value-type="float" office:value="1.92581283181235" calcext:value-type="float">
            <text:p>1.9258128318</text:p>
          </table:table-cell>
          <table:table-cell table:style-name="ce6" office:value-type="float" office:value="2.22075713938721" calcext:value-type="float">
            <text:p>2.2207571394</text:p>
          </table:table-cell>
          <table:table-cell table:style-name="ce6" office:value-type="float" office:value="2.10277941635726" calcext:value-type="float">
            <text:p>2.1027794164</text:p>
          </table:table-cell>
          <table:table-cell table:style-name="ce6" office:value-type="float" office:value="2.38037405878067" calcext:value-type="float">
            <text:p>2.3803740588</text:p>
          </table:table-cell>
          <table:table-cell table:style-name="ce6" office:value-type="float" office:value="2.07848988514522" calcext:value-type="float">
            <text:p>2.0784898851</text:p>
          </table:table-cell>
          <table:table-cell table:style-name="ce6" office:value-type="float" office:value="2.00562129150907" calcext:value-type="float">
            <text:p>2.0056212915</text:p>
          </table:table-cell>
          <table:table-cell table:style-name="ce6" office:value-type="float" office:value="2.16870814393282" calcext:value-type="float">
            <text:p>2.1687081439</text:p>
          </table:table-cell>
          <table:table-cell table:number-columns-repeated="2" table:style-name="ce6" office:value-type="float" office:value="1.24917589090531" calcext:value-type="float">
            <text:p>1.2491758909</text:p>
          </table:table-cell>
          <table:table-cell table:style-name="ce6" office:value-type="float" office:value="1.28040528817794" calcext:value-type="float">
            <text:p>1.2804052882</text:p>
          </table:table-cell>
          <table:table-cell table:style-name="ce6" office:value-type="float" office:value="1.17977723029946" calcext:value-type="float">
            <text:p>1.1797772303</text:p>
          </table:table-cell>
          <table:table-cell table:style-name="ce6" office:value-type="float" office:value="1.27346542211735" calcext:value-type="float">
            <text:p>1.2734654221</text:p>
          </table:table-cell>
          <table:table-cell table:style-name="ce6" office:value-type="float" office:value="1.23182622575384" calcext:value-type="float">
            <text:p>1.2318262258</text:p>
          </table:table-cell>
          <table:table-cell table:style-name="ce6" office:value-type="float" office:value="1.19712689545092" calcext:value-type="float">
            <text:p>1.1971268955</text:p>
          </table:table-cell>
          <table:table-cell table:style-name="ce6" office:value-type="float" office:value="1.16242756514799" calcext:value-type="float">
            <text:p>1.1624275651</text:p>
          </table:table-cell>
          <table:table-cell table:style-name="ce6" office:value-type="float" office:value="0.884832922724591" calcext:value-type="float">
            <text:p>0.8848329227</text:p>
          </table:table-cell>
          <table:table-cell table:style-name="ce6" office:value-type="float" office:value="0.805024463027864" calcext:value-type="float">
            <text:p>0.805024463</text:p>
          </table:table-cell>
          <table:table-cell table:style-name="ce6" office:value-type="float" office:value="0.784204864846109" calcext:value-type="float">
            <text:p>0.7842048648</text:p>
          </table:table-cell>
          <table:table-cell table:style-name="ce6" office:value-type="float" office:value="0.929942052118394" calcext:value-type="float">
            <text:p>0.9299420521</text:p>
          </table:table-cell>
          <table:table-cell table:style-name="ce6" office:value-type="float" office:value="0.739095735452306" calcext:value-type="float">
            <text:p>0.7390957355</text:p>
          </table:table-cell>
          <table:table-cell table:style-name="ce6" office:value-type="float" office:value="0.770325132724938" calcext:value-type="float">
            <text:p>0.7703251327</text:p>
          </table:table-cell>
          <table:table-cell table:style-name="ce6" office:value-type="float" office:value="0.975051181512197" calcext:value-type="float">
            <text:p>0.9750511815</text:p>
          </table:table-cell>
          <table:table-cell table:style-name="ce6" office:value-type="float" office:value="0.968111315451612" calcext:value-type="float">
            <text:p>0.9681113155</text:p>
          </table:table-cell>
          <table:table-cell table:style-name="ce6" office:value-type="float" office:value="0.954231583330441" calcext:value-type="float">
            <text:p>0.9542315833</text:p>
          </table:table-cell>
          <table:table-cell table:style-name="ce6" office:value-type="float" office:value="1.020160310906" calcext:value-type="float">
            <text:p>1.0201603109</text:p>
          </table:table-cell>
          <table:table-cell table:style-name="ce6" office:value-type="float" office:value="1.08261910545126" calcext:value-type="float">
            <text:p>1.0826191055</text:p>
          </table:table-cell>
          <table:table-cell table:style-name="ce6" office:value-type="float" office:value="1.33245428363233" calcext:value-type="float">
            <text:p>1.3324542836</text:p>
          </table:table-cell>
          <table:table-cell table:style-name="ce6" office:value-type="float" office:value="1.48860126999549" calcext:value-type="float">
            <text:p>1.48860127</text:p>
          </table:table-cell>
          <table:table-cell table:style-name="ce6" office:value-type="float" office:value="1.99868142544849" calcext:value-type="float">
            <text:p>1.9986814254</text:p>
          </table:table-cell>
          <table:table-cell table:style-name="ce6" office:value-type="float" office:value="2.63714910302231" calcext:value-type="float">
            <text:p>2.637149103</text:p>
          </table:table-cell>
          <table:table-cell table:style-name="ce6" office:value-type="float" office:value="2.52264131302266" calcext:value-type="float">
            <text:p>2.522641313</text:p>
          </table:table-cell>
          <table:table-cell table:style-name="ce6" office:value-type="float" office:value="2.47406225059856" calcext:value-type="float">
            <text:p>2.4740622506</text:p>
          </table:table-cell>
          <table:table-cell table:style-name="ce6" office:value-type="float" office:value="2.61285957181026" calcext:value-type="float">
            <text:p>2.6128595718</text:p>
          </table:table-cell>
          <table:table-cell table:style-name="ce6" office:value-type="float" office:value="2.36996425968979" calcext:value-type="float">
            <text:p>2.3699642597</text:p>
          </table:table-cell>
          <table:table-cell table:style-name="ce6" office:value-type="float" office:value="2.37690412575037" calcext:value-type="float">
            <text:p>2.3769041258</text:p>
          </table:table-cell>
          <table:table-cell table:style-name="ce6" office:value-type="float" office:value="2.16176827787224" calcext:value-type="float">
            <text:p>2.1617682779</text:p>
          </table:table-cell>
          <table:table-cell table:style-name="ce6" office:value-type="float" office:value="1.83559457302474" calcext:value-type="float">
            <text:p>1.835594573</text:p>
          </table:table-cell>
          <table:table-cell table:style-name="ce6" office:value-type="float" office:value="2.00909122453937" calcext:value-type="float">
            <text:p>2.0090912245</text:p>
          </table:table-cell>
          <table:table-cell table:style-name="ce6" office:value-type="float" office:value="1.82171484090357" calcext:value-type="float">
            <text:p>1.8217148409</text:p>
          </table:table-cell>
          <table:table-cell table:style-name="ce6" office:value-type="float" office:value="1.95010236302439" calcext:value-type="float">
            <text:p>1.950102363</text:p>
          </table:table-cell>
          <table:table-cell table:style-name="ce6" office:value-type="float" office:value="1.70026718484333" calcext:value-type="float">
            <text:p>1.7002671848</text:p>
          </table:table-cell>
          <table:table-cell table:style-name="ce6" office:value-type="float" office:value="1.88070370241854" calcext:value-type="float">
            <text:p>1.8807037024</text:p>
          </table:table-cell>
          <table:table-cell table:style-name="ce6" office:value-type="float" office:value="1.78007564454006" calcext:value-type="float">
            <text:p>1.7800756445</text:p>
          </table:table-cell>
          <table:table-cell table:style-name="ce6" office:value-type="float" office:value="1.57881952878309" calcext:value-type="float">
            <text:p>1.5788195288</text:p>
          </table:table-cell>
          <table:table-cell table:style-name="ce6" office:value-type="float" office:value="1.84253443908533" calcext:value-type="float">
            <text:p>1.8425344391</text:p>
          </table:table-cell>
          <table:table-cell table:style-name="ce6" office:value-type="float" office:value="1.68985738575246" calcext:value-type="float">
            <text:p>1.6898573858</text:p>
          </table:table-cell>
          <table:table-cell table:style-name="ce6" office:value-type="float" office:value="1.47819147090461" calcext:value-type="float">
            <text:p>1.4781914709</text:p>
          </table:table-cell>
          <table:table-cell table:style-name="ce6" office:value-type="float" office:value="1.22141642666297" calcext:value-type="float">
            <text:p>1.2214164267</text:p>
          </table:table-cell>
        </table:table-row>
        <table:table-row table:style-name="ro1">
          <table:table-cell office:value-type="string" calcext:value-type="string">
            <text:p>TopDB_20_flanklength_flankclashFalse.csv </text:p>
          </table:table-cell>
          <table:table-cell office:value-type="string" calcext:value-type="string">
            <text:p><text:s/>multipass </text:p>
          </table:table-cell>
          <table:table-cell office:value-type="string" calcext:value-type="string">
            <text:p><text:s/>K </text:p>
          </table:table-cell>
          <table:table-cell office:value-type="float" office:value="31054" calcext:value-type="float">
            <text:p>31054</text:p>
          </table:table-cell>
          <table:table-cell/>
          <table:table-cell table:style-name="ce6" office:value-type="float" office:value="1.04651904792292" calcext:value-type="float">
            <text:p>1.0465190479</text:p>
          </table:table-cell>
          <table:table-cell table:style-name="ce6" office:value-type="float" office:value="1.34643609214473" calcext:value-type="float">
            <text:p>1.3464360921</text:p>
          </table:table-cell>
          <table:table-cell table:style-name="ce6" office:value-type="float" office:value="1.76121498308978" calcext:value-type="float">
            <text:p>1.7612149831</text:p>
          </table:table-cell>
          <table:table-cell table:style-name="ce6" office:value-type="float" office:value="1.87607682981303" calcext:value-type="float">
            <text:p>1.8760768298</text:p>
          </table:table-cell>
          <table:table-cell table:style-name="ce6" office:value-type="float" office:value="2.01646353136367" calcext:value-type="float">
            <text:p>2.0164635314</text:p>
          </table:table-cell>
          <table:table-cell table:style-name="ce6" office:value-type="float" office:value="2.20470933571565" calcext:value-type="float">
            <text:p>2.2047093357</text:p>
          </table:table-cell>
          <table:table-cell table:number-columns-repeated="2" table:style-name="ce6" office:value-type="float" office:value="2.44400484972242" calcext:value-type="float">
            <text:p>2.4440048497</text:p>
          </table:table-cell>
          <table:table-cell table:style-name="ce6" office:value-type="float" office:value="2.92578648458937" calcext:value-type="float">
            <text:p>2.9257864846</text:p>
          </table:table-cell>
          <table:table-cell table:style-name="ce6" office:value-type="float" office:value="3.14912896432902" calcext:value-type="float">
            <text:p>3.1491289643</text:p>
          </table:table-cell>
          <table:table-cell table:style-name="ce6" office:value-type="float" office:value="3.17784442600983" calcext:value-type="float">
            <text:p>3.177844426</text:p>
          </table:table-cell>
          <table:table-cell table:style-name="ce6" office:value-type="float" office:value="3.52881117988641" calcext:value-type="float">
            <text:p>3.5288111799</text:p>
          </table:table-cell>
          <table:table-cell table:style-name="ce6" office:value-type="float" office:value="3.79044094186714" calcext:value-type="float">
            <text:p>3.7904409419</text:p>
          </table:table-cell>
          <table:table-cell table:style-name="ce6" office:value-type="float" office:value="3.85744368578904" calcext:value-type="float">
            <text:p>3.8574436858</text:p>
          </table:table-cell>
          <table:table-cell table:style-name="ce6" office:value-type="float" office:value="3.96273371195201" calcext:value-type="float">
            <text:p>3.962733712</text:p>
          </table:table-cell>
          <table:table-cell table:style-name="ce6" office:value-type="float" office:value="4.09354859294238" calcext:value-type="float">
            <text:p>4.0935485929</text:p>
          </table:table-cell>
          <table:table-cell table:style-name="ce6" office:value-type="float" office:value="4.11269223406292" calcext:value-type="float">
            <text:p>4.1126922341</text:p>
          </table:table-cell>
          <table:table-cell table:style-name="ce6" office:value-type="float" office:value="3.93082764341778" calcext:value-type="float">
            <text:p>3.9308276434</text:p>
          </table:table-cell>
          <table:table-cell table:style-name="ce6" office:value-type="float" office:value="3.73301001850552" calcext:value-type="float">
            <text:p>3.7330100185</text:p>
          </table:table-cell>
          <table:table-cell table:style-name="ce6" office:value-type="float" office:value="3.68196030885074" calcext:value-type="float">
            <text:p>3.6819603089</text:p>
          </table:table-cell>
          <table:table-cell table:style-name="ce6" office:value-type="float" office:value="2.12175355752664" calcext:value-type="float">
            <text:p>2.1217535575</text:p>
          </table:table-cell>
          <table:table-cell table:style-name="ce6" office:value-type="float" office:value="1.55063493076383" calcext:value-type="float">
            <text:p>1.5506349308</text:p>
          </table:table-cell>
          <table:table-cell table:style-name="ce6" office:value-type="float" office:value="1.19966817688724" calcext:value-type="float">
            <text:p>1.1996681769</text:p>
          </table:table-cell>
          <table:table-cell table:style-name="ce6" office:value-type="float" office:value="0.590262267883351" calcext:value-type="float">
            <text:p>0.5902622679</text:p>
          </table:table-cell>
          <table:table-cell table:style-name="ce6" office:value-type="float" office:value="0.529640737668305" calcext:value-type="float">
            <text:p>0.5296407377</text:p>
          </table:table-cell>
          <table:table-cell table:style-name="ce6" office:value-type="float" office:value="0.376491608703975" calcext:value-type="float">
            <text:p>0.3764916087</text:p>
          </table:table-cell>
          <table:table-cell table:style-name="ce6" office:value-type="float" office:value="0.306298257928658" calcext:value-type="float">
            <text:p>0.3062982579</text:p>
          </table:table-cell>
          <table:table-cell table:style-name="ce6" office:value-type="float" office:value="0.245676727713611" calcext:value-type="float">
            <text:p>0.2456767277</text:p>
          </table:table-cell>
          <table:table-cell table:style-name="ce6" office:value-type="float" office:value="0.252057941420458" calcext:value-type="float">
            <text:p>0.2520579414</text:p>
          </table:table-cell>
          <table:table-cell table:style-name="ce6" office:value-type="float" office:value="0.153149128964329" calcext:value-type="float">
            <text:p>0.153149129</text:p>
          </table:table-cell>
          <table:table-cell table:number-columns-repeated="2" table:style-name="ce6" office:value-type="float" office:value="0.156339735817753" calcext:value-type="float">
            <text:p>0.1563397358</text:p>
          </table:table-cell>
          <table:table-cell table:style-name="ce6" office:value-type="float" office:value="0.159530342671176" calcext:value-type="float">
            <text:p>0.1595303427</text:p>
          </table:table-cell>
          <table:table-cell table:style-name="ce6" office:value-type="float" office:value="0.153149128964329" calcext:value-type="float">
            <text:p>0.153149129</text:p>
          </table:table-cell>
          <table:table-cell table:style-name="ce6" office:value-type="float" office:value="0.175483376938294" calcext:value-type="float">
            <text:p>0.1754833769</text:p>
          </table:table-cell>
          <table:table-cell table:style-name="ce6" office:value-type="float" office:value="0.242486120860188" calcext:value-type="float">
            <text:p>0.2424861209</text:p>
          </table:table-cell>
          <table:table-cell table:style-name="ce6" office:value-type="float" office:value="0.354157360730011" calcext:value-type="float">
            <text:p>0.3541573607</text:p>
          </table:table-cell>
          <table:table-cell table:style-name="ce6" office:value-type="float" office:value="0.34458554016974" calcext:value-type="float">
            <text:p>0.3445855402</text:p>
          </table:table-cell>
          <table:table-cell table:style-name="ce6" office:value-type="float" office:value="0.408397677238211" calcext:value-type="float">
            <text:p>0.4083976772</text:p>
          </table:table-cell>
          <table:table-cell table:style-name="ce6" office:value-type="float" office:value="0.845510816157233" calcext:value-type="float">
            <text:p>0.8455108162</text:p>
          </table:table-cell>
          <table:table-cell table:style-name="ce6" office:value-type="float" office:value="1.07523450960373" calcext:value-type="float">
            <text:p>1.0752345096</text:p>
          </table:table-cell>
          <table:table-cell table:style-name="ce6" office:value-type="float" office:value="1.36877034011869" calcext:value-type="float">
            <text:p>1.3687703401</text:p>
          </table:table-cell>
          <table:table-cell table:style-name="ce6" office:value-type="float" office:value="1.88245804351988" calcext:value-type="float">
            <text:p>1.8824580435</text:p>
          </table:table-cell>
          <table:table-cell table:style-name="ce6" office:value-type="float" office:value="2.06113202731159" calcext:value-type="float">
            <text:p>2.0611320273</text:p>
          </table:table-cell>
          <table:table-cell table:style-name="ce6" office:value-type="float" office:value="1.8856486503733" calcext:value-type="float">
            <text:p>1.8856486504</text:p>
          </table:table-cell>
          <table:table-cell table:style-name="ce6" office:value-type="float" office:value="2.03879777933763" calcext:value-type="float">
            <text:p>2.0387977793</text:p>
          </table:table-cell>
          <table:table-cell table:style-name="ce6" office:value-type="float" office:value="1.69740284602131" calcext:value-type="float">
            <text:p>1.697402846</text:p>
          </table:table-cell>
          <table:table-cell table:style-name="ce6" office:value-type="float" office:value="1.56339735817753" calcext:value-type="float">
            <text:p>1.5633973582</text:p>
          </table:table-cell>
          <table:table-cell table:style-name="ce6" office:value-type="float" office:value="1.64954374321996" calcext:value-type="float">
            <text:p>1.6495437432</text:p>
          </table:table-cell>
          <table:table-cell table:style-name="ce6" office:value-type="float" office:value="1.60487524727203" calcext:value-type="float">
            <text:p>1.6048752473</text:p>
          </table:table-cell>
          <table:table-cell table:style-name="ce6" office:value-type="float" office:value="1.54425371705698" calcext:value-type="float">
            <text:p>1.5442537171</text:p>
          </table:table-cell>
          <table:table-cell table:style-name="ce6" office:value-type="float" office:value="1.49958522110906" calcext:value-type="float">
            <text:p>1.4995852211</text:p>
          </table:table-cell>
          <table:table-cell table:style-name="ce6" office:value-type="float" office:value="1.41343883606662" calcext:value-type="float">
            <text:p>1.4134388361</text:p>
          </table:table-cell>
          <table:table-cell table:style-name="ce6" office:value-type="float" office:value="1.33686427158446" calcext:value-type="float">
            <text:p>1.3368642716</text:p>
          </table:table-cell>
          <table:table-cell table:style-name="ce6" office:value-type="float" office:value="1.13585603981877" calcext:value-type="float">
            <text:p>1.1358560398</text:p>
          </table:table-cell>
          <table:table-cell table:style-name="ce6" office:value-type="float" office:value="1.14861846723247" calcext:value-type="float">
            <text:p>1.1486184672</text:p>
          </table:table-cell>
          <table:table-cell table:style-name="ce6" office:value-type="float" office:value="1.10075936443111" calcext:value-type="float">
            <text:p>1.1007593644</text:p>
          </table:table-cell>
          <table:table-cell table:style-name="ce6" office:value-type="float" office:value="1.11671239869823" calcext:value-type="float">
            <text:p>1.1167123987</text:p>
          </table:table-cell>
          <table:table-cell table:style-name="ce6" office:value-type="float" office:value="1.03375662050922" calcext:value-type="float">
            <text:p>1.0337566205</text:p>
          </table:table-cell>
          <table:table-cell table:style-name="ce6" office:value-type="float" office:value="0.874226277838045" calcext:value-type="float">
            <text:p>0.8742262778</text:p>
          </table:table-cell>
          <table:table-cell table:style-name="ce6" office:value-type="float" office:value="0.644502584391551" calcext:value-type="float">
            <text:p>0.6445025844</text:p>
          </table:table-cell>
        </table:table-row>
        <table:table-row table:style-name="ro1">
          <table:table-cell office:value-type="string" calcext:value-type="string">
            <text:p>TopDB_20_flanklength_flankclashFalse.csv </text:p>
          </table:table-cell>
          <table:table-cell office:value-type="string" calcext:value-type="string">
            <text:p><text:s/>multipass </text:p>
          </table:table-cell>
          <table:table-cell office:value-type="string" calcext:value-type="string">
            <text:p><text:s/>R </text:p>
          </table:table-cell>
          <table:table-cell office:value-type="float" office:value="33148" calcext:value-type="float">
            <text:p>33148</text:p>
          </table:table-cell>
          <table:table-cell/>
          <table:table-cell table:style-name="ce6" office:value-type="float" office:value="1.04341066730447" calcext:value-type="float">
            <text:p>1.0434106673</text:p>
          </table:table-cell>
          <table:table-cell table:style-name="ce6" office:value-type="float" office:value="1.34238220521406" calcext:value-type="float">
            <text:p>1.3423822052</text:p>
          </table:table-cell>
          <table:table-cell table:style-name="ce6" office:value-type="float" office:value="1.52475484333891" calcext:value-type="float">
            <text:p>1.5247548433</text:p>
          </table:table-cell>
          <table:table-cell table:style-name="ce6" office:value-type="float" office:value="1.85063381966037" calcext:value-type="float">
            <text:p>1.8506338197</text:p>
          </table:table-cell>
          <table:table-cell table:style-name="ce6" office:value-type="float" office:value="1.91341784262138" calcext:value-type="float">
            <text:p>1.9134178426</text:p>
          </table:table-cell>
          <table:table-cell table:style-name="ce6" office:value-type="float" office:value="2.03599617316431" calcext:value-type="float">
            <text:p>2.0359961732</text:p>
          </table:table-cell>
          <table:table-cell table:style-name="ce6" office:value-type="float" office:value="2.25723511121741" calcext:value-type="float">
            <text:p>2.2572351112</text:p>
          </table:table-cell>
          <table:table-cell table:style-name="ce6" office:value-type="float" office:value="2.37981344176034" calcext:value-type="float">
            <text:p>2.3798134418</text:p>
          </table:table-cell>
          <table:table-cell table:style-name="ce6" office:value-type="float" office:value="2.58311408753887" calcext:value-type="float">
            <text:p>2.5831140875</text:p>
          </table:table-cell>
          <table:table-cell table:style-name="ce6" office:value-type="float" office:value="2.80435302559196" calcext:value-type="float">
            <text:p>2.8043530256</text:p>
          </table:table-cell>
          <table:table-cell table:style-name="ce6" office:value-type="float" office:value="3.11229370963884" calcext:value-type="float">
            <text:p>3.1122937096</text:p>
          </table:table-cell>
          <table:table-cell table:style-name="ce6" office:value-type="float" office:value="3.52487443195408" calcext:value-type="float">
            <text:p>3.524874432</text:p>
          </table:table-cell>
          <table:table-cell table:style-name="ce6" office:value-type="float" office:value="3.62951447022243" calcext:value-type="float">
            <text:p>3.6295144702</text:p>
          </table:table-cell>
          <table:table-cell table:style-name="ce6" office:value-type="float" office:value="3.78198995455633" calcext:value-type="float">
            <text:p>3.7819899546</text:p>
          </table:table-cell>
          <table:table-cell table:style-name="ce6" office:value-type="float" office:value="4.00023917723033" calcext:value-type="float">
            <text:p>4.0002391772</text:p>
          </table:table-cell>
          <table:table-cell table:style-name="ce6" office:value-type="float" office:value="4.457665630232" calcext:value-type="float">
            <text:p>4.4576656302</text:p>
          </table:table-cell>
          <table:table-cell table:style-name="ce6" office:value-type="float" office:value="4.42477876106195" calcext:value-type="float">
            <text:p>4.4247787611</text:p>
          </table:table-cell>
          <table:table-cell table:style-name="ce6" office:value-type="float" office:value="4.5353982300885" calcext:value-type="float">
            <text:p>4.5353982301</text:p>
          </table:table-cell>
          <table:table-cell table:style-name="ce6" office:value-type="float" office:value="4.73570916048792" calcext:value-type="float">
            <text:p>4.7357091605</text:p>
          </table:table-cell>
          <table:table-cell table:style-name="ce6" office:value-type="float" office:value="4.61014111456589" calcext:value-type="float">
            <text:p>4.6101411146</text:p>
          </table:table-cell>
          <table:table-cell table:style-name="ce6" office:value-type="float" office:value="2.63692896436259" calcext:value-type="float">
            <text:p>2.6369289644</text:p>
          </table:table-cell>
          <table:table-cell table:style-name="ce6" office:value-type="float" office:value="1.79980865821574" calcext:value-type="float">
            <text:p>1.7998086582</text:p>
          </table:table-cell>
          <table:table-cell table:style-name="ce6" office:value-type="float" office:value="1.28258789763215" calcext:value-type="float">
            <text:p>1.2825878976</text:p>
          </table:table-cell>
          <table:table-cell table:style-name="ce6" office:value-type="float" office:value="0.726500837120306" calcext:value-type="float">
            <text:p>0.7265008371</text:p>
          </table:table-cell>
          <table:table-cell table:style-name="ce6" office:value-type="float" office:value="0.705572829466635" calcext:value-type="float">
            <text:p>0.7055728295</text:p>
          </table:table-cell>
          <table:table-cell table:style-name="ce6" office:value-type="float" office:value="0.499282468309017" calcext:value-type="float">
            <text:p>0.4992824683</text:p>
          </table:table-cell>
          <table:table-cell table:style-name="ce6" office:value-type="float" office:value="0.310930399425975" calcext:value-type="float">
            <text:p>0.3109303994</text:p>
          </table:table-cell>
          <table:table-cell table:style-name="ce6" office:value-type="float" office:value="0.34381726859603" calcext:value-type="float">
            <text:p>0.3438172686</text:p>
          </table:table-cell>
          <table:table-cell table:style-name="ce6" office:value-type="float" office:value="0.284022961014111" calcext:value-type="float">
            <text:p>0.284022961</text:p>
          </table:table-cell>
          <table:table-cell table:style-name="ce6" office:value-type="float" office:value="0.215259507294906" calcext:value-type="float">
            <text:p>0.2152595073</text:p>
          </table:table-cell>
          <table:table-cell table:style-name="ce6" office:value-type="float" office:value="0.185362353503946" calcext:value-type="float">
            <text:p>0.1853623535</text:p>
          </table:table-cell>
          <table:table-cell table:style-name="ce6" office:value-type="float" office:value="0.230208084190385" calcext:value-type="float">
            <text:p>0.2302080842</text:p>
          </table:table-cell>
          <table:table-cell table:style-name="ce6" office:value-type="float" office:value="0.179382922745755" calcext:value-type="float">
            <text:p>0.1793829227</text:p>
          </table:table-cell>
          <table:table-cell table:style-name="ce6" office:value-type="float" office:value="0.188352068883042" calcext:value-type="float">
            <text:p>0.1883520689</text:p>
          </table:table-cell>
          <table:table-cell table:style-name="ce6" office:value-type="float" office:value="0.218249222674001" calcext:value-type="float">
            <text:p>0.2182492227</text:p>
          </table:table-cell>
          <table:table-cell table:style-name="ce6" office:value-type="float" office:value="0.373714422386989" calcext:value-type="float">
            <text:p>0.3737144224</text:p>
          </table:table-cell>
          <table:table-cell table:style-name="ce6" office:value-type="float" office:value="0.430519014589811" calcext:value-type="float">
            <text:p>0.4305190146</text:p>
          </table:table-cell>
          <table:table-cell table:style-name="ce6" office:value-type="float" office:value="0.436498445348003" calcext:value-type="float">
            <text:p>0.4364984453</text:p>
          </table:table-cell>
          <table:table-cell table:style-name="ce6" office:value-type="float" office:value="0.60691222195647" calcext:value-type="float">
            <text:p>0.606912222</text:p>
          </table:table-cell>
          <table:table-cell table:style-name="ce6" office:value-type="float" office:value="0.72351112174121" calcext:value-type="float">
            <text:p>0.7235111217</text:p>
          </table:table-cell>
          <table:table-cell table:style-name="ce6" office:value-type="float" office:value="1.00454436737623" calcext:value-type="float">
            <text:p>1.0045443674</text:p>
          </table:table-cell>
          <table:table-cell table:style-name="ce6" office:value-type="float" office:value="1.44702224348242" calcext:value-type="float">
            <text:p>1.4470222435</text:p>
          </table:table-cell>
          <table:table-cell table:style-name="ce6" office:value-type="float" office:value="1.53073427409711" calcext:value-type="float">
            <text:p>1.5307342741</text:p>
          </table:table-cell>
          <table:table-cell table:style-name="ce6" office:value-type="float" office:value="1.54568285099259" calcext:value-type="float">
            <text:p>1.545682851</text:p>
          </table:table-cell>
          <table:table-cell table:style-name="ce6" office:value-type="float" office:value="1.50382683568524" calcext:value-type="float">
            <text:p>1.5038268357</text:p>
          </table:table-cell>
          <table:table-cell table:style-name="ce6" office:value-type="float" office:value="1.6084668739536" calcext:value-type="float">
            <text:p>1.608466874</text:p>
          </table:table-cell>
          <table:table-cell table:style-name="ce6" office:value-type="float" office:value="1.50681655106434" calcext:value-type="float">
            <text:p>1.5068165511</text:p>
          </table:table-cell>
          <table:table-cell table:style-name="ce6" office:value-type="float" office:value="1.49784740492705" calcext:value-type="float">
            <text:p>1.4978474049</text:p>
          </table:table-cell>
          <table:table-cell table:style-name="ce6" office:value-type="float" office:value="1.62640516622818" calcext:value-type="float">
            <text:p>1.6264051662</text:p>
          </table:table-cell>
          <table:table-cell table:style-name="ce6" office:value-type="float" office:value="1.4619708203779" calcext:value-type="float">
            <text:p>1.4619708204</text:p>
          </table:table-cell>
          <table:table-cell table:style-name="ce6" office:value-type="float" office:value="1.35135135135135" calcext:value-type="float">
            <text:p>1.3513513514</text:p>
          </table:table-cell>
          <table:table-cell table:style-name="ce6" office:value-type="float" office:value="1.28856732839034" calcext:value-type="float">
            <text:p>1.2885673284</text:p>
          </table:table-cell>
          <table:table-cell table:style-name="ce6" office:value-type="float" office:value="1.14506099019373" calcext:value-type="float">
            <text:p>1.1450609902</text:p>
          </table:table-cell>
          <table:table-cell table:style-name="ce6" office:value-type="float" office:value="1.06732839033724" calcext:value-type="float">
            <text:p>1.0673283903</text:p>
          </table:table-cell>
          <table:table-cell table:style-name="ce6" office:value-type="float" office:value="1.07928725185362" calcext:value-type="float">
            <text:p>1.0792872519</text:p>
          </table:table-cell>
          <table:table-cell table:style-name="ce6" office:value-type="float" office:value="1.01949294427171" calcext:value-type="float">
            <text:p>1.0194929443</text:p>
          </table:table-cell>
          <table:table-cell table:style-name="ce6" office:value-type="float" office:value="1.04939009806266" calcext:value-type="float">
            <text:p>1.0493900981</text:p>
          </table:table-cell>
          <table:table-cell table:style-name="ce6" office:value-type="float" office:value="0.980626644343458" calcext:value-type="float">
            <text:p>0.9806266443</text:p>
          </table:table-cell>
          <table:table-cell table:style-name="ce6" office:value-type="float" office:value="1.05536952882086" calcext:value-type="float">
            <text:p>1.0553695288</text:p>
          </table:table-cell>
          <table:table-cell table:style-name="ce6" office:value-type="float" office:value="0.864027744558718" calcext:value-type="float">
            <text:p>0.8640277446</text:p>
          </table:table-cell>
          <table:table-cell table:style-name="ce6" office:value-type="float" office:value="0.544128198995456" calcext:value-type="float">
            <text:p>0.544128199</text:p>
          </table:table-cell>
        </table:table-row>
        <table:table-row table:style-name="ro1">
          <table:table-cell office:value-type="string" calcext:value-type="string">
            <text:p>TopDB_20_flanklength_flankclashFalse.csv </text:p>
          </table:table-cell>
          <table:table-cell office:value-type="string" calcext:value-type="string">
            <text:p><text:s/>multipass </text:p>
          </table:table-cell>
          <table:table-cell office:value-type="string" calcext:value-type="string">
            <text:p><text:s/>D &amp; E</text:p>
          </table:table-cell>
          <table:table-cell office:value-type="float" office:value="48254" calcext:value-type="float">
            <text:p>48254</text:p>
          </table:table-cell>
          <table:table-cell/>
          <table:table-cell office:value-type="float" office:value="2.16413157836866" calcext:value-type="float">
            <text:p>2.1641315784</text:p>
          </table:table-cell>
          <table:table-cell office:value-type="float" office:value="2.87632676718519" calcext:value-type="float">
            <text:p>2.8763267672</text:p>
          </table:table-cell>
          <table:table-cell office:value-type="float" office:value="3.24838303154657" calcext:value-type="float">
            <text:p>3.2483830315</text:p>
          </table:table-cell>
          <table:table-cell office:value-type="float" office:value="4.03934838267711" calcext:value-type="float">
            <text:p>4.0393483827</text:p>
          </table:table-cell>
          <table:table-cell office:value-type="float" office:value="4.08044974037453" calcext:value-type="float">
            <text:p>4.0804497404</text:p>
          </table:table-cell>
          <table:table-cell office:value-type="float" office:value="4.12215524352472" calcext:value-type="float">
            <text:p>4.1221552435</text:p>
          </table:table-cell>
          <table:table-cell office:value-type="float" office:value="4.4769245570278" calcext:value-type="float">
            <text:p>4.476924557</text:p>
          </table:table-cell>
          <table:table-cell office:value-type="float" office:value="4.52259862452997" calcext:value-type="float">
            <text:p>4.5225986245</text:p>
          </table:table-cell>
          <table:table-cell office:value-type="float" office:value="4.6163693827999" calcext:value-type="float">
            <text:p>4.6163693828</text:p>
          </table:table-cell>
          <table:table-cell office:value-type="float" office:value="4.98442452608213" calcext:value-type="float">
            <text:p>4.9844245261</text:p>
          </table:table-cell>
          <table:table-cell office:value-type="float" office:value="5.05545894150978" calcext:value-type="float">
            <text:p>5.0554589415</text:p>
          </table:table-cell>
          <table:table-cell office:value-type="float" office:value="5.31672701274213" calcext:value-type="float">
            <text:p>5.3167270127</text:p>
          </table:table-cell>
          <table:table-cell office:value-type="float" office:value="5.01244143581799" calcext:value-type="float">
            <text:p>5.0124414358</text:p>
          </table:table-cell>
          <table:table-cell office:value-type="float" office:value="5.02713995904753" calcext:value-type="float">
            <text:p>5.027139959</text:p>
          </table:table-cell>
          <table:table-cell office:value-type="float" office:value="5.10880364244395" calcext:value-type="float">
            <text:p>5.1088036424</text:p>
          </table:table-cell>
          <table:table-cell office:value-type="float" office:value="4.91836860482167" calcext:value-type="float">
            <text:p>4.9183686048</text:p>
          </table:table-cell>
          <table:table-cell office:value-type="float" office:value="4.59299633777767" calcext:value-type="float">
            <text:p>4.5929963378</text:p>
          </table:table-cell>
          <table:table-cell office:value-type="float" office:value="4.47029943086545" calcext:value-type="float">
            <text:p>4.4702994309</text:p>
          </table:table-cell>
          <table:table-cell office:value-type="float" office:value="4.71212744397309" calcext:value-type="float">
            <text:p>4.712127444</text:p>
          </table:table-cell>
          <table:table-cell office:value-type="float" office:value="4.2125971603499" calcext:value-type="float">
            <text:p>4.2125971603</text:p>
          </table:table-cell>
          <table:table-cell office:value-type="float" office:value="2.44023142046652" calcext:value-type="float">
            <text:p>2.4402314205</text:p>
          </table:table-cell>
          <table:table-cell office:value-type="float" office:value="1.77868879331934" calcext:value-type="float">
            <text:p>1.7786887933</text:p>
          </table:table-cell>
          <table:table-cell office:value-type="float" office:value="1.54701915036367" calcext:value-type="float">
            <text:p>1.5470191504</text:p>
          </table:table-cell>
          <table:table-cell office:value-type="float" office:value="1.11950065525616" calcext:value-type="float">
            <text:p>1.1195006553</text:p>
          </table:table-cell>
          <table:table-cell office:value-type="float" office:value="1.10016128804025" calcext:value-type="float">
            <text:p>1.100161288</text:p>
          </table:table-cell>
          <table:table-cell office:value-type="float" office:value="1.15394130933678" calcext:value-type="float">
            <text:p>1.1539413093</text:p>
          </table:table-cell>
          <table:table-cell office:value-type="float" office:value="1.03497902823177" calcext:value-type="float">
            <text:p>1.0349790282</text:p>
          </table:table-cell>
          <table:table-cell office:value-type="float" office:value="0.976960926584056" calcext:value-type="float">
            <text:p>0.9769609266</text:p>
          </table:table-cell>
          <table:table-cell office:value-type="float" office:value="0.95678045464335" calcext:value-type="float">
            <text:p>0.9567804546</text:p>
          </table:table-cell>
          <table:table-cell office:value-type="float" office:value="0.83603527317994" calcext:value-type="float">
            <text:p>0.8360352732</text:p>
          </table:table-cell>
          <table:table-cell office:value-type="float" office:value="0.780102144617009" calcext:value-type="float">
            <text:p>0.7801021446</text:p>
          </table:table-cell>
          <table:table-cell office:value-type="float" office:value="0.805965947086471" calcext:value-type="float">
            <text:p>0.8059659471</text:p>
          </table:table-cell>
          <table:table-cell office:value-type="float" office:value="0.780202835525804" calcext:value-type="float">
            <text:p>0.7802028355</text:p>
          </table:table-cell>
          <table:table-cell office:value-type="float" office:value="0.820193572499213" calcext:value-type="float">
            <text:p>0.8201935725</text:p>
          </table:table-cell>
          <table:table-cell office:value-type="float" office:value="0.900477119172416" calcext:value-type="float">
            <text:p>0.9004771192</text:p>
          </table:table-cell>
          <table:table-cell office:value-type="float" office:value="0.869904338534972" calcext:value-type="float">
            <text:p>0.8699043385</text:p>
          </table:table-cell>
          <table:table-cell office:value-type="float" office:value="1.12478122214973" calcext:value-type="float">
            <text:p>1.1247812221</text:p>
          </table:table-cell>
          <table:table-cell office:value-type="float" office:value="1.14364969154884" calcext:value-type="float">
            <text:p>1.1436496915</text:p>
          </table:table-cell>
          <table:table-cell office:value-type="float" office:value="1.21024464480772" calcext:value-type="float">
            <text:p>1.2102446448</text:p>
          </table:table-cell>
          <table:table-cell office:value-type="float" office:value="1.86808822360213" calcext:value-type="float">
            <text:p>1.8680882236</text:p>
          </table:table-cell>
          <table:table-cell office:value-type="float" office:value="2.6104859861481" calcext:value-type="float">
            <text:p>2.6104859861</text:p>
          </table:table-cell>
          <table:table-cell office:value-type="float" office:value="3.72221833779072" calcext:value-type="float">
            <text:p>3.7222183378</text:p>
          </table:table-cell>
          <table:table-cell office:value-type="float" office:value="4.62969079003349" calcext:value-type="float">
            <text:p>4.62969079</text:p>
          </table:table-cell>
          <table:table-cell office:value-type="float" office:value="5.22544701191941" calcext:value-type="float">
            <text:p>5.2254470119</text:p>
          </table:table-cell>
          <table:table-cell office:value-type="float" office:value="5.14385146270461" calcext:value-type="float">
            <text:p>5.1438514627</text:p>
          </table:table-cell>
          <table:table-cell office:value-type="float" office:value="5.09215641449286" calcext:value-type="float">
            <text:p>5.0921564145</text:p>
          </table:table-cell>
          <table:table-cell office:value-type="float" office:value="5.3700717136763" calcext:value-type="float">
            <text:p>5.3700717137</text:p>
          </table:table-cell>
          <table:table-cell office:value-type="float" office:value="5.24337368568492" calcext:value-type="float">
            <text:p>5.2433736857</text:p>
          </table:table-cell>
          <table:table-cell office:value-type="float" office:value="5.1612391044717" calcext:value-type="float">
            <text:p>5.1612391045</text:p>
          </table:table-cell>
          <table:table-cell office:value-type="float" office:value="5.03087458485474" calcext:value-type="float">
            <text:p>5.0308745849</text:p>
          </table:table-cell>
          <table:table-cell office:value-type="float" office:value="4.59007025996809" calcext:value-type="float">
            <text:p>4.59007026</text:p>
          </table:table-cell>
          <table:table-cell office:value-type="float" office:value="4.31168406296785" calcext:value-type="float">
            <text:p>4.311684063</text:p>
          </table:table-cell>
          <table:table-cell office:value-type="float" office:value="4.06558541278184" calcext:value-type="float">
            <text:p>4.0655854128</text:p>
          </table:table-cell>
          <table:table-cell office:value-type="float" office:value="4.21095052835473" calcext:value-type="float">
            <text:p>4.2109505284</text:p>
          </table:table-cell>
          <table:table-cell office:value-type="float" office:value="3.98314875884224" calcext:value-type="float">
            <text:p>3.9831487588</text:p>
          </table:table-cell>
          <table:table-cell office:value-type="float" office:value="3.40444554926985" calcext:value-type="float">
            <text:p>3.4044455493</text:p>
          </table:table-cell>
          <table:table-cell office:value-type="float" office:value="3.39196826748833" calcext:value-type="float">
            <text:p>3.3919682675</text:p>
          </table:table-cell>
          <table:table-cell office:value-type="float" office:value="3.52771404490766" calcext:value-type="float">
            <text:p>3.5277140449</text:p>
          </table:table-cell>
          <table:table-cell office:value-type="float" office:value="3.10449874360569" calcext:value-type="float">
            <text:p>3.1044987436</text:p>
          </table:table-cell>
          <table:table-cell office:value-type="float" office:value="2.62498312756005" calcext:value-type="float">
            <text:p>2.6249831276</text:p>
          </table:table-cell>
          <table:table-cell office:value-type="float" office:value="2.09484750657223" calcext:value-type="float">
            <text:p>2.0948475066</text:p>
          </table:table-cell>
        </table:table-row>
        <table:table-row table:style-name="ro1">
          <table:table-cell office:value-type="string" calcext:value-type="string">
            <text:p>TopDB_20_flanklength_flankclashFalse.csv </text:p>
          </table:table-cell>
          <table:table-cell office:value-type="string" calcext:value-type="string">
            <text:p><text:s/>multipass </text:p>
          </table:table-cell>
          <table:table-cell office:value-type="string" calcext:value-type="string">
            <text:p><text:s/>R &amp; K</text:p>
          </table:table-cell>
          <table:table-cell office:value-type="float" office:value="198.184190612" calcext:value-type="float">
            <text:p>198.184190612</text:p>
          </table:table-cell>
          <table:table-cell/>
          <table:table-cell office:value-type="float" office:value="2.08992971522739" calcext:value-type="float">
            <text:p>2.0899297152</text:p>
          </table:table-cell>
          <table:table-cell office:value-type="float" office:value="2.68881829735879" calcext:value-type="float">
            <text:p>2.6888182974</text:p>
          </table:table-cell>
          <table:table-cell office:value-type="float" office:value="3.2859698264287" calcext:value-type="float">
            <text:p>3.2859698264</text:p>
          </table:table-cell>
          <table:table-cell office:value-type="float" office:value="3.7267106494734" calcext:value-type="float">
            <text:p>3.7267106495</text:p>
          </table:table-cell>
          <table:table-cell office:value-type="float" office:value="3.92988137398505" calcext:value-type="float">
            <text:p>3.929881374</text:p>
          </table:table-cell>
          <table:table-cell office:value-type="float" office:value="4.24070550887997" calcext:value-type="float">
            <text:p>4.2407055089</text:p>
          </table:table-cell>
          <table:table-cell office:value-type="float" office:value="4.70123996093983" calcext:value-type="float">
            <text:p>4.7012399609</text:p>
          </table:table-cell>
          <table:table-cell office:value-type="float" office:value="4.82381829148276" calcext:value-type="float">
            <text:p>4.8238182915</text:p>
          </table:table-cell>
          <table:table-cell office:value-type="float" office:value="5.50890057212824" calcext:value-type="float">
            <text:p>5.5089005721</text:p>
          </table:table-cell>
          <table:table-cell office:value-type="float" office:value="5.95348198992098" calcext:value-type="float">
            <text:p>5.9534819899</text:p>
          </table:table-cell>
          <table:table-cell office:value-type="float" office:value="6.29013813564867" calcext:value-type="float">
            <text:p>6.2901381356</text:p>
          </table:table-cell>
          <table:table-cell office:value-type="float" office:value="7.05368561184049" calcext:value-type="float">
            <text:p>7.0536856118</text:p>
          </table:table-cell>
          <table:table-cell office:value-type="float" office:value="7.41995541208958" calcext:value-type="float">
            <text:p>7.4199554121</text:p>
          </table:table-cell>
          <table:table-cell office:value-type="float" office:value="7.63943364034536" calcext:value-type="float">
            <text:p>7.6394336403</text:p>
          </table:table-cell>
          <table:table-cell office:value-type="float" office:value="7.96297288918234" calcext:value-type="float">
            <text:p>7.9629728892</text:p>
          </table:table-cell>
          <table:table-cell office:value-type="float" office:value="8.55121422317438" calcext:value-type="float">
            <text:p>8.5512142232</text:p>
          </table:table-cell>
          <table:table-cell office:value-type="float" office:value="8.53747099512487" calcext:value-type="float">
            <text:p>8.5374709951</text:p>
          </table:table-cell>
          <table:table-cell office:value-type="float" office:value="8.46622587350627" calcext:value-type="float">
            <text:p>8.4662258735</text:p>
          </table:table-cell>
          <table:table-cell office:value-type="float" office:value="8.46871917899344" calcext:value-type="float">
            <text:p>8.468719179</text:p>
          </table:table-cell>
          <table:table-cell office:value-type="float" office:value="8.29210142341664" calcext:value-type="float">
            <text:p>8.2921014234</text:p>
          </table:table-cell>
          <table:table-cell office:value-type="float" office:value="4.75868252188923" calcext:value-type="float">
            <text:p>4.7586825219</text:p>
          </table:table-cell>
          <table:table-cell office:value-type="float" office:value="3.35044358897957" calcext:value-type="float">
            <text:p>3.350443589</text:p>
          </table:table-cell>
          <table:table-cell office:value-type="float" office:value="2.48225607451939" calcext:value-type="float">
            <text:p>2.4822560745</text:p>
          </table:table-cell>
          <table:table-cell office:value-type="float" office:value="1.31676310500366" calcext:value-type="float">
            <text:p>1.316763105</text:p>
          </table:table-cell>
          <table:table-cell office:value-type="float" office:value="1.23521356713494" calcext:value-type="float">
            <text:p>1.2352135671</text:p>
          </table:table-cell>
          <table:table-cell office:value-type="float" office:value="0.875774077012992" calcext:value-type="float">
            <text:p>0.875774077</text:p>
          </table:table-cell>
          <table:table-cell office:value-type="float" office:value="0.617228657354633" calcext:value-type="float">
            <text:p>0.6172286574</text:p>
          </table:table-cell>
          <table:table-cell office:value-type="float" office:value="0.589493996309641" calcext:value-type="float">
            <text:p>0.5894939963</text:p>
          </table:table-cell>
          <table:table-cell office:value-type="float" office:value="0.53608090243457" calcext:value-type="float">
            <text:p>0.5360809024</text:p>
          </table:table-cell>
          <table:table-cell office:value-type="float" office:value="0.368408636259235" calcext:value-type="float">
            <text:p>0.3684086363</text:p>
          </table:table-cell>
          <table:table-cell office:value-type="float" office:value="0.341702089321699" calcext:value-type="float">
            <text:p>0.3417020893</text:p>
          </table:table-cell>
          <table:table-cell office:value-type="float" office:value="0.386547820008138" calcext:value-type="float">
            <text:p>0.38654782</text:p>
          </table:table-cell>
          <table:table-cell office:value-type="float" office:value="0.338913265416931" calcext:value-type="float">
            <text:p>0.3389132654</text:p>
          </table:table-cell>
          <table:table-cell office:value-type="float" office:value="0.341501197847371" calcext:value-type="float">
            <text:p>0.3415011978</text:p>
          </table:table-cell>
          <table:table-cell office:value-type="float" office:value="0.393732599612295" calcext:value-type="float">
            <text:p>0.3937325996</text:p>
          </table:table-cell>
          <table:table-cell office:value-type="float" office:value="0.616200543247176" calcext:value-type="float">
            <text:p>0.6162005432</text:p>
          </table:table-cell>
          <table:table-cell office:value-type="float" office:value="0.784676375319822" calcext:value-type="float">
            <text:p>0.7846763753</text:p>
          </table:table-cell>
          <table:table-cell office:value-type="float" office:value="0.781083985517743" calcext:value-type="float">
            <text:p>0.7810839855</text:p>
          </table:table-cell>
          <table:table-cell office:value-type="float" office:value="1.01530989919468" calcext:value-type="float">
            <text:p>1.0153098992</text:p>
          </table:table-cell>
          <table:table-cell office:value-type="float" office:value="1.56902193789844" calcext:value-type="float">
            <text:p>1.5690219379</text:p>
          </table:table-cell>
          <table:table-cell office:value-type="float" office:value="2.07977887697995" calcext:value-type="float">
            <text:p>2.079778877</text:p>
          </table:table-cell>
          <table:table-cell office:value-type="float" office:value="2.81579258360111" calcext:value-type="float">
            <text:p>2.8157925836</text:p>
          </table:table-cell>
          <table:table-cell office:value-type="float" office:value="3.41319231761698" calcext:value-type="float">
            <text:p>3.4131923176</text:p>
          </table:table-cell>
          <table:table-cell office:value-type="float" office:value="3.60681487830418" calcext:value-type="float">
            <text:p>3.6068148783</text:p>
          </table:table-cell>
          <table:table-cell office:value-type="float" office:value="3.38947548605854" calcext:value-type="float">
            <text:p>3.3894754861</text:p>
          </table:table-cell>
          <table:table-cell office:value-type="float" office:value="3.64726465329123" calcext:value-type="float">
            <text:p>3.6472646533</text:p>
          </table:table-cell>
          <table:table-cell office:value-type="float" office:value="3.20421939708565" calcext:value-type="float">
            <text:p>3.2042193971</text:p>
          </table:table-cell>
          <table:table-cell office:value-type="float" office:value="3.06124476310458" calcext:value-type="float">
            <text:p>3.0612447631</text:p>
          </table:table-cell>
          <table:table-cell office:value-type="float" office:value="3.27594890944814" calcext:value-type="float">
            <text:p>3.2759489094</text:p>
          </table:table-cell>
          <table:table-cell office:value-type="float" office:value="3.06684606764993" calcext:value-type="float">
            <text:p>3.0668460676</text:p>
          </table:table-cell>
          <table:table-cell office:value-type="float" office:value="2.89560506840834" calcext:value-type="float">
            <text:p>2.8956050684</text:p>
          </table:table-cell>
          <table:table-cell office:value-type="float" office:value="2.78815254949939" calcext:value-type="float">
            <text:p>2.7881525495</text:p>
          </table:table-cell>
          <table:table-cell office:value-type="float" office:value="2.55849982626035" calcext:value-type="float">
            <text:p>2.5584998263</text:p>
          </table:table-cell>
          <table:table-cell office:value-type="float" office:value="2.4041926619217" calcext:value-type="float">
            <text:p>2.4041926619</text:p>
          </table:table-cell>
          <table:table-cell office:value-type="float" office:value="2.2151432916724" calcext:value-type="float">
            <text:p>2.2151432917</text:p>
          </table:table-cell>
          <table:table-cell office:value-type="float" office:value="2.16811141150417" calcext:value-type="float">
            <text:p>2.1681114115</text:p>
          </table:table-cell>
          <table:table-cell office:value-type="float" office:value="2.15014946249378" calcext:value-type="float">
            <text:p>2.1501494625</text:p>
          </table:table-cell>
          <table:table-cell office:value-type="float" office:value="2.09733904304169" calcext:value-type="float">
            <text:p>2.097339043</text:p>
          </table:table-cell>
          <table:table-cell office:value-type="float" office:value="2.08912614933008" calcext:value-type="float">
            <text:p>2.0891261493</text:p>
          </table:table-cell>
          <table:table-cell office:value-type="float" office:value="1.73825402239676" calcext:value-type="float">
            <text:p>1.7382540224</text:p>
          </table:table-cell>
          <table:table-cell office:value-type="float" office:value="1.18863078338701" calcext:value-type="float">
            <text:p>1.1886307834</text:p>
          </table:table-cell>
        </table:table-row>
        <calcext:conditional-formats>
          <calcext:conditional-format calcext:target-range-address="Sheet1.F2:Sheet1.BN21">
            <calcext:color-scale>
              <calcext:color-scale-entry calcext:value="0" calcext:type="number" calcext:color="#2323dc"/>
              <calcext:color-scale-entry calcext:value="50" calcext:type="percentile" calcext:color="#ffffff"/>
              <calcext:color-scale-entry calcext:value="0" calcext:type="maximum" calcext:color="#dc2300"/>
            </calcext:color-scale>
          </calcext:conditional-format>
          <calcext:conditional-format calcext:target-range-address="Sheet1.F28:Sheet1.BN47">
            <calcext:color-scale>
              <calcext:color-scale-entry calcext:value="0" calcext:type="number" calcext:color="#2323dc"/>
              <calcext:color-scale-entry calcext:value="50" calcext:type="percentile" calcext:color="#ffffff"/>
              <calcext:color-scale-entry calcext:value="0" calcext:type="maximum" calcext:color="#dc2300"/>
            </calcext:color-scale>
          </calcext:conditional-format>
          <calcext:conditional-format calcext:target-range-address="Sheet1.F54:Sheet1.BN73">
            <calcext:color-scale>
              <calcext:color-scale-entry calcext:value="0" calcext:type="number" calcext:color="#2323dc"/>
              <calcext:color-scale-entry calcext:value="50" calcext:type="percentile" calcext:color="#ffffff"/>
              <calcext:color-scale-entry calcext:value="0" calcext:type="maximum" calcext:color="#dc2300"/>
            </calcext:color-scale>
          </calcext:conditional-format>
          <calcext:conditional-format calcext:target-range-address="Sheet1.F80:Sheet1.BN99">
            <calcext:color-scale>
              <calcext:color-scale-entry calcext:value="0" calcext:type="number" calcext:color="#2323dc"/>
              <calcext:color-scale-entry calcext:value="50" calcext:type="percentile" calcext:color="#ffffff"/>
              <calcext:color-scale-entry calcext:value="0" calcext:type="maximum" calcext:color="#dc2300"/>
            </calcext:color-scale>
          </calcext:conditional-format>
          <calcext:conditional-format calcext:target-range-address="Sheet1.F110:Sheet1.BN129">
            <calcext:color-scale>
              <calcext:color-scale-entry calcext:value="0" calcext:type="number" calcext:color="#2323dc"/>
              <calcext:color-scale-entry calcext:value="50" calcext:type="percentile" calcext:color="#ffffff"/>
              <calcext:color-scale-entry calcext:value="0" calcext:type="maximum" calcext:color="#dc2300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slon Antique" svg:font-family="'Caslon Antique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0">
      <number:text>'''</number:text>
    </number:number-style>
    <number:number-style style:name="N121">
      <number:text>,,,</number:text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mes Baker</meta:initial-creator>
    <meta:creation-date>2017-01-31T11:49:57.337539191</meta:creation-date>
    <dc:date>2017-02-07T19:44:48.977973921</dc:date>
    <dc:creator>James Baker</dc:creator>
    <meta:editing-duration>P6DT6H36M23S</meta:editing-duration>
    <meta:editing-cycles>1</meta:editing-cycles>
    <meta:document-statistic meta:table-count="1" meta:cell-count="7333" meta:object-count="0"/>
    <meta:generator>LibreOffice/4.2.8.2$Linux_X86_64 LibreOffice_project/420m0$Build-2</meta:generator>
  </office:meta>
</office:document-meta>
</file>